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8cm"/>
    </style:style>
    <style:style style:name="co3" style:family="table-column">
      <style:table-column-properties fo:break-before="auto" style:column-width="2.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string">
            <text:p>Bacterium</text:p>
          </table:table-cell>
          <table:table-cell office:value-type="string">
            <text:p>Power law entry</text:p>
          </table:table-cell>
          <table:table-cell office:value-type="string">
            <text:p>Proportion</text:p>
          </table:table-cell>
          <table:table-cell table:style-name="Default" office:value-type="string">
            <text:p>Reads</text:p>
          </table:table-cell>
          <table:table-cell office:value-type="string">
            <text:p>Pair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[.A3]^[.$J$10]" office:value-type="float" office:value="1">
            <text:p>1</text:p>
          </table:table-cell>
          <table:table-cell table:formula="of:=[.B3]/[.$B$1003]" office:value-type="float" office:value="0.0161809656505542">
            <text:p>0.0161809657</text:p>
          </table:table-cell>
          <table:table-cell table:formula="of:=[.C3]*[.$G$8]" office:value-type="float" office:value="48057467.982146">
            <text:p>48057468</text:p>
          </table:table-cell>
          <table:table-cell table:style-name="ce1" table:formula="of:=[.D3]/2" office:value-type="float" office:value="24028733.991073">
            <text:p>24028734</text:p>
          </table:table-cell>
          <table:table-cell/>
          <table:table-cell office:value-type="float" office:value="3000000000">
            <text:p>30000000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A4]^-0.5" office:value-type="float" office:value="0.707106781186548">
            <text:p>0.7071067812</text:p>
          </table:table-cell>
          <table:table-cell table:formula="of:=[.B4]/[.$B$1003]" office:value-type="float" office:value="0.0114416705376535">
            <text:p>0.0114416705</text:p>
          </table:table-cell>
          <table:table-cell table:formula="of:=[.C4]*[.$G$8]" office:value-type="float" office:value="33981761.4968308">
            <text:p>33981761</text:p>
          </table:table-cell>
          <table:table-cell table:style-name="ce1" table:formula="of:=[.D4]/2" office:value-type="float" office:value="16990880.7484154">
            <text:p>1699088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f:=[.A5]^-0.5" office:value-type="float" office:value="0.577350269189626">
            <text:p>0.5773502692</text:p>
          </table:table-cell>
          <table:table-cell table:formula="of:=[.B5]/[.$B$1003]" office:value-type="float" office:value="0.00934208487409556">
            <text:p>0.0093420849</text:p>
          </table:table-cell>
          <table:table-cell table:formula="of:=[.C5]*[.$G$8]" office:value-type="float" office:value="27745992.0760638">
            <text:p>27745992</text:p>
          </table:table-cell>
          <table:table-cell table:style-name="ce1" table:formula="of:=[.D5]/2" office:value-type="float" office:value="13872996.0380319">
            <text:p>13872996</text:p>
          </table:table-cell>
          <table:table-cell office:value-type="string">
            <text:p>per lane</text:p>
          </table:table-cell>
          <table:table-cell table:formula="of:=[.G3]/8" office:value-type="float" office:value="375000000">
            <text:p>37500000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A6]^-0.5" office:value-type="float" office:value="0.5">
            <text:p>0.5</text:p>
          </table:table-cell>
          <table:table-cell table:formula="of:=[.B6]/[.$B$1003]" office:value-type="float" office:value="0.00809048282527711">
            <text:p>0.0080904828</text:p>
          </table:table-cell>
          <table:table-cell table:formula="of:=[.C6]*[.$G$8]" office:value-type="float" office:value="24028733.991073">
            <text:p>24028734</text:p>
          </table:table-cell>
          <table:table-cell table:style-name="ce1" table:formula="of:=[.D6]/2" office:value-type="float" office:value="12014366.9955365">
            <text:p>12014367</text:p>
          </table:table-cell>
          <table:table-cell office:value-type="string">
            <text:p>human</text:p>
          </table:table-cell>
          <table:table-cell office:value-type="float" office:value="0.01">
            <text:p>0.0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A7]^-0.5" office:value-type="float" office:value="0.447213595499958">
            <text:p>0.4472135955</text:p>
          </table:table-cell>
          <table:table-cell table:formula="of:=[.B7]/[.$B$1003]" office:value-type="float" office:value="0.00723634782724567">
            <text:p>0.0072363478</text:p>
          </table:table-cell>
          <table:table-cell table:formula="of:=[.C7]*[.$G$8]" office:value-type="float" office:value="21491953.0469196">
            <text:p>21491953</text:p>
          </table:table-cell>
          <table:table-cell table:style-name="ce1" table:formula="of:=[.D7]/2" office:value-type="float" office:value="10745976.5234598">
            <text:p>10745977</text:p>
          </table:table-cell>
          <table:table-cell/>
          <table:table-cell table:formula="of:=[.G6]*[.G3]" office:value-type="float" office:value="30000000">
            <text:p>3000000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A8]^-0.5" office:value-type="float" office:value="0.408248290463863">
            <text:p>0.4082482905</text:p>
          </table:table-cell>
          <table:table-cell table:formula="of:=[.B8]/[.$B$1003]" office:value-type="float" office:value="0.00660585156489325">
            <text:p>0.0066058516</text:p>
          </table:table-cell>
          <table:table-cell table:formula="of:=[.C8]*[.$G$8]" office:value-type="float" office:value="19619379.1477329">
            <text:p>19619379</text:p>
          </table:table-cell>
          <table:table-cell table:style-name="ce1" table:formula="of:=[.D8]/2" office:value-type="float" office:value="9809689.57386647">
            <text:p>9809690</text:p>
          </table:table-cell>
          <table:table-cell office:value-type="string">
            <text:p>bacteria</text:p>
          </table:table-cell>
          <table:table-cell table:formula="of:=[.G3]-[.G7]" office:value-type="float" office:value="2970000000">
            <text:p>297000000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A9]^-0.5" office:value-type="float" office:value="0.377964473009227">
            <text:p>0.377964473</text:p>
          </table:table-cell>
          <table:table-cell table:formula="of:=[.B9]/[.$B$1003]" office:value-type="float" office:value="0.00611583015489213">
            <text:p>0.0061158302</text:p>
          </table:table-cell>
          <table:table-cell table:formula="of:=[.C9]*[.$G$8]" office:value-type="float" office:value="18164015.5600296">
            <text:p>18164016</text:p>
          </table:table-cell>
          <table:table-cell table:style-name="ce1" table:formula="of:=[.D9]/2" office:value-type="float" office:value="9082007.78001481">
            <text:p>9082008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[.A10]^-0.5" office:value-type="float" office:value="0.353553390593274">
            <text:p>0.3535533906</text:p>
          </table:table-cell>
          <table:table-cell table:formula="of:=[.B10]/[.$B$1003]" office:value-type="float" office:value="0.00572083526882674">
            <text:p>0.0057208353</text:p>
          </table:table-cell>
          <table:table-cell table:formula="of:=[.C10]*[.$G$8]" office:value-type="float" office:value="16990880.7484154">
            <text:p>16990881</text:p>
          </table:table-cell>
          <table:table-cell table:style-name="ce1" table:formula="of:=[.D10]/2" office:value-type="float" office:value="8495440.37420771">
            <text:p>8495440</text:p>
          </table:table-cell>
          <table:table-cell table:number-columns-repeated="2"/>
          <table:table-cell office:value-type="string">
            <text:p>power law</text:p>
          </table:table-cell>
          <table:table-cell/>
          <table:table-cell office:value-type="float" office:value="-0.3">
            <text:p>-0.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A11]^-0.5" office:value-type="float" office:value="0.333333333333333">
            <text:p>0.3333333333</text:p>
          </table:table-cell>
          <table:table-cell table:formula="of:=[.B11]/[.$B$1003]" office:value-type="float" office:value="0.0053936552168514">
            <text:p>0.0053936552</text:p>
          </table:table-cell>
          <table:table-cell table:formula="of:=[.C11]*[.$G$8]" office:value-type="float" office:value="16019155.9940487">
            <text:p>16019156</text:p>
          </table:table-cell>
          <table:table-cell table:style-name="ce1" table:formula="of:=[.D11]/2" office:value-type="float" office:value="8009577.99702434">
            <text:p>8009578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[.A12]^-0.5" office:value-type="float" office:value="0.316227766016838">
            <text:p>0.316227766</text:p>
          </table:table-cell>
          <table:table-cell table:formula="of:=[.B12]/[.$B$1003]" office:value-type="float" office:value="0.00511687061966995">
            <text:p>0.0051168706</text:p>
          </table:table-cell>
          <table:table-cell table:formula="of:=[.C12]*[.$G$8]" office:value-type="float" office:value="15197105.7404198">
            <text:p>15197106</text:p>
          </table:table-cell>
          <table:table-cell table:style-name="ce1" table:formula="of:=[.D12]/2" office:value-type="float" office:value="7598552.87020988">
            <text:p>7598553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formula="of:=[.A13]^-0.5" office:value-type="float" office:value="0.301511344577764">
            <text:p>0.3015113446</text:p>
          </table:table-cell>
          <table:table-cell table:formula="of:=[.B13]/[.$B$1003]" office:value-type="float" office:value="0.00487874470986521">
            <text:p>0.0048787447</text:p>
          </table:table-cell>
          <table:table-cell table:formula="of:=[.C13]*[.$G$8]" office:value-type="float" office:value="14489871.7882997">
            <text:p>14489872</text:p>
          </table:table-cell>
          <table:table-cell table:style-name="ce1" table:formula="of:=[.D13]/2" office:value-type="float" office:value="7244935.89414983">
            <text:p>724493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formula="of:=[.A14]^-0.5" office:value-type="float" office:value="0.288675134594813">
            <text:p>0.2886751346</text:p>
          </table:table-cell>
          <table:table-cell table:formula="of:=[.B14]/[.$B$1003]" office:value-type="float" office:value="0.00467104243704778">
            <text:p>0.0046710424</text:p>
          </table:table-cell>
          <table:table-cell table:formula="of:=[.C14]*[.$G$8]" office:value-type="float" office:value="13872996.0380319">
            <text:p>13872996</text:p>
          </table:table-cell>
          <table:table-cell table:style-name="ce1" table:formula="of:=[.D14]/2" office:value-type="float" office:value="6936498.01901595">
            <text:p>6936498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f:=[.A15]^-0.5" office:value-type="float" office:value="0.277350098112615">
            <text:p>0.2773500981</text:p>
          </table:table-cell>
          <table:table-cell table:formula="of:=[.B15]/[.$B$1003]" office:value-type="float" office:value="0.00448779241073806">
            <text:p>0.0044877924</text:p>
          </table:table-cell>
          <table:table-cell table:formula="of:=[.C15]*[.$G$8]" office:value-type="float" office:value="13328743.459892">
            <text:p>13328743</text:p>
          </table:table-cell>
          <table:table-cell table:style-name="ce1" table:formula="of:=[.D15]/2" office:value-type="float" office:value="6664371.72994602">
            <text:p>666437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formula="of:=[.A16]^-0.5" office:value-type="float" office:value="0.267261241912424">
            <text:p>0.2672612419</text:p>
          </table:table-cell>
          <table:table-cell table:formula="of:=[.B16]/[.$B$1003]" office:value-type="float" office:value="0.0043245449751094">
            <text:p>0.004324545</text:p>
          </table:table-cell>
          <table:table-cell table:formula="of:=[.C16]*[.$G$8]" office:value-type="float" office:value="12843898.5760749">
            <text:p>12843899</text:p>
          </table:table-cell>
          <table:table-cell table:style-name="ce1" table:formula="of:=[.D16]/2" office:value-type="float" office:value="6421949.28803746">
            <text:p>6421949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f:=[.A17]^-0.5" office:value-type="float" office:value="0.258198889747161">
            <text:p>0.2581988897</text:p>
          </table:table-cell>
          <table:table-cell table:formula="of:=[.B17]/[.$B$1003]" office:value-type="float" office:value="0.00417790736601005">
            <text:p>0.0041779074</text:p>
          </table:table-cell>
          <table:table-cell table:formula="of:=[.C17]*[.$G$8]" office:value-type="float" office:value="12408384.8770498">
            <text:p>12408385</text:p>
          </table:table-cell>
          <table:table-cell table:style-name="ce1" table:formula="of:=[.D17]/2" office:value-type="float" office:value="6204192.43852492">
            <text:p>620419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formula="of:=[.A18]^-0.5" office:value-type="float" office:value="0.25">
            <text:p>0.25</text:p>
          </table:table-cell>
          <table:table-cell table:formula="of:=[.B18]/[.$B$1003]" office:value-type="float" office:value="0.00404524141263855">
            <text:p>0.0040452414</text:p>
          </table:table-cell>
          <table:table-cell table:formula="of:=[.C18]*[.$G$8]" office:value-type="float" office:value="12014366.9955365">
            <text:p>12014367</text:p>
          </table:table-cell>
          <table:table-cell table:style-name="ce1" table:formula="of:=[.D18]/2" office:value-type="float" office:value="6007183.49776825">
            <text:p>6007183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f:=[.A19]^-0.5" office:value-type="float" office:value="0.242535625036333">
            <text:p>0.242535625</text:p>
          </table:table-cell>
          <table:table-cell table:formula="of:=[.B19]/[.$B$1003]" office:value-type="float" office:value="0.0039244606177486">
            <text:p>0.0039244606</text:p>
          </table:table-cell>
          <table:table-cell table:formula="of:=[.C19]*[.$G$8]" office:value-type="float" office:value="11655648.0347133">
            <text:p>11655648</text:p>
          </table:table-cell>
          <table:table-cell table:style-name="ce1" table:formula="of:=[.D19]/2" office:value-type="float" office:value="5827824.01735667">
            <text:p>5827824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f:=[.A20]^-0.5" office:value-type="float" office:value="0.235702260395516">
            <text:p>0.2357022604</text:p>
          </table:table-cell>
          <table:table-cell table:formula="of:=[.B20]/[.$B$1003]" office:value-type="float" office:value="0.00381389017921783">
            <text:p>0.0038138902</text:p>
          </table:table-cell>
          <table:table-cell table:formula="of:=[.C20]*[.$G$8]" office:value-type="float" office:value="11327253.8322769">
            <text:p>11327254</text:p>
          </table:table-cell>
          <table:table-cell table:style-name="ce1" table:formula="of:=[.D20]/2" office:value-type="float" office:value="5663626.91613847">
            <text:p>5663627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f:=[.A21]^-0.5" office:value-type="float" office:value="0.229415733870562">
            <text:p>0.2294157339</text:p>
          </table:table-cell>
          <table:table-cell table:formula="of:=[.B21]/[.$B$1003]" office:value-type="float" office:value="0.00371216810945625">
            <text:p>0.0037121681</text:p>
          </table:table-cell>
          <table:table-cell table:formula="of:=[.C21]*[.$G$8]" office:value-type="float" office:value="11025139.2850851">
            <text:p>11025139</text:p>
          </table:table-cell>
          <table:table-cell table:style-name="ce1" table:formula="of:=[.D21]/2" office:value-type="float" office:value="5512569.64254253">
            <text:p>551257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f:=[.A22]^-0.5" office:value-type="float" office:value="0.223606797749979">
            <text:p>0.2236067977</text:p>
          </table:table-cell>
          <table:table-cell table:formula="of:=[.B22]/[.$B$1003]" office:value-type="float" office:value="0.00361817391362283">
            <text:p>0.0036181739</text:p>
          </table:table-cell>
          <table:table-cell table:formula="of:=[.C22]*[.$G$8]" office:value-type="float" office:value="10745976.5234598">
            <text:p>10745977</text:p>
          </table:table-cell>
          <table:table-cell table:style-name="ce1" table:formula="of:=[.D22]/2" office:value-type="float" office:value="5372988.26172991">
            <text:p>5372988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f:=[.A23]^-0.5" office:value-type="float" office:value="0.218217890235992">
            <text:p>0.2182178902</text:p>
          </table:table-cell>
          <table:table-cell table:formula="of:=[.B23]/[.$B$1003]" office:value-type="float" office:value="0.003530976186245">
            <text:p>0.0035309762</text:p>
          </table:table-cell>
          <table:table-cell table:formula="of:=[.C23]*[.$G$8]" office:value-type="float" office:value="10486999.2731477">
            <text:p>10486999</text:p>
          </table:table-cell>
          <table:table-cell table:style-name="ce1" table:formula="of:=[.D23]/2" office:value-type="float" office:value="5243499.63657383">
            <text:p>524350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f:=[.A24]^-0.5" office:value-type="float" office:value="0.21320071635561">
            <text:p>0.2132007164</text:p>
          </table:table-cell>
          <table:table-cell table:formula="of:=[.B24]/[.$B$1003]" office:value-type="float" office:value="0.00344979346802368">
            <text:p>0.0034497935</text:p>
          </table:table-cell>
          <table:table-cell table:formula="of:=[.C24]*[.$G$8]" office:value-type="float" office:value="10245886.6000303">
            <text:p>10245887</text:p>
          </table:table-cell>
          <table:table-cell table:style-name="ce1" table:formula="of:=[.D24]/2" office:value-type="float" office:value="5122943.30001517">
            <text:p>5122943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f:=[.A25]^-0.5" office:value-type="float" office:value="0.208514414057075">
            <text:p>0.2085144141</text:p>
          </table:table-cell>
          <table:table-cell table:formula="of:=[.B25]/[.$B$1003]" office:value-type="float" office:value="0.00337396457150297">
            <text:p>0.0033739646</text:p>
          </table:table-cell>
          <table:table-cell table:formula="of:=[.C25]*[.$G$8]" office:value-type="float" office:value="10020674.7773638">
            <text:p>10020675</text:p>
          </table:table-cell>
          <table:table-cell table:style-name="ce1" table:formula="of:=[.D25]/2" office:value-type="float" office:value="5010337.3886819">
            <text:p>5010337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f:=[.A26]^-0.5" office:value-type="float" office:value="0.204124145231931">
            <text:p>0.2041241452</text:p>
          </table:table-cell>
          <table:table-cell table:formula="of:=[.B26]/[.$B$1003]" office:value-type="float" office:value="0.00330292578244662">
            <text:p>0.0033029258</text:p>
          </table:table-cell>
          <table:table-cell table:formula="of:=[.C26]*[.$G$8]" office:value-type="float" office:value="9809689.57386647">
            <text:p>9809690</text:p>
          </table:table-cell>
          <table:table-cell table:style-name="ce1" table:formula="of:=[.D26]/2" office:value-type="float" office:value="4904844.78693324">
            <text:p>490484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f:=[.A27]^-0.5" office:value-type="float" office:value="0.2">
            <text:p>0.2</text:p>
          </table:table-cell>
          <table:table-cell table:formula="of:=[.B27]/[.$B$1003]" office:value-type="float" office:value="0.00323619313011084">
            <text:p>0.0032361931</text:p>
          </table:table-cell>
          <table:table-cell table:formula="of:=[.C27]*[.$G$8]" office:value-type="float" office:value="9611493.5964292">
            <text:p>9611494</text:p>
          </table:table-cell>
          <table:table-cell table:style-name="ce1" table:formula="of:=[.D27]/2" office:value-type="float" office:value="4805746.7982146">
            <text:p>4805747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f:=[.A28]^-0.5" office:value-type="float" office:value="0.196116135138184">
            <text:p>0.1961161351</text:p>
          </table:table-cell>
          <table:table-cell table:formula="of:=[.B28]/[.$B$1003]" office:value-type="float" office:value="0.0031733484461904">
            <text:p>0.0031733484</text:p>
          </table:table-cell>
          <table:table-cell table:formula="of:=[.C28]*[.$G$8]" office:value-type="float" office:value="9424844.8851855">
            <text:p>9424845</text:p>
          </table:table-cell>
          <table:table-cell table:style-name="ce1" table:formula="of:=[.D28]/2" office:value-type="float" office:value="4712422.44259275">
            <text:p>4712422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f:=[.A29]^-0.5" office:value-type="float" office:value="0.192450089729875">
            <text:p>0.1924500897</text:p>
          </table:table-cell>
          <table:table-cell table:formula="of:=[.B29]/[.$B$1003]" office:value-type="float" office:value="0.00311402829136519">
            <text:p>0.0031140283</text:p>
          </table:table-cell>
          <table:table-cell table:formula="of:=[.C29]*[.$G$8]" office:value-type="float" office:value="9248664.02535461">
            <text:p>9248664</text:p>
          </table:table-cell>
          <table:table-cell table:style-name="ce1" table:formula="of:=[.D29]/2" office:value-type="float" office:value="4624332.0126773">
            <text:p>4624332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formula="of:=[.A30]^-0.5" office:value-type="float" office:value="0.188982236504614">
            <text:p>0.1889822365</text:p>
          </table:table-cell>
          <table:table-cell table:formula="of:=[.B30]/[.$B$1003]" office:value-type="float" office:value="0.00305791507744607">
            <text:p>0.0030579151</text:p>
          </table:table-cell>
          <table:table-cell table:formula="of:=[.C30]*[.$G$8]" office:value-type="float" office:value="9082007.78001481">
            <text:p>9082008</text:p>
          </table:table-cell>
          <table:table-cell table:style-name="ce1" table:formula="of:=[.D30]/2" office:value-type="float" office:value="4541003.89000741">
            <text:p>4541004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formula="of:=[.A31]^-0.5" office:value-type="float" office:value="0.185695338177052">
            <text:p>0.1856953382</text:p>
          </table:table-cell>
          <table:table-cell table:formula="of:=[.B31]/[.$B$1003]" office:value-type="float" office:value="0.00300472988851092">
            <text:p>0.0030047299</text:p>
          </table:table-cell>
          <table:table-cell table:formula="of:=[.C31]*[.$G$8]" office:value-type="float" office:value="8924047.76887745">
            <text:p>8924048</text:p>
          </table:table-cell>
          <table:table-cell table:style-name="ce1" table:formula="of:=[.D31]/2" office:value-type="float" office:value="4462023.88443872">
            <text:p>446202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[.A32]^-0.5" office:value-type="float" office:value="0.182574185835055">
            <text:p>0.1825741858</text:p>
          </table:table-cell>
          <table:table-cell table:formula="of:=[.B32]/[.$B$1003]" office:value-type="float" office:value="0.00295422662967493">
            <text:p>0.0029542266</text:p>
          </table:table-cell>
          <table:table-cell table:formula="of:=[.C32]*[.$G$8]" office:value-type="float" office:value="8774053.09013455">
            <text:p>8774053</text:p>
          </table:table-cell>
          <table:table-cell table:style-name="ce1" table:formula="of:=[.D32]/2" office:value-type="float" office:value="4387026.54506727">
            <text:p>4387027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f:=[.A33]^-0.5" office:value-type="float" office:value="0.179605302026775">
            <text:p>0.179605302</text:p>
          </table:table-cell>
          <table:table-cell table:formula="of:=[.B33]/[.$B$1003]" office:value-type="float" office:value="0.00290618722275266">
            <text:p>0.0029061872</text:p>
          </table:table-cell>
          <table:table-cell table:formula="of:=[.C33]*[.$G$8]" office:value-type="float" office:value="8631376.0515754">
            <text:p>8631376</text:p>
          </table:table-cell>
          <table:table-cell table:style-name="ce1" table:formula="of:=[.D33]/2" office:value-type="float" office:value="4315688.0257877">
            <text:p>431568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f:=[.A34]^-0.5" office:value-type="float" office:value="0.176776695296637">
            <text:p>0.1767766953</text:p>
          </table:table-cell>
          <table:table-cell table:formula="of:=[.B34]/[.$B$1003]" office:value-type="float" office:value="0.00286041763441337">
            <text:p>0.0028604176</text:p>
          </table:table-cell>
          <table:table-cell table:formula="of:=[.C34]*[.$G$8]" office:value-type="float" office:value="8495440.37420771">
            <text:p>8495440</text:p>
          </table:table-cell>
          <table:table-cell table:style-name="ce1" table:formula="of:=[.D34]/2" office:value-type="float" office:value="4247720.18710385">
            <text:p>424772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f:=[.A35]^-0.5" office:value-type="float" office:value="0.174077655955698">
            <text:p>0.174077656</text:p>
          </table:table-cell>
          <table:table-cell table:formula="of:=[.B35]/[.$B$1003]" office:value-type="float" office:value="0.00281674457154814">
            <text:p>0.0028167446</text:p>
          </table:table-cell>
          <table:table-cell table:formula="of:=[.C35]*[.$G$8]" office:value-type="float" office:value="8365731.37749798">
            <text:p>8365731</text:p>
          </table:table-cell>
          <table:table-cell table:style-name="ce1" table:formula="of:=[.D35]/2" office:value-type="float" office:value="4182865.68874899">
            <text:p>4182866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f:=[.A36]^-0.5" office:value-type="float" office:value="0.171498585142509">
            <text:p>0.1714985851</text:p>
          </table:table-cell>
          <table:table-cell table:formula="of:=[.B36]/[.$B$1003]" office:value-type="float" office:value="0.00277501271530958">
            <text:p>0.0027750127</text:p>
          </table:table-cell>
          <table:table-cell table:formula="of:=[.C36]*[.$G$8]" office:value-type="float" office:value="8241787.76446946">
            <text:p>8241788</text:p>
          </table:table-cell>
          <table:table-cell table:style-name="ce1" table:formula="of:=[.D36]/2" office:value-type="float" office:value="4120893.88223473">
            <text:p>412089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f:=[.A37]^-0.5" office:value-type="float" office:value="0.169030850945703">
            <text:p>0.1690308509</text:p>
          </table:table-cell>
          <table:table-cell table:formula="of:=[.B37]/[.$B$1003]" office:value-type="float" office:value="0.00273508239303637">
            <text:p>0.0027350824</text:p>
          </table:table-cell>
          <table:table-cell table:formula="of:=[.C37]*[.$G$8]" office:value-type="float" office:value="8123194.70731803">
            <text:p>8123195</text:p>
          </table:table-cell>
          <table:table-cell table:style-name="ce1" table:formula="of:=[.D37]/2" office:value-type="float" office:value="4061597.35365902">
            <text:p>4061597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f:=[.A38]^-0.5" office:value-type="float" office:value="0.166666666666667">
            <text:p>0.1666666667</text:p>
          </table:table-cell>
          <table:table-cell table:formula="of:=[.B38]/[.$B$1003]" office:value-type="float" office:value="0.0026968276084257">
            <text:p>0.0026968276</text:p>
          </table:table-cell>
          <table:table-cell table:formula="of:=[.C38]*[.$G$8]" office:value-type="float" office:value="8009577.99702434">
            <text:p>8009578</text:p>
          </table:table-cell>
          <table:table-cell table:style-name="ce1" table:formula="of:=[.D38]/2" office:value-type="float" office:value="4004788.99851217">
            <text:p>4004789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f:=[.A39]^-0.5" office:value-type="float" office:value="0.164398987305357">
            <text:p>0.1643989873</text:p>
          </table:table-cell>
          <table:table-cell table:formula="of:=[.B39]/[.$B$1003]" office:value-type="float" office:value="0.00266013436657388">
            <text:p>0.0026601344</text:p>
          </table:table-cell>
          <table:table-cell table:formula="of:=[.C39]*[.$G$8]" office:value-type="float" office:value="7900599.06872444">
            <text:p>7900599</text:p>
          </table:table-cell>
          <table:table-cell table:style-name="ce1" table:formula="of:=[.D39]/2" office:value-type="float" office:value="3950299.53436222">
            <text:p>395030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f:=[.A40]^-0.5" office:value-type="float" office:value="0.162221421130763">
            <text:p>0.1622214211</text:p>
          </table:table-cell>
          <table:table-cell table:formula="of:=[.B40]/[.$B$1003]" office:value-type="float" office:value="0.00262489924310096">
            <text:p>0.0026248992</text:p>
          </table:table-cell>
          <table:table-cell table:formula="of:=[.C40]*[.$G$8]" office:value-type="float" office:value="7795950.75200985">
            <text:p>7795951</text:p>
          </table:table-cell>
          <table:table-cell table:style-name="ce1" table:formula="of:=[.D40]/2" office:value-type="float" office:value="3897975.37600492">
            <text:p>3897975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f:=[.A41]^-0.5" office:value-type="float" office:value="0.160128153805087">
            <text:p>0.1601281538</text:p>
          </table:table-cell>
          <table:table-cell table:formula="of:=[.B41]/[.$B$1003]" office:value-type="float" office:value="0.00259102815640678">
            <text:p>0.0025910282</text:p>
          </table:table-cell>
          <table:table-cell table:formula="of:=[.C41]*[.$G$8]" office:value-type="float" office:value="7695353.62452813">
            <text:p>7695354</text:p>
          </table:table-cell>
          <table:table-cell table:style-name="ce1" table:formula="of:=[.D41]/2" office:value-type="float" office:value="3847676.81226406">
            <text:p>3847677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f:=[.A42]^-0.5" office:value-type="float" office:value="0.158113883008419">
            <text:p>0.158113883</text:p>
          </table:table-cell>
          <table:table-cell table:formula="of:=[.B42]/[.$B$1003]" office:value-type="float" office:value="0.00255843530983497">
            <text:p>0.0025584353</text:p>
          </table:table-cell>
          <table:table-cell table:formula="of:=[.C42]*[.$G$8]" office:value-type="float" office:value="7598552.87020988">
            <text:p>7598553</text:p>
          </table:table-cell>
          <table:table-cell table:style-name="ce1" table:formula="of:=[.D42]/2" office:value-type="float" office:value="3799276.43510494">
            <text:p>3799276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f:=[.A43]^-0.5" office:value-type="float" office:value="0.156173761888606">
            <text:p>0.1561737619</text:p>
          </table:table-cell>
          <table:table-cell table:formula="of:=[.B43]/[.$B$1003]" office:value-type="float" office:value="0.00252704227663737">
            <text:p>0.0025270423</text:p>
          </table:table-cell>
          <table:table-cell table:formula="of:=[.C43]*[.$G$8]" office:value-type="float" office:value="7505315.56161298">
            <text:p>7505316</text:p>
          </table:table-cell>
          <table:table-cell table:style-name="ce1" table:formula="of:=[.D43]/2" office:value-type="float" office:value="3752657.78080649">
            <text:p>3752658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f:=[.A44]^-0.5" office:value-type="float" office:value="0.154303349962092">
            <text:p>0.15430335</text:p>
          </table:table-cell>
          <table:table-cell table:formula="of:=[.B44]/[.$B$1003]" office:value-type="float" office:value="0.00249677720550205">
            <text:p>0.0024967772</text:p>
          </table:table-cell>
          <table:table-cell table:formula="of:=[.C44]*[.$G$8]" office:value-type="float" office:value="7415428.3003411">
            <text:p>7415428</text:p>
          </table:table-cell>
          <table:table-cell table:style-name="ce1" table:formula="of:=[.D44]/2" office:value-type="float" office:value="3707714.15017055">
            <text:p>3707714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f:=[.A45]^-0.5" office:value-type="float" office:value="0.152498570332605">
            <text:p>0.1524985703</text:p>
          </table:table-cell>
          <table:table-cell table:formula="of:=[.B45]/[.$B$1003]" office:value-type="float" office:value="0.0024675741283105">
            <text:p>0.0024675741</text:p>
          </table:table-cell>
          <table:table-cell table:formula="of:=[.C45]*[.$G$8]" office:value-type="float" office:value="7328695.16108219">
            <text:p>7328695</text:p>
          </table:table-cell>
          <table:table-cell table:style-name="ce1" table:formula="of:=[.D45]/2" office:value-type="float" office:value="3664347.5805411">
            <text:p>3664348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f:=[.A46]^-0.5" office:value-type="float" office:value="0.150755672288882">
            <text:p>0.1507556723</text:p>
          </table:table-cell>
          <table:table-cell table:formula="of:=[.B46]/[.$B$1003]" office:value-type="float" office:value="0.0024393723549326">
            <text:p>0.0024393724</text:p>
          </table:table-cell>
          <table:table-cell table:formula="of:=[.C46]*[.$G$8]" office:value-type="float" office:value="7244935.89414983">
            <text:p>7244936</text:p>
          </table:table-cell>
          <table:table-cell table:style-name="ce1" table:formula="of:=[.D46]/2" office:value-type="float" office:value="3622467.94707492">
            <text:p>3622468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f:=[.A47]^-0.5" office:value-type="float" office:value="0.149071198499986">
            <text:p>0.1490711985</text:p>
          </table:table-cell>
          <table:table-cell table:formula="of:=[.B47]/[.$B$1003]" office:value-type="float" office:value="0.00241211594241522">
            <text:p>0.0024121159</text:p>
          </table:table-cell>
          <table:table-cell table:formula="of:=[.C47]*[.$G$8]" office:value-type="float" office:value="7163984.34897321">
            <text:p>7163984</text:p>
          </table:table-cell>
          <table:table-cell table:style-name="ce1" table:formula="of:=[.D47]/2" office:value-type="float" office:value="3581992.1744866">
            <text:p>3581992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f:=[.A48]^-0.5" office:value-type="float" office:value="0.147441956154897">
            <text:p>0.1474419562</text:p>
          </table:table-cell>
          <table:table-cell table:formula="of:=[.B48]/[.$B$1003]" office:value-type="float" office:value="0.00238575322799291">
            <text:p>0.0023857532</text:p>
          </table:table-cell>
          <table:table-cell table:formula="of:=[.C48]*[.$G$8]" office:value-type="float" office:value="7085687.08713895">
            <text:p>7085687</text:p>
          </table:table-cell>
          <table:table-cell table:style-name="ce1" table:formula="of:=[.D48]/2" office:value-type="float" office:value="3542843.54356947">
            <text:p>3542844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f:=[.A49]^-0.5" office:value-type="float" office:value="0.145864991497895">
            <text:p>0.1458649915</text:p>
          </table:table-cell>
          <table:table-cell table:formula="of:=[.B49]/[.$B$1003]" office:value-type="float" office:value="0.00236023641704581">
            <text:p>0.0023602364</text:p>
          </table:table-cell>
          <table:table-cell table:formula="of:=[.C49]*[.$G$8]" office:value-type="float" office:value="7009902.15862607">
            <text:p>7009902</text:p>
          </table:table-cell>
          <table:table-cell table:style-name="ce1" table:formula="of:=[.D49]/2" office:value-type="float" office:value="3504951.07931303">
            <text:p>3504951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f:=[.A50]^-0.5" office:value-type="float" office:value="0.144337567297406">
            <text:p>0.1443375673</text:p>
          </table:table-cell>
          <table:table-cell table:formula="of:=[.B50]/[.$B$1003]" office:value-type="float" office:value="0.00233552121852389">
            <text:p>0.0023355212</text:p>
          </table:table-cell>
          <table:table-cell table:formula="of:=[.C50]*[.$G$8]" office:value-type="float" office:value="6936498.01901595">
            <text:p>6936498</text:p>
          </table:table-cell>
          <table:table-cell table:style-name="ce1" table:formula="of:=[.D50]/2" office:value-type="float" office:value="3468249.00950798">
            <text:p>3468249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f:=[.A51]^-0.5" office:value-type="float" office:value="0.142857142857143">
            <text:p>0.1428571429</text:p>
          </table:table-cell>
          <table:table-cell table:formula="of:=[.B51]/[.$B$1003]" office:value-type="float" office:value="0.00231156652150774">
            <text:p>0.0023115665</text:p>
          </table:table-cell>
          <table:table-cell table:formula="of:=[.C51]*[.$G$8]" office:value-type="float" office:value="6865352.568878">
            <text:p>6865353</text:p>
          </table:table-cell>
          <table:table-cell table:style-name="ce1" table:formula="of:=[.D51]/2" office:value-type="float" office:value="3432676.284439">
            <text:p>343267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f:=[.A52]^-0.5" office:value-type="float" office:value="0.14142135623731">
            <text:p>0.1414213562</text:p>
          </table:table-cell>
          <table:table-cell table:formula="of:=[.B52]/[.$B$1003]" office:value-type="float" office:value="0.0022883341075307">
            <text:p>0.0022883341</text:p>
          </table:table-cell>
          <table:table-cell table:formula="of:=[.C52]*[.$G$8]" office:value-type="float" office:value="6796352.29936617">
            <text:p>6796352</text:p>
          </table:table-cell>
          <table:table-cell table:style-name="ce1" table:formula="of:=[.D52]/2" office:value-type="float" office:value="3398176.14968308">
            <text:p>3398176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f:=[.A53]^-0.5" office:value-type="float" office:value="0.140028008402801">
            <text:p>0.1400280084</text:p>
          </table:table-cell>
          <table:table-cell table:formula="of:=[.B53]/[.$B$1003]" office:value-type="float" office:value="0.00226578839408124">
            <text:p>0.0022657884</text:p>
          </table:table-cell>
          <table:table-cell table:formula="of:=[.C53]*[.$G$8]" office:value-type="float" office:value="6729391.53042128">
            <text:p>6729392</text:p>
          </table:table-cell>
          <table:table-cell table:style-name="ce1" table:formula="of:=[.D53]/2" office:value-type="float" office:value="3364695.76521064">
            <text:p>3364696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f:=[.A54]^-0.5" office:value-type="float" office:value="0.138675049056307">
            <text:p>0.1386750491</text:p>
          </table:table-cell>
          <table:table-cell table:formula="of:=[.B54]/[.$B$1003]" office:value-type="float" office:value="0.00224389620536903">
            <text:p>0.0022438962</text:p>
          </table:table-cell>
          <table:table-cell table:formula="of:=[.C54]*[.$G$8]" office:value-type="float" office:value="6664371.72994602">
            <text:p>6664372</text:p>
          </table:table-cell>
          <table:table-cell table:style-name="ce1" table:formula="of:=[.D54]/2" office:value-type="float" office:value="3332185.86497301">
            <text:p>3332186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f:=[.A55]^-0.5" office:value-type="float" office:value="0.137360563948689">
            <text:p>0.1373605639</text:p>
          </table:table-cell>
          <table:table-cell table:formula="of:=[.B55]/[.$B$1003]" office:value-type="float" office:value="0.00222262656699449">
            <text:p>0.0022226266</text:p>
          </table:table-cell>
          <table:table-cell table:formula="of:=[.C55]*[.$G$8]" office:value-type="float" office:value="6601200.90397364">
            <text:p>6601201</text:p>
          </table:table-cell>
          <table:table-cell table:style-name="ce1" table:formula="of:=[.D55]/2" office:value-type="float" office:value="3300600.45198682">
            <text:p>3300600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f:=[.A56]^-0.5" office:value-type="float" office:value="0.136082763487954">
            <text:p>0.1360827635</text:p>
          </table:table-cell>
          <table:table-cell table:formula="of:=[.B56]/[.$B$1003]" office:value-type="float" office:value="0.00220195052163108">
            <text:p>0.0022019505</text:p>
          </table:table-cell>
          <table:table-cell table:formula="of:=[.C56]*[.$G$8]" office:value-type="float" office:value="6539793.04924432">
            <text:p>6539793</text:p>
          </table:table-cell>
          <table:table-cell table:style-name="ce1" table:formula="of:=[.D56]/2" office:value-type="float" office:value="3269896.52462216">
            <text:p>3269897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f:=[.A57]^-0.5" office:value-type="float" office:value="0.134839972492648">
            <text:p>0.1348399725</text:p>
          </table:table-cell>
          <table:table-cell table:formula="of:=[.B57]/[.$B$1003]" office:value-type="float" office:value="0.00218184096322522">
            <text:p>0.002181841</text:p>
          </table:table-cell>
          <table:table-cell table:formula="of:=[.C57]*[.$G$8]" office:value-type="float" office:value="6480067.6607789">
            <text:p>6480068</text:p>
          </table:table-cell>
          <table:table-cell table:style-name="ce1" table:formula="of:=[.D57]/2" office:value-type="float" office:value="3240033.83038945">
            <text:p>3240034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f:=[.A58]^-0.5" office:value-type="float" office:value="0.133630620956212">
            <text:p>0.133630621</text:p>
          </table:table-cell>
          <table:table-cell table:formula="of:=[.B58]/[.$B$1003]" office:value-type="float" office:value="0.0021622724875547">
            <text:p>0.0021622725</text:p>
          </table:table-cell>
          <table:table-cell table:formula="of:=[.C58]*[.$G$8]" office:value-type="float" office:value="6421949.28803746">
            <text:p>6421949</text:p>
          </table:table-cell>
          <table:table-cell table:style-name="ce1" table:formula="of:=[.D58]/2" office:value-type="float" office:value="3210974.64401873">
            <text:p>321097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f:=[.A59]^-0.5" office:value-type="float" office:value="0.132453235706504">
            <text:p>0.1324532357</text:p>
          </table:table-cell>
          <table:table-cell table:formula="of:=[.B59]/[.$B$1003]" office:value-type="float" office:value="0.00214322125727171">
            <text:p>0.0021432213</text:p>
          </table:table-cell>
          <table:table-cell table:formula="of:=[.C59]*[.$G$8]" office:value-type="float" office:value="6365367.13409697">
            <text:p>6365367</text:p>
          </table:table-cell>
          <table:table-cell table:style-name="ce1" table:formula="of:=[.D59]/2" office:value-type="float" office:value="3182683.56704849">
            <text:p>3182684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f:=[.A60]^-0.5" office:value-type="float" office:value="0.131306432859723">
            <text:p>0.1313064329</text:p>
          </table:table-cell>
          <table:table-cell table:formula="of:=[.B60]/[.$B$1003]" office:value-type="float" office:value="0.00212466487979997">
            <text:p>0.0021246649</text:p>
          </table:table-cell>
          <table:table-cell table:formula="of:=[.C60]*[.$G$8]" office:value-type="float" office:value="6310254.69300592">
            <text:p>6310255</text:p>
          </table:table-cell>
          <table:table-cell table:style-name="ce1" table:formula="of:=[.D60]/2" office:value-type="float" office:value="3155127.34650296">
            <text:p>3155127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f:=[.A61]^-0.5" office:value-type="float" office:value="0.130188910980824">
            <text:p>0.130188911</text:p>
          </table:table-cell>
          <table:table-cell table:formula="of:=[.B61]/[.$B$1003]" office:value-type="float" office:value="0.00210658229666377">
            <text:p>0.0021065823</text:p>
          </table:table-cell>
          <table:table-cell table:formula="of:=[.C61]*[.$G$8]" office:value-type="float" office:value="6256549.4210914">
            <text:p>6256549</text:p>
          </table:table-cell>
          <table:table-cell table:style-name="ce1" table:formula="of:=[.D61]/2" office:value-type="float" office:value="3128274.7105457">
            <text:p>3128275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f:=[.A62]^-0.5" office:value-type="float" office:value="0.129099444873581">
            <text:p>0.1290994449</text:p>
          </table:table-cell>
          <table:table-cell table:formula="of:=[.B62]/[.$B$1003]" office:value-type="float" office:value="0.00208895368300502">
            <text:p>0.0020889537</text:p>
          </table:table-cell>
          <table:table-cell table:formula="of:=[.C62]*[.$G$8]" office:value-type="float" office:value="6204192.43852492">
            <text:p>6204192</text:p>
          </table:table-cell>
          <table:table-cell table:style-name="ce1" table:formula="of:=[.D62]/2" office:value-type="float" office:value="3102096.21926246">
            <text:p>3102096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f:=[.A63]^-0.5" office:value-type="float" office:value="0.128036879932896">
            <text:p>0.1280368799</text:p>
          </table:table-cell>
          <table:table-cell table:formula="of:=[.B63]/[.$B$1003]" office:value-type="float" office:value="0.00207176035619832">
            <text:p>0.0020717604</text:p>
          </table:table-cell>
          <table:table-cell table:formula="of:=[.C63]*[.$G$8]" office:value-type="float" office:value="6153128.25790902">
            <text:p>6153128</text:p>
          </table:table-cell>
          <table:table-cell table:style-name="ce1" table:formula="of:=[.D63]/2" office:value-type="float" office:value="3076564.12895451">
            <text:p>3076564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f:=[.A64]^-0.5" office:value-type="float" office:value="0.127000127000191">
            <text:p>0.127000127</text:p>
          </table:table-cell>
          <table:table-cell table:formula="of:=[.B64]/[.$B$1003]" office:value-type="float" office:value="0.00205498469260611">
            <text:p>0.0020549847</text:p>
          </table:table-cell>
          <table:table-cell table:formula="of:=[.C64]*[.$G$8]" office:value-type="float" office:value="6103304.53704013">
            <text:p>6103305</text:p>
          </table:table-cell>
          <table:table-cell table:style-name="ce1" table:formula="of:=[.D64]/2" office:value-type="float" office:value="3051652.26852007">
            <text:p>3051652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f:=[.A65]^-0.5" office:value-type="float" office:value="0.125988157669742">
            <text:p>0.1259881577</text:p>
          </table:table-cell>
          <table:table-cell table:formula="of:=[.B65]/[.$B$1003]" office:value-type="float" office:value="0.00203861005163071">
            <text:p>0.0020386101</text:p>
          </table:table-cell>
          <table:table-cell table:formula="of:=[.C65]*[.$G$8]" office:value-type="float" office:value="6054671.85334321">
            <text:p>6054672</text:p>
          </table:table-cell>
          <table:table-cell table:style-name="ce1" table:formula="of:=[.D65]/2" office:value-type="float" office:value="3027335.9266716">
            <text:p>3027336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f:=[.A66]^-0.5" office:value-type="float" office:value="0.125">
            <text:p>0.125</text:p>
          </table:table-cell>
          <table:table-cell table:formula="of:=[.B66]/[.$B$1003]" office:value-type="float" office:value="0.00202262070631928">
            <text:p>0.0020226207</text:p>
          </table:table-cell>
          <table:table-cell table:formula="of:=[.C66]*[.$G$8]" office:value-type="float" office:value="6007183.49776825">
            <text:p>6007183</text:p>
          </table:table-cell>
          <table:table-cell table:style-name="ce1" table:formula="of:=[.D66]/2" office:value-type="float" office:value="3003591.74888413">
            <text:p>3003592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f:=[.A67]^-0.5" office:value-type="float" office:value="0.124034734589208">
            <text:p>0.1240347346</text:p>
          </table:table-cell>
          <table:table-cell table:formula="of:=[.B67]/[.$B$1003]" office:value-type="float" office:value="0.00200700177986359">
            <text:p>0.0020070018</text:p>
          </table:table-cell>
          <table:table-cell table:formula="of:=[.C67]*[.$G$8]" office:value-type="float" office:value="5960795.28619486">
            <text:p>5960795</text:p>
          </table:table-cell>
          <table:table-cell table:style-name="ce1" table:formula="of:=[.D67]/2" office:value-type="float" office:value="2980397.64309743">
            <text:p>2980398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f:=[.A68]^-0.5" office:value-type="float" office:value="0.123091490979333">
            <text:p>0.123091491</text:p>
          </table:table-cell>
          <table:table-cell table:formula="of:=[.B68]/[.$B$1003]" office:value-type="float" office:value="0.00199173918741209">
            <text:p>0.0019917392</text:p>
          </table:table-cell>
          <table:table-cell table:formula="of:=[.C68]*[.$G$8]" office:value-type="float" office:value="5915465.3866139">
            <text:p>5915465</text:p>
          </table:table-cell>
          <table:table-cell table:style-name="ce1" table:formula="of:=[.D68]/2" office:value-type="float" office:value="2957732.69330695">
            <text:p>2957733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f:=[.A69]^-0.5" office:value-type="float" office:value="0.122169444356305">
            <text:p>0.1221694444</text:p>
          </table:table-cell>
          <table:table-cell table:formula="of:=[.B69]/[.$B$1003]" office:value-type="float" office:value="0.00197681958267667">
            <text:p>0.0019768196</text:p>
          </table:table-cell>
          <table:table-cell table:formula="of:=[.C69]*[.$G$8]" office:value-type="float" office:value="5871154.16054971">
            <text:p>5871154</text:p>
          </table:table-cell>
          <table:table-cell table:style-name="ce1" table:formula="of:=[.D69]/2" office:value-type="float" office:value="2935577.08027485">
            <text:p>293557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f:=[.A70]^-0.5" office:value-type="float" office:value="0.121267812518166">
            <text:p>0.1212678125</text:p>
          </table:table-cell>
          <table:table-cell table:formula="of:=[.B70]/[.$B$1003]" office:value-type="float" office:value="0.0019622303088743">
            <text:p>0.0019622303</text:p>
          </table:table-cell>
          <table:table-cell table:formula="of:=[.C70]*[.$G$8]" office:value-type="float" office:value="5827824.01735667">
            <text:p>5827824</text:p>
          </table:table-cell>
          <table:table-cell table:style-name="ce1" table:formula="of:=[.D70]/2" office:value-type="float" office:value="2913912.00867834">
            <text:p>2913912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f:=[.A71]^-0.5" office:value-type="float" office:value="0.120385853085769">
            <text:p>0.1203858531</text:p>
          </table:table-cell>
          <table:table-cell table:formula="of:=[.B71]/[.$B$1003]" office:value-type="float" office:value="0.0019479593535935">
            <text:p>0.0019479594</text:p>
          </table:table-cell>
          <table:table-cell table:formula="of:=[.C71]*[.$G$8]" office:value-type="float" office:value="5785439.28017269">
            <text:p>5785439</text:p>
          </table:table-cell>
          <table:table-cell table:style-name="ce1" table:formula="of:=[.D71]/2" office:value-type="float" office:value="2892719.64008634">
            <text:p>2892720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f:=[.A72]^-0.5" office:value-type="float" office:value="0.119522860933439">
            <text:p>0.1195228609</text:p>
          </table:table-cell>
          <table:table-cell table:formula="of:=[.B72]/[.$B$1003]" office:value-type="float" office:value="0.00193399530721995">
            <text:p>0.0019339953</text:p>
          </table:table-cell>
          <table:table-cell table:formula="of:=[.C72]*[.$G$8]" office:value-type="float" office:value="5743966.06244325">
            <text:p>5743966</text:p>
          </table:table-cell>
          <table:table-cell table:style-name="ce1" table:formula="of:=[.D72]/2" office:value-type="float" office:value="2871983.03122163">
            <text:p>2871983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f:=[.A73]^-0.5" office:value-type="float" office:value="0.118678165819385">
            <text:p>0.1186781658</text:p>
          </table:table-cell>
          <table:table-cell table:formula="of:=[.B73]/[.$B$1003]" office:value-type="float" office:value="0.00192032732459425">
            <text:p>0.0019203273</text:p>
          </table:table-cell>
          <table:table-cell table:formula="of:=[.C73]*[.$G$8]" office:value-type="float" office:value="5703372.15404493">
            <text:p>5703372</text:p>
          </table:table-cell>
          <table:table-cell table:style-name="ce1" table:formula="of:=[.D73]/2" office:value-type="float" office:value="2851686.07702246">
            <text:p>2851686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f:=[.A74]^-0.5" office:value-type="float" office:value="0.117851130197758">
            <text:p>0.1178511302</text:p>
          </table:table-cell>
          <table:table-cell table:formula="of:=[.B74]/[.$B$1003]" office:value-type="float" office:value="0.00190694508960891">
            <text:p>0.0019069451</text:p>
          </table:table-cell>
          <table:table-cell table:formula="of:=[.C74]*[.$G$8]" office:value-type="float" office:value="5663626.91613847">
            <text:p>5663627</text:p>
          </table:table-cell>
          <table:table-cell table:style-name="ce1" table:formula="of:=[.D74]/2" office:value-type="float" office:value="2831813.45806924">
            <text:p>2831813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f:=[.A75]^-0.5" office:value-type="float" office:value="0.117041147196131">
            <text:p>0.1170411472</text:p>
          </table:table-cell>
          <table:table-cell table:formula="of:=[.B75]/[.$B$1003]" office:value-type="float" office:value="0.00189383878248205">
            <text:p>0.0018938388</text:p>
          </table:table-cell>
          <table:table-cell table:formula="of:=[.C75]*[.$G$8]" office:value-type="float" office:value="5624701.18397168">
            <text:p>5624701</text:p>
          </table:table-cell>
          <table:table-cell table:style-name="ce1" table:formula="of:=[.D75]/2" office:value-type="float" office:value="2812350.59198584">
            <text:p>2812351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f:=[.A76]^-0.5" office:value-type="float" office:value="0.116247638743819">
            <text:p>0.1162476387</text:p>
          </table:table-cell>
          <table:table-cell table:formula="of:=[.B76]/[.$B$1003]" office:value-type="float" office:value="0.00188099904947178">
            <text:p>0.001880999</text:p>
          </table:table-cell>
          <table:table-cell table:formula="of:=[.C76]*[.$G$8]" office:value-type="float" office:value="5586567.17693117">
            <text:p>5586567</text:p>
          </table:table-cell>
          <table:table-cell table:style-name="ce1" table:formula="of:=[.D76]/2" office:value-type="float" office:value="2793283.58846559">
            <text:p>2793284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f:=[.A77]^-0.5" office:value-type="float" office:value="0.115470053837925">
            <text:p>0.1154700538</text:p>
          </table:table-cell>
          <table:table-cell table:formula="of:=[.B77]/[.$B$1003]" office:value-type="float" office:value="0.00186841697481911">
            <text:p>0.001868417</text:p>
          </table:table-cell>
          <table:table-cell table:formula="of:=[.C77]*[.$G$8]" office:value-type="float" office:value="5549198.41521276">
            <text:p>5549198</text:p>
          </table:table-cell>
          <table:table-cell table:style-name="ce1" table:formula="of:=[.D77]/2" office:value-type="float" office:value="2774599.20760638">
            <text:p>2774599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f:=[.A78]^-0.5" office:value-type="float" office:value="0.114707866935281">
            <text:p>0.1147078669</text:p>
          </table:table-cell>
          <table:table-cell table:formula="of:=[.B78]/[.$B$1003]" office:value-type="float" office:value="0.00185608405472812">
            <text:p>0.0018560841</text:p>
          </table:table-cell>
          <table:table-cell table:formula="of:=[.C78]*[.$G$8]" office:value-type="float" office:value="5512569.64254253">
            <text:p>5512570</text:p>
          </table:table-cell>
          <table:table-cell table:style-name="ce1" table:formula="of:=[.D78]/2" office:value-type="float" office:value="2756284.82127126">
            <text:p>2756285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f:=[.A79]^-0.5" office:value-type="float" office:value="0.113960576459638">
            <text:p>0.1139605765</text:p>
          </table:table-cell>
          <table:table-cell table:formula="of:=[.B79]/[.$B$1003]" office:value-type="float" office:value="0.00184399217321076">
            <text:p>0.0018439922</text:p>
          </table:table-cell>
          <table:table-cell table:formula="of:=[.C79]*[.$G$8]" office:value-type="float" office:value="5476656.75443595">
            <text:p>5476657</text:p>
          </table:table-cell>
          <table:table-cell table:style-name="ce1" table:formula="of:=[.D79]/2" office:value-type="float" office:value="2738328.37721798">
            <text:p>2738328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f:=[.A80]^-0.5" office:value-type="float" office:value="0.11322770341446">
            <text:p>0.1132277034</text:p>
          </table:table-cell>
          <table:table-cell table:formula="of:=[.B80]/[.$B$1003]" office:value-type="float" office:value="0.00183213357964051">
            <text:p>0.0018321336</text:p>
          </table:table-cell>
          <table:table-cell table:formula="of:=[.C80]*[.$G$8]" office:value-type="float" office:value="5441436.73153232">
            <text:p>5441437</text:p>
          </table:table-cell>
          <table:table-cell table:style-name="ce1" table:formula="of:=[.D80]/2" office:value-type="float" office:value="2720718.36576616">
            <text:p>2720718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f:=[.A81]^-0.5" office:value-type="float" office:value="0.112508790092602">
            <text:p>0.1125087901</text:p>
          </table:table-cell>
          <table:table-cell table:formula="of:=[.B81]/[.$B$1003]" office:value-type="float" office:value="0.00182050086787381">
            <text:p>0.0018205009</text:p>
          </table:table-cell>
          <table:table-cell table:formula="of:=[.C81]*[.$G$8]" office:value-type="float" office:value="5406887.57758523">
            <text:p>5406888</text:p>
          </table:table-cell>
          <table:table-cell table:style-name="ce1" table:formula="of:=[.D81]/2" office:value-type="float" office:value="2703443.78879261">
            <text:p>2703444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f:=[.A82]^-0.5" office:value-type="float" office:value="0.111803398874989">
            <text:p>0.1118033989</text:p>
          </table:table-cell>
          <table:table-cell table:formula="of:=[.B82]/[.$B$1003]" office:value-type="float" office:value="0.00180908695681142">
            <text:p>0.001809087</text:p>
          </table:table-cell>
          <table:table-cell table:formula="of:=[.C82]*[.$G$8]" office:value-type="float" office:value="5372988.26172991">
            <text:p>5372988</text:p>
          </table:table-cell>
          <table:table-cell table:style-name="ce1" table:formula="of:=[.D82]/2" office:value-type="float" office:value="2686494.13086495">
            <text:p>2686494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f:=[.A83]^-0.5" office:value-type="float" office:value="0.111111111111111">
            <text:p>0.1111111111</text:p>
          </table:table-cell>
          <table:table-cell table:formula="of:=[.B83]/[.$B$1003]" office:value-type="float" office:value="0.0017978850722838">
            <text:p>0.0017978851</text:p>
          </table:table-cell>
          <table:table-cell table:formula="of:=[.C83]*[.$G$8]" office:value-type="float" office:value="5339718.66468289">
            <text:p>5339719</text:p>
          </table:table-cell>
          <table:table-cell table:style-name="ce1" table:formula="of:=[.D83]/2" office:value-type="float" office:value="2669859.33234144">
            <text:p>2669859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f:=[.A84]^-0.5" office:value-type="float" office:value="0.110431526074847">
            <text:p>0.1104315261</text:p>
          </table:table-cell>
          <table:table-cell table:formula="of:=[.B84]/[.$B$1003]" office:value-type="float" office:value="0.00178688873015537">
            <text:p>0.0017868887</text:p>
          </table:table-cell>
          <table:table-cell table:formula="of:=[.C84]*[.$G$8]" office:value-type="float" office:value="5307059.52856146">
            <text:p>5307060</text:p>
          </table:table-cell>
          <table:table-cell table:style-name="ce1" table:formula="of:=[.D84]/2" office:value-type="float" office:value="2653529.76428073">
            <text:p>2653530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f:=[.A85]^-0.5" office:value-type="float" office:value="0.10976425998969">
            <text:p>0.10976426</text:p>
          </table:table-cell>
          <table:table-cell table:formula="of:=[.B85]/[.$B$1003]" office:value-type="float" office:value="0.00177609172055168">
            <text:p>0.0017760917</text:p>
          </table:table-cell>
          <table:table-cell table:formula="of:=[.C85]*[.$G$8]" office:value-type="float" office:value="5274992.4100385">
            <text:p>5274992</text:p>
          </table:table-cell>
          <table:table-cell table:style-name="ce1" table:formula="of:=[.D85]/2" office:value-type="float" office:value="2637496.20501925">
            <text:p>2637496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f:=[.A86]^-0.5" office:value-type="float" office:value="0.109108945117996">
            <text:p>0.1091089451</text:p>
          </table:table-cell>
          <table:table-cell table:formula="of:=[.B86]/[.$B$1003]" office:value-type="float" office:value="0.0017654880931225">
            <text:p>0.0017654881</text:p>
          </table:table-cell>
          <table:table-cell table:formula="of:=[.C86]*[.$G$8]" office:value-type="float" office:value="5243499.63657383">
            <text:p>5243500</text:p>
          </table:table-cell>
          <table:table-cell table:style-name="ce1" table:formula="of:=[.D86]/2" office:value-type="float" office:value="2621749.81828691">
            <text:p>2621750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f:=[.A87]^-0.5" office:value-type="float" office:value="0.108465228909328">
            <text:p>0.1084652289</text:p>
          </table:table-cell>
          <table:table-cell table:formula="of:=[.B87]/[.$B$1003]" office:value-type="float" office:value="0.00175507214326134">
            <text:p>0.0017550721</text:p>
          </table:table-cell>
          <table:table-cell table:formula="of:=[.C87]*[.$G$8]" office:value-type="float" office:value="5212564.26548617">
            <text:p>5212564</text:p>
          </table:table-cell>
          <table:table-cell table:style-name="ce1" table:formula="of:=[.D87]/2" office:value-type="float" office:value="2606282.13274309">
            <text:p>2606282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f:=[.A88]^-0.5" office:value-type="float" office:value="0.107832773203438">
            <text:p>0.1078327732</text:p>
          </table:table-cell>
          <table:table-cell table:formula="of:=[.B88]/[.$B$1003]" office:value-type="float" office:value="0.00174483839920884">
            <text:p>0.0017448384</text:p>
          </table:table-cell>
          <table:table-cell table:formula="of:=[.C88]*[.$G$8]" office:value-type="float" office:value="5182170.04565025">
            <text:p>5182170</text:p>
          </table:table-cell>
          <table:table-cell table:style-name="ce1" table:formula="of:=[.D88]/2" office:value-type="float" office:value="2591085.02282513">
            <text:p>2591085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f:=[.A89]^-0.5" office:value-type="float" office:value="0.107211253483779">
            <text:p>0.1072112535</text:p>
          </table:table-cell>
          <table:table-cell table:formula="of:=[.B89]/[.$B$1003]" office:value-type="float" office:value="0.0017347816099739">
            <text:p>0.0017347816</text:p>
          </table:table-cell>
          <table:table-cell table:formula="of:=[.C89]*[.$G$8]" office:value-type="float" office:value="5152301.38162247">
            <text:p>5152301</text:p>
          </table:table-cell>
          <table:table-cell table:style-name="ce1" table:formula="of:=[.D89]/2" office:value-type="float" office:value="2576150.69081124">
            <text:p>2576151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f:=[.A90]^-0.5" office:value-type="float" office:value="0.106600358177805">
            <text:p>0.1066003582</text:p>
          </table:table-cell>
          <table:table-cell table:formula="of:=[.B90]/[.$B$1003]" office:value-type="float" office:value="0.00172489673401184">
            <text:p>0.0017248967</text:p>
          </table:table-cell>
          <table:table-cell table:formula="of:=[.C90]*[.$G$8]" office:value-type="float" office:value="5122943.30001517">
            <text:p>5122943</text:p>
          </table:table-cell>
          <table:table-cell table:style-name="ce1" table:formula="of:=[.D90]/2" office:value-type="float" office:value="2561471.65000759">
            <text:p>2561472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f:=[.A91]^-0.5" office:value-type="float" office:value="0.105999788000636">
            <text:p>0.105999788</text:p>
          </table:table-cell>
          <table:table-cell table:formula="of:=[.B91]/[.$B$1003]" office:value-type="float" office:value="0.00171517892860432">
            <text:p>0.0017151789</text:p>
          </table:table-cell>
          <table:table-cell table:formula="of:=[.C91]*[.$G$8]" office:value-type="float" office:value="5094081.41795483">
            <text:p>5094081</text:p>
          </table:table-cell>
          <table:table-cell table:style-name="ce1" table:formula="of:=[.D91]/2" office:value-type="float" office:value="2547040.70897742">
            <text:p>2547041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f:=[.A92]^-0.5" office:value-type="float" office:value="0.105409255338946">
            <text:p>0.1054092553</text:p>
          </table:table-cell>
          <table:table-cell table:formula="of:=[.B92]/[.$B$1003]" office:value-type="float" office:value="0.00170562353988998">
            <text:p>0.0017056235</text:p>
          </table:table-cell>
          <table:table-cell table:formula="of:=[.C92]*[.$G$8]" office:value-type="float" office:value="5065701.91347325">
            <text:p>5065702</text:p>
          </table:table-cell>
          <table:table-cell table:style-name="ce1" table:formula="of:=[.D92]/2" office:value-type="float" office:value="2532850.95673662">
            <text:p>2532851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formula="of:=[.A93]^-0.5" office:value-type="float" office:value="0.104828483672192">
            <text:p>0.1048284837</text:p>
          </table:table-cell>
          <table:table-cell table:formula="of:=[.B93]/[.$B$1003]" office:value-type="float" office:value="0.00169622609349942">
            <text:p>0.0016962261</text:p>
          </table:table-cell>
          <table:table-cell table:formula="of:=[.C93]*[.$G$8]" office:value-type="float" office:value="5037791.49769328">
            <text:p>5037791</text:p>
          </table:table-cell>
          <table:table-cell table:style-name="ce1" table:formula="of:=[.D93]/2" office:value-type="float" office:value="2518895.74884664">
            <text:p>2518896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formula="of:=[.A94]^-0.5" office:value-type="float" office:value="0.104257207028537">
            <text:p>0.104257207</text:p>
          </table:table-cell>
          <table:table-cell table:formula="of:=[.B94]/[.$B$1003]" office:value-type="float" office:value="0.00168698228575148">
            <text:p>0.0016869823</text:p>
          </table:table-cell>
          <table:table-cell table:formula="of:=[.C94]*[.$G$8]" office:value-type="float" office:value="5010337.3886819">
            <text:p>5010337</text:p>
          </table:table-cell>
          <table:table-cell table:style-name="ce1" table:formula="of:=[.D94]/2" office:value-type="float" office:value="2505168.69434095">
            <text:p>2505169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formula="of:=[.A95]^-0.5" office:value-type="float" office:value="0.103695169473043">
            <text:p>0.1036951695</text:p>
          </table:table-cell>
          <table:table-cell table:formula="of:=[.B95]/[.$B$1003]" office:value-type="float" office:value="0.0016778879753717">
            <text:p>0.001677888</text:p>
          </table:table-cell>
          <table:table-cell table:formula="of:=[.C95]*[.$G$8]" office:value-type="float" office:value="4983327.28685395">
            <text:p>4983327</text:p>
          </table:table-cell>
          <table:table-cell table:style-name="ce1" table:formula="of:=[.D95]/2" office:value-type="float" office:value="2491663.64342697">
            <text:p>2491664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formula="of:=[.A96]^-0.5" office:value-type="float" office:value="0.103142124625879">
            <text:p>0.1031421246</text:p>
          </table:table-cell>
          <table:table-cell table:formula="of:=[.B96]/[.$B$1003]" office:value-type="float" office:value="0.00166893917569654">
            <text:p>0.0016689392</text:p>
          </table:table-cell>
          <table:table-cell table:formula="of:=[.C96]*[.$G$8]" office:value-type="float" office:value="4956749.35181871">
            <text:p>4956749</text:p>
          </table:table-cell>
          <table:table-cell table:style-name="ce1" table:formula="of:=[.D96]/2" office:value-type="float" office:value="2478374.67590935">
            <text:p>2478375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formula="of:=[.A97]^-0.5" office:value-type="float" office:value="0.102597835208515">
            <text:p>0.1025978352</text:p>
          </table:table-cell>
          <table:table-cell table:formula="of:=[.B97]/[.$B$1003]" office:value-type="float" office:value="0.00166013204733021">
            <text:p>0.001660132</text:p>
          </table:table-cell>
          <table:table-cell table:formula="of:=[.C97]*[.$G$8]" office:value-type="float" office:value="4930592.18057072">
            <text:p>4930592</text:p>
          </table:table-cell>
          <table:table-cell table:style-name="ce1" table:formula="of:=[.D97]/2" office:value-type="float" office:value="2465296.09028536">
            <text:p>2465296</text:p>
          </table:table-cell>
          <table:table-cell table:number-columns-repeated="5"/>
        </table:table-row>
        <table:table-row table:style-name="ro1">
          <table:table-cell office:value-type="float" office:value="96">
            <text:p>96</text:p>
          </table:table-cell>
          <table:table-cell table:formula="of:=[.A98]^-0.5" office:value-type="float" office:value="0.102062072615966">
            <text:p>0.1020620726</text:p>
          </table:table-cell>
          <table:table-cell table:formula="of:=[.B98]/[.$B$1003]" office:value-type="float" office:value="0.00165146289122331">
            <text:p>0.0016514629</text:p>
          </table:table-cell>
          <table:table-cell table:formula="of:=[.C98]*[.$G$8]" office:value-type="float" office:value="4904844.78693324">
            <text:p>4904845</text:p>
          </table:table-cell>
          <table:table-cell table:style-name="ce1" table:formula="of:=[.D98]/2" office:value-type="float" office:value="2452422.39346662">
            <text:p>2452422</text:p>
          </table:table-cell>
          <table:table-cell table:number-columns-repeated="5"/>
        </table:table-row>
        <table:table-row table:style-name="ro1">
          <table:table-cell office:value-type="float" office:value="97">
            <text:p>97</text:p>
          </table:table-cell>
          <table:table-cell table:formula="of:=[.A99]^-0.5" office:value-type="float" office:value="0.101534616513362">
            <text:p>0.1015346165</text:p>
          </table:table-cell>
          <table:table-cell table:formula="of:=[.B99]/[.$B$1003]" office:value-type="float" office:value="0.0016429281421449">
            <text:p>0.0016429281</text:p>
          </table:table-cell>
          <table:table-cell table:formula="of:=[.C99]*[.$G$8]" office:value-type="float" office:value="4879496.58217036">
            <text:p>4879497</text:p>
          </table:table-cell>
          <table:table-cell table:style-name="ce1" table:formula="of:=[.D99]/2" office:value-type="float" office:value="2439748.29108518">
            <text:p>2439748</text:p>
          </table:table-cell>
          <table:table-cell table:number-columns-repeated="5"/>
        </table:table-row>
        <table:table-row table:style-name="ro1">
          <table:table-cell office:value-type="float" office:value="98">
            <text:p>98</text:p>
          </table:table-cell>
          <table:table-cell table:formula="of:=[.A100]^-0.5" office:value-type="float" office:value="0.101015254455221">
            <text:p>0.1010152545</text:p>
          </table:table-cell>
          <table:table-cell table:formula="of:=[.B100]/[.$B$1003]" office:value-type="float" office:value="0.00163452436252193">
            <text:p>0.0016345244</text:p>
          </table:table-cell>
          <table:table-cell table:formula="of:=[.C100]*[.$G$8]" office:value-type="float" office:value="4854537.35669012">
            <text:p>4854537</text:p>
          </table:table-cell>
          <table:table-cell table:style-name="ce1" table:formula="of:=[.D100]/2" office:value-type="float" office:value="2427268.67834506">
            <text:p>2427269</text:p>
          </table:table-cell>
          <table:table-cell table:number-columns-repeated="5"/>
        </table:table-row>
        <table:table-row table:style-name="ro1">
          <table:table-cell office:value-type="float" office:value="99">
            <text:p>99</text:p>
          </table:table-cell>
          <table:table-cell table:formula="of:=[.A101]^-0.5" office:value-type="float" office:value="0.100503781525921">
            <text:p>0.1005037815</text:p>
          </table:table-cell>
          <table:table-cell table:formula="of:=[.B101]/[.$B$1003]" office:value-type="float" office:value="0.00162624823662174">
            <text:p>0.0016262482</text:p>
          </table:table-cell>
          <table:table-cell table:formula="of:=[.C101]*[.$G$8]" office:value-type="float" office:value="4829957.26276656">
            <text:p>4829957</text:p>
          </table:table-cell>
          <table:table-cell table:style-name="ce1" table:formula="of:=[.D101]/2" office:value-type="float" office:value="2414978.63138328">
            <text:p>2414979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table:formula="of:=[.A102]^-0.5" office:value-type="float" office:value="0.1">
            <text:p>0.1</text:p>
          </table:table-cell>
          <table:table-cell table:formula="of:=[.B102]/[.$B$1003]" office:value-type="float" office:value="0.00161809656505542">
            <text:p>0.0016180966</text:p>
          </table:table-cell>
          <table:table-cell table:formula="of:=[.C102]*[.$G$8]" office:value-type="float" office:value="4805746.7982146">
            <text:p>4805747</text:p>
          </table:table-cell>
          <table:table-cell table:style-name="ce1" table:formula="of:=[.D102]/2" office:value-type="float" office:value="2402873.3991073">
            <text:p>2402873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formula="of:=[.A103]^-0.5" office:value-type="float" office:value="0.0995037190209989">
            <text:p>0.099503719</text:p>
          </table:table-cell>
          <table:table-cell table:formula="of:=[.B103]/[.$B$1003]" office:value-type="float" office:value="0.00161006625958118">
            <text:p>0.0016100663</text:p>
          </table:table-cell>
          <table:table-cell table:formula="of:=[.C103]*[.$G$8]" office:value-type="float" office:value="4781896.79095611">
            <text:p>4781897</text:p>
          </table:table-cell>
          <table:table-cell table:style-name="ce1" table:formula="of:=[.D103]/2" office:value-type="float" office:value="2390948.39547805">
            <text:p>2390948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formula="of:=[.A104]^-0.5" office:value-type="float" office:value="0.0990147542976674">
            <text:p>0.0990147543</text:p>
          </table:table-cell>
          <table:table-cell table:formula="of:=[.B104]/[.$B$1003]" office:value-type="float" office:value="0.00160215433818862">
            <text:p>0.0016021543</text:p>
          </table:table-cell>
          <table:table-cell table:formula="of:=[.C104]*[.$G$8]" office:value-type="float" office:value="4758398.38442021">
            <text:p>4758398</text:p>
          </table:table-cell>
          <table:table-cell table:style-name="ce1" table:formula="of:=[.D104]/2" office:value-type="float" office:value="2379199.1922101">
            <text:p>2379199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table:formula="of:=[.A105]^-0.5" office:value-type="float" office:value="0.0985329278164293">
            <text:p>0.0985329278</text:p>
          </table:table-cell>
          <table:table-cell table:formula="of:=[.B105]/[.$B$1003]" office:value-type="float" office:value="0.00159435792044618">
            <text:p>0.0015943579</text:p>
          </table:table-cell>
          <table:table-cell table:formula="of:=[.C105]*[.$G$8]" office:value-type="float" office:value="4735243.02372516">
            <text:p>4735243</text:p>
          </table:table-cell>
          <table:table-cell table:style-name="ce1" table:formula="of:=[.D105]/2" office:value-type="float" office:value="2367621.51186258">
            <text:p>2367622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table:formula="of:=[.A106]^-0.5" office:value-type="float" office:value="0.098058067569092">
            <text:p>0.0980580676</text:p>
          </table:table-cell>
          <table:table-cell table:formula="of:=[.B106]/[.$B$1003]" office:value-type="float" office:value="0.0015866742230952">
            <text:p>0.0015866742</text:p>
          </table:table-cell>
          <table:table-cell table:formula="of:=[.C106]*[.$G$8]" office:value-type="float" office:value="4712422.44259275">
            <text:p>4712422</text:p>
          </table:table-cell>
          <table:table-cell table:style-name="ce1" table:formula="of:=[.D106]/2" office:value-type="float" office:value="2356211.22129637">
            <text:p>2356211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table:formula="of:=[.A107]^-0.5" office:value-type="float" office:value="0.0975900072948533">
            <text:p>0.0975900073</text:p>
          </table:table-cell>
          <table:table-cell table:formula="of:=[.B107]/[.$B$1003]" office:value-type="float" office:value="0.00157910055587536">
            <text:p>0.0015791006</text:p>
          </table:table-cell>
          <table:table-cell table:formula="of:=[.C107]*[.$G$8]" office:value-type="float" office:value="4689928.65094981">
            <text:p>4689929</text:p>
          </table:table-cell>
          <table:table-cell table:style-name="ce1" table:formula="of:=[.D107]/2" office:value-type="float" office:value="2344964.3254749">
            <text:p>2344964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table:formula="of:=[.A108]^-0.5" office:value-type="float" office:value="0.0971285862357264">
            <text:p>0.0971285862</text:p>
          </table:table-cell>
          <table:table-cell table:formula="of:=[.B108]/[.$B$1003]" office:value-type="float" office:value="0.00157163431756718">
            <text:p>0.0015716343</text:p>
          </table:table-cell>
          <table:table-cell table:formula="of:=[.C108]*[.$G$8]" office:value-type="float" office:value="4667753.92317453">
            <text:p>4667754</text:p>
          </table:table-cell>
          <table:table-cell table:style-name="ce1" table:formula="of:=[.D108]/2" office:value-type="float" office:value="2333876.96158726">
            <text:p>2333877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formula="of:=[.A109]^-0.5" office:value-type="float" office:value="0.0966736489045664">
            <text:p>0.0966736489</text:p>
          </table:table-cell>
          <table:table-cell table:formula="of:=[.B109]/[.$B$1003]" office:value-type="float" office:value="0.00156427299223853">
            <text:p>0.001564273</text:p>
          </table:table-cell>
          <table:table-cell table:formula="of:=[.C109]*[.$G$8]" office:value-type="float" office:value="4645890.78694842">
            <text:p>4645891</text:p>
          </table:table-cell>
          <table:table-cell table:style-name="ce1" table:formula="of:=[.D109]/2" office:value-type="float" office:value="2322945.39347421">
            <text:p>2322945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table:formula="of:=[.A110]^-0.5" office:value-type="float" office:value="0.0962250448649376">
            <text:p>0.0962250449</text:p>
          </table:table-cell>
          <table:table-cell table:formula="of:=[.B110]/[.$B$1003]" office:value-type="float" office:value="0.00155701414568259">
            <text:p>0.0015570141</text:p>
          </table:table-cell>
          <table:table-cell table:formula="of:=[.C110]*[.$G$8]" office:value-type="float" office:value="4624332.0126773">
            <text:p>4624332</text:p>
          </table:table-cell>
          <table:table-cell table:style-name="ce1" table:formula="of:=[.D110]/2" office:value-type="float" office:value="2312166.00633865">
            <text:p>2312166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table:formula="of:=[.A111]^-0.5" office:value-type="float" office:value="0.0957826285221151">
            <text:p>0.0957826285</text:p>
          </table:table-cell>
          <table:table-cell table:formula="of:=[.B111]/[.$B$1003]" office:value-type="float" office:value="0.00154985542203614">
            <text:p>0.0015498554</text:p>
          </table:table-cell>
          <table:table-cell table:formula="of:=[.C111]*[.$G$8]" office:value-type="float" office:value="4603070.60344733">
            <text:p>4603071</text:p>
          </table:table-cell>
          <table:table-cell table:style-name="ce1" table:formula="of:=[.D111]/2" office:value-type="float" office:value="2301535.30172367">
            <text:p>2301535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table:formula="of:=[.A112]^-0.5" office:value-type="float" office:value="0.0953462589245592">
            <text:p>0.0953462589</text:p>
          </table:table-cell>
          <table:table-cell table:formula="of:=[.B112]/[.$B$1003]" office:value-type="float" office:value="0.00154279454056714">
            <text:p>0.0015427945</text:p>
          </table:table-cell>
          <table:table-cell table:formula="of:=[.C112]*[.$G$8]" office:value-type="float" office:value="4582099.78548441">
            <text:p>4582100</text:p>
          </table:table-cell>
          <table:table-cell table:style-name="ce1" table:formula="of:=[.D112]/2" office:value-type="float" office:value="2291049.8927422">
            <text:p>2291050</text:p>
          </table:table-cell>
          <table:table-cell table:number-columns-repeated="5"/>
        </table:table-row>
        <table:table-row table:style-name="ro1">
          <table:table-cell office:value-type="float" office:value="111">
            <text:p>111</text:p>
          </table:table-cell>
          <table:table-cell table:formula="of:=[.A113]^-0.5" office:value-type="float" office:value="0.0949157995752499">
            <text:p>0.0949157996</text:p>
          </table:table-cell>
          <table:table-cell table:formula="of:=[.B113]/[.$B$1003]" office:value-type="float" office:value="0.00153582929262201">
            <text:p>0.0015358293</text:p>
          </table:table-cell>
          <table:table-cell table:formula="of:=[.C113]*[.$G$8]" office:value-type="float" office:value="4561412.99908736">
            <text:p>4561413</text:p>
          </table:table-cell>
          <table:table-cell table:style-name="ce1" table:formula="of:=[.D113]/2" office:value-type="float" office:value="2280706.49954368">
            <text:p>2280706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table:formula="of:=[.A114]^-0.5" office:value-type="float" office:value="0.0944911182523068">
            <text:p>0.0944911183</text:p>
          </table:table-cell>
          <table:table-cell table:formula="of:=[.B114]/[.$B$1003]" office:value-type="float" office:value="0.00152895753872303">
            <text:p>0.0015289575</text:p>
          </table:table-cell>
          <table:table-cell table:formula="of:=[.C114]*[.$G$8]" office:value-type="float" office:value="4541003.89000741">
            <text:p>4541004</text:p>
          </table:table-cell>
          <table:table-cell table:style-name="ce1" table:formula="of:=[.D114]/2" office:value-type="float" office:value="2270501.9450037">
            <text:p>2270502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table:formula="of:=[.A115]^-0.5" office:value-type="float" office:value="0.0940720868383597">
            <text:p>0.0940720868</text:p>
          </table:table-cell>
          <table:table-cell table:formula="of:=[.B115]/[.$B$1003]" office:value-type="float" office:value="0.00152217720580745">
            <text:p>0.0015221772</text:p>
          </table:table-cell>
          <table:table-cell table:formula="of:=[.C115]*[.$G$8]" office:value-type="float" office:value="4520866.30124813">
            <text:p>4520866</text:p>
          </table:table-cell>
          <table:table-cell table:style-name="ce1" table:formula="of:=[.D115]/2" office:value-type="float" office:value="2260433.15062407">
            <text:p>2260433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table:formula="of:=[.A116]^-0.5" office:value-type="float" office:value="0.0936585811581694">
            <text:p>0.0936585812</text:p>
          </table:table-cell>
          <table:table-cell table:formula="of:=[.B116]/[.$B$1003]" office:value-type="float" office:value="0.00151548628459998">
            <text:p>0.0015154863</text:p>
          </table:table-cell>
          <table:table-cell table:formula="of:=[.C116]*[.$G$8]" office:value-type="float" office:value="4500994.26526195">
            <text:p>4500994</text:p>
          </table:table-cell>
          <table:table-cell table:style-name="ce1" table:formula="of:=[.D116]/2" office:value-type="float" office:value="2250497.13263097">
            <text:p>2250497</text:p>
          </table:table-cell>
          <table:table-cell table:number-columns-repeated="5"/>
        </table:table-row>
        <table:table-row table:style-name="ro1">
          <table:table-cell office:value-type="float" office:value="115">
            <text:p>115</text:p>
          </table:table-cell>
          <table:table-cell table:formula="of:=[.A117]^-0.5" office:value-type="float" office:value="0.0932504808240314">
            <text:p>0.0932504808</text:p>
          </table:table-cell>
          <table:table-cell table:formula="of:=[.B117]/[.$B$1003]" office:value-type="float" office:value="0.00150888282711132">
            <text:p>0.0015088828</text:p>
          </table:table-cell>
          <table:table-cell table:formula="of:=[.C117]*[.$G$8]" office:value-type="float" office:value="4481381.99652061">
            <text:p>4481382</text:p>
          </table:table-cell>
          <table:table-cell table:style-name="ce1" table:formula="of:=[.D117]/2" office:value-type="float" office:value="2240690.9982603">
            <text:p>2240691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table:formula="of:=[.A118]^-0.5" office:value-type="float" office:value="0.0928476690885259">
            <text:p>0.0928476691</text:p>
          </table:table-cell>
          <table:table-cell table:formula="of:=[.B118]/[.$B$1003]" office:value-type="float" office:value="0.00150236494425546">
            <text:p>0.0015023649</text:p>
          </table:table-cell>
          <table:table-cell table:formula="of:=[.C118]*[.$G$8]" office:value-type="float" office:value="4462023.88443872">
            <text:p>4462024</text:p>
          </table:table-cell>
          <table:table-cell table:style-name="ce1" table:formula="of:=[.D118]/2" office:value-type="float" office:value="2231011.94221936">
            <text:p>2231012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table:formula="of:=[.A119]^-0.5" office:value-type="float" office:value="0.0924500327042049">
            <text:p>0.0924500327</text:p>
          </table:table-cell>
          <table:table-cell table:formula="of:=[.B119]/[.$B$1003]" office:value-type="float" office:value="0.00149593080357935">
            <text:p>0.0014959308</text:p>
          </table:table-cell>
          <table:table-cell table:formula="of:=[.C119]*[.$G$8]" office:value-type="float" office:value="4442914.48663068">
            <text:p>4442914</text:p>
          </table:table-cell>
          <table:table-cell table:style-name="ce1" table:formula="of:=[.D119]/2" office:value-type="float" office:value="2221457.24331534">
            <text:p>2221457</text:p>
          </table:table-cell>
          <table:table-cell table:number-columns-repeated="5"/>
        </table:table-row>
        <table:table-row table:style-name="ro1">
          <table:table-cell office:value-type="float" office:value="118">
            <text:p>118</text:p>
          </table:table-cell>
          <table:table-cell table:formula="of:=[.A120]^-0.5" office:value-type="float" office:value="0.0920574617898323">
            <text:p>0.0920574618</text:p>
          </table:table-cell>
          <table:table-cell table:formula="of:=[.B120]/[.$B$1003]" office:value-type="float" office:value="0.00148957862709848">
            <text:p>0.0014895786</text:p>
          </table:table-cell>
          <table:table-cell table:formula="of:=[.C120]*[.$G$8]" office:value-type="float" office:value="4424048.5224825">
            <text:p>4424049</text:p>
          </table:table-cell>
          <table:table-cell table:style-name="ce1" table:formula="of:=[.D120]/2" office:value-type="float" office:value="2212024.26124125">
            <text:p>2212024</text:p>
          </table:table-cell>
          <table:table-cell table:number-columns-repeated="5"/>
        </table:table-row>
        <table:table-row table:style-name="ro1">
          <table:table-cell office:value-type="float" office:value="119">
            <text:p>119</text:p>
          </table:table-cell>
          <table:table-cell table:formula="of:=[.A121]^-0.5" office:value-type="float" office:value="0.0916698497028211">
            <text:p>0.0916698497</text:p>
          </table:table-cell>
          <table:table-cell table:formula="of:=[.B121]/[.$B$1003]" office:value-type="float" office:value="0.00148330668923282">
            <text:p>0.0014833067</text:p>
          </table:table-cell>
          <table:table-cell table:formula="of:=[.C121]*[.$G$8]" office:value-type="float" office:value="4405420.86702146">
            <text:p>4405421</text:p>
          </table:table-cell>
          <table:table-cell table:style-name="ce1" table:formula="of:=[.D121]/2" office:value-type="float" office:value="2202710.43351073">
            <text:p>2202710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table:formula="of:=[.A122]^-0.5" office:value-type="float" office:value="0.0912870929175277">
            <text:p>0.0912870929</text:p>
          </table:table-cell>
          <table:table-cell table:formula="of:=[.B122]/[.$B$1003]" office:value-type="float" office:value="0.00147711331483747">
            <text:p>0.0014771133</text:p>
          </table:table-cell>
          <table:table-cell table:formula="of:=[.C122]*[.$G$8]" office:value-type="float" office:value="4387026.54506727">
            <text:p>4387027</text:p>
          </table:table-cell>
          <table:table-cell table:style-name="ce1" table:formula="of:=[.D122]/2" office:value-type="float" office:value="2193513.27253364">
            <text:p>2193513</text:p>
          </table:table-cell>
          <table:table-cell table:number-columns-repeated="5"/>
        </table:table-row>
        <table:table-row table:style-name="ro1">
          <table:table-cell office:value-type="float" office:value="121">
            <text:p>121</text:p>
          </table:table-cell>
          <table:table-cell table:formula="of:=[.A123]^-0.5" office:value-type="float" office:value="0.0909090909090909">
            <text:p>0.0909090909</text:p>
          </table:table-cell>
          <table:table-cell table:formula="of:=[.B123]/[.$B$1003]" office:value-type="float" office:value="0.00147099687732311">
            <text:p>0.0014709969</text:p>
          </table:table-cell>
          <table:table-cell table:formula="of:=[.C123]*[.$G$8]" office:value-type="float" office:value="4368860.72564964">
            <text:p>4368861</text:p>
          </table:table-cell>
          <table:table-cell table:style-name="ce1" table:formula="of:=[.D123]/2" office:value-type="float" office:value="2184430.36282482">
            <text:p>2184430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table:formula="of:=[.A124]^-0.5" office:value-type="float" office:value="0.0905357460425185">
            <text:p>0.090535746</text:p>
          </table:table-cell>
          <table:table-cell table:formula="of:=[.B124]/[.$B$1003]" office:value-type="float" office:value="0.00146495579686129">
            <text:p>0.0014649558</text:p>
          </table:table-cell>
          <table:table-cell table:formula="of:=[.C124]*[.$G$8]" office:value-type="float" office:value="4350918.71667804">
            <text:p>4350919</text:p>
          </table:table-cell>
          <table:table-cell table:style-name="ce1" table:formula="of:=[.D124]/2" office:value-type="float" office:value="2175459.35833902">
            <text:p>2175459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table:formula="of:=[.A125]^-0.5" office:value-type="float" office:value="0.0901669634667432">
            <text:p>0.0901669635</text:p>
          </table:table-cell>
          <table:table-cell table:formula="of:=[.B125]/[.$B$1003]" office:value-type="float" office:value="0.00145898853867015">
            <text:p>0.0014589885</text:p>
          </table:table-cell>
          <table:table-cell table:formula="of:=[.C125]*[.$G$8]" office:value-type="float" office:value="4333195.95985034">
            <text:p>4333196</text:p>
          </table:table-cell>
          <table:table-cell table:style-name="ce1" table:formula="of:=[.D125]/2" office:value-type="float" office:value="2166597.97992517">
            <text:p>2166598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table:formula="of:=[.A126]^-0.5" office:value-type="float" office:value="0.0898026510133875">
            <text:p>0.089802651</text:p>
          </table:table-cell>
          <table:table-cell table:formula="of:=[.B126]/[.$B$1003]" office:value-type="float" office:value="0.00145309361137633">
            <text:p>0.0014530936</text:p>
          </table:table-cell>
          <table:table-cell table:formula="of:=[.C126]*[.$G$8]" office:value-type="float" office:value="4315688.0257877">
            <text:p>4315688</text:p>
          </table:table-cell>
          <table:table-cell table:style-name="ce1" table:formula="of:=[.D126]/2" office:value-type="float" office:value="2157844.01289385">
            <text:p>2157844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table:formula="of:=[.A127]^-0.5" office:value-type="float" office:value="0.0894427190999916">
            <text:p>0.0894427191</text:p>
          </table:table-cell>
          <table:table-cell table:formula="of:=[.B127]/[.$B$1003]" office:value-type="float" office:value="0.00144726956544913">
            <text:p>0.0014472696</text:p>
          </table:table-cell>
          <table:table-cell table:formula="of:=[.C127]*[.$G$8]" office:value-type="float" office:value="4298390.60938393">
            <text:p>4298391</text:p>
          </table:table-cell>
          <table:table-cell table:style-name="ce1" table:formula="of:=[.D127]/2" office:value-type="float" office:value="2149195.30469196">
            <text:p>2149195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table:formula="of:=[.A128]^-0.5" office:value-type="float" office:value="0.0890870806374748">
            <text:p>0.0890870806</text:p>
          </table:table-cell>
          <table:table-cell table:formula="of:=[.B128]/[.$B$1003]" office:value-type="float" office:value="0.00144151499170313">
            <text:p>0.001441515</text:p>
          </table:table-cell>
          <table:table-cell table:formula="of:=[.C128]*[.$G$8]" office:value-type="float" office:value="4281299.5253583">
            <text:p>4281300</text:p>
          </table:table-cell>
          <table:table-cell table:style-name="ce1" table:formula="of:=[.D128]/2" office:value-type="float" office:value="2140649.76267915">
            <text:p>2140650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table:formula="of:=[.A129]^-0.5" office:value-type="float" office:value="0.0887356509416114">
            <text:p>0.0887356509</text:p>
          </table:table-cell>
          <table:table-cell table:formula="of:=[.B129]/[.$B$1003]" office:value-type="float" office:value="0.00143582851986578">
            <text:p>0.0014358285</text:p>
          </table:table-cell>
          <table:table-cell table:formula="of:=[.C129]*[.$G$8]" office:value-type="float" office:value="4264410.70400137">
            <text:p>4264411</text:p>
          </table:table-cell>
          <table:table-cell table:style-name="ce1" table:formula="of:=[.D129]/2" office:value-type="float" office:value="2132205.35200069">
            <text:p>2132205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table:formula="of:=[.A130]^-0.5" office:value-type="float" office:value="0.0883883476483184">
            <text:p>0.0883883476</text:p>
          </table:table-cell>
          <table:table-cell table:formula="of:=[.B130]/[.$B$1003]" office:value-type="float" office:value="0.00143020881720669">
            <text:p>0.0014302088</text:p>
          </table:table-cell>
          <table:table-cell table:formula="of:=[.C130]*[.$G$8]" office:value-type="float" office:value="4247720.18710385">
            <text:p>4247720</text:p>
          </table:table-cell>
          <table:table-cell table:style-name="ce1" table:formula="of:=[.D130]/2" office:value-type="float" office:value="2123860.09355193">
            <text:p>2123860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table:formula="of:=[.A131]^-0.5" office:value-type="float" office:value="0.0880450906325624">
            <text:p>0.0880450906</text:p>
          </table:table-cell>
          <table:table-cell table:formula="of:=[.B131]/[.$B$1003]" office:value-type="float" office:value="0.00142465458722542">
            <text:p>0.0014246546</text:p>
          </table:table-cell>
          <table:table-cell table:formula="of:=[.C131]*[.$G$8]" office:value-type="float" office:value="4231224.12405951">
            <text:p>4231224</text:p>
          </table:table-cell>
          <table:table-cell table:style-name="ce1" table:formula="of:=[.D131]/2" office:value-type="float" office:value="2115612.06202976">
            <text:p>2115612</text:p>
          </table:table-cell>
          <table:table-cell table:number-columns-repeated="5"/>
        </table:table-row>
        <table:table-row table:style-name="ro1">
          <table:table-cell office:value-type="float" office:value="130">
            <text:p>130</text:p>
          </table:table-cell>
          <table:table-cell table:formula="of:=[.A132]^-0.5" office:value-type="float" office:value="0.0877058019307029">
            <text:p>0.0877058019</text:p>
          </table:table-cell>
          <table:table-cell table:formula="of:=[.B132]/[.$B$1003]" office:value-type="float" office:value="0.00141916456839502">
            <text:p>0.0014191646</text:p>
          </table:table-cell>
          <table:table-cell table:formula="of:=[.C132]*[.$G$8]" office:value-type="float" office:value="4214918.7681332">
            <text:p>4214919</text:p>
          </table:table-cell>
          <table:table-cell table:style-name="ce1" table:formula="of:=[.D132]/2" office:value-type="float" office:value="2107459.3840666">
            <text:p>2107459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table:formula="of:=[.A133]^-0.5" office:value-type="float" office:value="0.0873704056661038">
            <text:p>0.0873704057</text:p>
          </table:table-cell>
          <table:table-cell table:formula="of:=[.B133]/[.$B$1003]" office:value-type="float" office:value="0.00141373753295821">
            <text:p>0.0014137375</text:p>
          </table:table-cell>
          <table:table-cell table:formula="of:=[.C133]*[.$G$8]" office:value-type="float" office:value="4198800.47288589">
            <text:p>4198800</text:p>
          </table:table-cell>
          <table:table-cell table:style-name="ce1" table:formula="of:=[.D133]/2" office:value-type="float" office:value="2099400.23644295">
            <text:p>2099400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table:formula="of:=[.A134]^-0.5" office:value-type="float" office:value="0.0870388279778489">
            <text:p>0.087038828</text:p>
          </table:table-cell>
          <table:table-cell table:formula="of:=[.B134]/[.$B$1003]" office:value-type="float" office:value="0.00140837228577407">
            <text:p>0.0014083723</text:p>
          </table:table-cell>
          <table:table-cell table:formula="of:=[.C134]*[.$G$8]" office:value-type="float" office:value="4182865.68874899">
            <text:p>4182866</text:p>
          </table:table-cell>
          <table:table-cell table:style-name="ce1" table:formula="of:=[.D134]/2" office:value-type="float" office:value="2091432.84437449">
            <text:p>2091433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table:formula="of:=[.A135]^-0.5" office:value-type="float" office:value="0.086710996952412">
            <text:p>0.086710997</text:p>
          </table:table-cell>
          <table:table-cell table:formula="of:=[.B135]/[.$B$1003]" office:value-type="float" office:value="0.00140306766321229">
            <text:p>0.0014030677</text:p>
          </table:table-cell>
          <table:table-cell table:formula="of:=[.C135]*[.$G$8]" office:value-type="float" office:value="4167110.9597405">
            <text:p>4167111</text:p>
          </table:table-cell>
          <table:table-cell table:style-name="ce1" table:formula="of:=[.D135]/2" office:value-type="float" office:value="2083555.47987025">
            <text:p>2083555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table:formula="of:=[.A136]^-0.5" office:value-type="float" office:value="0.086386842558136">
            <text:p>0.0863868426</text:p>
          </table:table-cell>
          <table:table-cell table:formula="of:=[.B136]/[.$B$1003]" office:value-type="float" office:value="0.00139782253209303">
            <text:p>0.0013978225</text:p>
          </table:table-cell>
          <table:table-cell table:formula="of:=[.C136]*[.$G$8]" office:value-type="float" office:value="4151532.92031631">
            <text:p>4151533</text:p>
          </table:table-cell>
          <table:table-cell table:style-name="ce1" table:formula="of:=[.D136]/2" office:value-type="float" office:value="2075766.46015815">
            <text:p>2075766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table:formula="of:=[.A137]^-0.5" office:value-type="float" office:value="0.086066296582387">
            <text:p>0.0860662966</text:p>
          </table:table-cell>
          <table:table-cell table:formula="of:=[.B137]/[.$B$1003]" office:value-type="float" office:value="0.00139263578867002">
            <text:p>0.0013926358</text:p>
          </table:table-cell>
          <table:table-cell table:formula="of:=[.C137]*[.$G$8]" office:value-type="float" office:value="4136128.29234995">
            <text:p>4136128</text:p>
          </table:table-cell>
          <table:table-cell table:style-name="ce1" table:formula="of:=[.D137]/2" office:value-type="float" office:value="2068064.14617497">
            <text:p>2068064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table:formula="of:=[.A138]^-0.5" office:value-type="float" office:value="0.0857492925712544">
            <text:p>0.0857492926</text:p>
          </table:table-cell>
          <table:table-cell table:formula="of:=[.B138]/[.$B$1003]" office:value-type="float" office:value="0.00138750635765479">
            <text:p>0.0013875064</text:p>
          </table:table-cell>
          <table:table-cell table:formula="of:=[.C138]*[.$G$8]" office:value-type="float" office:value="4120893.88223473">
            <text:p>4120894</text:p>
          </table:table-cell>
          <table:table-cell table:style-name="ce1" table:formula="of:=[.D138]/2" office:value-type="float" office:value="2060446.94111737">
            <text:p>2060447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table:formula="of:=[.A139]^-0.5" office:value-type="float" office:value="0.0854357657716761">
            <text:p>0.0854357658</text:p>
          </table:table-cell>
          <table:table-cell table:formula="of:=[.B139]/[.$B$1003]" office:value-type="float" office:value="0.00138243319128029">
            <text:p>0.0013824332</text:p>
          </table:table-cell>
          <table:table-cell table:formula="of:=[.C139]*[.$G$8]" office:value-type="float" office:value="4105826.57810245">
            <text:p>4105827</text:p>
          </table:table-cell>
          <table:table-cell table:style-name="ce1" table:formula="of:=[.D139]/2" office:value-type="float" office:value="2052913.28905123">
            <text:p>2052913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table:formula="of:=[.A140]^-0.5" office:value-type="float" office:value="0.0851256530758749">
            <text:p>0.0851256531</text:p>
          </table:table-cell>
          <table:table-cell table:formula="of:=[.B140]/[.$B$1003]" office:value-type="float" office:value="0.00137741526840173">
            <text:p>0.0013774153</text:p>
          </table:table-cell>
          <table:table-cell table:formula="of:=[.C140]*[.$G$8]" office:value-type="float" office:value="4090923.34715313">
            <text:p>4090923</text:p>
          </table:table-cell>
          <table:table-cell table:style-name="ce1" table:formula="of:=[.D140]/2" office:value-type="float" office:value="2045461.67357656">
            <text:p>2045462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table:formula="of:=[.A141]^-0.5" office:value-type="float" office:value="0.0848188929679971">
            <text:p>0.084818893</text:p>
          </table:table-cell>
          <table:table-cell table:formula="of:=[.B141]/[.$B$1003]" office:value-type="float" office:value="0.0013724515936332">
            <text:p>0.0013724516</text:p>
          </table:table-cell>
          <table:table-cell table:formula="of:=[.C141]*[.$G$8]" office:value-type="float" office:value="4076181.23309059">
            <text:p>4076181</text:p>
          </table:table-cell>
          <table:table-cell table:style-name="ce1" table:formula="of:=[.D141]/2" office:value-type="float" office:value="2038090.61654529">
            <text:p>2038091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table:formula="of:=[.A142]^-0.5" office:value-type="float" office:value="0.0845154254728516">
            <text:p>0.0845154255</text:p>
          </table:table-cell>
          <table:table-cell table:formula="of:=[.B142]/[.$B$1003]" office:value-type="float" office:value="0.00136754119651819">
            <text:p>0.0013675412</text:p>
          </table:table-cell>
          <table:table-cell table:formula="of:=[.C142]*[.$G$8]" office:value-type="float" office:value="4061597.35365902">
            <text:p>4061597</text:p>
          </table:table-cell>
          <table:table-cell table:style-name="ce1" table:formula="of:=[.D142]/2" office:value-type="float" office:value="2030798.67682951">
            <text:p>2030799</text:p>
          </table:table-cell>
          <table:table-cell table:number-columns-repeated="5"/>
        </table:table-row>
        <table:table-row table:style-name="ro1">
          <table:table-cell office:value-type="float" office:value="141">
            <text:p>141</text:p>
          </table:table-cell>
          <table:table-cell table:formula="of:=[.A143]^-0.5" office:value-type="float" office:value="0.0842151921066519">
            <text:p>0.0842151921</text:p>
          </table:table-cell>
          <table:table-cell table:formula="of:=[.B143]/[.$B$1003]" office:value-type="float" office:value="0.00136268313073256">
            <text:p>0.0013626831</text:p>
          </table:table-cell>
          <table:table-cell table:formula="of:=[.C143]*[.$G$8]" office:value-type="float" office:value="4047168.8982757">
            <text:p>4047169</text:p>
          </table:table-cell>
          <table:table-cell table:style-name="ce1" table:formula="of:=[.D143]/2" office:value-type="float" office:value="2023584.44913785">
            <text:p>2023584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table:formula="of:=[.A144]^-0.5" office:value-type="float" office:value="0.0839181358296689">
            <text:p>0.0839181358</text:p>
          </table:table-cell>
          <table:table-cell table:formula="of:=[.B144]/[.$B$1003]" office:value-type="float" office:value="0.00135787647331842">
            <text:p>0.0013578765</text:p>
          </table:table-cell>
          <table:table-cell table:formula="of:=[.C144]*[.$G$8]" office:value-type="float" office:value="4032893.12575569">
            <text:p>4032893</text:p>
          </table:table-cell>
          <table:table-cell table:style-name="ce1" table:formula="of:=[.D144]/2" office:value-type="float" office:value="2016446.56287785">
            <text:p>2016447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table:formula="of:=[.A145]^-0.5" office:value-type="float" office:value="0.0836242010007091">
            <text:p>0.083624201</text:p>
          </table:table-cell>
          <table:table-cell table:formula="of:=[.B145]/[.$B$1003]" office:value-type="float" office:value="0.00135312032394752">
            <text:p>0.0013531203</text:p>
          </table:table-cell>
          <table:table-cell table:formula="of:=[.C145]*[.$G$8]" office:value-type="float" office:value="4018767.36212412">
            <text:p>4018767</text:p>
          </table:table-cell>
          <table:table-cell table:style-name="ce1" table:formula="of:=[.D145]/2" office:value-type="float" office:value="2009383.68106206">
            <text:p>2009384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table:formula="of:=[.A146]^-0.5" office:value-type="float" office:value="0.0833333333333333">
            <text:p>0.0833333333</text:p>
          </table:table-cell>
          <table:table-cell table:formula="of:=[.B146]/[.$B$1003]" office:value-type="float" office:value="0.00134841380421285">
            <text:p>0.0013484138</text:p>
          </table:table-cell>
          <table:table-cell table:formula="of:=[.C146]*[.$G$8]" office:value-type="float" office:value="4004788.99851217">
            <text:p>4004789</text:p>
          </table:table-cell>
          <table:table-cell table:style-name="ce1" table:formula="of:=[.D146]/2" office:value-type="float" office:value="2002394.49925608">
            <text:p>2002394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table:formula="of:=[.A147]^-0.5" office:value-type="float" office:value="0.08304547985374">
            <text:p>0.0830454799</text:p>
          </table:table-cell>
          <table:table-cell table:formula="of:=[.B147]/[.$B$1003]" office:value-type="float" office:value="0.00134375605694716">
            <text:p>0.0013437561</text:p>
          </table:table-cell>
          <table:table-cell table:formula="of:=[.C147]*[.$G$8]" office:value-type="float" office:value="3990955.48913306">
            <text:p>3990955</text:p>
          </table:table-cell>
          <table:table-cell table:style-name="ce1" table:formula="of:=[.D147]/2" office:value-type="float" office:value="1995477.74456653">
            <text:p>1995478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table:formula="of:=[.A148]^-0.5" office:value-type="float" office:value="0.0827605888602368">
            <text:p>0.0827605889</text:p>
          </table:table-cell>
          <table:table-cell table:formula="of:=[.B148]/[.$B$1003]" office:value-type="float" office:value="0.00133914624556713">
            <text:p>0.0013391462</text:p>
          </table:table-cell>
          <table:table-cell table:formula="of:=[.C148]*[.$G$8]" office:value-type="float" office:value="3977264.34933438">
            <text:p>3977264</text:p>
          </table:table-cell>
          <table:table-cell table:style-name="ce1" table:formula="of:=[.D148]/2" office:value-type="float" office:value="1988632.17466719">
            <text:p>1988632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table:formula="of:=[.A149]^-0.5" office:value-type="float" office:value="0.0824786098842323">
            <text:p>0.0824786099</text:p>
          </table:table-cell>
          <table:table-cell table:formula="of:=[.B149]/[.$B$1003]" office:value-type="float" office:value="0.00133458355344222">
            <text:p>0.0013345836</text:p>
          </table:table-cell>
          <table:table-cell table:formula="of:=[.C149]*[.$G$8]" office:value-type="float" office:value="3963713.1537234">
            <text:p>3963713</text:p>
          </table:table-cell>
          <table:table-cell table:style-name="ce1" table:formula="of:=[.D149]/2" office:value-type="float" office:value="1981856.5768617">
            <text:p>1981857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table:formula="of:=[.A150]^-0.5" office:value-type="float" office:value="0.0821994936526786">
            <text:p>0.0821994937</text:p>
          </table:table-cell>
          <table:table-cell table:formula="of:=[.B150]/[.$B$1003]" office:value-type="float" office:value="0.00133006718328694">
            <text:p>0.0013300672</text:p>
          </table:table-cell>
          <table:table-cell table:formula="of:=[.C150]*[.$G$8]" office:value-type="float" office:value="3950299.53436222">
            <text:p>3950300</text:p>
          </table:table-cell>
          <table:table-cell table:style-name="ce1" table:formula="of:=[.D150]/2" office:value-type="float" office:value="1975149.76718111">
            <text:p>1975150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table:formula="of:=[.A151]^-0.5" office:value-type="float" office:value="0.081923192051904">
            <text:p>0.0819231921</text:p>
          </table:table-cell>
          <table:table-cell table:formula="of:=[.B151]/[.$B$1003]" office:value-type="float" office:value="0.00132559635657562">
            <text:p>0.0013255964</text:p>
          </table:table-cell>
          <table:table-cell table:formula="of:=[.C151]*[.$G$8]" office:value-type="float" office:value="3937021.17902958">
            <text:p>3937021</text:p>
          </table:table-cell>
          <table:table-cell table:style-name="ce1" table:formula="of:=[.D151]/2" office:value-type="float" office:value="1968510.58951479">
            <text:p>1968511</text:p>
          </table:table-cell>
          <table:table-cell table:number-columns-repeated="5"/>
        </table:table-row>
        <table:table-row table:style-name="ro1">
          <table:table-cell office:value-type="float" office:value="150">
            <text:p>150</text:p>
          </table:table-cell>
          <table:table-cell table:formula="of:=[.A152]^-0.5" office:value-type="float" office:value="0.0816496580927726">
            <text:p>0.0816496581</text:p>
          </table:table-cell>
          <table:table-cell table:formula="of:=[.B152]/[.$B$1003]" office:value-type="float" office:value="0.00132117031297865">
            <text:p>0.0013211703</text:p>
          </table:table-cell>
          <table:table-cell table:formula="of:=[.C152]*[.$G$8]" office:value-type="float" office:value="3923875.82954659">
            <text:p>3923876</text:p>
          </table:table-cell>
          <table:table-cell table:style-name="ce1" table:formula="of:=[.D152]/2" office:value-type="float" office:value="1961937.91477329">
            <text:p>1961938</text:p>
          </table:table-cell>
          <table:table-cell table:number-columns-repeated="5"/>
        </table:table-row>
        <table:table-row table:style-name="ro1">
          <table:table-cell office:value-type="float" office:value="151">
            <text:p>151</text:p>
          </table:table-cell>
          <table:table-cell table:formula="of:=[.A153]^-0.5" office:value-type="float" office:value="0.0813788458771159">
            <text:p>0.0813788459</text:p>
          </table:table-cell>
          <table:table-cell table:formula="of:=[.B153]/[.$B$1003]" office:value-type="float" office:value="0.00131678830981936">
            <text:p>0.0013167883</text:p>
          </table:table-cell>
          <table:table-cell table:formula="of:=[.C153]*[.$G$8]" office:value-type="float" office:value="3910861.28016349">
            <text:p>3910861</text:p>
          </table:table-cell>
          <table:table-cell table:style-name="ce1" table:formula="of:=[.D153]/2" office:value-type="float" office:value="1955430.64008175">
            <text:p>1955431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formula="of:=[.A154]^-0.5" office:value-type="float" office:value="0.0811107105653813">
            <text:p>0.0811107106</text:p>
          </table:table-cell>
          <table:table-cell table:formula="of:=[.B154]/[.$B$1003]" office:value-type="float" office:value="0.00131244962155048">
            <text:p>0.0013124496</text:p>
          </table:table-cell>
          <table:table-cell table:formula="of:=[.C154]*[.$G$8]" office:value-type="float" office:value="3897975.37600492">
            <text:p>3897975</text:p>
          </table:table-cell>
          <table:table-cell table:style-name="ce1" table:formula="of:=[.D154]/2" office:value-type="float" office:value="1948987.68800246">
            <text:p>1948988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formula="of:=[.A155]^-0.5" office:value-type="float" office:value="0.0808452083454443">
            <text:p>0.0808452083</text:p>
          </table:table-cell>
          <table:table-cell table:formula="of:=[.B155]/[.$B$1003]" office:value-type="float" office:value="0.00130815353924953">
            <text:p>0.0013081535</text:p>
          </table:table-cell>
          <table:table-cell table:formula="of:=[.C155]*[.$G$8]" office:value-type="float" office:value="3885216.01157111">
            <text:p>3885216</text:p>
          </table:table-cell>
          <table:table-cell table:style-name="ce1" table:formula="of:=[.D155]/2" office:value-type="float" office:value="1942608.00578556">
            <text:p>1942608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table:formula="of:=[.A156]^-0.5" office:value-type="float" office:value="0.080582296402538">
            <text:p>0.0805822964</text:p>
          </table:table-cell>
          <table:table-cell table:formula="of:=[.B156]/[.$B$1003]" office:value-type="float" office:value="0.00130389937013225">
            <text:p>0.0013038994</text:p>
          </table:table-cell>
          <table:table-cell table:formula="of:=[.C156]*[.$G$8]" office:value-type="float" office:value="3872581.12929277">
            <text:p>3872581</text:p>
          </table:table-cell>
          <table:table-cell table:style-name="ce1" table:formula="of:=[.D156]/2" office:value-type="float" office:value="1936290.56464639">
            <text:p>1936291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table:formula="of:=[.A157]^-0.5" office:value-type="float" office:value="0.0803219328902499">
            <text:p>0.0803219329</text:p>
          </table:table-cell>
          <table:table-cell table:formula="of:=[.B157]/[.$B$1003]" office:value-type="float" office:value="0.00129968643708325">
            <text:p>0.0012996864</text:p>
          </table:table-cell>
          <table:table-cell table:formula="of:=[.C157]*[.$G$8]" office:value-type="float" office:value="3860068.71813726">
            <text:p>3860069</text:p>
          </table:table-cell>
          <table:table-cell table:style-name="ce1" table:formula="of:=[.D157]/2" office:value-type="float" office:value="1930034.35906863">
            <text:p>1930034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table:formula="of:=[.A158]^-0.5" office:value-type="float" office:value="0.0800640769025436">
            <text:p>0.0800640769</text:p>
          </table:table-cell>
          <table:table-cell table:formula="of:=[.B158]/[.$B$1003]" office:value-type="float" office:value="0.00129551407820339">
            <text:p>0.0012955141</text:p>
          </table:table-cell>
          <table:table-cell table:formula="of:=[.C158]*[.$G$8]" office:value-type="float" office:value="3847676.81226406">
            <text:p>3847677</text:p>
          </table:table-cell>
          <table:table-cell table:style-name="ce1" table:formula="of:=[.D158]/2" office:value-type="float" office:value="1923838.40613203">
            <text:p>1923838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table:formula="of:=[.A159]^-0.5" office:value-type="float" office:value="0.0798086884467622">
            <text:p>0.0798086884</text:p>
          </table:table-cell>
          <table:table-cell table:formula="of:=[.B159]/[.$B$1003]" office:value-type="float" office:value="0.00129138164637284">
            <text:p>0.0012913816</text:p>
          </table:table-cell>
          <table:table-cell table:formula="of:=[.C159]*[.$G$8]" office:value-type="float" office:value="3835403.48972734">
            <text:p>3835403</text:p>
          </table:table-cell>
          <table:table-cell table:style-name="ce1" table:formula="of:=[.D159]/2" office:value-type="float" office:value="1917701.74486367">
            <text:p>1917702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table:formula="of:=[.A160]^-0.5" office:value-type="float" office:value="0.079555728417573">
            <text:p>0.0795557284</text:p>
          </table:table-cell>
          <table:table-cell table:formula="of:=[.B160]/[.$B$1003]" office:value-type="float" office:value="0.00128728850882957">
            <text:p>0.0012872885</text:p>
          </table:table-cell>
          <table:table-cell table:formula="of:=[.C160]*[.$G$8]" office:value-type="float" office:value="3823246.87122382">
            <text:p>3823247</text:p>
          </table:table-cell>
          <table:table-cell table:style-name="ce1" table:formula="of:=[.D160]/2" office:value-type="float" office:value="1911623.43561191">
            <text:p>1911623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table:formula="of:=[.A161]^-0.5" office:value-type="float" office:value="0.0793051585718144">
            <text:p>0.0793051586</text:p>
          </table:table-cell>
          <table:table-cell table:formula="of:=[.B161]/[.$B$1003]" office:value-type="float" office:value="0.00128323404676228">
            <text:p>0.001283234</text:p>
          </table:table-cell>
          <table:table-cell table:formula="of:=[.C161]*[.$G$8]" office:value-type="float" office:value="3811205.11888398">
            <text:p>3811205</text:p>
          </table:table-cell>
          <table:table-cell table:style-name="ce1" table:formula="of:=[.D161]/2" office:value-type="float" office:value="1905602.55944199">
            <text:p>1905603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table:formula="of:=[.A162]^-0.5" office:value-type="float" office:value="0.0790569415042095">
            <text:p>0.0790569415</text:p>
          </table:table-cell>
          <table:table-cell table:formula="of:=[.B162]/[.$B$1003]" office:value-type="float" office:value="0.00127921765491749">
            <text:p>0.0012792177</text:p>
          </table:table-cell>
          <table:table-cell table:formula="of:=[.C162]*[.$G$8]" office:value-type="float" office:value="3799276.43510494">
            <text:p>3799276</text:p>
          </table:table-cell>
          <table:table-cell table:style-name="ce1" table:formula="of:=[.D162]/2" office:value-type="float" office:value="1899638.21755247">
            <text:p>1899638</text:p>
          </table:table-cell>
          <table:table-cell table:number-columns-repeated="5"/>
        </table:table-row>
        <table:table-row table:style-name="ro1">
          <table:table-cell office:value-type="float" office:value="161">
            <text:p>161</text:p>
          </table:table-cell>
          <table:table-cell table:formula="of:=[.A163]^-0.5" office:value-type="float" office:value="0.0788110406239101">
            <text:p>0.0788110406</text:p>
          </table:table-cell>
          <table:table-cell table:formula="of:=[.B163]/[.$B$1003]" office:value-type="float" office:value="0.00127523874121992">
            <text:p>0.0012752387</text:p>
          </table:table-cell>
          <table:table-cell table:formula="of:=[.C163]*[.$G$8]" office:value-type="float" office:value="3787459.06142317">
            <text:p>3787459</text:p>
          </table:table-cell>
          <table:table-cell table:style-name="ce1" table:formula="of:=[.D163]/2" office:value-type="float" office:value="1893729.53071158">
            <text:p>1893730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table:formula="of:=[.A164]^-0.5" office:value-type="float" office:value="0.0785674201318386">
            <text:p>0.0785674201</text:p>
          </table:table-cell>
          <table:table-cell table:formula="of:=[.B164]/[.$B$1003]" office:value-type="float" office:value="0.00127129672640594">
            <text:p>0.0012712967</text:p>
          </table:table-cell>
          <table:table-cell table:formula="of:=[.C164]*[.$G$8]" office:value-type="float" office:value="3775751.27742565">
            <text:p>3775751</text:p>
          </table:table-cell>
          <table:table-cell table:style-name="ce1" table:formula="of:=[.D164]/2" office:value-type="float" office:value="1887875.63871282">
            <text:p>1887876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table:formula="of:=[.A165]^-0.5" office:value-type="float" office:value="0.0783260449987957">
            <text:p>0.078326045</text:p>
          </table:table-cell>
          <table:table-cell table:formula="of:=[.B165]/[.$B$1003]" office:value-type="float" office:value="0.00126739104366928">
            <text:p>0.001267391</text:p>
          </table:table-cell>
          <table:table-cell table:formula="of:=[.C165]*[.$G$8]" office:value-type="float" office:value="3764151.39969775">
            <text:p>3764151</text:p>
          </table:table-cell>
          <table:table-cell table:style-name="ce1" table:formula="of:=[.D165]/2" office:value-type="float" office:value="1882075.69984888">
            <text:p>1882076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table:formula="of:=[.A166]^-0.5" office:value-type="float" office:value="0.078086880944303">
            <text:p>0.0780868809</text:p>
          </table:table-cell>
          <table:table-cell table:formula="of:=[.B166]/[.$B$1003]" office:value-type="float" office:value="0.00126352113831868">
            <text:p>0.0012635211</text:p>
          </table:table-cell>
          <table:table-cell table:formula="of:=[.C166]*[.$G$8]" office:value-type="float" office:value="3752657.78080649">
            <text:p>3752658</text:p>
          </table:table-cell>
          <table:table-cell table:style-name="ce1" table:formula="of:=[.D166]/2" office:value-type="float" office:value="1876328.89040325">
            <text:p>1876329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table:formula="of:=[.A167]^-0.5" office:value-type="float" office:value="0.0778498944161523">
            <text:p>0.0778498944</text:p>
          </table:table-cell>
          <table:table-cell table:formula="of:=[.B167]/[.$B$1003]" office:value-type="float" office:value="0.00125968646744703">
            <text:p>0.0012596865</text:p>
          </table:table-cell>
          <table:table-cell table:formula="of:=[.C167]*[.$G$8]" office:value-type="float" office:value="3741268.80831769">
            <text:p>3741269</text:p>
          </table:table-cell>
          <table:table-cell table:style-name="ce1" table:formula="of:=[.D167]/2" office:value-type="float" office:value="1870634.40415884">
            <text:p>1870634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table:formula="of:=[.A168]^-0.5" office:value-type="float" office:value="0.0776150525706333">
            <text:p>0.0776150526</text:p>
          </table:table-cell>
          <table:table-cell table:formula="of:=[.B168]/[.$B$1003]" office:value-type="float" office:value="0.00125588649961138">
            <text:p>0.0012558865</text:p>
          </table:table-cell>
          <table:table-cell table:formula="of:=[.C168]*[.$G$8]" office:value-type="float" office:value="3729982.90384579">
            <text:p>3729983</text:p>
          </table:table-cell>
          <table:table-cell table:style-name="ce1" table:formula="of:=[.D168]/2" office:value-type="float" office:value="1864991.45192289">
            <text:p>1864991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table:formula="of:=[.A169]^-0.5" office:value-type="float" office:value="0.0773823232534137">
            <text:p>0.0773823233</text:p>
          </table:table-cell>
          <table:table-cell table:formula="of:=[.B169]/[.$B$1003]" office:value-type="float" office:value="0.00125212071452357">
            <text:p>0.0012521207</text:p>
          </table:table-cell>
          <table:table-cell table:formula="of:=[.C169]*[.$G$8]" office:value-type="float" office:value="3718798.522135">
            <text:p>3718799</text:p>
          </table:table-cell>
          <table:table-cell table:style-name="ce1" table:formula="of:=[.D169]/2" office:value-type="float" office:value="1859399.2610675">
            <text:p>1859399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table:formula="of:=[.A170]^-0.5" office:value-type="float" office:value="0.077151674981046">
            <text:p>0.077151675</text:p>
          </table:table-cell>
          <table:table-cell table:formula="of:=[.B170]/[.$B$1003]" office:value-type="float" office:value="0.00124838860275103">
            <text:p>0.0012483886</text:p>
          </table:table-cell>
          <table:table-cell table:formula="of:=[.C170]*[.$G$8]" office:value-type="float" office:value="3707714.15017055">
            <text:p>3707714</text:p>
          </table:table-cell>
          <table:table-cell table:style-name="ce1" table:formula="of:=[.D170]/2" office:value-type="float" office:value="1853857.07508528">
            <text:p>1853857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table:formula="of:=[.A171]^-0.5" office:value-type="float" office:value="0.0769230769230769">
            <text:p>0.0769230769</text:p>
          </table:table-cell>
          <table:table-cell table:formula="of:=[.B171]/[.$B$1003]" office:value-type="float" office:value="0.00124468966542725">
            <text:p>0.0012446897</text:p>
          </table:table-cell>
          <table:table-cell table:formula="of:=[.C171]*[.$G$8]" office:value-type="float" office:value="3696728.30631892">
            <text:p>3696728</text:p>
          </table:table-cell>
          <table:table-cell table:style-name="ce1" table:formula="of:=[.D171]/2" office:value-type="float" office:value="1848364.15315946">
            <text:p>1848364</text:p>
          </table:table-cell>
          <table:table-cell table:number-columns-repeated="5"/>
        </table:table-row>
        <table:table-row table:style-name="ro1">
          <table:table-cell office:value-type="float" office:value="170">
            <text:p>170</text:p>
          </table:table-cell>
          <table:table-cell table:formula="of:=[.A172]^-0.5" office:value-type="float" office:value="0.0766964988847371">
            <text:p>0.0766964989</text:p>
          </table:table-cell>
          <table:table-cell table:formula="of:=[.B172]/[.$B$1003]" office:value-type="float" office:value="0.0012410234139717">
            <text:p>0.0012410234</text:p>
          </table:table-cell>
          <table:table-cell table:formula="of:=[.C172]*[.$G$8]" office:value-type="float" office:value="3685839.53949595">
            <text:p>3685840</text:p>
          </table:table-cell>
          <table:table-cell table:style-name="ce1" table:formula="of:=[.D172]/2" office:value-type="float" office:value="1842919.76974797">
            <text:p>1842920</text:p>
          </table:table-cell>
          <table:table-cell table:number-columns-repeated="5"/>
        </table:table-row>
        <table:table-row table:style-name="ro1">
          <table:table-cell office:value-type="float" office:value="171">
            <text:p>171</text:p>
          </table:table-cell>
          <table:table-cell table:formula="of:=[.A173]^-0.5" office:value-type="float" office:value="0.0764719112901873">
            <text:p>0.0764719113</text:p>
          </table:table-cell>
          <table:table-cell table:formula="of:=[.B173]/[.$B$1003]" office:value-type="float" office:value="0.00123738936981875">
            <text:p>0.0012373894</text:p>
          </table:table-cell>
          <table:table-cell table:formula="of:=[.C173]*[.$G$8]" office:value-type="float" office:value="3675046.42836168">
            <text:p>3675046</text:p>
          </table:table-cell>
          <table:table-cell table:style-name="ce1" table:formula="of:=[.D173]/2" office:value-type="float" office:value="1837523.21418084">
            <text:p>1837523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table:formula="of:=[.A174]^-0.5" office:value-type="float" office:value="0.0762492851663023">
            <text:p>0.0762492852</text:p>
          </table:table-cell>
          <table:table-cell table:formula="of:=[.B174]/[.$B$1003]" office:value-type="float" office:value="0.00123378706415525">
            <text:p>0.0012337871</text:p>
          </table:table-cell>
          <table:table-cell table:formula="of:=[.C174]*[.$G$8]" office:value-type="float" office:value="3664347.5805411">
            <text:p>3664348</text:p>
          </table:table-cell>
          <table:table-cell table:style-name="ce1" table:formula="of:=[.D174]/2" office:value-type="float" office:value="1832173.79027055">
            <text:p>1832174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table:formula="of:=[.A175]^-0.5" office:value-type="float" office:value="0.0760285921269706">
            <text:p>0.0760285921</text:p>
          </table:table-cell>
          <table:table-cell table:formula="of:=[.B175]/[.$B$1003]" office:value-type="float" office:value="0.00123021603766651">
            <text:p>0.001230216</text:p>
          </table:table-cell>
          <table:table-cell table:formula="of:=[.C175]*[.$G$8]" office:value-type="float" office:value="3653741.63186953">
            <text:p>3653742</text:p>
          </table:table-cell>
          <table:table-cell table:style-name="ce1" table:formula="of:=[.D175]/2" office:value-type="float" office:value="1826870.81593476">
            <text:p>1826871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table:formula="of:=[.A176]^-0.5" office:value-type="float" office:value="0.0758098043578903">
            <text:p>0.0758098044</text:p>
          </table:table-cell>
          <table:table-cell table:formula="of:=[.B176]/[.$B$1003]" office:value-type="float" office:value="0.00122667584029026">
            <text:p>0.0012266758</text:p>
          </table:table-cell>
          <table:table-cell table:formula="of:=[.C176]*[.$G$8]" office:value-type="float" office:value="3643227.24566207">
            <text:p>3643227</text:p>
          </table:table-cell>
          <table:table-cell table:style-name="ce1" table:formula="of:=[.D176]/2" office:value-type="float" office:value="1821613.62283103">
            <text:p>1821614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table:formula="of:=[.A177]^-0.5" office:value-type="float" office:value="0.0755928946018454">
            <text:p>0.0755928946</text:p>
          </table:table-cell>
          <table:table-cell table:formula="of:=[.B177]/[.$B$1003]" office:value-type="float" office:value="0.00122316603097843">
            <text:p>0.001223166</text:p>
          </table:table-cell>
          <table:table-cell table:formula="of:=[.C177]*[.$G$8]" office:value-type="float" office:value="3632803.11200593">
            <text:p>3632803</text:p>
          </table:table-cell>
          <table:table-cell table:style-name="ce1" table:formula="of:=[.D177]/2" office:value-type="float" office:value="1816401.55600296">
            <text:p>1816402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table:formula="of:=[.A178]^-0.5" office:value-type="float" office:value="0.0753778361444409">
            <text:p>0.0753778361</text:p>
          </table:table-cell>
          <table:table-cell table:formula="of:=[.B178]/[.$B$1003]" office:value-type="float" office:value="0.0012196861774663">
            <text:p>0.0012196862</text:p>
          </table:table-cell>
          <table:table-cell table:formula="of:=[.C178]*[.$G$8]" office:value-type="float" office:value="3622467.94707492">
            <text:p>3622468</text:p>
          </table:table-cell>
          <table:table-cell table:style-name="ce1" table:formula="of:=[.D178]/2" office:value-type="float" office:value="1811233.97353746">
            <text:p>1811234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table:formula="of:=[.A179]^-0.5" office:value-type="float" office:value="0.0751646028002829">
            <text:p>0.0751646028</text:p>
          </table:table-cell>
          <table:table-cell table:formula="of:=[.B179]/[.$B$1003]" office:value-type="float" office:value="0.00121623585604893">
            <text:p>0.0012162359</text:p>
          </table:table-cell>
          <table:table-cell table:formula="of:=[.C179]*[.$G$8]" office:value-type="float" office:value="3612220.49246532">
            <text:p>3612220</text:p>
          </table:table-cell>
          <table:table-cell table:style-name="ce1" table:formula="of:=[.D179]/2" office:value-type="float" office:value="1806110.24623266">
            <text:p>1806110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table:formula="of:=[.A180]^-0.5" office:value-type="float" office:value="0.0749531688995861">
            <text:p>0.0749531689</text:p>
          </table:table-cell>
          <table:table-cell table:formula="of:=[.B180]/[.$B$1003]" office:value-type="float" office:value="0.00121281465136439">
            <text:p>0.0012128147</text:p>
          </table:table-cell>
          <table:table-cell table:formula="of:=[.C180]*[.$G$8]" office:value-type="float" office:value="3602059.51455224">
            <text:p>3602060</text:p>
          </table:table-cell>
          <table:table-cell table:style-name="ce1" table:formula="of:=[.D180]/2" office:value-type="float" office:value="1801029.75727612">
            <text:p>1801030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table:formula="of:=[.A181]^-0.5" office:value-type="float" office:value="0.0747435092751936">
            <text:p>0.0747435093</text:p>
          </table:table-cell>
          <table:table-cell table:formula="of:=[.B181]/[.$B$1003]" office:value-type="float" office:value="0.00120942215618379">
            <text:p>0.0012094222</text:p>
          </table:table-cell>
          <table:table-cell table:formula="of:=[.C181]*[.$G$8]" office:value-type="float" office:value="3591983.80386585">
            <text:p>3591984</text:p>
          </table:table-cell>
          <table:table-cell table:style-name="ce1" table:formula="of:=[.D181]/2" office:value-type="float" office:value="1795991.90193292">
            <text:p>1795992</text:p>
          </table:table-cell>
          <table:table-cell table:number-columns-repeated="5"/>
        </table:table-row>
        <table:table-row table:style-name="ro1">
          <table:table-cell office:value-type="float" office:value="180">
            <text:p>180</text:p>
          </table:table-cell>
          <table:table-cell table:formula="of:=[.A182]^-0.5" office:value-type="float" office:value="0.074535599249993">
            <text:p>0.0745355992</text:p>
          </table:table-cell>
          <table:table-cell table:formula="of:=[.B182]/[.$B$1003]" office:value-type="float" office:value="0.00120605797120761">
            <text:p>0.001206058</text:p>
          </table:table-cell>
          <table:table-cell table:formula="of:=[.C182]*[.$G$8]" office:value-type="float" office:value="3581992.1744866">
            <text:p>3581992</text:p>
          </table:table-cell>
          <table:table-cell table:style-name="ce1" table:formula="of:=[.D182]/2" office:value-type="float" office:value="1790996.0872433">
            <text:p>1790996</text:p>
          </table:table-cell>
          <table:table-cell table:number-columns-repeated="5"/>
        </table:table-row>
        <table:table-row table:style-name="ro1">
          <table:table-cell office:value-type="float" office:value="181">
            <text:p>181</text:p>
          </table:table-cell>
          <table:table-cell table:formula="of:=[.A183]^-0.5" office:value-type="float" office:value="0.0743294146247166">
            <text:p>0.0743294146</text:p>
          </table:table-cell>
          <table:table-cell table:formula="of:=[.B183]/[.$B$1003]" office:value-type="float" office:value="0.00120272170486834">
            <text:p>0.0012027217</text:p>
          </table:table-cell>
          <table:table-cell table:formula="of:=[.C183]*[.$G$8]" office:value-type="float" office:value="3572083.46345897">
            <text:p>3572083</text:p>
          </table:table-cell>
          <table:table-cell table:style-name="ce1" table:formula="of:=[.D183]/2" office:value-type="float" office:value="1786041.73172949">
            <text:p>1786042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table:formula="of:=[.A184]^-0.5" office:value-type="float" office:value="0.0741249316661101">
            <text:p>0.0741249317</text:p>
          </table:table-cell>
          <table:table-cell table:formula="of:=[.B184]/[.$B$1003]" office:value-type="float" office:value="0.00119941297313901">
            <text:p>0.001199413</text:p>
          </table:table-cell>
          <table:table-cell table:formula="of:=[.C184]*[.$G$8]" office:value-type="float" office:value="3562256.53022285">
            <text:p>3562257</text:p>
          </table:table-cell>
          <table:table-cell table:style-name="ce1" table:formula="of:=[.D184]/2" office:value-type="float" office:value="1781128.26511142">
            <text:p>1781128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table:formula="of:=[.A185]^-0.5" office:value-type="float" office:value="0.0739221270954573">
            <text:p>0.0739221271</text:p>
          </table:table-cell>
          <table:table-cell table:formula="of:=[.B185]/[.$B$1003]" office:value-type="float" office:value="0.0011961313993475">
            <text:p>0.0011961314</text:p>
          </table:table-cell>
          <table:table-cell table:formula="of:=[.C185]*[.$G$8]" office:value-type="float" office:value="3552510.25606207">
            <text:p>3552510</text:p>
          </table:table-cell>
          <table:table-cell table:style-name="ce1" table:formula="of:=[.D185]/2" office:value-type="float" office:value="1776255.12803103">
            <text:p>1776255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table:formula="of:=[.A186]^-0.5" office:value-type="float" office:value="0.0737209780774486">
            <text:p>0.0737209781</text:p>
          </table:table-cell>
          <table:table-cell table:formula="of:=[.B186]/[.$B$1003]" office:value-type="float" office:value="0.00119287661399646">
            <text:p>0.0011928766</text:p>
          </table:table-cell>
          <table:table-cell table:formula="of:=[.C186]*[.$G$8]" office:value-type="float" office:value="3542843.54356947">
            <text:p>3542844</text:p>
          </table:table-cell>
          <table:table-cell table:style-name="ce1" table:formula="of:=[.D186]/2" office:value-type="float" office:value="1771421.77178474">
            <text:p>1771422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table:formula="of:=[.A187]^-0.5" office:value-type="float" office:value="0.0735214622093808">
            <text:p>0.0735214622</text:p>
          </table:table-cell>
          <table:table-cell table:formula="of:=[.B187]/[.$B$1003]" office:value-type="float" office:value="0.00118964825458851">
            <text:p>0.0011896483</text:p>
          </table:table-cell>
          <table:table-cell table:formula="of:=[.C187]*[.$G$8]" office:value-type="float" office:value="3533255.31612787">
            <text:p>3533255</text:p>
          </table:table-cell>
          <table:table-cell table:style-name="ce1" table:formula="of:=[.D187]/2" office:value-type="float" office:value="1766627.65806394">
            <text:p>1766628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table:formula="of:=[.A188]^-0.5" office:value-type="float" office:value="0.0733235575106767">
            <text:p>0.0733235575</text:p>
          </table:table-cell>
          <table:table-cell table:formula="of:=[.B188]/[.$B$1003]" office:value-type="float" office:value="0.0011864459654567">
            <text:p>0.001186446</text:p>
          </table:table-cell>
          <table:table-cell table:formula="of:=[.C188]*[.$G$8]" office:value-type="float" office:value="3523744.51740638">
            <text:p>3523745</text:p>
          </table:table-cell>
          <table:table-cell table:style-name="ce1" table:formula="of:=[.D188]/2" office:value-type="float" office:value="1761872.25870319">
            <text:p>1761872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formula="of:=[.A189]^-0.5" office:value-type="float" office:value="0.0731272424127131">
            <text:p>0.0731272424</text:p>
          </table:table-cell>
          <table:table-cell table:formula="of:=[.B189]/[.$B$1003]" office:value-type="float" office:value="0.00118326939759986">
            <text:p>0.0011832694</text:p>
          </table:table-cell>
          <table:table-cell table:formula="of:=[.C189]*[.$G$8]" office:value-type="float" office:value="3514310.11087159">
            <text:p>3514310</text:p>
          </table:table-cell>
          <table:table-cell table:style-name="ce1" table:formula="of:=[.D189]/2" office:value-type="float" office:value="1757155.05543579">
            <text:p>1757155</text:p>
          </table:table-cell>
          <table:table-cell table:number-columns-repeated="5"/>
        </table:table-row>
        <table:table-row table:style-name="ro1">
          <table:table-cell office:value-type="float" office:value="188">
            <text:p>188</text:p>
          </table:table-cell>
          <table:table-cell table:formula="of:=[.A190]^-0.5" office:value-type="float" office:value="0.0729324957489473">
            <text:p>0.0729324957</text:p>
          </table:table-cell>
          <table:table-cell table:formula="of:=[.B190]/[.$B$1003]" office:value-type="float" office:value="0.00118011820852291">
            <text:p>0.0011801182</text:p>
          </table:table-cell>
          <table:table-cell table:formula="of:=[.C190]*[.$G$8]" office:value-type="float" office:value="3504951.07931303">
            <text:p>3504951</text:p>
          </table:table-cell>
          <table:table-cell table:style-name="ce1" table:formula="of:=[.D190]/2" office:value-type="float" office:value="1752475.53965652">
            <text:p>1752476</text:p>
          </table:table-cell>
          <table:table-cell table:number-columns-repeated="5"/>
        </table:table-row>
        <table:table-row table:style-name="ro1">
          <table:table-cell office:value-type="float" office:value="189">
            <text:p>189</text:p>
          </table:table-cell>
          <table:table-cell table:formula="of:=[.A191]^-0.5" office:value-type="float" office:value="0.0727392967453308">
            <text:p>0.0727392967</text:p>
          </table:table-cell>
          <table:table-cell table:formula="of:=[.B191]/[.$B$1003]" office:value-type="float" office:value="0.00117699206208167">
            <text:p>0.0011769921</text:p>
          </table:table-cell>
          <table:table-cell table:formula="of:=[.C191]*[.$G$8]" office:value-type="float" office:value="3495666.42438255">
            <text:p>3495666</text:p>
          </table:table-cell>
          <table:table-cell table:style-name="ce1" table:formula="of:=[.D191]/2" office:value-type="float" office:value="1747833.21219128">
            <text:p>1747833</text:p>
          </table:table-cell>
          <table:table-cell table:number-columns-repeated="5"/>
        </table:table-row>
        <table:table-row table:style-name="ro1">
          <table:table-cell office:value-type="float" office:value="190">
            <text:p>190</text:p>
          </table:table-cell>
          <table:table-cell table:formula="of:=[.A192]^-0.5" office:value-type="float" office:value="0.0725476250110012">
            <text:p>0.072547625</text:p>
          </table:table-cell>
          <table:table-cell table:formula="of:=[.B192]/[.$B$1003]" office:value-type="float" office:value="0.0011738906283323">
            <text:p>0.0011738906</text:p>
          </table:table-cell>
          <table:table-cell table:formula="of:=[.C192]*[.$G$8]" office:value-type="float" office:value="3486455.16614692">
            <text:p>3486455</text:p>
          </table:table-cell>
          <table:table-cell table:style-name="ce1" table:formula="of:=[.D192]/2" office:value-type="float" office:value="1743227.58307346">
            <text:p>1743228</text:p>
          </table:table-cell>
          <table:table-cell table:number-columns-repeated="5"/>
        </table:table-row>
        <table:table-row table:style-name="ro1">
          <table:table-cell office:value-type="float" office:value="191">
            <text:p>191</text:p>
          </table:table-cell>
          <table:table-cell table:formula="of:=[.A193]^-0.5" office:value-type="float" office:value="0.0723574605292422">
            <text:p>0.0723574605</text:p>
          </table:table-cell>
          <table:table-cell table:formula="of:=[.B193]/[.$B$1003]" office:value-type="float" office:value="0.001170813583385">
            <text:p>0.0011708136</text:p>
          </table:table-cell>
          <table:table-cell table:formula="of:=[.C193]*[.$G$8]" office:value-type="float" office:value="3477316.34265345">
            <text:p>3477316</text:p>
          </table:table-cell>
          <table:table-cell table:style-name="ce1" table:formula="of:=[.D193]/2" office:value-type="float" office:value="1738658.17132672">
            <text:p>1738658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table:formula="of:=[.A194]^-0.5" office:value-type="float" office:value="0.0721687836487032">
            <text:p>0.0721687836</text:p>
          </table:table-cell>
          <table:table-cell table:formula="of:=[.B194]/[.$B$1003]" office:value-type="float" office:value="0.00116776060926195">
            <text:p>0.0011677606</text:p>
          </table:table-cell>
          <table:table-cell table:formula="of:=[.C194]*[.$G$8]" office:value-type="float" office:value="3468249.00950798">
            <text:p>3468249</text:p>
          </table:table-cell>
          <table:table-cell table:style-name="ce1" table:formula="of:=[.D194]/2" office:value-type="float" office:value="1734124.50475399">
            <text:p>1734125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table:formula="of:=[.A195]^-0.5" office:value-type="float" office:value="0.0719815750748695">
            <text:p>0.0719815751</text:p>
          </table:table-cell>
          <table:table-cell table:formula="of:=[.B195]/[.$B$1003]" office:value-type="float" office:value="0.00116473139375925">
            <text:p>0.0011647314</text:p>
          </table:table-cell>
          <table:table-cell table:formula="of:=[.C195]*[.$G$8]" office:value-type="float" office:value="3459252.23946498">
            <text:p>3459252</text:p>
          </table:table-cell>
          <table:table-cell table:style-name="ce1" table:formula="of:=[.D195]/2" office:value-type="float" office:value="1729626.11973249">
            <text:p>1729626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table:formula="of:=[.A196]^-0.5" office:value-type="float" office:value="0.0717958158617738">
            <text:p>0.0717958159</text:p>
          </table:table-cell>
          <table:table-cell table:formula="of:=[.B196]/[.$B$1003]" office:value-type="float" office:value="0.00116172563031288">
            <text:p>0.0011617256</text:p>
          </table:table-cell>
          <table:table-cell table:formula="of:=[.C196]*[.$G$8]" office:value-type="float" office:value="3450325.12202925">
            <text:p>3450325</text:p>
          </table:table-cell>
          <table:table-cell table:style-name="ce1" table:formula="of:=[.D196]/2" office:value-type="float" office:value="1725162.56101462">
            <text:p>1725163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table:formula="of:=[.A197]^-0.5" office:value-type="float" office:value="0.0716114874039433">
            <text:p>0.0716114874</text:p>
          </table:table-cell>
          <table:table-cell table:formula="of:=[.B197]/[.$B$1003]" office:value-type="float" office:value="0.0011587430178683">
            <text:p>0.001158743</text:p>
          </table:table-cell>
          <table:table-cell table:formula="of:=[.C197]*[.$G$8]" office:value-type="float" office:value="3441466.76306886">
            <text:p>3441467</text:p>
          </table:table-cell>
          <table:table-cell table:style-name="ce1" table:formula="of:=[.D197]/2" office:value-type="float" office:value="1720733.38153443">
            <text:p>1720733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table:formula="of:=[.A198]^-0.5" office:value-type="float" office:value="0.0714285714285714">
            <text:p>0.0714285714</text:p>
          </table:table-cell>
          <table:table-cell table:formula="of:=[.B198]/[.$B$1003]" office:value-type="float" office:value="0.00115578326075387">
            <text:p>0.0011557833</text:p>
          </table:table-cell>
          <table:table-cell table:formula="of:=[.C198]*[.$G$8]" office:value-type="float" office:value="3432676.284439">
            <text:p>3432676</text:p>
          </table:table-cell>
          <table:table-cell table:style-name="ce1" table:formula="of:=[.D198]/2" office:value-type="float" office:value="1716338.1422195">
            <text:p>1716338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formula="of:=[.A199]^-0.5" office:value-type="float" office:value="0.0712470499879097">
            <text:p>0.07124705</text:p>
          </table:table-cell>
          <table:table-cell table:formula="of:=[.B199]/[.$B$1003]" office:value-type="float" office:value="0.00115284606855769">
            <text:p>0.0011528461</text:p>
          </table:table-cell>
          <table:table-cell table:formula="of:=[.C199]*[.$G$8]" office:value-type="float" office:value="3423952.82361632">
            <text:p>3423953</text:p>
          </table:table-cell>
          <table:table-cell table:style-name="ce1" table:formula="of:=[.D199]/2" office:value-type="float" office:value="1711976.41180816">
            <text:p>1711976</text:p>
          </table:table-cell>
          <table:table-cell table:number-columns-repeated="5"/>
        </table:table-row>
        <table:table-row table:style-name="ro1">
          <table:table-cell office:value-type="float" office:value="198">
            <text:p>198</text:p>
          </table:table-cell>
          <table:table-cell table:formula="of:=[.A200]^-0.5" office:value-type="float" office:value="0.0710669054518701">
            <text:p>0.0710669055</text:p>
          </table:table-cell>
          <table:table-cell table:formula="of:=[.B200]/[.$B$1003]" office:value-type="float" office:value="0.00114993115600789">
            <text:p>0.0011499312</text:p>
          </table:table-cell>
          <table:table-cell table:formula="of:=[.C200]*[.$G$8]" office:value-type="float" office:value="3415295.53334345">
            <text:p>3415296</text:p>
          </table:table-cell>
          <table:table-cell table:style-name="ce1" table:formula="of:=[.D200]/2" office:value-type="float" office:value="1707647.76667172">
            <text:p>1707648</text:p>
          </table:table-cell>
          <table:table-cell table:number-columns-repeated="5"/>
        </table:table-row>
        <table:table-row table:style-name="ro1">
          <table:table-cell office:value-type="float" office:value="199">
            <text:p>199</text:p>
          </table:table-cell>
          <table:table-cell table:formula="of:=[.A201]^-0.5" office:value-type="float" office:value="0.0708881205008336">
            <text:p>0.0708881205</text:p>
          </table:table-cell>
          <table:table-cell table:formula="of:=[.B201]/[.$B$1003]" office:value-type="float" office:value="0.00114703824285634">
            <text:p>0.0011470382</text:p>
          </table:table-cell>
          <table:table-cell table:formula="of:=[.C201]*[.$G$8]" office:value-type="float" office:value="3406703.58128332">
            <text:p>3406704</text:p>
          </table:table-cell>
          <table:table-cell table:style-name="ce1" table:formula="of:=[.D201]/2" office:value-type="float" office:value="1703351.79064166">
            <text:p>1703352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table:formula="of:=[.A202]^-0.5" office:value-type="float" office:value="0.0707106781186547">
            <text:p>0.0707106781</text:p>
          </table:table-cell>
          <table:table-cell table:formula="of:=[.B202]/[.$B$1003]" office:value-type="float" office:value="0.00114416705376535">
            <text:p>0.0011441671</text:p>
          </table:table-cell>
          <table:table-cell table:formula="of:=[.C202]*[.$G$8]" office:value-type="float" office:value="3398176.14968308">
            <text:p>3398176</text:p>
          </table:table-cell>
          <table:table-cell table:style-name="ce1" table:formula="of:=[.D202]/2" office:value-type="float" office:value="1699088.07484154">
            <text:p>1699088</text:p>
          </table:table-cell>
          <table:table-cell table:number-columns-repeated="5"/>
        </table:table-row>
        <table:table-row table:style-name="ro1">
          <table:table-cell office:value-type="float" office:value="201">
            <text:p>201</text:p>
          </table:table-cell>
          <table:table-cell table:formula="of:=[.A203]^-0.5" office:value-type="float" office:value="0.0705345615858598">
            <text:p>0.0705345616</text:p>
          </table:table-cell>
          <table:table-cell table:formula="of:=[.B203]/[.$B$1003]" office:value-type="float" office:value="0.0011413173181977">
            <text:p>0.0011413173</text:p>
          </table:table-cell>
          <table:table-cell table:formula="of:=[.C203]*[.$G$8]" office:value-type="float" office:value="3389712.43504717">
            <text:p>3389712</text:p>
          </table:table-cell>
          <table:table-cell table:style-name="ce1" table:formula="of:=[.D203]/2" office:value-type="float" office:value="1694856.21752358">
            <text:p>1694856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table:formula="of:=[.A204]^-0.5" office:value-type="float" office:value="0.0703597544730292">
            <text:p>0.0703597545</text:p>
          </table:table-cell>
          <table:table-cell table:formula="of:=[.B204]/[.$B$1003]" office:value-type="float" office:value="0.00113848877030951">
            <text:p>0.0011384888</text:p>
          </table:table-cell>
          <table:table-cell table:formula="of:=[.C204]*[.$G$8]" office:value-type="float" office:value="3381311.64781925">
            <text:p>3381312</text:p>
          </table:table-cell>
          <table:table-cell table:style-name="ce1" table:formula="of:=[.D204]/2" office:value-type="float" office:value="1690655.82390963">
            <text:p>1690656</text:p>
          </table:table-cell>
          <table:table-cell table:number-columns-repeated="5"/>
        </table:table-row>
        <table:table-row table:style-name="ro1">
          <table:table-cell office:value-type="float" office:value="203">
            <text:p>203</text:p>
          </table:table-cell>
          <table:table-cell table:formula="of:=[.A205]^-0.5" office:value-type="float" office:value="0.0701862406343596">
            <text:p>0.0701862406</text:p>
          </table:table-cell>
          <table:table-cell table:formula="of:=[.B205]/[.$B$1003]" office:value-type="float" office:value="0.00113568114884611">
            <text:p>0.0011356811</text:p>
          </table:table-cell>
          <table:table-cell table:formula="of:=[.C205]*[.$G$8]" office:value-type="float" office:value="3372973.01207293">
            <text:p>3372973</text:p>
          </table:table-cell>
          <table:table-cell table:style-name="ce1" table:formula="of:=[.D205]/2" office:value-type="float" office:value="1686486.50603647">
            <text:p>1686487</text:p>
          </table:table-cell>
          <table:table-cell table:number-columns-repeated="5"/>
        </table:table-row>
        <table:table-row table:style-name="ro1">
          <table:table-cell office:value-type="float" office:value="204">
            <text:p>204</text:p>
          </table:table-cell>
          <table:table-cell table:formula="of:=[.A206]^-0.5" office:value-type="float" office:value="0.0700140042014005">
            <text:p>0.0700140042</text:p>
          </table:table-cell>
          <table:table-cell table:formula="of:=[.B206]/[.$B$1003]" office:value-type="float" office:value="0.00113289419704062">
            <text:p>0.0011328942</text:p>
          </table:table-cell>
          <table:table-cell table:formula="of:=[.C206]*[.$G$8]" office:value-type="float" office:value="3364695.76521064">
            <text:p>3364696</text:p>
          </table:table-cell>
          <table:table-cell table:style-name="ce1" table:formula="of:=[.D206]/2" office:value-type="float" office:value="1682347.88260532">
            <text:p>1682348</text:p>
          </table:table-cell>
          <table:table-cell table:number-columns-repeated="5"/>
        </table:table-row>
        <table:table-row table:style-name="ro1">
          <table:table-cell office:value-type="float" office:value="205">
            <text:p>205</text:p>
          </table:table-cell>
          <table:table-cell table:formula="of:=[.A207]^-0.5" office:value-type="float" office:value="0.0698430295769578">
            <text:p>0.0698430296</text:p>
          </table:table-cell>
          <table:table-cell table:formula="of:=[.B207]/[.$B$1003]" office:value-type="float" office:value="0.0011301276625154">
            <text:p>0.0011301277</text:p>
          </table:table-cell>
          <table:table-cell table:formula="of:=[.C207]*[.$G$8]" office:value-type="float" office:value="3356479.15767073">
            <text:p>3356479</text:p>
          </table:table-cell>
          <table:table-cell table:style-name="ce1" table:formula="of:=[.D207]/2" office:value-type="float" office:value="1678239.57883536">
            <text:p>1678240</text:p>
          </table:table-cell>
          <table:table-cell table:number-columns-repeated="5"/>
        </table:table-row>
        <table:table-row table:style-name="ro1">
          <table:table-cell office:value-type="float" office:value="206">
            <text:p>206</text:p>
          </table:table-cell>
          <table:table-cell table:formula="of:=[.A208]^-0.5" office:value-type="float" office:value="0.0696733014291618">
            <text:p>0.0696733014</text:p>
          </table:table-cell>
          <table:table-cell table:formula="of:=[.B208]/[.$B$1003]" office:value-type="float" office:value="0.00112738129718598">
            <text:p>0.0011273813</text:p>
          </table:table-cell>
          <table:table-cell table:formula="of:=[.C208]*[.$G$8]" office:value-type="float" office:value="3348322.45264235">
            <text:p>3348322</text:p>
          </table:table-cell>
          <table:table-cell table:style-name="ce1" table:formula="of:=[.D208]/2" office:value-type="float" office:value="1674161.22632117">
            <text:p>1674161</text:p>
          </table:table-cell>
          <table:table-cell table:number-columns-repeated="5"/>
        </table:table-row>
        <table:table-row table:style-name="ro1">
          <table:table-cell office:value-type="float" office:value="207">
            <text:p>207</text:p>
          </table:table-cell>
          <table:table-cell table:formula="of:=[.A209]^-0.5" office:value-type="float" office:value="0.0695048046856916">
            <text:p>0.0695048047</text:p>
          </table:table-cell>
          <table:table-cell table:formula="of:=[.B209]/[.$B$1003]" office:value-type="float" office:value="0.00112465485716766">
            <text:p>0.0011246549</text:p>
          </table:table-cell>
          <table:table-cell table:formula="of:=[.C209]*[.$G$8]" office:value-type="float" office:value="3340224.92578794">
            <text:p>3340225</text:p>
          </table:table-cell>
          <table:table-cell table:style-name="ce1" table:formula="of:=[.D209]/2" office:value-type="float" office:value="1670112.46289397">
            <text:p>1670112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table:formula="of:=[.A210]^-0.5" office:value-type="float" office:value="0.0693375245281536">
            <text:p>0.0693375245</text:p>
          </table:table-cell>
          <table:table-cell table:formula="of:=[.B210]/[.$B$1003]" office:value-type="float" office:value="0.00112194810268451">
            <text:p>0.0011219481</text:p>
          </table:table-cell>
          <table:table-cell table:formula="of:=[.C210]*[.$G$8]" office:value-type="float" office:value="3332185.86497301">
            <text:p>3332186</text:p>
          </table:table-cell>
          <table:table-cell table:style-name="ce1" table:formula="of:=[.D210]/2" office:value-type="float" office:value="1666092.9324865">
            <text:p>1666093</text:p>
          </table:table-cell>
          <table:table-cell table:number-columns-repeated="5"/>
        </table:table-row>
        <table:table-row table:style-name="ro1">
          <table:table-cell office:value-type="float" office:value="209">
            <text:p>209</text:p>
          </table:table-cell>
          <table:table-cell table:formula="of:=[.A211]^-0.5" office:value-type="float" office:value="0.0691714463866075">
            <text:p>0.0691714464</text:p>
          </table:table-cell>
          <table:table-cell table:formula="of:=[.B211]/[.$B$1003]" office:value-type="float" office:value="0.00111926079798085">
            <text:p>0.0011192608</text:p>
          </table:table-cell>
          <table:table-cell table:formula="of:=[.C211]*[.$G$8]" office:value-type="float" office:value="3324204.57000312">
            <text:p>3324205</text:p>
          </table:table-cell>
          <table:table-cell table:style-name="ce1" table:formula="of:=[.D211]/2" office:value-type="float" office:value="1662102.28500156">
            <text:p>1662102</text:p>
          </table:table-cell>
          <table:table-cell table:number-columns-repeated="5"/>
        </table:table-row>
        <table:table-row table:style-name="ro1">
          <table:table-cell office:value-type="float" office:value="210">
            <text:p>210</text:p>
          </table:table-cell>
          <table:table-cell table:formula="of:=[.A212]^-0.5" office:value-type="float" office:value="0.0690065559342354">
            <text:p>0.0690065559</text:p>
          </table:table-cell>
          <table:table-cell table:formula="of:=[.B212]/[.$B$1003]" office:value-type="float" office:value="0.00111659271123491">
            <text:p>0.0011165927</text:p>
          </table:table-cell>
          <table:table-cell table:formula="of:=[.C212]*[.$G$8]" office:value-type="float" office:value="3316280.35236769">
            <text:p>3316280</text:p>
          </table:table-cell>
          <table:table-cell table:style-name="ce1" table:formula="of:=[.D212]/2" office:value-type="float" office:value="1658140.17618384">
            <text:p>1658140</text:p>
          </table:table-cell>
          <table:table-cell table:number-columns-repeated="5"/>
        </table:table-row>
        <table:table-row table:style-name="ro1">
          <table:table-cell office:value-type="float" office:value="211">
            <text:p>211</text:p>
          </table:table-cell>
          <table:table-cell table:formula="of:=[.A213]^-0.5" office:value-type="float" office:value="0.0688428390821514">
            <text:p>0.0688428391</text:p>
          </table:table-cell>
          <table:table-cell table:formula="of:=[.B213]/[.$B$1003]" office:value-type="float" office:value="0.00111394361447492">
            <text:p>0.0011139436</text:p>
          </table:table-cell>
          <table:table-cell table:formula="of:=[.C213]*[.$G$8]" office:value-type="float" office:value="3308412.53499052">
            <text:p>3308413</text:p>
          </table:table-cell>
          <table:table-cell table:style-name="ce1" table:formula="of:=[.D213]/2" office:value-type="float" office:value="1654206.26749526">
            <text:p>1654206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table:formula="of:=[.A214]^-0.5" office:value-type="float" office:value="0.0686802819743445">
            <text:p>0.068680282</text:p>
          </table:table-cell>
          <table:table-cell table:formula="of:=[.B214]/[.$B$1003]" office:value-type="float" office:value="0.00111131328349725">
            <text:p>0.0011113133</text:p>
          </table:table-cell>
          <table:table-cell table:formula="of:=[.C214]*[.$G$8]" office:value-type="float" office:value="3300600.45198682">
            <text:p>3300600</text:p>
          </table:table-cell>
          <table:table-cell table:style-name="ce1" table:formula="of:=[.D214]/2" office:value-type="float" office:value="1650300.22599341">
            <text:p>1650300</text:p>
          </table:table-cell>
          <table:table-cell table:number-columns-repeated="5"/>
        </table:table-row>
        <table:table-row table:style-name="ro1">
          <table:table-cell office:value-type="float" office:value="213">
            <text:p>213</text:p>
          </table:table-cell>
          <table:table-cell table:formula="of:=[.A215]^-0.5" office:value-type="float" office:value="0.0685188709827532">
            <text:p>0.068518871</text:p>
          </table:table-cell>
          <table:table-cell table:formula="of:=[.B215]/[.$B$1003]" office:value-type="float" office:value="0.00110870149778669">
            <text:p>0.0011087015</text:p>
          </table:table-cell>
          <table:table-cell table:formula="of:=[.C215]*[.$G$8]" office:value-type="float" office:value="3292843.44842645">
            <text:p>3292843</text:p>
          </table:table-cell>
          <table:table-cell table:style-name="ce1" table:formula="of:=[.D215]/2" office:value-type="float" office:value="1646421.72421323">
            <text:p>1646422</text:p>
          </table:table-cell>
          <table:table-cell table:number-columns-repeated="5"/>
        </table:table-row>
        <table:table-row table:style-name="ro1">
          <table:table-cell office:value-type="float" office:value="214">
            <text:p>214</text:p>
          </table:table-cell>
          <table:table-cell table:formula="of:=[.A216]^-0.5" office:value-type="float" office:value="0.0683585927024663">
            <text:p>0.0683585927</text:p>
          </table:table-cell>
          <table:table-cell table:formula="of:=[.B216]/[.$B$1003]" office:value-type="float" office:value="0.00110610804043883">
            <text:p>0.001106108</text:p>
          </table:table-cell>
          <table:table-cell table:formula="of:=[.C216]*[.$G$8]" office:value-type="float" office:value="3285140.88010334">
            <text:p>3285141</text:p>
          </table:table-cell>
          <table:table-cell table:style-name="ce1" table:formula="of:=[.D216]/2" office:value-type="float" office:value="1642570.44005167">
            <text:p>1642570</text:p>
          </table:table-cell>
          <table:table-cell table:number-columns-repeated="5"/>
        </table:table-row>
        <table:table-row table:style-name="ro1">
          <table:table-cell office:value-type="float" office:value="215">
            <text:p>215</text:p>
          </table:table-cell>
          <table:table-cell table:formula="of:=[.A217]^-0.5" office:value-type="float" office:value="0.0681994339470474">
            <text:p>0.0681994339</text:p>
          </table:table-cell>
          <table:table-cell table:formula="of:=[.B217]/[.$B$1003]" office:value-type="float" office:value="0.00110353269808441">
            <text:p>0.0011035327</text:p>
          </table:table-cell>
          <table:table-cell table:formula="of:=[.C217]*[.$G$8]" office:value-type="float" office:value="3277492.11331071">
            <text:p>3277492</text:p>
          </table:table-cell>
          <table:table-cell table:style-name="ce1" table:formula="of:=[.D217]/2" office:value-type="float" office:value="1638746.05665535">
            <text:p>1638746</text:p>
          </table:table-cell>
          <table:table-cell table:number-columns-repeated="5"/>
        </table:table-row>
        <table:table-row table:style-name="ro1">
          <table:table-cell office:value-type="float" office:value="216">
            <text:p>216</text:p>
          </table:table-cell>
          <table:table-cell table:formula="of:=[.A218]^-0.5" office:value-type="float" office:value="0.0680413817439772">
            <text:p>0.0680413817</text:p>
          </table:table-cell>
          <table:table-cell table:formula="of:=[.B218]/[.$B$1003]" office:value-type="float" office:value="0.00110097526081554">
            <text:p>0.0011009753</text:p>
          </table:table-cell>
          <table:table-cell table:formula="of:=[.C218]*[.$G$8]" office:value-type="float" office:value="3269896.52462216">
            <text:p>3269897</text:p>
          </table:table-cell>
          <table:table-cell table:style-name="ce1" table:formula="of:=[.D218]/2" office:value-type="float" office:value="1634948.26231108">
            <text:p>1634948</text:p>
          </table:table-cell>
          <table:table-cell table:number-columns-repeated="5"/>
        </table:table-row>
        <table:table-row table:style-name="ro1">
          <table:table-cell office:value-type="float" office:value="217">
            <text:p>217</text:p>
          </table:table-cell>
          <table:table-cell table:formula="of:=[.A219]^-0.5" office:value-type="float" office:value="0.0678844233302131">
            <text:p>0.0678844233</text:p>
          </table:table-cell>
          <table:table-cell table:formula="of:=[.B219]/[.$B$1003]" office:value-type="float" office:value="0.00109843552211386">
            <text:p>0.0010984355</text:p>
          </table:table-cell>
          <table:table-cell table:formula="of:=[.C219]*[.$G$8]" office:value-type="float" office:value="3262353.50067816">
            <text:p>3262354</text:p>
          </table:table-cell>
          <table:table-cell table:style-name="ce1" table:formula="of:=[.D219]/2" office:value-type="float" office:value="1631176.75033908">
            <text:p>1631177</text:p>
          </table:table-cell>
          <table:table-cell table:number-columns-repeated="5"/>
        </table:table-row>
        <table:table-row table:style-name="ro1">
          <table:table-cell office:value-type="float" office:value="218">
            <text:p>218</text:p>
          </table:table-cell>
          <table:table-cell table:formula="of:=[.A220]^-0.5" office:value-type="float" office:value="0.0677285461478596">
            <text:p>0.0677285461</text:p>
          </table:table-cell>
          <table:table-cell table:formula="of:=[.B220]/[.$B$1003]" office:value-type="float" office:value="0.00109591327878049">
            <text:p>0.0010959133</text:p>
          </table:table-cell>
          <table:table-cell table:formula="of:=[.C220]*[.$G$8]" office:value-type="float" office:value="3254862.43797806">
            <text:p>3254862</text:p>
          </table:table-cell>
          <table:table-cell table:style-name="ce1" table:formula="of:=[.D220]/2" office:value-type="float" office:value="1627431.21898903">
            <text:p>1627431</text:p>
          </table:table-cell>
          <table:table-cell table:number-columns-repeated="5"/>
        </table:table-row>
        <table:table-row table:style-name="ro1">
          <table:table-cell office:value-type="float" office:value="219">
            <text:p>219</text:p>
          </table:table-cell>
          <table:table-cell table:formula="of:=[.A221]^-0.5" office:value-type="float" office:value="0.0675737378399486">
            <text:p>0.0675737378</text:p>
          </table:table-cell>
          <table:table-cell table:formula="of:=[.B221]/[.$B$1003]" office:value-type="float" office:value="0.00109340833086776">
            <text:p>0.0010934083</text:p>
          </table:table-cell>
          <table:table-cell table:formula="of:=[.C221]*[.$G$8]" office:value-type="float" office:value="3247422.74267726">
            <text:p>3247423</text:p>
          </table:table-cell>
          <table:table-cell table:style-name="ce1" table:formula="of:=[.D221]/2" office:value-type="float" office:value="1623711.37133863">
            <text:p>1623711</text:p>
          </table:table-cell>
          <table:table-cell table:number-columns-repeated="5"/>
        </table:table-row>
        <table:table-row table:style-name="ro1">
          <table:table-cell office:value-type="float" office:value="220">
            <text:p>220</text:p>
          </table:table-cell>
          <table:table-cell table:formula="of:=[.A222]^-0.5" office:value-type="float" office:value="0.0674199862463242">
            <text:p>0.0674199862</text:p>
          </table:table-cell>
          <table:table-cell table:formula="of:=[.B222]/[.$B$1003]" office:value-type="float" office:value="0.00109092048161261">
            <text:p>0.0010909205</text:p>
          </table:table-cell>
          <table:table-cell table:formula="of:=[.C222]*[.$G$8]" office:value-type="float" office:value="3240033.83038945">
            <text:p>3240034</text:p>
          </table:table-cell>
          <table:table-cell table:style-name="ce1" table:formula="of:=[.D222]/2" office:value-type="float" office:value="1620016.91519473">
            <text:p>1620017</text:p>
          </table:table-cell>
          <table:table-cell table:number-columns-repeated="5"/>
        </table:table-row>
        <table:table-row table:style-name="ro1">
          <table:table-cell office:value-type="float" office:value="221">
            <text:p>221</text:p>
          </table:table-cell>
          <table:table-cell table:formula="of:=[.A223]^-0.5" office:value-type="float" office:value="0.0672672793996312">
            <text:p>0.0672672794</text:p>
          </table:table-cell>
          <table:table-cell table:formula="of:=[.B223]/[.$B$1003]" office:value-type="float" office:value="0.00108844953737167">
            <text:p>0.0010884495</text:p>
          </table:table-cell>
          <table:table-cell table:formula="of:=[.C223]*[.$G$8]" office:value-type="float" office:value="3232695.12599385">
            <text:p>3232695</text:p>
          </table:table-cell>
          <table:table-cell table:style-name="ce1" table:formula="of:=[.D223]/2" office:value-type="float" office:value="1616347.56299692">
            <text:p>1616348</text:p>
          </table:table-cell>
          <table:table-cell table:number-columns-repeated="5"/>
        </table:table-row>
        <table:table-row table:style-name="ro1">
          <table:table-cell office:value-type="float" office:value="222">
            <text:p>222</text:p>
          </table:table-cell>
          <table:table-cell table:formula="of:=[.A224]^-0.5" office:value-type="float" office:value="0.0671156055214024">
            <text:p>0.0671156055</text:p>
          </table:table-cell>
          <table:table-cell table:formula="of:=[.B224]/[.$B$1003]" office:value-type="float" office:value="0.00108599530755796">
            <text:p>0.0010859953</text:p>
          </table:table-cell>
          <table:table-cell table:formula="of:=[.C224]*[.$G$8]" office:value-type="float" office:value="3225406.06344714">
            <text:p>3225406</text:p>
          </table:table-cell>
          <table:table-cell table:style-name="ce1" table:formula="of:=[.D224]/2" office:value-type="float" office:value="1612703.03172357">
            <text:p>1612703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table:formula="of:=[.A225]^-0.5" office:value-type="float" office:value="0.0669649530182425">
            <text:p>0.066964953</text:p>
          </table:table-cell>
          <table:table-cell table:formula="of:=[.B225]/[.$B$1003]" office:value-type="float" office:value="0.00108355760457916">
            <text:p>0.0010835576</text:p>
          </table:table-cell>
          <table:table-cell table:formula="of:=[.C225]*[.$G$8]" office:value-type="float" office:value="3218166.0856001">
            <text:p>3218166</text:p>
          </table:table-cell>
          <table:table-cell table:style-name="ce1" table:formula="of:=[.D225]/2" office:value-type="float" office:value="1609083.04280005">
            <text:p>1609083</text:p>
          </table:table-cell>
          <table:table-cell table:number-columns-repeated="5"/>
        </table:table-row>
        <table:table-row table:style-name="ro1">
          <table:table-cell office:value-type="float" office:value="224">
            <text:p>224</text:p>
          </table:table-cell>
          <table:table-cell table:formula="of:=[.A226]^-0.5" office:value-type="float" office:value="0.0668153104781061">
            <text:p>0.0668153105</text:p>
          </table:table-cell>
          <table:table-cell table:formula="of:=[.B226]/[.$B$1003]" office:value-type="float" office:value="0.00108113624377735">
            <text:p>0.0010811362</text:p>
          </table:table-cell>
          <table:table-cell table:formula="of:=[.C226]*[.$G$8]" office:value-type="float" office:value="3210974.64401873">
            <text:p>3210975</text:p>
          </table:table-cell>
          <table:table-cell table:style-name="ce1" table:formula="of:=[.D226]/2" office:value-type="float" office:value="1605487.32200936">
            <text:p>1605487</text:p>
          </table:table-cell>
          <table:table-cell table:number-columns-repeated="5"/>
        </table:table-row>
        <table:table-row table:style-name="ro1">
          <table:table-cell office:value-type="float" office:value="225">
            <text:p>225</text:p>
          </table:table-cell>
          <table:table-cell table:formula="of:=[.A227]^-0.5" office:value-type="float" office:value="0.0666666666666667">
            <text:p>0.0666666667</text:p>
          </table:table-cell>
          <table:table-cell table:formula="of:=[.B227]/[.$B$1003]" office:value-type="float" office:value="0.00107873104337028">
            <text:p>0.001078731</text:p>
          </table:table-cell>
          <table:table-cell table:formula="of:=[.C227]*[.$G$8]" office:value-type="float" office:value="3203831.19880973">
            <text:p>3203831</text:p>
          </table:table-cell>
          <table:table-cell table:style-name="ce1" table:formula="of:=[.D227]/2" office:value-type="float" office:value="1601915.59940487">
            <text:p>1601916</text:p>
          </table:table-cell>
          <table:table-cell table:number-columns-repeated="5"/>
        </table:table-row>
        <table:table-row table:style-name="ro1">
          <table:table-cell office:value-type="float" office:value="226">
            <text:p>226</text:p>
          </table:table-cell>
          <table:table-cell table:formula="of:=[.A228]^-0.5" office:value-type="float" office:value="0.0665190105237739">
            <text:p>0.0665190105</text:p>
          </table:table-cell>
          <table:table-cell table:formula="of:=[.B228]/[.$B$1003]" office:value-type="float" office:value="0.00107634182439404">
            <text:p>0.0010763418</text:p>
          </table:table-cell>
          <table:table-cell table:formula="of:=[.C228]*[.$G$8]" office:value-type="float" office:value="3196735.2184503">
            <text:p>3196735</text:p>
          </table:table-cell>
          <table:table-cell table:style-name="ce1" table:formula="of:=[.D228]/2" office:value-type="float" office:value="1598367.60922515">
            <text:p>1598368</text:p>
          </table:table-cell>
          <table:table-cell table:number-columns-repeated="5"/>
        </table:table-row>
        <table:table-row table:style-name="ro1">
          <table:table-cell office:value-type="float" office:value="227">
            <text:p>227</text:p>
          </table:table-cell>
          <table:table-cell table:formula="of:=[.A229]^-0.5" office:value-type="float" office:value="0.0663723311599972">
            <text:p>0.0663723312</text:p>
          </table:table-cell>
          <table:table-cell table:formula="of:=[.B229]/[.$B$1003]" office:value-type="float" office:value="0.00107396841064712">
            <text:p>0.0010739684</text:p>
          </table:table-cell>
          <table:table-cell table:formula="of:=[.C229]*[.$G$8]" office:value-type="float" office:value="3189686.17962196">
            <text:p>3189686</text:p>
          </table:table-cell>
          <table:table-cell table:style-name="ce1" table:formula="of:=[.D229]/2" office:value-type="float" office:value="1594843.08981098">
            <text:p>1594843</text:p>
          </table:table-cell>
          <table:table-cell table:number-columns-repeated="5"/>
        </table:table-row>
        <table:table-row table:style-name="ro1">
          <table:table-cell office:value-type="float" office:value="228">
            <text:p>228</text:p>
          </table:table-cell>
          <table:table-cell table:formula="of:=[.A230]^-0.5" office:value-type="float" office:value="0.0662266178532522">
            <text:p>0.0662266179</text:p>
          </table:table-cell>
          <table:table-cell table:formula="of:=[.B230]/[.$B$1003]" office:value-type="float" office:value="0.00107161062863585">
            <text:p>0.0010716106</text:p>
          </table:table-cell>
          <table:table-cell table:formula="of:=[.C230]*[.$G$8]" office:value-type="float" office:value="3182683.56704849">
            <text:p>3182684</text:p>
          </table:table-cell>
          <table:table-cell table:style-name="ce1" table:formula="of:=[.D230]/2" office:value-type="float" office:value="1591341.78352424">
            <text:p>1591342</text:p>
          </table:table-cell>
          <table:table-cell table:number-columns-repeated="5"/>
        </table:table-row>
        <table:table-row table:style-name="ro1">
          <table:table-cell office:value-type="float" office:value="229">
            <text:p>229</text:p>
          </table:table-cell>
          <table:table-cell table:formula="of:=[.A231]^-0.5" office:value-type="float" office:value="0.066081860045509">
            <text:p>0.06608186</text:p>
          </table:table-cell>
          <table:table-cell table:formula="of:=[.B231]/[.$B$1003]" office:value-type="float" office:value="0.00106926830752111">
            <text:p>0.0010692683</text:p>
          </table:table-cell>
          <table:table-cell table:formula="of:=[.C231]*[.$G$8]" office:value-type="float" office:value="3175726.8733377">
            <text:p>3175727</text:p>
          </table:table-cell>
          <table:table-cell table:style-name="ce1" table:formula="of:=[.D231]/2" office:value-type="float" office:value="1587863.43666885">
            <text:p>1587863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table:formula="of:=[.A232]^-0.5" office:value-type="float" office:value="0.0659380473395787">
            <text:p>0.0659380473</text:p>
          </table:table-cell>
          <table:table-cell table:formula="of:=[.B232]/[.$B$1003]" office:value-type="float" office:value="0.00106694127906634">
            <text:p>0.0010669413</text:p>
          </table:table-cell>
          <table:table-cell table:formula="of:=[.C232]*[.$G$8]" office:value-type="float" office:value="3168815.59882703">
            <text:p>3168816</text:p>
          </table:table-cell>
          <table:table-cell table:style-name="ce1" table:formula="of:=[.D232]/2" office:value-type="float" office:value="1584407.79941352">
            <text:p>1584408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table:formula="of:=[.A233]^-0.5" office:value-type="float" office:value="0.0657951694959769">
            <text:p>0.0657951695</text:p>
          </table:table-cell>
          <table:table-cell table:formula="of:=[.B233]/[.$B$1003]" office:value-type="float" office:value="0.00106462937758679">
            <text:p>0.0010646294</text:p>
          </table:table-cell>
          <table:table-cell table:formula="of:=[.C233]*[.$G$8]" office:value-type="float" office:value="3161949.25143278">
            <text:p>3161949</text:p>
          </table:table-cell>
          <table:table-cell table:style-name="ce1" table:formula="of:=[.D233]/2" office:value-type="float" office:value="1580974.62571639">
            <text:p>1580975</text:p>
          </table:table-cell>
          <table:table-cell table:number-columns-repeated="5"/>
        </table:table-row>
        <table:table-row table:style-name="ro1">
          <table:table-cell office:value-type="float" office:value="232">
            <text:p>232</text:p>
          </table:table-cell>
          <table:table-cell table:formula="of:=[.A234]^-0.5" office:value-type="float" office:value="0.0656532164298613">
            <text:p>0.0656532164</text:p>
          </table:table-cell>
          <table:table-cell table:formula="of:=[.B234]/[.$B$1003]" office:value-type="float" office:value="0.00106233243989999">
            <text:p>0.0010623324</text:p>
          </table:table-cell>
          <table:table-cell table:formula="of:=[.C234]*[.$G$8]" office:value-type="float" office:value="3155127.34650296">
            <text:p>3155127</text:p>
          </table:table-cell>
          <table:table-cell table:style-name="ce1" table:formula="of:=[.D234]/2" office:value-type="float" office:value="1577563.67325148">
            <text:p>1577564</text:p>
          </table:table-cell>
          <table:table-cell table:number-columns-repeated="5"/>
        </table:table-row>
        <table:table-row table:style-name="ro1">
          <table:table-cell office:value-type="float" office:value="233">
            <text:p>233</text:p>
          </table:table-cell>
          <table:table-cell table:formula="of:=[.A235]^-0.5" office:value-type="float" office:value="0.0655121782080418">
            <text:p>0.0655121782</text:p>
          </table:table-cell>
          <table:table-cell table:formula="of:=[.B235]/[.$B$1003]" office:value-type="float" office:value="0.00106005030527731">
            <text:p>0.0010600503</text:p>
          </table:table-cell>
          <table:table-cell table:formula="of:=[.C235]*[.$G$8]" office:value-type="float" office:value="3148349.40667361">
            <text:p>3148349</text:p>
          </table:table-cell>
          <table:table-cell table:style-name="ce1" table:formula="of:=[.D235]/2" office:value-type="float" office:value="1574174.70333681">
            <text:p>1574175</text:p>
          </table:table-cell>
          <table:table-cell table:number-columns-repeated="5"/>
        </table:table-row>
        <table:table-row table:style-name="ro1">
          <table:table-cell office:value-type="float" office:value="234">
            <text:p>234</text:p>
          </table:table-cell>
          <table:table-cell table:formula="of:=[.A236]^-0.5" office:value-type="float" office:value="0.0653720450460613">
            <text:p>0.065372045</text:p>
          </table:table-cell>
          <table:table-cell table:formula="of:=[.B236]/[.$B$1003]" office:value-type="float" office:value="0.0010577828153968">
            <text:p>0.0010577828</text:p>
          </table:table-cell>
          <table:table-cell table:formula="of:=[.C236]*[.$G$8]" office:value-type="float" office:value="3141614.9617285">
            <text:p>3141615</text:p>
          </table:table-cell>
          <table:table-cell table:style-name="ce1" table:formula="of:=[.D236]/2" office:value-type="float" office:value="1570807.48086425">
            <text:p>1570807</text:p>
          </table:table-cell>
          <table:table-cell table:number-columns-repeated="5"/>
        </table:table-row>
        <table:table-row table:style-name="ro1">
          <table:table-cell office:value-type="float" office:value="235">
            <text:p>235</text:p>
          </table:table-cell>
          <table:table-cell table:formula="of:=[.A237]^-0.5" office:value-type="float" office:value="0.0652328073053442">
            <text:p>0.0652328073</text:p>
          </table:table-cell>
          <table:table-cell table:formula="of:=[.B237]/[.$B$1003]" office:value-type="float" office:value="0.001055529814297">
            <text:p>0.0010555298</text:p>
          </table:table-cell>
          <table:table-cell table:formula="of:=[.C237]*[.$G$8]" office:value-type="float" office:value="3134923.54846208">
            <text:p>3134924</text:p>
          </table:table-cell>
          <table:table-cell table:style-name="ce1" table:formula="of:=[.D237]/2" office:value-type="float" office:value="1567461.77423104">
            <text:p>1567462</text:p>
          </table:table-cell>
          <table:table-cell table:number-columns-repeated="5"/>
        </table:table-row>
        <table:table-row table:style-name="ro1">
          <table:table-cell office:value-type="float" office:value="236">
            <text:p>236</text:p>
          </table:table-cell>
          <table:table-cell table:formula="of:=[.A238]^-0.5" office:value-type="float" office:value="0.0650944554904119">
            <text:p>0.0650944555</text:p>
          </table:table-cell>
          <table:table-cell table:formula="of:=[.B238]/[.$B$1003]" office:value-type="float" office:value="0.00105329114833189">
            <text:p>0.0010532911</text:p>
          </table:table-cell>
          <table:table-cell table:formula="of:=[.C238]*[.$G$8]" office:value-type="float" office:value="3128274.7105457">
            <text:p>3128275</text:p>
          </table:table-cell>
          <table:table-cell table:style-name="ce1" table:formula="of:=[.D238]/2" office:value-type="float" office:value="1564137.35527285">
            <text:p>1564137</text:p>
          </table:table-cell>
          <table:table-cell table:number-columns-repeated="5"/>
        </table:table-row>
        <table:table-row table:style-name="ro1">
          <table:table-cell office:value-type="float" office:value="237">
            <text:p>237</text:p>
          </table:table-cell>
          <table:table-cell table:formula="of:=[.A239]^-0.5" office:value-type="float" office:value="0.0649569802461631">
            <text:p>0.0649569802</text:p>
          </table:table-cell>
          <table:table-cell table:formula="of:=[.B239]/[.$B$1003]" office:value-type="float" office:value="0.00105106666612689">
            <text:p>0.0010510667</text:p>
          </table:table-cell>
          <table:table-cell table:formula="of:=[.C239]*[.$G$8]" office:value-type="float" office:value="3121667.99839687">
            <text:p>3121668</text:p>
          </table:table-cell>
          <table:table-cell table:style-name="ce1" table:formula="of:=[.D239]/2" office:value-type="float" office:value="1560833.99919844">
            <text:p>1560834</text:p>
          </table:table-cell>
          <table:table-cell table:number-columns-repeated="5"/>
        </table:table-row>
        <table:table-row table:style-name="ro1">
          <table:table-cell office:value-type="float" office:value="238">
            <text:p>238</text:p>
          </table:table-cell>
          <table:table-cell table:formula="of:=[.A240]^-0.5" office:value-type="float" office:value="0.0648203723552164">
            <text:p>0.0648203724</text:p>
          </table:table-cell>
          <table:table-cell table:formula="of:=[.B240]/[.$B$1003]" office:value-type="float" office:value="0.00104885621853589">
            <text:p>0.0010488562</text:p>
          </table:table-cell>
          <table:table-cell table:formula="of:=[.C240]*[.$G$8]" office:value-type="float" office:value="3115102.9690516">
            <text:p>3115103</text:p>
          </table:table-cell>
          <table:table-cell table:style-name="ce1" table:formula="of:=[.D240]/2" office:value-type="float" office:value="1557551.4845258">
            <text:p>1557551</text:p>
          </table:table-cell>
          <table:table-cell table:number-columns-repeated="5"/>
        </table:table-row>
        <table:table-row table:style-name="ro1">
          <table:table-cell office:value-type="float" office:value="239">
            <text:p>239</text:p>
          </table:table-cell>
          <table:table-cell table:formula="of:=[.A241]^-0.5" office:value-type="float" office:value="0.0646846227353151">
            <text:p>0.0646846227</text:p>
          </table:table-cell>
          <table:table-cell table:formula="of:=[.B241]/[.$B$1003]" office:value-type="float" office:value="0.00104665965859919">
            <text:p>0.0010466597</text:p>
          </table:table-cell>
          <table:table-cell table:formula="of:=[.C241]*[.$G$8]" office:value-type="float" office:value="3108579.1860396">
            <text:p>3108579</text:p>
          </table:table-cell>
          <table:table-cell table:style-name="ce1" table:formula="of:=[.D241]/2" office:value-type="float" office:value="1554289.5930198">
            <text:p>1554290</text:p>
          </table:table-cell>
          <table:table-cell table:number-columns-repeated="5"/>
        </table:table-row>
        <table:table-row table:style-name="ro1">
          <table:table-cell office:value-type="float" office:value="240">
            <text:p>240</text:p>
          </table:table-cell>
          <table:table-cell table:formula="of:=[.A242]^-0.5" office:value-type="float" office:value="0.0645497224367903">
            <text:p>0.0645497224</text:p>
          </table:table-cell>
          <table:table-cell table:formula="of:=[.B242]/[.$B$1003]" office:value-type="float" office:value="0.00104447684150251">
            <text:p>0.0010444768</text:p>
          </table:table-cell>
          <table:table-cell table:formula="of:=[.C242]*[.$G$8]" office:value-type="float" office:value="3102096.21926246">
            <text:p>3102096</text:p>
          </table:table-cell>
          <table:table-cell table:style-name="ce1" table:formula="of:=[.D242]/2" office:value-type="float" office:value="1551048.10963123">
            <text:p>1551048</text:p>
          </table:table-cell>
          <table:table-cell table:number-columns-repeated="5"/>
        </table:table-row>
        <table:table-row table:style-name="ro1">
          <table:table-cell office:value-type="float" office:value="241">
            <text:p>241</text:p>
          </table:table-cell>
          <table:table-cell table:formula="of:=[.A243]^-0.5" office:value-type="float" office:value="0.0644156626400831">
            <text:p>0.0644156626</text:p>
          </table:table-cell>
          <table:table-cell table:formula="of:=[.B243]/[.$B$1003]" office:value-type="float" office:value="0.00104230762453687">
            <text:p>0.0010423076</text:p>
          </table:table-cell>
          <table:table-cell table:formula="of:=[.C243]*[.$G$8]" office:value-type="float" office:value="3095653.64487451">
            <text:p>3095654</text:p>
          </table:table-cell>
          <table:table-cell table:style-name="ce1" table:formula="of:=[.D243]/2" office:value-type="float" office:value="1547826.82243726">
            <text:p>1547827</text:p>
          </table:table-cell>
          <table:table-cell table:number-columns-repeated="5"/>
        </table:table-row>
        <table:table-row table:style-name="ro1">
          <table:table-cell office:value-type="float" office:value="242">
            <text:p>242</text:p>
          </table:table-cell>
          <table:table-cell table:formula="of:=[.A244]^-0.5" office:value-type="float" office:value="0.0642824346533225">
            <text:p>0.0642824347</text:p>
          </table:table-cell>
          <table:table-cell table:formula="of:=[.B244]/[.$B$1003]" office:value-type="float" office:value="0.00104015186705941">
            <text:p>0.0010401519</text:p>
          </table:table-cell>
          <table:table-cell table:formula="of:=[.C244]*[.$G$8]" office:value-type="float" office:value="3089251.04516644">
            <text:p>3089251</text:p>
          </table:table-cell>
          <table:table-cell table:style-name="ce1" table:formula="of:=[.D244]/2" office:value-type="float" office:value="1544625.52258322">
            <text:p>1544626</text:p>
          </table:table-cell>
          <table:table-cell table:number-columns-repeated="5"/>
        </table:table-row>
        <table:table-row table:style-name="ro1">
          <table:table-cell office:value-type="float" office:value="243">
            <text:p>243</text:p>
          </table:table-cell>
          <table:table-cell table:formula="of:=[.A245]^-0.5" office:value-type="float" office:value="0.0641500299099584">
            <text:p>0.0641500299</text:p>
          </table:table-cell>
          <table:table-cell table:formula="of:=[.B245]/[.$B$1003]" office:value-type="float" office:value="0.00103800943045506">
            <text:p>0.0010380094</text:p>
          </table:table-cell>
          <table:table-cell table:formula="of:=[.C245]*[.$G$8]" office:value-type="float" office:value="3082888.00845153">
            <text:p>3082888</text:p>
          </table:table-cell>
          <table:table-cell table:style-name="ce1" table:formula="of:=[.D245]/2" office:value-type="float" office:value="1541444.00422577">
            <text:p>1541444</text:p>
          </table:table-cell>
          <table:table-cell table:number-columns-repeated="5"/>
        </table:table-row>
        <table:table-row table:style-name="ro1">
          <table:table-cell office:value-type="float" office:value="244">
            <text:p>244</text:p>
          </table:table-cell>
          <table:table-cell table:formula="of:=[.A246]^-0.5" office:value-type="float" office:value="0.064018439966448">
            <text:p>0.06401844</text:p>
          </table:table-cell>
          <table:table-cell table:formula="of:=[.B246]/[.$B$1003]" office:value-type="float" office:value="0.00103588017809916">
            <text:p>0.0010358802</text:p>
          </table:table-cell>
          <table:table-cell table:formula="of:=[.C246]*[.$G$8]" office:value-type="float" office:value="3076564.12895451">
            <text:p>3076564</text:p>
          </table:table-cell>
          <table:table-cell table:style-name="ce1" table:formula="of:=[.D246]/2" office:value-type="float" office:value="1538282.06447726">
            <text:p>1538282</text:p>
          </table:table-cell>
          <table:table-cell table:number-columns-repeated="5"/>
        </table:table-row>
        <table:table-row table:style-name="ro1">
          <table:table-cell office:value-type="float" office:value="245">
            <text:p>245</text:p>
          </table:table-cell>
          <table:table-cell table:formula="of:=[.A247]^-0.5" office:value-type="float" office:value="0.063887656499994">
            <text:p>0.0638876565</text:p>
          </table:table-cell>
          <table:table-cell table:formula="of:=[.B247]/[.$B$1003]" office:value-type="float" office:value="0.00103376397532081">
            <text:p>0.001033764</text:p>
          </table:table-cell>
          <table:table-cell table:formula="of:=[.C247]*[.$G$8]" office:value-type="float" office:value="3070279.0067028">
            <text:p>3070279</text:p>
          </table:table-cell>
          <table:table-cell table:style-name="ce1" table:formula="of:=[.D247]/2" office:value-type="float" office:value="1535139.5033514">
            <text:p>1535140</text:p>
          </table:table-cell>
          <table:table-cell table:number-columns-repeated="5"/>
        </table:table-row>
        <table:table-row table:style-name="ro1">
          <table:table-cell office:value-type="float" office:value="246">
            <text:p>246</text:p>
          </table:table-cell>
          <table:table-cell table:formula="of:=[.A248]^-0.5" office:value-type="float" office:value="0.0637576713063338">
            <text:p>0.0637576713</text:p>
          </table:table-cell>
          <table:table-cell table:formula="of:=[.B248]/[.$B$1003]" office:value-type="float" office:value="0.00103166068936711">
            <text:p>0.0010316607</text:p>
          </table:table-cell>
          <table:table-cell table:formula="of:=[.C248]*[.$G$8]" office:value-type="float" office:value="3064032.24742033">
            <text:p>3064032</text:p>
          </table:table-cell>
          <table:table-cell table:style-name="ce1" table:formula="of:=[.D248]/2" office:value-type="float" office:value="1532016.12371016">
            <text:p>1532016</text:p>
          </table:table-cell>
          <table:table-cell table:number-columns-repeated="5"/>
        </table:table-row>
        <table:table-row table:style-name="ro1">
          <table:table-cell office:value-type="float" office:value="247">
            <text:p>247</text:p>
          </table:table-cell>
          <table:table-cell table:formula="of:=[.A249]^-0.5" office:value-type="float" office:value="0.0636284762975778">
            <text:p>0.0636284763</text:p>
          </table:table-cell>
          <table:table-cell table:formula="of:=[.B249]/[.$B$1003]" office:value-type="float" office:value="0.00102957018936821">
            <text:p>0.0010295702</text:p>
          </table:table-cell>
          <table:table-cell table:formula="of:=[.C249]*[.$G$8]" office:value-type="float" office:value="3057823.46242358">
            <text:p>3057823</text:p>
          </table:table-cell>
          <table:table-cell table:style-name="ce1" table:formula="of:=[.D249]/2" office:value-type="float" office:value="1528911.73121179">
            <text:p>1528912</text:p>
          </table:table-cell>
          <table:table-cell table:number-columns-repeated="5"/>
        </table:table-row>
        <table:table-row table:style-name="ro1">
          <table:table-cell office:value-type="float" office:value="248">
            <text:p>248</text:p>
          </table:table-cell>
          <table:table-cell table:formula="of:=[.A250]^-0.5" office:value-type="float" office:value="0.0635000635000953">
            <text:p>0.0635000635</text:p>
          </table:table-cell>
          <table:table-cell table:formula="of:=[.B250]/[.$B$1003]" office:value-type="float" office:value="0.00102749234630305">
            <text:p>0.0010274923</text:p>
          </table:table-cell>
          <table:table-cell table:formula="of:=[.C250]*[.$G$8]" office:value-type="float" office:value="3051652.26852007">
            <text:p>3051652</text:p>
          </table:table-cell>
          <table:table-cell table:style-name="ce1" table:formula="of:=[.D250]/2" office:value-type="float" office:value="1525826.13426003">
            <text:p>1525826</text:p>
          </table:table-cell>
          <table:table-cell table:number-columns-repeated="5"/>
        </table:table-row>
        <table:table-row table:style-name="ro1">
          <table:table-cell office:value-type="float" office:value="249">
            <text:p>249</text:p>
          </table:table-cell>
          <table:table-cell table:formula="of:=[.A251]^-0.5" office:value-type="float" office:value="0.0633724250524478">
            <text:p>0.0633724251</text:p>
          </table:table-cell>
          <table:table-cell table:formula="of:=[.B251]/[.$B$1003]" office:value-type="float" office:value="0.00102542703296598">
            <text:p>0.001025427</text:p>
          </table:table-cell>
          <table:table-cell table:formula="of:=[.C251]*[.$G$8]" office:value-type="float" office:value="3045518.28790896">
            <text:p>3045518</text:p>
          </table:table-cell>
          <table:table-cell table:style-name="ce1" table:formula="of:=[.D251]/2" office:value-type="float" office:value="1522759.14395448">
            <text:p>1522759</text:p>
          </table:table-cell>
          <table:table-cell table:number-columns-repeated="5"/>
        </table:table-row>
        <table:table-row table:style-name="ro1">
          <table:table-cell office:value-type="float" office:value="250">
            <text:p>250</text:p>
          </table:table-cell>
          <table:table-cell table:formula="of:=[.A252]^-0.5" office:value-type="float" office:value="0.0632455532033676">
            <text:p>0.0632455532</text:p>
          </table:table-cell>
          <table:table-cell table:formula="of:=[.B252]/[.$B$1003]" office:value-type="float" office:value="0.00102337412393399">
            <text:p>0.0010233741</text:p>
          </table:table-cell>
          <table:table-cell table:formula="of:=[.C252]*[.$G$8]" office:value-type="float" office:value="3039421.14808395">
            <text:p>3039421</text:p>
          </table:table-cell>
          <table:table-cell table:style-name="ce1" table:formula="of:=[.D252]/2" office:value-type="float" office:value="1519710.57404198">
            <text:p>1519711</text:p>
          </table:table-cell>
          <table:table-cell table:number-columns-repeated="5"/>
        </table:table-row>
        <table:table-row table:style-name="ro1">
          <table:table-cell office:value-type="float" office:value="251">
            <text:p>251</text:p>
          </table:table-cell>
          <table:table-cell table:formula="of:=[.A253]^-0.5" office:value-type="float" office:value="0.0631194403097803">
            <text:p>0.0631194403</text:p>
          </table:table-cell>
          <table:table-cell table:formula="of:=[.B253]/[.$B$1003]" office:value-type="float" office:value="0.00102133349553476">
            <text:p>0.0010213335</text:p>
          </table:table-cell>
          <table:table-cell table:formula="of:=[.C253]*[.$G$8]" office:value-type="float" office:value="3033360.48173824">
            <text:p>3033360</text:p>
          </table:table-cell>
          <table:table-cell table:style-name="ce1" table:formula="of:=[.D253]/2" office:value-type="float" office:value="1516680.24086912">
            <text:p>1516680</text:p>
          </table:table-cell>
          <table:table-cell table:number-columns-repeated="5"/>
        </table:table-row>
        <table:table-row table:style-name="ro1">
          <table:table-cell office:value-type="float" office:value="252">
            <text:p>252</text:p>
          </table:table-cell>
          <table:table-cell table:formula="of:=[.A254]^-0.5" office:value-type="float" office:value="0.0629940788348712">
            <text:p>0.0629940788</text:p>
          </table:table-cell>
          <table:table-cell table:formula="of:=[.B254]/[.$B$1003]" office:value-type="float" office:value="0.00101930502581536">
            <text:p>0.001019305</text:p>
          </table:table-cell>
          <table:table-cell table:formula="of:=[.C254]*[.$G$8]" office:value-type="float" office:value="3027335.9266716">
            <text:p>3027336</text:p>
          </table:table-cell>
          <table:table-cell table:style-name="ce1" table:formula="of:=[.D254]/2" office:value-type="float" office:value="1513667.9633358">
            <text:p>1513668</text:p>
          </table:table-cell>
          <table:table-cell table:number-columns-repeated="5"/>
        </table:table-row>
        <table:table-row table:style-name="ro1">
          <table:table-cell office:value-type="float" office:value="253">
            <text:p>253</text:p>
          </table:table-cell>
          <table:table-cell table:formula="of:=[.A255]^-0.5" office:value-type="float" office:value="0.0628694613461931">
            <text:p>0.0628694613</text:p>
          </table:table-cell>
          <table:table-cell table:formula="of:=[.B255]/[.$B$1003]" office:value-type="float" office:value="0.0010172885945116">
            <text:p>0.0010172886</text:p>
          </table:table-cell>
          <table:table-cell table:formula="of:=[.C255]*[.$G$8]" office:value-type="float" office:value="3021347.12569944">
            <text:p>3021347</text:p>
          </table:table-cell>
          <table:table-cell table:style-name="ce1" table:formula="of:=[.D255]/2" office:value-type="float" office:value="1510673.56284972">
            <text:p>1510674</text:p>
          </table:table-cell>
          <table:table-cell table:number-columns-repeated="5"/>
        </table:table-row>
        <table:table-row table:style-name="ro1">
          <table:table-cell office:value-type="float" office:value="254">
            <text:p>254</text:p>
          </table:table-cell>
          <table:table-cell table:formula="of:=[.A256]^-0.5" office:value-type="float" office:value="0.0627455805138159">
            <text:p>0.0627455805</text:p>
          </table:table-cell>
          <table:table-cell table:formula="of:=[.B256]/[.$B$1003]" office:value-type="float" office:value="0.00101528408301814">
            <text:p>0.0010152841</text:p>
          </table:table-cell>
          <table:table-cell table:formula="of:=[.C256]*[.$G$8]" office:value-type="float" office:value="3015393.72656387">
            <text:p>3015394</text:p>
          </table:table-cell>
          <table:table-cell table:style-name="ce1" table:formula="of:=[.D256]/2" office:value-type="float" office:value="1507696.86328194">
            <text:p>1507697</text:p>
          </table:table-cell>
          <table:table-cell table:number-columns-repeated="5"/>
        </table:table-row>
        <table:table-row table:style-name="ro1">
          <table:table-cell office:value-type="float" office:value="255">
            <text:p>255</text:p>
          </table:table-cell>
          <table:table-cell table:formula="of:=[.A257]^-0.5" office:value-type="float" office:value="0.062622429108515">
            <text:p>0.0626224291</text:p>
          </table:table-cell>
          <table:table-cell table:formula="of:=[.B257]/[.$B$1003]" office:value-type="float" office:value="0.00101329137435915">
            <text:p>0.0010132914</text:p>
          </table:table-cell>
          <table:table-cell table:formula="of:=[.C257]*[.$G$8]" office:value-type="float" office:value="3009475.38184667">
            <text:p>3009475</text:p>
          </table:table-cell>
          <table:table-cell table:style-name="ce1" table:formula="of:=[.D257]/2" office:value-type="float" office:value="1504737.69092333">
            <text:p>1504738</text:p>
          </table:table-cell>
          <table:table-cell table:number-columns-repeated="5"/>
        </table:table-row>
        <table:table-row table:style-name="ro1">
          <table:table-cell office:value-type="float" office:value="256">
            <text:p>256</text:p>
          </table:table-cell>
          <table:table-cell table:formula="of:=[.A258]^-0.5" office:value-type="float" office:value="0.0625">
            <text:p>0.0625</text:p>
          </table:table-cell>
          <table:table-cell table:formula="of:=[.B258]/[.$B$1003]" office:value-type="float" office:value="0.00101131035315964">
            <text:p>0.0010113104</text:p>
          </table:table-cell>
          <table:table-cell table:formula="of:=[.C258]*[.$G$8]" office:value-type="float" office:value="3003591.74888413">
            <text:p>3003592</text:p>
          </table:table-cell>
          <table:table-cell table:style-name="ce1" table:formula="of:=[.D258]/2" office:value-type="float" office:value="1501795.87444206">
            <text:p>1501796</text:p>
          </table:table-cell>
          <table:table-cell table:number-columns-repeated="5"/>
        </table:table-row>
        <table:table-row table:style-name="ro1">
          <table:table-cell office:value-type="float" office:value="257">
            <text:p>257</text:p>
          </table:table-cell>
          <table:table-cell table:formula="of:=[.A259]^-0.5" office:value-type="float" office:value="0.0623782861551805">
            <text:p>0.0623782862</text:p>
          </table:table-cell>
          <table:table-cell table:formula="of:=[.B259]/[.$B$1003]" office:value-type="float" office:value="0.00100934090561742">
            <text:p>0.0010093409</text:p>
          </table:table-cell>
          <table:table-cell table:formula="of:=[.C259]*[.$G$8]" office:value-type="float" office:value="2997742.48968373">
            <text:p>2997742</text:p>
          </table:table-cell>
          <table:table-cell table:style-name="ce1" table:formula="of:=[.D259]/2" office:value-type="float" office:value="1498871.24484187">
            <text:p>1498871</text:p>
          </table:table-cell>
          <table:table-cell table:number-columns-repeated="5"/>
        </table:table-row>
        <table:table-row table:style-name="ro1">
          <table:table-cell office:value-type="float" office:value="258">
            <text:p>258</text:p>
          </table:table-cell>
          <table:table-cell table:formula="of:=[.A260]^-0.5" office:value-type="float" office:value="0.062257280636469">
            <text:p>0.0622572806</text:p>
          </table:table-cell>
          <table:table-cell table:formula="of:=[.B260]/[.$B$1003]" office:value-type="float" office:value="0.00100738291947562">
            <text:p>0.0010073829</text:p>
          </table:table-cell>
          <table:table-cell table:formula="of:=[.C260]*[.$G$8]" office:value-type="float" office:value="2991927.27084259">
            <text:p>2991927</text:p>
          </table:table-cell>
          <table:table-cell table:style-name="ce1" table:formula="of:=[.D260]/2" office:value-type="float" office:value="1495963.63542129">
            <text:p>1495964</text:p>
          </table:table-cell>
          <table:table-cell table:number-columns-repeated="5"/>
        </table:table-row>
        <table:table-row table:style-name="ro1">
          <table:table-cell office:value-type="float" office:value="259">
            <text:p>259</text:p>
          </table:table-cell>
          <table:table-cell table:formula="of:=[.A261]^-0.5" office:value-type="float" office:value="0.06213697660012">
            <text:p>0.0621369766</text:p>
          </table:table-cell>
          <table:table-cell table:formula="of:=[.B261]/[.$B$1003]" office:value-type="float" office:value="0.00100543628399583">
            <text:p>0.0010054363</text:p>
          </table:table-cell>
          <table:table-cell table:formula="of:=[.C261]*[.$G$8]" office:value-type="float" office:value="2986145.76346762">
            <text:p>2986146</text:p>
          </table:table-cell>
          <table:table-cell table:style-name="ce1" table:formula="of:=[.D261]/2" office:value-type="float" office:value="1493072.88173381">
            <text:p>1493073</text:p>
          </table:table-cell>
          <table:table-cell table:number-columns-repeated="5"/>
        </table:table-row>
        <table:table-row table:style-name="ro1">
          <table:table-cell office:value-type="float" office:value="260">
            <text:p>260</text:p>
          </table:table-cell>
          <table:table-cell table:formula="of:=[.A262]^-0.5" office:value-type="float" office:value="0.0620173672946042">
            <text:p>0.0620173673</text:p>
          </table:table-cell>
          <table:table-cell table:formula="of:=[.B262]/[.$B$1003]" office:value-type="float" office:value="0.0010035008899318">
            <text:p>0.0010035009</text:p>
          </table:table-cell>
          <table:table-cell table:formula="of:=[.C262]*[.$G$8]" office:value-type="float" office:value="2980397.64309743">
            <text:p>2980398</text:p>
          </table:table-cell>
          <table:table-cell table:style-name="ce1" table:formula="of:=[.D262]/2" office:value-type="float" office:value="1490198.82154872">
            <text:p>1490199</text:p>
          </table:table-cell>
          <table:table-cell table:number-columns-repeated="5"/>
        </table:table-row>
        <table:table-row table:style-name="ro1">
          <table:table-cell office:value-type="float" office:value="261">
            <text:p>261</text:p>
          </table:table-cell>
          <table:table-cell table:formula="of:=[.A263]^-0.5" office:value-type="float" office:value="0.0618984460590173">
            <text:p>0.0618984461</text:p>
          </table:table-cell>
          <table:table-cell table:formula="of:=[.B263]/[.$B$1003]" office:value-type="float" office:value="0.00100157662950364">
            <text:p>0.0010015766</text:p>
          </table:table-cell>
          <table:table-cell table:formula="of:=[.C263]*[.$G$8]" office:value-type="float" office:value="2974682.58962582">
            <text:p>2974683</text:p>
          </table:table-cell>
          <table:table-cell table:style-name="ce1" table:formula="of:=[.D263]/2" office:value-type="float" office:value="1487341.29481291">
            <text:p>1487341</text:p>
          </table:table-cell>
          <table:table-cell table:number-columns-repeated="5"/>
        </table:table-row>
        <table:table-row table:style-name="ro1">
          <table:table-cell office:value-type="float" office:value="262">
            <text:p>262</text:p>
          </table:table-cell>
          <table:table-cell table:formula="of:=[.A264]^-0.5" office:value-type="float" office:value="0.0617802063215216">
            <text:p>0.0617802063</text:p>
          </table:table-cell>
          <table:table-cell table:formula="of:=[.B264]/[.$B$1003]" office:value-type="float" office:value="0.000999663396372693">
            <text:p>0.0009996634</text:p>
          </table:table-cell>
          <table:table-cell table:formula="of:=[.C264]*[.$G$8]" office:value-type="float" office:value="2969000.2872269">
            <text:p>2969000</text:p>
          </table:table-cell>
          <table:table-cell table:style-name="ce1" table:formula="of:=[.D264]/2" office:value-type="float" office:value="1484500.14361345">
            <text:p>1484500</text:p>
          </table:table-cell>
          <table:table-cell table:number-columns-repeated="5"/>
        </table:table-row>
        <table:table-row table:style-name="ro1">
          <table:table-cell office:value-type="float" office:value="263">
            <text:p>263</text:p>
          </table:table-cell>
          <table:table-cell table:formula="of:=[.A265]^-0.5" office:value-type="float" office:value="0.0616626415978207">
            <text:p>0.0616626416</text:p>
          </table:table-cell>
          <table:table-cell table:formula="of:=[.B265]/[.$B$1003]" office:value-type="float" office:value="0.000997761085616773">
            <text:p>0.0009977611</text:p>
          </table:table-cell>
          <table:table-cell table:formula="of:=[.C265]*[.$G$8]" office:value-type="float" office:value="2963350.42428182">
            <text:p>2963350</text:p>
          </table:table-cell>
          <table:table-cell table:style-name="ce1" table:formula="of:=[.D265]/2" office:value-type="float" office:value="1481675.21214091">
            <text:p>1481675</text:p>
          </table:table-cell>
          <table:table-cell table:number-columns-repeated="5"/>
        </table:table-row>
        <table:table-row table:style-name="ro1">
          <table:table-cell office:value-type="float" office:value="264">
            <text:p>264</text:p>
          </table:table-cell>
          <table:table-cell table:formula="of:=[.A266]^-0.5" office:value-type="float" office:value="0.0615457454896664">
            <text:p>0.0615457455</text:p>
          </table:table-cell>
          <table:table-cell table:formula="of:=[.B266]/[.$B$1003]" office:value-type="float" office:value="0.000995869593706043">
            <text:p>0.0009958696</text:p>
          </table:table-cell>
          <table:table-cell table:formula="of:=[.C266]*[.$G$8]" office:value-type="float" office:value="2957732.69330695">
            <text:p>2957733</text:p>
          </table:table-cell>
          <table:table-cell table:style-name="ce1" table:formula="of:=[.D266]/2" office:value-type="float" office:value="1478866.34665347">
            <text:p>1478866</text:p>
          </table:table-cell>
          <table:table-cell table:number-columns-repeated="5"/>
        </table:table-row>
        <table:table-row table:style-name="ro1">
          <table:table-cell office:value-type="float" office:value="265">
            <text:p>265</text:p>
          </table:table-cell>
          <table:table-cell table:formula="of:=[.A267]^-0.5" office:value-type="float" office:value="0.0614295116833951">
            <text:p>0.0614295117</text:p>
          </table:table-cell>
          <table:table-cell table:formula="of:=[.B267]/[.$B$1003]" office:value-type="float" office:value="0.000993988818479335">
            <text:p>0.0009939888</text:p>
          </table:table-cell>
          <table:table-cell table:formula="of:=[.C267]*[.$G$8]" office:value-type="float" office:value="2952146.79088362">
            <text:p>2952147</text:p>
          </table:table-cell>
          <table:table-cell table:style-name="ce1" table:formula="of:=[.D267]/2" office:value-type="float" office:value="1476073.39544181">
            <text:p>1476073</text:p>
          </table:table-cell>
          <table:table-cell table:number-columns-repeated="5"/>
        </table:table-row>
        <table:table-row table:style-name="ro1">
          <table:table-cell office:value-type="float" office:value="266">
            <text:p>266</text:p>
          </table:table-cell>
          <table:table-cell table:formula="of:=[.A268]^-0.5" office:value-type="float" office:value="0.0613139339484966">
            <text:p>0.0613139339</text:p>
          </table:table-cell>
          <table:table-cell table:formula="of:=[.B268]/[.$B$1003]" office:value-type="float" office:value="0.000992118659120973">
            <text:p>0.0009921187</text:p>
          </table:table-cell>
          <table:table-cell table:formula="of:=[.C268]*[.$G$8]" office:value-type="float" office:value="2946592.41758929">
            <text:p>2946592</text:p>
          </table:table-cell>
          <table:table-cell table:style-name="ce1" table:formula="of:=[.D268]/2" office:value-type="float" office:value="1473296.20879465">
            <text:p>1473296</text:p>
          </table:table-cell>
          <table:table-cell table:number-columns-repeated="5"/>
        </table:table-row>
        <table:table-row table:style-name="ro1">
          <table:table-cell office:value-type="float" office:value="267">
            <text:p>267</text:p>
          </table:table-cell>
          <table:table-cell table:formula="of:=[.A269]^-0.5" office:value-type="float" office:value="0.0611990061362105">
            <text:p>0.0611990061</text:p>
          </table:table-cell>
          <table:table-cell table:formula="of:=[.B269]/[.$B$1003]" office:value-type="float" office:value="0.000990259016138078">
            <text:p>0.000990259</text:p>
          </table:table-cell>
          <table:table-cell table:formula="of:=[.C269]*[.$G$8]" office:value-type="float" office:value="2941069.27793009">
            <text:p>2941069</text:p>
          </table:table-cell>
          <table:table-cell table:style-name="ce1" table:formula="of:=[.D269]/2" office:value-type="float" office:value="1470534.63896505">
            <text:p>1470535</text:p>
          </table:table-cell>
          <table:table-cell table:number-columns-repeated="5"/>
        </table:table-row>
        <table:table-row table:style-name="ro1">
          <table:table-cell office:value-type="float" office:value="268">
            <text:p>268</text:p>
          </table:table-cell>
          <table:table-cell table:formula="of:=[.A270]^-0.5" office:value-type="float" office:value="0.0610847221781526">
            <text:p>0.0610847222</text:p>
          </table:table-cell>
          <table:table-cell table:formula="of:=[.B270]/[.$B$1003]" office:value-type="float" office:value="0.000988409791338334">
            <text:p>0.0009884098</text:p>
          </table:table-cell>
          <table:table-cell table:formula="of:=[.C270]*[.$G$8]" office:value-type="float" office:value="2935577.08027485">
            <text:p>2935577</text:p>
          </table:table-cell>
          <table:table-cell table:style-name="ce1" table:formula="of:=[.D270]/2" office:value-type="float" office:value="1467788.54013743">
            <text:p>1467789</text:p>
          </table:table-cell>
          <table:table-cell table:number-columns-repeated="5"/>
        </table:table-row>
        <table:table-row table:style-name="ro1">
          <table:table-cell office:value-type="float" office:value="269">
            <text:p>269</text:p>
          </table:table-cell>
          <table:table-cell table:formula="of:=[.A271]^-0.5" office:value-type="float" office:value="0.0609710760849692">
            <text:p>0.0609710761</text:p>
          </table:table-cell>
          <table:table-cell table:formula="of:=[.B271]/[.$B$1003]" office:value-type="float" office:value="0.000986570887808215">
            <text:p>0.0009865709</text:p>
          </table:table-cell>
          <table:table-cell table:formula="of:=[.C271]*[.$G$8]" office:value-type="float" office:value="2930115.5367904">
            <text:p>2930116</text:p>
          </table:table-cell>
          <table:table-cell table:style-name="ce1" table:formula="of:=[.D271]/2" office:value-type="float" office:value="1465057.7683952">
            <text:p>1465058</text:p>
          </table:table-cell>
          <table:table-cell table:number-columns-repeated="5"/>
        </table:table-row>
        <table:table-row table:style-name="ro1">
          <table:table-cell office:value-type="float" office:value="270">
            <text:p>270</text:p>
          </table:table-cell>
          <table:table-cell table:formula="of:=[.A272]^-0.5" office:value-type="float" office:value="0.0608580619450185">
            <text:p>0.0608580619</text:p>
          </table:table-cell>
          <table:table-cell table:formula="of:=[.B272]/[.$B$1003]" office:value-type="float" office:value="0.000984742209891644">
            <text:p>0.0009847422</text:p>
          </table:table-cell>
          <table:table-cell table:formula="of:=[.C272]*[.$G$8]" office:value-type="float" office:value="2924684.36337818">
            <text:p>2924684</text:p>
          </table:table-cell>
          <table:table-cell table:style-name="ce1" table:formula="of:=[.D272]/2" office:value-type="float" office:value="1462342.18168909">
            <text:p>1462342</text:p>
          </table:table-cell>
          <table:table-cell table:number-columns-repeated="5"/>
        </table:table-row>
        <table:table-row table:style-name="ro1">
          <table:table-cell office:value-type="float" office:value="271">
            <text:p>271</text:p>
          </table:table-cell>
          <table:table-cell table:formula="of:=[.A273]^-0.5" office:value-type="float" office:value="0.0607456739230787">
            <text:p>0.0607456739</text:p>
          </table:table-cell>
          <table:table-cell table:formula="of:=[.B273]/[.$B$1003]" office:value-type="float" office:value="0.000982923663169103">
            <text:p>0.0009829237</text:p>
          </table:table-cell>
          <table:table-cell table:formula="of:=[.C273]*[.$G$8]" office:value-type="float" office:value="2919283.27961224">
            <text:p>2919283</text:p>
          </table:table-cell>
          <table:table-cell table:style-name="ce1" table:formula="of:=[.D273]/2" office:value-type="float" office:value="1459641.63980612">
            <text:p>1459642</text:p>
          </table:table-cell>
          <table:table-cell table:number-columns-repeated="5"/>
        </table:table-row>
        <table:table-row table:style-name="ro1">
          <table:table-cell office:value-type="float" office:value="272">
            <text:p>272</text:p>
          </table:table-cell>
          <table:table-cell table:formula="of:=[.A274]^-0.5" office:value-type="float" office:value="0.0606339062590832">
            <text:p>0.0606339063</text:p>
          </table:table-cell>
          <table:table-cell table:formula="of:=[.B274]/[.$B$1003]" office:value-type="float" office:value="0.00098111515443715">
            <text:p>0.0009811152</text:p>
          </table:table-cell>
          <table:table-cell table:formula="of:=[.C274]*[.$G$8]" office:value-type="float" office:value="2913912.00867834">
            <text:p>2913912</text:p>
          </table:table-cell>
          <table:table-cell table:style-name="ce1" table:formula="of:=[.D274]/2" office:value-type="float" office:value="1456956.00433917">
            <text:p>1456956</text:p>
          </table:table-cell>
          <table:table-cell table:number-columns-repeated="5"/>
        </table:table-row>
        <table:table-row table:style-name="ro1">
          <table:table-cell office:value-type="float" office:value="273">
            <text:p>273</text:p>
          </table:table-cell>
          <table:table-cell table:formula="of:=[.A275]^-0.5" office:value-type="float" office:value="0.0605227532668802">
            <text:p>0.0605227533</text:p>
          </table:table-cell>
          <table:table-cell table:formula="of:=[.B275]/[.$B$1003]" office:value-type="float" office:value="0.000979316591688357">
            <text:p>0.0009793166</text:p>
          </table:table-cell>
          <table:table-cell table:formula="of:=[.C275]*[.$G$8]" office:value-type="float" office:value="2908570.27731442">
            <text:p>2908570</text:p>
          </table:table-cell>
          <table:table-cell table:style-name="ce1" table:formula="of:=[.D275]/2" office:value-type="float" office:value="1454285.13865721">
            <text:p>1454285</text:p>
          </table:table-cell>
          <table:table-cell table:number-columns-repeated="5"/>
        </table:table-row>
        <table:table-row table:style-name="ro1">
          <table:table-cell office:value-type="float" office:value="274">
            <text:p>274</text:p>
          </table:table-cell>
          <table:table-cell table:formula="of:=[.A276]^-0.5" office:value-type="float" office:value="0.0604122093330177">
            <text:p>0.0604122093</text:p>
          </table:table-cell>
          <table:table-cell table:formula="of:=[.B276]/[.$B$1003]" office:value-type="float" office:value="0.00097752788409165">
            <text:p>0.0009775279</text:p>
          </table:table-cell>
          <table:table-cell table:formula="of:=[.C276]*[.$G$8]" office:value-type="float" office:value="2903257.8157522">
            <text:p>2903258</text:p>
          </table:table-cell>
          <table:table-cell table:style-name="ce1" table:formula="of:=[.D276]/2" office:value-type="float" office:value="1451628.9078761">
            <text:p>1451629</text:p>
          </table:table-cell>
          <table:table-cell table:number-columns-repeated="5"/>
        </table:table-row>
        <table:table-row table:style-name="ro1">
          <table:table-cell office:value-type="float" office:value="275">
            <text:p>275</text:p>
          </table:table-cell>
          <table:table-cell table:formula="of:=[.A277]^-0.5" office:value-type="float" office:value="0.0603022689155527">
            <text:p>0.0603022689</text:p>
          </table:table-cell>
          <table:table-cell table:formula="of:=[.B277]/[.$B$1003]" office:value-type="float" office:value="0.000975748941973042">
            <text:p>0.0009757489</text:p>
          </table:table-cell>
          <table:table-cell table:formula="of:=[.C277]*[.$G$8]" office:value-type="float" office:value="2897974.35765993">
            <text:p>2897974</text:p>
          </table:table-cell>
          <table:table-cell table:style-name="ce1" table:formula="of:=[.D277]/2" office:value-type="float" office:value="1448987.17882997">
            <text:p>1448987</text:p>
          </table:table-cell>
          <table:table-cell table:number-columns-repeated="5"/>
        </table:table-row>
        <table:table-row table:style-name="ro1">
          <table:table-cell office:value-type="float" office:value="276">
            <text:p>276</text:p>
          </table:table-cell>
          <table:table-cell table:formula="of:=[.A278]^-0.5" office:value-type="float" office:value="0.0601929265428846">
            <text:p>0.0601929265</text:p>
          </table:table-cell>
          <table:table-cell table:formula="of:=[.B278]/[.$B$1003]" office:value-type="float" office:value="0.000973979676796749">
            <text:p>0.0009739797</text:p>
          </table:table-cell>
          <table:table-cell table:formula="of:=[.C278]*[.$G$8]" office:value-type="float" office:value="2892719.64008634">
            <text:p>2892720</text:p>
          </table:table-cell>
          <table:table-cell table:style-name="ce1" table:formula="of:=[.D278]/2" office:value-type="float" office:value="1446359.82004317">
            <text:p>1446360</text:p>
          </table:table-cell>
          <table:table-cell table:number-columns-repeated="5"/>
        </table:table-row>
        <table:table-row table:style-name="ro1">
          <table:table-cell office:value-type="float" office:value="277">
            <text:p>277</text:p>
          </table:table-cell>
          <table:table-cell table:formula="of:=[.A279]^-0.5" office:value-type="float" office:value="0.060084176812611">
            <text:p>0.0600841768</text:p>
          </table:table-cell>
          <table:table-cell table:formula="of:=[.B279]/[.$B$1003]" office:value-type="float" office:value="0.000972220001146684">
            <text:p>0.00097222</text:p>
          </table:table-cell>
          <table:table-cell table:formula="of:=[.C279]*[.$G$8]" office:value-type="float" office:value="2887493.40340565">
            <text:p>2887493</text:p>
          </table:table-cell>
          <table:table-cell table:style-name="ce1" table:formula="of:=[.D279]/2" office:value-type="float" office:value="1443746.70170283">
            <text:p>1443747</text:p>
          </table:table-cell>
          <table:table-cell table:number-columns-repeated="5"/>
        </table:table-row>
        <table:table-row table:style-name="ro1">
          <table:table-cell office:value-type="float" office:value="278">
            <text:p>278</text:p>
          </table:table-cell>
          <table:table-cell table:formula="of:=[.A280]^-0.5" office:value-type="float" office:value="0.0599760143904067">
            <text:p>0.0599760144</text:p>
          </table:table-cell>
          <table:table-cell table:formula="of:=[.B280]/[.$B$1003]" office:value-type="float" office:value="0.000970469828708316">
            <text:p>0.0009704698</text:p>
          </table:table-cell>
          <table:table-cell table:formula="of:=[.C280]*[.$G$8]" office:value-type="float" office:value="2882295.3912637">
            <text:p>2882295</text:p>
          </table:table-cell>
          <table:table-cell table:style-name="ce1" table:formula="of:=[.D280]/2" office:value-type="float" office:value="1441147.69563185">
            <text:p>1441148</text:p>
          </table:table-cell>
          <table:table-cell table:number-columns-repeated="5"/>
        </table:table-row>
        <table:table-row table:style-name="ro1">
          <table:table-cell office:value-type="float" office:value="279">
            <text:p>279</text:p>
          </table:table-cell>
          <table:table-cell table:formula="of:=[.A281]^-0.5" office:value-type="float" office:value="0.059868434008925">
            <text:p>0.059868434</text:p>
          </table:table-cell>
          <table:table-cell table:formula="of:=[.B281]/[.$B$1003]" office:value-type="float" office:value="0.000968729074250887">
            <text:p>0.0009687291</text:p>
          </table:table-cell>
          <table:table-cell table:formula="of:=[.C281]*[.$G$8]" office:value-type="float" office:value="2877125.35052513">
            <text:p>2877125</text:p>
          </table:table-cell>
          <table:table-cell table:style-name="ce1" table:formula="of:=[.D281]/2" office:value-type="float" office:value="1438562.67526257">
            <text:p>1438563</text:p>
          </table:table-cell>
          <table:table-cell table:number-columns-repeated="5"/>
        </table:table-row>
        <table:table-row table:style-name="ro1">
          <table:table-cell office:value-type="float" office:value="280">
            <text:p>280</text:p>
          </table:table-cell>
          <table:table-cell table:formula="of:=[.A282]^-0.5" office:value-type="float" office:value="0.0597614304667197">
            <text:p>0.0597614305</text:p>
          </table:table-cell>
          <table:table-cell table:formula="of:=[.B282]/[.$B$1003]" office:value-type="float" office:value="0.000966997653609975">
            <text:p>0.0009669977</text:p>
          </table:table-cell>
          <table:table-cell table:formula="of:=[.C282]*[.$G$8]" office:value-type="float" office:value="2871983.03122163">
            <text:p>2871983</text:p>
          </table:table-cell>
          <table:table-cell table:style-name="ce1" table:formula="of:=[.D282]/2" office:value-type="float" office:value="1435991.51561081">
            <text:p>1435992</text:p>
          </table:table-cell>
          <table:table-cell table:number-columns-repeated="5"/>
        </table:table-row>
        <table:table-row table:style-name="ro1">
          <table:table-cell office:value-type="float" office:value="281">
            <text:p>281</text:p>
          </table:table-cell>
          <table:table-cell table:formula="of:=[.A283]^-0.5" office:value-type="float" office:value="0.0596549986271894">
            <text:p>0.0596549986</text:p>
          </table:table-cell>
          <table:table-cell table:formula="of:=[.B283]/[.$B$1003]" office:value-type="float" office:value="0.00096527548367041">
            <text:p>0.0009652755</text:p>
          </table:table-cell>
          <table:table-cell table:formula="of:=[.C283]*[.$G$8]" office:value-type="float" office:value="2866868.18650112">
            <text:p>2866868</text:p>
          </table:table-cell>
          <table:table-cell table:style-name="ce1" table:formula="of:=[.D283]/2" office:value-type="float" office:value="1433434.09325056">
            <text:p>1433434</text:p>
          </table:table-cell>
          <table:table-cell table:number-columns-repeated="5"/>
        </table:table-row>
        <table:table-row table:style-name="ro1">
          <table:table-cell office:value-type="float" office:value="282">
            <text:p>282</text:p>
          </table:table-cell>
          <table:table-cell table:formula="of:=[.A284]^-0.5" office:value-type="float" office:value="0.0595491334175414">
            <text:p>0.0595491334</text:p>
          </table:table-cell>
          <table:table-cell table:formula="of:=[.B284]/[.$B$1003]" office:value-type="float" office:value="0.000963562482349507">
            <text:p>0.0009635625</text:p>
          </table:table-cell>
          <table:table-cell table:formula="of:=[.C284]*[.$G$8]" office:value-type="float" office:value="2861780.57257803">
            <text:p>2861781</text:p>
          </table:table-cell>
          <table:table-cell table:style-name="ce1" table:formula="of:=[.D284]/2" office:value-type="float" office:value="1430890.28628902">
            <text:p>1430890</text:p>
          </table:table-cell>
          <table:table-cell table:number-columns-repeated="5"/>
        </table:table-row>
        <table:table-row table:style-name="ro1">
          <table:table-cell office:value-type="float" office:value="283">
            <text:p>283</text:p>
          </table:table-cell>
          <table:table-cell table:formula="of:=[.A285]^-0.5" office:value-type="float" office:value="0.0594438298277764">
            <text:p>0.0594438298</text:p>
          </table:table-cell>
          <table:table-cell table:formula="of:=[.B285]/[.$B$1003]" office:value-type="float" office:value="0.00096185856858064">
            <text:p>0.0009618586</text:p>
          </table:table-cell>
          <table:table-cell table:formula="of:=[.C285]*[.$G$8]" office:value-type="float" office:value="2856719.9486845">
            <text:p>2856720</text:p>
          </table:table-cell>
          <table:table-cell table:style-name="ce1" table:formula="of:=[.D285]/2" office:value-type="float" office:value="1428359.97434225">
            <text:p>1428360</text:p>
          </table:table-cell>
          <table:table-cell table:number-columns-repeated="5"/>
        </table:table-row>
        <table:table-row table:style-name="ro1">
          <table:table-cell office:value-type="float" office:value="284">
            <text:p>284</text:p>
          </table:table-cell>
          <table:table-cell table:formula="of:=[.A286]^-0.5" office:value-type="float" office:value="0.0593390829096927">
            <text:p>0.0593390829</text:p>
          </table:table-cell>
          <table:table-cell table:formula="of:=[.B286]/[.$B$1003]" office:value-type="float" office:value="0.000960163662297126">
            <text:p>0.0009601637</text:p>
          </table:table-cell>
          <table:table-cell table:formula="of:=[.C286]*[.$G$8]" office:value-type="float" office:value="2851686.07702246">
            <text:p>2851686</text:p>
          </table:table-cell>
          <table:table-cell table:style-name="ce1" table:formula="of:=[.D286]/2" office:value-type="float" office:value="1425843.03851123">
            <text:p>1425843</text:p>
          </table:table-cell>
          <table:table-cell table:number-columns-repeated="5"/>
        </table:table-row>
        <table:table-row table:style-name="ro1">
          <table:table-cell office:value-type="float" office:value="285">
            <text:p>285</text:p>
          </table:table-cell>
          <table:table-cell table:formula="of:=[.A287]^-0.5" office:value-type="float" office:value="0.0592348877759092">
            <text:p>0.0592348878</text:p>
          </table:table-cell>
          <table:table-cell table:formula="of:=[.B287]/[.$B$1003]" office:value-type="float" office:value="0.000958477684416421">
            <text:p>0.0009584777</text:p>
          </table:table-cell>
          <table:table-cell table:formula="of:=[.C287]*[.$G$8]" office:value-type="float" office:value="2846678.72271677">
            <text:p>2846679</text:p>
          </table:table-cell>
          <table:table-cell table:style-name="ce1" table:formula="of:=[.D287]/2" office:value-type="float" office:value="1423339.36135839">
            <text:p>1423339</text:p>
          </table:table-cell>
          <table:table-cell table:number-columns-repeated="5"/>
        </table:table-row>
        <table:table-row table:style-name="ro1">
          <table:table-cell office:value-type="float" office:value="286">
            <text:p>286</text:p>
          </table:table-cell>
          <table:table-cell table:formula="of:=[.A288]^-0.5" office:value-type="float" office:value="0.0591312395989083">
            <text:p>0.0591312396</text:p>
          </table:table-cell>
          <table:table-cell table:formula="of:=[.B288]/[.$B$1003]" office:value-type="float" office:value="0.000956800556824626">
            <text:p>0.0009568006</text:p>
          </table:table-cell>
          <table:table-cell table:formula="of:=[.C288]*[.$G$8]" office:value-type="float" office:value="2841697.65376914">
            <text:p>2841698</text:p>
          </table:table-cell>
          <table:table-cell table:style-name="ce1" table:formula="of:=[.D288]/2" office:value-type="float" office:value="1420848.82688457">
            <text:p>1420849</text:p>
          </table:table-cell>
          <table:table-cell table:number-columns-repeated="5"/>
        </table:table-row>
        <table:table-row table:style-name="ro1">
          <table:table-cell office:value-type="float" office:value="287">
            <text:p>287</text:p>
          </table:table-cell>
          <table:table-cell table:formula="of:=[.A289]^-0.5" office:value-type="float" office:value="0.0590281336100955">
            <text:p>0.0590281336</text:p>
          </table:table-cell>
          <table:table-cell table:formula="of:=[.B289]/[.$B$1003]" office:value-type="float" office:value="0.00095513220236128">
            <text:p>0.0009551322</text:p>
          </table:table-cell>
          <table:table-cell table:formula="of:=[.C289]*[.$G$8]" office:value-type="float" office:value="2836742.641013">
            <text:p>2836743</text:p>
          </table:table-cell>
          <table:table-cell table:style-name="ce1" table:formula="of:=[.D289]/2" office:value-type="float" office:value="1418371.3205065">
            <text:p>1418371</text:p>
          </table:table-cell>
          <table:table-cell table:number-columns-repeated="5"/>
        </table:table-row>
        <table:table-row table:style-name="ro1">
          <table:table-cell office:value-type="float" office:value="288">
            <text:p>288</text:p>
          </table:table-cell>
          <table:table-cell table:formula="of:=[.A290]^-0.5" office:value-type="float" office:value="0.058925565098879">
            <text:p>0.0589255651</text:p>
          </table:table-cell>
          <table:table-cell table:formula="of:=[.B290]/[.$B$1003]" office:value-type="float" office:value="0.000953472544804457">
            <text:p>0.0009534725</text:p>
          </table:table-cell>
          <table:table-cell table:formula="of:=[.C290]*[.$G$8]" office:value-type="float" office:value="2831813.45806924">
            <text:p>2831813</text:p>
          </table:table-cell>
          <table:table-cell table:style-name="ce1" table:formula="of:=[.D290]/2" office:value-type="float" office:value="1415906.72903462">
            <text:p>1415907</text:p>
          </table:table-cell>
          <table:table-cell table:number-columns-repeated="5"/>
        </table:table-row>
        <table:table-row table:style-name="ro1">
          <table:table-cell office:value-type="float" office:value="289">
            <text:p>289</text:p>
          </table:table-cell>
          <table:table-cell table:formula="of:=[.A291]^-0.5" office:value-type="float" office:value="0.0588235294117647">
            <text:p>0.0588235294</text:p>
          </table:table-cell>
          <table:table-cell table:formula="of:=[.B291]/[.$B$1003]" office:value-type="float" office:value="0.00095182150885613">
            <text:p>0.0009518215</text:p>
          </table:table-cell>
          <table:table-cell table:formula="of:=[.C291]*[.$G$8]" office:value-type="float" office:value="2826909.88130271">
            <text:p>2826910</text:p>
          </table:table-cell>
          <table:table-cell table:style-name="ce1" table:formula="of:=[.D291]/2" office:value-type="float" office:value="1413454.94065135">
            <text:p>1413455</text:p>
          </table:table-cell>
          <table:table-cell table:number-columns-repeated="5"/>
        </table:table-row>
        <table:table-row table:style-name="ro1">
          <table:table-cell office:value-type="float" office:value="290">
            <text:p>290</text:p>
          </table:table-cell>
          <table:table-cell table:formula="of:=[.A292]^-0.5" office:value-type="float" office:value="0.0587220219514703">
            <text:p>0.058722022</text:p>
          </table:table-cell>
          <table:table-cell table:formula="of:=[.B292]/[.$B$1003]" office:value-type="float" office:value="0.000950179020127832">
            <text:p>0.000950179</text:p>
          </table:table-cell>
          <table:table-cell table:formula="of:=[.C292]*[.$G$8]" office:value-type="float" office:value="2822031.68977966">
            <text:p>2822032</text:p>
          </table:table-cell>
          <table:table-cell table:style-name="ce1" table:formula="of:=[.D292]/2" office:value-type="float" office:value="1411015.84488983">
            <text:p>1411016</text:p>
          </table:table-cell>
          <table:table-cell table:number-columns-repeated="5"/>
        </table:table-row>
        <table:table-row table:style-name="ro1">
          <table:table-cell office:value-type="float" office:value="291">
            <text:p>291</text:p>
          </table:table-cell>
          <table:table-cell table:formula="of:=[.A293]^-0.5" office:value-type="float" office:value="0.0586210381760549">
            <text:p>0.0586210382</text:p>
          </table:table-cell>
          <table:table-cell table:formula="of:=[.B293]/[.$B$1003]" office:value-type="float" office:value="0.000948545005126572">
            <text:p>0.000948545</text:p>
          </table:table-cell>
          <table:table-cell table:formula="of:=[.C293]*[.$G$8]" office:value-type="float" office:value="2817178.66522592">
            <text:p>2817179</text:p>
          </table:table-cell>
          <table:table-cell table:style-name="ce1" table:formula="of:=[.D293]/2" office:value-type="float" office:value="1408589.33261296">
            <text:p>1408589</text:p>
          </table:table-cell>
          <table:table-cell table:number-columns-repeated="5"/>
        </table:table-row>
        <table:table-row table:style-name="ro1">
          <table:table-cell office:value-type="float" office:value="292">
            <text:p>292</text:p>
          </table:table-cell>
          <table:table-cell table:formula="of:=[.A294]^-0.5" office:value-type="float" office:value="0.0585205735980653">
            <text:p>0.0585205736</text:p>
          </table:table-cell>
          <table:table-cell table:formula="of:=[.B294]/[.$B$1003]" office:value-type="float" office:value="0.000946919391241024">
            <text:p>0.0009469194</text:p>
          </table:table-cell>
          <table:table-cell table:formula="of:=[.C294]*[.$G$8]" office:value-type="float" office:value="2812350.59198584">
            <text:p>2812351</text:p>
          </table:table-cell>
          <table:table-cell table:style-name="ce1" table:formula="of:=[.D294]/2" office:value-type="float" office:value="1406175.29599292">
            <text:p>1406175</text:p>
          </table:table-cell>
          <table:table-cell table:number-columns-repeated="5"/>
        </table:table-row>
        <table:table-row table:style-name="ro1">
          <table:table-cell office:value-type="float" office:value="293">
            <text:p>293</text:p>
          </table:table-cell>
          <table:table-cell table:formula="of:=[.A295]^-0.5" office:value-type="float" office:value="0.0584206237836986">
            <text:p>0.0584206238</text:p>
          </table:table-cell>
          <table:table-cell table:formula="of:=[.B295]/[.$B$1003]" office:value-type="float" office:value="0.000945302106727977">
            <text:p>0.0009453021</text:p>
          </table:table-cell>
          <table:table-cell table:formula="of:=[.C295]*[.$G$8]" office:value-type="float" office:value="2807547.25698209">
            <text:p>2807547</text:p>
          </table:table-cell>
          <table:table-cell table:style-name="ce1" table:formula="of:=[.D295]/2" office:value-type="float" office:value="1403773.62849105">
            <text:p>1403774</text:p>
          </table:table-cell>
          <table:table-cell table:number-columns-repeated="5"/>
        </table:table-row>
        <table:table-row table:style-name="ro1">
          <table:table-cell office:value-type="float" office:value="294">
            <text:p>294</text:p>
          </table:table-cell>
          <table:table-cell table:formula="of:=[.A296]^-0.5" office:value-type="float" office:value="0.0583211843519804">
            <text:p>0.0583211844</text:p>
          </table:table-cell>
          <table:table-cell table:formula="of:=[.B296]/[.$B$1003]" office:value-type="float" office:value="0.000943693080699035">
            <text:p>0.0009436931</text:p>
          </table:table-cell>
          <table:table-cell table:formula="of:=[.C296]*[.$G$8]" office:value-type="float" office:value="2802768.44967613">
            <text:p>2802768</text:p>
          </table:table-cell>
          <table:table-cell table:style-name="ce1" table:formula="of:=[.D296]/2" office:value-type="float" office:value="1401384.22483807">
            <text:p>1401384</text:p>
          </table:table-cell>
          <table:table-cell table:number-columns-repeated="5"/>
        </table:table-row>
        <table:table-row table:style-name="ro1">
          <table:table-cell office:value-type="float" office:value="295">
            <text:p>295</text:p>
          </table:table-cell>
          <table:table-cell table:formula="of:=[.A297]^-0.5" office:value-type="float" office:value="0.0582222509739582">
            <text:p>0.058222251</text:p>
          </table:table-cell>
          <table:table-cell table:formula="of:=[.B297]/[.$B$1003]" office:value-type="float" office:value="0.000942092243107564">
            <text:p>0.0009420922</text:p>
          </table:table-cell>
          <table:table-cell table:formula="of:=[.C297]*[.$G$8]" office:value-type="float" office:value="2798013.96202947">
            <text:p>2798014</text:p>
          </table:table-cell>
          <table:table-cell table:style-name="ce1" table:formula="of:=[.D297]/2" office:value-type="float" office:value="1399006.98101473">
            <text:p>1399007</text:p>
          </table:table-cell>
          <table:table-cell table:number-columns-repeated="5"/>
        </table:table-row>
        <table:table-row table:style-name="ro1">
          <table:table-cell office:value-type="float" office:value="296">
            <text:p>296</text:p>
          </table:table-cell>
          <table:table-cell table:formula="of:=[.A298]^-0.5" office:value-type="float" office:value="0.0581238193719096">
            <text:p>0.0581238194</text:p>
          </table:table-cell>
          <table:table-cell table:formula="of:=[.B298]/[.$B$1003]" office:value-type="float" office:value="0.000940499524735887">
            <text:p>0.0009404995</text:p>
          </table:table-cell>
          <table:table-cell table:formula="of:=[.C298]*[.$G$8]" office:value-type="float" office:value="2793283.58846559">
            <text:p>2793284</text:p>
          </table:table-cell>
          <table:table-cell table:style-name="ce1" table:formula="of:=[.D298]/2" office:value-type="float" office:value="1396641.79423279">
            <text:p>1396642</text:p>
          </table:table-cell>
          <table:table-cell table:number-columns-repeated="5"/>
        </table:table-row>
        <table:table-row table:style-name="ro1">
          <table:table-cell office:value-type="float" office:value="297">
            <text:p>297</text:p>
          </table:table-cell>
          <table:table-cell table:formula="of:=[.A299]^-0.5" office:value-type="float" office:value="0.0580258853185659">
            <text:p>0.0580258853</text:p>
          </table:table-cell>
          <table:table-cell table:formula="of:=[.B299]/[.$B$1003]" office:value-type="float" office:value="0.000938914857182714">
            <text:p>0.0009389149</text:p>
          </table:table-cell>
          <table:table-cell table:formula="of:=[.C299]*[.$G$8]" office:value-type="float" office:value="2788577.12583266">
            <text:p>2788577</text:p>
          </table:table-cell>
          <table:table-cell table:style-name="ce1" table:formula="of:=[.D299]/2" office:value-type="float" office:value="1394288.56291633">
            <text:p>1394289</text:p>
          </table:table-cell>
          <table:table-cell table:number-columns-repeated="5"/>
        </table:table-row>
        <table:table-row table:style-name="ro1">
          <table:table-cell office:value-type="float" office:value="298">
            <text:p>298</text:p>
          </table:table-cell>
          <table:table-cell table:formula="of:=[.A300]^-0.5" office:value-type="float" office:value="0.0579284446363492">
            <text:p>0.0579284446</text:p>
          </table:table-cell>
          <table:table-cell table:formula="of:=[.B300]/[.$B$1003]" office:value-type="float" office:value="0.000937338172850798">
            <text:p>0.0009373382</text:p>
          </table:table-cell>
          <table:table-cell table:formula="of:=[.C300]*[.$G$8]" office:value-type="float" office:value="2783894.37336687">
            <text:p>2783894</text:p>
          </table:table-cell>
          <table:table-cell table:style-name="ce1" table:formula="of:=[.D300]/2" office:value-type="float" office:value="1391947.18668344">
            <text:p>1391947</text:p>
          </table:table-cell>
          <table:table-cell table:number-columns-repeated="5"/>
        </table:table-row>
        <table:table-row table:style-name="ro1">
          <table:table-cell office:value-type="float" office:value="299">
            <text:p>299</text:p>
          </table:table-cell>
          <table:table-cell table:formula="of:=[.A301]^-0.5" office:value-type="float" office:value="0.057831493196624">
            <text:p>0.0578314932</text:p>
          </table:table-cell>
          <table:table-cell table:formula="of:=[.B301]/[.$B$1003]" office:value-type="float" office:value="0.000935769404934833">
            <text:p>0.0009357694</text:p>
          </table:table-cell>
          <table:table-cell table:formula="of:=[.C301]*[.$G$8]" office:value-type="float" office:value="2779235.13265645">
            <text:p>2779235</text:p>
          </table:table-cell>
          <table:table-cell table:style-name="ce1" table:formula="of:=[.D301]/2" office:value-type="float" office:value="1389617.56632823">
            <text:p>1389618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table:formula="of:=[.A302]^-0.5" office:value-type="float" office:value="0.0577350269189626">
            <text:p>0.0577350269</text:p>
          </table:table-cell>
          <table:table-cell table:formula="of:=[.B302]/[.$B$1003]" office:value-type="float" office:value="0.000934208487409556">
            <text:p>0.0009342085</text:p>
          </table:table-cell>
          <table:table-cell table:formula="of:=[.C302]*[.$G$8]" office:value-type="float" office:value="2774599.20760638">
            <text:p>2774599</text:p>
          </table:table-cell>
          <table:table-cell table:style-name="ce1" table:formula="of:=[.D302]/2" office:value-type="float" office:value="1387299.60380319">
            <text:p>1387300</text:p>
          </table:table-cell>
          <table:table-cell table:number-columns-repeated="5"/>
        </table:table-row>
        <table:table-row table:style-name="ro1">
          <table:table-cell office:value-type="float" office:value="301">
            <text:p>301</text:p>
          </table:table-cell>
          <table:table-cell table:formula="of:=[.A303]^-0.5" office:value-type="float" office:value="0.0576390417704235">
            <text:p>0.0576390418</text:p>
          </table:table-cell>
          <table:table-cell table:formula="of:=[.B303]/[.$B$1003]" office:value-type="float" office:value="0.000932655355018082">
            <text:p>0.0009326554</text:p>
          </table:table-cell>
          <table:table-cell table:formula="of:=[.C303]*[.$G$8]" office:value-type="float" office:value="2769986.4044037">
            <text:p>2769986</text:p>
          </table:table-cell>
          <table:table-cell table:style-name="ce1" table:formula="of:=[.D303]/2" office:value-type="float" office:value="1384993.20220185">
            <text:p>1384993</text:p>
          </table:table-cell>
          <table:table-cell table:number-columns-repeated="5"/>
        </table:table-row>
        <table:table-row table:style-name="ro1">
          <table:table-cell office:value-type="float" office:value="302">
            <text:p>302</text:p>
          </table:table-cell>
          <table:table-cell table:formula="of:=[.A304]^-0.5" office:value-type="float" office:value="0.0575435337648436">
            <text:p>0.0575435338</text:p>
          </table:table-cell>
          <table:table-cell table:formula="of:=[.B304]/[.$B$1003]" office:value-type="float" office:value="0.000931109943260441">
            <text:p>0.0009311099</text:p>
          </table:table-cell>
          <table:table-cell table:formula="of:=[.C304]*[.$G$8]" office:value-type="float" office:value="2765396.53148351">
            <text:p>2765397</text:p>
          </table:table-cell>
          <table:table-cell table:style-name="ce1" table:formula="of:=[.D304]/2" office:value-type="float" office:value="1382698.26574175">
            <text:p>1382698</text:p>
          </table:table-cell>
          <table:table-cell table:number-columns-repeated="5"/>
        </table:table-row>
        <table:table-row table:style-name="ro1">
          <table:table-cell office:value-type="float" office:value="303">
            <text:p>303</text:p>
          </table:table-cell>
          <table:table-cell table:formula="of:=[.A305]^-0.5" office:value-type="float" office:value="0.0574484989621426">
            <text:p>0.057448499</text:p>
          </table:table-cell>
          <table:table-cell table:formula="of:=[.B305]/[.$B$1003]" office:value-type="float" office:value="0.000929572188382329">
            <text:p>0.0009295722</text:p>
          </table:table-cell>
          <table:table-cell table:formula="of:=[.C305]*[.$G$8]" office:value-type="float" office:value="2760829.39949552">
            <text:p>2760829</text:p>
          </table:table-cell>
          <table:table-cell table:style-name="ce1" table:formula="of:=[.D305]/2" office:value-type="float" office:value="1380414.69974776">
            <text:p>1380415</text:p>
          </table:table-cell>
          <table:table-cell table:number-columns-repeated="5"/>
        </table:table-row>
        <table:table-row table:style-name="ro1">
          <table:table-cell office:value-type="float" office:value="304">
            <text:p>304</text:p>
          </table:table-cell>
          <table:table-cell table:formula="of:=[.A306]^-0.5" office:value-type="float" office:value="0.0573539334676404">
            <text:p>0.0573539335</text:p>
          </table:table-cell>
          <table:table-cell table:formula="of:=[.B306]/[.$B$1003]" office:value-type="float" office:value="0.000928042027364062">
            <text:p>0.000928042</text:p>
          </table:table-cell>
          <table:table-cell table:formula="of:=[.C306]*[.$G$8]" office:value-type="float" office:value="2756284.82127126">
            <text:p>2756285</text:p>
          </table:table-cell>
          <table:table-cell table:style-name="ce1" table:formula="of:=[.D306]/2" office:value-type="float" office:value="1378142.41063563">
            <text:p>1378142</text:p>
          </table:table-cell>
          <table:table-cell table:number-columns-repeated="5"/>
        </table:table-row>
        <table:table-row table:style-name="ro1">
          <table:table-cell office:value-type="float" office:value="305">
            <text:p>305</text:p>
          </table:table-cell>
          <table:table-cell table:formula="of:=[.A307]^-0.5" office:value-type="float" office:value="0.0572598334313868">
            <text:p>0.0572598334</text:p>
          </table:table-cell>
          <table:table-cell table:formula="of:=[.B307]/[.$B$1003]" office:value-type="float" office:value="0.000926519397909726">
            <text:p>0.0009265194</text:p>
          </table:table-cell>
          <table:table-cell table:formula="of:=[.C307]*[.$G$8]" office:value-type="float" office:value="2751762.61179189">
            <text:p>2751763</text:p>
          </table:table-cell>
          <table:table-cell table:style-name="ce1" table:formula="of:=[.D307]/2" office:value-type="float" office:value="1375881.30589594">
            <text:p>1375881</text:p>
          </table:table-cell>
          <table:table-cell table:number-columns-repeated="5"/>
        </table:table-row>
        <table:table-row table:style-name="ro1">
          <table:table-cell office:value-type="float" office:value="306">
            <text:p>306</text:p>
          </table:table-cell>
          <table:table-cell table:formula="of:=[.A308]^-0.5" office:value-type="float" office:value="0.0571661950475029">
            <text:p>0.057166195</text:p>
          </table:table-cell>
          <table:table-cell table:formula="of:=[.B308]/[.$B$1003]" office:value-type="float" office:value="0.000925004238436528">
            <text:p>0.0009250042</text:p>
          </table:table-cell>
          <table:table-cell table:formula="of:=[.C308]*[.$G$8]" office:value-type="float" office:value="2747262.58815649">
            <text:p>2747263</text:p>
          </table:table-cell>
          <table:table-cell table:style-name="ce1" table:formula="of:=[.D308]/2" office:value-type="float" office:value="1373631.29407824">
            <text:p>1373631</text:p>
          </table:table-cell>
          <table:table-cell table:number-columns-repeated="5"/>
        </table:table-row>
        <table:table-row table:style-name="ro1">
          <table:table-cell office:value-type="float" office:value="307">
            <text:p>307</text:p>
          </table:table-cell>
          <table:table-cell table:formula="of:=[.A309]^-0.5" office:value-type="float" office:value="0.057073014553535">
            <text:p>0.0570730146</text:p>
          </table:table-cell>
          <table:table-cell table:formula="of:=[.B309]/[.$B$1003]" office:value-type="float" office:value="0.00092349648806433">
            <text:p>0.0009234965</text:p>
          </table:table-cell>
          <table:table-cell table:formula="of:=[.C309]*[.$G$8]" office:value-type="float" office:value="2742784.56955106">
            <text:p>2742785</text:p>
          </table:table-cell>
          <table:table-cell table:style-name="ce1" table:formula="of:=[.D309]/2" office:value-type="float" office:value="1371392.28477553">
            <text:p>1371392</text:p>
          </table:table-cell>
          <table:table-cell table:number-columns-repeated="5"/>
        </table:table-row>
        <table:table-row table:style-name="ro1">
          <table:table-cell office:value-type="float" office:value="308">
            <text:p>308</text:p>
          </table:table-cell>
          <table:table-cell table:formula="of:=[.A310]^-0.5" office:value-type="float" office:value="0.056980288229819">
            <text:p>0.0569802882</text:p>
          </table:table-cell>
          <table:table-cell table:formula="of:=[.B310]/[.$B$1003]" office:value-type="float" office:value="0.000921996086605379">
            <text:p>0.0009219961</text:p>
          </table:table-cell>
          <table:table-cell table:formula="of:=[.C310]*[.$G$8]" office:value-type="float" office:value="2738328.37721798">
            <text:p>2738328</text:p>
          </table:table-cell>
          <table:table-cell table:style-name="ce1" table:formula="of:=[.D310]/2" office:value-type="float" office:value="1369164.18860899">
            <text:p>1369164</text:p>
          </table:table-cell>
          <table:table-cell table:number-columns-repeated="5"/>
        </table:table-row>
        <table:table-row table:style-name="ro1">
          <table:table-cell office:value-type="float" office:value="309">
            <text:p>309</text:p>
          </table:table-cell>
          <table:table-cell table:formula="of:=[.A311]^-0.5" office:value-type="float" office:value="0.0568880123988574">
            <text:p>0.0568880124</text:p>
          </table:table-cell>
          <table:table-cell table:formula="of:=[.B311]/[.$B$1003]" office:value-type="float" office:value="0.000920502974554214">
            <text:p>0.000920503</text:p>
          </table:table-cell>
          <table:table-cell table:formula="of:=[.C311]*[.$G$8]" office:value-type="float" office:value="2733893.83442602">
            <text:p>2733894</text:p>
          </table:table-cell>
          <table:table-cell table:style-name="ce1" table:formula="of:=[.D311]/2" office:value-type="float" office:value="1366946.91721301">
            <text:p>1366947</text:p>
          </table:table-cell>
          <table:table-cell table:number-columns-repeated="5"/>
        </table:table-row>
        <table:table-row table:style-name="ro1">
          <table:table-cell office:value-type="float" office:value="310">
            <text:p>310</text:p>
          </table:table-cell>
          <table:table-cell table:formula="of:=[.A312]^-0.5" office:value-type="float" office:value="0.0567961834247065">
            <text:p>0.0567961834</text:p>
          </table:table-cell>
          <table:table-cell table:formula="of:=[.B312]/[.$B$1003]" office:value-type="float" office:value="0.000919017093077752">
            <text:p>0.0009190171</text:p>
          </table:table-cell>
          <table:table-cell table:formula="of:=[.C312]*[.$G$8]" office:value-type="float" office:value="2729480.76644092">
            <text:p>2729481</text:p>
          </table:table-cell>
          <table:table-cell table:style-name="ce1" table:formula="of:=[.D312]/2" office:value-type="float" office:value="1364740.38322046">
            <text:p>1364740</text:p>
          </table:table-cell>
          <table:table-cell table:number-columns-repeated="5"/>
        </table:table-row>
        <table:table-row table:style-name="ro1">
          <table:table-cell office:value-type="float" office:value="311">
            <text:p>311</text:p>
          </table:table-cell>
          <table:table-cell table:formula="of:=[.A313]^-0.5" office:value-type="float" office:value="0.0567047977123743">
            <text:p>0.0567047977</text:p>
          </table:table-cell>
          <table:table-cell table:formula="of:=[.B313]/[.$B$1003]" office:value-type="float" office:value="0.000917538384005553">
            <text:p>0.0009175384</text:p>
          </table:table-cell>
          <table:table-cell table:formula="of:=[.C313]*[.$G$8]" office:value-type="float" office:value="2725089.00049649">
            <text:p>2725089</text:p>
          </table:table-cell>
          <table:table-cell table:style-name="ce1" table:formula="of:=[.D313]/2" office:value-type="float" office:value="1362544.50024825">
            <text:p>1362545</text:p>
          </table:table-cell>
          <table:table-cell table:number-columns-repeated="5"/>
        </table:table-row>
        <table:table-row table:style-name="ro1">
          <table:table-cell office:value-type="float" office:value="312">
            <text:p>312</text:p>
          </table:table-cell>
          <table:table-cell table:formula="of:=[.A314]^-0.5" office:value-type="float" office:value="0.0566138517072298">
            <text:p>0.0566138517</text:p>
          </table:table-cell>
          <table:table-cell table:formula="of:=[.B314]/[.$B$1003]" office:value-type="float" office:value="0.000916066789820255">
            <text:p>0.0009160668</text:p>
          </table:table-cell>
          <table:table-cell table:formula="of:=[.C314]*[.$G$8]" office:value-type="float" office:value="2720718.36576616">
            <text:p>2720718</text:p>
          </table:table-cell>
          <table:table-cell table:style-name="ce1" table:formula="of:=[.D314]/2" office:value-type="float" office:value="1360359.18288308">
            <text:p>1360359</text:p>
          </table:table-cell>
          <table:table-cell table:number-columns-repeated="5"/>
        </table:table-row>
        <table:table-row table:style-name="ro1">
          <table:table-cell office:value-type="float" office:value="313">
            <text:p>313</text:p>
          </table:table-cell>
          <table:table-cell table:formula="of:=[.A315]^-0.5" office:value-type="float" office:value="0.0565233418944222">
            <text:p>0.0565233419</text:p>
          </table:table-cell>
          <table:table-cell table:formula="of:=[.B315]/[.$B$1003]" office:value-type="float" office:value="0.000914602253648177">
            <text:p>0.0009146023</text:p>
          </table:table-cell>
          <table:table-cell table:formula="of:=[.C315]*[.$G$8]" office:value-type="float" office:value="2716368.69333508">
            <text:p>2716369</text:p>
          </table:table-cell>
          <table:table-cell table:style-name="ce1" table:formula="of:=[.D315]/2" office:value-type="float" office:value="1358184.34666754">
            <text:p>1358184</text:p>
          </table:table-cell>
          <table:table-cell table:number-columns-repeated="5"/>
        </table:table-row>
        <table:table-row table:style-name="ro1">
          <table:table-cell office:value-type="float" office:value="314">
            <text:p>314</text:p>
          </table:table-cell>
          <table:table-cell table:formula="of:=[.A316]^-0.5" office:value-type="float" office:value="0.05643326479831">
            <text:p>0.0564332648</text:p>
          </table:table-cell>
          <table:table-cell table:formula="of:=[.B316]/[.$B$1003]" office:value-type="float" office:value="0.000913144719250085">
            <text:p>0.0009131447</text:p>
          </table:table-cell>
          <table:table-cell table:formula="of:=[.C316]*[.$G$8]" office:value-type="float" office:value="2712039.81617275">
            <text:p>2712040</text:p>
          </table:table-cell>
          <table:table-cell table:style-name="ce1" table:formula="of:=[.D316]/2" office:value-type="float" office:value="1356019.90808638">
            <text:p>1356020</text:p>
          </table:table-cell>
          <table:table-cell table:number-columns-repeated="5"/>
        </table:table-row>
        <table:table-row table:style-name="ro1">
          <table:table-cell office:value-type="float" office:value="315">
            <text:p>315</text:p>
          </table:table-cell>
          <table:table-cell table:formula="of:=[.A317]^-0.5" office:value-type="float" office:value="0.0563436169819011">
            <text:p>0.056343617</text:p>
          </table:table-cell>
          <table:table-cell table:formula="of:=[.B317]/[.$B$1003]" office:value-type="float" office:value="0.000911694131012125">
            <text:p>0.0009116941</text:p>
          </table:table-cell>
          <table:table-cell table:formula="of:=[.C317]*[.$G$8]" office:value-type="float" office:value="2707731.56910601">
            <text:p>2707732</text:p>
          </table:table-cell>
          <table:table-cell table:style-name="ce1" table:formula="of:=[.D317]/2" office:value-type="float" office:value="1353865.78455301">
            <text:p>1353866</text:p>
          </table:table-cell>
          <table:table-cell table:number-columns-repeated="5"/>
        </table:table-row>
        <table:table-row table:style-name="ro1">
          <table:table-cell office:value-type="float" office:value="316">
            <text:p>316</text:p>
          </table:table-cell>
          <table:table-cell table:formula="of:=[.A318]^-0.5" office:value-type="float" office:value="0.0562543950463012">
            <text:p>0.056254395</text:p>
          </table:table-cell>
          <table:table-cell table:formula="of:=[.B318]/[.$B$1003]" office:value-type="float" office:value="0.000910250433936907">
            <text:p>0.0009102504</text:p>
          </table:table-cell>
          <table:table-cell table:formula="of:=[.C318]*[.$G$8]" office:value-type="float" office:value="2703443.78879261">
            <text:p>2703444</text:p>
          </table:table-cell>
          <table:table-cell table:style-name="ce1" table:formula="of:=[.D318]/2" office:value-type="float" office:value="1351721.89439631">
            <text:p>1351722</text:p>
          </table:table-cell>
          <table:table-cell table:number-columns-repeated="5"/>
        </table:table-row>
        <table:table-row table:style-name="ro1">
          <table:table-cell office:value-type="float" office:value="317">
            <text:p>317</text:p>
          </table:table-cell>
          <table:table-cell table:formula="of:=[.A319]^-0.5" office:value-type="float" office:value="0.056165595630173">
            <text:p>0.0561655956</text:p>
          </table:table-cell>
          <table:table-cell table:formula="of:=[.B319]/[.$B$1003]" office:value-type="float" office:value="0.000908813573634748">
            <text:p>0.0009088136</text:p>
          </table:table-cell>
          <table:table-cell table:formula="of:=[.C319]*[.$G$8]" office:value-type="float" office:value="2699176.3136952">
            <text:p>2699176</text:p>
          </table:table-cell>
          <table:table-cell table:style-name="ce1" table:formula="of:=[.D319]/2" office:value-type="float" office:value="1349588.1568476">
            <text:p>1349588</text:p>
          </table:table-cell>
          <table:table-cell table:number-columns-repeated="5"/>
        </table:table-row>
        <table:table-row table:style-name="ro1">
          <table:table-cell office:value-type="float" office:value="318">
            <text:p>318</text:p>
          </table:table-cell>
          <table:table-cell table:formula="of:=[.A320]^-0.5" office:value-type="float" office:value="0.0560772154092044">
            <text:p>0.0560772154</text:p>
          </table:table-cell>
          <table:table-cell table:formula="of:=[.B320]/[.$B$1003]" office:value-type="float" office:value="0.000907383496315066">
            <text:p>0.0009073835</text:p>
          </table:table-cell>
          <table:table-cell table:formula="of:=[.C320]*[.$G$8]" office:value-type="float" office:value="2694928.98405575">
            <text:p>2694929</text:p>
          </table:table-cell>
          <table:table-cell table:style-name="ce1" table:formula="of:=[.D320]/2" office:value-type="float" office:value="1347464.49202787">
            <text:p>1347464</text:p>
          </table:table-cell>
          <table:table-cell table:number-columns-repeated="5"/>
        </table:table-row>
        <table:table-row table:style-name="ro1">
          <table:table-cell office:value-type="float" office:value="319">
            <text:p>319</text:p>
          </table:table-cell>
          <table:table-cell table:formula="of:=[.A321]^-0.5" office:value-type="float" office:value="0.0559892510955854">
            <text:p>0.0559892511</text:p>
          </table:table-cell>
          <table:table-cell table:formula="of:=[.B321]/[.$B$1003]" office:value-type="float" office:value="0.000905960148777923">
            <text:p>0.0009059601</text:p>
          </table:table-cell>
          <table:table-cell table:formula="of:=[.C321]*[.$G$8]" office:value-type="float" office:value="2690701.64187043">
            <text:p>2690702</text:p>
          </table:table-cell>
          <table:table-cell table:style-name="ce1" table:formula="of:=[.D321]/2" office:value-type="float" office:value="1345350.82093522">
            <text:p>1345351</text:p>
          </table:table-cell>
          <table:table-cell table:number-columns-repeated="5"/>
        </table:table-row>
        <table:table-row table:style-name="ro1">
          <table:table-cell office:value-type="float" office:value="320">
            <text:p>320</text:p>
          </table:table-cell>
          <table:table-cell table:formula="of:=[.A322]^-0.5" office:value-type="float" office:value="0.0559016994374947">
            <text:p>0.0559016994</text:p>
          </table:table-cell>
          <table:table-cell table:formula="of:=[.B322]/[.$B$1003]" office:value-type="float" office:value="0.000904543478405708">
            <text:p>0.0009045435</text:p>
          </table:table-cell>
          <table:table-cell table:formula="of:=[.C322]*[.$G$8]" office:value-type="float" office:value="2686494.13086495">
            <text:p>2686494</text:p>
          </table:table-cell>
          <table:table-cell table:style-name="ce1" table:formula="of:=[.D322]/2" office:value-type="float" office:value="1343247.06543248">
            <text:p>1343247</text:p>
          </table:table-cell>
          <table:table-cell table:number-columns-repeated="5"/>
        </table:table-row>
        <table:table-row table:style-name="ro1">
          <table:table-cell office:value-type="float" office:value="321">
            <text:p>321</text:p>
          </table:table-cell>
          <table:table-cell table:formula="of:=[.A323]^-0.5" office:value-type="float" office:value="0.0558145572185948">
            <text:p>0.0558145572</text:p>
          </table:table-cell>
          <table:table-cell table:formula="of:=[.B323]/[.$B$1003]" office:value-type="float" office:value="0.000903133433154974">
            <text:p>0.0009031334</text:p>
          </table:table-cell>
          <table:table-cell table:formula="of:=[.C323]*[.$G$8]" office:value-type="float" office:value="2682306.29647027">
            <text:p>2682306</text:p>
          </table:table-cell>
          <table:table-cell table:style-name="ce1" table:formula="of:=[.D323]/2" office:value-type="float" office:value="1341153.14823514">
            <text:p>1341153</text:p>
          </table:table-cell>
          <table:table-cell table:number-columns-repeated="5"/>
        </table:table-row>
        <table:table-row table:style-name="ro1">
          <table:table-cell office:value-type="float" office:value="322">
            <text:p>322</text:p>
          </table:table-cell>
          <table:table-cell table:formula="of:=[.A324]^-0.5" office:value-type="float" office:value="0.0557278212575353">
            <text:p>0.0557278213</text:p>
          </table:table-cell>
          <table:table-cell table:formula="of:=[.B324]/[.$B$1003]" office:value-type="float" office:value="0.000901729961548403">
            <text:p>0.00090173</text:p>
          </table:table-cell>
          <table:table-cell table:formula="of:=[.C324]*[.$G$8]" office:value-type="float" office:value="2678137.98579876">
            <text:p>2678138</text:p>
          </table:table-cell>
          <table:table-cell table:style-name="ce1" table:formula="of:=[.D324]/2" office:value-type="float" office:value="1339068.99289938">
            <text:p>1339069</text:p>
          </table:table-cell>
          <table:table-cell table:number-columns-repeated="5"/>
        </table:table-row>
        <table:table-row table:style-name="ro1">
          <table:table-cell office:value-type="float" office:value="323">
            <text:p>323</text:p>
          </table:table-cell>
          <table:table-cell table:formula="of:=[.A325]^-0.5" office:value-type="float" office:value="0.0556414884074657">
            <text:p>0.0556414884</text:p>
          </table:table-cell>
          <table:table-cell table:formula="of:=[.B325]/[.$B$1003]" office:value-type="float" office:value="0.000900333012666913">
            <text:p>0.000900333</text:p>
          </table:table-cell>
          <table:table-cell table:formula="of:=[.C325]*[.$G$8]" office:value-type="float" office:value="2673989.04762073">
            <text:p>2673989</text:p>
          </table:table-cell>
          <table:table-cell table:style-name="ce1" table:formula="of:=[.D325]/2" office:value-type="float" office:value="1336994.52381037">
            <text:p>1336995</text:p>
          </table:table-cell>
          <table:table-cell table:number-columns-repeated="5"/>
        </table:table-row>
        <table:table-row table:style-name="ro1">
          <table:table-cell office:value-type="float" office:value="324">
            <text:p>324</text:p>
          </table:table-cell>
          <table:table-cell table:formula="of:=[.A326]^-0.5" office:value-type="float" office:value="0.0555555555555556">
            <text:p>0.0555555556</text:p>
          </table:table-cell>
          <table:table-cell table:formula="of:=[.B326]/[.$B$1003]" office:value-type="float" office:value="0.000898942536141901">
            <text:p>0.0008989425</text:p>
          </table:table-cell>
          <table:table-cell table:formula="of:=[.C326]*[.$G$8]" office:value-type="float" office:value="2669859.33234144">
            <text:p>2669859</text:p>
          </table:table-cell>
          <table:table-cell table:style-name="ce1" table:formula="of:=[.D326]/2" office:value-type="float" office:value="1334929.66617072">
            <text:p>1334930</text:p>
          </table:table-cell>
          <table:table-cell table:number-columns-repeated="5"/>
        </table:table-row>
        <table:table-row table:style-name="ro1">
          <table:table-cell office:value-type="float" office:value="325">
            <text:p>325</text:p>
          </table:table-cell>
          <table:table-cell table:formula="of:=[.A327]^-0.5" office:value-type="float" office:value="0.0554700196225229">
            <text:p>0.0554700196</text:p>
          </table:table-cell>
          <table:table-cell table:formula="of:=[.B327]/[.$B$1003]" office:value-type="float" office:value="0.000897558482147611">
            <text:p>0.0008975585</text:p>
          </table:table-cell>
          <table:table-cell table:formula="of:=[.C327]*[.$G$8]" office:value-type="float" office:value="2665748.69197841">
            <text:p>2665749</text:p>
          </table:table-cell>
          <table:table-cell table:style-name="ce1" table:formula="of:=[.D327]/2" office:value-type="float" office:value="1332874.3459892">
            <text:p>1332874</text:p>
          </table:table-cell>
          <table:table-cell table:number-columns-repeated="5"/>
        </table:table-row>
        <table:table-row table:style-name="ro1">
          <table:table-cell office:value-type="float" office:value="326">
            <text:p>326</text:p>
          </table:table-cell>
          <table:table-cell table:formula="of:=[.A328]^-0.5" office:value-type="float" office:value="0.0553848775621711">
            <text:p>0.0553848776</text:p>
          </table:table-cell>
          <table:table-cell table:formula="of:=[.B328]/[.$B$1003]" office:value-type="float" office:value="0.000896180801393642">
            <text:p>0.0008961808</text:p>
          </table:table-cell>
          <table:table-cell table:formula="of:=[.C328]*[.$G$8]" office:value-type="float" office:value="2661656.98013912">
            <text:p>2661657</text:p>
          </table:table-cell>
          <table:table-cell table:style-name="ce1" table:formula="of:=[.D328]/2" office:value-type="float" office:value="1330828.49006956">
            <text:p>1330828</text:p>
          </table:table-cell>
          <table:table-cell table:number-columns-repeated="5"/>
        </table:table-row>
        <table:table-row table:style-name="ro1">
          <table:table-cell office:value-type="float" office:value="327">
            <text:p>327</text:p>
          </table:table-cell>
          <table:table-cell table:formula="of:=[.A329]^-0.5" office:value-type="float" office:value="0.0553001263609331">
            <text:p>0.0553001264</text:p>
          </table:table-cell>
          <table:table-cell table:formula="of:=[.B329]/[.$B$1003]" office:value-type="float" office:value="0.000894809445117566">
            <text:p>0.0008948094</text:p>
          </table:table-cell>
          <table:table-cell table:formula="of:=[.C329]*[.$G$8]" office:value-type="float" office:value="2657584.05199917">
            <text:p>2657584</text:p>
          </table:table-cell>
          <table:table-cell table:style-name="ce1" table:formula="of:=[.D329]/2" office:value-type="float" office:value="1328792.02599959">
            <text:p>1328792</text:p>
          </table:table-cell>
          <table:table-cell table:number-columns-repeated="5"/>
        </table:table-row>
        <table:table-row table:style-name="ro1">
          <table:table-cell office:value-type="float" office:value="328">
            <text:p>328</text:p>
          </table:table-cell>
          <table:table-cell table:formula="of:=[.A330]^-0.5" office:value-type="float" office:value="0.0552157630374233">
            <text:p>0.055215763</text:p>
          </table:table-cell>
          <table:table-cell table:formula="of:=[.B330]/[.$B$1003]" office:value-type="float" office:value="0.000893444365077687">
            <text:p>0.0008934444</text:p>
          </table:table-cell>
          <table:table-cell table:formula="of:=[.C330]*[.$G$8]" office:value-type="float" office:value="2653529.76428073">
            <text:p>2653530</text:p>
          </table:table-cell>
          <table:table-cell table:style-name="ce1" table:formula="of:=[.D330]/2" office:value-type="float" office:value="1326764.88214037">
            <text:p>1326765</text:p>
          </table:table-cell>
          <table:table-cell table:number-columns-repeated="5"/>
        </table:table-row>
        <table:table-row table:style-name="ro1">
          <table:table-cell office:value-type="float" office:value="329">
            <text:p>329</text:p>
          </table:table-cell>
          <table:table-cell table:formula="of:=[.A331]^-0.5" office:value-type="float" office:value="0.0551317846419971">
            <text:p>0.0551317846</text:p>
          </table:table-cell>
          <table:table-cell table:formula="of:=[.B331]/[.$B$1003]" office:value-type="float" office:value="0.000892085513545908">
            <text:p>0.0008920855</text:p>
          </table:table-cell>
          <table:table-cell table:formula="of:=[.C331]*[.$G$8]" office:value-type="float" office:value="2649493.97523135">
            <text:p>2649494</text:p>
          </table:table-cell>
          <table:table-cell table:style-name="ce1" table:formula="of:=[.D331]/2" office:value-type="float" office:value="1324746.98761567">
            <text:p>1324747</text:p>
          </table:table-cell>
          <table:table-cell table:number-columns-repeated="5"/>
        </table:table-row>
        <table:table-row table:style-name="ro1">
          <table:table-cell office:value-type="float" office:value="330">
            <text:p>330</text:p>
          </table:table-cell>
          <table:table-cell table:formula="of:=[.A332]^-0.5" office:value-type="float" office:value="0.055048188256318">
            <text:p>0.0550481883</text:p>
          </table:table-cell>
          <table:table-cell table:formula="of:=[.B332]/[.$B$1003]" office:value-type="float" office:value="0.000890732843300724">
            <text:p>0.0008907328</text:p>
          </table:table-cell>
          <table:table-cell table:formula="of:=[.C332]*[.$G$8]" office:value-type="float" office:value="2645476.54460315">
            <text:p>2645477</text:p>
          </table:table-cell>
          <table:table-cell table:style-name="ce1" table:formula="of:=[.D332]/2" office:value-type="float" office:value="1322738.27230158">
            <text:p>1322738</text:p>
          </table:table-cell>
          <table:table-cell table:number-columns-repeated="5"/>
        </table:table-row>
        <table:table-row table:style-name="ro1">
          <table:table-cell office:value-type="float" office:value="331">
            <text:p>331</text:p>
          </table:table-cell>
          <table:table-cell table:formula="of:=[.A333]^-0.5" office:value-type="float" office:value="0.0549649709929313">
            <text:p>0.054964971</text:p>
          </table:table-cell>
          <table:table-cell table:formula="of:=[.B333]/[.$B$1003]" office:value-type="float" office:value="0.00088938630762033">
            <text:p>0.0008893863</text:p>
          </table:table-cell>
          <table:table-cell table:formula="of:=[.C333]*[.$G$8]" office:value-type="float" office:value="2641477.33363238">
            <text:p>2641477</text:p>
          </table:table-cell>
          <table:table-cell table:style-name="ce1" table:formula="of:=[.D333]/2" office:value-type="float" office:value="1320738.66681619">
            <text:p>1320739</text:p>
          </table:table-cell>
          <table:table-cell table:number-columns-repeated="5"/>
        </table:table-row>
        <table:table-row table:style-name="ro1">
          <table:table-cell office:value-type="float" office:value="332">
            <text:p>332</text:p>
          </table:table-cell>
          <table:table-cell table:formula="of:=[.A334]^-0.5" office:value-type="float" office:value="0.0548821299948452">
            <text:p>0.05488213</text:p>
          </table:table-cell>
          <table:table-cell table:formula="of:=[.B334]/[.$B$1003]" office:value-type="float" office:value="0.000888045860275841">
            <text:p>0.0008880459</text:p>
          </table:table-cell>
          <table:table-cell table:formula="of:=[.C334]*[.$G$8]" office:value-type="float" office:value="2637496.20501925">
            <text:p>2637496</text:p>
          </table:table-cell>
          <table:table-cell table:style-name="ce1" table:formula="of:=[.D334]/2" office:value-type="float" office:value="1318748.10250962">
            <text:p>1318748</text:p>
          </table:table-cell>
          <table:table-cell table:number-columns-repeated="5"/>
        </table:table-row>
        <table:table-row table:style-name="ro1">
          <table:table-cell office:value-type="float" office:value="333">
            <text:p>333</text:p>
          </table:table-cell>
          <table:table-cell table:formula="of:=[.A335]^-0.5" office:value-type="float" office:value="0.0547996624351191">
            <text:p>0.0547996624</text:p>
          </table:table-cell>
          <table:table-cell table:formula="of:=[.B335]/[.$B$1003]" office:value-type="float" office:value="0.000886711455524628">
            <text:p>0.0008867115</text:p>
          </table:table-cell>
          <table:table-cell table:formula="of:=[.C335]*[.$G$8]" office:value-type="float" office:value="2633533.02290815">
            <text:p>2633533</text:p>
          </table:table-cell>
          <table:table-cell table:style-name="ce1" table:formula="of:=[.D335]/2" office:value-type="float" office:value="1316766.51145407">
            <text:p>1316767</text:p>
          </table:table-cell>
          <table:table-cell table:number-columns-repeated="5"/>
        </table:table-row>
        <table:table-row table:style-name="ro1">
          <table:table-cell office:value-type="float" office:value="334">
            <text:p>334</text:p>
          </table:table-cell>
          <table:table-cell table:formula="of:=[.A336]^-0.5" office:value-type="float" office:value="0.0547175655164583">
            <text:p>0.0547175655</text:p>
          </table:table-cell>
          <table:table-cell table:formula="of:=[.B336]/[.$B$1003]" office:value-type="float" office:value="0.000885383048103761">
            <text:p>0.000885383</text:p>
          </table:table-cell>
          <table:table-cell table:formula="of:=[.C336]*[.$G$8]" office:value-type="float" office:value="2629587.65286817">
            <text:p>2629588</text:p>
          </table:table-cell>
          <table:table-cell table:style-name="ce1" table:formula="of:=[.D336]/2" office:value-type="float" office:value="1314793.82643409">
            <text:p>1314794</text:p>
          </table:table-cell>
          <table:table-cell table:number-columns-repeated="5"/>
        </table:table-row>
        <table:table-row table:style-name="ro1">
          <table:table-cell office:value-type="float" office:value="335">
            <text:p>335</text:p>
          </table:table-cell>
          <table:table-cell table:formula="of:=[.A337]^-0.5" office:value-type="float" office:value="0.0546358364708153">
            <text:p>0.0546358365</text:p>
          </table:table-cell>
          <table:table-cell table:formula="of:=[.B337]/[.$B$1003]" office:value-type="float" office:value="0.00088406059322356">
            <text:p>0.0008840606</text:p>
          </table:table-cell>
          <table:table-cell table:formula="of:=[.C337]*[.$G$8]" office:value-type="float" office:value="2625659.96187397">
            <text:p>2625660</text:p>
          </table:table-cell>
          <table:table-cell table:style-name="ce1" table:formula="of:=[.D337]/2" office:value-type="float" office:value="1312829.98093699">
            <text:p>1312830</text:p>
          </table:table-cell>
          <table:table-cell table:number-columns-repeated="5"/>
        </table:table-row>
        <table:table-row table:style-name="ro1">
          <table:table-cell office:value-type="float" office:value="336">
            <text:p>336</text:p>
          </table:table-cell>
          <table:table-cell table:formula="of:=[.A338]^-0.5" office:value-type="float" office:value="0.0545544725589981">
            <text:p>0.0545544726</text:p>
          </table:table-cell>
          <table:table-cell table:formula="of:=[.B338]/[.$B$1003]" office:value-type="float" office:value="0.000882744046561251">
            <text:p>0.000882744</text:p>
          </table:table-cell>
          <table:table-cell table:formula="of:=[.C338]*[.$G$8]" office:value-type="float" office:value="2621749.81828691">
            <text:p>2621750</text:p>
          </table:table-cell>
          <table:table-cell table:style-name="ce1" table:formula="of:=[.D338]/2" office:value-type="float" office:value="1310874.90914346">
            <text:p>1310875</text:p>
          </table:table-cell>
          <table:table-cell table:number-columns-repeated="5"/>
        </table:table-row>
        <table:table-row table:style-name="ro1">
          <table:table-cell office:value-type="float" office:value="337">
            <text:p>337</text:p>
          </table:table-cell>
          <table:table-cell table:formula="of:=[.A339]^-0.5" office:value-type="float" office:value="0.0544734710702843">
            <text:p>0.0544734711</text:p>
          </table:table-cell>
          <table:table-cell table:formula="of:=[.B339]/[.$B$1003]" office:value-type="float" office:value="0.000881433364254729">
            <text:p>0.0008814334</text:p>
          </table:table-cell>
          <table:table-cell table:formula="of:=[.C339]*[.$G$8]" office:value-type="float" office:value="2617857.09183655">
            <text:p>2617857</text:p>
          </table:table-cell>
          <table:table-cell table:style-name="ce1" table:formula="of:=[.D339]/2" office:value-type="float" office:value="1308928.54591827">
            <text:p>1308929</text:p>
          </table:table-cell>
          <table:table-cell table:number-columns-repeated="5"/>
        </table:table-row>
        <table:table-row table:style-name="ro1">
          <table:table-cell office:value-type="float" office:value="338">
            <text:p>338</text:p>
          </table:table-cell>
          <table:table-cell table:formula="of:=[.A340]^-0.5" office:value-type="float" office:value="0.0543928293220421">
            <text:p>0.0543928293</text:p>
          </table:table-cell>
          <table:table-cell table:formula="of:=[.B340]/[.$B$1003]" office:value-type="float" office:value="0.000880128502896421">
            <text:p>0.0008801285</text:p>
          </table:table-cell>
          <table:table-cell table:formula="of:=[.C340]*[.$G$8]" office:value-type="float" office:value="2613981.65360237">
            <text:p>2613982</text:p>
          </table:table-cell>
          <table:table-cell table:style-name="ce1" table:formula="of:=[.D340]/2" office:value-type="float" office:value="1306990.82680119">
            <text:p>1306991</text:p>
          </table:table-cell>
          <table:table-cell table:number-columns-repeated="5"/>
        </table:table-row>
        <table:table-row table:style-name="ro1">
          <table:table-cell office:value-type="float" office:value="339">
            <text:p>339</text:p>
          </table:table-cell>
          <table:table-cell table:formula="of:=[.A341]^-0.5" office:value-type="float" office:value="0.0543125446593568">
            <text:p>0.0543125447</text:p>
          </table:table-cell>
          <table:table-cell table:formula="of:=[.B341]/[.$B$1003]" office:value-type="float" office:value="0.000878829419527245">
            <text:p>0.0008788294</text:p>
          </table:table-cell>
          <table:table-cell table:formula="of:=[.C341]*[.$G$8]" office:value-type="float" office:value="2610123.37599592">
            <text:p>2610123</text:p>
          </table:table-cell>
          <table:table-cell table:style-name="ce1" table:formula="of:=[.D341]/2" office:value-type="float" office:value="1305061.68799796">
            <text:p>1305062</text:p>
          </table:table-cell>
          <table:table-cell table:number-columns-repeated="5"/>
        </table:table-row>
        <table:table-row table:style-name="ro1">
          <table:table-cell office:value-type="float" office:value="340">
            <text:p>340</text:p>
          </table:table-cell>
          <table:table-cell table:formula="of:=[.A342]^-0.5" office:value-type="float" office:value="0.054232614454664">
            <text:p>0.0542326145</text:p>
          </table:table-cell>
          <table:table-cell table:formula="of:=[.B342]/[.$B$1003]" office:value-type="float" office:value="0.000877536071630669">
            <text:p>0.0008775361</text:p>
          </table:table-cell>
          <table:table-cell table:formula="of:=[.C342]*[.$G$8]" office:value-type="float" office:value="2606282.13274309">
            <text:p>2606282</text:p>
          </table:table-cell>
          <table:table-cell table:style-name="ce1" table:formula="of:=[.D342]/2" office:value-type="float" office:value="1303141.06637154">
            <text:p>1303141</text:p>
          </table:table-cell>
          <table:table-cell table:number-columns-repeated="5"/>
        </table:table-row>
        <table:table-row table:style-name="ro1">
          <table:table-cell office:value-type="float" office:value="341">
            <text:p>341</text:p>
          </table:table-cell>
          <table:table-cell table:formula="of:=[.A343]^-0.5" office:value-type="float" office:value="0.0541530361073882">
            <text:p>0.0541530361</text:p>
          </table:table-cell>
          <table:table-cell table:formula="of:=[.B343]/[.$B$1003]" office:value-type="float" office:value="0.000876248417126871">
            <text:p>0.0008762484</text:p>
          </table:table-cell>
          <table:table-cell table:formula="of:=[.C343]*[.$G$8]" office:value-type="float" office:value="2602457.79886681">
            <text:p>2602458</text:p>
          </table:table-cell>
          <table:table-cell table:style-name="ce1" table:formula="of:=[.D343]/2" office:value-type="float" office:value="1301228.8994334">
            <text:p>1301229</text:p>
          </table:table-cell>
          <table:table-cell table:number-columns-repeated="5"/>
        </table:table-row>
        <table:table-row table:style-name="ro1">
          <table:table-cell office:value-type="float" office:value="342">
            <text:p>342</text:p>
          </table:table-cell>
          <table:table-cell table:formula="of:=[.A344]^-0.5" office:value-type="float" office:value="0.0540738070435875">
            <text:p>0.054073807</text:p>
          </table:table-cell>
          <table:table-cell table:formula="of:=[.B344]/[.$B$1003]" office:value-type="float" office:value="0.000874966414366986">
            <text:p>0.0008749664</text:p>
          </table:table-cell>
          <table:table-cell table:formula="of:=[.C344]*[.$G$8]" office:value-type="float" office:value="2598650.25066995">
            <text:p>2598650</text:p>
          </table:table-cell>
          <table:table-cell table:style-name="ce1" table:formula="of:=[.D344]/2" office:value-type="float" office:value="1299325.12533497">
            <text:p>1299325</text:p>
          </table:table-cell>
          <table:table-cell table:number-columns-repeated="5"/>
        </table:table-row>
        <table:table-row table:style-name="ro1">
          <table:table-cell office:value-type="float" office:value="343">
            <text:p>343</text:p>
          </table:table-cell>
          <table:table-cell table:formula="of:=[.A345]^-0.5" office:value-type="float" office:value="0.0539949247156039">
            <text:p>0.0539949247</text:p>
          </table:table-cell>
          <table:table-cell table:formula="of:=[.B345]/[.$B$1003]" office:value-type="float" office:value="0.000873690022127447">
            <text:p>0.00087369</text:p>
          </table:table-cell>
          <table:table-cell table:formula="of:=[.C345]*[.$G$8]" office:value-type="float" office:value="2594859.36571852">
            <text:p>2594859</text:p>
          </table:table-cell>
          <table:table-cell table:style-name="ce1" table:formula="of:=[.D345]/2" office:value-type="float" office:value="1297429.68285926">
            <text:p>1297430</text:p>
          </table:table-cell>
          <table:table-cell table:number-columns-repeated="5"/>
        </table:table-row>
        <table:table-row table:style-name="ro1">
          <table:table-cell office:value-type="float" office:value="344">
            <text:p>344</text:p>
          </table:table-cell>
          <table:table-cell table:formula="of:=[.A346]^-0.5" office:value-type="float" office:value="0.0539163866017192">
            <text:p>0.0539163866</text:p>
          </table:table-cell>
          <table:table-cell table:formula="of:=[.B346]/[.$B$1003]" office:value-type="float" office:value="0.00087241919960442">
            <text:p>0.0008724192</text:p>
          </table:table-cell>
          <table:table-cell table:formula="of:=[.C346]*[.$G$8]" office:value-type="float" office:value="2591085.02282513">
            <text:p>2591085</text:p>
          </table:table-cell>
          <table:table-cell table:style-name="ce1" table:formula="of:=[.D346]/2" office:value-type="float" office:value="1295542.51141256">
            <text:p>1295543</text:p>
          </table:table-cell>
          <table:table-cell table:number-columns-repeated="5"/>
        </table:table-row>
        <table:table-row table:style-name="ro1">
          <table:table-cell office:value-type="float" office:value="345">
            <text:p>345</text:p>
          </table:table-cell>
          <table:table-cell table:formula="of:=[.A347]^-0.5" office:value-type="float" office:value="0.0538381902058166">
            <text:p>0.0538381902</text:p>
          </table:table-cell>
          <table:table-cell table:formula="of:=[.B347]/[.$B$1003]" office:value-type="float" office:value="0.000871153906408322">
            <text:p>0.0008711539</text:p>
          </table:table-cell>
          <table:table-cell table:formula="of:=[.C347]*[.$G$8]" office:value-type="float" office:value="2587327.10203272">
            <text:p>2587327</text:p>
          </table:table-cell>
          <table:table-cell table:style-name="ce1" table:formula="of:=[.D347]/2" office:value-type="float" office:value="1293663.55101636">
            <text:p>1293664</text:p>
          </table:table-cell>
          <table:table-cell table:number-columns-repeated="5"/>
        </table:table-row>
        <table:table-row table:style-name="ro1">
          <table:table-cell office:value-type="float" office:value="346">
            <text:p>346</text:p>
          </table:table-cell>
          <table:table-cell table:formula="of:=[.A348]^-0.5" office:value-type="float" office:value="0.053760333057047">
            <text:p>0.0537603331</text:p>
          </table:table-cell>
          <table:table-cell table:formula="of:=[.B348]/[.$B$1003]" office:value-type="float" office:value="0.000869894102558432">
            <text:p>0.0008698941</text:p>
          </table:table-cell>
          <table:table-cell table:formula="of:=[.C348]*[.$G$8]" office:value-type="float" office:value="2583585.48459854">
            <text:p>2583585</text:p>
          </table:table-cell>
          <table:table-cell table:style-name="ce1" table:formula="of:=[.D348]/2" office:value-type="float" office:value="1291792.74229927">
            <text:p>1291793</text:p>
          </table:table-cell>
          <table:table-cell table:number-columns-repeated="5"/>
        </table:table-row>
        <table:table-row table:style-name="ro1">
          <table:table-cell office:value-type="float" office:value="347">
            <text:p>347</text:p>
          </table:table-cell>
          <table:table-cell table:formula="of:=[.A349]^-0.5" office:value-type="float" office:value="0.0536828127095019">
            <text:p>0.0536828127</text:p>
          </table:table-cell>
          <table:table-cell table:formula="of:=[.B349]/[.$B$1003]" office:value-type="float" office:value="0.000868639748477585">
            <text:p>0.0008686397</text:p>
          </table:table-cell>
          <table:table-cell table:formula="of:=[.C349]*[.$G$8]" office:value-type="float" office:value="2579860.05297843">
            <text:p>2579860</text:p>
          </table:table-cell>
          <table:table-cell table:style-name="ce1" table:formula="of:=[.D349]/2" office:value-type="float" office:value="1289930.02648921">
            <text:p>1289930</text:p>
          </table:table-cell>
          <table:table-cell table:number-columns-repeated="5"/>
        </table:table-row>
        <table:table-row table:style-name="ro1">
          <table:table-cell office:value-type="float" office:value="348">
            <text:p>348</text:p>
          </table:table-cell>
          <table:table-cell table:formula="of:=[.A350]^-0.5" office:value-type="float" office:value="0.0536056267418897">
            <text:p>0.0536056267</text:p>
          </table:table-cell>
          <table:table-cell table:formula="of:=[.B350]/[.$B$1003]" office:value-type="float" office:value="0.000867390804986948">
            <text:p>0.0008673908</text:p>
          </table:table-cell>
          <table:table-cell table:formula="of:=[.C350]*[.$G$8]" office:value-type="float" office:value="2576150.69081124">
            <text:p>2576151</text:p>
          </table:table-cell>
          <table:table-cell table:style-name="ce1" table:formula="of:=[.D350]/2" office:value-type="float" office:value="1288075.34540562">
            <text:p>1288075</text:p>
          </table:table-cell>
          <table:table-cell table:number-columns-repeated="5"/>
        </table:table-row>
        <table:table-row table:style-name="ro1">
          <table:table-cell office:value-type="float" office:value="349">
            <text:p>349</text:p>
          </table:table-cell>
          <table:table-cell table:formula="of:=[.A351]^-0.5" office:value-type="float" office:value="0.0535287727572189">
            <text:p>0.0535287728</text:p>
          </table:table-cell>
          <table:table-cell table:formula="of:=[.B351]/[.$B$1003]" office:value-type="float" office:value="0.000866147233300882">
            <text:p>0.0008661472</text:p>
          </table:table-cell>
          <table:table-cell table:formula="of:=[.C351]*[.$G$8]" office:value-type="float" office:value="2572457.28290362">
            <text:p>2572457</text:p>
          </table:table-cell>
          <table:table-cell table:style-name="ce1" table:formula="of:=[.D351]/2" office:value-type="float" office:value="1286228.64145181">
            <text:p>1286229</text:p>
          </table:table-cell>
          <table:table-cell table:number-columns-repeated="5"/>
        </table:table-row>
        <table:table-row table:style-name="ro1">
          <table:table-cell office:value-type="float" office:value="350">
            <text:p>350</text:p>
          </table:table-cell>
          <table:table-cell table:formula="of:=[.A352]^-0.5" office:value-type="float" office:value="0.0534522483824849">
            <text:p>0.0534522484</text:p>
          </table:table-cell>
          <table:table-cell table:formula="of:=[.B352]/[.$B$1003]" office:value-type="float" office:value="0.00086490899502188">
            <text:p>0.000864909</text:p>
          </table:table-cell>
          <table:table-cell table:formula="of:=[.C352]*[.$G$8]" office:value-type="float" office:value="2568779.71521498">
            <text:p>2568780</text:p>
          </table:table-cell>
          <table:table-cell table:style-name="ce1" table:formula="of:=[.D352]/2" office:value-type="float" office:value="1284389.85760749">
            <text:p>1284390</text:p>
          </table:table-cell>
          <table:table-cell table:number-columns-repeated="5"/>
        </table:table-row>
        <table:table-row table:style-name="ro1">
          <table:table-cell office:value-type="float" office:value="351">
            <text:p>351</text:p>
          </table:table-cell>
          <table:table-cell table:formula="of:=[.A353]^-0.5" office:value-type="float" office:value="0.0533760512683624">
            <text:p>0.0533760513</text:p>
          </table:table-cell>
          <table:table-cell table:formula="of:=[.B353]/[.$B$1003]" office:value-type="float" office:value="0.000863676052135592">
            <text:p>0.0008636761</text:p>
          </table:table-cell>
          <table:table-cell table:formula="of:=[.C353]*[.$G$8]" office:value-type="float" office:value="2565117.87484271">
            <text:p>2565118</text:p>
          </table:table-cell>
          <table:table-cell table:style-name="ce1" table:formula="of:=[.D353]/2" office:value-type="float" office:value="1282558.93742135">
            <text:p>1282559</text:p>
          </table:table-cell>
          <table:table-cell table:number-columns-repeated="5"/>
        </table:table-row>
        <table:table-row table:style-name="ro1">
          <table:table-cell office:value-type="float" office:value="352">
            <text:p>352</text:p>
          </table:table-cell>
          <table:table-cell table:formula="of:=[.A354]^-0.5" office:value-type="float" office:value="0.0533001790889026">
            <text:p>0.0533001791</text:p>
          </table:table-cell>
          <table:table-cell table:formula="of:=[.B354]/[.$B$1003]" office:value-type="float" office:value="0.000862448367005921">
            <text:p>0.0008624484</text:p>
          </table:table-cell>
          <table:table-cell table:formula="of:=[.C354]*[.$G$8]" office:value-type="float" office:value="2561471.65000759">
            <text:p>2561472</text:p>
          </table:table-cell>
          <table:table-cell table:style-name="ce1" table:formula="of:=[.D354]/2" office:value-type="float" office:value="1280735.82500379">
            <text:p>1280736</text:p>
          </table:table-cell>
          <table:table-cell table:number-columns-repeated="5"/>
        </table:table-row>
        <table:table-row table:style-name="ro1">
          <table:table-cell office:value-type="float" office:value="353">
            <text:p>353</text:p>
          </table:table-cell>
          <table:table-cell table:formula="of:=[.A355]^-0.5" office:value-type="float" office:value="0.053224629541235">
            <text:p>0.0532246295</text:p>
          </table:table-cell>
          <table:table-cell table:formula="of:=[.B355]/[.$B$1003]" office:value-type="float" office:value="0.000861225902370196">
            <text:p>0.0008612259</text:p>
          </table:table-cell>
          <table:table-cell table:formula="of:=[.C355]*[.$G$8]" office:value-type="float" office:value="2557840.93003948">
            <text:p>2557841</text:p>
          </table:table-cell>
          <table:table-cell table:style-name="ce1" table:formula="of:=[.D355]/2" office:value-type="float" office:value="1278920.46501974">
            <text:p>1278920</text:p>
          </table:table-cell>
          <table:table-cell table:number-columns-repeated="5"/>
        </table:table-row>
        <table:table-row table:style-name="ro1">
          <table:table-cell office:value-type="float" office:value="354">
            <text:p>354</text:p>
          </table:table-cell>
          <table:table-cell table:formula="of:=[.A356]^-0.5" office:value-type="float" office:value="0.0531494003452734">
            <text:p>0.0531494003</text:p>
          </table:table-cell>
          <table:table-cell table:formula="of:=[.B356]/[.$B$1003]" office:value-type="float" office:value="0.000860008621334423">
            <text:p>0.0008600086</text:p>
          </table:table-cell>
          <table:table-cell table:formula="of:=[.C356]*[.$G$8]" office:value-type="float" office:value="2554225.60536324">
            <text:p>2554226</text:p>
          </table:table-cell>
          <table:table-cell table:style-name="ce1" table:formula="of:=[.D356]/2" office:value-type="float" office:value="1277112.80268162">
            <text:p>1277113</text:p>
          </table:table-cell>
          <table:table-cell table:number-columns-repeated="5"/>
        </table:table-row>
        <table:table-row table:style-name="ro1">
          <table:table-cell office:value-type="float" office:value="355">
            <text:p>355</text:p>
          </table:table-cell>
          <table:table-cell table:formula="of:=[.A357]^-0.5" office:value-type="float" office:value="0.0530744892434275">
            <text:p>0.0530744892</text:p>
          </table:table-cell>
          <table:table-cell table:formula="of:=[.B357]/[.$B$1003]" office:value-type="float" office:value="0.00085879648736861">
            <text:p>0.0008587965</text:p>
          </table:table-cell>
          <table:table-cell table:formula="of:=[.C357]*[.$G$8]" office:value-type="float" office:value="2550625.56748477">
            <text:p>2550626</text:p>
          </table:table-cell>
          <table:table-cell table:style-name="ce1" table:formula="of:=[.D357]/2" office:value-type="float" office:value="1275312.78374239">
            <text:p>1275313</text:p>
          </table:table-cell>
          <table:table-cell table:number-columns-repeated="5"/>
        </table:table-row>
        <table:table-row table:style-name="ro1">
          <table:table-cell office:value-type="float" office:value="356">
            <text:p>356</text:p>
          </table:table-cell>
          <table:table-cell table:formula="of:=[.A358]^-0.5" office:value-type="float" office:value="0.052999894000318">
            <text:p>0.052999894</text:p>
          </table:table-cell>
          <table:table-cell table:formula="of:=[.B358]/[.$B$1003]" office:value-type="float" office:value="0.00085758946430216">
            <text:p>0.0008575895</text:p>
          </table:table-cell>
          <table:table-cell table:formula="of:=[.C358]*[.$G$8]" office:value-type="float" office:value="2547040.70897742">
            <text:p>2547041</text:p>
          </table:table-cell>
          <table:table-cell table:style-name="ce1" table:formula="of:=[.D358]/2" office:value-type="float" office:value="1273520.35448871">
            <text:p>1273520</text:p>
          </table:table-cell>
          <table:table-cell table:number-columns-repeated="5"/>
        </table:table-row>
        <table:table-row table:style-name="ro1">
          <table:table-cell office:value-type="float" office:value="357">
            <text:p>357</text:p>
          </table:table-cell>
          <table:table-cell table:formula="of:=[.A359]^-0.5" office:value-type="float" office:value="0.0529256124024963">
            <text:p>0.0529256124</text:p>
          </table:table-cell>
          <table:table-cell table:formula="of:=[.B359]/[.$B$1003]" office:value-type="float" office:value="0.000856387516319339">
            <text:p>0.0008563875</text:p>
          </table:table-cell>
          <table:table-cell table:formula="of:=[.C359]*[.$G$8]" office:value-type="float" office:value="2543470.92346844">
            <text:p>2543471</text:p>
          </table:table-cell>
          <table:table-cell table:style-name="ce1" table:formula="of:=[.D359]/2" office:value-type="float" office:value="1271735.46173422">
            <text:p>1271735</text:p>
          </table:table-cell>
          <table:table-cell table:number-columns-repeated="5"/>
        </table:table-row>
        <table:table-row table:style-name="ro1">
          <table:table-cell office:value-type="float" office:value="358">
            <text:p>358</text:p>
          </table:table-cell>
          <table:table-cell table:formula="of:=[.A360]^-0.5" office:value-type="float" office:value="0.052851642258169">
            <text:p>0.0528516423</text:p>
          </table:table-cell>
          <table:table-cell table:formula="of:=[.B360]/[.$B$1003]" office:value-type="float" office:value="0.000855190607954812">
            <text:p>0.0008551906</text:p>
          </table:table-cell>
          <table:table-cell table:formula="of:=[.C360]*[.$G$8]" office:value-type="float" office:value="2539916.10562579">
            <text:p>2539916</text:p>
          </table:table-cell>
          <table:table-cell table:style-name="ce1" table:formula="of:=[.D360]/2" office:value-type="float" office:value="1269958.0528129">
            <text:p>1269958</text:p>
          </table:table-cell>
          <table:table-cell table:number-columns-repeated="5"/>
        </table:table-row>
        <table:table-row table:style-name="ro1">
          <table:table-cell office:value-type="float" office:value="359">
            <text:p>359</text:p>
          </table:table-cell>
          <table:table-cell table:formula="of:=[.A361]^-0.5" office:value-type="float" office:value="0.052777981396926">
            <text:p>0.0527779814</text:p>
          </table:table-cell>
          <table:table-cell table:formula="of:=[.B361]/[.$B$1003]" office:value-type="float" office:value="0.000853998704089248">
            <text:p>0.0008539987</text:p>
          </table:table-cell>
          <table:table-cell table:formula="of:=[.C361]*[.$G$8]" office:value-type="float" office:value="2536376.15114507">
            <text:p>2536376</text:p>
          </table:table-cell>
          <table:table-cell table:style-name="ce1" table:formula="of:=[.D361]/2" office:value-type="float" office:value="1268188.07557253">
            <text:p>1268188</text:p>
          </table:table-cell>
          <table:table-cell table:number-columns-repeated="5"/>
        </table:table-row>
        <table:table-row table:style-name="ro1">
          <table:table-cell office:value-type="float" office:value="360">
            <text:p>360</text:p>
          </table:table-cell>
          <table:table-cell table:formula="of:=[.A362]^-0.5" office:value-type="float" office:value="0.052704627669473">
            <text:p>0.0527046277</text:p>
          </table:table-cell>
          <table:table-cell table:formula="of:=[.B362]/[.$B$1003]" office:value-type="float" office:value="0.000852811769944992">
            <text:p>0.0008528118</text:p>
          </table:table-cell>
          <table:table-cell table:formula="of:=[.C362]*[.$G$8]" office:value-type="float" office:value="2532850.95673662">
            <text:p>2532851</text:p>
          </table:table-cell>
          <table:table-cell table:style-name="ce1" table:formula="of:=[.D362]/2" office:value-type="float" office:value="1266425.47836831">
            <text:p>1266425</text:p>
          </table:table-cell>
          <table:table-cell table:number-columns-repeated="5"/>
        </table:table-row>
        <table:table-row table:style-name="ro1">
          <table:table-cell office:value-type="float" office:value="361">
            <text:p>361</text:p>
          </table:table-cell>
          <table:table-cell table:formula="of:=[.A363]^-0.5" office:value-type="float" office:value="0.0526315789473684">
            <text:p>0.0526315789</text:p>
          </table:table-cell>
          <table:table-cell table:formula="of:=[.B363]/[.$B$1003]" office:value-type="float" office:value="0.000851629771081801">
            <text:p>0.0008516298</text:p>
          </table:table-cell>
          <table:table-cell table:formula="of:=[.C363]*[.$G$8]" office:value-type="float" office:value="2529340.42011295">
            <text:p>2529340</text:p>
          </table:table-cell>
          <table:table-cell table:style-name="ce1" table:formula="of:=[.D363]/2" office:value-type="float" office:value="1264670.21005647">
            <text:p>1264670</text:p>
          </table:table-cell>
          <table:table-cell table:number-columns-repeated="5"/>
        </table:table-row>
        <table:table-row table:style-name="ro1">
          <table:table-cell office:value-type="float" office:value="362">
            <text:p>362</text:p>
          </table:table-cell>
          <table:table-cell table:formula="of:=[.A364]^-0.5" office:value-type="float" office:value="0.0525588331227637">
            <text:p>0.0525588331</text:p>
          </table:table-cell>
          <table:table-cell table:formula="of:=[.B364]/[.$B$1003]" office:value-type="float" office:value="0.00085045267339265">
            <text:p>0.0008504527</text:p>
          </table:table-cell>
          <table:table-cell table:formula="of:=[.C364]*[.$G$8]" office:value-type="float" office:value="2525844.43997617">
            <text:p>2525844</text:p>
          </table:table-cell>
          <table:table-cell table:style-name="ce1" table:formula="of:=[.D364]/2" office:value-type="float" office:value="1262922.21998809">
            <text:p>1262922</text:p>
          </table:table-cell>
          <table:table-cell table:number-columns-repeated="5"/>
        </table:table-row>
        <table:table-row table:style-name="ro1">
          <table:table-cell office:value-type="float" office:value="363">
            <text:p>363</text:p>
          </table:table-cell>
          <table:table-cell table:formula="of:=[.A365]^-0.5" office:value-type="float" office:value="0.0524863881081478">
            <text:p>0.0524863881</text:p>
          </table:table-cell>
          <table:table-cell table:formula="of:=[.B365]/[.$B$1003]" office:value-type="float" office:value="0.000849280443099597">
            <text:p>0.0008492804</text:p>
          </table:table-cell>
          <table:table-cell table:formula="of:=[.C365]*[.$G$8]" office:value-type="float" office:value="2522362.9160058">
            <text:p>2522363</text:p>
          </table:table-cell>
          <table:table-cell table:style-name="ce1" table:formula="of:=[.D365]/2" office:value-type="float" office:value="1261181.4580029">
            <text:p>1261181</text:p>
          </table:table-cell>
          <table:table-cell table:number-columns-repeated="5"/>
        </table:table-row>
        <table:table-row table:style-name="ro1">
          <table:table-cell office:value-type="float" office:value="364">
            <text:p>364</text:p>
          </table:table-cell>
          <table:table-cell table:formula="of:=[.A366]^-0.5" office:value-type="float" office:value="0.0524142418360959">
            <text:p>0.0524142418</text:p>
          </table:table-cell>
          <table:table-cell table:formula="of:=[.B366]/[.$B$1003]" office:value-type="float" office:value="0.00084811304674971">
            <text:p>0.000848113</text:p>
          </table:table-cell>
          <table:table-cell table:formula="of:=[.C366]*[.$G$8]" office:value-type="float" office:value="2518895.74884664">
            <text:p>2518896</text:p>
          </table:table-cell>
          <table:table-cell table:style-name="ce1" table:formula="of:=[.D366]/2" office:value-type="float" office:value="1259447.87442332">
            <text:p>1259448</text:p>
          </table:table-cell>
          <table:table-cell table:number-columns-repeated="5"/>
        </table:table-row>
        <table:table-row table:style-name="ro1">
          <table:table-cell office:value-type="float" office:value="365">
            <text:p>365</text:p>
          </table:table-cell>
          <table:table-cell table:formula="of:=[.A367]^-0.5" office:value-type="float" office:value="0.0523423922590214">
            <text:p>0.0523423923</text:p>
          </table:table-cell>
          <table:table-cell table:formula="of:=[.B367]/[.$B$1003]" office:value-type="float" office:value="0.000846950451211059">
            <text:p>0.0008469505</text:p>
          </table:table-cell>
          <table:table-cell table:formula="of:=[.C367]*[.$G$8]" office:value-type="float" office:value="2515442.84009685">
            <text:p>2515443</text:p>
          </table:table-cell>
          <table:table-cell table:style-name="ce1" table:formula="of:=[.D367]/2" office:value-type="float" office:value="1257721.42004842">
            <text:p>1257721</text:p>
          </table:table-cell>
          <table:table-cell table:number-columns-repeated="5"/>
        </table:table-row>
        <table:table-row table:style-name="ro1">
          <table:table-cell office:value-type="float" office:value="366">
            <text:p>366</text:p>
          </table:table-cell>
          <table:table-cell table:formula="of:=[.A368]^-0.5" office:value-type="float" office:value="0.0522708373489317">
            <text:p>0.0522708373</text:p>
          </table:table-cell>
          <table:table-cell table:formula="of:=[.B368]/[.$B$1003]" office:value-type="float" office:value="0.00084579262366877">
            <text:p>0.0008457926</text:p>
          </table:table-cell>
          <table:table-cell table:formula="of:=[.C368]*[.$G$8]" office:value-type="float" office:value="2512004.09229625">
            <text:p>2512004</text:p>
          </table:table-cell>
          <table:table-cell table:style-name="ce1" table:formula="of:=[.D368]/2" office:value-type="float" office:value="1256002.04614812">
            <text:p>1256002</text:p>
          </table:table-cell>
          <table:table-cell table:number-columns-repeated="5"/>
        </table:table-row>
        <table:table-row table:style-name="ro1">
          <table:table-cell office:value-type="float" office:value="367">
            <text:p>367</text:p>
          </table:table-cell>
          <table:table-cell table:formula="of:=[.A369]^-0.5" office:value-type="float" office:value="0.0521995750971881">
            <text:p>0.0521995751</text:p>
          </table:table-cell>
          <table:table-cell table:formula="of:=[.B369]/[.$B$1003]" office:value-type="float" office:value="0.000844639531621125">
            <text:p>0.0008446395</text:p>
          </table:table-cell>
          <table:table-cell table:formula="of:=[.C369]*[.$G$8]" office:value-type="float" office:value="2508579.40891474">
            <text:p>2508579</text:p>
          </table:table-cell>
          <table:table-cell table:style-name="ce1" table:formula="of:=[.D369]/2" office:value-type="float" office:value="1254289.70445737">
            <text:p>1254290</text:p>
          </table:table-cell>
          <table:table-cell table:number-columns-repeated="5"/>
        </table:table-row>
        <table:table-row table:style-name="ro1">
          <table:table-cell office:value-type="float" office:value="368">
            <text:p>368</text:p>
          </table:table-cell>
          <table:table-cell table:formula="of:=[.A370]^-0.5" office:value-type="float" office:value="0.0521286035142687">
            <text:p>0.0521286035</text:p>
          </table:table-cell>
          <table:table-cell table:formula="of:=[.B370]/[.$B$1003]" office:value-type="float" office:value="0.000843491142875741">
            <text:p>0.0008434911</text:p>
          </table:table-cell>
          <table:table-cell table:formula="of:=[.C370]*[.$G$8]" office:value-type="float" office:value="2505168.69434095">
            <text:p>2505169</text:p>
          </table:table-cell>
          <table:table-cell table:style-name="ce1" table:formula="of:=[.D370]/2" office:value-type="float" office:value="1252584.34717048">
            <text:p>1252584</text:p>
          </table:table-cell>
          <table:table-cell table:number-columns-repeated="5"/>
        </table:table-row>
        <table:table-row table:style-name="ro1">
          <table:table-cell office:value-type="float" office:value="369">
            <text:p>369</text:p>
          </table:table-cell>
          <table:table-cell table:formula="of:=[.A371]^-0.5" office:value-type="float" office:value="0.0520579206295354">
            <text:p>0.0520579206</text:p>
          </table:table-cell>
          <table:table-cell table:formula="of:=[.B371]/[.$B$1003]" office:value-type="float" office:value="0.000842347425545789">
            <text:p>0.0008423474</text:p>
          </table:table-cell>
          <table:table-cell table:formula="of:=[.C371]*[.$G$8]" office:value-type="float" office:value="2501771.85387099">
            <text:p>2501772</text:p>
          </table:table-cell>
          <table:table-cell table:style-name="ce1" table:formula="of:=[.D371]/2" office:value-type="float" office:value="1250885.9269355">
            <text:p>1250886</text:p>
          </table:table-cell>
          <table:table-cell table:number-columns-repeated="5"/>
        </table:table-row>
        <table:table-row table:style-name="ro1">
          <table:table-cell office:value-type="float" office:value="370">
            <text:p>370</text:p>
          </table:table-cell>
          <table:table-cell table:formula="of:=[.A372]^-0.5" office:value-type="float" office:value="0.0519875244910036">
            <text:p>0.0519875245</text:p>
          </table:table-cell>
          <table:table-cell table:formula="of:=[.B372]/[.$B$1003]" office:value-type="float" office:value="0.000841208348046276">
            <text:p>0.0008412083</text:p>
          </table:table-cell>
          <table:table-cell table:formula="of:=[.C372]*[.$G$8]" office:value-type="float" office:value="2498388.79369744">
            <text:p>2498389</text:p>
          </table:table-cell>
          <table:table-cell table:style-name="ce1" table:formula="of:=[.D372]/2" office:value-type="float" office:value="1249194.39684872">
            <text:p>1249194</text:p>
          </table:table-cell>
          <table:table-cell table:number-columns-repeated="5"/>
        </table:table-row>
        <table:table-row table:style-name="ro1">
          <table:table-cell office:value-type="float" office:value="371">
            <text:p>371</text:p>
          </table:table-cell>
          <table:table-cell table:formula="of:=[.A373]^-0.5" office:value-type="float" office:value="0.0519174131651165">
            <text:p>0.0519174132</text:p>
          </table:table-cell>
          <table:table-cell table:formula="of:=[.B373]/[.$B$1003]" office:value-type="float" office:value="0.000840073879090381">
            <text:p>0.0008400739</text:p>
          </table:table-cell>
          <table:table-cell table:formula="of:=[.C373]*[.$G$8]" office:value-type="float" office:value="2495019.42089843">
            <text:p>2495019</text:p>
          </table:table-cell>
          <table:table-cell table:style-name="ce1" table:formula="of:=[.D373]/2" office:value-type="float" office:value="1247509.71044922">
            <text:p>1247510</text:p>
          </table:table-cell>
          <table:table-cell table:number-columns-repeated="5"/>
        </table:table-row>
        <table:table-row table:style-name="ro1">
          <table:table-cell office:value-type="float" office:value="372">
            <text:p>372</text:p>
          </table:table-cell>
          <table:table-cell table:formula="of:=[.A374]^-0.5" office:value-type="float" office:value="0.0518475847365213">
            <text:p>0.0518475847</text:p>
          </table:table-cell>
          <table:table-cell table:formula="of:=[.B374]/[.$B$1003]" office:value-type="float" office:value="0.000838943987685849">
            <text:p>0.000838944</text:p>
          </table:table-cell>
          <table:table-cell table:formula="of:=[.C374]*[.$G$8]" office:value-type="float" office:value="2491663.64342697">
            <text:p>2491664</text:p>
          </table:table-cell>
          <table:table-cell table:style-name="ce1" table:formula="of:=[.D374]/2" office:value-type="float" office:value="1245831.82171349">
            <text:p>1245832</text:p>
          </table:table-cell>
          <table:table-cell table:number-columns-repeated="5"/>
        </table:table-row>
        <table:table-row table:style-name="ro1">
          <table:table-cell office:value-type="float" office:value="373">
            <text:p>373</text:p>
          </table:table-cell>
          <table:table-cell table:formula="of:=[.A375]^-0.5" office:value-type="float" office:value="0.0517780373078498">
            <text:p>0.0517780373</text:p>
          </table:table-cell>
          <table:table-cell table:formula="of:=[.B375]/[.$B$1003]" office:value-type="float" office:value="0.000837818643131432">
            <text:p>0.0008378186</text:p>
          </table:table-cell>
          <table:table-cell table:formula="of:=[.C375]*[.$G$8]" office:value-type="float" office:value="2488321.37010035">
            <text:p>2488321</text:p>
          </table:table-cell>
          <table:table-cell table:style-name="ce1" table:formula="of:=[.D375]/2" office:value-type="float" office:value="1244160.68505018">
            <text:p>1244161</text:p>
          </table:table-cell>
          <table:table-cell table:number-columns-repeated="5"/>
        </table:table-row>
        <table:table-row table:style-name="ro1">
          <table:table-cell office:value-type="float" office:value="374">
            <text:p>374</text:p>
          </table:table-cell>
          <table:table-cell table:formula="of:=[.A376]^-0.5" office:value-type="float" office:value="0.0517087689995019">
            <text:p>0.051708769</text:p>
          </table:table-cell>
          <table:table-cell table:formula="of:=[.B376]/[.$B$1003]" office:value-type="float" office:value="0.000836697815013383">
            <text:p>0.0008366978</text:p>
          </table:table-cell>
          <table:table-cell table:formula="of:=[.C376]*[.$G$8]" office:value-type="float" office:value="2484992.51058975">
            <text:p>2484993</text:p>
          </table:table-cell>
          <table:table-cell table:style-name="ce1" table:formula="of:=[.D376]/2" office:value-type="float" office:value="1242496.25529487">
            <text:p>1242496</text:p>
          </table:table-cell>
          <table:table-cell table:number-columns-repeated="5"/>
        </table:table-row>
        <table:table-row table:style-name="ro1">
          <table:table-cell office:value-type="float" office:value="375">
            <text:p>375</text:p>
          </table:table-cell>
          <table:table-cell table:formula="of:=[.A377]^-0.5" office:value-type="float" office:value="0.0516397779494322">
            <text:p>0.0516397779</text:p>
          </table:table-cell>
          <table:table-cell table:formula="of:=[.B377]/[.$B$1003]" office:value-type="float" office:value="0.00083558147320201">
            <text:p>0.0008355815</text:p>
          </table:table-cell>
          <table:table-cell table:formula="of:=[.C377]*[.$G$8]" office:value-type="float" office:value="2481676.97540997">
            <text:p>2481677</text:p>
          </table:table-cell>
          <table:table-cell table:style-name="ce1" table:formula="of:=[.D377]/2" office:value-type="float" office:value="1240838.48770498">
            <text:p>1240838</text:p>
          </table:table-cell>
          <table:table-cell table:number-columns-repeated="5"/>
        </table:table-row>
        <table:table-row table:style-name="ro1">
          <table:table-cell office:value-type="float" office:value="376">
            <text:p>376</text:p>
          </table:table-cell>
          <table:table-cell table:formula="of:=[.A378]^-0.5" office:value-type="float" office:value="0.0515710623129397">
            <text:p>0.0515710623</text:p>
          </table:table-cell>
          <table:table-cell table:formula="of:=[.B378]/[.$B$1003]" office:value-type="float" office:value="0.000834469587848268">
            <text:p>0.0008344696</text:p>
          </table:table-cell>
          <table:table-cell table:formula="of:=[.C378]*[.$G$8]" office:value-type="float" office:value="2478374.67590935">
            <text:p>2478375</text:p>
          </table:table-cell>
          <table:table-cell table:style-name="ce1" table:formula="of:=[.D378]/2" office:value-type="float" office:value="1239187.33795468">
            <text:p>1239187</text:p>
          </table:table-cell>
          <table:table-cell table:number-columns-repeated="5"/>
        </table:table-row>
        <table:table-row table:style-name="ro1">
          <table:table-cell office:value-type="float" office:value="377">
            <text:p>377</text:p>
          </table:table-cell>
          <table:table-cell table:formula="of:=[.A379]^-0.5" office:value-type="float" office:value="0.0515026202624605">
            <text:p>0.0515026203</text:p>
          </table:table-cell>
          <table:table-cell table:formula="of:=[.B379]/[.$B$1003]" office:value-type="float" office:value="0.00083336212938041">
            <text:p>0.0008333621</text:p>
          </table:table-cell>
          <table:table-cell table:formula="of:=[.C379]*[.$G$8]" office:value-type="float" office:value="2475085.52425982">
            <text:p>2475086</text:p>
          </table:table-cell>
          <table:table-cell table:style-name="ce1" table:formula="of:=[.D379]/2" office:value-type="float" office:value="1237542.76212991">
            <text:p>1237543</text:p>
          </table:table-cell>
          <table:table-cell table:number-columns-repeated="5"/>
        </table:table-row>
        <table:table-row table:style-name="ro1">
          <table:table-cell office:value-type="float" office:value="378">
            <text:p>378</text:p>
          </table:table-cell>
          <table:table-cell table:formula="of:=[.A380]^-0.5" office:value-type="float" office:value="0.051434449987364">
            <text:p>0.05143445</text:p>
          </table:table-cell>
          <table:table-cell table:formula="of:=[.B380]/[.$B$1003]" office:value-type="float" office:value="0.000832259068500685">
            <text:p>0.0008322591</text:p>
          </table:table-cell>
          <table:table-cell table:formula="of:=[.C380]*[.$G$8]" office:value-type="float" office:value="2471809.43344703">
            <text:p>2471809</text:p>
          </table:table-cell>
          <table:table-cell table:style-name="ce1" table:formula="of:=[.D380]/2" office:value-type="float" office:value="1235904.71672352">
            <text:p>1235905</text:p>
          </table:table-cell>
          <table:table-cell table:number-columns-repeated="5"/>
        </table:table-row>
        <table:table-row table:style-name="ro1">
          <table:table-cell office:value-type="float" office:value="379">
            <text:p>379</text:p>
          </table:table-cell>
          <table:table-cell table:formula="of:=[.A381]^-0.5" office:value-type="float" office:value="0.0513665496937514">
            <text:p>0.0513665497</text:p>
          </table:table-cell>
          <table:table-cell table:formula="of:=[.B381]/[.$B$1003]" office:value-type="float" office:value="0.000831160376182078">
            <text:p>0.0008311604</text:p>
          </table:table-cell>
          <table:table-cell table:formula="of:=[.C381]*[.$G$8]" office:value-type="float" office:value="2468546.31726077">
            <text:p>2468546</text:p>
          </table:table-cell>
          <table:table-cell table:style-name="ce1" table:formula="of:=[.D381]/2" office:value-type="float" office:value="1234273.15863039">
            <text:p>1234273</text:p>
          </table:table-cell>
          <table:table-cell table:number-columns-repeated="5"/>
        </table:table-row>
        <table:table-row table:style-name="ro1">
          <table:table-cell office:value-type="float" office:value="380">
            <text:p>380</text:p>
          </table:table-cell>
          <table:table-cell table:formula="of:=[.A382]^-0.5" office:value-type="float" office:value="0.0512989176042577">
            <text:p>0.0512989176</text:p>
          </table:table-cell>
          <table:table-cell table:formula="of:=[.B382]/[.$B$1003]" office:value-type="float" office:value="0.000830066023665105">
            <text:p>0.000830066</text:p>
          </table:table-cell>
          <table:table-cell table:formula="of:=[.C382]*[.$G$8]" office:value-type="float" office:value="2465296.09028536">
            <text:p>2465296</text:p>
          </table:table-cell>
          <table:table-cell table:style-name="ce1" table:formula="of:=[.D382]/2" office:value-type="float" office:value="1232648.04514268">
            <text:p>1232648</text:p>
          </table:table-cell>
          <table:table-cell table:number-columns-repeated="5"/>
        </table:table-row>
        <table:table-row table:style-name="ro1">
          <table:table-cell office:value-type="float" office:value="381">
            <text:p>381</text:p>
          </table:table-cell>
          <table:table-cell table:formula="of:=[.A383]^-0.5" office:value-type="float" office:value="0.051231551957856">
            <text:p>0.051231552</text:p>
          </table:table-cell>
          <table:table-cell table:formula="of:=[.B383]/[.$B$1003]" office:value-type="float" office:value="0.000828975982454651">
            <text:p>0.000828976</text:p>
          </table:table-cell>
          <table:table-cell table:formula="of:=[.C383]*[.$G$8]" office:value-type="float" office:value="2462058.66789031">
            <text:p>2462059</text:p>
          </table:table-cell>
          <table:table-cell table:style-name="ce1" table:formula="of:=[.D383]/2" office:value-type="float" office:value="1231029.33394516">
            <text:p>1231029</text:p>
          </table:table-cell>
          <table:table-cell table:number-columns-repeated="5"/>
        </table:table-row>
        <table:table-row table:style-name="ro1">
          <table:table-cell office:value-type="float" office:value="382">
            <text:p>382</text:p>
          </table:table-cell>
          <table:table-cell table:formula="of:=[.A384]^-0.5" office:value-type="float" office:value="0.0511644510096651">
            <text:p>0.051164451</text:p>
          </table:table-cell>
          <table:table-cell table:formula="of:=[.B384]/[.$B$1003]" office:value-type="float" office:value="0.000827890224316855">
            <text:p>0.0008278902</text:p>
          </table:table-cell>
          <table:table-cell table:formula="of:=[.C384]*[.$G$8]" office:value-type="float" office:value="2458833.96622106">
            <text:p>2458834</text:p>
          </table:table-cell>
          <table:table-cell table:style-name="ce1" table:formula="of:=[.D384]/2" office:value-type="float" office:value="1229416.98311053">
            <text:p>1229417</text:p>
          </table:table-cell>
          <table:table-cell table:number-columns-repeated="5"/>
        </table:table-row>
        <table:table-row table:style-name="ro1">
          <table:table-cell office:value-type="float" office:value="383">
            <text:p>383</text:p>
          </table:table-cell>
          <table:table-cell table:formula="of:=[.A385]^-0.5" office:value-type="float" office:value="0.0510976130307596">
            <text:p>0.051097613</text:p>
          </table:table-cell>
          <table:table-cell table:formula="of:=[.B385]/[.$B$1003]" office:value-type="float" office:value="0.000826808721276032">
            <text:p>0.0008268087</text:p>
          </table:table-cell>
          <table:table-cell table:formula="of:=[.C385]*[.$G$8]" office:value-type="float" office:value="2455621.90218982">
            <text:p>2455622</text:p>
          </table:table-cell>
          <table:table-cell table:style-name="ce1" table:formula="of:=[.D385]/2" office:value-type="float" office:value="1227810.95109491">
            <text:p>1227811</text:p>
          </table:table-cell>
          <table:table-cell table:number-columns-repeated="5"/>
        </table:table-row>
        <table:table-row table:style-name="ro1">
          <table:table-cell office:value-type="float" office:value="384">
            <text:p>384</text:p>
          </table:table-cell>
          <table:table-cell table:formula="of:=[.A386]^-0.5" office:value-type="float" office:value="0.0510310363079829">
            <text:p>0.0510310363</text:p>
          </table:table-cell>
          <table:table-cell table:formula="of:=[.B386]/[.$B$1003]" office:value-type="float" office:value="0.000825731445611656">
            <text:p>0.0008257314</text:p>
          </table:table-cell>
          <table:table-cell table:formula="of:=[.C386]*[.$G$8]" office:value-type="float" office:value="2452422.39346662">
            <text:p>2452422</text:p>
          </table:table-cell>
          <table:table-cell table:style-name="ce1" table:formula="of:=[.D386]/2" office:value-type="float" office:value="1226211.19673331">
            <text:p>1226211</text:p>
          </table:table-cell>
          <table:table-cell table:number-columns-repeated="5"/>
        </table:table-row>
        <table:table-row table:style-name="ro1">
          <table:table-cell office:value-type="float" office:value="385">
            <text:p>385</text:p>
          </table:table-cell>
          <table:table-cell table:formula="of:=[.A387]^-0.5" office:value-type="float" office:value="0.0509647191437626">
            <text:p>0.0509647191</text:p>
          </table:table-cell>
          <table:table-cell table:formula="of:=[.B387]/[.$B$1003]" office:value-type="float" office:value="0.000824658369855365">
            <text:p>0.0008246584</text:p>
          </table:table-cell>
          <table:table-cell table:formula="of:=[.C387]*[.$G$8]" office:value-type="float" office:value="2449235.35847043">
            <text:p>2449235</text:p>
          </table:table-cell>
          <table:table-cell table:style-name="ce1" table:formula="of:=[.D387]/2" office:value-type="float" office:value="1224617.67923522">
            <text:p>1224618</text:p>
          </table:table-cell>
          <table:table-cell table:number-columns-repeated="5"/>
        </table:table-row>
        <table:table-row table:style-name="ro1">
          <table:table-cell office:value-type="float" office:value="386">
            <text:p>386</text:p>
          </table:table-cell>
          <table:table-cell table:formula="of:=[.A388]^-0.5" office:value-type="float" office:value="0.0508986598559288">
            <text:p>0.0508986599</text:p>
          </table:table-cell>
          <table:table-cell table:formula="of:=[.B388]/[.$B$1003]" office:value-type="float" office:value="0.000823589466788026">
            <text:p>0.0008235895</text:p>
          </table:table-cell>
          <table:table-cell table:formula="of:=[.C388]*[.$G$8]" office:value-type="float" office:value="2446060.71636044">
            <text:p>2446061</text:p>
          </table:table-cell>
          <table:table-cell table:style-name="ce1" table:formula="of:=[.D388]/2" office:value-type="float" office:value="1223030.35818022">
            <text:p>1223030</text:p>
          </table:table-cell>
          <table:table-cell table:number-columns-repeated="5"/>
        </table:table-row>
        <table:table-row table:style-name="ro1">
          <table:table-cell office:value-type="float" office:value="387">
            <text:p>387</text:p>
          </table:table-cell>
          <table:table-cell table:formula="of:=[.A389]^-0.5" office:value-type="float" office:value="0.0508328567775349">
            <text:p>0.0508328568</text:p>
          </table:table-cell>
          <table:table-cell table:formula="of:=[.B389]/[.$B$1003]" office:value-type="float" office:value="0.000822524709436834">
            <text:p>0.0008225247</text:p>
          </table:table-cell>
          <table:table-cell table:formula="of:=[.C389]*[.$G$8]" office:value-type="float" office:value="2442898.3870274">
            <text:p>2442898</text:p>
          </table:table-cell>
          <table:table-cell table:style-name="ce1" table:formula="of:=[.D389]/2" office:value-type="float" office:value="1221449.1935137">
            <text:p>1221449</text:p>
          </table:table-cell>
          <table:table-cell table:number-columns-repeated="5"/>
        </table:table-row>
        <table:table-row table:style-name="ro1">
          <table:table-cell office:value-type="float" office:value="388">
            <text:p>388</text:p>
          </table:table-cell>
          <table:table-cell table:formula="of:=[.A390]^-0.5" office:value-type="float" office:value="0.050767308256681">
            <text:p>0.0507673083</text:p>
          </table:table-cell>
          <table:table-cell table:formula="of:=[.B390]/[.$B$1003]" office:value-type="float" office:value="0.000821464071072452">
            <text:p>0.0008214641</text:p>
          </table:table-cell>
          <table:table-cell table:formula="of:=[.C390]*[.$G$8]" office:value-type="float" office:value="2439748.29108518">
            <text:p>2439748</text:p>
          </table:table-cell>
          <table:table-cell table:style-name="ce1" table:formula="of:=[.D390]/2" office:value-type="float" office:value="1219874.14554259">
            <text:p>1219874</text:p>
          </table:table-cell>
          <table:table-cell table:number-columns-repeated="5"/>
        </table:table-row>
        <table:table-row table:style-name="ro1">
          <table:table-cell office:value-type="float" office:value="389">
            <text:p>389</text:p>
          </table:table-cell>
          <table:table-cell table:formula="of:=[.A391]^-0.5" office:value-type="float" office:value="0.0507020126563394">
            <text:p>0.0507020127</text:p>
          </table:table-cell>
          <table:table-cell table:formula="of:=[.B391]/[.$B$1003]" office:value-type="float" office:value="0.000820407525206193">
            <text:p>0.0008204075</text:p>
          </table:table-cell>
          <table:table-cell table:formula="of:=[.C391]*[.$G$8]" office:value-type="float" office:value="2436610.34986239">
            <text:p>2436610</text:p>
          </table:table-cell>
          <table:table-cell table:style-name="ce1" table:formula="of:=[.D391]/2" office:value-type="float" office:value="1218305.1749312">
            <text:p>1218305</text:p>
          </table:table-cell>
          <table:table-cell table:number-columns-repeated="5"/>
        </table:table-row>
        <table:table-row table:style-name="ro1">
          <table:table-cell office:value-type="float" office:value="390">
            <text:p>390</text:p>
          </table:table-cell>
          <table:table-cell table:formula="of:=[.A392]^-0.5" office:value-type="float" office:value="0.0506369683541833">
            <text:p>0.0506369684</text:p>
          </table:table-cell>
          <table:table-cell table:formula="of:=[.B392]/[.$B$1003]" office:value-type="float" office:value="0.000819355045587241">
            <text:p>0.000819355</text:p>
          </table:table-cell>
          <table:table-cell table:formula="of:=[.C392]*[.$G$8]" office:value-type="float" office:value="2433484.48539411">
            <text:p>2433484</text:p>
          </table:table-cell>
          <table:table-cell table:style-name="ce1" table:formula="of:=[.D392]/2" office:value-type="float" office:value="1216742.24269705">
            <text:p>1216742</text:p>
          </table:table-cell>
          <table:table-cell table:number-columns-repeated="5"/>
        </table:table-row>
        <table:table-row table:style-name="ro1">
          <table:table-cell office:value-type="float" office:value="391">
            <text:p>391</text:p>
          </table:table-cell>
          <table:table-cell table:formula="of:=[.A393]^-0.5" office:value-type="float" office:value="0.0505721737424174">
            <text:p>0.0505721737</text:p>
          </table:table-cell>
          <table:table-cell table:formula="of:=[.B393]/[.$B$1003]" office:value-type="float" office:value="0.000818306606199915">
            <text:p>0.0008183066</text:p>
          </table:table-cell>
          <table:table-cell table:formula="of:=[.C393]*[.$G$8]" office:value-type="float" office:value="2430370.62041375">
            <text:p>2430371</text:p>
          </table:table-cell>
          <table:table-cell table:style-name="ce1" table:formula="of:=[.D393]/2" office:value-type="float" office:value="1215185.31020687">
            <text:p>1215185</text:p>
          </table:table-cell>
          <table:table-cell table:number-columns-repeated="5"/>
        </table:table-row>
        <table:table-row table:style-name="ro1">
          <table:table-cell office:value-type="float" office:value="392">
            <text:p>392</text:p>
          </table:table-cell>
          <table:table-cell table:formula="of:=[.A394]^-0.5" office:value-type="float" office:value="0.0505076272276105">
            <text:p>0.0505076272</text:p>
          </table:table-cell>
          <table:table-cell table:formula="of:=[.B394]/[.$B$1003]" office:value-type="float" office:value="0.000817262181260963">
            <text:p>0.0008172622</text:p>
          </table:table-cell>
          <table:table-cell table:formula="of:=[.C394]*[.$G$8]" office:value-type="float" office:value="2427268.67834506">
            <text:p>2427269</text:p>
          </table:table-cell>
          <table:table-cell table:style-name="ce1" table:formula="of:=[.D394]/2" office:value-type="float" office:value="1213634.33917253">
            <text:p>1213634</text:p>
          </table:table-cell>
          <table:table-cell table:number-columns-repeated="5"/>
        </table:table-row>
        <table:table-row table:style-name="ro1">
          <table:table-cell office:value-type="float" office:value="393">
            <text:p>393</text:p>
          </table:table-cell>
          <table:table-cell table:formula="of:=[.A395]^-0.5" office:value-type="float" office:value="0.0504433272305318">
            <text:p>0.0504433272</text:p>
          </table:table-cell>
          <table:table-cell table:formula="of:=[.B395]/[.$B$1003]" office:value-type="float" office:value="0.000816221745216902">
            <text:p>0.0008162217</text:p>
          </table:table-cell>
          <table:table-cell table:formula="of:=[.C395]*[.$G$8]" office:value-type="float" office:value="2424178.5832942">
            <text:p>2424179</text:p>
          </table:table-cell>
          <table:table-cell table:style-name="ce1" table:formula="of:=[.D395]/2" office:value-type="float" office:value="1212089.2916471">
            <text:p>1212089</text:p>
          </table:table-cell>
          <table:table-cell table:number-columns-repeated="5"/>
        </table:table-row>
        <table:table-row table:style-name="ro1">
          <table:table-cell office:value-type="float" office:value="394">
            <text:p>394</text:p>
          </table:table-cell>
          <table:table-cell table:formula="of:=[.A396]^-0.5" office:value-type="float" office:value="0.0503792721859878">
            <text:p>0.0503792722</text:p>
          </table:table-cell>
          <table:table-cell table:formula="of:=[.B396]/[.$B$1003]" office:value-type="float" office:value="0.000815185272741391">
            <text:p>0.0008151853</text:p>
          </table:table-cell>
          <table:table-cell table:formula="of:=[.C396]*[.$G$8]" office:value-type="float" office:value="2421100.26004193">
            <text:p>2421100</text:p>
          </table:table-cell>
          <table:table-cell table:style-name="ce1" table:formula="of:=[.D396]/2" office:value-type="float" office:value="1210550.13002097">
            <text:p>1210550</text:p>
          </table:table-cell>
          <table:table-cell table:number-columns-repeated="5"/>
        </table:table-row>
        <table:table-row table:style-name="ro1">
          <table:table-cell office:value-type="float" office:value="395">
            <text:p>395</text:p>
          </table:table-cell>
          <table:table-cell table:formula="of:=[.A397]^-0.5" office:value-type="float" office:value="0.0503154605426628">
            <text:p>0.0503154605</text:p>
          </table:table-cell>
          <table:table-cell table:formula="of:=[.B397]/[.$B$1003]" office:value-type="float" office:value="0.000814152738732642">
            <text:p>0.0008141527</text:p>
          </table:table-cell>
          <table:table-cell table:formula="of:=[.C397]*[.$G$8]" office:value-type="float" office:value="2418033.63403595">
            <text:p>2418034</text:p>
          </table:table-cell>
          <table:table-cell table:style-name="ce1" table:formula="of:=[.D397]/2" office:value-type="float" office:value="1209016.81701797">
            <text:p>1209017</text:p>
          </table:table-cell>
          <table:table-cell table:number-columns-repeated="5"/>
        </table:table-row>
        <table:table-row table:style-name="ro1">
          <table:table-cell office:value-type="float" office:value="396">
            <text:p>396</text:p>
          </table:table-cell>
          <table:table-cell table:formula="of:=[.A398]^-0.5" office:value-type="float" office:value="0.0502518907629606">
            <text:p>0.0502518908</text:p>
          </table:table-cell>
          <table:table-cell table:formula="of:=[.B398]/[.$B$1003]" office:value-type="float" office:value="0.000813124118310868">
            <text:p>0.0008131241</text:p>
          </table:table-cell>
          <table:table-cell table:formula="of:=[.C398]*[.$G$8]" office:value-type="float" office:value="2414978.63138328">
            <text:p>2414979</text:p>
          </table:table-cell>
          <table:table-cell table:style-name="ce1" table:formula="of:=[.D398]/2" office:value-type="float" office:value="1207489.31569164">
            <text:p>1207489</text:p>
          </table:table-cell>
          <table:table-cell table:number-columns-repeated="5"/>
        </table:table-row>
        <table:table-row table:style-name="ro1">
          <table:table-cell office:value-type="float" office:value="397">
            <text:p>397</text:p>
          </table:table-cell>
          <table:table-cell table:formula="of:=[.A399]^-0.5" office:value-type="float" office:value="0.0501885613228496">
            <text:p>0.0501885613</text:p>
          </table:table-cell>
          <table:table-cell table:formula="of:=[.B399]/[.$B$1003]" office:value-type="float" office:value="0.000812099386815762">
            <text:p>0.0008120994</text:p>
          </table:table-cell>
          <table:table-cell table:formula="of:=[.C399]*[.$G$8]" office:value-type="float" office:value="2411935.17884281">
            <text:p>2411935</text:p>
          </table:table-cell>
          <table:table-cell table:style-name="ce1" table:formula="of:=[.D399]/2" office:value-type="float" office:value="1205967.58942141">
            <text:p>1205968</text:p>
          </table:table-cell>
          <table:table-cell table:number-columns-repeated="5"/>
        </table:table-row>
        <table:table-row table:style-name="ro1">
          <table:table-cell office:value-type="float" office:value="398">
            <text:p>398</text:p>
          </table:table-cell>
          <table:table-cell table:formula="of:=[.A400]^-0.5" office:value-type="float" office:value="0.0501254707117085">
            <text:p>0.0501254707</text:p>
          </table:table-cell>
          <table:table-cell table:formula="of:=[.B400]/[.$B$1003]" office:value-type="float" office:value="0.000811078519804017">
            <text:p>0.0008110785</text:p>
          </table:table-cell>
          <table:table-cell table:formula="of:=[.C400]*[.$G$8]" office:value-type="float" office:value="2408903.20381793">
            <text:p>2408903</text:p>
          </table:table-cell>
          <table:table-cell table:style-name="ce1" table:formula="of:=[.D400]/2" office:value-type="float" office:value="1204451.60190897">
            <text:p>1204452</text:p>
          </table:table-cell>
          <table:table-cell table:number-columns-repeated="5"/>
        </table:table-row>
        <table:table-row table:style-name="ro1">
          <table:table-cell office:value-type="float" office:value="399">
            <text:p>399</text:p>
          </table:table-cell>
          <table:table-cell table:formula="of:=[.A401]^-0.5" office:value-type="float" office:value="0.0500626174321759">
            <text:p>0.0500626174</text:p>
          </table:table-cell>
          <table:table-cell table:formula="of:=[.B401]/[.$B$1003]" office:value-type="float" office:value="0.000810061493046875">
            <text:p>0.0008100615</text:p>
          </table:table-cell>
          <table:table-cell table:formula="of:=[.C401]*[.$G$8]" office:value-type="float" office:value="2405882.63434922">
            <text:p>2405883</text:p>
          </table:table-cell>
          <table:table-cell table:style-name="ce1" table:formula="of:=[.D401]/2" office:value-type="float" office:value="1202941.31717461">
            <text:p>1202941</text:p>
          </table:table-cell>
          <table:table-cell table:number-columns-repeated="5"/>
        </table:table-row>
        <table:table-row table:style-name="ro1">
          <table:table-cell office:value-type="float" office:value="400">
            <text:p>400</text:p>
          </table:table-cell>
          <table:table-cell table:formula="of:=[.A402]^-0.5" office:value-type="float" office:value="0.05">
            <text:p>0.05</text:p>
          </table:table-cell>
          <table:table-cell table:formula="of:=[.B402]/[.$B$1003]" office:value-type="float" office:value="0.000809048282527711">
            <text:p>0.0008090483</text:p>
          </table:table-cell>
          <table:table-cell table:formula="of:=[.C402]*[.$G$8]" office:value-type="float" office:value="2402873.3991073">
            <text:p>2402873</text:p>
          </table:table-cell>
          <table:table-cell table:style-name="ce1" table:formula="of:=[.D402]/2" office:value-type="float" office:value="1201436.69955365">
            <text:p>1201437</text:p>
          </table:table-cell>
          <table:table-cell table:number-columns-repeated="5"/>
        </table:table-row>
        <table:table-row table:style-name="ro1">
          <table:table-cell office:value-type="float" office:value="401">
            <text:p>401</text:p>
          </table:table-cell>
          <table:table-cell table:formula="of:=[.A403]^-0.5" office:value-type="float" office:value="0.0499376169438922">
            <text:p>0.0499376169</text:p>
          </table:table-cell>
          <table:table-cell table:formula="of:=[.B403]/[.$B$1003]" office:value-type="float" office:value="0.000808038864439654">
            <text:p>0.0008080389</text:p>
          </table:table-cell>
          <table:table-cell table:formula="of:=[.C403]*[.$G$8]" office:value-type="float" office:value="2399875.42738577">
            <text:p>2399875</text:p>
          </table:table-cell>
          <table:table-cell table:style-name="ce1" table:formula="of:=[.D403]/2" office:value-type="float" office:value="1199937.71369289">
            <text:p>1199938</text:p>
          </table:table-cell>
          <table:table-cell table:number-columns-repeated="5"/>
        </table:table-row>
        <table:table-row table:style-name="ro1">
          <table:table-cell office:value-type="float" office:value="402">
            <text:p>402</text:p>
          </table:table-cell>
          <table:table-cell table:formula="of:=[.A404]^-0.5" office:value-type="float" office:value="0.0498754668053816">
            <text:p>0.0498754668</text:p>
          </table:table-cell>
          <table:table-cell table:formula="of:=[.B404]/[.$B$1003]" office:value-type="float" office:value="0.000807033215183237">
            <text:p>0.0008070332</text:p>
          </table:table-cell>
          <table:table-cell table:formula="of:=[.C404]*[.$G$8]" office:value-type="float" office:value="2396888.64909421">
            <text:p>2396889</text:p>
          </table:table-cell>
          <table:table-cell table:style-name="ce1" table:formula="of:=[.D404]/2" office:value-type="float" office:value="1198444.32454711">
            <text:p>1198444</text:p>
          </table:table-cell>
          <table:table-cell table:number-columns-repeated="5"/>
        </table:table-row>
        <table:table-row table:style-name="ro1">
          <table:table-cell office:value-type="float" office:value="403">
            <text:p>403</text:p>
          </table:table-cell>
          <table:table-cell table:formula="of:=[.A405]^-0.5" office:value-type="float" office:value="0.0498135481386718">
            <text:p>0.0498135481</text:p>
          </table:table-cell>
          <table:table-cell table:formula="of:=[.B405]/[.$B$1003]" office:value-type="float" office:value="0.000806031311364077">
            <text:p>0.0008060313</text:p>
          </table:table-cell>
          <table:table-cell table:formula="of:=[.C405]*[.$G$8]" office:value-type="float" office:value="2393912.99475131">
            <text:p>2393913</text:p>
          </table:table-cell>
          <table:table-cell table:style-name="ce1" table:formula="of:=[.D405]/2" office:value-type="float" office:value="1196956.49737565">
            <text:p>1196956</text:p>
          </table:table-cell>
          <table:table-cell table:number-columns-repeated="5"/>
        </table:table-row>
        <table:table-row table:style-name="ro1">
          <table:table-cell office:value-type="float" office:value="404">
            <text:p>404</text:p>
          </table:table-cell>
          <table:table-cell table:formula="of:=[.A406]^-0.5" office:value-type="float" office:value="0.0497518595104995">
            <text:p>0.0497518595</text:p>
          </table:table-cell>
          <table:table-cell table:formula="of:=[.B406]/[.$B$1003]" office:value-type="float" office:value="0.000805033129790591">
            <text:p>0.0008050331</text:p>
          </table:table-cell>
          <table:table-cell table:formula="of:=[.C406]*[.$G$8]" office:value-type="float" office:value="2390948.39547805">
            <text:p>2390948</text:p>
          </table:table-cell>
          <table:table-cell table:style-name="ce1" table:formula="of:=[.D406]/2" office:value-type="float" office:value="1195474.19773903">
            <text:p>1195474</text:p>
          </table:table-cell>
          <table:table-cell table:number-columns-repeated="5"/>
        </table:table-row>
        <table:table-row table:style-name="ro1">
          <table:table-cell office:value-type="float" office:value="405">
            <text:p>405</text:p>
          </table:table-cell>
          <table:table-cell table:formula="of:=[.A407]^-0.5" office:value-type="float" office:value="0.0496903994999953">
            <text:p>0.0496903995</text:p>
          </table:table-cell>
          <table:table-cell table:formula="of:=[.B407]/[.$B$1003]" office:value-type="float" office:value="0.000804038647471741">
            <text:p>0.0008040386</text:p>
          </table:table-cell>
          <table:table-cell table:formula="of:=[.C407]*[.$G$8]" office:value-type="float" office:value="2387994.78299107">
            <text:p>2387995</text:p>
          </table:table-cell>
          <table:table-cell table:style-name="ce1" table:formula="of:=[.D407]/2" office:value-type="float" office:value="1193997.39149553">
            <text:p>1193997</text:p>
          </table:table-cell>
          <table:table-cell table:number-columns-repeated="5"/>
        </table:table-row>
        <table:table-row table:style-name="ro1">
          <table:table-cell office:value-type="float" office:value="406">
            <text:p>406</text:p>
          </table:table-cell>
          <table:table-cell table:formula="of:=[.A408]^-0.5" office:value-type="float" office:value="0.0496291666985465">
            <text:p>0.0496291667</text:p>
          </table:table-cell>
          <table:table-cell table:formula="of:=[.B408]/[.$B$1003]" office:value-type="float" office:value="0.00080304784161481">
            <text:p>0.0008030478</text:p>
          </table:table-cell>
          <table:table-cell table:formula="of:=[.C408]*[.$G$8]" office:value-type="float" office:value="2385052.08959599">
            <text:p>2385052</text:p>
          </table:table-cell>
          <table:table-cell table:style-name="ce1" table:formula="of:=[.D408]/2" office:value-type="float" office:value="1192526.04479799">
            <text:p>1192526</text:p>
          </table:table-cell>
          <table:table-cell table:number-columns-repeated="5"/>
        </table:table-row>
        <table:table-row table:style-name="ro1">
          <table:table-cell office:value-type="float" office:value="407">
            <text:p>407</text:p>
          </table:table-cell>
          <table:table-cell table:formula="of:=[.A409]^-0.5" office:value-type="float" office:value="0.049568159709661">
            <text:p>0.0495681597</text:p>
          </table:table-cell>
          <table:table-cell table:formula="of:=[.B409]/[.$B$1003]" office:value-type="float" office:value="0.000802060689623209">
            <text:p>0.0008020607</text:p>
          </table:table-cell>
          <table:table-cell table:formula="of:=[.C409]*[.$G$8]" office:value-type="float" office:value="2382120.24818093">
            <text:p>2382120</text:p>
          </table:table-cell>
          <table:table-cell table:style-name="ce1" table:formula="of:=[.D409]/2" office:value-type="float" office:value="1191060.12409047">
            <text:p>1191060</text:p>
          </table:table-cell>
          <table:table-cell table:number-columns-repeated="5"/>
        </table:table-row>
        <table:table-row table:style-name="ro1">
          <table:table-cell office:value-type="float" office:value="408">
            <text:p>408</text:p>
          </table:table-cell>
          <table:table-cell table:formula="of:=[.A410]^-0.5" office:value-type="float" office:value="0.0495073771488337">
            <text:p>0.0495073771</text:p>
          </table:table-cell>
          <table:table-cell table:formula="of:=[.B410]/[.$B$1003]" office:value-type="float" office:value="0.000801077169094311">
            <text:p>0.0008010772</text:p>
          </table:table-cell>
          <table:table-cell table:formula="of:=[.C410]*[.$G$8]" office:value-type="float" office:value="2379199.1922101">
            <text:p>2379199</text:p>
          </table:table-cell>
          <table:table-cell table:style-name="ce1" table:formula="of:=[.D410]/2" office:value-type="float" office:value="1189599.59610505">
            <text:p>1189600</text:p>
          </table:table-cell>
          <table:table-cell table:number-columns-repeated="5"/>
        </table:table-row>
        <table:table-row table:style-name="ro1">
          <table:table-cell office:value-type="float" office:value="409">
            <text:p>409</text:p>
          </table:table-cell>
          <table:table-cell table:formula="of:=[.A411]^-0.5" office:value-type="float" office:value="0.0494468176434149">
            <text:p>0.0494468176</text:p>
          </table:table-cell>
          <table:table-cell table:formula="of:=[.B411]/[.$B$1003]" office:value-type="float" office:value="0.000800097257817314">
            <text:p>0.0008000973</text:p>
          </table:table-cell>
          <table:table-cell table:formula="of:=[.C411]*[.$G$8]" office:value-type="float" office:value="2376288.85571742">
            <text:p>2376289</text:p>
          </table:table-cell>
          <table:table-cell table:style-name="ce1" table:formula="of:=[.D411]/2" office:value-type="float" office:value="1188144.42785871">
            <text:p>1188144</text:p>
          </table:table-cell>
          <table:table-cell table:number-columns-repeated="5"/>
        </table:table-row>
        <table:table-row table:style-name="ro1">
          <table:table-cell office:value-type="float" office:value="410">
            <text:p>410</text:p>
          </table:table-cell>
          <table:table-cell table:formula="of:=[.A412]^-0.5" office:value-type="float" office:value="0.0493864798324795">
            <text:p>0.0493864798</text:p>
          </table:table-cell>
          <table:table-cell table:formula="of:=[.B412]/[.$B$1003]" office:value-type="float" office:value="0.000799120933771139">
            <text:p>0.0007991209</text:p>
          </table:table-cell>
          <table:table-cell table:formula="of:=[.C412]*[.$G$8]" office:value-type="float" office:value="2373389.17330028">
            <text:p>2373389</text:p>
          </table:table-cell>
          <table:table-cell table:style-name="ce1" table:formula="of:=[.D412]/2" office:value-type="float" office:value="1186694.58665014">
            <text:p>1186695</text:p>
          </table:table-cell>
          <table:table-cell table:number-columns-repeated="5"/>
        </table:table-row>
        <table:table-row table:style-name="ro1">
          <table:table-cell office:value-type="float" office:value="411">
            <text:p>411</text:p>
          </table:table-cell>
          <table:table-cell table:formula="of:=[.A413]^-0.5" office:value-type="float" office:value="0.049326362366699">
            <text:p>0.0493263624</text:p>
          </table:table-cell>
          <table:table-cell table:formula="of:=[.B413]/[.$B$1003]" office:value-type="float" office:value="0.000798148175122347">
            <text:p>0.0007981482</text:p>
          </table:table-cell>
          <table:table-cell table:formula="of:=[.C413]*[.$G$8]" office:value-type="float" office:value="2370500.08011337">
            <text:p>2370500</text:p>
          </table:table-cell>
          <table:table-cell table:style-name="ce1" table:formula="of:=[.D413]/2" office:value-type="float" office:value="1185250.04005668">
            <text:p>1185250</text:p>
          </table:table-cell>
          <table:table-cell table:number-columns-repeated="5"/>
        </table:table-row>
        <table:table-row table:style-name="ro1">
          <table:table-cell office:value-type="float" office:value="412">
            <text:p>412</text:p>
          </table:table-cell>
          <table:table-cell table:formula="of:=[.A414]^-0.5" office:value-type="float" office:value="0.0492664639082147">
            <text:p>0.0492664639</text:p>
          </table:table-cell>
          <table:table-cell table:formula="of:=[.B414]/[.$B$1003]" office:value-type="float" office:value="0.00079717896022309">
            <text:p>0.000797179</text:p>
          </table:table-cell>
          <table:table-cell table:formula="of:=[.C414]*[.$G$8]" office:value-type="float" office:value="2367621.51186258">
            <text:p>2367622</text:p>
          </table:table-cell>
          <table:table-cell table:style-name="ce1" table:formula="of:=[.D414]/2" office:value-type="float" office:value="1183810.75593129">
            <text:p>1183811</text:p>
          </table:table-cell>
          <table:table-cell table:number-columns-repeated="5"/>
        </table:table-row>
        <table:table-row table:style-name="ro1">
          <table:table-cell office:value-type="float" office:value="413">
            <text:p>413</text:p>
          </table:table-cell>
          <table:table-cell table:formula="of:=[.A415]^-0.5" office:value-type="float" office:value="0.0492067831305123">
            <text:p>0.0492067831</text:p>
          </table:table-cell>
          <table:table-cell table:formula="of:=[.B415]/[.$B$1003]" office:value-type="float" office:value="0.00079621326760909">
            <text:p>0.0007962133</text:p>
          </table:table-cell>
          <table:table-cell table:formula="of:=[.C415]*[.$G$8]" office:value-type="float" office:value="2364753.404799">
            <text:p>2364753</text:p>
          </table:table-cell>
          <table:table-cell table:style-name="ce1" table:formula="of:=[.D415]/2" office:value-type="float" office:value="1182376.7023995">
            <text:p>1182377</text:p>
          </table:table-cell>
          <table:table-cell table:number-columns-repeated="5"/>
        </table:table-row>
        <table:table-row table:style-name="ro1">
          <table:table-cell office:value-type="float" office:value="414">
            <text:p>414</text:p>
          </table:table-cell>
          <table:table-cell table:formula="of:=[.A416]^-0.5" office:value-type="float" office:value="0.0491473187182991">
            <text:p>0.0491473187</text:p>
          </table:table-cell>
          <table:table-cell table:formula="of:=[.B416]/[.$B$1003]" office:value-type="float" office:value="0.000795251075997637">
            <text:p>0.0007952511</text:p>
          </table:table-cell>
          <table:table-cell table:formula="of:=[.C416]*[.$G$8]" office:value-type="float" office:value="2361895.69571298">
            <text:p>2361896</text:p>
          </table:table-cell>
          <table:table-cell table:style-name="ce1" table:formula="of:=[.D416]/2" office:value-type="float" office:value="1180947.84785649">
            <text:p>1180948</text:p>
          </table:table-cell>
          <table:table-cell table:number-columns-repeated="5"/>
        </table:table-row>
        <table:table-row table:style-name="ro1">
          <table:table-cell office:value-type="float" office:value="415">
            <text:p>415</text:p>
          </table:table-cell>
          <table:table-cell table:formula="of:=[.A417]^-0.5" office:value-type="float" office:value="0.0490880693673816">
            <text:p>0.0490880694</text:p>
          </table:table-cell>
          <table:table-cell table:formula="of:=[.B417]/[.$B$1003]" office:value-type="float" office:value="0.000794292364285624">
            <text:p>0.0007942924</text:p>
          </table:table-cell>
          <table:table-cell table:formula="of:=[.C417]*[.$G$8]" office:value-type="float" office:value="2359048.3219283">
            <text:p>2359048</text:p>
          </table:table-cell>
          <table:table-cell table:style-name="ce1" table:formula="of:=[.D417]/2" office:value-type="float" office:value="1179524.16096415">
            <text:p>1179524</text:p>
          </table:table-cell>
          <table:table-cell table:number-columns-repeated="5"/>
        </table:table-row>
        <table:table-row table:style-name="ro1">
          <table:table-cell office:value-type="float" office:value="416">
            <text:p>416</text:p>
          </table:table-cell>
          <table:table-cell table:formula="of:=[.A418]^-0.5" office:value-type="float" office:value="0.049029033784546">
            <text:p>0.0490290338</text:p>
          </table:table-cell>
          <table:table-cell table:formula="of:=[.B418]/[.$B$1003]" office:value-type="float" office:value="0.000793337111547601">
            <text:p>0.0007933371</text:p>
          </table:table-cell>
          <table:table-cell table:formula="of:=[.C418]*[.$G$8]" office:value-type="float" office:value="2356211.22129637">
            <text:p>2356211</text:p>
          </table:table-cell>
          <table:table-cell table:style-name="ce1" table:formula="of:=[.D418]/2" office:value-type="float" office:value="1178105.61064819">
            <text:p>1178106</text:p>
          </table:table-cell>
          <table:table-cell table:number-columns-repeated="5"/>
        </table:table-row>
        <table:table-row table:style-name="ro1">
          <table:table-cell office:value-type="float" office:value="417">
            <text:p>417</text:p>
          </table:table-cell>
          <table:table-cell table:formula="of:=[.A419]^-0.5" office:value-type="float" office:value="0.0489702106874392">
            <text:p>0.0489702107</text:p>
          </table:table-cell>
          <table:table-cell table:formula="of:=[.B419]/[.$B$1003]" office:value-type="float" office:value="0.000792385297033856">
            <text:p>0.0007923853</text:p>
          </table:table-cell>
          <table:table-cell table:formula="of:=[.C419]*[.$G$8]" office:value-type="float" office:value="2353384.33219055">
            <text:p>2353384</text:p>
          </table:table-cell>
          <table:table-cell table:style-name="ce1" table:formula="of:=[.D419]/2" office:value-type="float" office:value="1176692.16609528">
            <text:p>1176692</text:p>
          </table:table-cell>
          <table:table-cell table:number-columns-repeated="5"/>
        </table:table-row>
        <table:table-row table:style-name="ro1">
          <table:table-cell office:value-type="float" office:value="418">
            <text:p>418</text:p>
          </table:table-cell>
          <table:table-cell table:formula="of:=[.A420]^-0.5" office:value-type="float" office:value="0.0489115988044518">
            <text:p>0.0489115988</text:p>
          </table:table-cell>
          <table:table-cell table:formula="of:=[.B420]/[.$B$1003]" office:value-type="float" office:value="0.000791436900168524">
            <text:p>0.0007914369</text:p>
          </table:table-cell>
          <table:table-cell table:formula="of:=[.C420]*[.$G$8]" office:value-type="float" office:value="2350567.59350052">
            <text:p>2350568</text:p>
          </table:table-cell>
          <table:table-cell table:style-name="ce1" table:formula="of:=[.D420]/2" office:value-type="float" office:value="1175283.79675026">
            <text:p>1175284</text:p>
          </table:table-cell>
          <table:table-cell table:number-columns-repeated="5"/>
        </table:table-row>
        <table:table-row table:style-name="ro1">
          <table:table-cell office:value-type="float" office:value="419">
            <text:p>419</text:p>
          </table:table-cell>
          <table:table-cell table:formula="of:=[.A421]^-0.5" office:value-type="float" office:value="0.0488531968746031">
            <text:p>0.0488531969</text:p>
          </table:table-cell>
          <table:table-cell table:formula="of:=[.B421]/[.$B$1003]" office:value-type="float" office:value="0.000790491900547716">
            <text:p>0.0007904919</text:p>
          </table:table-cell>
          <table:table-cell table:formula="of:=[.C421]*[.$G$8]" office:value-type="float" office:value="2347760.94462672">
            <text:p>2347761</text:p>
          </table:table-cell>
          <table:table-cell table:style-name="ce1" table:formula="of:=[.D421]/2" office:value-type="float" office:value="1173880.47231336">
            <text:p>1173880</text:p>
          </table:table-cell>
          <table:table-cell table:number-columns-repeated="5"/>
        </table:table-row>
        <table:table-row table:style-name="ro1">
          <table:table-cell office:value-type="float" office:value="420">
            <text:p>420</text:p>
          </table:table-cell>
          <table:table-cell table:formula="of:=[.A422]^-0.5" office:value-type="float" office:value="0.0487950036474267">
            <text:p>0.0487950036</text:p>
          </table:table-cell>
          <table:table-cell table:formula="of:=[.B422]/[.$B$1003]" office:value-type="float" office:value="0.000789550277937678">
            <text:p>0.0007895503</text:p>
          </table:table-cell>
          <table:table-cell table:formula="of:=[.C422]*[.$G$8]" office:value-type="float" office:value="2344964.3254749">
            <text:p>2344964</text:p>
          </table:table-cell>
          <table:table-cell table:style-name="ce1" table:formula="of:=[.D422]/2" office:value-type="float" office:value="1172482.16273745">
            <text:p>1172482</text:p>
          </table:table-cell>
          <table:table-cell table:number-columns-repeated="5"/>
        </table:table-row>
        <table:table-row table:style-name="ro1">
          <table:table-cell office:value-type="float" office:value="421">
            <text:p>421</text:p>
          </table:table-cell>
          <table:table-cell table:formula="of:=[.A423]^-0.5" office:value-type="float" office:value="0.0487370178828579">
            <text:p>0.0487370179</text:p>
          </table:table-cell>
          <table:table-cell table:formula="of:=[.B423]/[.$B$1003]" office:value-type="float" office:value="0.000788612012272971">
            <text:p>0.000788612</text:p>
          </table:table-cell>
          <table:table-cell table:formula="of:=[.C423]*[.$G$8]" office:value-type="float" office:value="2342177.67645072">
            <text:p>2342178</text:p>
          </table:table-cell>
          <table:table-cell table:style-name="ce1" table:formula="of:=[.D423]/2" office:value-type="float" office:value="1171088.83822536">
            <text:p>1171089</text:p>
          </table:table-cell>
          <table:table-cell table:number-columns-repeated="5"/>
        </table:table-row>
        <table:table-row table:style-name="ro1">
          <table:table-cell office:value-type="float" office:value="422">
            <text:p>422</text:p>
          </table:table-cell>
          <table:table-cell table:formula="of:=[.A424]^-0.5" office:value-type="float" office:value="0.0486792383511235">
            <text:p>0.0486792384</text:p>
          </table:table-cell>
          <table:table-cell table:formula="of:=[.B424]/[.$B$1003]" office:value-type="float" office:value="0.000787677083654671">
            <text:p>0.0007876771</text:p>
          </table:table-cell>
          <table:table-cell table:formula="of:=[.C424]*[.$G$8]" office:value-type="float" office:value="2339400.93845437">
            <text:p>2339401</text:p>
          </table:table-cell>
          <table:table-cell table:style-name="ce1" table:formula="of:=[.D424]/2" office:value-type="float" office:value="1169700.46922719">
            <text:p>1169700</text:p>
          </table:table-cell>
          <table:table-cell table:number-columns-repeated="5"/>
        </table:table-row>
        <table:table-row table:style-name="ro1">
          <table:table-cell office:value-type="float" office:value="423">
            <text:p>423</text:p>
          </table:table-cell>
          <table:table-cell table:formula="of:=[.A425]^-0.5" office:value-type="float" office:value="0.0486216638326315">
            <text:p>0.0486216638</text:p>
          </table:table-cell>
          <table:table-cell table:formula="of:=[.B425]/[.$B$1003]" office:value-type="float" office:value="0.000786745472348605">
            <text:p>0.0007867455</text:p>
          </table:table-cell>
          <table:table-cell table:formula="of:=[.C425]*[.$G$8]" office:value-type="float" office:value="2336634.05287536">
            <text:p>2336634</text:p>
          </table:table-cell>
          <table:table-cell table:style-name="ce1" table:formula="of:=[.D425]/2" office:value-type="float" office:value="1168317.02643768">
            <text:p>1168317</text:p>
          </table:table-cell>
          <table:table-cell table:number-columns-repeated="5"/>
        </table:table-row>
        <table:table-row table:style-name="ro1">
          <table:table-cell office:value-type="float" office:value="424">
            <text:p>424</text:p>
          </table:table-cell>
          <table:table-cell table:formula="of:=[.A426]^-0.5" office:value-type="float" office:value="0.0485642931178632">
            <text:p>0.0485642931</text:p>
          </table:table-cell>
          <table:table-cell table:formula="of:=[.B426]/[.$B$1003]" office:value-type="float" office:value="0.000785817158783591">
            <text:p>0.0007858172</text:p>
          </table:table-cell>
          <table:table-cell table:formula="of:=[.C426]*[.$G$8]" office:value-type="float" office:value="2333876.96158726">
            <text:p>2333877</text:p>
          </table:table-cell>
          <table:table-cell table:style-name="ce1" table:formula="of:=[.D426]/2" office:value-type="float" office:value="1166938.48079363">
            <text:p>1166938</text:p>
          </table:table-cell>
          <table:table-cell table:number-columns-repeated="5"/>
        </table:table-row>
        <table:table-row table:style-name="ro1">
          <table:table-cell office:value-type="float" office:value="425">
            <text:p>425</text:p>
          </table:table-cell>
          <table:table-cell table:formula="of:=[.A427]^-0.5" office:value-type="float" office:value="0.0485071250072666">
            <text:p>0.048507125</text:p>
          </table:table-cell>
          <table:table-cell table:formula="of:=[.B427]/[.$B$1003]" office:value-type="float" office:value="0.00078489212354972">
            <text:p>0.0007848921</text:p>
          </table:table-cell>
          <table:table-cell table:formula="of:=[.C427]*[.$G$8]" office:value-type="float" office:value="2331129.60694267">
            <text:p>2331130</text:p>
          </table:table-cell>
          <table:table-cell table:style-name="ce1" table:formula="of:=[.D427]/2" office:value-type="float" office:value="1165564.80347133">
            <text:p>1165565</text:p>
          </table:table-cell>
          <table:table-cell table:number-columns-repeated="5"/>
        </table:table-row>
        <table:table-row table:style-name="ro1">
          <table:table-cell office:value-type="float" office:value="426">
            <text:p>426</text:p>
          </table:table-cell>
          <table:table-cell table:formula="of:=[.A428]^-0.5" office:value-type="float" office:value="0.0484501583111509">
            <text:p>0.0484501583</text:p>
          </table:table-cell>
          <table:table-cell table:formula="of:=[.B428]/[.$B$1003]" office:value-type="float" office:value="0.000783970347396647">
            <text:p>0.0007839703</text:p>
          </table:table-cell>
          <table:table-cell table:formula="of:=[.C428]*[.$G$8]" office:value-type="float" office:value="2328391.93176804">
            <text:p>2328392</text:p>
          </table:table-cell>
          <table:table-cell table:style-name="ce1" table:formula="of:=[.D428]/2" office:value-type="float" office:value="1164195.96588402">
            <text:p>1164196</text:p>
          </table:table-cell>
          <table:table-cell table:number-columns-repeated="5"/>
        </table:table-row>
        <table:table-row table:style-name="ro1">
          <table:table-cell office:value-type="float" office:value="427">
            <text:p>427</text:p>
          </table:table-cell>
          <table:table-cell table:formula="of:=[.A429]^-0.5" office:value-type="float" office:value="0.0483933918495827">
            <text:p>0.0483933918</text:p>
          </table:table-cell>
          <table:table-cell table:formula="of:=[.B429]/[.$B$1003]" office:value-type="float" office:value="0.000783051811231908">
            <text:p>0.0007830518</text:p>
          </table:table-cell>
          <table:table-cell table:formula="of:=[.C429]*[.$G$8]" office:value-type="float" office:value="2325663.87935877">
            <text:p>2325664</text:p>
          </table:table-cell>
          <table:table-cell table:style-name="ce1" table:formula="of:=[.D429]/2" office:value-type="float" office:value="1162831.93967938">
            <text:p>1162832</text:p>
          </table:table-cell>
          <table:table-cell table:number-columns-repeated="5"/>
        </table:table-row>
        <table:table-row table:style-name="ro1">
          <table:table-cell office:value-type="float" office:value="428">
            <text:p>428</text:p>
          </table:table-cell>
          <table:table-cell table:formula="of:=[.A430]^-0.5" office:value-type="float" office:value="0.0483368244522832">
            <text:p>0.0483368245</text:p>
          </table:table-cell>
          <table:table-cell table:formula="of:=[.B430]/[.$B$1003]" office:value-type="float" office:value="0.000782136496119263">
            <text:p>0.0007821365</text:p>
          </table:table-cell>
          <table:table-cell table:formula="of:=[.C430]*[.$G$8]" office:value-type="float" office:value="2322945.39347421">
            <text:p>2322945</text:p>
          </table:table-cell>
          <table:table-cell table:style-name="ce1" table:formula="of:=[.D430]/2" office:value-type="float" office:value="1161472.69673711">
            <text:p>1161473</text:p>
          </table:table-cell>
          <table:table-cell table:number-columns-repeated="5"/>
        </table:table-row>
        <table:table-row table:style-name="ro1">
          <table:table-cell office:value-type="float" office:value="429">
            <text:p>429</text:p>
          </table:table-cell>
          <table:table-cell table:formula="of:=[.A431]^-0.5" office:value-type="float" office:value="0.0482804549585268">
            <text:p>0.048280455</text:p>
          </table:table-cell>
          <table:table-cell table:formula="of:=[.B431]/[.$B$1003]" office:value-type="float" office:value="0.000781224383277051">
            <text:p>0.0007812244</text:p>
          </table:table-cell>
          <table:table-cell table:formula="of:=[.C431]*[.$G$8]" office:value-type="float" office:value="2320236.41833284">
            <text:p>2320236</text:p>
          </table:table-cell>
          <table:table-cell table:style-name="ce1" table:formula="of:=[.D431]/2" office:value-type="float" office:value="1160118.20916642">
            <text:p>1160118</text:p>
          </table:table-cell>
          <table:table-cell table:number-columns-repeated="5"/>
        </table:table-row>
        <table:table-row table:style-name="ro1">
          <table:table-cell office:value-type="float" office:value="430">
            <text:p>430</text:p>
          </table:table-cell>
          <table:table-cell table:formula="of:=[.A432]^-0.5" office:value-type="float" office:value="0.0482242822170412">
            <text:p>0.0482242822</text:p>
          </table:table-cell>
          <table:table-cell table:formula="of:=[.B432]/[.$B$1003]" office:value-type="float" office:value="0.000780315454076576">
            <text:p>0.0007803155</text:p>
          </table:table-cell>
          <table:table-cell table:formula="of:=[.C432]*[.$G$8]" office:value-type="float" office:value="2317536.89860743">
            <text:p>2317537</text:p>
          </table:table-cell>
          <table:table-cell table:style-name="ce1" table:formula="of:=[.D432]/2" office:value-type="float" office:value="1158768.44930372">
            <text:p>1158768</text:p>
          </table:table-cell>
          <table:table-cell table:number-columns-repeated="5"/>
        </table:table-row>
        <table:table-row table:style-name="ro1">
          <table:table-cell office:value-type="float" office:value="431">
            <text:p>431</text:p>
          </table:table-cell>
          <table:table-cell table:formula="of:=[.A433]^-0.5" office:value-type="float" office:value="0.0481683050859088">
            <text:p>0.0481683051</text:p>
          </table:table-cell>
          <table:table-cell table:formula="of:=[.B433]/[.$B$1003]" office:value-type="float" office:value="0.000779409690040506">
            <text:p>0.0007794097</text:p>
          </table:table-cell>
          <table:table-cell table:formula="of:=[.C433]*[.$G$8]" office:value-type="float" office:value="2314846.7794203">
            <text:p>2314847</text:p>
          </table:table-cell>
          <table:table-cell table:style-name="ce1" table:formula="of:=[.D433]/2" office:value-type="float" office:value="1157423.38971015">
            <text:p>1157423</text:p>
          </table:table-cell>
          <table:table-cell table:number-columns-repeated="5"/>
        </table:table-row>
        <table:table-row table:style-name="ro1">
          <table:table-cell office:value-type="float" office:value="432">
            <text:p>432</text:p>
          </table:table-cell>
          <table:table-cell table:formula="of:=[.A434]^-0.5" office:value-type="float" office:value="0.0481125224324688">
            <text:p>0.0481125224</text:p>
          </table:table-cell>
          <table:table-cell table:formula="of:=[.B434]/[.$B$1003]" office:value-type="float" office:value="0.000778507072841297">
            <text:p>0.0007785071</text:p>
          </table:table-cell>
          <table:table-cell table:formula="of:=[.C434]*[.$G$8]" office:value-type="float" office:value="2312166.00633865">
            <text:p>2312166</text:p>
          </table:table-cell>
          <table:table-cell table:style-name="ce1" table:formula="of:=[.D434]/2" office:value-type="float" office:value="1156083.00316933">
            <text:p>1156083</text:p>
          </table:table-cell>
          <table:table-cell table:number-columns-repeated="5"/>
        </table:table-row>
        <table:table-row table:style-name="ro1">
          <table:table-cell office:value-type="float" office:value="433">
            <text:p>433</text:p>
          </table:table-cell>
          <table:table-cell table:formula="of:=[.A435]^-0.5" office:value-type="float" office:value="0.0480569331332213">
            <text:p>0.0480569331</text:p>
          </table:table-cell>
          <table:table-cell table:formula="of:=[.B435]/[.$B$1003]" office:value-type="float" office:value="0.000777607584299634">
            <text:p>0.0007776076</text:p>
          </table:table-cell>
          <table:table-cell table:formula="of:=[.C435]*[.$G$8]" office:value-type="float" office:value="2309494.52536991">
            <text:p>2309495</text:p>
          </table:table-cell>
          <table:table-cell table:style-name="ce1" table:formula="of:=[.D435]/2" office:value-type="float" office:value="1154747.26268496">
            <text:p>1154747</text:p>
          </table:table-cell>
          <table:table-cell table:number-columns-repeated="5"/>
        </table:table-row>
        <table:table-row table:style-name="ro1">
          <table:table-cell office:value-type="float" office:value="434">
            <text:p>434</text:p>
          </table:table-cell>
          <table:table-cell table:formula="of:=[.A436]^-0.5" office:value-type="float" office:value="0.0480015360737319">
            <text:p>0.0480015361</text:p>
          </table:table-cell>
          <table:table-cell table:formula="of:=[.B436]/[.$B$1003]" office:value-type="float" office:value="0.000776711206382895">
            <text:p>0.0007767112</text:p>
          </table:table-cell>
          <table:table-cell table:formula="of:=[.C436]*[.$G$8]" office:value-type="float" office:value="2306832.2829572">
            <text:p>2306832</text:p>
          </table:table-cell>
          <table:table-cell table:style-name="ce1" table:formula="of:=[.D436]/2" office:value-type="float" office:value="1153416.1414786">
            <text:p>1153416</text:p>
          </table:table-cell>
          <table:table-cell table:number-columns-repeated="5"/>
        </table:table-row>
        <table:table-row table:style-name="ro1">
          <table:table-cell office:value-type="float" office:value="435">
            <text:p>435</text:p>
          </table:table-cell>
          <table:table-cell table:formula="of:=[.A437]^-0.5" office:value-type="float" office:value="0.0479463301485384">
            <text:p>0.0479463301</text:p>
          </table:table-cell>
          <table:table-cell table:formula="of:=[.B437]/[.$B$1003]" office:value-type="float" office:value="0.000775817921203632">
            <text:p>0.0007758179</text:p>
          </table:table-cell>
          <table:table-cell table:formula="of:=[.C437]*[.$G$8]" office:value-type="float" office:value="2304179.22597479">
            <text:p>2304179</text:p>
          </table:table-cell>
          <table:table-cell table:style-name="ce1" table:formula="of:=[.D437]/2" office:value-type="float" office:value="1152089.61298739">
            <text:p>1152090</text:p>
          </table:table-cell>
          <table:table-cell table:number-columns-repeated="5"/>
        </table:table-row>
        <table:table-row table:style-name="ro1">
          <table:table-cell office:value-type="float" office:value="436">
            <text:p>436</text:p>
          </table:table-cell>
          <table:table-cell table:formula="of:=[.A438]^-0.5" office:value-type="float" office:value="0.0478913142610576">
            <text:p>0.0478913143</text:p>
          </table:table-cell>
          <table:table-cell table:formula="of:=[.B438]/[.$B$1003]" office:value-type="float" office:value="0.00077492771101807">
            <text:p>0.0007749277</text:p>
          </table:table-cell>
          <table:table-cell table:formula="of:=[.C438]*[.$G$8]" office:value-type="float" office:value="2301535.30172367">
            <text:p>2301535</text:p>
          </table:table-cell>
          <table:table-cell table:style-name="ce1" table:formula="of:=[.D438]/2" office:value-type="float" office:value="1150767.65086183">
            <text:p>1150768</text:p>
          </table:table-cell>
          <table:table-cell table:number-columns-repeated="5"/>
        </table:table-row>
        <table:table-row table:style-name="ro1">
          <table:table-cell office:value-type="float" office:value="437">
            <text:p>437</text:p>
          </table:table-cell>
          <table:table-cell table:formula="of:=[.A439]^-0.5" office:value-type="float" office:value="0.047836487323494">
            <text:p>0.0478364873</text:p>
          </table:table-cell>
          <table:table-cell table:formula="of:=[.B439]/[.$B$1003]" office:value-type="float" office:value="0.000774040558224628">
            <text:p>0.0007740406</text:p>
          </table:table-cell>
          <table:table-cell table:formula="of:=[.C439]*[.$G$8]" office:value-type="float" office:value="2298900.45792715">
            <text:p>2298900</text:p>
          </table:table-cell>
          <table:table-cell table:style-name="ce1" table:formula="of:=[.D439]/2" office:value-type="float" office:value="1149450.22896357">
            <text:p>1149450</text:p>
          </table:table-cell>
          <table:table-cell table:number-columns-repeated="5"/>
        </table:table-row>
        <table:table-row table:style-name="ro1">
          <table:table-cell office:value-type="float" office:value="438">
            <text:p>438</text:p>
          </table:table-cell>
          <table:table-cell table:formula="of:=[.A440]^-0.5" office:value-type="float" office:value="0.0477818482567497">
            <text:p>0.0477818483</text:p>
          </table:table-cell>
          <table:table-cell table:formula="of:=[.B440]/[.$B$1003]" office:value-type="float" office:value="0.00077315644536246">
            <text:p>0.0007731564</text:p>
          </table:table-cell>
          <table:table-cell table:formula="of:=[.C440]*[.$G$8]" office:value-type="float" office:value="2296274.64272651">
            <text:p>2296275</text:p>
          </table:table-cell>
          <table:table-cell table:style-name="ce1" table:formula="of:=[.D440]/2" office:value-type="float" office:value="1148137.32136325">
            <text:p>1148137</text:p>
          </table:table-cell>
          <table:table-cell table:number-columns-repeated="5"/>
        </table:table-row>
        <table:table-row table:style-name="ro1">
          <table:table-cell office:value-type="float" office:value="439">
            <text:p>439</text:p>
          </table:table-cell>
          <table:table-cell table:formula="of:=[.A441]^-0.5" office:value-type="float" office:value="0.0477273959903348">
            <text:p>0.047727396</text:p>
          </table:table-cell>
          <table:table-cell table:formula="of:=[.B441]/[.$B$1003]" office:value-type="float" office:value="0.000772275355110006">
            <text:p>0.0007722754</text:p>
          </table:table-cell>
          <table:table-cell table:formula="of:=[.C441]*[.$G$8]" office:value-type="float" office:value="2293657.80467672">
            <text:p>2293658</text:p>
          </table:table-cell>
          <table:table-cell table:style-name="ce1" table:formula="of:=[.D441]/2" office:value-type="float" office:value="1146828.90233836">
            <text:p>1146829</text:p>
          </table:table-cell>
          <table:table-cell table:number-columns-repeated="5"/>
        </table:table-row>
        <table:table-row table:style-name="ro1">
          <table:table-cell office:value-type="float" office:value="440">
            <text:p>440</text:p>
          </table:table-cell>
          <table:table-cell table:formula="of:=[.A442]^-0.5" office:value-type="float" office:value="0.0476731294622796">
            <text:p>0.0476731295</text:p>
          </table:table-cell>
          <table:table-cell table:formula="of:=[.B442]/[.$B$1003]" office:value-type="float" office:value="0.000771397270283571">
            <text:p>0.0007713973</text:p>
          </table:table-cell>
          <table:table-cell table:formula="of:=[.C442]*[.$G$8]" office:value-type="float" office:value="2291049.8927422">
            <text:p>2291050</text:p>
          </table:table-cell>
          <table:table-cell table:style-name="ce1" table:formula="of:=[.D442]/2" office:value-type="float" office:value="1145524.9463711">
            <text:p>1145525</text:p>
          </table:table-cell>
          <table:table-cell table:number-columns-repeated="5"/>
        </table:table-row>
        <table:table-row table:style-name="ro1">
          <table:table-cell office:value-type="float" office:value="441">
            <text:p>441</text:p>
          </table:table-cell>
          <table:table-cell table:formula="of:=[.A443]^-0.5" office:value-type="float" office:value="0.0476190476190476">
            <text:p>0.0476190476</text:p>
          </table:table-cell>
          <table:table-cell table:formula="of:=[.B443]/[.$B$1003]" office:value-type="float" office:value="0.000770522173835915">
            <text:p>0.0007705222</text:p>
          </table:table-cell>
          <table:table-cell table:formula="of:=[.C443]*[.$G$8]" office:value-type="float" office:value="2288450.85629267">
            <text:p>2288451</text:p>
          </table:table-cell>
          <table:table-cell table:style-name="ce1" table:formula="of:=[.D443]/2" office:value-type="float" office:value="1144225.42814633">
            <text:p>1144225</text:p>
          </table:table-cell>
          <table:table-cell table:number-columns-repeated="5"/>
        </table:table-row>
        <table:table-row table:style-name="ro1">
          <table:table-cell office:value-type="float" office:value="442">
            <text:p>442</text:p>
          </table:table-cell>
          <table:table-cell table:formula="of:=[.A444]^-0.5" office:value-type="float" office:value="0.0475651494154494">
            <text:p>0.0475651494</text:p>
          </table:table-cell>
          <table:table-cell table:formula="of:=[.B444]/[.$B$1003]" office:value-type="float" office:value="0.000769650048854866">
            <text:p>0.00076965</text:p>
          </table:table-cell>
          <table:table-cell table:formula="of:=[.C444]*[.$G$8]" office:value-type="float" office:value="2285860.64509895">
            <text:p>2285861</text:p>
          </table:table-cell>
          <table:table-cell table:style-name="ce1" table:formula="of:=[.D444]/2" office:value-type="float" office:value="1142930.32254948">
            <text:p>1142930</text:p>
          </table:table-cell>
          <table:table-cell table:number-columns-repeated="5"/>
        </table:table-row>
        <table:table-row table:style-name="ro1">
          <table:table-cell office:value-type="float" office:value="443">
            <text:p>443</text:p>
          </table:table-cell>
          <table:table-cell table:formula="of:=[.A445]^-0.5" office:value-type="float" office:value="0.047511433814558">
            <text:p>0.0475114338</text:p>
          </table:table-cell>
          <table:table-cell table:formula="of:=[.B445]/[.$B$1003]" office:value-type="float" office:value="0.000768780878561943">
            <text:p>0.0007687809</text:p>
          </table:table-cell>
          <table:table-cell table:formula="of:=[.C445]*[.$G$8]" office:value-type="float" office:value="2283279.20932897">
            <text:p>2283279</text:p>
          </table:table-cell>
          <table:table-cell table:style-name="ce1" table:formula="of:=[.D445]/2" office:value-type="float" office:value="1141639.60466449">
            <text:p>1141640</text:p>
          </table:table-cell>
          <table:table-cell table:number-columns-repeated="5"/>
        </table:table-row>
        <table:table-row table:style-name="ro1">
          <table:table-cell office:value-type="float" office:value="444">
            <text:p>444</text:p>
          </table:table-cell>
          <table:table-cell table:formula="of:=[.A446]^-0.5" office:value-type="float" office:value="0.0474578997876249">
            <text:p>0.0474578998</text:p>
          </table:table-cell>
          <table:table-cell table:formula="of:=[.B446]/[.$B$1003]" office:value-type="float" office:value="0.000767914646311003">
            <text:p>0.0007679146</text:p>
          </table:table-cell>
          <table:table-cell table:formula="of:=[.C446]*[.$G$8]" office:value-type="float" office:value="2280706.49954368">
            <text:p>2280706</text:p>
          </table:table-cell>
          <table:table-cell table:style-name="ce1" table:formula="of:=[.D446]/2" office:value-type="float" office:value="1140353.24977184">
            <text:p>1140353</text:p>
          </table:table-cell>
          <table:table-cell table:number-columns-repeated="5"/>
        </table:table-row>
        <table:table-row table:style-name="ro1">
          <table:table-cell office:value-type="float" office:value="445">
            <text:p>445</text:p>
          </table:table-cell>
          <table:table-cell table:formula="of:=[.A447]^-0.5" office:value-type="float" office:value="0.0474045463139977">
            <text:p>0.0474045463</text:p>
          </table:table-cell>
          <table:table-cell table:formula="of:=[.B447]/[.$B$1003]" office:value-type="float" office:value="0.000767051335586903">
            <text:p>0.0007670513</text:p>
          </table:table-cell>
          <table:table-cell table:formula="of:=[.C447]*[.$G$8]" office:value-type="float" office:value="2278142.4666931">
            <text:p>2278142</text:p>
          </table:table-cell>
          <table:table-cell table:style-name="ce1" table:formula="of:=[.D447]/2" office:value-type="float" office:value="1139071.23334655">
            <text:p>1139071</text:p>
          </table:table-cell>
          <table:table-cell table:number-columns-repeated="5"/>
        </table:table-row>
        <table:table-row table:style-name="ro1">
          <table:table-cell office:value-type="float" office:value="446">
            <text:p>446</text:p>
          </table:table-cell>
          <table:table-cell table:formula="of:=[.A448]^-0.5" office:value-type="float" office:value="0.0473513723810378">
            <text:p>0.0473513724</text:p>
          </table:table-cell>
          <table:table-cell table:formula="of:=[.B448]/[.$B$1003]" office:value-type="float" office:value="0.000766190930004175">
            <text:p>0.0007661909</text:p>
          </table:table-cell>
          <table:table-cell table:formula="of:=[.C448]*[.$G$8]" office:value-type="float" office:value="2275587.0621124">
            <text:p>2275587</text:p>
          </table:table-cell>
          <table:table-cell table:style-name="ce1" table:formula="of:=[.D448]/2" office:value-type="float" office:value="1137793.5310562">
            <text:p>1137794</text:p>
          </table:table-cell>
          <table:table-cell table:number-columns-repeated="5"/>
        </table:table-row>
        <table:table-row table:style-name="ro1">
          <table:table-cell office:value-type="float" office:value="447">
            <text:p>447</text:p>
          </table:table-cell>
          <table:table-cell table:formula="of:=[.A449]^-0.5" office:value-type="float" office:value="0.0472983769840402">
            <text:p>0.047298377</text:p>
          </table:table-cell>
          <table:table-cell table:formula="of:=[.B449]/[.$B$1003]" office:value-type="float" office:value="0.000765333413305719">
            <text:p>0.0007653334</text:p>
          </table:table-cell>
          <table:table-cell table:formula="of:=[.C449]*[.$G$8]" office:value-type="float" office:value="2273040.23751798">
            <text:p>2273040</text:p>
          </table:table-cell>
          <table:table-cell table:style-name="ce1" table:formula="of:=[.D449]/2" office:value-type="float" office:value="1136520.11875899">
            <text:p>1136520</text:p>
          </table:table-cell>
          <table:table-cell table:number-columns-repeated="5"/>
        </table:table-row>
        <table:table-row table:style-name="ro1">
          <table:table-cell office:value-type="float" office:value="448">
            <text:p>448</text:p>
          </table:table-cell>
          <table:table-cell table:formula="of:=[.A450]^-0.5" office:value-type="float" office:value="0.0472455591261534">
            <text:p>0.0472455591</text:p>
          </table:table-cell>
          <table:table-cell table:formula="of:=[.B450]/[.$B$1003]" office:value-type="float" office:value="0.000764478769361516">
            <text:p>0.0007644788</text:p>
          </table:table-cell>
          <table:table-cell table:formula="of:=[.C450]*[.$G$8]" office:value-type="float" office:value="2270501.9450037">
            <text:p>2270502</text:p>
          </table:table-cell>
          <table:table-cell table:style-name="ce1" table:formula="of:=[.D450]/2" office:value-type="float" office:value="1135250.97250185">
            <text:p>1135251</text:p>
          </table:table-cell>
          <table:table-cell table:number-columns-repeated="5"/>
        </table:table-row>
        <table:table-row table:style-name="ro1">
          <table:table-cell office:value-type="float" office:value="449">
            <text:p>449</text:p>
          </table:table-cell>
          <table:table-cell table:formula="of:=[.A451]^-0.5" office:value-type="float" office:value="0.0471929178183009">
            <text:p>0.0471929178</text:p>
          </table:table-cell>
          <table:table-cell table:formula="of:=[.B451]/[.$B$1003]" office:value-type="float" office:value="0.000763626982167354">
            <text:p>0.000763627</text:p>
          </table:table-cell>
          <table:table-cell table:formula="of:=[.C451]*[.$G$8]" office:value-type="float" office:value="2267972.13703704">
            <text:p>2267972</text:p>
          </table:table-cell>
          <table:table-cell table:style-name="ce1" table:formula="of:=[.D451]/2" office:value-type="float" office:value="1133986.06851852">
            <text:p>1133986</text:p>
          </table:table-cell>
          <table:table-cell table:number-columns-repeated="5"/>
        </table:table-row>
        <table:table-row table:style-name="ro1">
          <table:table-cell office:value-type="float" office:value="450">
            <text:p>450</text:p>
          </table:table-cell>
          <table:table-cell table:formula="of:=[.A452]^-0.5" office:value-type="float" office:value="0.0471404520791032">
            <text:p>0.0471404521</text:p>
          </table:table-cell>
          <table:table-cell table:formula="of:=[.B452]/[.$B$1003]" office:value-type="float" office:value="0.000762778035843565">
            <text:p>0.000762778</text:p>
          </table:table-cell>
          <table:table-cell table:formula="of:=[.C452]*[.$G$8]" office:value-type="float" office:value="2265450.76645539">
            <text:p>2265451</text:p>
          </table:table-cell>
          <table:table-cell table:style-name="ce1" table:formula="of:=[.D452]/2" office:value-type="float" office:value="1132725.38322769">
            <text:p>1132725</text:p>
          </table:table-cell>
          <table:table-cell table:number-columns-repeated="5"/>
        </table:table-row>
        <table:table-row table:style-name="ro1">
          <table:table-cell office:value-type="float" office:value="451">
            <text:p>451</text:p>
          </table:table-cell>
          <table:table-cell table:formula="of:=[.A453]^-0.5" office:value-type="float" office:value="0.0470881609348011">
            <text:p>0.0470881609</text:p>
          </table:table-cell>
          <table:table-cell table:formula="of:=[.B453]/[.$B$1003]" office:value-type="float" office:value="0.000761931914633786">
            <text:p>0.0007619319</text:p>
          </table:table-cell>
          <table:table-cell table:formula="of:=[.C453]*[.$G$8]" office:value-type="float" office:value="2262937.78646234">
            <text:p>2262938</text:p>
          </table:table-cell>
          <table:table-cell table:style-name="ce1" table:formula="of:=[.D453]/2" office:value-type="float" office:value="1131468.89323117">
            <text:p>1131469</text:p>
          </table:table-cell>
          <table:table-cell table:number-columns-repeated="5"/>
        </table:table-row>
        <table:table-row table:style-name="ro1">
          <table:table-cell office:value-type="float" office:value="452">
            <text:p>452</text:p>
          </table:table-cell>
          <table:table-cell table:formula="of:=[.A454]^-0.5" office:value-type="float" office:value="0.0470360434191799">
            <text:p>0.0470360434</text:p>
          </table:table-cell>
          <table:table-cell table:formula="of:=[.B454]/[.$B$1003]" office:value-type="float" office:value="0.000761088602903726">
            <text:p>0.0007610886</text:p>
          </table:table-cell>
          <table:table-cell table:formula="of:=[.C454]*[.$G$8]" office:value-type="float" office:value="2260433.15062407">
            <text:p>2260433</text:p>
          </table:table-cell>
          <table:table-cell table:style-name="ce1" table:formula="of:=[.D454]/2" office:value-type="float" office:value="1130216.57531203">
            <text:p>1130217</text:p>
          </table:table-cell>
          <table:table-cell table:number-columns-repeated="5"/>
        </table:table-row>
        <table:table-row table:style-name="ro1">
          <table:table-cell office:value-type="float" office:value="453">
            <text:p>453</text:p>
          </table:table-cell>
          <table:table-cell table:formula="of:=[.A455]^-0.5" office:value-type="float" office:value="0.046984098573494">
            <text:p>0.0469840986</text:p>
          </table:table-cell>
          <table:table-cell table:formula="of:=[.B455]/[.$B$1003]" office:value-type="float" office:value="0.000760248085139959">
            <text:p>0.0007602481</text:p>
          </table:table-cell>
          <table:table-cell table:formula="of:=[.C455]*[.$G$8]" office:value-type="float" office:value="2257936.81286568">
            <text:p>2257937</text:p>
          </table:table-cell>
          <table:table-cell table:style-name="ce1" table:formula="of:=[.D455]/2" office:value-type="float" office:value="1128968.40643284">
            <text:p>1128968</text:p>
          </table:table-cell>
          <table:table-cell table:number-columns-repeated="5"/>
        </table:table-row>
        <table:table-row table:style-name="ro1">
          <table:table-cell office:value-type="float" office:value="454">
            <text:p>454</text:p>
          </table:table-cell>
          <table:table-cell table:formula="of:=[.A456]^-0.5" office:value-type="float" office:value="0.0469323254463932">
            <text:p>0.0469323254</text:p>
          </table:table-cell>
          <table:table-cell table:formula="of:=[.B456]/[.$B$1003]" office:value-type="float" office:value="0.00075941034594872">
            <text:p>0.0007594103</text:p>
          </table:table-cell>
          <table:table-cell table:formula="of:=[.C456]*[.$G$8]" office:value-type="float" office:value="2255448.7274677">
            <text:p>2255449</text:p>
          </table:table-cell>
          <table:table-cell table:style-name="ce1" table:formula="of:=[.D456]/2" office:value-type="float" office:value="1127724.36373385">
            <text:p>1127724</text:p>
          </table:table-cell>
          <table:table-cell table:number-columns-repeated="5"/>
        </table:table-row>
        <table:table-row table:style-name="ro1">
          <table:table-cell office:value-type="float" office:value="455">
            <text:p>455</text:p>
          </table:table-cell>
          <table:table-cell table:formula="of:=[.A457]^-0.5" office:value-type="float" office:value="0.0468807230938495">
            <text:p>0.0468807231</text:p>
          </table:table-cell>
          <table:table-cell table:formula="of:=[.B457]/[.$B$1003]" office:value-type="float" office:value="0.000758575370054723">
            <text:p>0.0007585754</text:p>
          </table:table-cell>
          <table:table-cell table:formula="of:=[.C457]*[.$G$8]" office:value-type="float" office:value="2252968.84906253">
            <text:p>2252969</text:p>
          </table:table-cell>
          <table:table-cell table:style-name="ce1" table:formula="of:=[.D457]/2" office:value-type="float" office:value="1126484.42453126">
            <text:p>1126484</text:p>
          </table:table-cell>
          <table:table-cell table:number-columns-repeated="5"/>
        </table:table-row>
        <table:table-row table:style-name="ro1">
          <table:table-cell office:value-type="float" office:value="456">
            <text:p>456</text:p>
          </table:table-cell>
          <table:table-cell table:formula="of:=[.A458]^-0.5" office:value-type="float" office:value="0.0468292905790847">
            <text:p>0.0468292906</text:p>
          </table:table-cell>
          <table:table-cell table:formula="of:=[.B458]/[.$B$1003]" office:value-type="float" office:value="0.000757743142299992">
            <text:p>0.0007577431</text:p>
          </table:table-cell>
          <table:table-cell table:formula="of:=[.C458]*[.$G$8]" office:value-type="float" office:value="2250497.13263097">
            <text:p>2250497</text:p>
          </table:table-cell>
          <table:table-cell table:style-name="ce1" table:formula="of:=[.D458]/2" office:value-type="float" office:value="1125248.56631549">
            <text:p>1125249</text:p>
          </table:table-cell>
          <table:table-cell table:number-columns-repeated="5"/>
        </table:table-row>
        <table:table-row table:style-name="ro1">
          <table:table-cell office:value-type="float" office:value="457">
            <text:p>457</text:p>
          </table:table-cell>
          <table:table-cell table:formula="of:=[.A459]^-0.5" office:value-type="float" office:value="0.0467780269724988">
            <text:p>0.046778027</text:p>
          </table:table-cell>
          <table:table-cell table:formula="of:=[.B459]/[.$B$1003]" office:value-type="float" office:value="0.000756913647642701">
            <text:p>0.0007569136</text:p>
          </table:table-cell>
          <table:table-cell table:formula="of:=[.C459]*[.$G$8]" office:value-type="float" office:value="2248033.53349882">
            <text:p>2248034</text:p>
          </table:table-cell>
          <table:table-cell table:style-name="ce1" table:formula="of:=[.D459]/2" office:value-type="float" office:value="1124016.76674941">
            <text:p>1124017</text:p>
          </table:table-cell>
          <table:table-cell table:number-columns-repeated="5"/>
        </table:table-row>
        <table:table-row table:style-name="ro1">
          <table:table-cell office:value-type="float" office:value="458">
            <text:p>458</text:p>
          </table:table-cell>
          <table:table-cell table:formula="of:=[.A460]^-0.5" office:value-type="float" office:value="0.0467269313515998">
            <text:p>0.0467269314</text:p>
          </table:table-cell>
          <table:table-cell table:formula="of:=[.B460]/[.$B$1003]" office:value-type="float" office:value="0.000756086871156041">
            <text:p>0.0007560869</text:p>
          </table:table-cell>
          <table:table-cell table:formula="of:=[.C460]*[.$G$8]" office:value-type="float" office:value="2245578.00733344">
            <text:p>2245578</text:p>
          </table:table-cell>
          <table:table-cell table:style-name="ce1" table:formula="of:=[.D460]/2" office:value-type="float" office:value="1122789.00366672">
            <text:p>1122789</text:p>
          </table:table-cell>
          <table:table-cell table:number-columns-repeated="5"/>
        </table:table-row>
        <table:table-row table:style-name="ro1">
          <table:table-cell office:value-type="float" office:value="459">
            <text:p>459</text:p>
          </table:table-cell>
          <table:table-cell table:formula="of:=[.A461]^-0.5" office:value-type="float" office:value="0.0466760028009337">
            <text:p>0.0466760028</text:p>
          </table:table-cell>
          <table:table-cell table:formula="of:=[.B461]/[.$B$1003]" office:value-type="float" office:value="0.00075526279802708">
            <text:p>0.0007552628</text:p>
          </table:table-cell>
          <table:table-cell table:formula="of:=[.C461]*[.$G$8]" office:value-type="float" office:value="2243130.51014043">
            <text:p>2243131</text:p>
          </table:table-cell>
          <table:table-cell table:style-name="ce1" table:formula="of:=[.D461]/2" office:value-type="float" office:value="1121565.25507021">
            <text:p>1121565</text:p>
          </table:table-cell>
          <table:table-cell table:number-columns-repeated="5"/>
        </table:table-row>
        <table:table-row table:style-name="ro1">
          <table:table-cell office:value-type="float" office:value="460">
            <text:p>460</text:p>
          </table:table-cell>
          <table:table-cell table:formula="of:=[.A462]^-0.5" office:value-type="float" office:value="0.0466252404120157">
            <text:p>0.0466252404</text:p>
          </table:table-cell>
          <table:table-cell table:formula="of:=[.B462]/[.$B$1003]" office:value-type="float" office:value="0.000754441413555658">
            <text:p>0.0007544414</text:p>
          </table:table-cell>
          <table:table-cell table:formula="of:=[.C462]*[.$G$8]" office:value-type="float" office:value="2240690.9982603">
            <text:p>2240691</text:p>
          </table:table-cell>
          <table:table-cell table:style-name="ce1" table:formula="of:=[.D462]/2" office:value-type="float" office:value="1120345.49913015">
            <text:p>1120345</text:p>
          </table:table-cell>
          <table:table-cell table:number-columns-repeated="5"/>
        </table:table-row>
        <table:table-row table:style-name="ro1">
          <table:table-cell office:value-type="float" office:value="461">
            <text:p>461</text:p>
          </table:table-cell>
          <table:table-cell table:formula="of:=[.A463]^-0.5" office:value-type="float" office:value="0.0465746432832622">
            <text:p>0.0465746433</text:p>
          </table:table-cell>
          <table:table-cell table:formula="of:=[.B463]/[.$B$1003]" office:value-type="float" office:value="0.000753622703153282">
            <text:p>0.0007536227</text:p>
          </table:table-cell>
          <table:table-cell table:formula="of:=[.C463]*[.$G$8]" office:value-type="float" office:value="2238259.42836525">
            <text:p>2238259</text:p>
          </table:table-cell>
          <table:table-cell table:style-name="ce1" table:formula="of:=[.D463]/2" office:value-type="float" office:value="1119129.71418262">
            <text:p>1119130</text:p>
          </table:table-cell>
          <table:table-cell table:number-columns-repeated="5"/>
        </table:table-row>
        <table:table-row table:style-name="ro1">
          <table:table-cell office:value-type="float" office:value="462">
            <text:p>462</text:p>
          </table:table-cell>
          <table:table-cell table:formula="of:=[.A464]^-0.5" office:value-type="float" office:value="0.0465242105199236">
            <text:p>0.0465242105</text:p>
          </table:table-cell>
          <table:table-cell table:formula="of:=[.B464]/[.$B$1003]" office:value-type="float" office:value="0.000752806652342036">
            <text:p>0.0007528067</text:p>
          </table:table-cell>
          <table:table-cell table:formula="of:=[.C464]*[.$G$8]" office:value-type="float" office:value="2235835.75745585">
            <text:p>2235836</text:p>
          </table:table-cell>
          <table:table-cell table:style-name="ce1" table:formula="of:=[.D464]/2" office:value-type="float" office:value="1117917.87872792">
            <text:p>1117918</text:p>
          </table:table-cell>
          <table:table-cell table:number-columns-repeated="5"/>
        </table:table-row>
        <table:table-row table:style-name="ro1">
          <table:table-cell office:value-type="float" office:value="463">
            <text:p>463</text:p>
          </table:table-cell>
          <table:table-cell table:formula="of:=[.A465]^-0.5" office:value-type="float" office:value="0.0464739412340173">
            <text:p>0.0464739412</text:p>
          </table:table-cell>
          <table:table-cell table:formula="of:=[.B465]/[.$B$1003]" office:value-type="float" office:value="0.000751993246753509">
            <text:p>0.0007519932</text:p>
          </table:table-cell>
          <table:table-cell table:formula="of:=[.C465]*[.$G$8]" office:value-type="float" office:value="2233419.94285792">
            <text:p>2233420</text:p>
          </table:table-cell>
          <table:table-cell table:style-name="ce1" table:formula="of:=[.D465]/2" office:value-type="float" office:value="1116709.97142896">
            <text:p>1116710</text:p>
          </table:table-cell>
          <table:table-cell table:number-columns-repeated="5"/>
        </table:table-row>
        <table:table-row table:style-name="ro1">
          <table:table-cell office:value-type="float" office:value="464">
            <text:p>464</text:p>
          </table:table-cell>
          <table:table-cell table:formula="of:=[.A466]^-0.5" office:value-type="float" office:value="0.046423834544263">
            <text:p>0.0464238345</text:p>
          </table:table-cell>
          <table:table-cell table:formula="of:=[.B466]/[.$B$1003]" office:value-type="float" office:value="0.000751182472127731">
            <text:p>0.0007511825</text:p>
          </table:table-cell>
          <table:table-cell table:formula="of:=[.C466]*[.$G$8]" office:value-type="float" office:value="2231011.94221936">
            <text:p>2231012</text:p>
          </table:table-cell>
          <table:table-cell table:style-name="ce1" table:formula="of:=[.D466]/2" office:value-type="float" office:value="1115505.97110968">
            <text:p>1115506</text:p>
          </table:table-cell>
          <table:table-cell table:number-columns-repeated="5"/>
        </table:table-row>
        <table:table-row table:style-name="ro1">
          <table:table-cell office:value-type="float" office:value="465">
            <text:p>465</text:p>
          </table:table-cell>
          <table:table-cell table:formula="of:=[.A467]^-0.5" office:value-type="float" office:value="0.0463738895760168">
            <text:p>0.0463738896</text:p>
          </table:table-cell>
          <table:table-cell table:formula="of:=[.B467]/[.$B$1003]" office:value-type="float" office:value="0.000750374314312122">
            <text:p>0.0007503743</text:p>
          </table:table-cell>
          <table:table-cell table:formula="of:=[.C467]*[.$G$8]" office:value-type="float" office:value="2228611.713507">
            <text:p>2228612</text:p>
          </table:table-cell>
          <table:table-cell table:style-name="ce1" table:formula="of:=[.D467]/2" office:value-type="float" office:value="1114305.8567535">
            <text:p>1114306</text:p>
          </table:table-cell>
          <table:table-cell table:number-columns-repeated="5"/>
        </table:table-row>
        <table:table-row table:style-name="ro1">
          <table:table-cell office:value-type="float" office:value="466">
            <text:p>466</text:p>
          </table:table-cell>
          <table:table-cell table:formula="of:=[.A468]^-0.5" office:value-type="float" office:value="0.0463241054612079">
            <text:p>0.0463241055</text:p>
          </table:table-cell>
          <table:table-cell table:formula="of:=[.B468]/[.$B$1003]" office:value-type="float" office:value="0.000749568759260457">
            <text:p>0.0007495688</text:p>
          </table:table-cell>
          <table:table-cell table:formula="of:=[.C468]*[.$G$8]" office:value-type="float" office:value="2226219.21500356">
            <text:p>2226219</text:p>
          </table:table-cell>
          <table:table-cell table:style-name="ce1" table:formula="of:=[.D468]/2" office:value-type="float" office:value="1113109.60750178">
            <text:p>1113110</text:p>
          </table:table-cell>
          <table:table-cell table:number-columns-repeated="5"/>
        </table:table-row>
        <table:table-row table:style-name="ro1">
          <table:table-cell office:value-type="float" office:value="467">
            <text:p>467</text:p>
          </table:table-cell>
          <table:table-cell table:formula="of:=[.A469]^-0.5" office:value-type="float" office:value="0.0462744813382748">
            <text:p>0.0462744813</text:p>
          </table:table-cell>
          <table:table-cell table:formula="of:=[.B469]/[.$B$1003]" office:value-type="float" office:value="0.000748765793031836">
            <text:p>0.0007487658</text:p>
          </table:table-cell>
          <table:table-cell table:formula="of:=[.C469]*[.$G$8]" office:value-type="float" office:value="2223834.40530455">
            <text:p>2223834</text:p>
          </table:table-cell>
          <table:table-cell table:style-name="ce1" table:formula="of:=[.D469]/2" office:value-type="float" office:value="1111917.20265228">
            <text:p>1111917</text:p>
          </table:table-cell>
          <table:table-cell table:number-columns-repeated="5"/>
        </table:table-row>
        <table:table-row table:style-name="ro1">
          <table:table-cell office:value-type="float" office:value="468">
            <text:p>468</text:p>
          </table:table-cell>
          <table:table-cell table:formula="of:=[.A470]^-0.5" office:value-type="float" office:value="0.0462250163521024">
            <text:p>0.0462250164</text:p>
          </table:table-cell>
          <table:table-cell table:formula="of:=[.B470]/[.$B$1003]" office:value-type="float" office:value="0.000747965401789676">
            <text:p>0.0007479654</text:p>
          </table:table-cell>
          <table:table-cell table:formula="of:=[.C470]*[.$G$8]" office:value-type="float" office:value="2221457.24331534">
            <text:p>2221457</text:p>
          </table:table-cell>
          <table:table-cell table:style-name="ce1" table:formula="of:=[.D470]/2" office:value-type="float" office:value="1110728.62165767">
            <text:p>1110729</text:p>
          </table:table-cell>
          <table:table-cell table:number-columns-repeated="5"/>
        </table:table-row>
        <table:table-row table:style-name="ro1">
          <table:table-cell office:value-type="float" office:value="469">
            <text:p>469</text:p>
          </table:table-cell>
          <table:table-cell table:formula="of:=[.A471]^-0.5" office:value-type="float" office:value="0.046175709653961">
            <text:p>0.0461757097</text:p>
          </table:table-cell>
          <table:table-cell table:formula="of:=[.B471]/[.$B$1003]" office:value-type="float" office:value="0.000747167571800708">
            <text:p>0.0007471676</text:p>
          </table:table-cell>
          <table:table-cell table:formula="of:=[.C471]*[.$G$8]" office:value-type="float" office:value="2219087.6882481">
            <text:p>2219088</text:p>
          </table:table-cell>
          <table:table-cell table:style-name="ce1" table:formula="of:=[.D471]/2" office:value-type="float" office:value="1109543.84412405">
            <text:p>1109544</text:p>
          </table:table-cell>
          <table:table-cell table:number-columns-repeated="5"/>
        </table:table-row>
        <table:table-row table:style-name="ro1">
          <table:table-cell office:value-type="float" office:value="470">
            <text:p>470</text:p>
          </table:table-cell>
          <table:table-cell table:formula="of:=[.A472]^-0.5" office:value-type="float" office:value="0.0461265604014443">
            <text:p>0.0461265604</text:p>
          </table:table-cell>
          <table:table-cell table:formula="of:=[.B472]/[.$B$1003]" office:value-type="float" office:value="0.000746372289433984">
            <text:p>0.0007463723</text:p>
          </table:table-cell>
          <table:table-cell table:formula="of:=[.C472]*[.$G$8]" office:value-type="float" office:value="2216725.69961893">
            <text:p>2216726</text:p>
          </table:table-cell>
          <table:table-cell table:style-name="ce1" table:formula="of:=[.D472]/2" office:value-type="float" office:value="1108362.84980947">
            <text:p>1108363</text:p>
          </table:table-cell>
          <table:table-cell table:number-columns-repeated="5"/>
        </table:table-row>
        <table:table-row table:style-name="ro1">
          <table:table-cell office:value-type="float" office:value="471">
            <text:p>471</text:p>
          </table:table-cell>
          <table:table-cell table:formula="of:=[.A473]^-0.5" office:value-type="float" office:value="0.0460775677584091">
            <text:p>0.0460775678</text:p>
          </table:table-cell>
          <table:table-cell table:formula="of:=[.B473]/[.$B$1003]" office:value-type="float" office:value="0.000745579541159903">
            <text:p>0.0007455795</text:p>
          </table:table-cell>
          <table:table-cell table:formula="of:=[.C473]*[.$G$8]" office:value-type="float" office:value="2214371.23724491">
            <text:p>2214371</text:p>
          </table:table-cell>
          <table:table-cell table:style-name="ce1" table:formula="of:=[.D473]/2" office:value-type="float" office:value="1107185.61862246">
            <text:p>1107186</text:p>
          </table:table-cell>
          <table:table-cell table:number-columns-repeated="5"/>
        </table:table-row>
        <table:table-row table:style-name="ro1">
          <table:table-cell office:value-type="float" office:value="472">
            <text:p>472</text:p>
          </table:table-cell>
          <table:table-cell table:formula="of:=[.A474]^-0.5" office:value-type="float" office:value="0.0460287308949162">
            <text:p>0.0460287309</text:p>
          </table:table-cell>
          <table:table-cell table:formula="of:=[.B474]/[.$B$1003]" office:value-type="float" office:value="0.000744789313549242">
            <text:p>0.0007447893</text:p>
          </table:table-cell>
          <table:table-cell table:formula="of:=[.C474]*[.$G$8]" office:value-type="float" office:value="2212024.26124125">
            <text:p>2212024</text:p>
          </table:table-cell>
          <table:table-cell table:style-name="ce1" table:formula="of:=[.D474]/2" office:value-type="float" office:value="1106012.13062062">
            <text:p>1106012</text:p>
          </table:table-cell>
          <table:table-cell table:number-columns-repeated="5"/>
        </table:table-row>
        <table:table-row table:style-name="ro1">
          <table:table-cell office:value-type="float" office:value="473">
            <text:p>473</text:p>
          </table:table-cell>
          <table:table-cell table:formula="of:=[.A475]^-0.5" office:value-type="float" office:value="0.0459800489871703">
            <text:p>0.045980049</text:p>
          </table:table-cell>
          <table:table-cell table:formula="of:=[.B475]/[.$B$1003]" office:value-type="float" office:value="0.000744001593272202">
            <text:p>0.0007440016</text:p>
          </table:table-cell>
          <table:table-cell table:formula="of:=[.C475]*[.$G$8]" office:value-type="float" office:value="2209684.73201844">
            <text:p>2209685</text:p>
          </table:table-cell>
          <table:table-cell table:style-name="ce1" table:formula="of:=[.D475]/2" office:value-type="float" office:value="1104842.36600922">
            <text:p>1104842</text:p>
          </table:table-cell>
          <table:table-cell table:number-columns-repeated="5"/>
        </table:table-row>
        <table:table-row table:style-name="ro1">
          <table:table-cell office:value-type="float" office:value="474">
            <text:p>474</text:p>
          </table:table-cell>
          <table:table-cell table:formula="of:=[.A476]^-0.5" office:value-type="float" office:value="0.0459315212174625">
            <text:p>0.0459315212</text:p>
          </table:table-cell>
          <table:table-cell table:formula="of:=[.B476]/[.$B$1003]" office:value-type="float" office:value="0.000743216367097463">
            <text:p>0.0007432164</text:p>
          </table:table-cell>
          <table:table-cell table:formula="of:=[.C476]*[.$G$8]" office:value-type="float" office:value="2207352.61027947">
            <text:p>2207353</text:p>
          </table:table-cell>
          <table:table-cell table:style-name="ce1" table:formula="of:=[.D476]/2" office:value-type="float" office:value="1103676.30513973">
            <text:p>1103676</text:p>
          </table:table-cell>
          <table:table-cell table:number-columns-repeated="5"/>
        </table:table-row>
        <table:table-row table:style-name="ro1">
          <table:table-cell office:value-type="float" office:value="475">
            <text:p>475</text:p>
          </table:table-cell>
          <table:table-cell table:formula="of:=[.A477]^-0.5" office:value-type="float" office:value="0.0458831467741124">
            <text:p>0.0458831468</text:p>
          </table:table-cell>
          <table:table-cell table:formula="of:=[.B477]/[.$B$1003]" office:value-type="float" office:value="0.000742433621891249">
            <text:p>0.0007424336</text:p>
          </table:table-cell>
          <table:table-cell table:formula="of:=[.C477]*[.$G$8]" office:value-type="float" office:value="2205027.85701701">
            <text:p>2205028</text:p>
          </table:table-cell>
          <table:table-cell table:style-name="ce1" table:formula="of:=[.D477]/2" office:value-type="float" office:value="1102513.92850851">
            <text:p>1102514</text:p>
          </table:table-cell>
          <table:table-cell table:number-columns-repeated="5"/>
        </table:table-row>
        <table:table-row table:style-name="ro1">
          <table:table-cell office:value-type="float" office:value="476">
            <text:p>476</text:p>
          </table:table-cell>
          <table:table-cell table:formula="of:=[.A478]^-0.5" office:value-type="float" office:value="0.0458349248514106">
            <text:p>0.0458349249</text:p>
          </table:table-cell>
          <table:table-cell table:formula="of:=[.B478]/[.$B$1003]" office:value-type="float" office:value="0.000741653344616408">
            <text:p>0.0007416533</text:p>
          </table:table-cell>
          <table:table-cell table:formula="of:=[.C478]*[.$G$8]" office:value-type="float" office:value="2202710.43351073">
            <text:p>2202710</text:p>
          </table:table-cell>
          <table:table-cell table:style-name="ce1" table:formula="of:=[.D478]/2" office:value-type="float" office:value="1101355.21675537">
            <text:p>1101355</text:p>
          </table:table-cell>
          <table:table-cell table:number-columns-repeated="5"/>
        </table:table-row>
        <table:table-row table:style-name="ro1">
          <table:table-cell office:value-type="float" office:value="477">
            <text:p>477</text:p>
          </table:table-cell>
          <table:table-cell table:formula="of:=[.A479]^-0.5" office:value-type="float" office:value="0.045786854649563">
            <text:p>0.0457868546</text:p>
          </table:table-cell>
          <table:table-cell table:formula="of:=[.B479]/[.$B$1003]" office:value-type="float" office:value="0.000740875522331498">
            <text:p>0.0007408755</text:p>
          </table:table-cell>
          <table:table-cell table:formula="of:=[.C479]*[.$G$8]" office:value-type="float" office:value="2200400.30132455">
            <text:p>2200400</text:p>
          </table:table-cell>
          <table:table-cell table:style-name="ce1" table:formula="of:=[.D479]/2" office:value-type="float" office:value="1100200.15066227">
            <text:p>1100200</text:p>
          </table:table-cell>
          <table:table-cell table:number-columns-repeated="5"/>
        </table:table-row>
        <table:table-row table:style-name="ro1">
          <table:table-cell office:value-type="float" office:value="478">
            <text:p>478</text:p>
          </table:table-cell>
          <table:table-cell table:formula="of:=[.A480]^-0.5" office:value-type="float" office:value="0.0457389353746348">
            <text:p>0.0457389354</text:p>
          </table:table-cell>
          <table:table-cell table:formula="of:=[.B480]/[.$B$1003]" office:value-type="float" office:value="0.000740100142189885">
            <text:p>0.0007401001</text:p>
          </table:table-cell>
          <table:table-cell table:formula="of:=[.C480]*[.$G$8]" office:value-type="float" office:value="2198097.42230396">
            <text:p>2198097</text:p>
          </table:table-cell>
          <table:table-cell table:style-name="ce1" table:formula="of:=[.D480]/2" office:value-type="float" office:value="1099048.71115198">
            <text:p>1099049</text:p>
          </table:table-cell>
          <table:table-cell table:number-columns-repeated="5"/>
        </table:table-row>
        <table:table-row table:style-name="ro1">
          <table:table-cell office:value-type="float" office:value="479">
            <text:p>479</text:p>
          </table:table-cell>
          <table:table-cell table:formula="of:=[.A481]^-0.5" office:value-type="float" office:value="0.0456911662384954">
            <text:p>0.0456911662</text:p>
          </table:table-cell>
          <table:table-cell table:formula="of:=[.B481]/[.$B$1003]" office:value-type="float" office:value="0.000739327191438856">
            <text:p>0.0007393272</text:p>
          </table:table-cell>
          <table:table-cell table:formula="of:=[.C481]*[.$G$8]" office:value-type="float" office:value="2195801.7585734">
            <text:p>2195802</text:p>
          </table:table-cell>
          <table:table-cell table:style-name="ce1" table:formula="of:=[.D481]/2" office:value-type="float" office:value="1097900.8792867">
            <text:p>1097901</text:p>
          </table:table-cell>
          <table:table-cell table:number-columns-repeated="5"/>
        </table:table-row>
        <table:table-row table:style-name="ro1">
          <table:table-cell office:value-type="float" office:value="480">
            <text:p>480</text:p>
          </table:table-cell>
          <table:table-cell table:formula="of:=[.A482]^-0.5" office:value-type="float" office:value="0.0456435464587638">
            <text:p>0.0456435465</text:p>
          </table:table-cell>
          <table:table-cell table:formula="of:=[.B482]/[.$B$1003]" office:value-type="float" office:value="0.000738556657418733">
            <text:p>0.0007385567</text:p>
          </table:table-cell>
          <table:table-cell table:formula="of:=[.C482]*[.$G$8]" office:value-type="float" office:value="2193513.27253364">
            <text:p>2193513</text:p>
          </table:table-cell>
          <table:table-cell table:style-name="ce1" table:formula="of:=[.D482]/2" office:value-type="float" office:value="1096756.63626682">
            <text:p>1096757</text:p>
          </table:table-cell>
          <table:table-cell table:number-columns-repeated="5"/>
        </table:table-row>
        <table:table-row table:style-name="ro1">
          <table:table-cell office:value-type="float" office:value="481">
            <text:p>481</text:p>
          </table:table-cell>
          <table:table-cell table:formula="of:=[.A483]^-0.5" office:value-type="float" office:value="0.0455960752587553">
            <text:p>0.0455960753</text:p>
          </table:table-cell>
          <table:table-cell table:formula="of:=[.B483]/[.$B$1003]" office:value-type="float" office:value="0.000737788527562005">
            <text:p>0.0007377885</text:p>
          </table:table-cell>
          <table:table-cell table:formula="of:=[.C483]*[.$G$8]" office:value-type="float" office:value="2191231.92685915">
            <text:p>2191232</text:p>
          </table:table-cell>
          <table:table-cell table:style-name="ce1" table:formula="of:=[.D483]/2" office:value-type="float" office:value="1095615.96342958">
            <text:p>1095616</text:p>
          </table:table-cell>
          <table:table-cell table:number-columns-repeated="5"/>
        </table:table-row>
        <table:table-row table:style-name="ro1">
          <table:table-cell office:value-type="float" office:value="482">
            <text:p>482</text:p>
          </table:table-cell>
          <table:table-cell table:formula="of:=[.A484]^-0.5" office:value-type="float" office:value="0.0455487518674277">
            <text:p>0.0455487519</text:p>
          </table:table-cell>
          <table:table-cell table:formula="of:=[.B484]/[.$B$1003]" office:value-type="float" office:value="0.000737022789392465">
            <text:p>0.0007370228</text:p>
          </table:table-cell>
          <table:table-cell table:formula="of:=[.C484]*[.$G$8]" office:value-type="float" office:value="2188957.68449562">
            <text:p>2188958</text:p>
          </table:table-cell>
          <table:table-cell table:style-name="ce1" table:formula="of:=[.D484]/2" office:value-type="float" office:value="1094478.84224781">
            <text:p>1094479</text:p>
          </table:table-cell>
          <table:table-cell table:number-columns-repeated="5"/>
        </table:table-row>
        <table:table-row table:style-name="ro1">
          <table:table-cell office:value-type="float" office:value="483">
            <text:p>483</text:p>
          </table:table-cell>
          <table:table-cell table:formula="of:=[.A485]^-0.5" office:value-type="float" office:value="0.045501575519329">
            <text:p>0.0455015755</text:p>
          </table:table-cell>
          <table:table-cell table:formula="of:=[.B485]/[.$B$1003]" office:value-type="float" office:value="0.000736259430524361">
            <text:p>0.0007362594</text:p>
          </table:table-cell>
          <table:table-cell table:formula="of:=[.C485]*[.$G$8]" office:value-type="float" office:value="2186690.50865735">
            <text:p>2186691</text:p>
          </table:table-cell>
          <table:table-cell table:style-name="ce1" table:formula="of:=[.D485]/2" office:value-type="float" office:value="1093345.25432868">
            <text:p>1093345</text:p>
          </table:table-cell>
          <table:table-cell table:number-columns-repeated="5"/>
        </table:table-row>
        <table:table-row table:style-name="ro1">
          <table:table-cell office:value-type="float" office:value="484">
            <text:p>484</text:p>
          </table:table-cell>
          <table:table-cell table:formula="of:=[.A486]^-0.5" office:value-type="float" office:value="0.0454545454545455">
            <text:p>0.0454545455</text:p>
          </table:table-cell>
          <table:table-cell table:formula="of:=[.B486]/[.$B$1003]" office:value-type="float" office:value="0.000735498438661555">
            <text:p>0.0007354984</text:p>
          </table:table-cell>
          <table:table-cell table:formula="of:=[.C486]*[.$G$8]" office:value-type="float" office:value="2184430.36282482">
            <text:p>2184430</text:p>
          </table:table-cell>
          <table:table-cell table:style-name="ce1" table:formula="of:=[.D486]/2" office:value-type="float" office:value="1092215.18141241">
            <text:p>1092215</text:p>
          </table:table-cell>
          <table:table-cell table:number-columns-repeated="5"/>
        </table:table-row>
        <table:table-row table:style-name="ro1">
          <table:table-cell office:value-type="float" office:value="485">
            <text:p>485</text:p>
          </table:table-cell>
          <table:table-cell table:formula="of:=[.A487]^-0.5" office:value-type="float" office:value="0.04540766091865">
            <text:p>0.0454076609</text:p>
          </table:table-cell>
          <table:table-cell table:formula="of:=[.B487]/[.$B$1003]" office:value-type="float" office:value="0.000734739801596688">
            <text:p>0.0007347398</text:p>
          </table:table-cell>
          <table:table-cell table:formula="of:=[.C487]*[.$G$8]" office:value-type="float" office:value="2182177.21074216">
            <text:p>2182177</text:p>
          </table:table-cell>
          <table:table-cell table:style-name="ce1" table:formula="of:=[.D487]/2" office:value-type="float" office:value="1091088.60537108">
            <text:p>1091089</text:p>
          </table:table-cell>
          <table:table-cell table:number-columns-repeated="5"/>
        </table:table-row>
        <table:table-row table:style-name="ro1">
          <table:table-cell office:value-type="float" office:value="486">
            <text:p>486</text:p>
          </table:table-cell>
          <table:table-cell table:formula="of:=[.A488]^-0.5" office:value-type="float" office:value="0.0453609211626514">
            <text:p>0.0453609212</text:p>
          </table:table-cell>
          <table:table-cell table:formula="of:=[.B488]/[.$B$1003]" office:value-type="float" office:value="0.000733983507210361">
            <text:p>0.0007339835</text:p>
          </table:table-cell>
          <table:table-cell table:formula="of:=[.C488]*[.$G$8]" office:value-type="float" office:value="2179931.01641477">
            <text:p>2179931</text:p>
          </table:table-cell>
          <table:table-cell table:style-name="ce1" table:formula="of:=[.D488]/2" office:value-type="float" office:value="1089965.50820739">
            <text:p>1089966</text:p>
          </table:table-cell>
          <table:table-cell table:number-columns-repeated="5"/>
        </table:table-row>
        <table:table-row table:style-name="ro1">
          <table:table-cell office:value-type="float" office:value="487">
            <text:p>487</text:p>
          </table:table-cell>
          <table:table-cell table:formula="of:=[.A489]^-0.5" office:value-type="float" office:value="0.0453143254429444">
            <text:p>0.0453143254</text:p>
          </table:table-cell>
          <table:table-cell table:formula="of:=[.B489]/[.$B$1003]" office:value-type="float" office:value="0.000733229543470318">
            <text:p>0.0007332295</text:p>
          </table:table-cell>
          <table:table-cell table:formula="of:=[.C489]*[.$G$8]" office:value-type="float" office:value="2177691.74410684">
            <text:p>2177692</text:p>
          </table:table-cell>
          <table:table-cell table:style-name="ce1" table:formula="of:=[.D489]/2" office:value-type="float" office:value="1088845.87205342">
            <text:p>1088846</text:p>
          </table:table-cell>
          <table:table-cell table:number-columns-repeated="5"/>
        </table:table-row>
        <table:table-row table:style-name="ro1">
          <table:table-cell office:value-type="float" office:value="488">
            <text:p>488</text:p>
          </table:table-cell>
          <table:table-cell table:formula="of:=[.A490]^-0.5" office:value-type="float" office:value="0.0452678730212593">
            <text:p>0.045267873</text:p>
          </table:table-cell>
          <table:table-cell table:formula="of:=[.B490]/[.$B$1003]" office:value-type="float" office:value="0.000732477898430646">
            <text:p>0.0007324779</text:p>
          </table:table-cell>
          <table:table-cell table:formula="of:=[.C490]*[.$G$8]" office:value-type="float" office:value="2175459.35833902">
            <text:p>2175459</text:p>
          </table:table-cell>
          <table:table-cell table:style-name="ce1" table:formula="of:=[.D490]/2" office:value-type="float" office:value="1087729.67916951">
            <text:p>1087730</text:p>
          </table:table-cell>
          <table:table-cell table:number-columns-repeated="5"/>
        </table:table-row>
        <table:table-row table:style-name="ro1">
          <table:table-cell office:value-type="float" office:value="489">
            <text:p>489</text:p>
          </table:table-cell>
          <table:table-cell table:formula="of:=[.A491]^-0.5" office:value-type="float" office:value="0.0452215631646135">
            <text:p>0.0452215632</text:p>
          </table:table-cell>
          <table:table-cell table:formula="of:=[.B491]/[.$B$1003]" office:value-type="float" office:value="0.000731728560230978">
            <text:p>0.0007317286</text:p>
          </table:table-cell>
          <table:table-cell table:formula="of:=[.C491]*[.$G$8]" office:value-type="float" office:value="2173233.823886">
            <text:p>2173234</text:p>
          </table:table-cell>
          <table:table-cell table:style-name="ce1" table:formula="of:=[.D491]/2" office:value-type="float" office:value="1086616.911943">
            <text:p>1086617</text:p>
          </table:table-cell>
          <table:table-cell table:number-columns-repeated="5"/>
        </table:table-row>
        <table:table-row table:style-name="ro1">
          <table:table-cell office:value-type="float" office:value="490">
            <text:p>490</text:p>
          </table:table-cell>
          <table:table-cell table:formula="of:=[.A492]^-0.5" office:value-type="float" office:value="0.0451753951452626">
            <text:p>0.0451753951</text:p>
          </table:table-cell>
          <table:table-cell table:formula="of:=[.B492]/[.$B$1003]" office:value-type="float" office:value="0.000730981517095707">
            <text:p>0.0007309815</text:p>
          </table:table-cell>
          <table:table-cell table:formula="of:=[.C492]*[.$G$8]" office:value-type="float" office:value="2171015.10577425">
            <text:p>2171015</text:p>
          </table:table-cell>
          <table:table-cell table:style-name="ce1" table:formula="of:=[.D492]/2" office:value-type="float" office:value="1085507.55288713">
            <text:p>1085508</text:p>
          </table:table-cell>
          <table:table-cell table:number-columns-repeated="5"/>
        </table:table-row>
        <table:table-row table:style-name="ro1">
          <table:table-cell office:value-type="float" office:value="491">
            <text:p>491</text:p>
          </table:table-cell>
          <table:table-cell table:formula="of:=[.A493]^-0.5" office:value-type="float" office:value="0.0451293682406524">
            <text:p>0.0451293682</text:p>
          </table:table-cell>
          <table:table-cell table:formula="of:=[.B493]/[.$B$1003]" office:value-type="float" office:value="0.000730236757333209">
            <text:p>0.0007302368</text:p>
          </table:table-cell>
          <table:table-cell table:formula="of:=[.C493]*[.$G$8]" office:value-type="float" office:value="2168803.16927963">
            <text:p>2168803</text:p>
          </table:table-cell>
          <table:table-cell table:style-name="ce1" table:formula="of:=[.D493]/2" office:value-type="float" office:value="1084401.58463982">
            <text:p>1084402</text:p>
          </table:table-cell>
          <table:table-cell table:number-columns-repeated="5"/>
        </table:table-row>
        <table:table-row table:style-name="ro1">
          <table:table-cell office:value-type="float" office:value="492">
            <text:p>492</text:p>
          </table:table-cell>
          <table:table-cell table:formula="of:=[.A494]^-0.5" office:value-type="float" office:value="0.0450834817333716">
            <text:p>0.0450834817</text:p>
          </table:table-cell>
          <table:table-cell table:formula="of:=[.B494]/[.$B$1003]" office:value-type="float" office:value="0.000729494269335074">
            <text:p>0.0007294943</text:p>
          </table:table-cell>
          <table:table-cell table:formula="of:=[.C494]*[.$G$8]" office:value-type="float" office:value="2166597.97992517">
            <text:p>2166598</text:p>
          </table:table-cell>
          <table:table-cell table:style-name="ce1" table:formula="of:=[.D494]/2" office:value-type="float" office:value="1083298.98996259">
            <text:p>1083299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table:formula="of:=[.A495]^-0.5" office:value-type="float" office:value="0.0450377349111045">
            <text:p>0.0450377349</text:p>
          </table:table-cell>
          <table:table-cell table:formula="of:=[.B495]/[.$B$1003]" office:value-type="float" office:value="0.000728754041575348">
            <text:p>0.000728754</text:p>
          </table:table-cell>
          <table:table-cell table:formula="of:=[.C495]*[.$G$8]" office:value-type="float" office:value="2164399.50347878">
            <text:p>2164400</text:p>
          </table:table-cell>
          <table:table-cell table:style-name="ce1" table:formula="of:=[.D495]/2" office:value-type="float" office:value="1082199.75173939">
            <text:p>1082200</text:p>
          </table:table-cell>
          <table:table-cell table:number-columns-repeated="5"/>
        </table:table-row>
        <table:table-row table:style-name="ro1">
          <table:table-cell office:value-type="float" office:value="494">
            <text:p>494</text:p>
          </table:table-cell>
          <table:table-cell table:formula="of:=[.A496]^-0.5" office:value-type="float" office:value="0.0449921270665848">
            <text:p>0.0449921271</text:p>
          </table:table-cell>
          <table:table-cell table:formula="of:=[.B496]/[.$B$1003]" office:value-type="float" office:value="0.000728016062609778">
            <text:p>0.0007280161</text:p>
          </table:table-cell>
          <table:table-cell table:formula="of:=[.C496]*[.$G$8]" office:value-type="float" office:value="2162207.70595104">
            <text:p>2162208</text:p>
          </table:table-cell>
          <table:table-cell table:style-name="ce1" table:formula="of:=[.D496]/2" office:value-type="float" office:value="1081103.85297552">
            <text:p>1081104</text:p>
          </table:table-cell>
          <table:table-cell table:number-columns-repeated="5"/>
        </table:table-row>
        <table:table-row table:style-name="ro1">
          <table:table-cell office:value-type="float" office:value="495">
            <text:p>495</text:p>
          </table:table-cell>
          <table:table-cell table:formula="of:=[.A497]^-0.5" office:value-type="float" office:value="0.0449466574975495">
            <text:p>0.0449466575</text:p>
          </table:table-cell>
          <table:table-cell table:formula="of:=[.B497]/[.$B$1003]" office:value-type="float" office:value="0.000727280321075073">
            <text:p>0.0007272803</text:p>
          </table:table-cell>
          <table:table-cell table:formula="of:=[.C497]*[.$G$8]" office:value-type="float" office:value="2160022.55359297">
            <text:p>2160023</text:p>
          </table:table-cell>
          <table:table-cell table:style-name="ce1" table:formula="of:=[.D497]/2" office:value-type="float" office:value="1080011.27679648">
            <text:p>1080011</text:p>
          </table:table-cell>
          <table:table-cell table:number-columns-repeated="5"/>
        </table:table-row>
        <table:table-row table:style-name="ro1">
          <table:table-cell office:value-type="float" office:value="496">
            <text:p>496</text:p>
          </table:table-cell>
          <table:table-cell table:formula="of:=[.A498]^-0.5" office:value-type="float" office:value="0.0449013255066937">
            <text:p>0.0449013255</text:p>
          </table:table-cell>
          <table:table-cell table:formula="of:=[.B498]/[.$B$1003]" office:value-type="float" office:value="0.000726546805688165">
            <text:p>0.0007265468</text:p>
          </table:table-cell>
          <table:table-cell table:formula="of:=[.C498]*[.$G$8]" office:value-type="float" office:value="2157844.01289385">
            <text:p>2157844</text:p>
          </table:table-cell>
          <table:table-cell table:style-name="ce1" table:formula="of:=[.D498]/2" office:value-type="float" office:value="1078922.00644693">
            <text:p>1078922</text:p>
          </table:table-cell>
          <table:table-cell table:number-columns-repeated="5"/>
        </table:table-row>
        <table:table-row table:style-name="ro1">
          <table:table-cell office:value-type="float" office:value="497">
            <text:p>497</text:p>
          </table:table-cell>
          <table:table-cell table:formula="of:=[.A499]^-0.5" office:value-type="float" office:value="0.0448561304016257">
            <text:p>0.0448561304</text:p>
          </table:table-cell>
          <table:table-cell table:formula="of:=[.B499]/[.$B$1003]" office:value-type="float" office:value="0.000725815505245485">
            <text:p>0.0007258155</text:p>
          </table:table-cell>
          <table:table-cell table:formula="of:=[.C499]*[.$G$8]" office:value-type="float" office:value="2155672.05057909">
            <text:p>2155672</text:p>
          </table:table-cell>
          <table:table-cell table:style-name="ce1" table:formula="of:=[.D499]/2" office:value-type="float" office:value="1077836.02528955">
            <text:p>1077836</text:p>
          </table:table-cell>
          <table:table-cell table:number-columns-repeated="5"/>
        </table:table-row>
        <table:table-row table:style-name="ro1">
          <table:table-cell office:value-type="float" office:value="498">
            <text:p>498</text:p>
          </table:table-cell>
          <table:table-cell table:formula="of:=[.A500]^-0.5" office:value-type="float" office:value="0.0448110714948221">
            <text:p>0.0448110715</text:p>
          </table:table-cell>
          <table:table-cell table:formula="of:=[.B500]/[.$B$1003]" office:value-type="float" office:value="0.000725086408622245">
            <text:p>0.0007250864</text:p>
          </table:table-cell>
          <table:table-cell table:formula="of:=[.C500]*[.$G$8]" office:value-type="float" office:value="2153506.63360807">
            <text:p>2153507</text:p>
          </table:table-cell>
          <table:table-cell table:style-name="ce1" table:formula="of:=[.D500]/2" office:value-type="float" office:value="1076753.31680403">
            <text:p>1076753</text:p>
          </table:table-cell>
          <table:table-cell table:number-columns-repeated="5"/>
        </table:table-row>
        <table:table-row table:style-name="ro1">
          <table:table-cell office:value-type="float" office:value="499">
            <text:p>499</text:p>
          </table:table-cell>
          <table:table-cell table:formula="of:=[.A501]^-0.5" office:value-type="float" office:value="0.0447661481035845">
            <text:p>0.0447661481</text:p>
          </table:table-cell>
          <table:table-cell table:formula="of:=[.B501]/[.$B$1003]" office:value-type="float" office:value="0.000724359504771724">
            <text:p>0.0007243595</text:p>
          </table:table-cell>
          <table:table-cell table:formula="of:=[.C501]*[.$G$8]" office:value-type="float" office:value="2151347.72917202">
            <text:p>2151348</text:p>
          </table:table-cell>
          <table:table-cell table:style-name="ce1" table:formula="of:=[.D501]/2" office:value-type="float" office:value="1075673.86458601">
            <text:p>1075674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table:formula="of:=[.A502]^-0.5" office:value-type="float" office:value="0.0447213595499958">
            <text:p>0.0447213595</text:p>
          </table:table-cell>
          <table:table-cell table:formula="of:=[.B502]/[.$B$1003]" office:value-type="float" office:value="0.000723634782724567">
            <text:p>0.0007236348</text:p>
          </table:table-cell>
          <table:table-cell table:formula="of:=[.C502]*[.$G$8]" office:value-type="float" office:value="2149195.30469196">
            <text:p>2149195</text:p>
          </table:table-cell>
          <table:table-cell table:style-name="ce1" table:formula="of:=[.D502]/2" office:value-type="float" office:value="1074597.65234598">
            <text:p>1074598</text:p>
          </table:table-cell>
          <table:table-cell table:number-columns-repeated="5"/>
        </table:table-row>
        <table:table-row table:style-name="ro1">
          <table:table-cell office:value-type="float" office:value="501">
            <text:p>501</text:p>
          </table:table-cell>
          <table:table-cell table:formula="of:=[.A503]^-0.5" office:value-type="float" office:value="0.044676705160877">
            <text:p>0.0446767052</text:p>
          </table:table-cell>
          <table:table-cell table:formula="of:=[.B503]/[.$B$1003]" office:value-type="float" office:value="0.000722912231588089">
            <text:p>0.0007229122</text:p>
          </table:table-cell>
          <table:table-cell table:formula="of:=[.C503]*[.$G$8]" office:value-type="float" office:value="2147049.32781662">
            <text:p>2147049</text:p>
          </table:table-cell>
          <table:table-cell table:style-name="ce1" table:formula="of:=[.D503]/2" office:value-type="float" office:value="1073524.66390831">
            <text:p>1073525</text:p>
          </table:table-cell>
          <table:table-cell table:number-columns-repeated="5"/>
        </table:table-row>
        <table:table-row table:style-name="ro1">
          <table:table-cell office:value-type="float" office:value="502">
            <text:p>502</text:p>
          </table:table-cell>
          <table:table-cell table:formula="of:=[.A504]^-0.5" office:value-type="float" office:value="0.0446321842677452">
            <text:p>0.0446321843</text:p>
          </table:table-cell>
          <table:table-cell table:formula="of:=[.B504]/[.$B$1003]" office:value-type="float" office:value="0.000722191840545591">
            <text:p>0.0007221918</text:p>
          </table:table-cell>
          <table:table-cell table:formula="of:=[.C504]*[.$G$8]" office:value-type="float" office:value="2144909.7664204">
            <text:p>2144910</text:p>
          </table:table-cell>
          <table:table-cell table:style-name="ce1" table:formula="of:=[.D504]/2" office:value-type="float" office:value="1072454.8832102">
            <text:p>1072455</text:p>
          </table:table-cell>
          <table:table-cell table:number-columns-repeated="5"/>
        </table:table-row>
        <table:table-row table:style-name="ro1">
          <table:table-cell office:value-type="float" office:value="503">
            <text:p>503</text:p>
          </table:table-cell>
          <table:table-cell table:formula="of:=[.A505]^-0.5" office:value-type="float" office:value="0.044587796206771">
            <text:p>0.0445877962</text:p>
          </table:table-cell>
          <table:table-cell table:formula="of:=[.B505]/[.$B$1003]" office:value-type="float" office:value="0.000721473598855673">
            <text:p>0.0007214736</text:p>
          </table:table-cell>
          <table:table-cell table:formula="of:=[.C505]*[.$G$8]" office:value-type="float" office:value="2142776.58860135">
            <text:p>2142777</text:p>
          </table:table-cell>
          <table:table-cell table:style-name="ce1" table:formula="of:=[.D505]/2" office:value-type="float" office:value="1071388.29430067">
            <text:p>1071388</text:p>
          </table:table-cell>
          <table:table-cell table:number-columns-repeated="5"/>
        </table:table-row>
        <table:table-row table:style-name="ro1">
          <table:table-cell office:value-type="float" office:value="504">
            <text:p>504</text:p>
          </table:table-cell>
          <table:table-cell table:formula="of:=[.A506]^-0.5" office:value-type="float" office:value="0.0445435403187374">
            <text:p>0.0445435403</text:p>
          </table:table-cell>
          <table:table-cell table:formula="of:=[.B506]/[.$B$1003]" office:value-type="float" office:value="0.000720757495851566">
            <text:p>0.0007207575</text:p>
          </table:table-cell>
          <table:table-cell table:formula="of:=[.C506]*[.$G$8]" office:value-type="float" office:value="2140649.76267915">
            <text:p>2140650</text:p>
          </table:table-cell>
          <table:table-cell table:style-name="ce1" table:formula="of:=[.D506]/2" office:value-type="float" office:value="1070324.88133958">
            <text:p>1070325</text:p>
          </table:table-cell>
          <table:table-cell table:number-columns-repeated="5"/>
        </table:table-row>
        <table:table-row table:style-name="ro1">
          <table:table-cell office:value-type="float" office:value="505">
            <text:p>505</text:p>
          </table:table-cell>
          <table:table-cell table:formula="of:=[.A507]^-0.5" office:value-type="float" office:value="0.0444994159489985">
            <text:p>0.0444994159</text:p>
          </table:table-cell>
          <table:table-cell table:formula="of:=[.B507]/[.$B$1003]" office:value-type="float" office:value="0.000720043520940469">
            <text:p>0.0007200435</text:p>
          </table:table-cell>
          <table:table-cell table:formula="of:=[.C507]*[.$G$8]" office:value-type="float" office:value="2138529.25719319">
            <text:p>2138529</text:p>
          </table:table-cell>
          <table:table-cell table:style-name="ce1" table:formula="of:=[.D507]/2" office:value-type="float" office:value="1069264.6285966">
            <text:p>1069265</text:p>
          </table:table-cell>
          <table:table-cell table:number-columns-repeated="5"/>
        </table:table-row>
        <table:table-row table:style-name="ro1">
          <table:table-cell office:value-type="float" office:value="506">
            <text:p>506</text:p>
          </table:table-cell>
          <table:table-cell table:formula="of:=[.A508]^-0.5" office:value-type="float" office:value="0.0444554224474387">
            <text:p>0.0444554224</text:p>
          </table:table-cell>
          <table:table-cell table:formula="of:=[.B508]/[.$B$1003]" office:value-type="float" office:value="0.000719331663602882">
            <text:p>0.0007193317</text:p>
          </table:table-cell>
          <table:table-cell table:formula="of:=[.C508]*[.$G$8]" office:value-type="float" office:value="2136415.04090056">
            <text:p>2136415</text:p>
          </table:table-cell>
          <table:table-cell table:style-name="ce1" table:formula="of:=[.D508]/2" office:value-type="float" office:value="1068207.52045028">
            <text:p>1068208</text:p>
          </table:table-cell>
          <table:table-cell table:number-columns-repeated="5"/>
        </table:table-row>
        <table:table-row table:style-name="ro1">
          <table:table-cell office:value-type="float" office:value="507">
            <text:p>507</text:p>
          </table:table-cell>
          <table:table-cell table:formula="of:=[.A509]^-0.5" office:value-type="float" office:value="0.0444115591684328">
            <text:p>0.0444115592</text:p>
          </table:table-cell>
          <table:table-cell table:formula="of:=[.B509]/[.$B$1003]" office:value-type="float" office:value="0.000718621913391966">
            <text:p>0.0007186219</text:p>
          </table:table-cell>
          <table:table-cell table:formula="of:=[.C509]*[.$G$8]" office:value-type="float" office:value="2134307.08277414">
            <text:p>2134307</text:p>
          </table:table-cell>
          <table:table-cell table:style-name="ce1" table:formula="of:=[.D509]/2" office:value-type="float" office:value="1067153.54138707">
            <text:p>1067154</text:p>
          </table:table-cell>
          <table:table-cell table:number-columns-repeated="5"/>
        </table:table-row>
        <table:table-row table:style-name="ro1">
          <table:table-cell office:value-type="float" office:value="508">
            <text:p>508</text:p>
          </table:table-cell>
          <table:table-cell table:formula="of:=[.A510]^-0.5" office:value-type="float" office:value="0.0443678254708057">
            <text:p>0.0443678255</text:p>
          </table:table-cell>
          <table:table-cell table:formula="of:=[.B510]/[.$B$1003]" office:value-type="float" office:value="0.000717914259932891">
            <text:p>0.0007179143</text:p>
          </table:table-cell>
          <table:table-cell table:formula="of:=[.C510]*[.$G$8]" office:value-type="float" office:value="2132205.35200069">
            <text:p>2132205</text:p>
          </table:table-cell>
          <table:table-cell table:style-name="ce1" table:formula="of:=[.D510]/2" office:value-type="float" office:value="1066102.67600034">
            <text:p>1066103</text:p>
          </table:table-cell>
          <table:table-cell table:number-columns-repeated="5"/>
        </table:table-row>
        <table:table-row table:style-name="ro1">
          <table:table-cell office:value-type="float" office:value="509">
            <text:p>509</text:p>
          </table:table-cell>
          <table:table-cell table:formula="of:=[.A511]^-0.5" office:value-type="float" office:value="0.0443242207177936">
            <text:p>0.0443242207</text:p>
          </table:table-cell>
          <table:table-cell table:formula="of:=[.B511]/[.$B$1003]" office:value-type="float" office:value="0.000717208692922202">
            <text:p>0.0007172087</text:p>
          </table:table-cell>
          <table:table-cell table:formula="of:=[.C511]*[.$G$8]" office:value-type="float" office:value="2130109.81797894">
            <text:p>2130110</text:p>
          </table:table-cell>
          <table:table-cell table:style-name="ce1" table:formula="of:=[.D511]/2" office:value-type="float" office:value="1065054.90898947">
            <text:p>1065055</text:p>
          </table:table-cell>
          <table:table-cell table:number-columns-repeated="5"/>
        </table:table-row>
        <table:table-row table:style-name="ro1">
          <table:table-cell office:value-type="float" office:value="510">
            <text:p>510</text:p>
          </table:table-cell>
          <table:table-cell table:formula="of:=[.A512]^-0.5" office:value-type="float" office:value="0.0442807442770048">
            <text:p>0.0442807443</text:p>
          </table:table-cell>
          <table:table-cell table:formula="of:=[.B512]/[.$B$1003]" office:value-type="float" office:value="0.000716505202127189">
            <text:p>0.0007165052</text:p>
          </table:table-cell>
          <table:table-cell table:formula="of:=[.C512]*[.$G$8]" office:value-type="float" office:value="2128020.45031775">
            <text:p>2128020</text:p>
          </table:table-cell>
          <table:table-cell table:style-name="ce1" table:formula="of:=[.D512]/2" office:value-type="float" office:value="1064010.22515888">
            <text:p>1064010</text:p>
          </table:table-cell>
          <table:table-cell table:number-columns-repeated="5"/>
        </table:table-row>
        <table:table-row table:style-name="ro1">
          <table:table-cell office:value-type="float" office:value="511">
            <text:p>511</text:p>
          </table:table-cell>
          <table:table-cell table:formula="of:=[.A513]^-0.5" office:value-type="float" office:value="0.0442373955203809">
            <text:p>0.0442373955</text:p>
          </table:table-cell>
          <table:table-cell table:formula="of:=[.B513]/[.$B$1003]" office:value-type="float" office:value="0.000715803777385264">
            <text:p>0.0007158038</text:p>
          </table:table-cell>
          <table:table-cell table:formula="of:=[.C513]*[.$G$8]" office:value-type="float" office:value="2125937.21883423">
            <text:p>2125937</text:p>
          </table:table-cell>
          <table:table-cell table:style-name="ce1" table:formula="of:=[.D513]/2" office:value-type="float" office:value="1062968.60941712">
            <text:p>1062969</text:p>
          </table:table-cell>
          <table:table-cell table:number-columns-repeated="5"/>
        </table:table-row>
        <table:table-row table:style-name="ro1">
          <table:table-cell office:value-type="float" office:value="512">
            <text:p>512</text:p>
          </table:table-cell>
          <table:table-cell table:formula="of:=[.A514]^-0.5" office:value-type="float" office:value="0.0441941738241592">
            <text:p>0.0441941738</text:p>
          </table:table-cell>
          <table:table-cell table:formula="of:=[.B514]/[.$B$1003]" office:value-type="float" office:value="0.000715104408603342">
            <text:p>0.0007151044</text:p>
          </table:table-cell>
          <table:table-cell table:formula="of:=[.C514]*[.$G$8]" office:value-type="float" office:value="2123860.09355193">
            <text:p>2123860</text:p>
          </table:table-cell>
          <table:table-cell table:style-name="ce1" table:formula="of:=[.D514]/2" office:value-type="float" office:value="1061930.04677596">
            <text:p>1061930</text:p>
          </table:table-cell>
          <table:table-cell table:number-columns-repeated="5"/>
        </table:table-row>
        <table:table-row table:style-name="ro1">
          <table:table-cell office:value-type="float" office:value="513">
            <text:p>513</text:p>
          </table:table-cell>
          <table:table-cell table:formula="of:=[.A515]^-0.5" office:value-type="float" office:value="0.0441510785688348">
            <text:p>0.0441510786</text:p>
          </table:table-cell>
          <table:table-cell table:formula="of:=[.B515]/[.$B$1003]" office:value-type="float" office:value="0.000714407085757236">
            <text:p>0.0007144071</text:p>
          </table:table-cell>
          <table:table-cell table:formula="of:=[.C515]*[.$G$8]" office:value-type="float" office:value="2121789.04469899">
            <text:p>2121789</text:p>
          </table:table-cell>
          <table:table-cell table:style-name="ce1" table:formula="of:=[.D515]/2" office:value-type="float" office:value="1060894.5223495">
            <text:p>1060895</text:p>
          </table:table-cell>
          <table:table-cell table:number-columns-repeated="5"/>
        </table:table-row>
        <table:table-row table:style-name="ro1">
          <table:table-cell office:value-type="float" office:value="514">
            <text:p>514</text:p>
          </table:table-cell>
          <table:table-cell table:formula="of:=[.A516]^-0.5" office:value-type="float" office:value="0.0441081091391231">
            <text:p>0.0441081091</text:p>
          </table:table-cell>
          <table:table-cell table:formula="of:=[.B516]/[.$B$1003]" office:value-type="float" office:value="0.000713711798891047">
            <text:p>0.0007137118</text:p>
          </table:table-cell>
          <table:table-cell table:formula="of:=[.C516]*[.$G$8]" office:value-type="float" office:value="2119724.04270641">
            <text:p>2119724</text:p>
          </table:table-cell>
          <table:table-cell table:style-name="ce1" table:formula="of:=[.D516]/2" office:value-type="float" office:value="1059862.02135321">
            <text:p>1059862</text:p>
          </table:table-cell>
          <table:table-cell table:number-columns-repeated="5"/>
        </table:table-row>
        <table:table-row table:style-name="ro1">
          <table:table-cell office:value-type="float" office:value="515">
            <text:p>515</text:p>
          </table:table-cell>
          <table:table-cell table:formula="of:=[.A517]^-0.5" office:value-type="float" office:value="0.0440652649239232">
            <text:p>0.0440652649</text:p>
          </table:table-cell>
          <table:table-cell table:formula="of:=[.B517]/[.$B$1003]" office:value-type="float" office:value="0.000713018538116572">
            <text:p>0.0007130185</text:p>
          </table:table-cell>
          <table:table-cell table:formula="of:=[.C517]*[.$G$8]" office:value-type="float" office:value="2117665.05820622">
            <text:p>2117665</text:p>
          </table:table-cell>
          <table:table-cell table:style-name="ce1" table:formula="of:=[.D517]/2" office:value-type="float" office:value="1058832.52910311">
            <text:p>1058833</text:p>
          </table:table-cell>
          <table:table-cell table:number-columns-repeated="5"/>
        </table:table-row>
        <table:table-row table:style-name="ro1">
          <table:table-cell office:value-type="float" office:value="516">
            <text:p>516</text:p>
          </table:table-cell>
          <table:table-cell table:formula="of:=[.A518]^-0.5" office:value-type="float" office:value="0.0440225453162812">
            <text:p>0.0440225453</text:p>
          </table:table-cell>
          <table:table-cell table:formula="of:=[.B518]/[.$B$1003]" office:value-type="float" office:value="0.000712327293612712">
            <text:p>0.0007123273</text:p>
          </table:table-cell>
          <table:table-cell table:formula="of:=[.C518]*[.$G$8]" office:value-type="float" office:value="2115612.06202976">
            <text:p>2115612</text:p>
          </table:table-cell>
          <table:table-cell table:style-name="ce1" table:formula="of:=[.D518]/2" office:value-type="float" office:value="1057806.03101488">
            <text:p>1057806</text:p>
          </table:table-cell>
          <table:table-cell table:number-columns-repeated="5"/>
        </table:table-row>
        <table:table-row table:style-name="ro1">
          <table:table-cell office:value-type="float" office:value="517">
            <text:p>517</text:p>
          </table:table-cell>
          <table:table-cell table:formula="of:=[.A519]^-0.5" office:value-type="float" office:value="0.0439799497133542">
            <text:p>0.0439799497</text:p>
          </table:table-cell>
          <table:table-cell table:formula="of:=[.B519]/[.$B$1003]" office:value-type="float" office:value="0.000711638055624887">
            <text:p>0.0007116381</text:p>
          </table:table-cell>
          <table:table-cell table:formula="of:=[.C519]*[.$G$8]" office:value-type="float" office:value="2113565.02520591">
            <text:p>2113565</text:p>
          </table:table-cell>
          <table:table-cell table:style-name="ce1" table:formula="of:=[.D519]/2" office:value-type="float" office:value="1056782.51260296">
            <text:p>1056783</text:p>
          </table:table-cell>
          <table:table-cell table:number-columns-repeated="5"/>
        </table:table-row>
        <table:table-row table:style-name="ro1">
          <table:table-cell office:value-type="float" office:value="518">
            <text:p>518</text:p>
          </table:table-cell>
          <table:table-cell table:formula="of:=[.A520]^-0.5" office:value-type="float" office:value="0.0439374775163747">
            <text:p>0.0439374775</text:p>
          </table:table-cell>
          <table:table-cell table:formula="of:=[.B520]/[.$B$1003]" office:value-type="float" office:value="0.000710950814464457">
            <text:p>0.0007109508</text:p>
          </table:table-cell>
          <table:table-cell table:formula="of:=[.C520]*[.$G$8]" office:value-type="float" office:value="2111523.91895944">
            <text:p>2111524</text:p>
          </table:table-cell>
          <table:table-cell table:style-name="ce1" table:formula="of:=[.D520]/2" office:value-type="float" office:value="1055761.95947972">
            <text:p>1055762</text:p>
          </table:table-cell>
          <table:table-cell table:number-columns-repeated="5"/>
        </table:table-row>
        <table:table-row table:style-name="ro1">
          <table:table-cell office:value-type="float" office:value="519">
            <text:p>519</text:p>
          </table:table-cell>
          <table:table-cell table:formula="of:=[.A521]^-0.5" office:value-type="float" office:value="0.0438951281306147">
            <text:p>0.0438951281</text:p>
          </table:table-cell>
          <table:table-cell table:formula="of:=[.B521]/[.$B$1003]" office:value-type="float" office:value="0.000710265560508153">
            <text:p>0.0007102656</text:p>
          </table:table-cell>
          <table:table-cell table:formula="of:=[.C521]*[.$G$8]" office:value-type="float" office:value="2109488.71470921">
            <text:p>2109489</text:p>
          </table:table-cell>
          <table:table-cell table:style-name="ce1" table:formula="of:=[.D521]/2" office:value-type="float" office:value="1054744.35735461">
            <text:p>1054744</text:p>
          </table:table-cell>
          <table:table-cell table:number-columns-repeated="5"/>
        </table:table-row>
        <table:table-row table:style-name="ro1">
          <table:table-cell office:value-type="float" office:value="520">
            <text:p>520</text:p>
          </table:table-cell>
          <table:table-cell table:formula="of:=[.A522]^-0.5" office:value-type="float" office:value="0.0438529009653515">
            <text:p>0.043852901</text:p>
          </table:table-cell>
          <table:table-cell table:formula="of:=[.B522]/[.$B$1003]" office:value-type="float" office:value="0.000709582284197508">
            <text:p>0.0007095823</text:p>
          </table:table-cell>
          <table:table-cell table:formula="of:=[.C522]*[.$G$8]" office:value-type="float" office:value="2107459.3840666">
            <text:p>2107459</text:p>
          </table:table-cell>
          <table:table-cell table:style-name="ce1" table:formula="of:=[.D522]/2" office:value-type="float" office:value="1053729.6920333">
            <text:p>1053730</text:p>
          </table:table-cell>
          <table:table-cell table:number-columns-repeated="5"/>
        </table:table-row>
        <table:table-row table:style-name="ro1">
          <table:table-cell office:value-type="float" office:value="521">
            <text:p>521</text:p>
          </table:table-cell>
          <table:table-cell table:formula="of:=[.A523]^-0.5" office:value-type="float" office:value="0.0438107954338324">
            <text:p>0.0438107954</text:p>
          </table:table-cell>
          <table:table-cell table:formula="of:=[.B523]/[.$B$1003]" office:value-type="float" office:value="0.000708900976038299">
            <text:p>0.000708901</text:p>
          </table:table-cell>
          <table:table-cell table:formula="of:=[.C523]*[.$G$8]" office:value-type="float" office:value="2105435.89883375">
            <text:p>2105436</text:p>
          </table:table-cell>
          <table:table-cell table:style-name="ce1" table:formula="of:=[.D523]/2" office:value-type="float" office:value="1052717.94941687">
            <text:p>1052718</text:p>
          </table:table-cell>
          <table:table-cell table:number-columns-repeated="5"/>
        </table:table-row>
        <table:table-row table:style-name="ro1">
          <table:table-cell office:value-type="float" office:value="522">
            <text:p>522</text:p>
          </table:table-cell>
          <table:table-cell table:formula="of:=[.A524]^-0.5" office:value-type="float" office:value="0.0437688109532409">
            <text:p>0.043768811</text:p>
          </table:table-cell>
          <table:table-cell table:formula="of:=[.B524]/[.$B$1003]" office:value-type="float" office:value="0.000708221626599991">
            <text:p>0.0007082216</text:p>
          </table:table-cell>
          <table:table-cell table:formula="of:=[.C524]*[.$G$8]" office:value-type="float" office:value="2103418.23100197">
            <text:p>2103418</text:p>
          </table:table-cell>
          <table:table-cell table:style-name="ce1" table:formula="of:=[.D524]/2" office:value-type="float" office:value="1051709.11550099">
            <text:p>1051709</text:p>
          </table:table-cell>
          <table:table-cell table:number-columns-repeated="5"/>
        </table:table-row>
        <table:table-row table:style-name="ro1">
          <table:table-cell office:value-type="float" office:value="523">
            <text:p>523</text:p>
          </table:table-cell>
          <table:table-cell table:formula="of:=[.A525]^-0.5" office:value-type="float" office:value="0.0437269469446626">
            <text:p>0.0437269469</text:p>
          </table:table-cell>
          <table:table-cell table:formula="of:=[.B525]/[.$B$1003]" office:value-type="float" office:value="0.000707544226515192">
            <text:p>0.0007075442</text:p>
          </table:table-cell>
          <table:table-cell table:formula="of:=[.C525]*[.$G$8]" office:value-type="float" office:value="2101406.35275012">
            <text:p>2101406</text:p>
          </table:table-cell>
          <table:table-cell table:style-name="ce1" table:formula="of:=[.D525]/2" office:value-type="float" office:value="1050703.17637506">
            <text:p>1050703</text:p>
          </table:table-cell>
          <table:table-cell table:number-columns-repeated="5"/>
        </table:table-row>
        <table:table-row table:style-name="ro1">
          <table:table-cell office:value-type="float" office:value="524">
            <text:p>524</text:p>
          </table:table-cell>
          <table:table-cell table:formula="of:=[.A526]^-0.5" office:value-type="float" office:value="0.0436852028330519">
            <text:p>0.0436852028</text:p>
          </table:table-cell>
          <table:table-cell table:formula="of:=[.B526]/[.$B$1003]" office:value-type="float" office:value="0.000706868766479106">
            <text:p>0.0007068688</text:p>
          </table:table-cell>
          <table:table-cell table:formula="of:=[.C526]*[.$G$8]" office:value-type="float" office:value="2099400.23644295">
            <text:p>2099400</text:p>
          </table:table-cell>
          <table:table-cell table:style-name="ce1" table:formula="of:=[.D526]/2" office:value-type="float" office:value="1049700.11822147">
            <text:p>1049700</text:p>
          </table:table-cell>
          <table:table-cell table:number-columns-repeated="5"/>
        </table:table-row>
        <table:table-row table:style-name="ro1">
          <table:table-cell office:value-type="float" office:value="525">
            <text:p>525</text:p>
          </table:table-cell>
          <table:table-cell table:formula="of:=[.A527]^-0.5" office:value-type="float" office:value="0.0436435780471985">
            <text:p>0.043643578</text:p>
          </table:table-cell>
          <table:table-cell table:formula="of:=[.B527]/[.$B$1003]" office:value-type="float" office:value="0.000706195237249">
            <text:p>0.0007061952</text:p>
          </table:table-cell>
          <table:table-cell table:formula="of:=[.C527]*[.$G$8]" office:value-type="float" office:value="2097399.85462953">
            <text:p>2097400</text:p>
          </table:table-cell>
          <table:table-cell table:style-name="ce1" table:formula="of:=[.D527]/2" office:value-type="float" office:value="1048699.92731477">
            <text:p>1048700</text:p>
          </table:table-cell>
          <table:table-cell table:number-columns-repeated="5"/>
        </table:table-row>
        <table:table-row table:style-name="ro1">
          <table:table-cell office:value-type="float" office:value="526">
            <text:p>526</text:p>
          </table:table-cell>
          <table:table-cell table:formula="of:=[.A528]^-0.5" office:value-type="float" office:value="0.0436020720196947">
            <text:p>0.043602072</text:p>
          </table:table-cell>
          <table:table-cell table:formula="of:=[.B528]/[.$B$1003]" office:value-type="float" office:value="0.000705523629643671">
            <text:p>0.0007055236</text:p>
          </table:table-cell>
          <table:table-cell table:formula="of:=[.C528]*[.$G$8]" office:value-type="float" office:value="2095405.1800417">
            <text:p>2095405</text:p>
          </table:table-cell>
          <table:table-cell table:style-name="ce1" table:formula="of:=[.D528]/2" office:value-type="float" office:value="1047702.59002085">
            <text:p>1047703</text:p>
          </table:table-cell>
          <table:table-cell table:number-columns-repeated="5"/>
        </table:table-row>
        <table:table-row table:style-name="ro1">
          <table:table-cell office:value-type="float" office:value="527">
            <text:p>527</text:p>
          </table:table-cell>
          <table:table-cell table:formula="of:=[.A529]^-0.5" office:value-type="float" office:value="0.0435606841869032">
            <text:p>0.0435606842</text:p>
          </table:table-cell>
          <table:table-cell table:formula="of:=[.B529]/[.$B$1003]" office:value-type="float" office:value="0.000704853934542921">
            <text:p>0.0007048539</text:p>
          </table:table-cell>
          <table:table-cell table:formula="of:=[.C529]*[.$G$8]" office:value-type="float" office:value="2093416.18559247">
            <text:p>2093416</text:p>
          </table:table-cell>
          <table:table-cell table:style-name="ce1" table:formula="of:=[.D529]/2" office:value-type="float" office:value="1046708.09279624">
            <text:p>1046708</text:p>
          </table:table-cell>
          <table:table-cell table:number-columns-repeated="5"/>
        </table:table-row>
        <table:table-row table:style-name="ro1">
          <table:table-cell office:value-type="float" office:value="528">
            <text:p>528</text:p>
          </table:table-cell>
          <table:table-cell table:formula="of:=[.A530]^-0.5" office:value-type="float" office:value="0.0435194139889245">
            <text:p>0.043519414</text:p>
          </table:table-cell>
          <table:table-cell table:formula="of:=[.B530]/[.$B$1003]" office:value-type="float" office:value="0.000704186142887035">
            <text:p>0.0007041861</text:p>
          </table:table-cell>
          <table:table-cell table:formula="of:=[.C530]*[.$G$8]" office:value-type="float" office:value="2091432.84437449">
            <text:p>2091433</text:p>
          </table:table-cell>
          <table:table-cell table:style-name="ce1" table:formula="of:=[.D530]/2" office:value-type="float" office:value="1045716.42218725">
            <text:p>1045716</text:p>
          </table:table-cell>
          <table:table-cell table:number-columns-repeated="5"/>
        </table:table-row>
        <table:table-row table:style-name="ro1">
          <table:table-cell office:value-type="float" office:value="529">
            <text:p>529</text:p>
          </table:table-cell>
          <table:table-cell table:formula="of:=[.A531]^-0.5" office:value-type="float" office:value="0.0434782608695652">
            <text:p>0.0434782609</text:p>
          </table:table-cell>
          <table:table-cell table:formula="of:=[.B531]/[.$B$1003]" office:value-type="float" office:value="0.00070352024567627">
            <text:p>0.0007035202</text:p>
          </table:table-cell>
          <table:table-cell table:formula="of:=[.C531]*[.$G$8]" office:value-type="float" office:value="2089455.12965852">
            <text:p>2089455</text:p>
          </table:table-cell>
          <table:table-cell table:style-name="ce1" table:formula="of:=[.D531]/2" office:value-type="float" office:value="1044727.56482926">
            <text:p>1044728</text:p>
          </table:table-cell>
          <table:table-cell table:number-columns-repeated="5"/>
        </table:table-row>
        <table:table-row table:style-name="ro1">
          <table:table-cell office:value-type="float" office:value="530">
            <text:p>530</text:p>
          </table:table-cell>
          <table:table-cell table:formula="of:=[.A532]^-0.5" office:value-type="float" office:value="0.0434372242763069">
            <text:p>0.0434372243</text:p>
          </table:table-cell>
          <table:table-cell table:formula="of:=[.B532]/[.$B$1003]" office:value-type="float" office:value="0.000702856233970342">
            <text:p>0.0007028562</text:p>
          </table:table-cell>
          <table:table-cell table:formula="of:=[.C532]*[.$G$8]" office:value-type="float" office:value="2087483.01489192">
            <text:p>2087483</text:p>
          </table:table-cell>
          <table:table-cell table:style-name="ce1" table:formula="of:=[.D532]/2" office:value-type="float" office:value="1043741.50744596">
            <text:p>1043742</text:p>
          </table:table-cell>
          <table:table-cell table:number-columns-repeated="5"/>
        </table:table-row>
        <table:table-row table:style-name="ro1">
          <table:table-cell office:value-type="float" office:value="531">
            <text:p>531</text:p>
          </table:table-cell>
          <table:table-cell table:formula="of:=[.A533]^-0.5" office:value-type="float" office:value="0.0433963036602746">
            <text:p>0.0433963037</text:p>
          </table:table-cell>
          <table:table-cell table:formula="of:=[.B533]/[.$B$1003]" office:value-type="float" office:value="0.000702194098887924">
            <text:p>0.0007021941</text:p>
          </table:table-cell>
          <table:table-cell table:formula="of:=[.C533]*[.$G$8]" office:value-type="float" office:value="2085516.47369713">
            <text:p>2085516</text:p>
          </table:table-cell>
          <table:table-cell table:style-name="ce1" table:formula="of:=[.D533]/2" office:value-type="float" office:value="1042758.23684857">
            <text:p>1042758</text:p>
          </table:table-cell>
          <table:table-cell table:number-columns-repeated="5"/>
        </table:table-row>
        <table:table-row table:style-name="ro1">
          <table:table-cell office:value-type="float" office:value="532">
            <text:p>532</text:p>
          </table:table-cell>
          <table:table-cell table:formula="of:=[.A534]^-0.5" office:value-type="float" office:value="0.043355498476206">
            <text:p>0.0433554985</text:p>
          </table:table-cell>
          <table:table-cell table:formula="of:=[.B534]/[.$B$1003]" office:value-type="float" office:value="0.000701533831606145">
            <text:p>0.0007015338</text:p>
          </table:table-cell>
          <table:table-cell table:formula="of:=[.C534]*[.$G$8]" office:value-type="float" office:value="2083555.47987025">
            <text:p>2083555</text:p>
          </table:table-cell>
          <table:table-cell table:style-name="ce1" table:formula="of:=[.D534]/2" office:value-type="float" office:value="1041777.73993513">
            <text:p>1041778</text:p>
          </table:table-cell>
          <table:table-cell table:number-columns-repeated="5"/>
        </table:table-row>
        <table:table-row table:style-name="ro1">
          <table:table-cell office:value-type="float" office:value="533">
            <text:p>533</text:p>
          </table:table-cell>
          <table:table-cell table:formula="of:=[.A535]^-0.5" office:value-type="float" office:value="0.043314808182421">
            <text:p>0.0433148082</text:p>
          </table:table-cell>
          <table:table-cell table:formula="of:=[.B535]/[.$B$1003]" office:value-type="float" office:value="0.000700875423360099">
            <text:p>0.0007008754</text:p>
          </table:table-cell>
          <table:table-cell table:formula="of:=[.C535]*[.$G$8]" office:value-type="float" office:value="2081600.00737949">
            <text:p>2081600</text:p>
          </table:table-cell>
          <table:table-cell table:style-name="ce1" table:formula="of:=[.D535]/2" office:value-type="float" office:value="1040800.00368975">
            <text:p>1040800</text:p>
          </table:table-cell>
          <table:table-cell table:number-columns-repeated="5"/>
        </table:table-row>
        <table:table-row table:style-name="ro1">
          <table:table-cell office:value-type="float" office:value="534">
            <text:p>534</text:p>
          </table:table-cell>
          <table:table-cell table:formula="of:=[.A536]^-0.5" office:value-type="float" office:value="0.0432742322407916">
            <text:p>0.0432742322</text:p>
          </table:table-cell>
          <table:table-cell table:formula="of:=[.B536]/[.$B$1003]" office:value-type="float" office:value="0.000700218865442354">
            <text:p>0.0007002189</text:p>
          </table:table-cell>
          <table:table-cell table:formula="of:=[.C536]*[.$G$8]" office:value-type="float" office:value="2079650.03036379">
            <text:p>2079650</text:p>
          </table:table-cell>
          <table:table-cell table:style-name="ce1" table:formula="of:=[.D536]/2" office:value-type="float" office:value="1039825.0151819">
            <text:p>1039825</text:p>
          </table:table-cell>
          <table:table-cell table:number-columns-repeated="5"/>
        </table:table-row>
        <table:table-row table:style-name="ro1">
          <table:table-cell office:value-type="float" office:value="535">
            <text:p>535</text:p>
          </table:table-cell>
          <table:table-cell table:formula="of:=[.A537]^-0.5" office:value-type="float" office:value="0.0432337701167117">
            <text:p>0.0432337701</text:p>
          </table:table-cell>
          <table:table-cell table:formula="of:=[.B537]/[.$B$1003]" office:value-type="float" office:value="0.000699564149202469">
            <text:p>0.0006995641</text:p>
          </table:table-cell>
          <table:table-cell table:formula="of:=[.C537]*[.$G$8]" office:value-type="float" office:value="2077705.52313133">
            <text:p>2077706</text:p>
          </table:table-cell>
          <table:table-cell table:style-name="ce1" table:formula="of:=[.D537]/2" office:value-type="float" office:value="1038852.76156567">
            <text:p>1038853</text:p>
          </table:table-cell>
          <table:table-cell table:number-columns-repeated="5"/>
        </table:table-row>
        <table:table-row table:style-name="ro1">
          <table:table-cell office:value-type="float" office:value="536">
            <text:p>536</text:p>
          </table:table-cell>
          <table:table-cell table:formula="of:=[.A538]^-0.5" office:value-type="float" office:value="0.043193421279068">
            <text:p>0.0431934213</text:p>
          </table:table-cell>
          <table:table-cell table:formula="of:=[.B538]/[.$B$1003]" office:value-type="float" office:value="0.000698911266046517">
            <text:p>0.0006989113</text:p>
          </table:table-cell>
          <table:table-cell table:formula="of:=[.C538]*[.$G$8]" office:value-type="float" office:value="2075766.46015815">
            <text:p>2075766</text:p>
          </table:table-cell>
          <table:table-cell table:style-name="ce1" table:formula="of:=[.D538]/2" office:value-type="float" office:value="1037883.23007908">
            <text:p>1037883</text:p>
          </table:table-cell>
          <table:table-cell table:number-columns-repeated="5"/>
        </table:table-row>
        <table:table-row table:style-name="ro1">
          <table:table-cell office:value-type="float" office:value="537">
            <text:p>537</text:p>
          </table:table-cell>
          <table:table-cell table:formula="of:=[.A539]^-0.5" office:value-type="float" office:value="0.0431531852002103">
            <text:p>0.0431531852</text:p>
          </table:table-cell>
          <table:table-cell table:formula="of:=[.B539]/[.$B$1003]" office:value-type="float" office:value="0.000698260207436607">
            <text:p>0.0006982602</text:p>
          </table:table-cell>
          <table:table-cell table:formula="of:=[.C539]*[.$G$8]" office:value-type="float" office:value="2073832.81608672">
            <text:p>2073833</text:p>
          </table:table-cell>
          <table:table-cell table:style-name="ce1" table:formula="of:=[.D539]/2" office:value-type="float" office:value="1036916.40804336">
            <text:p>1036916</text:p>
          </table:table-cell>
          <table:table-cell table:number-columns-repeated="5"/>
        </table:table-row>
        <table:table-row table:style-name="ro1">
          <table:table-cell office:value-type="float" office:value="538">
            <text:p>538</text:p>
          </table:table-cell>
          <table:table-cell table:formula="of:=[.A540]^-0.5" office:value-type="float" office:value="0.0431130613559227">
            <text:p>0.0431130614</text:p>
          </table:table-cell>
          <table:table-cell table:formula="of:=[.B540]/[.$B$1003]" office:value-type="float" office:value="0.000697610964890421">
            <text:p>0.000697611</text:p>
          </table:table-cell>
          <table:table-cell table:formula="of:=[.C540]*[.$G$8]" office:value-type="float" office:value="2071904.56572455">
            <text:p>2071905</text:p>
          </table:table-cell>
          <table:table-cell table:style-name="ce1" table:formula="of:=[.D540]/2" office:value-type="float" office:value="1035952.28286228">
            <text:p>1035952</text:p>
          </table:table-cell>
          <table:table-cell table:number-columns-repeated="5"/>
        </table:table-row>
        <table:table-row table:style-name="ro1">
          <table:table-cell office:value-type="float" office:value="539">
            <text:p>539</text:p>
          </table:table-cell>
          <table:table-cell table:formula="of:=[.A541]^-0.5" office:value-type="float" office:value="0.0430730492253948">
            <text:p>0.0430730492</text:p>
          </table:table-cell>
          <table:table-cell table:formula="of:=[.B541]/[.$B$1003]" office:value-type="float" office:value="0.000696963529980744">
            <text:p>0.0006969635</text:p>
          </table:table-cell>
          <table:table-cell table:formula="of:=[.C541]*[.$G$8]" office:value-type="float" office:value="2069981.68404281">
            <text:p>2069982</text:p>
          </table:table-cell>
          <table:table-cell table:style-name="ce1" table:formula="of:=[.D541]/2" office:value-type="float" office:value="1034990.84202141">
            <text:p>1034991</text:p>
          </table:table-cell>
          <table:table-cell table:number-columns-repeated="5"/>
        </table:table-row>
        <table:table-row table:style-name="ro1">
          <table:table-cell office:value-type="float" office:value="540">
            <text:p>540</text:p>
          </table:table-cell>
          <table:table-cell table:formula="of:=[.A542]^-0.5" office:value-type="float" office:value="0.0430331482911935">
            <text:p>0.0430331483</text:p>
          </table:table-cell>
          <table:table-cell table:formula="of:=[.B542]/[.$B$1003]" office:value-type="float" office:value="0.000696317894335008">
            <text:p>0.0006963179</text:p>
          </table:table-cell>
          <table:table-cell table:formula="of:=[.C542]*[.$G$8]" office:value-type="float" office:value="2068064.14617497">
            <text:p>2068064</text:p>
          </table:table-cell>
          <table:table-cell table:style-name="ce1" table:formula="of:=[.D542]/2" office:value-type="float" office:value="1034032.07308749">
            <text:p>1034032</text:p>
          </table:table-cell>
          <table:table-cell table:number-columns-repeated="5"/>
        </table:table-row>
        <table:table-row table:style-name="ro1">
          <table:table-cell office:value-type="float" office:value="541">
            <text:p>541</text:p>
          </table:table-cell>
          <table:table-cell table:formula="of:=[.A543]^-0.5" office:value-type="float" office:value="0.0429933580392348">
            <text:p>0.042993358</text:p>
          </table:table-cell>
          <table:table-cell table:formula="of:=[.B543]/[.$B$1003]" office:value-type="float" office:value="0.000695674049634837">
            <text:p>0.000695674</text:p>
          </table:table-cell>
          <table:table-cell table:formula="of:=[.C543]*[.$G$8]" office:value-type="float" office:value="2066151.92741547">
            <text:p>2066152</text:p>
          </table:table-cell>
          <table:table-cell table:style-name="ce1" table:formula="of:=[.D543]/2" office:value-type="float" office:value="1033075.96370773">
            <text:p>1033076</text:p>
          </table:table-cell>
          <table:table-cell table:number-columns-repeated="5"/>
        </table:table-row>
        <table:table-row table:style-name="ro1">
          <table:table-cell office:value-type="float" office:value="542">
            <text:p>542</text:p>
          </table:table-cell>
          <table:table-cell table:formula="of:=[.A544]^-0.5" office:value-type="float" office:value="0.0429536779587558">
            <text:p>0.042953678</text:p>
          </table:table-cell>
          <table:table-cell table:formula="of:=[.B544]/[.$B$1003]" office:value-type="float" office:value="0.000695031987615595">
            <text:p>0.000695032</text:p>
          </table:table-cell>
          <table:table-cell table:formula="of:=[.C544]*[.$G$8]" office:value-type="float" office:value="2064245.00321832">
            <text:p>2064245</text:p>
          </table:table-cell>
          <table:table-cell table:style-name="ce1" table:formula="of:=[.D544]/2" office:value-type="float" office:value="1032122.50160916">
            <text:p>1032123</text:p>
          </table:table-cell>
          <table:table-cell table:number-columns-repeated="5"/>
        </table:table-row>
        <table:table-row table:style-name="ro1">
          <table:table-cell office:value-type="float" office:value="543">
            <text:p>543</text:p>
          </table:table-cell>
          <table:table-cell table:formula="of:=[.A545]^-0.5" office:value-type="float" office:value="0.0429141075422875">
            <text:p>0.0429141075</text:p>
          </table:table-cell>
          <table:table-cell table:formula="of:=[.B545]/[.$B$1003]" office:value-type="float" office:value="0.000694391700065943">
            <text:p>0.0006943917</text:p>
          </table:table-cell>
          <table:table-cell table:formula="of:=[.C545]*[.$G$8]" office:value-type="float" office:value="2062343.34919585">
            <text:p>2062343</text:p>
          </table:table-cell>
          <table:table-cell table:style-name="ce1" table:formula="of:=[.D545]/2" office:value-type="float" office:value="1031171.67459793">
            <text:p>1031172</text:p>
          </table:table-cell>
          <table:table-cell table:number-columns-repeated="5"/>
        </table:table-row>
        <table:table-row table:style-name="ro1">
          <table:table-cell office:value-type="float" office:value="544">
            <text:p>544</text:p>
          </table:table-cell>
          <table:table-cell table:formula="of:=[.A546]^-0.5" office:value-type="float" office:value="0.0428746462856272">
            <text:p>0.0428746463</text:p>
          </table:table-cell>
          <table:table-cell table:formula="of:=[.B546]/[.$B$1003]" office:value-type="float" office:value="0.000693753178827396">
            <text:p>0.0006937532</text:p>
          </table:table-cell>
          <table:table-cell table:formula="of:=[.C546]*[.$G$8]" office:value-type="float" office:value="2060446.94111737">
            <text:p>2060447</text:p>
          </table:table-cell>
          <table:table-cell table:style-name="ce1" table:formula="of:=[.D546]/2" office:value-type="float" office:value="1030223.47055868">
            <text:p>1030223</text:p>
          </table:table-cell>
          <table:table-cell table:number-columns-repeated="5"/>
        </table:table-row>
        <table:table-row table:style-name="ro1">
          <table:table-cell office:value-type="float" office:value="545">
            <text:p>545</text:p>
          </table:table-cell>
          <table:table-cell table:formula="of:=[.A547]^-0.5" office:value-type="float" office:value="0.0428352936878119">
            <text:p>0.0428352937</text:p>
          </table:table-cell>
          <table:table-cell table:formula="of:=[.B547]/[.$B$1003]" office:value-type="float" office:value="0.000693116415793887">
            <text:p>0.0006931164</text:p>
          </table:table-cell>
          <table:table-cell table:formula="of:=[.C547]*[.$G$8]" office:value-type="float" office:value="2058555.75490784">
            <text:p>2058556</text:p>
          </table:table-cell>
          <table:table-cell table:style-name="ce1" table:formula="of:=[.D547]/2" office:value-type="float" office:value="1029277.87745392">
            <text:p>1029278</text:p>
          </table:table-cell>
          <table:table-cell table:number-columns-repeated="5"/>
        </table:table-row>
        <table:table-row table:style-name="ro1">
          <table:table-cell office:value-type="float" office:value="546">
            <text:p>546</text:p>
          </table:table-cell>
          <table:table-cell table:formula="of:=[.A548]^-0.5" office:value-type="float" office:value="0.0427960492510913">
            <text:p>0.0427960493</text:p>
          </table:table-cell>
          <table:table-cell table:formula="of:=[.B548]/[.$B$1003]" office:value-type="float" office:value="0.000692481402911335">
            <text:p>0.0006924814</text:p>
          </table:table-cell>
          <table:table-cell table:formula="of:=[.C548]*[.$G$8]" office:value-type="float" office:value="2056669.76664666">
            <text:p>2056670</text:p>
          </table:table-cell>
          <table:table-cell table:style-name="ce1" table:formula="of:=[.D548]/2" office:value-type="float" office:value="1028334.88332333">
            <text:p>1028335</text:p>
          </table:table-cell>
          <table:table-cell table:number-columns-repeated="5"/>
        </table:table-row>
        <table:table-row table:style-name="ro1">
          <table:table-cell office:value-type="float" office:value="547">
            <text:p>547</text:p>
          </table:table-cell>
          <table:table-cell table:formula="of:=[.A549]^-0.5" office:value-type="float" office:value="0.0427569124809013">
            <text:p>0.0427569125</text:p>
          </table:table-cell>
          <table:table-cell table:formula="of:=[.B549]/[.$B$1003]" office:value-type="float" office:value="0.000691848132177216">
            <text:p>0.0006918481</text:p>
          </table:table-cell>
          <table:table-cell table:formula="of:=[.C549]*[.$G$8]" office:value-type="float" office:value="2054788.95256633">
            <text:p>2054789</text:p>
          </table:table-cell>
          <table:table-cell table:style-name="ce1" table:formula="of:=[.D549]/2" office:value-type="float" office:value="1027394.47628317">
            <text:p>1027394</text:p>
          </table:table-cell>
          <table:table-cell table:number-columns-repeated="5"/>
        </table:table-row>
        <table:table-row table:style-name="ro1">
          <table:table-cell office:value-type="float" office:value="548">
            <text:p>548</text:p>
          </table:table-cell>
          <table:table-cell table:formula="of:=[.A550]^-0.5" office:value-type="float" office:value="0.0427178828858381">
            <text:p>0.0427178829</text:p>
          </table:table-cell>
          <table:table-cell table:formula="of:=[.B550]/[.$B$1003]" office:value-type="float" office:value="0.000691216595640143">
            <text:p>0.0006912166</text:p>
          </table:table-cell>
          <table:table-cell table:formula="of:=[.C550]*[.$G$8]" office:value-type="float" office:value="2052913.28905123">
            <text:p>2052913</text:p>
          </table:table-cell>
          <table:table-cell table:style-name="ce1" table:formula="of:=[.D550]/2" office:value-type="float" office:value="1026456.64452561">
            <text:p>1026457</text:p>
          </table:table-cell>
          <table:table-cell table:number-columns-repeated="5"/>
        </table:table-row>
        <table:table-row table:style-name="ro1">
          <table:table-cell office:value-type="float" office:value="549">
            <text:p>549</text:p>
          </table:table-cell>
          <table:table-cell table:formula="of:=[.A551]^-0.5" office:value-type="float" office:value="0.042678959977632">
            <text:p>0.04267896</text:p>
          </table:table-cell>
          <table:table-cell table:formula="of:=[.B551]/[.$B$1003]" office:value-type="float" office:value="0.000690586785399441">
            <text:p>0.0006905868</text:p>
          </table:table-cell>
          <table:table-cell table:formula="of:=[.C551]*[.$G$8]" office:value-type="float" office:value="2051042.75263634">
            <text:p>2051043</text:p>
          </table:table-cell>
          <table:table-cell table:style-name="ce1" table:formula="of:=[.D551]/2" office:value-type="float" office:value="1025521.37631817">
            <text:p>1025521</text:p>
          </table:table-cell>
          <table:table-cell table:number-columns-repeated="5"/>
        </table:table-row>
        <table:table-row table:style-name="ro1">
          <table:table-cell office:value-type="float" office:value="550">
            <text:p>550</text:p>
          </table:table-cell>
          <table:table-cell table:formula="of:=[.A552]^-0.5" office:value-type="float" office:value="0.0426401432711221">
            <text:p>0.0426401433</text:p>
          </table:table-cell>
          <table:table-cell table:formula="of:=[.B552]/[.$B$1003]" office:value-type="float" office:value="0.000689958693604737">
            <text:p>0.0006899587</text:p>
          </table:table-cell>
          <table:table-cell table:formula="of:=[.C552]*[.$G$8]" office:value-type="float" office:value="2049177.32000607">
            <text:p>2049177</text:p>
          </table:table-cell>
          <table:table-cell table:style-name="ce1" table:formula="of:=[.D552]/2" office:value-type="float" office:value="1024588.66000303">
            <text:p>1024589</text:p>
          </table:table-cell>
          <table:table-cell table:number-columns-repeated="5"/>
        </table:table-row>
        <table:table-row table:style-name="ro1">
          <table:table-cell office:value-type="float" office:value="551">
            <text:p>551</text:p>
          </table:table-cell>
          <table:table-cell table:formula="of:=[.A553]^-0.5" office:value-type="float" office:value="0.0426014322842305">
            <text:p>0.0426014323</text:p>
          </table:table-cell>
          <table:table-cell table:formula="of:=[.B553]/[.$B$1003]" office:value-type="float" office:value="0.000689332312455545">
            <text:p>0.0006893323</text:p>
          </table:table-cell>
          <table:table-cell table:formula="of:=[.C553]*[.$G$8]" office:value-type="float" office:value="2047316.96799297">
            <text:p>2047317</text:p>
          </table:table-cell>
          <table:table-cell table:style-name="ce1" table:formula="of:=[.D553]/2" office:value-type="float" office:value="1023658.48399648">
            <text:p>1023658</text:p>
          </table:table-cell>
          <table:table-cell table:number-columns-repeated="5"/>
        </table:table-row>
        <table:table-row table:style-name="ro1">
          <table:table-cell office:value-type="float" office:value="552">
            <text:p>552</text:p>
          </table:table-cell>
          <table:table-cell table:formula="of:=[.A554]^-0.5" office:value-type="float" office:value="0.0425628265379374">
            <text:p>0.0425628265</text:p>
          </table:table-cell>
          <table:table-cell table:formula="of:=[.B554]/[.$B$1003]" office:value-type="float" office:value="0.000688707634200863">
            <text:p>0.0006887076</text:p>
          </table:table-cell>
          <table:table-cell table:formula="of:=[.C554]*[.$G$8]" office:value-type="float" office:value="2045461.67357656">
            <text:p>2045462</text:p>
          </table:table-cell>
          <table:table-cell table:style-name="ce1" table:formula="of:=[.D554]/2" office:value-type="float" office:value="1022730.83678828">
            <text:p>1022731</text:p>
          </table:table-cell>
          <table:table-cell table:number-columns-repeated="5"/>
        </table:table-row>
        <table:table-row table:style-name="ro1">
          <table:table-cell office:value-type="float" office:value="553">
            <text:p>553</text:p>
          </table:table-cell>
          <table:table-cell table:formula="of:=[.A555]^-0.5" office:value-type="float" office:value="0.0425243255562562">
            <text:p>0.0425243256</text:p>
          </table:table-cell>
          <table:table-cell table:formula="of:=[.B555]/[.$B$1003]" office:value-type="float" office:value="0.000688084651138767">
            <text:p>0.0006880847</text:p>
          </table:table-cell>
          <table:table-cell table:formula="of:=[.C555]*[.$G$8]" office:value-type="float" office:value="2043611.41388214">
            <text:p>2043611</text:p>
          </table:table-cell>
          <table:table-cell table:style-name="ce1" table:formula="of:=[.D555]/2" office:value-type="float" office:value="1021805.70694107">
            <text:p>1021806</text:p>
          </table:table-cell>
          <table:table-cell table:number-columns-repeated="5"/>
        </table:table-row>
        <table:table-row table:style-name="ro1">
          <table:table-cell office:value-type="float" office:value="554">
            <text:p>554</text:p>
          </table:table-cell>
          <table:table-cell table:formula="of:=[.A556]^-0.5" office:value-type="float" office:value="0.0424859288662087">
            <text:p>0.0424859289</text:p>
          </table:table-cell>
          <table:table-cell table:formula="of:=[.B556]/[.$B$1003]" office:value-type="float" office:value="0.000687463355616013">
            <text:p>0.0006874634</text:p>
          </table:table-cell>
          <table:table-cell table:formula="of:=[.C556]*[.$G$8]" office:value-type="float" office:value="2041766.16617956">
            <text:p>2041766</text:p>
          </table:table-cell>
          <table:table-cell table:style-name="ce1" table:formula="of:=[.D556]/2" office:value-type="float" office:value="1020883.08308978">
            <text:p>1020883</text:p>
          </table:table-cell>
          <table:table-cell table:number-columns-repeated="5"/>
        </table:table-row>
        <table:table-row table:style-name="ro1">
          <table:table-cell office:value-type="float" office:value="555">
            <text:p>555</text:p>
          </table:table-cell>
          <table:table-cell table:formula="of:=[.A557]^-0.5" office:value-type="float" office:value="0.0424476359978009">
            <text:p>0.042447636</text:p>
          </table:table-cell>
          <table:table-cell table:formula="of:=[.B557]/[.$B$1003]" office:value-type="float" office:value="0.000686843740027645">
            <text:p>0.0006868437</text:p>
          </table:table-cell>
          <table:table-cell table:formula="of:=[.C557]*[.$G$8]" office:value-type="float" office:value="2039925.9078821">
            <text:p>2039926</text:p>
          </table:table-cell>
          <table:table-cell table:style-name="ce1" table:formula="of:=[.D557]/2" office:value-type="float" office:value="1019962.95394105">
            <text:p>1019963</text:p>
          </table:table-cell>
          <table:table-cell table:number-columns-repeated="5"/>
        </table:table-row>
        <table:table-row table:style-name="ro1">
          <table:table-cell office:value-type="float" office:value="556">
            <text:p>556</text:p>
          </table:table-cell>
          <table:table-cell table:formula="of:=[.A558]^-0.5" office:value-type="float" office:value="0.0424094464839985">
            <text:p>0.0424094465</text:p>
          </table:table-cell>
          <table:table-cell table:formula="of:=[.B558]/[.$B$1003]" office:value-type="float" office:value="0.000686225796816598">
            <text:p>0.0006862258</text:p>
          </table:table-cell>
          <table:table-cell table:formula="of:=[.C558]*[.$G$8]" office:value-type="float" office:value="2038090.61654529">
            <text:p>2038091</text:p>
          </table:table-cell>
          <table:table-cell table:style-name="ce1" table:formula="of:=[.D558]/2" office:value-type="float" office:value="1019045.30827265">
            <text:p>1019045</text:p>
          </table:table-cell>
          <table:table-cell table:number-columns-repeated="5"/>
        </table:table-row>
        <table:table-row table:style-name="ro1">
          <table:table-cell office:value-type="float" office:value="557">
            <text:p>557</text:p>
          </table:table-cell>
          <table:table-cell table:formula="of:=[.A559]^-0.5" office:value-type="float" office:value="0.0423713598607036">
            <text:p>0.0423713599</text:p>
          </table:table-cell>
          <table:table-cell table:formula="of:=[.B559]/[.$B$1003]" office:value-type="float" office:value="0.000685609518473316">
            <text:p>0.0006856095</text:p>
          </table:table-cell>
          <table:table-cell table:formula="of:=[.C559]*[.$G$8]" office:value-type="float" office:value="2036260.26986575">
            <text:p>2036260</text:p>
          </table:table-cell>
          <table:table-cell table:style-name="ce1" table:formula="of:=[.D559]/2" office:value-type="float" office:value="1018130.13493287">
            <text:p>1018130</text:p>
          </table:table-cell>
          <table:table-cell table:number-columns-repeated="5"/>
        </table:table-row>
        <table:table-row table:style-name="ro1">
          <table:table-cell office:value-type="float" office:value="558">
            <text:p>558</text:p>
          </table:table-cell>
          <table:table-cell table:formula="of:=[.A560]^-0.5" office:value-type="float" office:value="0.0423333756667302">
            <text:p>0.0423333757</text:p>
          </table:table-cell>
          <table:table-cell table:formula="of:=[.B560]/[.$B$1003]" office:value-type="float" office:value="0.000684994897535368">
            <text:p>0.0006849949</text:p>
          </table:table-cell>
          <table:table-cell table:formula="of:=[.C560]*[.$G$8]" office:value-type="float" office:value="2034434.84568004">
            <text:p>2034435</text:p>
          </table:table-cell>
          <table:table-cell table:style-name="ce1" table:formula="of:=[.D560]/2" office:value-type="float" office:value="1017217.42284002">
            <text:p>1017217</text:p>
          </table:table-cell>
          <table:table-cell table:number-columns-repeated="5"/>
        </table:table-row>
        <table:table-row table:style-name="ro1">
          <table:table-cell office:value-type="float" office:value="559">
            <text:p>559</text:p>
          </table:table-cell>
          <table:table-cell table:formula="of:=[.A561]^-0.5" office:value-type="float" office:value="0.0422954934437814">
            <text:p>0.0422954934</text:p>
          </table:table-cell>
          <table:table-cell table:formula="of:=[.B561]/[.$B$1003]" office:value-type="float" office:value="0.000684381926587067">
            <text:p>0.0006843819</text:p>
          </table:table-cell>
          <table:table-cell table:formula="of:=[.C561]*[.$G$8]" office:value-type="float" office:value="2032614.32196359">
            <text:p>2032614</text:p>
          </table:table-cell>
          <table:table-cell table:style-name="ce1" table:formula="of:=[.D561]/2" office:value-type="float" office:value="1016307.16098179">
            <text:p>1016307</text:p>
          </table:table-cell>
          <table:table-cell table:number-columns-repeated="5"/>
        </table:table-row>
        <table:table-row table:style-name="ro1">
          <table:table-cell office:value-type="float" office:value="560">
            <text:p>560</text:p>
          </table:table-cell>
          <table:table-cell table:formula="of:=[.A562]^-0.5" office:value-type="float" office:value="0.0422577127364258">
            <text:p>0.0422577127</text:p>
          </table:table-cell>
          <table:table-cell table:formula="of:=[.B562]/[.$B$1003]" office:value-type="float" office:value="0.000683770598259093">
            <text:p>0.0006837706</text:p>
          </table:table-cell>
          <table:table-cell table:formula="of:=[.C562]*[.$G$8]" office:value-type="float" office:value="2030798.67682951">
            <text:p>2030799</text:p>
          </table:table-cell>
          <table:table-cell table:style-name="ce1" table:formula="of:=[.D562]/2" office:value-type="float" office:value="1015399.33841475">
            <text:p>1015399</text:p>
          </table:table-cell>
          <table:table-cell table:number-columns-repeated="5"/>
        </table:table-row>
        <table:table-row table:style-name="ro1">
          <table:table-cell office:value-type="float" office:value="561">
            <text:p>561</text:p>
          </table:table-cell>
          <table:table-cell table:formula="of:=[.A563]^-0.5" office:value-type="float" office:value="0.0422200330920749">
            <text:p>0.0422200331</text:p>
          </table:table-cell>
          <table:table-cell table:formula="of:=[.B563]/[.$B$1003]" office:value-type="float" office:value="0.000683160905228126">
            <text:p>0.0006831609</text:p>
          </table:table-cell>
          <table:table-cell table:formula="of:=[.C563]*[.$G$8]" office:value-type="float" office:value="2028987.88852753">
            <text:p>2028988</text:p>
          </table:table-cell>
          <table:table-cell table:style-name="ce1" table:formula="of:=[.D563]/2" office:value-type="float" office:value="1014493.94426377">
            <text:p>1014494</text:p>
          </table:table-cell>
          <table:table-cell table:number-columns-repeated="5"/>
        </table:table-row>
        <table:table-row table:style-name="ro1">
          <table:table-cell office:value-type="float" office:value="562">
            <text:p>562</text:p>
          </table:table-cell>
          <table:table-cell table:formula="of:=[.A564]^-0.5" office:value-type="float" office:value="0.0421824540609598">
            <text:p>0.0421824541</text:p>
          </table:table-cell>
          <table:table-cell table:formula="of:=[.B564]/[.$B$1003]" office:value-type="float" office:value="0.000682552840216471">
            <text:p>0.0006825528</text:p>
          </table:table-cell>
          <table:table-cell table:formula="of:=[.C564]*[.$G$8]" office:value-type="float" office:value="2027181.93544292">
            <text:p>2027182</text:p>
          </table:table-cell>
          <table:table-cell table:style-name="ce1" table:formula="of:=[.D564]/2" office:value-type="float" office:value="1013590.96772146">
            <text:p>1013591</text:p>
          </table:table-cell>
          <table:table-cell table:number-columns-repeated="5"/>
        </table:table-row>
        <table:table-row table:style-name="ro1">
          <table:table-cell office:value-type="float" office:value="563">
            <text:p>563</text:p>
          </table:table-cell>
          <table:table-cell table:formula="of:=[.A565]^-0.5" office:value-type="float" office:value="0.042144975196109">
            <text:p>0.0421449752</text:p>
          </table:table-cell>
          <table:table-cell table:formula="of:=[.B565]/[.$B$1003]" office:value-type="float" office:value="0.000681946395991698">
            <text:p>0.0006819464</text:p>
          </table:table-cell>
          <table:table-cell table:formula="of:=[.C565]*[.$G$8]" office:value-type="float" office:value="2025380.79609534">
            <text:p>2025381</text:p>
          </table:table-cell>
          <table:table-cell table:style-name="ce1" table:formula="of:=[.D565]/2" office:value-type="float" office:value="1012690.39804767">
            <text:p>1012690</text:p>
          </table:table-cell>
          <table:table-cell table:number-columns-repeated="5"/>
        </table:table-row>
        <table:table-row table:style-name="ro1">
          <table:table-cell office:value-type="float" office:value="564">
            <text:p>564</text:p>
          </table:table-cell>
          <table:table-cell table:formula="of:=[.A566]^-0.5" office:value-type="float" office:value="0.0421075960533259">
            <text:p>0.0421075961</text:p>
          </table:table-cell>
          <table:table-cell table:formula="of:=[.B566]/[.$B$1003]" office:value-type="float" office:value="0.000681341565366279">
            <text:p>0.0006813416</text:p>
          </table:table-cell>
          <table:table-cell table:formula="of:=[.C566]*[.$G$8]" office:value-type="float" office:value="2023584.44913785">
            <text:p>2023584</text:p>
          </table:table-cell>
          <table:table-cell table:style-name="ce1" table:formula="of:=[.D566]/2" office:value-type="float" office:value="1011792.22456892">
            <text:p>1011792</text:p>
          </table:table-cell>
          <table:table-cell table:number-columns-repeated="5"/>
        </table:table-row>
        <table:table-row table:style-name="ro1">
          <table:table-cell office:value-type="float" office:value="565">
            <text:p>565</text:p>
          </table:table-cell>
          <table:table-cell table:formula="of:=[.A567]^-0.5" office:value-type="float" office:value="0.0420703161911671">
            <text:p>0.0420703162</text:p>
          </table:table-cell>
          <table:table-cell table:formula="of:=[.B567]/[.$B$1003]" office:value-type="float" office:value="0.00068073834119723">
            <text:p>0.0006807383</text:p>
          </table:table-cell>
          <table:table-cell table:formula="of:=[.C567]*[.$G$8]" office:value-type="float" office:value="2021792.87335577">
            <text:p>2021793</text:p>
          </table:table-cell>
          <table:table-cell table:style-name="ce1" table:formula="of:=[.D567]/2" office:value-type="float" office:value="1010896.43667789">
            <text:p>1010896</text:p>
          </table:table-cell>
          <table:table-cell table:number-columns-repeated="5"/>
        </table:table-row>
        <table:table-row table:style-name="ro1">
          <table:table-cell office:value-type="float" office:value="566">
            <text:p>566</text:p>
          </table:table-cell>
          <table:table-cell table:formula="of:=[.A568]^-0.5" office:value-type="float" office:value="0.0420331351709199">
            <text:p>0.0420331352</text:p>
          </table:table-cell>
          <table:table-cell table:formula="of:=[.B568]/[.$B$1003]" office:value-type="float" office:value="0.000680136716385756">
            <text:p>0.0006801367</text:p>
          </table:table-cell>
          <table:table-cell table:formula="of:=[.C568]*[.$G$8]" office:value-type="float" office:value="2020006.0476657">
            <text:p>2020006</text:p>
          </table:table-cell>
          <table:table-cell table:style-name="ce1" table:formula="of:=[.D568]/2" office:value-type="float" office:value="1010003.02383285">
            <text:p>1010003</text:p>
          </table:table-cell>
          <table:table-cell table:number-columns-repeated="5"/>
        </table:table-row>
        <table:table-row table:style-name="ro1">
          <table:table-cell office:value-type="float" office:value="567">
            <text:p>567</text:p>
          </table:table-cell>
          <table:table-cell table:formula="of:=[.A569]^-0.5" office:value-type="float" office:value="0.0419960525565808">
            <text:p>0.0419960526</text:p>
          </table:table-cell>
          <table:table-cell table:formula="of:=[.B569]/[.$B$1003]" office:value-type="float" office:value="0.000679536683876903">
            <text:p>0.0006795367</text:p>
          </table:table-cell>
          <table:table-cell table:formula="of:=[.C569]*[.$G$8]" office:value-type="float" office:value="2018223.9511144">
            <text:p>2018224</text:p>
          </table:table-cell>
          <table:table-cell table:style-name="ce1" table:formula="of:=[.D569]/2" office:value-type="float" office:value="1009111.9755572">
            <text:p>1009112</text:p>
          </table:table-cell>
          <table:table-cell table:number-columns-repeated="5"/>
        </table:table-row>
        <table:table-row table:style-name="ro1">
          <table:table-cell office:value-type="float" office:value="568">
            <text:p>568</text:p>
          </table:table-cell>
          <table:table-cell table:formula="of:=[.A570]^-0.5" office:value-type="float" office:value="0.0419590679148345">
            <text:p>0.0419590679</text:p>
          </table:table-cell>
          <table:table-cell table:formula="of:=[.B570]/[.$B$1003]" office:value-type="float" office:value="0.000678938236659208">
            <text:p>0.0006789382</text:p>
          </table:table-cell>
          <table:table-cell table:formula="of:=[.C570]*[.$G$8]" office:value-type="float" office:value="2016446.56287785">
            <text:p>2016447</text:p>
          </table:table-cell>
          <table:table-cell table:style-name="ce1" table:formula="of:=[.D570]/2" office:value-type="float" office:value="1008223.28143892">
            <text:p>1008223</text:p>
          </table:table-cell>
          <table:table-cell table:number-columns-repeated="5"/>
        </table:table-row>
        <table:table-row table:style-name="ro1">
          <table:table-cell office:value-type="float" office:value="569">
            <text:p>569</text:p>
          </table:table-cell>
          <table:table-cell table:formula="of:=[.A571]^-0.5" office:value-type="float" office:value="0.0419221808150319">
            <text:p>0.0419221808</text:p>
          </table:table-cell>
          <table:table-cell table:formula="of:=[.B571]/[.$B$1003]" office:value-type="float" office:value="0.000678341367764353">
            <text:p>0.0006783414</text:p>
          </table:table-cell>
          <table:table-cell table:formula="of:=[.C571]*[.$G$8]" office:value-type="float" office:value="2014673.86226013">
            <text:p>2014674</text:p>
          </table:table-cell>
          <table:table-cell table:style-name="ce1" table:formula="of:=[.D571]/2" office:value-type="float" office:value="1007336.93113006">
            <text:p>1007337</text:p>
          </table:table-cell>
          <table:table-cell table:number-columns-repeated="5"/>
        </table:table-row>
        <table:table-row table:style-name="ro1">
          <table:table-cell office:value-type="float" office:value="570">
            <text:p>570</text:p>
          </table:table-cell>
          <table:table-cell table:formula="of:=[.A572]^-0.5" office:value-type="float" office:value="0.0418853908291696">
            <text:p>0.0418853908</text:p>
          </table:table-cell>
          <table:table-cell table:formula="of:=[.B572]/[.$B$1003]" office:value-type="float" office:value="0.000677746070266831">
            <text:p>0.0006777461</text:p>
          </table:table-cell>
          <table:table-cell table:formula="of:=[.C572]*[.$G$8]" office:value-type="float" office:value="2012905.82869249">
            <text:p>2012906</text:p>
          </table:table-cell>
          <table:table-cell table:style-name="ce1" table:formula="of:=[.D572]/2" office:value-type="float" office:value="1006452.91434624">
            <text:p>1006453</text:p>
          </table:table-cell>
          <table:table-cell table:number-columns-repeated="5"/>
        </table:table-row>
        <table:table-row table:style-name="ro1">
          <table:table-cell office:value-type="float" office:value="571">
            <text:p>571</text:p>
          </table:table-cell>
          <table:table-cell table:formula="of:=[.A573]^-0.5" office:value-type="float" office:value="0.0418486975318687">
            <text:p>0.0418486975</text:p>
          </table:table-cell>
          <table:table-cell table:formula="of:=[.B573]/[.$B$1003]" office:value-type="float" office:value="0.000677152337283601">
            <text:p>0.0006771523</text:p>
          </table:table-cell>
          <table:table-cell table:formula="of:=[.C573]*[.$G$8]" office:value-type="float" office:value="2011142.44173229">
            <text:p>2011142</text:p>
          </table:table-cell>
          <table:table-cell table:style-name="ce1" table:formula="of:=[.D573]/2" office:value-type="float" office:value="1005571.22086615">
            <text:p>1005571</text:p>
          </table:table-cell>
          <table:table-cell table:number-columns-repeated="5"/>
        </table:table-row>
        <table:table-row table:style-name="ro1">
          <table:table-cell office:value-type="float" office:value="572">
            <text:p>572</text:p>
          </table:table-cell>
          <table:table-cell table:formula="of:=[.A574]^-0.5" office:value-type="float" office:value="0.0418121005003545">
            <text:p>0.0418121005</text:p>
          </table:table-cell>
          <table:table-cell table:formula="of:=[.B574]/[.$B$1003]" office:value-type="float" office:value="0.000676560161973757">
            <text:p>0.0006765602</text:p>
          </table:table-cell>
          <table:table-cell table:formula="of:=[.C574]*[.$G$8]" office:value-type="float" office:value="2009383.68106206">
            <text:p>2009384</text:p>
          </table:table-cell>
          <table:table-cell table:style-name="ce1" table:formula="of:=[.D574]/2" office:value-type="float" office:value="1004691.84053103">
            <text:p>1004692</text:p>
          </table:table-cell>
          <table:table-cell table:number-columns-repeated="5"/>
        </table:table-row>
        <table:table-row table:style-name="ro1">
          <table:table-cell office:value-type="float" office:value="573">
            <text:p>573</text:p>
          </table:table-cell>
          <table:table-cell table:formula="of:=[.A575]^-0.5" office:value-type="float" office:value="0.0417755993144357">
            <text:p>0.0417755993</text:p>
          </table:table-cell>
          <table:table-cell table:formula="of:=[.B575]/[.$B$1003]" office:value-type="float" office:value="0.0006759695375382">
            <text:p>0.0006759695</text:p>
          </table:table-cell>
          <table:table-cell table:formula="of:=[.C575]*[.$G$8]" office:value-type="float" office:value="2007629.52648845">
            <text:p>2007630</text:p>
          </table:table-cell>
          <table:table-cell table:style-name="ce1" table:formula="of:=[.D575]/2" office:value-type="float" office:value="1003814.76324423">
            <text:p>1003815</text:p>
          </table:table-cell>
          <table:table-cell table:number-columns-repeated="5"/>
        </table:table-row>
        <table:table-row table:style-name="ro1">
          <table:table-cell office:value-type="float" office:value="574">
            <text:p>574</text:p>
          </table:table-cell>
          <table:table-cell table:formula="of:=[.A576]^-0.5" office:value-type="float" office:value="0.0417391935564841">
            <text:p>0.0417391936</text:p>
          </table:table-cell>
          <table:table-cell table:formula="of:=[.B576]/[.$B$1003]" office:value-type="float" office:value="0.000675380457219303">
            <text:p>0.0006753805</text:p>
          </table:table-cell>
          <table:table-cell table:formula="of:=[.C576]*[.$G$8]" office:value-type="float" office:value="2005879.95794133">
            <text:p>2005880</text:p>
          </table:table-cell>
          <table:table-cell table:style-name="ce1" table:formula="of:=[.D576]/2" office:value-type="float" office:value="1002939.97897067">
            <text:p>1002940</text:p>
          </table:table-cell>
          <table:table-cell table:number-columns-repeated="5"/>
        </table:table-row>
        <table:table-row table:style-name="ro1">
          <table:table-cell office:value-type="float" office:value="575">
            <text:p>575</text:p>
          </table:table-cell>
          <table:table-cell table:formula="of:=[.A577]^-0.5" office:value-type="float" office:value="0.041702882811415">
            <text:p>0.0417028828</text:p>
          </table:table-cell>
          <table:table-cell table:formula="of:=[.B577]/[.$B$1003]" office:value-type="float" office:value="0.000674792914300593">
            <text:p>0.0006747929</text:p>
          </table:table-cell>
          <table:table-cell table:formula="of:=[.C577]*[.$G$8]" office:value-type="float" office:value="2004134.95547276">
            <text:p>2004135</text:p>
          </table:table-cell>
          <table:table-cell table:style-name="ce1" table:formula="of:=[.D577]/2" office:value-type="float" office:value="1002067.47773638">
            <text:p>1002067</text:p>
          </table:table-cell>
          <table:table-cell table:number-columns-repeated="5"/>
        </table:table-row>
        <table:table-row table:style-name="ro1">
          <table:table-cell office:value-type="float" office:value="576">
            <text:p>576</text:p>
          </table:table-cell>
          <table:table-cell table:formula="of:=[.A578]^-0.5" office:value-type="float" office:value="0.0416666666666667">
            <text:p>0.0416666667</text:p>
          </table:table-cell>
          <table:table-cell table:formula="of:=[.B578]/[.$B$1003]" office:value-type="float" office:value="0.000674206902106425">
            <text:p>0.0006742069</text:p>
          </table:table-cell>
          <table:table-cell table:formula="of:=[.C578]*[.$G$8]" office:value-type="float" office:value="2002394.49925608">
            <text:p>2002394</text:p>
          </table:table-cell>
          <table:table-cell table:style-name="ce1" table:formula="of:=[.D578]/2" office:value-type="float" office:value="1001197.24962804">
            <text:p>1001197</text:p>
          </table:table-cell>
          <table:table-cell table:number-columns-repeated="5"/>
        </table:table-row>
        <table:table-row table:style-name="ro1">
          <table:table-cell office:value-type="float" office:value="577">
            <text:p>577</text:p>
          </table:table-cell>
          <table:table-cell table:formula="of:=[.A579]^-0.5" office:value-type="float" office:value="0.0416305447121813">
            <text:p>0.0416305447</text:p>
          </table:table-cell>
          <table:table-cell table:formula="of:=[.B579]/[.$B$1003]" office:value-type="float" office:value="0.000673622414001668">
            <text:p>0.0006736224</text:p>
          </table:table-cell>
          <table:table-cell table:formula="of:=[.C579]*[.$G$8]" office:value-type="float" office:value="2000658.56958495">
            <text:p>2000659</text:p>
          </table:table-cell>
          <table:table-cell table:style-name="ce1" table:formula="of:=[.D579]/2" office:value-type="float" office:value="1000329.28479248">
            <text:p>1000329</text:p>
          </table:table-cell>
          <table:table-cell table:number-columns-repeated="5"/>
        </table:table-row>
        <table:table-row table:style-name="ro1">
          <table:table-cell office:value-type="float" office:value="578">
            <text:p>578</text:p>
          </table:table-cell>
          <table:table-cell table:formula="of:=[.A580]^-0.5" office:value-type="float" office:value="0.0415945165403852">
            <text:p>0.0415945165</text:p>
          </table:table-cell>
          <table:table-cell table:formula="of:=[.B580]/[.$B$1003]" office:value-type="float" office:value="0.000673039443391381">
            <text:p>0.0006730394</text:p>
          </table:table-cell>
          <table:table-cell table:formula="of:=[.C580]*[.$G$8]" office:value-type="float" office:value="1998927.1468724">
            <text:p>1998927</text:p>
          </table:table-cell>
          <table:table-cell table:style-name="ce1" table:formula="of:=[.D580]/2" office:value-type="float" office:value="999463.573436201">
            <text:p>999464</text:p>
          </table:table-cell>
          <table:table-cell table:number-columns-repeated="5"/>
        </table:table-row>
        <table:table-row table:style-name="ro1">
          <table:table-cell office:value-type="float" office:value="579">
            <text:p>579</text:p>
          </table:table-cell>
          <table:table-cell table:formula="of:=[.A581]^-0.5" office:value-type="float" office:value="0.0415585817461691">
            <text:p>0.0415585817</text:p>
          </table:table-cell>
          <table:table-cell table:formula="of:=[.B581]/[.$B$1003]" office:value-type="float" office:value="0.000672457983720512">
            <text:p>0.000672458</text:p>
          </table:table-cell>
          <table:table-cell table:formula="of:=[.C581]*[.$G$8]" office:value-type="float" office:value="1997200.21164992">
            <text:p>1997200</text:p>
          </table:table-cell>
          <table:table-cell table:style-name="ce1" table:formula="of:=[.D581]/2" office:value-type="float" office:value="998600.105824961">
            <text:p>998600</text:p>
          </table:table-cell>
          <table:table-cell table:number-columns-repeated="5"/>
        </table:table-row>
        <table:table-row table:style-name="ro1">
          <table:table-cell office:value-type="float" office:value="580">
            <text:p>580</text:p>
          </table:table-cell>
          <table:table-cell table:formula="of:=[.A582]^-0.5" office:value-type="float" office:value="0.04152273992687">
            <text:p>0.0415227399</text:p>
          </table:table-cell>
          <table:table-cell table:formula="of:=[.B582]/[.$B$1003]" office:value-type="float" office:value="0.000671878028473579">
            <text:p>0.000671878</text:p>
          </table:table-cell>
          <table:table-cell table:formula="of:=[.C582]*[.$G$8]" office:value-type="float" office:value="1995477.74456653">
            <text:p>1995478</text:p>
          </table:table-cell>
          <table:table-cell table:style-name="ce1" table:formula="of:=[.D582]/2" office:value-type="float" office:value="997738.872283265">
            <text:p>997739</text:p>
          </table:table-cell>
          <table:table-cell table:number-columns-repeated="5"/>
        </table:table-row>
        <table:table-row table:style-name="ro1">
          <table:table-cell office:value-type="float" office:value="581">
            <text:p>581</text:p>
          </table:table-cell>
          <table:table-cell table:formula="of:=[.A583]^-0.5" office:value-type="float" office:value="0.0414869906822511">
            <text:p>0.0414869907</text:p>
          </table:table-cell>
          <table:table-cell table:formula="of:=[.B583]/[.$B$1003]" office:value-type="float" office:value="0.000671299571174368">
            <text:p>0.0006712996</text:p>
          </table:table-cell>
          <table:table-cell table:formula="of:=[.C583]*[.$G$8]" office:value-type="float" office:value="1993759.72638787">
            <text:p>1993760</text:p>
          </table:table-cell>
          <table:table-cell table:style-name="ce1" table:formula="of:=[.D583]/2" office:value-type="float" office:value="996879.863193936">
            <text:p>996880</text:p>
          </table:table-cell>
          <table:table-cell table:number-columns-repeated="5"/>
        </table:table-row>
        <table:table-row table:style-name="ro1">
          <table:table-cell office:value-type="float" office:value="582">
            <text:p>582</text:p>
          </table:table-cell>
          <table:table-cell table:formula="of:=[.A584]^-0.5" office:value-type="float" office:value="0.0414513336144839">
            <text:p>0.0414513336</text:p>
          </table:table-cell>
          <table:table-cell table:formula="of:=[.B584]/[.$B$1003]" office:value-type="float" office:value="0.000670722605385627">
            <text:p>0.0006707226</text:p>
          </table:table-cell>
          <table:table-cell table:formula="of:=[.C584]*[.$G$8]" office:value-type="float" office:value="1992046.13799531">
            <text:p>1992046</text:p>
          </table:table-cell>
          <table:table-cell table:style-name="ce1" table:formula="of:=[.D584]/2" office:value-type="float" office:value="996023.068997657">
            <text:p>996023</text:p>
          </table:table-cell>
          <table:table-cell table:number-columns-repeated="5"/>
        </table:table-row>
        <table:table-row table:style-name="ro1">
          <table:table-cell office:value-type="float" office:value="583">
            <text:p>583</text:p>
          </table:table-cell>
          <table:table-cell table:formula="of:=[.A585]^-0.5" office:value-type="float" office:value="0.0414157683281291">
            <text:p>0.0414157683</text:p>
          </table:table-cell>
          <table:table-cell table:formula="of:=[.B585]/[.$B$1003]" office:value-type="float" office:value="0.000670147124708768">
            <text:p>0.0006701471</text:p>
          </table:table-cell>
          <table:table-cell table:formula="of:=[.C585]*[.$G$8]" office:value-type="float" office:value="1990336.96038504">
            <text:p>1990337</text:p>
          </table:table-cell>
          <table:table-cell table:style-name="ce1" table:formula="of:=[.D585]/2" office:value-type="float" office:value="995168.480192521">
            <text:p>995168</text:p>
          </table:table-cell>
          <table:table-cell table:number-columns-repeated="5"/>
        </table:table-row>
        <table:table-row table:style-name="ro1">
          <table:table-cell office:value-type="float" office:value="584">
            <text:p>584</text:p>
          </table:table-cell>
          <table:table-cell table:formula="of:=[.A586]^-0.5" office:value-type="float" office:value="0.0413802944301184">
            <text:p>0.0413802944</text:p>
          </table:table-cell>
          <table:table-cell table:formula="of:=[.B586]/[.$B$1003]" office:value-type="float" office:value="0.000669573122783566">
            <text:p>0.0006695731</text:p>
          </table:table-cell>
          <table:table-cell table:formula="of:=[.C586]*[.$G$8]" office:value-type="float" office:value="1988632.17466719">
            <text:p>1988632</text:p>
          </table:table-cell>
          <table:table-cell table:style-name="ce1" table:formula="of:=[.D586]/2" office:value-type="float" office:value="994316.087333595">
            <text:p>994316</text:p>
          </table:table-cell>
          <table:table-cell table:number-columns-repeated="5"/>
        </table:table-row>
        <table:table-row table:style-name="ro1">
          <table:table-cell office:value-type="float" office:value="585">
            <text:p>585</text:p>
          </table:table-cell>
          <table:table-cell table:formula="of:=[.A587]^-0.5" office:value-type="float" office:value="0.0413449115297362">
            <text:p>0.0413449115</text:p>
          </table:table-cell>
          <table:table-cell table:formula="of:=[.B587]/[.$B$1003]" office:value-type="float" office:value="0.000669000593287864">
            <text:p>0.0006690006</text:p>
          </table:table-cell>
          <table:table-cell table:formula="of:=[.C587]*[.$G$8]" office:value-type="float" office:value="1986931.76206495">
            <text:p>1986932</text:p>
          </table:table-cell>
          <table:table-cell table:style-name="ce1" table:formula="of:=[.D587]/2" office:value-type="float" office:value="993465.881032477">
            <text:p>993466</text:p>
          </table:table-cell>
          <table:table-cell table:number-columns-repeated="5"/>
        </table:table-row>
        <table:table-row table:style-name="ro1">
          <table:table-cell office:value-type="float" office:value="586">
            <text:p>586</text:p>
          </table:table-cell>
          <table:table-cell table:formula="of:=[.A588]^-0.5" office:value-type="float" office:value="0.0413096192386014">
            <text:p>0.0413096192</text:p>
          </table:table-cell>
          <table:table-cell table:formula="of:=[.B588]/[.$B$1003]" office:value-type="float" office:value="0.000668429529937282">
            <text:p>0.0006684295</text:p>
          </table:table-cell>
          <table:table-cell table:formula="of:=[.C588]*[.$G$8]" office:value-type="float" office:value="1985235.70391373">
            <text:p>1985236</text:p>
          </table:table-cell>
          <table:table-cell table:style-name="ce1" table:formula="of:=[.D588]/2" office:value-type="float" office:value="992617.851956864">
            <text:p>992618</text:p>
          </table:table-cell>
          <table:table-cell table:number-columns-repeated="5"/>
        </table:table-row>
        <table:table-row table:style-name="ro1">
          <table:table-cell office:value-type="float" office:value="587">
            <text:p>587</text:p>
          </table:table-cell>
          <table:table-cell table:formula="of:=[.A589]^-0.5" office:value-type="float" office:value="0.0412744171706498">
            <text:p>0.0412744172</text:p>
          </table:table-cell>
          <table:table-cell table:formula="of:=[.B589]/[.$B$1003]" office:value-type="float" office:value="0.000667859926484929">
            <text:p>0.0006678599</text:p>
          </table:table-cell>
          <table:table-cell table:formula="of:=[.C589]*[.$G$8]" office:value-type="float" office:value="1983543.98166024">
            <text:p>1983544</text:p>
          </table:table-cell>
          <table:table-cell table:style-name="ce1" table:formula="of:=[.D589]/2" office:value-type="float" office:value="991771.99083012">
            <text:p>991772</text:p>
          </table:table-cell>
          <table:table-cell table:number-columns-repeated="5"/>
        </table:table-row>
        <table:table-row table:style-name="ro1">
          <table:table-cell office:value-type="float" office:value="588">
            <text:p>588</text:p>
          </table:table-cell>
          <table:table-cell table:formula="of:=[.A590]^-0.5" office:value-type="float" office:value="0.0412393049421161">
            <text:p>0.0412393049</text:p>
          </table:table-cell>
          <table:table-cell table:formula="of:=[.B590]/[.$B$1003]" office:value-type="float" office:value="0.000667291776721112">
            <text:p>0.0006672918</text:p>
          </table:table-cell>
          <table:table-cell table:formula="of:=[.C590]*[.$G$8]" office:value-type="float" office:value="1981856.5768617">
            <text:p>1981857</text:p>
          </table:table-cell>
          <table:table-cell table:style-name="ce1" table:formula="of:=[.D590]/2" office:value-type="float" office:value="990928.288430851">
            <text:p>990928</text:p>
          </table:table-cell>
          <table:table-cell table:number-columns-repeated="5"/>
        </table:table-row>
        <table:table-row table:style-name="ro1">
          <table:table-cell office:value-type="float" office:value="589">
            <text:p>589</text:p>
          </table:table-cell>
          <table:table-cell table:formula="of:=[.A591]^-0.5" office:value-type="float" office:value="0.0412042821715165">
            <text:p>0.0412042822</text:p>
          </table:table-cell>
          <table:table-cell table:formula="of:=[.B591]/[.$B$1003]" office:value-type="float" office:value="0.000666725074473051">
            <text:p>0.0006667251</text:p>
          </table:table-cell>
          <table:table-cell table:formula="of:=[.C591]*[.$G$8]" office:value-type="float" office:value="1980173.47118496">
            <text:p>1980173</text:p>
          </table:table-cell>
          <table:table-cell table:style-name="ce1" table:formula="of:=[.D591]/2" office:value-type="float" office:value="990086.735592481">
            <text:p>990087</text:p>
          </table:table-cell>
          <table:table-cell table:number-columns-repeated="5"/>
        </table:table-row>
        <table:table-row table:style-name="ro1">
          <table:table-cell office:value-type="float" office:value="590">
            <text:p>590</text:p>
          </table:table-cell>
          <table:table-cell table:formula="of:=[.A592]^-0.5" office:value-type="float" office:value="0.0411693484796309">
            <text:p>0.0411693485</text:p>
          </table:table-cell>
          <table:table-cell table:formula="of:=[.B592]/[.$B$1003]" office:value-type="float" office:value="0.000666159813604604">
            <text:p>0.0006661598</text:p>
          </table:table-cell>
          <table:table-cell table:formula="of:=[.C592]*[.$G$8]" office:value-type="float" office:value="1978494.64640567">
            <text:p>1978495</text:p>
          </table:table-cell>
          <table:table-cell table:style-name="ce1" table:formula="of:=[.D592]/2" office:value-type="float" office:value="989247.323202837">
            <text:p>989247</text:p>
          </table:table-cell>
          <table:table-cell table:number-columns-repeated="5"/>
        </table:table-row>
        <table:table-row table:style-name="ro1">
          <table:table-cell office:value-type="float" office:value="591">
            <text:p>591</text:p>
          </table:table-cell>
          <table:table-cell table:formula="of:=[.A593]^-0.5" office:value-type="float" office:value="0.0411345034894864">
            <text:p>0.0411345035</text:p>
          </table:table-cell>
          <table:table-cell table:formula="of:=[.B593]/[.$B$1003]" office:value-type="float" office:value="0.000665595988015981">
            <text:p>0.000665596</text:p>
          </table:table-cell>
          <table:table-cell table:formula="of:=[.C593]*[.$G$8]" office:value-type="float" office:value="1976820.08440746">
            <text:p>1976820</text:p>
          </table:table-cell>
          <table:table-cell table:style-name="ce1" table:formula="of:=[.D593]/2" office:value-type="float" office:value="988410.042203732">
            <text:p>988410</text:p>
          </table:table-cell>
          <table:table-cell table:number-columns-repeated="5"/>
        </table:table-row>
        <table:table-row table:style-name="ro1">
          <table:table-cell office:value-type="float" office:value="592">
            <text:p>592</text:p>
          </table:table-cell>
          <table:table-cell table:formula="of:=[.A594]^-0.5" office:value-type="float" office:value="0.0410997468263393">
            <text:p>0.0410997468</text:p>
          </table:table-cell>
          <table:table-cell table:formula="of:=[.B594]/[.$B$1003]" office:value-type="float" office:value="0.000665033591643471">
            <text:p>0.0006650336</text:p>
          </table:table-cell>
          <table:table-cell table:formula="of:=[.C594]*[.$G$8]" office:value-type="float" office:value="1975149.76718111">
            <text:p>1975150</text:p>
          </table:table-cell>
          <table:table-cell table:style-name="ce1" table:formula="of:=[.D594]/2" office:value-type="float" office:value="987574.883590555">
            <text:p>987575</text:p>
          </table:table-cell>
          <table:table-cell table:number-columns-repeated="5"/>
        </table:table-row>
        <table:table-row table:style-name="ro1">
          <table:table-cell office:value-type="float" office:value="593">
            <text:p>593</text:p>
          </table:table-cell>
          <table:table-cell table:formula="of:=[.A595]^-0.5" office:value-type="float" office:value="0.0410650781176591">
            <text:p>0.0410650781</text:p>
          </table:table-cell>
          <table:table-cell table:formula="of:=[.B595]/[.$B$1003]" office:value-type="float" office:value="0.000664472618459167">
            <text:p>0.0006644726</text:p>
          </table:table-cell>
          <table:table-cell table:formula="of:=[.C595]*[.$G$8]" office:value-type="float" office:value="1973483.67682373">
            <text:p>1973484</text:p>
          </table:table-cell>
          <table:table-cell table:style-name="ce1" table:formula="of:=[.D595]/2" office:value-type="float" office:value="986741.838411863">
            <text:p>986742</text:p>
          </table:table-cell>
          <table:table-cell table:number-columns-repeated="5"/>
        </table:table-row>
        <table:table-row table:style-name="ro1">
          <table:table-cell office:value-type="float" office:value="594">
            <text:p>594</text:p>
          </table:table-cell>
          <table:table-cell table:formula="of:=[.A596]^-0.5" office:value-type="float" office:value="0.0410304969931109">
            <text:p>0.041030497</text:p>
          </table:table-cell>
          <table:table-cell table:formula="of:=[.B596]/[.$B$1003]" office:value-type="float" office:value="0.000663913062470696">
            <text:p>0.0006639131</text:p>
          </table:table-cell>
          <table:table-cell table:formula="of:=[.C596]*[.$G$8]" office:value-type="float" office:value="1971821.79553797">
            <text:p>1971822</text:p>
          </table:table-cell>
          <table:table-cell table:style-name="ce1" table:formula="of:=[.D596]/2" office:value-type="float" office:value="985910.897768983">
            <text:p>985911</text:p>
          </table:table-cell>
          <table:table-cell table:number-columns-repeated="5"/>
        </table:table-row>
        <table:table-row table:style-name="ro1">
          <table:table-cell office:value-type="float" office:value="595">
            <text:p>595</text:p>
          </table:table-cell>
          <table:table-cell table:formula="of:=[.A597]^-0.5" office:value-type="float" office:value="0.0409960030845394">
            <text:p>0.0409960031</text:p>
          </table:table-cell>
          <table:table-cell table:formula="of:=[.B597]/[.$B$1003]" office:value-type="float" office:value="0.000663354917720946">
            <text:p>0.0006633549</text:p>
          </table:table-cell>
          <table:table-cell table:formula="of:=[.C597]*[.$G$8]" office:value-type="float" office:value="1970164.10563121">
            <text:p>1970164</text:p>
          </table:table-cell>
          <table:table-cell table:style-name="ce1" table:formula="of:=[.D597]/2" office:value-type="float" office:value="985082.052815605">
            <text:p>985082</text:p>
          </table:table-cell>
          <table:table-cell table:number-columns-repeated="5"/>
        </table:table-row>
        <table:table-row table:style-name="ro1">
          <table:table-cell office:value-type="float" office:value="596">
            <text:p>596</text:p>
          </table:table-cell>
          <table:table-cell table:formula="of:=[.A598]^-0.5" office:value-type="float" office:value="0.040961596025952">
            <text:p>0.040961596</text:p>
          </table:table-cell>
          <table:table-cell table:formula="of:=[.B598]/[.$B$1003]" office:value-type="float" office:value="0.000662798178287808">
            <text:p>0.0006627982</text:p>
          </table:table-cell>
          <table:table-cell table:formula="of:=[.C598]*[.$G$8]" office:value-type="float" office:value="1968510.58951479">
            <text:p>1968511</text:p>
          </table:table-cell>
          <table:table-cell table:style-name="ce1" table:formula="of:=[.D598]/2" office:value-type="float" office:value="984255.294757394">
            <text:p>984255</text:p>
          </table:table-cell>
          <table:table-cell table:number-columns-repeated="5"/>
        </table:table-row>
        <table:table-row table:style-name="ro1">
          <table:table-cell office:value-type="float" office:value="597">
            <text:p>597</text:p>
          </table:table-cell>
          <table:table-cell table:formula="of:=[.A599]^-0.5" office:value-type="float" office:value="0.0409272754535029">
            <text:p>0.0409272755</text:p>
          </table:table-cell>
          <table:table-cell table:formula="of:=[.B599]/[.$B$1003]" office:value-type="float" office:value="0.000662242838283901">
            <text:p>0.0006622428</text:p>
          </table:table-cell>
          <table:table-cell table:formula="of:=[.C599]*[.$G$8]" office:value-type="float" office:value="1966861.22970319">
            <text:p>1966861</text:p>
          </table:table-cell>
          <table:table-cell table:style-name="ce1" table:formula="of:=[.D599]/2" office:value-type="float" office:value="983430.614851593">
            <text:p>983431</text:p>
          </table:table-cell>
          <table:table-cell table:number-columns-repeated="5"/>
        </table:table-row>
        <table:table-row table:style-name="ro1">
          <table:table-cell office:value-type="float" office:value="598">
            <text:p>598</text:p>
          </table:table-cell>
          <table:table-cell table:formula="of:=[.A600]^-0.5" office:value-type="float" office:value="0.0408930410054765">
            <text:p>0.040893041</text:p>
          </table:table-cell>
          <table:table-cell table:formula="of:=[.B600]/[.$B$1003]" office:value-type="float" office:value="0.000661688891856321">
            <text:p>0.0006616889</text:p>
          </table:table-cell>
          <table:table-cell table:formula="of:=[.C600]*[.$G$8]" office:value-type="float" office:value="1965216.00881327">
            <text:p>1965216</text:p>
          </table:table-cell>
          <table:table-cell table:style-name="ce1" table:formula="of:=[.D600]/2" office:value-type="float" office:value="982608.004406636">
            <text:p>982608</text:p>
          </table:table-cell>
          <table:table-cell table:number-columns-repeated="5"/>
        </table:table-row>
        <table:table-row table:style-name="ro1">
          <table:table-cell office:value-type="float" office:value="599">
            <text:p>599</text:p>
          </table:table-cell>
          <table:table-cell table:formula="of:=[.A601]^-0.5" office:value-type="float" office:value="0.0408588923222718">
            <text:p>0.0408588923</text:p>
          </table:table-cell>
          <table:table-cell table:formula="of:=[.B601]/[.$B$1003]" office:value-type="float" office:value="0.000661136333186374">
            <text:p>0.0006611363</text:p>
          </table:table-cell>
          <table:table-cell table:formula="of:=[.C601]*[.$G$8]" office:value-type="float" office:value="1963574.90956353">
            <text:p>1963575</text:p>
          </table:table-cell>
          <table:table-cell table:style-name="ce1" table:formula="of:=[.D601]/2" office:value-type="float" office:value="981787.454781765">
            <text:p>981787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table:formula="of:=[.A602]^-0.5" office:value-type="float" office:value="0.0408248290463863">
            <text:p>0.040824829</text:p>
          </table:table-cell>
          <table:table-cell table:formula="of:=[.B602]/[.$B$1003]" office:value-type="float" office:value="0.000660585156489325">
            <text:p>0.0006605852</text:p>
          </table:table-cell>
          <table:table-cell table:formula="of:=[.C602]*[.$G$8]" office:value-type="float" office:value="1961937.91477329">
            <text:p>1961938</text:p>
          </table:table-cell>
          <table:table-cell table:style-name="ce1" table:formula="of:=[.D602]/2" office:value-type="float" office:value="980968.957386647">
            <text:p>980969</text:p>
          </table:table-cell>
          <table:table-cell table:number-columns-repeated="5"/>
        </table:table-row>
        <table:table-row table:style-name="ro1">
          <table:table-cell office:value-type="float" office:value="601">
            <text:p>601</text:p>
          </table:table-cell>
          <table:table-cell table:formula="of:=[.A603]^-0.5" office:value-type="float" office:value="0.0407908508224002">
            <text:p>0.0407908508</text:p>
          </table:table-cell>
          <table:table-cell table:formula="of:=[.B603]/[.$B$1003]" office:value-type="float" office:value="0.000660035356014139">
            <text:p>0.0006600354</text:p>
          </table:table-cell>
          <table:table-cell table:formula="of:=[.C603]*[.$G$8]" office:value-type="float" office:value="1960305.00736199">
            <text:p>1960305</text:p>
          </table:table-cell>
          <table:table-cell table:style-name="ce1" table:formula="of:=[.D603]/2" office:value-type="float" office:value="980152.503680996">
            <text:p>980153</text:p>
          </table:table-cell>
          <table:table-cell table:number-columns-repeated="5"/>
        </table:table-row>
        <table:table-row table:style-name="ro1">
          <table:table-cell office:value-type="float" office:value="602">
            <text:p>602</text:p>
          </table:table-cell>
          <table:table-cell table:formula="of:=[.A604]^-0.5" office:value-type="float" office:value="0.0407569572969611">
            <text:p>0.0407569573</text:p>
          </table:table-cell>
          <table:table-cell table:formula="of:=[.B604]/[.$B$1003]" office:value-type="float" office:value="0.000659486926043233">
            <text:p>0.0006594869</text:p>
          </table:table-cell>
          <table:table-cell table:formula="of:=[.C604]*[.$G$8]" office:value-type="float" office:value="1958676.1703484">
            <text:p>1958676</text:p>
          </table:table-cell>
          <table:table-cell table:style-name="ce1" table:formula="of:=[.D604]/2" office:value-type="float" office:value="979338.085174201">
            <text:p>979338</text:p>
          </table:table-cell>
          <table:table-cell table:number-columns-repeated="5"/>
        </table:table-row>
        <table:table-row table:style-name="ro1">
          <table:table-cell office:value-type="float" office:value="603">
            <text:p>603</text:p>
          </table:table-cell>
          <table:table-cell table:formula="of:=[.A605]^-0.5" office:value-type="float" office:value="0.0407231481187684">
            <text:p>0.0407231481</text:p>
          </table:table-cell>
          <table:table-cell table:formula="of:=[.B605]/[.$B$1003]" office:value-type="float" office:value="0.000658939860892223">
            <text:p>0.0006589399</text:p>
          </table:table-cell>
          <table:table-cell table:formula="of:=[.C605]*[.$G$8]" office:value-type="float" office:value="1957051.3868499">
            <text:p>1957051</text:p>
          </table:table-cell>
          <table:table-cell table:style-name="ce1" table:formula="of:=[.D605]/2" office:value-type="float" office:value="978525.693424951">
            <text:p>978526</text:p>
          </table:table-cell>
          <table:table-cell table:number-columns-repeated="5"/>
        </table:table-row>
        <table:table-row table:style-name="ro1">
          <table:table-cell office:value-type="float" office:value="604">
            <text:p>604</text:p>
          </table:table-cell>
          <table:table-cell table:formula="of:=[.A606]^-0.5" office:value-type="float" office:value="0.040689422938558">
            <text:p>0.0406894229</text:p>
          </table:table-cell>
          <table:table-cell table:formula="of:=[.B606]/[.$B$1003]" office:value-type="float" office:value="0.000658394154909679">
            <text:p>0.0006583942</text:p>
          </table:table-cell>
          <table:table-cell table:formula="of:=[.C606]*[.$G$8]" office:value-type="float" office:value="1955430.64008175">
            <text:p>1955431</text:p>
          </table:table-cell>
          <table:table-cell table:style-name="ce1" table:formula="of:=[.D606]/2" office:value-type="float" office:value="977715.320040874">
            <text:p>977715</text:p>
          </table:table-cell>
          <table:table-cell table:number-columns-repeated="5"/>
        </table:table-row>
        <table:table-row table:style-name="ro1">
          <table:table-cell office:value-type="float" office:value="605">
            <text:p>605</text:p>
          </table:table-cell>
          <table:table-cell table:formula="of:=[.A607]^-0.5" office:value-type="float" office:value="0.0406557814090871">
            <text:p>0.0406557814</text:p>
          </table:table-cell>
          <table:table-cell table:formula="of:=[.B607]/[.$B$1003]" office:value-type="float" office:value="0.000657849802476879">
            <text:p>0.0006578498</text:p>
          </table:table-cell>
          <table:table-cell table:formula="of:=[.C607]*[.$G$8]" office:value-type="float" office:value="1953813.91335633">
            <text:p>1953814</text:p>
          </table:table-cell>
          <table:table-cell table:style-name="ce1" table:formula="of:=[.D607]/2" office:value-type="float" office:value="976906.956678165">
            <text:p>976907</text:p>
          </table:table-cell>
          <table:table-cell table:number-columns-repeated="5"/>
        </table:table-row>
        <table:table-row table:style-name="ro1">
          <table:table-cell office:value-type="float" office:value="606">
            <text:p>606</text:p>
          </table:table-cell>
          <table:table-cell table:formula="of:=[.A608]^-0.5" office:value-type="float" office:value="0.0406222231851194">
            <text:p>0.0406222232</text:p>
          </table:table-cell>
          <table:table-cell table:formula="of:=[.B608]/[.$B$1003]" office:value-type="float" office:value="0.000657306798007564">
            <text:p>0.0006573068</text:p>
          </table:table-cell>
          <table:table-cell table:formula="of:=[.C608]*[.$G$8]" office:value-type="float" office:value="1952201.19008246">
            <text:p>1952201</text:p>
          </table:table-cell>
          <table:table-cell table:style-name="ce1" table:formula="of:=[.D608]/2" office:value-type="float" office:value="976100.595041232">
            <text:p>976101</text:p>
          </table:table-cell>
          <table:table-cell table:number-columns-repeated="5"/>
        </table:table-row>
        <table:table-row table:style-name="ro1">
          <table:table-cell office:value-type="float" office:value="607">
            <text:p>607</text:p>
          </table:table-cell>
          <table:table-cell table:formula="of:=[.A609]^-0.5" office:value-type="float" office:value="0.04058874792341">
            <text:p>0.0405887479</text:p>
          </table:table-cell>
          <table:table-cell table:formula="of:=[.B609]/[.$B$1003]" office:value-type="float" office:value="0.0006567651359477">
            <text:p>0.0006567651</text:p>
          </table:table-cell>
          <table:table-cell table:formula="of:=[.C609]*[.$G$8]" office:value-type="float" office:value="1950592.45376467">
            <text:p>1950592</text:p>
          </table:table-cell>
          <table:table-cell table:style-name="ce1" table:formula="of:=[.D609]/2" office:value-type="float" office:value="975296.226882334">
            <text:p>975296</text:p>
          </table:table-cell>
          <table:table-cell table:number-columns-repeated="5"/>
        </table:table-row>
        <table:table-row table:style-name="ro1">
          <table:table-cell office:value-type="float" office:value="608">
            <text:p>608</text:p>
          </table:table-cell>
          <table:table-cell table:formula="of:=[.A610]^-0.5" office:value-type="float" office:value="0.0405553552826906">
            <text:p>0.0405553553</text:p>
          </table:table-cell>
          <table:table-cell table:formula="of:=[.B610]/[.$B$1003]" office:value-type="float" office:value="0.00065622481077524">
            <text:p>0.0006562248</text:p>
          </table:table-cell>
          <table:table-cell table:formula="of:=[.C610]*[.$G$8]" office:value-type="float" office:value="1948987.68800246">
            <text:p>1948988</text:p>
          </table:table-cell>
          <table:table-cell table:style-name="ce1" table:formula="of:=[.D610]/2" office:value-type="float" office:value="974493.844001231">
            <text:p>974494</text:p>
          </table:table-cell>
          <table:table-cell table:number-columns-repeated="5"/>
        </table:table-row>
        <table:table-row table:style-name="ro1">
          <table:table-cell office:value-type="float" office:value="609">
            <text:p>609</text:p>
          </table:table-cell>
          <table:table-cell table:formula="of:=[.A611]^-0.5" office:value-type="float" office:value="0.0405220449236554">
            <text:p>0.0405220449</text:p>
          </table:table-cell>
          <table:table-cell table:formula="of:=[.B611]/[.$B$1003]" office:value-type="float" office:value="0.000655685816999883">
            <text:p>0.0006556858</text:p>
          </table:table-cell>
          <table:table-cell table:formula="of:=[.C611]*[.$G$8]" office:value-type="float" office:value="1947386.87648965">
            <text:p>1947387</text:p>
          </table:table-cell>
          <table:table-cell table:style-name="ce1" table:formula="of:=[.D611]/2" office:value-type="float" office:value="973693.438244826">
            <text:p>973693</text:p>
          </table:table-cell>
          <table:table-cell table:number-columns-repeated="5"/>
        </table:table-row>
        <table:table-row table:style-name="ro1">
          <table:table-cell office:value-type="float" office:value="610">
            <text:p>610</text:p>
          </table:table-cell>
          <table:table-cell table:formula="of:=[.A612]^-0.5" office:value-type="float" office:value="0.0404888165089458">
            <text:p>0.0404888165</text:p>
          </table:table-cell>
          <table:table-cell table:formula="of:=[.B612]/[.$B$1003]" office:value-type="float" office:value="0.000655148149162844">
            <text:p>0.0006551481</text:p>
          </table:table-cell>
          <table:table-cell table:formula="of:=[.C612]*[.$G$8]" office:value-type="float" office:value="1945790.00301365">
            <text:p>1945790</text:p>
          </table:table-cell>
          <table:table-cell table:style-name="ce1" table:formula="of:=[.D612]/2" office:value-type="float" office:value="972895.001506824">
            <text:p>972895</text:p>
          </table:table-cell>
          <table:table-cell table:number-columns-repeated="5"/>
        </table:table-row>
        <table:table-row table:style-name="ro1">
          <table:table-cell office:value-type="float" office:value="611">
            <text:p>611</text:p>
          </table:table-cell>
          <table:table-cell table:formula="of:=[.A613]^-0.5" office:value-type="float" office:value="0.0404556697031367">
            <text:p>0.0404556697</text:p>
          </table:table-cell>
          <table:table-cell table:formula="of:=[.B613]/[.$B$1003]" office:value-type="float" office:value="0.000654611801836622">
            <text:p>0.0006546118</text:p>
          </table:table-cell>
          <table:table-cell table:formula="of:=[.C613]*[.$G$8]" office:value-type="float" office:value="1944197.05145477">
            <text:p>1944197</text:p>
          </table:table-cell>
          <table:table-cell table:style-name="ce1" table:formula="of:=[.D613]/2" office:value-type="float" office:value="972098.525727384">
            <text:p>972099</text:p>
          </table:table-cell>
          <table:table-cell table:number-columns-repeated="5"/>
        </table:table-row>
        <table:table-row table:style-name="ro1">
          <table:table-cell office:value-type="float" office:value="612">
            <text:p>612</text:p>
          </table:table-cell>
          <table:table-cell table:formula="of:=[.A614]^-0.5" office:value-type="float" office:value="0.0404226041727222">
            <text:p>0.0404226042</text:p>
          </table:table-cell>
          <table:table-cell table:formula="of:=[.B614]/[.$B$1003]" office:value-type="float" office:value="0.000654076769624767">
            <text:p>0.0006540768</text:p>
          </table:table-cell>
          <table:table-cell table:formula="of:=[.C614]*[.$G$8]" office:value-type="float" office:value="1942608.00578556">
            <text:p>1942608</text:p>
          </table:table-cell>
          <table:table-cell table:style-name="ce1" table:formula="of:=[.D614]/2" office:value-type="float" office:value="971304.002892779">
            <text:p>971304</text:p>
          </table:table-cell>
          <table:table-cell table:number-columns-repeated="5"/>
        </table:table-row>
        <table:table-row table:style-name="ro1">
          <table:table-cell office:value-type="float" office:value="613">
            <text:p>613</text:p>
          </table:table-cell>
          <table:table-cell table:formula="of:=[.A615]^-0.5" office:value-type="float" office:value="0.040389619586101">
            <text:p>0.0403896196</text:p>
          </table:table-cell>
          <table:table-cell table:formula="of:=[.B615]/[.$B$1003]" office:value-type="float" office:value="0.000653543047161651">
            <text:p>0.000653543</text:p>
          </table:table-cell>
          <table:table-cell table:formula="of:=[.C615]*[.$G$8]" office:value-type="float" office:value="1941022.85007011">
            <text:p>1941023</text:p>
          </table:table-cell>
          <table:table-cell table:style-name="ce1" table:formula="of:=[.D615]/2" office:value-type="float" office:value="970511.425035052">
            <text:p>970511</text:p>
          </table:table-cell>
          <table:table-cell table:number-columns-repeated="5"/>
        </table:table-row>
        <table:table-row table:style-name="ro1">
          <table:table-cell office:value-type="float" office:value="614">
            <text:p>614</text:p>
          </table:table-cell>
          <table:table-cell table:formula="of:=[.A616]^-0.5" office:value-type="float" office:value="0.0403567156135631">
            <text:p>0.0403567156</text:p>
          </table:table-cell>
          <table:table-cell table:formula="of:=[.B616]/[.$B$1003]" office:value-type="float" office:value="0.000653010629112249">
            <text:p>0.0006530106</text:p>
          </table:table-cell>
          <table:table-cell table:formula="of:=[.C616]*[.$G$8]" office:value-type="float" office:value="1939441.56846338">
            <text:p>1939442</text:p>
          </table:table-cell>
          <table:table-cell table:style-name="ce1" table:formula="of:=[.D616]/2" office:value-type="float" office:value="969720.78423169">
            <text:p>969721</text:p>
          </table:table-cell>
          <table:table-cell table:number-columns-repeated="5"/>
        </table:table-row>
        <table:table-row table:style-name="ro1">
          <table:table-cell office:value-type="float" office:value="615">
            <text:p>615</text:p>
          </table:table-cell>
          <table:table-cell table:formula="of:=[.A617]^-0.5" office:value-type="float" office:value="0.0403238919272756">
            <text:p>0.0403238919</text:p>
          </table:table-cell>
          <table:table-cell table:formula="of:=[.B617]/[.$B$1003]" office:value-type="float" office:value="0.000652479510171907">
            <text:p>0.0006524795</text:p>
          </table:table-cell>
          <table:table-cell table:formula="of:=[.C617]*[.$G$8]" office:value-type="float" office:value="1937864.14521056">
            <text:p>1937864</text:p>
          </table:table-cell>
          <table:table-cell table:style-name="ce1" table:formula="of:=[.D617]/2" office:value-type="float" office:value="968932.072605281">
            <text:p>968932</text:p>
          </table:table-cell>
          <table:table-cell table:number-columns-repeated="5"/>
        </table:table-row>
        <table:table-row table:style-name="ro1">
          <table:table-cell office:value-type="float" office:value="616">
            <text:p>616</text:p>
          </table:table-cell>
          <table:table-cell table:formula="of:=[.A618]^-0.5" office:value-type="float" office:value="0.040291148201269">
            <text:p>0.0402911482</text:p>
          </table:table-cell>
          <table:table-cell table:formula="of:=[.B618]/[.$B$1003]" office:value-type="float" office:value="0.000651949685066123">
            <text:p>0.0006519497</text:p>
          </table:table-cell>
          <table:table-cell table:formula="of:=[.C618]*[.$G$8]" office:value-type="float" office:value="1936290.56464639">
            <text:p>1936291</text:p>
          </table:table-cell>
          <table:table-cell table:style-name="ce1" table:formula="of:=[.D618]/2" office:value-type="float" office:value="968145.282323193">
            <text:p>968145</text:p>
          </table:table-cell>
          <table:table-cell table:number-columns-repeated="5"/>
        </table:table-row>
        <table:table-row table:style-name="ro1">
          <table:table-cell office:value-type="float" office:value="617">
            <text:p>617</text:p>
          </table:table-cell>
          <table:table-cell table:formula="of:=[.A619]^-0.5" office:value-type="float" office:value="0.0402584841114237">
            <text:p>0.0402584841</text:p>
          </table:table-cell>
          <table:table-cell table:formula="of:=[.B619]/[.$B$1003]" office:value-type="float" office:value="0.00065142114855033">
            <text:p>0.0006514211</text:p>
          </table:table-cell>
          <table:table-cell table:formula="of:=[.C619]*[.$G$8]" office:value-type="float" office:value="1934720.81119448">
            <text:p>1934721</text:p>
          </table:table-cell>
          <table:table-cell table:style-name="ce1" table:formula="of:=[.D619]/2" office:value-type="float" office:value="967360.40559724">
            <text:p>967360</text:p>
          </table:table-cell>
          <table:table-cell table:number-columns-repeated="5"/>
        </table:table-row>
        <table:table-row table:style-name="ro1">
          <table:table-cell office:value-type="float" office:value="618">
            <text:p>618</text:p>
          </table:table-cell>
          <table:table-cell table:formula="of:=[.A620]^-0.5" office:value-type="float" office:value="0.0402258993354565">
            <text:p>0.0402258993</text:p>
          </table:table-cell>
          <table:table-cell table:formula="of:=[.B620]/[.$B$1003]" office:value-type="float" office:value="0.000650893895409673">
            <text:p>0.0006508939</text:p>
          </table:table-cell>
          <table:table-cell table:formula="of:=[.C620]*[.$G$8]" office:value-type="float" office:value="1933154.86936673">
            <text:p>1933155</text:p>
          </table:table-cell>
          <table:table-cell table:style-name="ce1" table:formula="of:=[.D620]/2" office:value-type="float" office:value="966577.434683364">
            <text:p>966577</text:p>
          </table:table-cell>
          <table:table-cell table:number-columns-repeated="5"/>
        </table:table-row>
        <table:table-row table:style-name="ro1">
          <table:table-cell office:value-type="float" office:value="619">
            <text:p>619</text:p>
          </table:table-cell>
          <table:table-cell table:formula="of:=[.A621]^-0.5" office:value-type="float" office:value="0.040193393552907">
            <text:p>0.0401933936</text:p>
          </table:table-cell>
          <table:table-cell table:formula="of:=[.B621]/[.$B$1003]" office:value-type="float" office:value="0.000650367920458796">
            <text:p>0.0006503679</text:p>
          </table:table-cell>
          <table:table-cell table:formula="of:=[.C621]*[.$G$8]" office:value-type="float" office:value="1931592.72376262">
            <text:p>1931593</text:p>
          </table:table-cell>
          <table:table-cell table:style-name="ce1" table:formula="of:=[.D621]/2" office:value-type="float" office:value="965796.361881312">
            <text:p>965796</text:p>
          </table:table-cell>
          <table:table-cell table:number-columns-repeated="5"/>
        </table:table-row>
        <table:table-row table:style-name="ro1">
          <table:table-cell office:value-type="float" office:value="620">
            <text:p>620</text:p>
          </table:table-cell>
          <table:table-cell table:formula="of:=[.A622]^-0.5" office:value-type="float" office:value="0.0401609664451249">
            <text:p>0.0401609664</text:p>
          </table:table-cell>
          <table:table-cell table:formula="of:=[.B622]/[.$B$1003]" office:value-type="float" office:value="0.000649843218541627">
            <text:p>0.0006498432</text:p>
          </table:table-cell>
          <table:table-cell table:formula="of:=[.C622]*[.$G$8]" office:value-type="float" office:value="1930034.35906863">
            <text:p>1930034</text:p>
          </table:table-cell>
          <table:table-cell table:style-name="ce1" table:formula="of:=[.D622]/2" office:value-type="float" office:value="965017.179534316">
            <text:p>965017</text:p>
          </table:table-cell>
          <table:table-cell table:number-columns-repeated="5"/>
        </table:table-row>
        <table:table-row table:style-name="ro1">
          <table:table-cell office:value-type="float" office:value="621">
            <text:p>621</text:p>
          </table:table-cell>
          <table:table-cell table:formula="of:=[.A623]^-0.5" office:value-type="float" office:value="0.0401286176952564">
            <text:p>0.0401286177</text:p>
          </table:table-cell>
          <table:table-cell table:formula="of:=[.B623]/[.$B$1003]" office:value-type="float" office:value="0.000649319784531166">
            <text:p>0.0006493198</text:p>
          </table:table-cell>
          <table:table-cell table:formula="of:=[.C623]*[.$G$8]" office:value-type="float" office:value="1928479.76005756">
            <text:p>1928480</text:p>
          </table:table-cell>
          <table:table-cell table:style-name="ce1" table:formula="of:=[.D623]/2" office:value-type="float" office:value="964239.880028781">
            <text:p>964240</text:p>
          </table:table-cell>
          <table:table-cell table:number-columns-repeated="5"/>
        </table:table-row>
        <table:table-row table:style-name="ro1">
          <table:table-cell office:value-type="float" office:value="622">
            <text:p>622</text:p>
          </table:table-cell>
          <table:table-cell table:formula="of:=[.A624]^-0.5" office:value-type="float" office:value="0.0400963469882313">
            <text:p>0.040096347</text:p>
          </table:table-cell>
          <table:table-cell table:formula="of:=[.B624]/[.$B$1003]" office:value-type="float" office:value="0.000648797613329273">
            <text:p>0.0006487976</text:p>
          </table:table-cell>
          <table:table-cell table:formula="of:=[.C624]*[.$G$8]" office:value-type="float" office:value="1926928.91158794">
            <text:p>1926929</text:p>
          </table:table-cell>
          <table:table-cell table:style-name="ce1" table:formula="of:=[.D624]/2" office:value-type="float" office:value="963464.455793971">
            <text:p>963464</text:p>
          </table:table-cell>
          <table:table-cell table:number-columns-repeated="5"/>
        </table:table-row>
        <table:table-row table:style-name="ro1">
          <table:table-cell office:value-type="float" office:value="623">
            <text:p>623</text:p>
          </table:table-cell>
          <table:table-cell table:formula="of:=[.A625]^-0.5" office:value-type="float" office:value="0.0400641540107502">
            <text:p>0.040064154</text:p>
          </table:table-cell>
          <table:table-cell table:formula="of:=[.B625]/[.$B$1003]" office:value-type="float" office:value="0.000648276699866463">
            <text:p>0.0006482767</text:p>
          </table:table-cell>
          <table:table-cell table:formula="of:=[.C625]*[.$G$8]" office:value-type="float" office:value="1925381.79860339">
            <text:p>1925382</text:p>
          </table:table-cell>
          <table:table-cell table:style-name="ce1" table:formula="of:=[.D625]/2" office:value-type="float" office:value="962690.899301697">
            <text:p>962691</text:p>
          </table:table-cell>
          <table:table-cell table:number-columns-repeated="5"/>
        </table:table-row>
        <table:table-row table:style-name="ro1">
          <table:table-cell office:value-type="float" office:value="624">
            <text:p>624</text:p>
          </table:table-cell>
          <table:table-cell table:formula="of:=[.A626]^-0.5" office:value-type="float" office:value="0.0400320384512718">
            <text:p>0.0400320385</text:p>
          </table:table-cell>
          <table:table-cell table:formula="of:=[.B626]/[.$B$1003]" office:value-type="float" office:value="0.000647757039101694">
            <text:p>0.000647757</text:p>
          </table:table-cell>
          <table:table-cell table:formula="of:=[.C626]*[.$G$8]" office:value-type="float" office:value="1923838.40613203">
            <text:p>1923838</text:p>
          </table:table-cell>
          <table:table-cell table:style-name="ce1" table:formula="of:=[.D626]/2" office:value-type="float" office:value="961919.203066016">
            <text:p>961919</text:p>
          </table:table-cell>
          <table:table-cell table:number-columns-repeated="5"/>
        </table:table-row>
        <table:table-row table:style-name="ro1">
          <table:table-cell office:value-type="float" office:value="625">
            <text:p>625</text:p>
          </table:table-cell>
          <table:table-cell table:formula="of:=[.A627]^-0.5" office:value-type="float" office:value="0.04">
            <text:p>0.04</text:p>
          </table:table-cell>
          <table:table-cell table:formula="of:=[.B627]/[.$B$1003]" office:value-type="float" office:value="0.000647238626022169">
            <text:p>0.0006472386</text:p>
          </table:table-cell>
          <table:table-cell table:formula="of:=[.C627]*[.$G$8]" office:value-type="float" office:value="1922298.71928584">
            <text:p>1922299</text:p>
          </table:table-cell>
          <table:table-cell table:style-name="ce1" table:formula="of:=[.D627]/2" office:value-type="float" office:value="961149.35964292">
            <text:p>961149</text:p>
          </table:table-cell>
          <table:table-cell table:number-columns-repeated="5"/>
        </table:table-row>
        <table:table-row table:style-name="ro1">
          <table:table-cell office:value-type="float" office:value="626">
            <text:p>626</text:p>
          </table:table-cell>
          <table:table-cell table:formula="of:=[.A628]^-0.5" office:value-type="float" office:value="0.0399680383488716">
            <text:p>0.0399680383</text:p>
          </table:table-cell>
          <table:table-cell table:formula="of:=[.B628]/[.$B$1003]" office:value-type="float" office:value="0.000646721455643125">
            <text:p>0.0006467215</text:p>
          </table:table-cell>
          <table:table-cell table:formula="of:=[.C628]*[.$G$8]" office:value-type="float" office:value="1920762.72326008">
            <text:p>1920763</text:p>
          </table:table-cell>
          <table:table-cell table:style-name="ce1" table:formula="of:=[.D628]/2" office:value-type="float" office:value="960381.36163004">
            <text:p>960381</text:p>
          </table:table-cell>
          <table:table-cell table:number-columns-repeated="5"/>
        </table:table-row>
        <table:table-row table:style-name="ro1">
          <table:table-cell office:value-type="float" office:value="627">
            <text:p>627</text:p>
          </table:table-cell>
          <table:table-cell table:formula="of:=[.A629]^-0.5" office:value-type="float" office:value="0.0399361531915436">
            <text:p>0.0399361532</text:p>
          </table:table-cell>
          <table:table-cell table:formula="of:=[.B629]/[.$B$1003]" office:value-type="float" office:value="0.000646205523007638">
            <text:p>0.0006462055</text:p>
          </table:table-cell>
          <table:table-cell table:formula="of:=[.C629]*[.$G$8]" office:value-type="float" office:value="1919230.40333268">
            <text:p>1919230</text:p>
          </table:table-cell>
          <table:table-cell table:style-name="ce1" table:formula="of:=[.D629]/2" office:value-type="float" office:value="959615.201666342">
            <text:p>959615</text:p>
          </table:table-cell>
          <table:table-cell table:number-columns-repeated="5"/>
        </table:table-row>
        <table:table-row table:style-name="ro1">
          <table:table-cell office:value-type="float" office:value="628">
            <text:p>628</text:p>
          </table:table-cell>
          <table:table-cell table:formula="of:=[.A630]^-0.5" office:value-type="float" office:value="0.0399043442233811">
            <text:p>0.0399043442</text:p>
          </table:table-cell>
          <table:table-cell table:formula="of:=[.B630]/[.$B$1003]" office:value-type="float" office:value="0.000645690823186421">
            <text:p>0.0006456908</text:p>
          </table:table-cell>
          <table:table-cell table:formula="of:=[.C630]*[.$G$8]" office:value-type="float" office:value="1917701.74486367">
            <text:p>1917702</text:p>
          </table:table-cell>
          <table:table-cell table:style-name="ce1" table:formula="of:=[.D630]/2" office:value-type="float" office:value="958850.872431835">
            <text:p>958851</text:p>
          </table:table-cell>
          <table:table-cell table:number-columns-repeated="5"/>
        </table:table-row>
        <table:table-row table:style-name="ro1">
          <table:table-cell office:value-type="float" office:value="629">
            <text:p>629</text:p>
          </table:table-cell>
          <table:table-cell table:formula="of:=[.A631]^-0.5" office:value-type="float" office:value="0.039872611141445">
            <text:p>0.0398726111</text:p>
          </table:table-cell>
          <table:table-cell table:formula="of:=[.B631]/[.$B$1003]" office:value-type="float" office:value="0.000645177351277627">
            <text:p>0.0006451774</text:p>
          </table:table-cell>
          <table:table-cell table:formula="of:=[.C631]*[.$G$8]" office:value-type="float" office:value="1916176.73329455">
            <text:p>1916177</text:p>
          </table:table-cell>
          <table:table-cell table:style-name="ce1" table:formula="of:=[.D631]/2" office:value-type="float" office:value="958088.366647276">
            <text:p>958088</text:p>
          </table:table-cell>
          <table:table-cell table:number-columns-repeated="5"/>
        </table:table-row>
        <table:table-row table:style-name="ro1">
          <table:table-cell office:value-type="float" office:value="630">
            <text:p>630</text:p>
          </table:table-cell>
          <table:table-cell table:formula="of:=[.A632]^-0.5" office:value-type="float" office:value="0.0398409536444798">
            <text:p>0.0398409536</text:p>
          </table:table-cell>
          <table:table-cell table:formula="of:=[.B632]/[.$B$1003]" office:value-type="float" office:value="0.00064466510240665">
            <text:p>0.0006446651</text:p>
          </table:table-cell>
          <table:table-cell table:formula="of:=[.C632]*[.$G$8]" office:value-type="float" office:value="1914655.35414775">
            <text:p>1914655</text:p>
          </table:table-cell>
          <table:table-cell table:style-name="ce1" table:formula="of:=[.D632]/2" office:value-type="float" office:value="957327.677073875">
            <text:p>957328</text:p>
          </table:table-cell>
          <table:table-cell table:number-columns-repeated="5"/>
        </table:table-row>
        <table:table-row table:style-name="ro1">
          <table:table-cell office:value-type="float" office:value="631">
            <text:p>631</text:p>
          </table:table-cell>
          <table:table-cell table:formula="of:=[.A633]^-0.5" office:value-type="float" office:value="0.0398093714329016">
            <text:p>0.0398093714</text:p>
          </table:table-cell>
          <table:table-cell table:formula="of:=[.B633]/[.$B$1003]" office:value-type="float" office:value="0.000644154071725936">
            <text:p>0.0006441541</text:p>
          </table:table-cell>
          <table:table-cell table:formula="of:=[.C633]*[.$G$8]" office:value-type="float" office:value="1913137.59302603">
            <text:p>1913138</text:p>
          </table:table-cell>
          <table:table-cell table:style-name="ce1" table:formula="of:=[.D633]/2" office:value-type="float" office:value="956568.796513015">
            <text:p>956569</text:p>
          </table:table-cell>
          <table:table-cell table:number-columns-repeated="5"/>
        </table:table-row>
        <table:table-row table:style-name="ro1">
          <table:table-cell office:value-type="float" office:value="632">
            <text:p>632</text:p>
          </table:table-cell>
          <table:table-cell table:formula="of:=[.A634]^-0.5" office:value-type="float" office:value="0.0397778642087865">
            <text:p>0.0397778642</text:p>
          </table:table-cell>
          <table:table-cell table:formula="of:=[.B634]/[.$B$1003]" office:value-type="float" office:value="0.000643644254414784">
            <text:p>0.0006436443</text:p>
          </table:table-cell>
          <table:table-cell table:formula="of:=[.C634]*[.$G$8]" office:value-type="float" office:value="1911623.43561191">
            <text:p>1911623</text:p>
          </table:table-cell>
          <table:table-cell table:style-name="ce1" table:formula="of:=[.D634]/2" office:value-type="float" office:value="955811.717805955">
            <text:p>955812</text:p>
          </table:table-cell>
          <table:table-cell table:number-columns-repeated="5"/>
        </table:table-row>
        <table:table-row table:style-name="ro1">
          <table:table-cell office:value-type="float" office:value="633">
            <text:p>633</text:p>
          </table:table-cell>
          <table:table-cell table:formula="of:=[.A635]^-0.5" office:value-type="float" office:value="0.0397464316758582">
            <text:p>0.0397464317</text:p>
          </table:table-cell>
          <table:table-cell table:formula="of:=[.B635]/[.$B$1003]" office:value-type="float" office:value="0.000643135645679162">
            <text:p>0.0006431356</text:p>
          </table:table-cell>
          <table:table-cell table:formula="of:=[.C635]*[.$G$8]" office:value-type="float" office:value="1910112.86766711">
            <text:p>1910113</text:p>
          </table:table-cell>
          <table:table-cell table:style-name="ce1" table:formula="of:=[.D635]/2" office:value-type="float" office:value="955056.433833555">
            <text:p>955056</text:p>
          </table:table-cell>
          <table:table-cell table:number-columns-repeated="5"/>
        </table:table-row>
        <table:table-row table:style-name="ro1">
          <table:table-cell office:value-type="float" office:value="634">
            <text:p>634</text:p>
          </table:table-cell>
          <table:table-cell table:formula="of:=[.A636]^-0.5" office:value-type="float" office:value="0.0397150735394769">
            <text:p>0.0397150735</text:p>
          </table:table-cell>
          <table:table-cell table:formula="of:=[.B636]/[.$B$1003]" office:value-type="float" office:value="0.00064262824075151">
            <text:p>0.0006426282</text:p>
          </table:table-cell>
          <table:table-cell table:formula="of:=[.C636]*[.$G$8]" office:value-type="float" office:value="1908605.87503198">
            <text:p>1908606</text:p>
          </table:table-cell>
          <table:table-cell table:style-name="ce1" table:formula="of:=[.D636]/2" office:value-type="float" office:value="954302.937515992">
            <text:p>954303</text:p>
          </table:table-cell>
          <table:table-cell table:number-columns-repeated="5"/>
        </table:table-row>
        <table:table-row table:style-name="ro1">
          <table:table-cell office:value-type="float" office:value="635">
            <text:p>635</text:p>
          </table:table-cell>
          <table:table-cell table:formula="of:=[.A637]^-0.5" office:value-type="float" office:value="0.0396837895066272">
            <text:p>0.0396837895</text:p>
          </table:table-cell>
          <table:table-cell table:formula="of:=[.B637]/[.$B$1003]" office:value-type="float" office:value="0.000642122034890559">
            <text:p>0.000642122</text:p>
          </table:table-cell>
          <table:table-cell table:formula="of:=[.C637]*[.$G$8]" office:value-type="float" office:value="1907102.44362496">
            <text:p>1907102</text:p>
          </table:table-cell>
          <table:table-cell table:style-name="ce1" table:formula="of:=[.D637]/2" office:value-type="float" office:value="953551.22181248">
            <text:p>953551</text:p>
          </table:table-cell>
          <table:table-cell table:number-columns-repeated="5"/>
        </table:table-row>
        <table:table-row table:style-name="ro1">
          <table:table-cell office:value-type="float" office:value="636">
            <text:p>636</text:p>
          </table:table-cell>
          <table:table-cell table:formula="of:=[.A638]^-0.5" office:value-type="float" office:value="0.0396525792859072">
            <text:p>0.0396525793</text:p>
          </table:table-cell>
          <table:table-cell table:formula="of:=[.B638]/[.$B$1003]" office:value-type="float" office:value="0.000641617023381142">
            <text:p>0.000641617</text:p>
          </table:table-cell>
          <table:table-cell table:formula="of:=[.C638]*[.$G$8]" office:value-type="float" office:value="1905602.55944199">
            <text:p>1905603</text:p>
          </table:table-cell>
          <table:table-cell table:style-name="ce1" table:formula="of:=[.D638]/2" office:value-type="float" office:value="952801.279720996">
            <text:p>952801</text:p>
          </table:table-cell>
          <table:table-cell table:number-columns-repeated="5"/>
        </table:table-row>
        <table:table-row table:style-name="ro1">
          <table:table-cell office:value-type="float" office:value="637">
            <text:p>637</text:p>
          </table:table-cell>
          <table:table-cell table:formula="of:=[.A639]^-0.5" office:value-type="float" office:value="0.0396214425875164">
            <text:p>0.0396214426</text:p>
          </table:table-cell>
          <table:table-cell table:formula="of:=[.B639]/[.$B$1003]" office:value-type="float" office:value="0.000641113201534008">
            <text:p>0.0006411132</text:p>
          </table:table-cell>
          <table:table-cell table:formula="of:=[.C639]*[.$G$8]" office:value-type="float" office:value="1904106.208556">
            <text:p>1904106</text:p>
          </table:table-cell>
          <table:table-cell table:style-name="ce1" table:formula="of:=[.D639]/2" office:value-type="float" office:value="952053.104278002">
            <text:p>952053</text:p>
          </table:table-cell>
          <table:table-cell table:number-columns-repeated="5"/>
        </table:table-row>
        <table:table-row table:style-name="ro1">
          <table:table-cell office:value-type="float" office:value="638">
            <text:p>638</text:p>
          </table:table-cell>
          <table:table-cell table:formula="of:=[.A640]^-0.5" office:value-type="float" office:value="0.0395903791232448">
            <text:p>0.0395903791</text:p>
          </table:table-cell>
          <table:table-cell table:formula="of:=[.B640]/[.$B$1003]" office:value-type="float" office:value="0.000640610564685643">
            <text:p>0.0006406106</text:p>
          </table:table-cell>
          <table:table-cell table:formula="of:=[.C640]*[.$G$8]" office:value-type="float" office:value="1902613.37711636">
            <text:p>1902613</text:p>
          </table:table-cell>
          <table:table-cell table:style-name="ce1" table:formula="of:=[.D640]/2" office:value-type="float" office:value="951306.688558179">
            <text:p>951307</text:p>
          </table:table-cell>
          <table:table-cell table:number-columns-repeated="5"/>
        </table:table-row>
        <table:table-row table:style-name="ro1">
          <table:table-cell office:value-type="float" office:value="639">
            <text:p>639</text:p>
          </table:table-cell>
          <table:table-cell table:formula="of:=[.A641]^-0.5" office:value-type="float" office:value="0.0395593886064618">
            <text:p>0.0395593886</text:p>
          </table:table-cell>
          <table:table-cell table:formula="of:=[.B641]/[.$B$1003]" office:value-type="float" office:value="0.000640109108198084">
            <text:p>0.0006401091</text:p>
          </table:table-cell>
          <table:table-cell table:formula="of:=[.C641]*[.$G$8]" office:value-type="float" office:value="1901124.05134831">
            <text:p>1901124</text:p>
          </table:table-cell>
          <table:table-cell table:style-name="ce1" table:formula="of:=[.D641]/2" office:value-type="float" office:value="950562.025674154">
            <text:p>950562</text:p>
          </table:table-cell>
          <table:table-cell table:number-columns-repeated="5"/>
        </table:table-row>
        <table:table-row table:style-name="ro1">
          <table:table-cell office:value-type="float" office:value="640">
            <text:p>640</text:p>
          </table:table-cell>
          <table:table-cell table:formula="of:=[.A642]^-0.5" office:value-type="float" office:value="0.0395284707521047">
            <text:p>0.0395284708</text:p>
          </table:table-cell>
          <table:table-cell table:formula="of:=[.B642]/[.$B$1003]" office:value-type="float" office:value="0.000639608827458744">
            <text:p>0.0006396088</text:p>
          </table:table-cell>
          <table:table-cell table:formula="of:=[.C642]*[.$G$8]" office:value-type="float" office:value="1899638.21755247">
            <text:p>1899638</text:p>
          </table:table-cell>
          <table:table-cell table:style-name="ce1" table:formula="of:=[.D642]/2" office:value-type="float" office:value="949819.108776235">
            <text:p>949819</text:p>
          </table:table-cell>
          <table:table-cell table:number-columns-repeated="5"/>
        </table:table-row>
        <table:table-row table:style-name="ro1">
          <table:table-cell office:value-type="float" office:value="641">
            <text:p>641</text:p>
          </table:table-cell>
          <table:table-cell table:formula="of:=[.A643]^-0.5" office:value-type="float" office:value="0.0394976252766682">
            <text:p>0.0394976253</text:p>
          </table:table-cell>
          <table:table-cell table:formula="of:=[.B643]/[.$B$1003]" office:value-type="float" office:value="0.00063910971788023">
            <text:p>0.0006391097</text:p>
          </table:table-cell>
          <table:table-cell table:formula="of:=[.C643]*[.$G$8]" office:value-type="float" office:value="1898155.86210428">
            <text:p>1898156</text:p>
          </table:table-cell>
          <table:table-cell table:style-name="ce1" table:formula="of:=[.D643]/2" office:value-type="float" office:value="949077.931052142">
            <text:p>949078</text:p>
          </table:table-cell>
          <table:table-cell table:number-columns-repeated="5"/>
        </table:table-row>
        <table:table-row table:style-name="ro1">
          <table:table-cell office:value-type="float" office:value="642">
            <text:p>642</text:p>
          </table:table-cell>
          <table:table-cell table:formula="of:=[.A644]^-0.5" office:value-type="float" office:value="0.0394668518981929">
            <text:p>0.0394668519</text:p>
          </table:table-cell>
          <table:table-cell table:formula="of:=[.B644]/[.$B$1003]" office:value-type="float" office:value="0.00063861177490017">
            <text:p>0.0006386118</text:p>
          </table:table-cell>
          <table:table-cell table:formula="of:=[.C644]*[.$G$8]" office:value-type="float" office:value="1896676.9714535">
            <text:p>1896677</text:p>
          </table:table-cell>
          <table:table-cell table:style-name="ce1" table:formula="of:=[.D644]/2" office:value-type="float" office:value="948338.485726752">
            <text:p>948338</text:p>
          </table:table-cell>
          <table:table-cell table:number-columns-repeated="5"/>
        </table:table-row>
        <table:table-row table:style-name="ro1">
          <table:table-cell office:value-type="float" office:value="643">
            <text:p>643</text:p>
          </table:table-cell>
          <table:table-cell table:formula="of:=[.A645]^-0.5" office:value-type="float" office:value="0.039436150336255">
            <text:p>0.0394361503</text:p>
          </table:table-cell>
          <table:table-cell table:formula="of:=[.B645]/[.$B$1003]" office:value-type="float" office:value="0.000638114993981033">
            <text:p>0.000638115</text:p>
          </table:table-cell>
          <table:table-cell table:formula="of:=[.C645]*[.$G$8]" office:value-type="float" office:value="1895201.53212367">
            <text:p>1895202</text:p>
          </table:table-cell>
          <table:table-cell table:style-name="ce1" table:formula="of:=[.D645]/2" office:value-type="float" office:value="947600.766061834">
            <text:p>947601</text:p>
          </table:table-cell>
          <table:table-cell table:number-columns-repeated="5"/>
        </table:table-row>
        <table:table-row table:style-name="ro1">
          <table:table-cell office:value-type="float" office:value="644">
            <text:p>644</text:p>
          </table:table-cell>
          <table:table-cell table:formula="of:=[.A646]^-0.5" office:value-type="float" office:value="0.039405520311955">
            <text:p>0.0394055203</text:p>
          </table:table-cell>
          <table:table-cell table:formula="of:=[.B646]/[.$B$1003]" office:value-type="float" office:value="0.000637619370609961">
            <text:p>0.0006376194</text:p>
          </table:table-cell>
          <table:table-cell table:formula="of:=[.C646]*[.$G$8]" office:value-type="float" office:value="1893729.53071158">
            <text:p>1893730</text:p>
          </table:table-cell>
          <table:table-cell table:style-name="ce1" table:formula="of:=[.D646]/2" office:value-type="float" office:value="946864.765355792">
            <text:p>946865</text:p>
          </table:table-cell>
          <table:table-cell table:number-columns-repeated="5"/>
        </table:table-row>
        <table:table-row table:style-name="ro1">
          <table:table-cell office:value-type="float" office:value="645">
            <text:p>645</text:p>
          </table:table-cell>
          <table:table-cell table:formula="of:=[.A647]^-0.5" office:value-type="float" office:value="0.0393749615479079">
            <text:p>0.0393749615</text:p>
          </table:table-cell>
          <table:table-cell table:formula="of:=[.B647]/[.$B$1003]" office:value-type="float" office:value="0.00063712490029859">
            <text:p>0.0006371249</text:p>
          </table:table-cell>
          <table:table-cell table:formula="of:=[.C647]*[.$G$8]" office:value-type="float" office:value="1892260.95388681">
            <text:p>1892261</text:p>
          </table:table-cell>
          <table:table-cell table:style-name="ce1" table:formula="of:=[.D647]/2" office:value-type="float" office:value="946130.476943407">
            <text:p>946130</text:p>
          </table:table-cell>
          <table:table-cell table:number-columns-repeated="5"/>
        </table:table-row>
        <table:table-row table:style-name="ro1">
          <table:table-cell office:value-type="float" office:value="646">
            <text:p>646</text:p>
          </table:table-cell>
          <table:table-cell table:formula="of:=[.A648]^-0.5" office:value-type="float" office:value="0.0393444737682317">
            <text:p>0.0393444738</text:p>
          </table:table-cell>
          <table:table-cell table:formula="of:=[.B648]/[.$B$1003]" office:value-type="float" office:value="0.000636631578582888">
            <text:p>0.0006366316</text:p>
          </table:table-cell>
          <table:table-cell table:formula="of:=[.C648]*[.$G$8]" office:value-type="float" office:value="1890795.78839118">
            <text:p>1890796</text:p>
          </table:table-cell>
          <table:table-cell table:style-name="ce1" table:formula="of:=[.D648]/2" office:value-type="float" office:value="945397.894195589">
            <text:p>945398</text:p>
          </table:table-cell>
          <table:table-cell table:number-columns-repeated="5"/>
        </table:table-row>
        <table:table-row table:style-name="ro1">
          <table:table-cell office:value-type="float" office:value="647">
            <text:p>647</text:p>
          </table:table-cell>
          <table:table-cell table:formula="of:=[.A649]^-0.5" office:value-type="float" office:value="0.0393140566985376">
            <text:p>0.0393140567</text:p>
          </table:table-cell>
          <table:table-cell table:formula="of:=[.B649]/[.$B$1003]" office:value-type="float" office:value="0.000636139401022977">
            <text:p>0.0006361394</text:p>
          </table:table-cell>
          <table:table-cell table:formula="of:=[.C649]*[.$G$8]" office:value-type="float" office:value="1889334.02103824">
            <text:p>1889334</text:p>
          </table:table-cell>
          <table:table-cell table:style-name="ce1" table:formula="of:=[.D649]/2" office:value-type="float" office:value="944667.010519121">
            <text:p>944667</text:p>
          </table:table-cell>
          <table:table-cell table:number-columns-repeated="5"/>
        </table:table-row>
        <table:table-row table:style-name="ro1">
          <table:table-cell office:value-type="float" office:value="648">
            <text:p>648</text:p>
          </table:table-cell>
          <table:table-cell table:formula="of:=[.A650]^-0.5" office:value-type="float" office:value="0.0392837100659193">
            <text:p>0.0392837101</text:p>
          </table:table-cell>
          <table:table-cell table:formula="of:=[.B650]/[.$B$1003]" office:value-type="float" office:value="0.000635648363202971">
            <text:p>0.0006356484</text:p>
          </table:table-cell>
          <table:table-cell table:formula="of:=[.C650]*[.$G$8]" office:value-type="float" office:value="1887875.63871282">
            <text:p>1887876</text:p>
          </table:table-cell>
          <table:table-cell table:style-name="ce1" table:formula="of:=[.D650]/2" office:value-type="float" office:value="943937.819356412">
            <text:p>943938</text:p>
          </table:table-cell>
          <table:table-cell table:number-columns-repeated="5"/>
        </table:table-row>
        <table:table-row table:style-name="ro1">
          <table:table-cell office:value-type="float" office:value="649">
            <text:p>649</text:p>
          </table:table-cell>
          <table:table-cell table:formula="of:=[.A651]^-0.5" office:value-type="float" office:value="0.039253433598943">
            <text:p>0.0392534336</text:p>
          </table:table-cell>
          <table:table-cell table:formula="of:=[.B651]/[.$B$1003]" office:value-type="float" office:value="0.000635158460730807">
            <text:p>0.0006351585</text:p>
          </table:table-cell>
          <table:table-cell table:formula="of:=[.C651]*[.$G$8]" office:value-type="float" office:value="1886420.6283705">
            <text:p>1886421</text:p>
          </table:table-cell>
          <table:table-cell table:style-name="ce1" table:formula="of:=[.D651]/2" office:value-type="float" office:value="943210.314185249">
            <text:p>943210</text:p>
          </table:table-cell>
          <table:table-cell table:number-columns-repeated="5"/>
        </table:table-row>
        <table:table-row table:style-name="ro1">
          <table:table-cell office:value-type="float" office:value="650">
            <text:p>650</text:p>
          </table:table-cell>
          <table:table-cell table:formula="of:=[.A652]^-0.5" office:value-type="float" office:value="0.0392232270276368">
            <text:p>0.039223227</text:p>
          </table:table-cell>
          <table:table-cell table:formula="of:=[.B652]/[.$B$1003]" office:value-type="float" office:value="0.000634669689238081">
            <text:p>0.0006346697</text:p>
          </table:table-cell>
          <table:table-cell table:formula="of:=[.C652]*[.$G$8]" office:value-type="float" office:value="1884968.9770371">
            <text:p>1884969</text:p>
          </table:table-cell>
          <table:table-cell table:style-name="ce1" table:formula="of:=[.D652]/2" office:value-type="float" office:value="942484.48851855">
            <text:p>942484</text:p>
          </table:table-cell>
          <table:table-cell table:number-columns-repeated="5"/>
        </table:table-row>
        <table:table-row table:style-name="ro1">
          <table:table-cell office:value-type="float" office:value="651">
            <text:p>651</text:p>
          </table:table-cell>
          <table:table-cell table:formula="of:=[.A653]^-0.5" office:value-type="float" office:value="0.039193090083481">
            <text:p>0.0391930901</text:p>
          </table:table-cell>
          <table:table-cell table:formula="of:=[.B653]/[.$B$1003]" office:value-type="float" office:value="0.000634182044379883">
            <text:p>0.000634182</text:p>
          </table:table-cell>
          <table:table-cell table:formula="of:=[.C653]*[.$G$8]" office:value-type="float" office:value="1883520.67180825">
            <text:p>1883521</text:p>
          </table:table-cell>
          <table:table-cell table:style-name="ce1" table:formula="of:=[.D653]/2" office:value-type="float" office:value="941760.335904127">
            <text:p>941760</text:p>
          </table:table-cell>
          <table:table-cell table:number-columns-repeated="5"/>
        </table:table-row>
        <table:table-row table:style-name="ro1">
          <table:table-cell office:value-type="float" office:value="652">
            <text:p>652</text:p>
          </table:table-cell>
          <table:table-cell table:formula="of:=[.A654]^-0.5" office:value-type="float" office:value="0.0391630224993979">
            <text:p>0.0391630225</text:p>
          </table:table-cell>
          <table:table-cell table:formula="of:=[.B654]/[.$B$1003]" office:value-type="float" office:value="0.000633695521834639">
            <text:p>0.0006336955</text:p>
          </table:table-cell>
          <table:table-cell table:formula="of:=[.C654]*[.$G$8]" office:value-type="float" office:value="1882075.69984888">
            <text:p>1882076</text:p>
          </table:table-cell>
          <table:table-cell table:style-name="ce1" table:formula="of:=[.D654]/2" office:value-type="float" office:value="941037.849924439">
            <text:p>941038</text:p>
          </table:table-cell>
          <table:table-cell table:number-columns-repeated="5"/>
        </table:table-row>
        <table:table-row table:style-name="ro1">
          <table:table-cell office:value-type="float" office:value="653">
            <text:p>653</text:p>
          </table:table-cell>
          <table:table-cell table:formula="of:=[.A655]^-0.5" office:value-type="float" office:value="0.0391330240097416">
            <text:p>0.039133024</text:p>
          </table:table-cell>
          <table:table-cell table:formula="of:=[.B655]/[.$B$1003]" office:value-type="float" office:value="0.000633210117303942">
            <text:p>0.0006332101</text:p>
          </table:table-cell>
          <table:table-cell table:formula="of:=[.C655]*[.$G$8]" office:value-type="float" office:value="1880634.04839271">
            <text:p>1880634</text:p>
          </table:table-cell>
          <table:table-cell table:style-name="ce1" table:formula="of:=[.D655]/2" office:value-type="float" office:value="940317.024196354">
            <text:p>940317</text:p>
          </table:table-cell>
          <table:table-cell table:number-columns-repeated="5"/>
        </table:table-row>
        <table:table-row table:style-name="ro1">
          <table:table-cell office:value-type="float" office:value="654">
            <text:p>654</text:p>
          </table:table-cell>
          <table:table-cell table:formula="of:=[.A656]^-0.5" office:value-type="float" office:value="0.0391030943502888">
            <text:p>0.0391030944</text:p>
          </table:table-cell>
          <table:table-cell table:formula="of:=[.B656]/[.$B$1003]" office:value-type="float" office:value="0.000632725826512403">
            <text:p>0.0006327258</text:p>
          </table:table-cell>
          <table:table-cell table:formula="of:=[.C656]*[.$G$8]" office:value-type="float" office:value="1879195.70474184">
            <text:p>1879196</text:p>
          </table:table-cell>
          <table:table-cell table:style-name="ce1" table:formula="of:=[.D656]/2" office:value-type="float" office:value="939597.852370918">
            <text:p>939598</text:p>
          </table:table-cell>
          <table:table-cell table:number-columns-repeated="5"/>
        </table:table-row>
        <table:table-row table:style-name="ro1">
          <table:table-cell office:value-type="float" office:value="655">
            <text:p>655</text:p>
          </table:table-cell>
          <table:table-cell table:formula="of:=[.A657]^-0.5" office:value-type="float" office:value="0.0390732332582282">
            <text:p>0.0390732333</text:p>
          </table:table-cell>
          <table:table-cell table:formula="of:=[.B657]/[.$B$1003]" office:value-type="float" office:value="0.000632242645207483">
            <text:p>0.0006322426</text:p>
          </table:table-cell>
          <table:table-cell table:formula="of:=[.C657]*[.$G$8]" office:value-type="float" office:value="1877760.65626622">
            <text:p>1877761</text:p>
          </table:table-cell>
          <table:table-cell table:style-name="ce1" table:formula="of:=[.D657]/2" office:value-type="float" office:value="938880.328133112">
            <text:p>938880</text:p>
          </table:table-cell>
          <table:table-cell table:number-columns-repeated="5"/>
        </table:table-row>
        <table:table-row table:style-name="ro1">
          <table:table-cell office:value-type="float" office:value="656">
            <text:p>656</text:p>
          </table:table-cell>
          <table:table-cell table:formula="of:=[.A658]^-0.5" office:value-type="float" office:value="0.0390434404721515">
            <text:p>0.0390434405</text:p>
          </table:table-cell>
          <table:table-cell table:formula="of:=[.B658]/[.$B$1003]" office:value-type="float" office:value="0.000631760569159342">
            <text:p>0.0006317606</text:p>
          </table:table-cell>
          <table:table-cell table:formula="of:=[.C658]*[.$G$8]" office:value-type="float" office:value="1876328.89040325">
            <text:p>1876329</text:p>
          </table:table-cell>
          <table:table-cell table:style-name="ce1" table:formula="of:=[.D658]/2" office:value-type="float" office:value="938164.445201623">
            <text:p>938164</text:p>
          </table:table-cell>
          <table:table-cell table:number-columns-repeated="5"/>
        </table:table-row>
        <table:table-row table:style-name="ro1">
          <table:table-cell office:value-type="float" office:value="657">
            <text:p>657</text:p>
          </table:table-cell>
          <table:table-cell table:formula="of:=[.A659]^-0.5" office:value-type="float" office:value="0.0390137157320435">
            <text:p>0.0390137157</text:p>
          </table:table-cell>
          <table:table-cell table:formula="of:=[.B659]/[.$B$1003]" office:value-type="float" office:value="0.000631279594160683">
            <text:p>0.0006312796</text:p>
          </table:table-cell>
          <table:table-cell table:formula="of:=[.C659]*[.$G$8]" office:value-type="float" office:value="1874900.39465723">
            <text:p>1874900</text:p>
          </table:table-cell>
          <table:table-cell table:style-name="ce1" table:formula="of:=[.D659]/2" office:value-type="float" office:value="937450.197328614">
            <text:p>937450</text:p>
          </table:table-cell>
          <table:table-cell table:number-columns-repeated="5"/>
        </table:table-row>
        <table:table-row table:style-name="ro1">
          <table:table-cell office:value-type="float" office:value="658">
            <text:p>658</text:p>
          </table:table-cell>
          <table:table-cell table:formula="of:=[.A660]^-0.5" office:value-type="float" office:value="0.0389840587792725">
            <text:p>0.0389840588</text:p>
          </table:table-cell>
          <table:table-cell table:formula="of:=[.B660]/[.$B$1003]" office:value-type="float" office:value="0.000630799716026595">
            <text:p>0.0006307997</text:p>
          </table:table-cell>
          <table:table-cell table:formula="of:=[.C660]*[.$G$8]" office:value-type="float" office:value="1873475.15659899">
            <text:p>1873475</text:p>
          </table:table-cell>
          <table:table-cell table:style-name="ce1" table:formula="of:=[.D660]/2" office:value-type="float" office:value="936737.578299494">
            <text:p>936738</text:p>
          </table:table-cell>
          <table:table-cell table:number-columns-repeated="5"/>
        </table:table-row>
        <table:table-row table:style-name="ro1">
          <table:table-cell office:value-type="float" office:value="659">
            <text:p>659</text:p>
          </table:table-cell>
          <table:table-cell table:formula="of:=[.A661]^-0.5" office:value-type="float" office:value="0.038954469356581">
            <text:p>0.0389544694</text:p>
          </table:table-cell>
          <table:table-cell table:formula="of:=[.B661]/[.$B$1003]" office:value-type="float" office:value="0.000630320930594404">
            <text:p>0.0006303209</text:p>
          </table:table-cell>
          <table:table-cell table:formula="of:=[.C661]*[.$G$8]" office:value-type="float" office:value="1872053.16386538">
            <text:p>1872053</text:p>
          </table:table-cell>
          <table:table-cell table:style-name="ce1" table:formula="of:=[.D661]/2" office:value-type="float" office:value="936026.581932689">
            <text:p>936027</text:p>
          </table:table-cell>
          <table:table-cell table:number-columns-repeated="5"/>
        </table:table-row>
        <table:table-row table:style-name="ro1">
          <table:table-cell office:value-type="float" office:value="660">
            <text:p>660</text:p>
          </table:table-cell>
          <table:table-cell table:formula="of:=[.A662]^-0.5" office:value-type="float" office:value="0.0389249472080761">
            <text:p>0.0389249472</text:p>
          </table:table-cell>
          <table:table-cell table:formula="of:=[.B662]/[.$B$1003]" office:value-type="float" office:value="0.000629843233723516">
            <text:p>0.0006298432</text:p>
          </table:table-cell>
          <table:table-cell table:formula="of:=[.C662]*[.$G$8]" office:value-type="float" office:value="1870634.40415884">
            <text:p>1870634</text:p>
          </table:table-cell>
          <table:table-cell table:style-name="ce1" table:formula="of:=[.D662]/2" office:value-type="float" office:value="935317.202079422">
            <text:p>935317</text:p>
          </table:table-cell>
          <table:table-cell table:number-columns-repeated="5"/>
        </table:table-row>
        <table:table-row table:style-name="ro1">
          <table:table-cell office:value-type="float" office:value="661">
            <text:p>661</text:p>
          </table:table-cell>
          <table:table-cell table:formula="of:=[.A663]^-0.5" office:value-type="float" office:value="0.0388954920792207">
            <text:p>0.0388954921</text:p>
          </table:table-cell>
          <table:table-cell table:formula="of:=[.B663]/[.$B$1003]" office:value-type="float" office:value="0.000629366621295274">
            <text:p>0.0006293666</text:p>
          </table:table-cell>
          <table:table-cell table:formula="of:=[.C663]*[.$G$8]" office:value-type="float" office:value="1869218.86524696">
            <text:p>1869219</text:p>
          </table:table-cell>
          <table:table-cell table:style-name="ce1" table:formula="of:=[.D663]/2" office:value-type="float" office:value="934609.432623481">
            <text:p>934609</text:p>
          </table:table-cell>
          <table:table-cell table:number-columns-repeated="5"/>
        </table:table-row>
        <table:table-row table:style-name="ro1">
          <table:table-cell office:value-type="float" office:value="662">
            <text:p>662</text:p>
          </table:table-cell>
          <table:table-cell table:formula="of:=[.A664]^-0.5" office:value-type="float" office:value="0.0388661037168236">
            <text:p>0.0388661037</text:p>
          </table:table-cell>
          <table:table-cell table:formula="of:=[.B664]/[.$B$1003]" office:value-type="float" office:value="0.0006288910892128">
            <text:p>0.0006288911</text:p>
          </table:table-cell>
          <table:table-cell table:formula="of:=[.C664]*[.$G$8]" office:value-type="float" office:value="1867806.53496202">
            <text:p>1867807</text:p>
          </table:table-cell>
          <table:table-cell table:style-name="ce1" table:formula="of:=[.D664]/2" office:value-type="float" office:value="933903.267481008">
            <text:p>933903</text:p>
          </table:table-cell>
          <table:table-cell table:number-columns-repeated="5"/>
        </table:table-row>
        <table:table-row table:style-name="ro1">
          <table:table-cell office:value-type="float" office:value="663">
            <text:p>663</text:p>
          </table:table-cell>
          <table:table-cell table:formula="of:=[.A665]^-0.5" office:value-type="float" office:value="0.0388367818690309">
            <text:p>0.0388367819</text:p>
          </table:table-cell>
          <table:table-cell table:formula="of:=[.B665]/[.$B$1003]" office:value-type="float" office:value="0.000628416633400855">
            <text:p>0.0006284166</text:p>
          </table:table-cell>
          <table:table-cell table:formula="of:=[.C665]*[.$G$8]" office:value-type="float" office:value="1866397.40120054">
            <text:p>1866397</text:p>
          </table:table-cell>
          <table:table-cell table:style-name="ce1" table:formula="of:=[.D665]/2" office:value-type="float" office:value="933198.70060027">
            <text:p>933199</text:p>
          </table:table-cell>
          <table:table-cell table:number-columns-repeated="5"/>
        </table:table-row>
        <table:table-row table:style-name="ro1">
          <table:table-cell office:value-type="float" office:value="664">
            <text:p>664</text:p>
          </table:table-cell>
          <table:table-cell table:formula="of:=[.A666]^-0.5" office:value-type="float" office:value="0.0388075262853166">
            <text:p>0.0388075263</text:p>
          </table:table-cell>
          <table:table-cell table:formula="of:=[.B666]/[.$B$1003]" office:value-type="float" office:value="0.000627943249805688">
            <text:p>0.0006279432</text:p>
          </table:table-cell>
          <table:table-cell table:formula="of:=[.C666]*[.$G$8]" office:value-type="float" office:value="1864991.45192289">
            <text:p>1864991</text:p>
          </table:table-cell>
          <table:table-cell table:style-name="ce1" table:formula="of:=[.D666]/2" office:value-type="float" office:value="932495.725961447">
            <text:p>932496</text:p>
          </table:table-cell>
          <table:table-cell table:number-columns-repeated="5"/>
        </table:table-row>
        <table:table-row table:style-name="ro1">
          <table:table-cell office:value-type="float" office:value="665">
            <text:p>665</text:p>
          </table:table-cell>
          <table:table-cell table:formula="of:=[.A667]^-0.5" office:value-type="float" office:value="0.0387783367164741">
            <text:p>0.0387783367</text:p>
          </table:table-cell>
          <table:table-cell table:formula="of:=[.B667]/[.$B$1003]" office:value-type="float" office:value="0.000627470934394892">
            <text:p>0.0006274709</text:p>
          </table:table-cell>
          <table:table-cell table:formula="of:=[.C667]*[.$G$8]" office:value-type="float" office:value="1863588.67515283">
            <text:p>1863589</text:p>
          </table:table-cell>
          <table:table-cell table:style-name="ce1" table:formula="of:=[.D667]/2" office:value-type="float" office:value="931794.337576415">
            <text:p>931794</text:p>
          </table:table-cell>
          <table:table-cell table:number-columns-repeated="5"/>
        </table:table-row>
        <table:table-row table:style-name="ro1">
          <table:table-cell office:value-type="float" office:value="666">
            <text:p>666</text:p>
          </table:table-cell>
          <table:table-cell table:formula="of:=[.A668]^-0.5" office:value-type="float" office:value="0.0387492129146064">
            <text:p>0.0387492129</text:p>
          </table:table-cell>
          <table:table-cell table:formula="of:=[.B668]/[.$B$1003]" office:value-type="float" office:value="0.000626999683157258">
            <text:p>0.0006269997</text:p>
          </table:table-cell>
          <table:table-cell table:formula="of:=[.C668]*[.$G$8]" office:value-type="float" office:value="1862189.05897706">
            <text:p>1862189</text:p>
          </table:table-cell>
          <table:table-cell table:style-name="ce1" table:formula="of:=[.D668]/2" office:value-type="float" office:value="931094.529488528">
            <text:p>931095</text:p>
          </table:table-cell>
          <table:table-cell table:number-columns-repeated="5"/>
        </table:table-row>
        <table:table-row table:style-name="ro1">
          <table:table-cell office:value-type="float" office:value="667">
            <text:p>667</text:p>
          </table:table-cell>
          <table:table-cell table:formula="of:=[.A669]^-0.5" office:value-type="float" office:value="0.0387201546331183">
            <text:p>0.0387201546</text:p>
          </table:table-cell>
          <table:table-cell table:formula="of:=[.B669]/[.$B$1003]" office:value-type="float" office:value="0.000626529492102635">
            <text:p>0.0006265295</text:p>
          </table:table-cell>
          <table:table-cell table:formula="of:=[.C669]*[.$G$8]" office:value-type="float" office:value="1860792.59154483">
            <text:p>1860793</text:p>
          </table:table-cell>
          <table:table-cell table:style-name="ce1" table:formula="of:=[.D669]/2" office:value-type="float" office:value="930396.295772413">
            <text:p>930396</text:p>
          </table:table-cell>
          <table:table-cell table:number-columns-repeated="5"/>
        </table:table-row>
        <table:table-row table:style-name="ro1">
          <table:table-cell office:value-type="float" office:value="668">
            <text:p>668</text:p>
          </table:table-cell>
          <table:table-cell table:formula="of:=[.A670]^-0.5" office:value-type="float" office:value="0.0386911616267068">
            <text:p>0.0386911616</text:p>
          </table:table-cell>
          <table:table-cell table:formula="of:=[.B670]/[.$B$1003]" office:value-type="float" office:value="0.000626060357261785">
            <text:p>0.0006260604</text:p>
          </table:table-cell>
          <table:table-cell table:formula="of:=[.C670]*[.$G$8]" office:value-type="float" office:value="1859399.2610675">
            <text:p>1859399</text:p>
          </table:table-cell>
          <table:table-cell table:style-name="ce1" table:formula="of:=[.D670]/2" office:value-type="float" office:value="929699.63053375">
            <text:p>929700</text:p>
          </table:table-cell>
          <table:table-cell table:number-columns-repeated="5"/>
        </table:table-row>
        <table:table-row table:style-name="ro1">
          <table:table-cell office:value-type="float" office:value="669">
            <text:p>669</text:p>
          </table:table-cell>
          <table:table-cell table:formula="of:=[.A671]^-0.5" office:value-type="float" office:value="0.038662233651353">
            <text:p>0.0386622337</text:p>
          </table:table-cell>
          <table:table-cell table:formula="of:=[.B671]/[.$B$1003]" office:value-type="float" office:value="0.000625592274686243">
            <text:p>0.0006255923</text:p>
          </table:table-cell>
          <table:table-cell table:formula="of:=[.C671]*[.$G$8]" office:value-type="float" office:value="1858009.05581814">
            <text:p>1858009</text:p>
          </table:table-cell>
          <table:table-cell table:style-name="ce1" table:formula="of:=[.D671]/2" office:value-type="float" office:value="929004.527909071">
            <text:p>929005</text:p>
          </table:table-cell>
          <table:table-cell table:number-columns-repeated="5"/>
        </table:table-row>
        <table:table-row table:style-name="ro1">
          <table:table-cell office:value-type="float" office:value="670">
            <text:p>670</text:p>
          </table:table-cell>
          <table:table-cell table:formula="of:=[.A672]^-0.5" office:value-type="float" office:value="0.0386333704643128">
            <text:p>0.0386333705</text:p>
          </table:table-cell>
          <table:table-cell table:formula="of:=[.B672]/[.$B$1003]" office:value-type="float" office:value="0.000625125240448181">
            <text:p>0.0006251252</text:p>
          </table:table-cell>
          <table:table-cell table:formula="of:=[.C672]*[.$G$8]" office:value-type="float" office:value="1856621.9641311">
            <text:p>1856622</text:p>
          </table:table-cell>
          <table:table-cell table:style-name="ce1" table:formula="of:=[.D672]/2" office:value-type="float" office:value="928310.982065549">
            <text:p>928311</text:p>
          </table:table-cell>
          <table:table-cell table:number-columns-repeated="5"/>
        </table:table-row>
        <table:table-row table:style-name="ro1">
          <table:table-cell office:value-type="float" office:value="671">
            <text:p>671</text:p>
          </table:table-cell>
          <table:table-cell table:formula="of:=[.A673]^-0.5" office:value-type="float" office:value="0.0386045718241091">
            <text:p>0.0386045718</text:p>
          </table:table-cell>
          <table:table-cell table:formula="of:=[.B673]/[.$B$1003]" office:value-type="float" office:value="0.000624659250640263">
            <text:p>0.0006246593</text:p>
          </table:table-cell>
          <table:table-cell table:formula="of:=[.C673]*[.$G$8]" office:value-type="float" office:value="1855237.97440158">
            <text:p>1855238</text:p>
          </table:table-cell>
          <table:table-cell table:style-name="ce1" table:formula="of:=[.D673]/2" office:value-type="float" office:value="927618.987200791">
            <text:p>927619</text:p>
          </table:table-cell>
          <table:table-cell table:number-columns-repeated="5"/>
        </table:table-row>
        <table:table-row table:style-name="ro1">
          <table:table-cell office:value-type="float" office:value="672">
            <text:p>672</text:p>
          </table:table-cell>
          <table:table-cell table:formula="of:=[.A674]^-0.5" office:value-type="float" office:value="0.038575837490523">
            <text:p>0.0385758375</text:p>
          </table:table-cell>
          <table:table-cell table:formula="of:=[.B674]/[.$B$1003]" office:value-type="float" office:value="0.000624194301375514">
            <text:p>0.0006241943</text:p>
          </table:table-cell>
          <table:table-cell table:formula="of:=[.C674]*[.$G$8]" office:value-type="float" office:value="1853857.07508528">
            <text:p>1853857</text:p>
          </table:table-cell>
          <table:table-cell table:style-name="ce1" table:formula="of:=[.D674]/2" office:value-type="float" office:value="926928.537542638">
            <text:p>926929</text:p>
          </table:table-cell>
          <table:table-cell table:number-columns-repeated="5"/>
        </table:table-row>
        <table:table-row table:style-name="ro1">
          <table:table-cell office:value-type="float" office:value="673">
            <text:p>673</text:p>
          </table:table-cell>
          <table:table-cell table:formula="of:=[.A675]^-0.5" office:value-type="float" office:value="0.038547167224585">
            <text:p>0.0385471672</text:p>
          </table:table-cell>
          <table:table-cell table:formula="of:=[.B675]/[.$B$1003]" office:value-type="float" office:value="0.000623730388787179">
            <text:p>0.0006237304</text:p>
          </table:table-cell>
          <table:table-cell table:formula="of:=[.C675]*[.$G$8]" office:value-type="float" office:value="1852479.25469792">
            <text:p>1852479</text:p>
          </table:table-cell>
          <table:table-cell table:style-name="ce1" table:formula="of:=[.D675]/2" office:value-type="float" office:value="926239.62734896">
            <text:p>926240</text:p>
          </table:table-cell>
          <table:table-cell table:number-columns-repeated="5"/>
        </table:table-row>
        <table:table-row table:style-name="ro1">
          <table:table-cell office:value-type="float" office:value="674">
            <text:p>674</text:p>
          </table:table-cell>
          <table:table-cell table:formula="of:=[.A676]^-0.5" office:value-type="float" office:value="0.0385185607885673">
            <text:p>0.0385185608</text:p>
          </table:table-cell>
          <table:table-cell table:formula="of:=[.B676]/[.$B$1003]" office:value-type="float" office:value="0.000623267509028591">
            <text:p>0.0006232675</text:p>
          </table:table-cell>
          <table:table-cell table:formula="of:=[.C676]*[.$G$8]" office:value-type="float" office:value="1851104.50181492">
            <text:p>1851105</text:p>
          </table:table-cell>
          <table:table-cell table:style-name="ce1" table:formula="of:=[.D676]/2" office:value-type="float" office:value="925552.250907458">
            <text:p>925552</text:p>
          </table:table-cell>
          <table:table-cell table:number-columns-repeated="5"/>
        </table:table-row>
        <table:table-row table:style-name="ro1">
          <table:table-cell office:value-type="float" office:value="675">
            <text:p>675</text:p>
          </table:table-cell>
          <table:table-cell table:formula="of:=[.A677]^-0.5" office:value-type="float" office:value="0.038490017945975">
            <text:p>0.0384900179</text:p>
          </table:table-cell>
          <table:table-cell table:formula="of:=[.B677]/[.$B$1003]" office:value-type="float" office:value="0.000622805658273037">
            <text:p>0.0006228057</text:p>
          </table:table-cell>
          <table:table-cell table:formula="of:=[.C677]*[.$G$8]" office:value-type="float" office:value="1849732.80507092">
            <text:p>1849733</text:p>
          </table:table-cell>
          <table:table-cell table:style-name="ce1" table:formula="of:=[.D677]/2" office:value-type="float" office:value="924866.402535461">
            <text:p>924866</text:p>
          </table:table-cell>
          <table:table-cell table:number-columns-repeated="5"/>
        </table:table-row>
        <table:table-row table:style-name="ro1">
          <table:table-cell office:value-type="float" office:value="676">
            <text:p>676</text:p>
          </table:table-cell>
          <table:table-cell table:formula="of:=[.A678]^-0.5" office:value-type="float" office:value="0.0384615384615385">
            <text:p>0.0384615385</text:p>
          </table:table-cell>
          <table:table-cell table:formula="of:=[.B678]/[.$B$1003]" office:value-type="float" office:value="0.000622344832713624">
            <text:p>0.0006223448</text:p>
          </table:table-cell>
          <table:table-cell table:formula="of:=[.C678]*[.$G$8]" office:value-type="float" office:value="1848364.15315946">
            <text:p>1848364</text:p>
          </table:table-cell>
          <table:table-cell table:style-name="ce1" table:formula="of:=[.D678]/2" office:value-type="float" office:value="924182.076579731">
            <text:p>924182</text:p>
          </table:table-cell>
          <table:table-cell table:number-columns-repeated="5"/>
        </table:table-row>
        <table:table-row table:style-name="ro1">
          <table:table-cell office:value-type="float" office:value="677">
            <text:p>677</text:p>
          </table:table-cell>
          <table:table-cell table:formula="of:=[.A679]^-0.5" office:value-type="float" office:value="0.0384331221012044">
            <text:p>0.0384331221</text:p>
          </table:table-cell>
          <table:table-cell table:formula="of:=[.B679]/[.$B$1003]" office:value-type="float" office:value="0.000621885028563144">
            <text:p>0.000621885</text:p>
          </table:table-cell>
          <table:table-cell table:formula="of:=[.C679]*[.$G$8]" office:value-type="float" office:value="1846998.53483254">
            <text:p>1846999</text:p>
          </table:table-cell>
          <table:table-cell table:style-name="ce1" table:formula="of:=[.D679]/2" office:value-type="float" office:value="923499.267416269">
            <text:p>923499</text:p>
          </table:table-cell>
          <table:table-cell table:number-columns-repeated="5"/>
        </table:table-row>
        <table:table-row table:style-name="ro1">
          <table:table-cell office:value-type="float" office:value="678">
            <text:p>678</text:p>
          </table:table-cell>
          <table:table-cell table:formula="of:=[.A680]^-0.5" office:value-type="float" office:value="0.0384047686321284">
            <text:p>0.0384047686</text:p>
          </table:table-cell>
          <table:table-cell table:formula="of:=[.B680]/[.$B$1003]" office:value-type="float" office:value="0.000621426242053952">
            <text:p>0.0006214262</text:p>
          </table:table-cell>
          <table:table-cell table:formula="of:=[.C680]*[.$G$8]" office:value-type="float" office:value="1845635.93890024">
            <text:p>1845636</text:p>
          </table:table-cell>
          <table:table-cell table:style-name="ce1" table:formula="of:=[.D680]/2" office:value-type="float" office:value="922817.969450119">
            <text:p>922818</text:p>
          </table:table-cell>
          <table:table-cell table:number-columns-repeated="5"/>
        </table:table-row>
        <table:table-row table:style-name="ro1">
          <table:table-cell office:value-type="float" office:value="679">
            <text:p>679</text:p>
          </table:table-cell>
          <table:table-cell table:formula="of:=[.A681]^-0.5" office:value-type="float" office:value="0.0383764778226668">
            <text:p>0.0383764778</text:p>
          </table:table-cell>
          <table:table-cell table:formula="of:=[.B681]/[.$B$1003]" office:value-type="float" office:value="0.000620968469437827">
            <text:p>0.0006209685</text:p>
          </table:table-cell>
          <table:table-cell table:formula="of:=[.C681]*[.$G$8]" office:value-type="float" office:value="1844276.35423035">
            <text:p>1844276</text:p>
          </table:table-cell>
          <table:table-cell table:style-name="ce1" table:formula="of:=[.D681]/2" office:value-type="float" office:value="922138.177115174">
            <text:p>922138</text:p>
          </table:table-cell>
          <table:table-cell table:number-columns-repeated="5"/>
        </table:table-row>
        <table:table-row table:style-name="ro1">
          <table:table-cell office:value-type="float" office:value="680">
            <text:p>680</text:p>
          </table:table-cell>
          <table:table-cell table:formula="of:=[.A682]^-0.5" office:value-type="float" office:value="0.0383482494423685">
            <text:p>0.0383482494</text:p>
          </table:table-cell>
          <table:table-cell table:formula="of:=[.B682]/[.$B$1003]" office:value-type="float" office:value="0.00062051170698585">
            <text:p>0.0006205117</text:p>
          </table:table-cell>
          <table:table-cell table:formula="of:=[.C682]*[.$G$8]" office:value-type="float" office:value="1842919.76974797">
            <text:p>1842920</text:p>
          </table:table-cell>
          <table:table-cell table:style-name="ce1" table:formula="of:=[.D682]/2" office:value-type="float" office:value="921459.884873987">
            <text:p>921460</text:p>
          </table:table-cell>
          <table:table-cell table:number-columns-repeated="5"/>
        </table:table-row>
        <table:table-row table:style-name="ro1">
          <table:table-cell office:value-type="float" office:value="681">
            <text:p>681</text:p>
          </table:table-cell>
          <table:table-cell table:formula="of:=[.A683]^-0.5" office:value-type="float" office:value="0.0383200832619674">
            <text:p>0.0383200833</text:p>
          </table:table-cell>
          <table:table-cell table:formula="of:=[.B683]/[.$B$1003]" office:value-type="float" office:value="0.000620055950988271">
            <text:p>0.000620056</text:p>
          </table:table-cell>
          <table:table-cell table:formula="of:=[.C683]*[.$G$8]" office:value-type="float" office:value="1841566.17443517">
            <text:p>1841566</text:p>
          </table:table-cell>
          <table:table-cell table:style-name="ce1" table:formula="of:=[.D683]/2" office:value-type="float" office:value="920783.087217583">
            <text:p>920783</text:p>
          </table:table-cell>
          <table:table-cell table:number-columns-repeated="5"/>
        </table:table-row>
        <table:table-row table:style-name="ro1">
          <table:table-cell office:value-type="float" office:value="682">
            <text:p>682</text:p>
          </table:table-cell>
          <table:table-cell table:formula="of:=[.A684]^-0.5" office:value-type="float" office:value="0.0382919790533742">
            <text:p>0.0382919791</text:p>
          </table:table-cell>
          <table:table-cell table:formula="of:=[.B684]/[.$B$1003]" office:value-type="float" office:value="0.000619601197754389">
            <text:p>0.0006196012</text:p>
          </table:table-cell>
          <table:table-cell table:formula="of:=[.C684]*[.$G$8]" office:value-type="float" office:value="1840215.55733054">
            <text:p>1840216</text:p>
          </table:table-cell>
          <table:table-cell table:style-name="ce1" table:formula="of:=[.D684]/2" office:value-type="float" office:value="920107.778665268">
            <text:p>920108</text:p>
          </table:table-cell>
          <table:table-cell table:number-columns-repeated="5"/>
        </table:table-row>
        <table:table-row table:style-name="ro1">
          <table:table-cell office:value-type="float" office:value="683">
            <text:p>683</text:p>
          </table:table-cell>
          <table:table-cell table:formula="of:=[.A685]^-0.5" office:value-type="float" office:value="0.038263936589669">
            <text:p>0.0382639366</text:p>
          </table:table-cell>
          <table:table-cell table:formula="of:=[.B685]/[.$B$1003]" office:value-type="float" office:value="0.000619147443612419">
            <text:p>0.0006191474</text:p>
          </table:table-cell>
          <table:table-cell table:formula="of:=[.C685]*[.$G$8]" office:value-type="float" office:value="1838867.90752889">
            <text:p>1838868</text:p>
          </table:table-cell>
          <table:table-cell table:style-name="ce1" table:formula="of:=[.D685]/2" office:value-type="float" office:value="919433.953764443">
            <text:p>919434</text:p>
          </table:table-cell>
          <table:table-cell table:number-columns-repeated="5"/>
        </table:table-row>
        <table:table-row table:style-name="ro1">
          <table:table-cell office:value-type="float" office:value="684">
            <text:p>684</text:p>
          </table:table-cell>
          <table:table-cell table:formula="of:=[.A686]^-0.5" office:value-type="float" office:value="0.0382359556450936">
            <text:p>0.0382359556</text:p>
          </table:table-cell>
          <table:table-cell table:formula="of:=[.B686]/[.$B$1003]" office:value-type="float" office:value="0.000618694684909374">
            <text:p>0.0006186947</text:p>
          </table:table-cell>
          <table:table-cell table:formula="of:=[.C686]*[.$G$8]" office:value-type="float" office:value="1837523.21418084">
            <text:p>1837523</text:p>
          </table:table-cell>
          <table:table-cell table:style-name="ce1" table:formula="of:=[.D686]/2" office:value-type="float" office:value="918761.607090421">
            <text:p>918762</text:p>
          </table:table-cell>
          <table:table-cell table:number-columns-repeated="5"/>
        </table:table-row>
        <table:table-row table:style-name="ro1">
          <table:table-cell office:value-type="float" office:value="685">
            <text:p>685</text:p>
          </table:table-cell>
          <table:table-cell table:formula="of:=[.A687]^-0.5" office:value-type="float" office:value="0.0382080359950435">
            <text:p>0.038208036</text:p>
          </table:table-cell>
          <table:table-cell table:formula="of:=[.B687]/[.$B$1003]" office:value-type="float" office:value="0.000618242918010938">
            <text:p>0.0006182429</text:p>
          </table:table-cell>
          <table:table-cell table:formula="of:=[.C687]*[.$G$8]" office:value-type="float" office:value="1836181.46649249">
            <text:p>1836181</text:p>
          </table:table-cell>
          <table:table-cell table:style-name="ce1" table:formula="of:=[.D687]/2" office:value-type="float" office:value="918090.733246243">
            <text:p>918091</text:p>
          </table:table-cell>
          <table:table-cell table:number-columns-repeated="5"/>
        </table:table-row>
        <table:table-row table:style-name="ro1">
          <table:table-cell office:value-type="float" office:value="686">
            <text:p>686</text:p>
          </table:table-cell>
          <table:table-cell table:formula="of:=[.A688]^-0.5" office:value-type="float" office:value="0.0381801774160606">
            <text:p>0.0381801774</text:p>
          </table:table-cell>
          <table:table-cell table:formula="of:=[.B688]/[.$B$1003]" office:value-type="float" office:value="0.000617792139301343">
            <text:p>0.0006177921</text:p>
          </table:table-cell>
          <table:table-cell table:formula="of:=[.C688]*[.$G$8]" office:value-type="float" office:value="1834842.65372499">
            <text:p>1834843</text:p>
          </table:table-cell>
          <table:table-cell table:style-name="ce1" table:formula="of:=[.D688]/2" office:value-type="float" office:value="917421.326862494">
            <text:p>917421</text:p>
          </table:table-cell>
          <table:table-cell table:number-columns-repeated="5"/>
        </table:table-row>
        <table:table-row table:style-name="ro1">
          <table:table-cell office:value-type="float" office:value="687">
            <text:p>687</text:p>
          </table:table-cell>
          <table:table-cell table:formula="of:=[.A689]^-0.5" office:value-type="float" office:value="0.0381523796858258">
            <text:p>0.0381523797</text:p>
          </table:table-cell>
          <table:table-cell table:formula="of:=[.B689]/[.$B$1003]" office:value-type="float" office:value="0.000617342345183249">
            <text:p>0.0006173423</text:p>
          </table:table-cell>
          <table:table-cell table:formula="of:=[.C689]*[.$G$8]" office:value-type="float" office:value="1833506.76519425">
            <text:p>1833507</text:p>
          </table:table-cell>
          <table:table-cell table:style-name="ce1" table:formula="of:=[.D689]/2" office:value-type="float" office:value="916753.382597125">
            <text:p>916753</text:p>
          </table:table-cell>
          <table:table-cell table:number-columns-repeated="5"/>
        </table:table-row>
        <table:table-row table:style-name="ro1">
          <table:table-cell office:value-type="float" office:value="688">
            <text:p>688</text:p>
          </table:table-cell>
          <table:table-cell table:formula="of:=[.A690]^-0.5" office:value-type="float" office:value="0.0381246425831512">
            <text:p>0.0381246426</text:p>
          </table:table-cell>
          <table:table-cell table:formula="of:=[.B690]/[.$B$1003]" office:value-type="float" office:value="0.000616893532077625">
            <text:p>0.0006168935</text:p>
          </table:table-cell>
          <table:table-cell table:formula="of:=[.C690]*[.$G$8]" office:value-type="float" office:value="1832173.79027055">
            <text:p>1832174</text:p>
          </table:table-cell>
          <table:table-cell table:style-name="ce1" table:formula="of:=[.D690]/2" office:value-type="float" office:value="916086.895135274">
            <text:p>916087</text:p>
          </table:table-cell>
          <table:table-cell table:number-columns-repeated="5"/>
        </table:table-row>
        <table:table-row table:style-name="ro1">
          <table:table-cell office:value-type="float" office:value="689">
            <text:p>689</text:p>
          </table:table-cell>
          <table:table-cell table:formula="of:=[.A691]^-0.5" office:value-type="float" office:value="0.038096965887973">
            <text:p>0.0380969659</text:p>
          </table:table-cell>
          <table:table-cell table:formula="of:=[.B691]/[.$B$1003]" office:value-type="float" office:value="0.000616445696423626">
            <text:p>0.0006164457</text:p>
          </table:table-cell>
          <table:table-cell table:formula="of:=[.C691]*[.$G$8]" office:value-type="float" office:value="1830843.71837817">
            <text:p>1830844</text:p>
          </table:table-cell>
          <table:table-cell table:style-name="ce1" table:formula="of:=[.D691]/2" office:value-type="float" office:value="915421.859189085">
            <text:p>915422</text:p>
          </table:table-cell>
          <table:table-cell table:number-columns-repeated="5"/>
        </table:table-row>
        <table:table-row table:style-name="ro1">
          <table:table-cell office:value-type="float" office:value="690">
            <text:p>690</text:p>
          </table:table-cell>
          <table:table-cell table:formula="of:=[.A692]^-0.5" office:value-type="float" office:value="0.038069349381344">
            <text:p>0.0380693494</text:p>
          </table:table-cell>
          <table:table-cell table:formula="of:=[.B692]/[.$B$1003]" office:value-type="float" office:value="0.000615998834678475">
            <text:p>0.0006159988</text:p>
          </table:table-cell>
          <table:table-cell table:formula="of:=[.C692]*[.$G$8]" office:value-type="float" office:value="1829516.53899507">
            <text:p>1829517</text:p>
          </table:table-cell>
          <table:table-cell table:style-name="ce1" table:formula="of:=[.D692]/2" office:value-type="float" office:value="914758.269497536">
            <text:p>914758</text:p>
          </table:table-cell>
          <table:table-cell table:number-columns-repeated="5"/>
        </table:table-row>
        <table:table-row table:style-name="ro1">
          <table:table-cell office:value-type="float" office:value="691">
            <text:p>691</text:p>
          </table:table-cell>
          <table:table-cell table:formula="of:=[.A693]^-0.5" office:value-type="float" office:value="0.0380417928454267">
            <text:p>0.0380417928</text:p>
          </table:table-cell>
          <table:table-cell table:formula="of:=[.B693]/[.$B$1003]" office:value-type="float" office:value="0.000615552943317348">
            <text:p>0.0006155529</text:p>
          </table:table-cell>
          <table:table-cell table:formula="of:=[.C693]*[.$G$8]" office:value-type="float" office:value="1828192.24165252">
            <text:p>1828192</text:p>
          </table:table-cell>
          <table:table-cell table:style-name="ce1" table:formula="of:=[.D693]/2" office:value-type="float" office:value="914096.120826262">
            <text:p>914096</text:p>
          </table:table-cell>
          <table:table-cell table:number-columns-repeated="5"/>
        </table:table-row>
        <table:table-row table:style-name="ro1">
          <table:table-cell office:value-type="float" office:value="692">
            <text:p>692</text:p>
          </table:table-cell>
          <table:table-cell table:formula="of:=[.A694]^-0.5" office:value-type="float" office:value="0.0380142960634853">
            <text:p>0.0380142961</text:p>
          </table:table-cell>
          <table:table-cell table:formula="of:=[.B694]/[.$B$1003]" office:value-type="float" office:value="0.000615108018833254">
            <text:p>0.000615108</text:p>
          </table:table-cell>
          <table:table-cell table:formula="of:=[.C694]*[.$G$8]" office:value-type="float" office:value="1826870.81593476">
            <text:p>1826871</text:p>
          </table:table-cell>
          <table:table-cell table:style-name="ce1" table:formula="of:=[.D694]/2" office:value-type="float" office:value="913435.407967381">
            <text:p>913435</text:p>
          </table:table-cell>
          <table:table-cell table:number-columns-repeated="5"/>
        </table:table-row>
        <table:table-row table:style-name="ro1">
          <table:table-cell office:value-type="float" office:value="693">
            <text:p>693</text:p>
          </table:table-cell>
          <table:table-cell table:formula="of:=[.A695]^-0.5" office:value-type="float" office:value="0.0379868588198793">
            <text:p>0.0379868588</text:p>
          </table:table-cell>
          <table:table-cell table:formula="of:=[.B695]/[.$B$1003]" office:value-type="float" office:value="0.00061466405773692">
            <text:p>0.0006146641</text:p>
          </table:table-cell>
          <table:table-cell table:formula="of:=[.C695]*[.$G$8]" office:value-type="float" office:value="1825552.25147865">
            <text:p>1825552</text:p>
          </table:table-cell>
          <table:table-cell table:style-name="ce1" table:formula="of:=[.D695]/2" office:value-type="float" office:value="912776.125739326">
            <text:p>912776</text:p>
          </table:table-cell>
          <table:table-cell table:number-columns-repeated="5"/>
        </table:table-row>
        <table:table-row table:style-name="ro1">
          <table:table-cell office:value-type="float" office:value="694">
            <text:p>694</text:p>
          </table:table-cell>
          <table:table-cell table:formula="of:=[.A696]^-0.5" office:value-type="float" office:value="0.0379594809000562">
            <text:p>0.0379594809</text:p>
          </table:table-cell>
          <table:table-cell table:formula="of:=[.B696]/[.$B$1003]" office:value-type="float" office:value="0.000614221056556678">
            <text:p>0.0006142211</text:p>
          </table:table-cell>
          <table:table-cell table:formula="of:=[.C696]*[.$G$8]" office:value-type="float" office:value="1824236.53797333">
            <text:p>1824237</text:p>
          </table:table-cell>
          <table:table-cell table:style-name="ce1" table:formula="of:=[.D696]/2" office:value-type="float" office:value="912118.268986666">
            <text:p>912118</text:p>
          </table:table-cell>
          <table:table-cell table:number-columns-repeated="5"/>
        </table:table-row>
        <table:table-row table:style-name="ro1">
          <table:table-cell office:value-type="float" office:value="695">
            <text:p>695</text:p>
          </table:table-cell>
          <table:table-cell table:formula="of:=[.A697]^-0.5" office:value-type="float" office:value="0.0379321620905441">
            <text:p>0.0379321621</text:p>
          </table:table-cell>
          <table:table-cell table:formula="of:=[.B697]/[.$B$1003]" office:value-type="float" office:value="0.000613779011838348">
            <text:p>0.000613779</text:p>
          </table:table-cell>
          <table:table-cell table:formula="of:=[.C697]*[.$G$8]" office:value-type="float" office:value="1822923.66515989">
            <text:p>1822924</text:p>
          </table:table-cell>
          <table:table-cell table:style-name="ce1" table:formula="of:=[.D697]/2" office:value-type="float" office:value="911461.832579947">
            <text:p>911462</text:p>
          </table:table-cell>
          <table:table-cell table:number-columns-repeated="5"/>
        </table:table-row>
        <table:table-row table:style-name="ro1">
          <table:table-cell office:value-type="float" office:value="696">
            <text:p>696</text:p>
          </table:table-cell>
          <table:table-cell table:formula="of:=[.A698]^-0.5" office:value-type="float" office:value="0.0379049021789452">
            <text:p>0.0379049022</text:p>
          </table:table-cell>
          <table:table-cell table:formula="of:=[.B698]/[.$B$1003]" office:value-type="float" office:value="0.000613337920145129">
            <text:p>0.0006133379</text:p>
          </table:table-cell>
          <table:table-cell table:formula="of:=[.C698]*[.$G$8]" office:value-type="float" office:value="1821613.62283103">
            <text:p>1821614</text:p>
          </table:table-cell>
          <table:table-cell table:style-name="ce1" table:formula="of:=[.D698]/2" office:value-type="float" office:value="910806.811415517">
            <text:p>910807</text:p>
          </table:table-cell>
          <table:table-cell table:number-columns-repeated="5"/>
        </table:table-row>
        <table:table-row table:style-name="ro1">
          <table:table-cell office:value-type="float" office:value="697">
            <text:p>697</text:p>
          </table:table-cell>
          <table:table-cell table:formula="of:=[.A699]^-0.5" office:value-type="float" office:value="0.0378777009539285">
            <text:p>0.037877701</text:p>
          </table:table-cell>
          <table:table-cell table:formula="of:=[.B699]/[.$B$1003]" office:value-type="float" office:value="0.000612897778057482">
            <text:p>0.0006128978</text:p>
          </table:table-cell>
          <table:table-cell table:formula="of:=[.C699]*[.$G$8]" office:value-type="float" office:value="1820306.40083072">
            <text:p>1820306</text:p>
          </table:table-cell>
          <table:table-cell table:style-name="ce1" table:formula="of:=[.D699]/2" office:value-type="float" office:value="910153.20041536">
            <text:p>910153</text:p>
          </table:table-cell>
          <table:table-cell table:number-columns-repeated="5"/>
        </table:table-row>
        <table:table-row table:style-name="ro1">
          <table:table-cell office:value-type="float" office:value="698">
            <text:p>698</text:p>
          </table:table-cell>
          <table:table-cell table:formula="of:=[.A700]^-0.5" office:value-type="float" office:value="0.0378505582052232">
            <text:p>0.0378505582</text:p>
          </table:table-cell>
          <table:table-cell table:formula="of:=[.B700]/[.$B$1003]" office:value-type="float" office:value="0.00061245858217302">
            <text:p>0.0006124586</text:p>
          </table:table-cell>
          <table:table-cell table:formula="of:=[.C700]*[.$G$8]" office:value-type="float" office:value="1819001.98905387">
            <text:p>1819002</text:p>
          </table:table-cell>
          <table:table-cell table:style-name="ce1" table:formula="of:=[.D700]/2" office:value-type="float" office:value="909500.994526935">
            <text:p>909501</text:p>
          </table:table-cell>
          <table:table-cell table:number-columns-repeated="5"/>
        </table:table-row>
        <table:table-row table:style-name="ro1">
          <table:table-cell office:value-type="float" office:value="699">
            <text:p>699</text:p>
          </table:table-cell>
          <table:table-cell table:formula="of:=[.A701]^-0.5" office:value-type="float" office:value="0.0378234737236117">
            <text:p>0.0378234737</text:p>
          </table:table-cell>
          <table:table-cell table:formula="of:=[.B701]/[.$B$1003]" office:value-type="float" office:value="0.000612020329106401">
            <text:p>0.0006120203</text:p>
          </table:table-cell>
          <table:table-cell table:formula="of:=[.C701]*[.$G$8]" office:value-type="float" office:value="1817700.37744601">
            <text:p>1817700</text:p>
          </table:table-cell>
          <table:table-cell table:style-name="ce1" table:formula="of:=[.D701]/2" office:value-type="float" office:value="908850.188723005">
            <text:p>908850</text:p>
          </table:table-cell>
          <table:table-cell table:number-columns-repeated="5"/>
        </table:table-row>
        <table:table-row table:style-name="ro1">
          <table:table-cell office:value-type="float" office:value="700">
            <text:p>700</text:p>
          </table:table-cell>
          <table:table-cell table:formula="of:=[.A702]^-0.5" office:value-type="float" office:value="0.0377964473009227">
            <text:p>0.0377964473</text:p>
          </table:table-cell>
          <table:table-cell table:formula="of:=[.B702]/[.$B$1003]" office:value-type="float" office:value="0.000611583015489213">
            <text:p>0.000611583</text:p>
          </table:table-cell>
          <table:table-cell table:formula="of:=[.C702]*[.$G$8]" office:value-type="float" office:value="1816401.55600296">
            <text:p>1816402</text:p>
          </table:table-cell>
          <table:table-cell table:style-name="ce1" table:formula="of:=[.D702]/2" office:value-type="float" office:value="908200.778001481">
            <text:p>908201</text:p>
          </table:table-cell>
          <table:table-cell table:number-columns-repeated="5"/>
        </table:table-row>
        <table:table-row table:style-name="ro1">
          <table:table-cell office:value-type="float" office:value="701">
            <text:p>701</text:p>
          </table:table-cell>
          <table:table-cell table:formula="of:=[.A703]^-0.5" office:value-type="float" office:value="0.0377694787300249">
            <text:p>0.0377694787</text:p>
          </table:table-cell>
          <table:table-cell table:formula="of:=[.B703]/[.$B$1003]" office:value-type="float" office:value="0.000611146637969871">
            <text:p>0.0006111466</text:p>
          </table:table-cell>
          <table:table-cell table:formula="of:=[.C703]*[.$G$8]" office:value-type="float" office:value="1815105.51477052">
            <text:p>1815106</text:p>
          </table:table-cell>
          <table:table-cell table:style-name="ce1" table:formula="of:=[.D703]/2" office:value-type="float" office:value="907552.757385258">
            <text:p>907553</text:p>
          </table:table-cell>
          <table:table-cell table:number-columns-repeated="5"/>
        </table:table-row>
        <table:table-row table:style-name="ro1">
          <table:table-cell office:value-type="float" office:value="702">
            <text:p>702</text:p>
          </table:table-cell>
          <table:table-cell table:formula="of:=[.A704]^-0.5" office:value-type="float" office:value="0.0377425678048199">
            <text:p>0.0377425678</text:p>
          </table:table-cell>
          <table:table-cell table:formula="of:=[.B704]/[.$B$1003]" office:value-type="float" office:value="0.000610711193213503">
            <text:p>0.0006107112</text:p>
          </table:table-cell>
          <table:table-cell table:formula="of:=[.C704]*[.$G$8]" office:value-type="float" office:value="1813812.24384411">
            <text:p>1813812</text:p>
          </table:table-cell>
          <table:table-cell table:style-name="ce1" table:formula="of:=[.D704]/2" office:value-type="float" office:value="906906.121922053">
            <text:p>906906</text:p>
          </table:table-cell>
          <table:table-cell table:number-columns-repeated="5"/>
        </table:table-row>
        <table:table-row table:style-name="ro1">
          <table:table-cell office:value-type="float" office:value="703">
            <text:p>703</text:p>
          </table:table-cell>
          <table:table-cell table:formula="of:=[.A705]^-0.5" office:value-type="float" office:value="0.0377157143202357">
            <text:p>0.0377157143</text:p>
          </table:table-cell>
          <table:table-cell table:formula="of:=[.B705]/[.$B$1003]" office:value-type="float" office:value="0.00061027667790185">
            <text:p>0.0006102767</text:p>
          </table:table-cell>
          <table:table-cell table:formula="of:=[.C705]*[.$G$8]" office:value-type="float" office:value="1812521.73336849">
            <text:p>1812522</text:p>
          </table:table-cell>
          <table:table-cell table:style-name="ce1" table:formula="of:=[.D705]/2" office:value-type="float" office:value="906260.866684247">
            <text:p>906261</text:p>
          </table:table-cell>
          <table:table-cell table:number-columns-repeated="5"/>
        </table:table-row>
        <table:table-row table:style-name="ro1">
          <table:table-cell office:value-type="float" office:value="704">
            <text:p>704</text:p>
          </table:table-cell>
          <table:table-cell table:formula="of:=[.A706]^-0.5" office:value-type="float" office:value="0.0376889180722205">
            <text:p>0.0376889181</text:p>
          </table:table-cell>
          <table:table-cell table:formula="of:=[.B706]/[.$B$1003]" office:value-type="float" office:value="0.000609843088733151">
            <text:p>0.0006098431</text:p>
          </table:table-cell>
          <table:table-cell table:formula="of:=[.C706]*[.$G$8]" office:value-type="float" office:value="1811233.97353746">
            <text:p>1811234</text:p>
          </table:table-cell>
          <table:table-cell table:style-name="ce1" table:formula="of:=[.D706]/2" office:value-type="float" office:value="905616.986768729">
            <text:p>905617</text:p>
          </table:table-cell>
          <table:table-cell table:number-columns-repeated="5"/>
        </table:table-row>
        <table:table-row table:style-name="ro1">
          <table:table-cell office:value-type="float" office:value="705">
            <text:p>705</text:p>
          </table:table-cell>
          <table:table-cell table:formula="of:=[.A707]^-0.5" office:value-type="float" office:value="0.0376621788577355">
            <text:p>0.0376621789</text:p>
          </table:table-cell>
          <table:table-cell table:formula="of:=[.B707]/[.$B$1003]" office:value-type="float" office:value="0.000609410422422047">
            <text:p>0.0006094104</text:p>
          </table:table-cell>
          <table:table-cell table:formula="of:=[.C707]*[.$G$8]" office:value-type="float" office:value="1809948.95459348">
            <text:p>1809949</text:p>
          </table:table-cell>
          <table:table-cell table:style-name="ce1" table:formula="of:=[.D707]/2" office:value-type="float" office:value="904974.47729674">
            <text:p>904974</text:p>
          </table:table-cell>
          <table:table-cell table:number-columns-repeated="5"/>
        </table:table-row>
        <table:table-row table:style-name="ro1">
          <table:table-cell office:value-type="float" office:value="706">
            <text:p>706</text:p>
          </table:table-cell>
          <table:table-cell table:formula="of:=[.A708]^-0.5" office:value-type="float" office:value="0.0376354964747491">
            <text:p>0.0376354965</text:p>
          </table:table-cell>
          <table:table-cell table:formula="of:=[.B708]/[.$B$1003]" office:value-type="float" office:value="0.000608978675699469">
            <text:p>0.0006089787</text:p>
          </table:table-cell>
          <table:table-cell table:formula="of:=[.C708]*[.$G$8]" office:value-type="float" office:value="1808666.66682742">
            <text:p>1808667</text:p>
          </table:table-cell>
          <table:table-cell table:style-name="ce1" table:formula="of:=[.D708]/2" office:value-type="float" office:value="904333.333413711">
            <text:p>904333</text:p>
          </table:table-cell>
          <table:table-cell table:number-columns-repeated="5"/>
        </table:table-row>
        <table:table-row table:style-name="ro1">
          <table:table-cell office:value-type="float" office:value="707">
            <text:p>707</text:p>
          </table:table-cell>
          <table:table-cell table:formula="of:=[.A709]^-0.5" office:value-type="float" office:value="0.0376088707222301">
            <text:p>0.0376088707</text:p>
          </table:table-cell>
          <table:table-cell table:formula="of:=[.B709]/[.$B$1003]" office:value-type="float" office:value="0.000608547845312539">
            <text:p>0.0006085478</text:p>
          </table:table-cell>
          <table:table-cell table:formula="of:=[.C709]*[.$G$8]" office:value-type="float" office:value="1807387.10057824">
            <text:p>1807387</text:p>
          </table:table-cell>
          <table:table-cell table:style-name="ce1" table:formula="of:=[.D709]/2" office:value-type="float" office:value="903693.55028912">
            <text:p>903694</text:p>
          </table:table-cell>
          <table:table-cell table:number-columns-repeated="5"/>
        </table:table-row>
        <table:table-row table:style-name="ro1">
          <table:table-cell office:value-type="float" office:value="708">
            <text:p>708</text:p>
          </table:table-cell>
          <table:table-cell table:formula="of:=[.A710]^-0.5" office:value-type="float" office:value="0.0375823014001414">
            <text:p>0.0375823014</text:p>
          </table:table-cell>
          <table:table-cell table:formula="of:=[.B710]/[.$B$1003]" office:value-type="float" office:value="0.000608117928024464">
            <text:p>0.0006081179</text:p>
          </table:table-cell>
          <table:table-cell table:formula="of:=[.C710]*[.$G$8]" office:value-type="float" office:value="1806110.24623266">
            <text:p>1806110</text:p>
          </table:table-cell>
          <table:table-cell table:style-name="ce1" table:formula="of:=[.D710]/2" office:value-type="float" office:value="903055.123116329">
            <text:p>903055</text:p>
          </table:table-cell>
          <table:table-cell table:number-columns-repeated="5"/>
        </table:table-row>
        <table:table-row table:style-name="ro1">
          <table:table-cell office:value-type="float" office:value="709">
            <text:p>709</text:p>
          </table:table-cell>
          <table:table-cell table:formula="of:=[.A711]^-0.5" office:value-type="float" office:value="0.037555788309434">
            <text:p>0.0375557883</text:p>
          </table:table-cell>
          <table:table-cell table:formula="of:=[.B711]/[.$B$1003]" office:value-type="float" office:value="0.000607688920614437">
            <text:p>0.0006076889</text:p>
          </table:table-cell>
          <table:table-cell table:formula="of:=[.C711]*[.$G$8]" office:value-type="float" office:value="1804836.09422488">
            <text:p>1804836</text:p>
          </table:table-cell>
          <table:table-cell table:style-name="ce1" table:formula="of:=[.D711]/2" office:value-type="float" office:value="902418.047112439">
            <text:p>902418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table:formula="of:=[.A712]^-0.5" office:value-type="float" office:value="0.0375293312520401">
            <text:p>0.0375293313</text:p>
          </table:table-cell>
          <table:table-cell table:formula="of:=[.B712]/[.$B$1003]" office:value-type="float" office:value="0.000607260819877531">
            <text:p>0.0006072608</text:p>
          </table:table-cell>
          <table:table-cell table:formula="of:=[.C712]*[.$G$8]" office:value-type="float" office:value="1803564.63503627">
            <text:p>1803565</text:p>
          </table:table-cell>
          <table:table-cell table:style-name="ce1" table:formula="of:=[.D712]/2" office:value-type="float" office:value="901782.317518134">
            <text:p>901782</text:p>
          </table:table-cell>
          <table:table-cell table:number-columns-repeated="5"/>
        </table:table-row>
        <table:table-row table:style-name="ro1">
          <table:table-cell office:value-type="float" office:value="711">
            <text:p>711</text:p>
          </table:table-cell>
          <table:table-cell table:formula="of:=[.A713]^-0.5" office:value-type="float" office:value="0.0375029300308675">
            <text:p>0.03750293</text:p>
          </table:table-cell>
          <table:table-cell table:formula="of:=[.B713]/[.$B$1003]" office:value-type="float" office:value="0.000606833622624604">
            <text:p>0.0006068336</text:p>
          </table:table-cell>
          <table:table-cell table:formula="of:=[.C713]*[.$G$8]" office:value-type="float" office:value="1802295.85919508">
            <text:p>1802296</text:p>
          </table:table-cell>
          <table:table-cell table:style-name="ce1" table:formula="of:=[.D713]/2" office:value-type="float" office:value="901147.929597538">
            <text:p>901148</text:p>
          </table:table-cell>
          <table:table-cell table:number-columns-repeated="5"/>
        </table:table-row>
        <table:table-row table:style-name="ro1">
          <table:table-cell office:value-type="float" office:value="712">
            <text:p>712</text:p>
          </table:table-cell>
          <table:table-cell table:formula="of:=[.A714]^-0.5" office:value-type="float" office:value="0.0374765844497931">
            <text:p>0.0374765844</text:p>
          </table:table-cell>
          <table:table-cell table:formula="of:=[.B714]/[.$B$1003]" office:value-type="float" office:value="0.000606407325682196">
            <text:p>0.0006064073</text:p>
          </table:table-cell>
          <table:table-cell table:formula="of:=[.C714]*[.$G$8]" office:value-type="float" office:value="1801029.75727612">
            <text:p>1801030</text:p>
          </table:table-cell>
          <table:table-cell table:style-name="ce1" table:formula="of:=[.D714]/2" office:value-type="float" office:value="900514.878638061">
            <text:p>900515</text:p>
          </table:table-cell>
          <table:table-cell table:number-columns-repeated="5"/>
        </table:table-row>
        <table:table-row table:style-name="ro1">
          <table:table-cell office:value-type="float" office:value="713">
            <text:p>713</text:p>
          </table:table-cell>
          <table:table-cell table:formula="of:=[.A715]^-0.5" office:value-type="float" office:value="0.0374502943136569">
            <text:p>0.0374502943</text:p>
          </table:table-cell>
          <table:table-cell table:formula="of:=[.B715]/[.$B$1003]" office:value-type="float" office:value="0.000605981925892428">
            <text:p>0.0006059819</text:p>
          </table:table-cell>
          <table:table-cell table:formula="of:=[.C715]*[.$G$8]" office:value-type="float" office:value="1799766.31990051">
            <text:p>1799766</text:p>
          </table:table-cell>
          <table:table-cell table:style-name="ce1" table:formula="of:=[.D715]/2" office:value-type="float" office:value="899883.159950256">
            <text:p>899883</text:p>
          </table:table-cell>
          <table:table-cell table:number-columns-repeated="5"/>
        </table:table-row>
        <table:table-row table:style-name="ro1">
          <table:table-cell office:value-type="float" office:value="714">
            <text:p>714</text:p>
          </table:table-cell>
          <table:table-cell table:formula="of:=[.A716]^-0.5" office:value-type="float" office:value="0.037424059428256">
            <text:p>0.0374240594</text:p>
          </table:table-cell>
          <table:table-cell table:formula="of:=[.B716]/[.$B$1003]" office:value-type="float" office:value="0.00060555742011291">
            <text:p>0.0006055574</text:p>
          </table:table-cell>
          <table:table-cell table:formula="of:=[.C716]*[.$G$8]" office:value-type="float" office:value="1798505.53773534">
            <text:p>1798506</text:p>
          </table:table-cell>
          <table:table-cell table:style-name="ce1" table:formula="of:=[.D716]/2" office:value-type="float" office:value="899252.768867671">
            <text:p>899253</text:p>
          </table:table-cell>
          <table:table-cell table:number-columns-repeated="5"/>
        </table:table-row>
        <table:table-row table:style-name="ro1">
          <table:table-cell office:value-type="float" office:value="715">
            <text:p>715</text:p>
          </table:table-cell>
          <table:table-cell table:formula="of:=[.A717]^-0.5" office:value-type="float" office:value="0.0373978796003383">
            <text:p>0.0373978796</text:p>
          </table:table-cell>
          <table:table-cell table:formula="of:=[.B717]/[.$B$1003]" office:value-type="float" office:value="0.000605133805216636">
            <text:p>0.0006051338</text:p>
          </table:table-cell>
          <table:table-cell table:formula="of:=[.C717]*[.$G$8]" office:value-type="float" office:value="1797247.40149341">
            <text:p>1797247</text:p>
          </table:table-cell>
          <table:table-cell table:style-name="ce1" table:formula="of:=[.D717]/2" office:value-type="float" office:value="898623.700746705">
            <text:p>898624</text:p>
          </table:table-cell>
          <table:table-cell table:number-columns-repeated="5"/>
        </table:table-row>
        <table:table-row table:style-name="ro1">
          <table:table-cell office:value-type="float" office:value="716">
            <text:p>716</text:p>
          </table:table-cell>
          <table:table-cell table:formula="of:=[.A718]^-0.5" office:value-type="float" office:value="0.0373717546375968">
            <text:p>0.0373717546</text:p>
          </table:table-cell>
          <table:table-cell table:formula="of:=[.B718]/[.$B$1003]" office:value-type="float" office:value="0.000604711078091894">
            <text:p>0.0006047111</text:p>
          </table:table-cell>
          <table:table-cell table:formula="of:=[.C718]*[.$G$8]" office:value-type="float" office:value="1795991.90193292">
            <text:p>1795992</text:p>
          </table:table-cell>
          <table:table-cell table:style-name="ce1" table:formula="of:=[.D718]/2" office:value-type="float" office:value="897995.950966462">
            <text:p>897996</text:p>
          </table:table-cell>
          <table:table-cell table:number-columns-repeated="5"/>
        </table:table-row>
        <table:table-row table:style-name="ro1">
          <table:table-cell office:value-type="float" office:value="717">
            <text:p>717</text:p>
          </table:table-cell>
          <table:table-cell table:formula="of:=[.A719]^-0.5" office:value-type="float" office:value="0.0373456843486636">
            <text:p>0.0373456843</text:p>
          </table:table-cell>
          <table:table-cell table:formula="of:=[.B719]/[.$B$1003]" office:value-type="float" office:value="0.000604289235642165">
            <text:p>0.0006042892</text:p>
          </table:table-cell>
          <table:table-cell table:formula="of:=[.C719]*[.$G$8]" office:value-type="float" office:value="1794739.02985723">
            <text:p>1794739</text:p>
          </table:table-cell>
          <table:table-cell table:style-name="ce1" table:formula="of:=[.D719]/2" office:value-type="float" office:value="897369.514928615">
            <text:p>897370</text:p>
          </table:table-cell>
          <table:table-cell table:number-columns-repeated="5"/>
        </table:table-row>
        <table:table-row table:style-name="ro1">
          <table:table-cell office:value-type="float" office:value="718">
            <text:p>718</text:p>
          </table:table-cell>
          <table:table-cell table:formula="of:=[.A720]^-0.5" office:value-type="float" office:value="0.0373196685431038">
            <text:p>0.0373196685</text:p>
          </table:table-cell>
          <table:table-cell table:formula="of:=[.B720]/[.$B$1003]" office:value-type="float" office:value="0.000603868274786031">
            <text:p>0.0006038683</text:p>
          </table:table-cell>
          <table:table-cell table:formula="of:=[.C720]*[.$G$8]" office:value-type="float" office:value="1793488.77611451">
            <text:p>1793489</text:p>
          </table:table-cell>
          <table:table-cell table:style-name="ce1" table:formula="of:=[.D720]/2" office:value-type="float" office:value="896744.388057256">
            <text:p>896744</text:p>
          </table:table-cell>
          <table:table-cell table:number-columns-repeated="5"/>
        </table:table-row>
        <table:table-row table:style-name="ro1">
          <table:table-cell office:value-type="float" office:value="719">
            <text:p>719</text:p>
          </table:table-cell>
          <table:table-cell table:formula="of:=[.A721]^-0.5" office:value-type="float" office:value="0.0372937070314101">
            <text:p>0.037293707</text:p>
          </table:table-cell>
          <table:table-cell table:formula="of:=[.B721]/[.$B$1003]" office:value-type="float" office:value="0.000603448192457079">
            <text:p>0.0006034482</text:p>
          </table:table-cell>
          <table:table-cell table:formula="of:=[.C721]*[.$G$8]" office:value-type="float" office:value="1792241.13159752">
            <text:p>1792241</text:p>
          </table:table-cell>
          <table:table-cell table:style-name="ce1" table:formula="of:=[.D721]/2" office:value-type="float" office:value="896120.565798762">
            <text:p>896121</text:p>
          </table:table-cell>
          <table:table-cell table:number-columns-repeated="5"/>
        </table:table-row>
        <table:table-row table:style-name="ro1">
          <table:table-cell office:value-type="float" office:value="720">
            <text:p>720</text:p>
          </table:table-cell>
          <table:table-cell table:formula="of:=[.A722]^-0.5" office:value-type="float" office:value="0.0372677996249965">
            <text:p>0.0372677996</text:p>
          </table:table-cell>
          <table:table-cell table:formula="of:=[.B722]/[.$B$1003]" office:value-type="float" office:value="0.000603028985603806">
            <text:p>0.000603029</text:p>
          </table:table-cell>
          <table:table-cell table:formula="of:=[.C722]*[.$G$8]" office:value-type="float" office:value="1790996.0872433">
            <text:p>1790996</text:p>
          </table:table-cell>
          <table:table-cell table:style-name="ce1" table:formula="of:=[.D722]/2" office:value-type="float" office:value="895498.043621651">
            <text:p>895498</text:p>
          </table:table-cell>
          <table:table-cell table:number-columns-repeated="5"/>
        </table:table-row>
        <table:table-row table:style-name="ro1">
          <table:table-cell office:value-type="float" office:value="721">
            <text:p>721</text:p>
          </table:table-cell>
          <table:table-cell table:formula="of:=[.A723]^-0.5" office:value-type="float" office:value="0.0372419461361929">
            <text:p>0.0372419461</text:p>
          </table:table-cell>
          <table:table-cell table:formula="of:=[.B723]/[.$B$1003]" office:value-type="float" office:value="0.000602610651189528">
            <text:p>0.0006026107</text:p>
          </table:table-cell>
          <table:table-cell table:formula="of:=[.C723]*[.$G$8]" office:value-type="float" office:value="1789753.6340329">
            <text:p>1789754</text:p>
          </table:table-cell>
          <table:table-cell table:style-name="ce1" table:formula="of:=[.D723]/2" office:value-type="float" office:value="894876.817016449">
            <text:p>894877</text:p>
          </table:table-cell>
          <table:table-cell table:number-columns-repeated="5"/>
        </table:table-row>
        <table:table-row table:style-name="ro1">
          <table:table-cell office:value-type="float" office:value="722">
            <text:p>722</text:p>
          </table:table-cell>
          <table:table-cell table:formula="of:=[.A724]^-0.5" office:value-type="float" office:value="0.0372161463782393">
            <text:p>0.0372161464</text:p>
          </table:table-cell>
          <table:table-cell table:formula="of:=[.B724]/[.$B$1003]" office:value-type="float" office:value="0.000602193186192288">
            <text:p>0.0006021932</text:p>
          </table:table-cell>
          <table:table-cell table:formula="of:=[.C724]*[.$G$8]" office:value-type="float" office:value="1788513.7629911">
            <text:p>1788514</text:p>
          </table:table-cell>
          <table:table-cell table:style-name="ce1" table:formula="of:=[.D724]/2" office:value-type="float" office:value="894256.881495548">
            <text:p>894257</text:p>
          </table:table-cell>
          <table:table-cell table:number-columns-repeated="5"/>
        </table:table-row>
        <table:table-row table:style-name="ro1">
          <table:table-cell office:value-type="float" office:value="723">
            <text:p>723</text:p>
          </table:table-cell>
          <table:table-cell table:formula="of:=[.A725]^-0.5" office:value-type="float" office:value="0.0371904001652801">
            <text:p>0.0371904002</text:p>
          </table:table-cell>
          <table:table-cell table:formula="of:=[.B725]/[.$B$1003]" office:value-type="float" office:value="0.000601776587604763">
            <text:p>0.0006017766</text:p>
          </table:table-cell>
          <table:table-cell table:formula="of:=[.C725]*[.$G$8]" office:value-type="float" office:value="1787276.46518615">
            <text:p>1787276</text:p>
          </table:table-cell>
          <table:table-cell table:style-name="ce1" table:formula="of:=[.D725]/2" office:value-type="float" office:value="893638.232593073">
            <text:p>893638</text:p>
          </table:table-cell>
          <table:table-cell table:number-columns-repeated="5"/>
        </table:table-row>
        <table:table-row table:style-name="ro1">
          <table:table-cell office:value-type="float" office:value="724">
            <text:p>724</text:p>
          </table:table-cell>
          <table:table-cell table:formula="of:=[.A726]^-0.5" office:value-type="float" office:value="0.0371647073123583">
            <text:p>0.0371647073</text:p>
          </table:table-cell>
          <table:table-cell table:formula="of:=[.B726]/[.$B$1003]" office:value-type="float" office:value="0.000601360852434171">
            <text:p>0.0006013609</text:p>
          </table:table-cell>
          <table:table-cell table:formula="of:=[.C726]*[.$G$8]" office:value-type="float" office:value="1786041.73172949">
            <text:p>1786042</text:p>
          </table:table-cell>
          <table:table-cell table:style-name="ce1" table:formula="of:=[.D726]/2" office:value-type="float" office:value="893020.865864744">
            <text:p>893021</text:p>
          </table:table-cell>
          <table:table-cell table:number-columns-repeated="5"/>
        </table:table-row>
        <table:table-row table:style-name="ro1">
          <table:table-cell office:value-type="float" office:value="725">
            <text:p>725</text:p>
          </table:table-cell>
          <table:table-cell table:formula="of:=[.A727]^-0.5" office:value-type="float" office:value="0.0371390676354104">
            <text:p>0.0371390676</text:p>
          </table:table-cell>
          <table:table-cell table:formula="of:=[.B727]/[.$B$1003]" office:value-type="float" office:value="0.000600945977702185">
            <text:p>0.000600946</text:p>
          </table:table-cell>
          <table:table-cell table:formula="of:=[.C727]*[.$G$8]" office:value-type="float" office:value="1784809.55377549">
            <text:p>1784810</text:p>
          </table:table-cell>
          <table:table-cell table:style-name="ce1" table:formula="of:=[.D727]/2" office:value-type="float" office:value="892404.776887745">
            <text:p>892405</text:p>
          </table:table-cell>
          <table:table-cell table:number-columns-repeated="5"/>
        </table:table-row>
        <table:table-row table:style-name="ro1">
          <table:table-cell office:value-type="float" office:value="726">
            <text:p>726</text:p>
          </table:table-cell>
          <table:table-cell table:formula="of:=[.A728]^-0.5" office:value-type="float" office:value="0.0371134809512603">
            <text:p>0.037113481</text:p>
          </table:table-cell>
          <table:table-cell table:formula="of:=[.B728]/[.$B$1003]" office:value-type="float" office:value="0.000600531960444841">
            <text:p>0.000600532</text:p>
          </table:table-cell>
          <table:table-cell table:formula="of:=[.C728]*[.$G$8]" office:value-type="float" office:value="1783579.92252118">
            <text:p>1783580</text:p>
          </table:table-cell>
          <table:table-cell table:style-name="ce1" table:formula="of:=[.D728]/2" office:value-type="float" office:value="891789.961260588">
            <text:p>891790</text:p>
          </table:table-cell>
          <table:table-cell table:number-columns-repeated="5"/>
        </table:table-row>
        <table:table-row table:style-name="ro1">
          <table:table-cell office:value-type="float" office:value="727">
            <text:p>727</text:p>
          </table:table-cell>
          <table:table-cell table:formula="of:=[.A729]^-0.5" office:value-type="float" office:value="0.0370879470776142">
            <text:p>0.0370879471</text:p>
          </table:table-cell>
          <table:table-cell table:formula="of:=[.B729]/[.$B$1003]" office:value-type="float" office:value="0.000600118797712448">
            <text:p>0.0006001188</text:p>
          </table:table-cell>
          <table:table-cell table:formula="of:=[.C729]*[.$G$8]" office:value-type="float" office:value="1782352.82920597">
            <text:p>1782353</text:p>
          </table:table-cell>
          <table:table-cell table:style-name="ce1" table:formula="of:=[.D729]/2" office:value-type="float" office:value="891176.414602985">
            <text:p>891176</text:p>
          </table:table-cell>
          <table:table-cell table:number-columns-repeated="5"/>
        </table:table-row>
        <table:table-row table:style-name="ro1">
          <table:table-cell office:value-type="float" office:value="728">
            <text:p>728</text:p>
          </table:table-cell>
          <table:table-cell table:formula="of:=[.A730]^-0.5" office:value-type="float" office:value="0.0370624658330551">
            <text:p>0.0370624658</text:p>
          </table:table-cell>
          <table:table-cell table:formula="of:=[.B730]/[.$B$1003]" office:value-type="float" office:value="0.000599706486569503">
            <text:p>0.0005997065</text:p>
          </table:table-cell>
          <table:table-cell table:formula="of:=[.C730]*[.$G$8]" office:value-type="float" office:value="1781128.26511142">
            <text:p>1781128</text:p>
          </table:table-cell>
          <table:table-cell table:style-name="ce1" table:formula="of:=[.D730]/2" office:value-type="float" office:value="890564.132555712">
            <text:p>890564</text:p>
          </table:table-cell>
          <table:table-cell table:number-columns-repeated="5"/>
        </table:table-row>
        <table:table-row table:style-name="ro1">
          <table:table-cell office:value-type="float" office:value="729">
            <text:p>729</text:p>
          </table:table-cell>
          <table:table-cell table:formula="of:=[.A731]^-0.5" office:value-type="float" office:value="0.037037037037037">
            <text:p>0.037037037</text:p>
          </table:table-cell>
          <table:table-cell table:formula="of:=[.B731]/[.$B$1003]" office:value-type="float" office:value="0.0005992950240946">
            <text:p>0.000599295</text:p>
          </table:table-cell>
          <table:table-cell table:formula="of:=[.C731]*[.$G$8]" office:value-type="float" office:value="1779906.22156096">
            <text:p>1779906</text:p>
          </table:table-cell>
          <table:table-cell table:style-name="ce1" table:formula="of:=[.D731]/2" office:value-type="float" office:value="889953.110780482">
            <text:p>889953</text:p>
          </table:table-cell>
          <table:table-cell table:number-columns-repeated="5"/>
        </table:table-row>
        <table:table-row table:style-name="ro1">
          <table:table-cell office:value-type="float" office:value="730">
            <text:p>730</text:p>
          </table:table-cell>
          <table:table-cell table:formula="of:=[.A732]^-0.5" office:value-type="float" office:value="0.0370116605098803">
            <text:p>0.0370116605</text:p>
          </table:table-cell>
          <table:table-cell table:formula="of:=[.B732]/[.$B$1003]" office:value-type="float" office:value="0.000598884407380346">
            <text:p>0.0005988844</text:p>
          </table:table-cell>
          <table:table-cell table:formula="of:=[.C732]*[.$G$8]" office:value-type="float" office:value="1778686.68991963">
            <text:p>1778687</text:p>
          </table:table-cell>
          <table:table-cell table:style-name="ce1" table:formula="of:=[.D732]/2" office:value-type="float" office:value="889343.344959815">
            <text:p>889343</text:p>
          </table:table-cell>
          <table:table-cell table:number-columns-repeated="5"/>
        </table:table-row>
        <table:table-row table:style-name="ro1">
          <table:table-cell office:value-type="float" office:value="731">
            <text:p>731</text:p>
          </table:table-cell>
          <table:table-cell table:formula="of:=[.A733]^-0.5" office:value-type="float" office:value="0.0369863360727655">
            <text:p>0.0369863361</text:p>
          </table:table-cell>
          <table:table-cell table:formula="of:=[.B733]/[.$B$1003]" office:value-type="float" office:value="0.000598474633533272">
            <text:p>0.0005984746</text:p>
          </table:table-cell>
          <table:table-cell table:formula="of:=[.C733]*[.$G$8]" office:value-type="float" office:value="1777469.66159382">
            <text:p>1777470</text:p>
          </table:table-cell>
          <table:table-cell table:style-name="ce1" table:formula="of:=[.D733]/2" office:value-type="float" office:value="888734.830796909">
            <text:p>888735</text:p>
          </table:table-cell>
          <table:table-cell table:number-columns-repeated="5"/>
        </table:table-row>
        <table:table-row table:style-name="ro1">
          <table:table-cell office:value-type="float" office:value="732">
            <text:p>732</text:p>
          </table:table-cell>
          <table:table-cell table:formula="of:=[.A734]^-0.5" office:value-type="float" office:value="0.0369610635477286">
            <text:p>0.0369610635</text:p>
          </table:table-cell>
          <table:table-cell table:formula="of:=[.B734]/[.$B$1003]" office:value-type="float" office:value="0.000598065699673749">
            <text:p>0.0005980657</text:p>
          </table:table-cell>
          <table:table-cell table:formula="of:=[.C734]*[.$G$8]" office:value-type="float" office:value="1776255.12803103">
            <text:p>1776255</text:p>
          </table:table-cell>
          <table:table-cell table:style-name="ce1" table:formula="of:=[.D734]/2" office:value-type="float" office:value="888127.564015517">
            <text:p>888128</text:p>
          </table:table-cell>
          <table:table-cell table:number-columns-repeated="5"/>
        </table:table-row>
        <table:table-row table:style-name="ro1">
          <table:table-cell office:value-type="float" office:value="733">
            <text:p>733</text:p>
          </table:table-cell>
          <table:table-cell table:formula="of:=[.A735]^-0.5" office:value-type="float" office:value="0.0369358427576559">
            <text:p>0.0369358428</text:p>
          </table:table-cell>
          <table:table-cell table:formula="of:=[.B735]/[.$B$1003]" office:value-type="float" office:value="0.000597657602935902">
            <text:p>0.0005976576</text:p>
          </table:table-cell>
          <table:table-cell table:formula="of:=[.C735]*[.$G$8]" office:value-type="float" office:value="1775043.08071963">
            <text:p>1775043</text:p>
          </table:table-cell>
          <table:table-cell table:style-name="ce1" table:formula="of:=[.D735]/2" office:value-type="float" office:value="887521.540359814">
            <text:p>887522</text:p>
          </table:table-cell>
          <table:table-cell table:number-columns-repeated="5"/>
        </table:table-row>
        <table:table-row table:style-name="ro1">
          <table:table-cell office:value-type="float" office:value="734">
            <text:p>734</text:p>
          </table:table-cell>
          <table:table-cell table:formula="of:=[.A736]^-0.5" office:value-type="float" office:value="0.0369106735262781">
            <text:p>0.0369106735</text:p>
          </table:table-cell>
          <table:table-cell table:formula="of:=[.B736]/[.$B$1003]" office:value-type="float" office:value="0.000597250340467527">
            <text:p>0.0005972503</text:p>
          </table:table-cell>
          <table:table-cell table:formula="of:=[.C736]*[.$G$8]" office:value-type="float" office:value="1773833.51118855">
            <text:p>1773834</text:p>
          </table:table-cell>
          <table:table-cell table:style-name="ce1" table:formula="of:=[.D736]/2" office:value-type="float" office:value="886916.755594277">
            <text:p>886917</text:p>
          </table:table-cell>
          <table:table-cell table:number-columns-repeated="5"/>
        </table:table-row>
        <table:table-row table:style-name="ro1">
          <table:table-cell office:value-type="float" office:value="735">
            <text:p>735</text:p>
          </table:table-cell>
          <table:table-cell table:formula="of:=[.A737]^-0.5" office:value-type="float" office:value="0.0368855556781659">
            <text:p>0.0368855557</text:p>
          </table:table-cell>
          <table:table-cell table:formula="of:=[.B737]/[.$B$1003]" office:value-type="float" office:value="0.000596843909430007">
            <text:p>0.0005968439</text:p>
          </table:table-cell>
          <table:table-cell table:formula="of:=[.C737]*[.$G$8]" office:value-type="float" office:value="1772626.41100712">
            <text:p>1772626</text:p>
          </table:table-cell>
          <table:table-cell table:style-name="ce1" table:formula="of:=[.D737]/2" office:value-type="float" office:value="886313.20550356">
            <text:p>886313</text:p>
          </table:table-cell>
          <table:table-cell table:number-columns-repeated="5"/>
        </table:table-row>
        <table:table-row table:style-name="ro1">
          <table:table-cell office:value-type="float" office:value="736">
            <text:p>736</text:p>
          </table:table-cell>
          <table:table-cell table:formula="of:=[.A738]^-0.5" office:value-type="float" office:value="0.0368604890387243">
            <text:p>0.036860489</text:p>
          </table:table-cell>
          <table:table-cell table:formula="of:=[.B738]/[.$B$1003]" office:value-type="float" office:value="0.000596438306998228">
            <text:p>0.0005964383</text:p>
          </table:table-cell>
          <table:table-cell table:formula="of:=[.C738]*[.$G$8]" office:value-type="float" office:value="1771421.77178474">
            <text:p>1771422</text:p>
          </table:table-cell>
          <table:table-cell table:style-name="ce1" table:formula="of:=[.D738]/2" office:value-type="float" office:value="885710.885892368">
            <text:p>885711</text:p>
          </table:table-cell>
          <table:table-cell table:number-columns-repeated="5"/>
        </table:table-row>
        <table:table-row table:style-name="ro1">
          <table:table-cell office:value-type="float" office:value="737">
            <text:p>737</text:p>
          </table:table-cell>
          <table:table-cell table:formula="of:=[.A739]^-0.5" office:value-type="float" office:value="0.0368354734341879">
            <text:p>0.0368354734</text:p>
          </table:table-cell>
          <table:table-cell table:formula="of:=[.B739]/[.$B$1003]" office:value-type="float" office:value="0.000596033530360496">
            <text:p>0.0005960335</text:p>
          </table:table-cell>
          <table:table-cell table:formula="of:=[.C739]*[.$G$8]" office:value-type="float" office:value="1770219.58517067">
            <text:p>1770220</text:p>
          </table:table-cell>
          <table:table-cell table:style-name="ce1" table:formula="of:=[.D739]/2" office:value-type="float" office:value="885109.792585337">
            <text:p>885110</text:p>
          </table:table-cell>
          <table:table-cell table:number-columns-repeated="5"/>
        </table:table-row>
        <table:table-row table:style-name="ro1">
          <table:table-cell office:value-type="float" office:value="738">
            <text:p>738</text:p>
          </table:table-cell>
          <table:table-cell table:formula="of:=[.A740]^-0.5" office:value-type="float" office:value="0.0368105086916155">
            <text:p>0.0368105087</text:p>
          </table:table-cell>
          <table:table-cell table:formula="of:=[.B740]/[.$B$1003]" office:value-type="float" office:value="0.000595629576718458">
            <text:p>0.0005956296</text:p>
          </table:table-cell>
          <table:table-cell table:formula="of:=[.C740]*[.$G$8]" office:value-type="float" office:value="1769019.84285382">
            <text:p>1769020</text:p>
          </table:table-cell>
          <table:table-cell table:style-name="ce1" table:formula="of:=[.D740]/2" office:value-type="float" office:value="884509.92142691">
            <text:p>884510</text:p>
          </table:table-cell>
          <table:table-cell table:number-columns-repeated="5"/>
        </table:table-row>
        <table:table-row table:style-name="ro1">
          <table:table-cell office:value-type="float" office:value="739">
            <text:p>739</text:p>
          </table:table-cell>
          <table:table-cell table:formula="of:=[.A741]^-0.5" office:value-type="float" office:value="0.0367855946388855">
            <text:p>0.0367855946</text:p>
          </table:table-cell>
          <table:table-cell table:formula="of:=[.B741]/[.$B$1003]" office:value-type="float" office:value="0.000595226443287017">
            <text:p>0.0005952264</text:p>
          </table:table-cell>
          <table:table-cell table:formula="of:=[.C741]*[.$G$8]" office:value-type="float" office:value="1767822.53656244">
            <text:p>1767823</text:p>
          </table:table-cell>
          <table:table-cell table:style-name="ce1" table:formula="of:=[.D741]/2" office:value-type="float" office:value="883911.268281221">
            <text:p>883911</text:p>
          </table:table-cell>
          <table:table-cell table:number-columns-repeated="5"/>
        </table:table-row>
        <table:table-row table:style-name="ro1">
          <table:table-cell office:value-type="float" office:value="740">
            <text:p>740</text:p>
          </table:table-cell>
          <table:table-cell table:formula="of:=[.A742]^-0.5" office:value-type="float" office:value="0.0367607311046904">
            <text:p>0.0367607311</text:p>
          </table:table-cell>
          <table:table-cell table:formula="of:=[.B742]/[.$B$1003]" office:value-type="float" office:value="0.000594824127294255">
            <text:p>0.0005948241</text:p>
          </table:table-cell>
          <table:table-cell table:formula="of:=[.C742]*[.$G$8]" office:value-type="float" office:value="1766627.65806394">
            <text:p>1766628</text:p>
          </table:table-cell>
          <table:table-cell table:style-name="ce1" table:formula="of:=[.D742]/2" office:value-type="float" office:value="883313.829031969">
            <text:p>883314</text:p>
          </table:table-cell>
          <table:table-cell table:number-columns-repeated="5"/>
        </table:table-row>
        <table:table-row table:style-name="ro1">
          <table:table-cell office:value-type="float" office:value="741">
            <text:p>741</text:p>
          </table:table-cell>
          <table:table-cell table:formula="of:=[.A743]^-0.5" office:value-type="float" office:value="0.0367359179185322">
            <text:p>0.0367359179</text:p>
          </table:table-cell>
          <table:table-cell table:formula="of:=[.B743]/[.$B$1003]" office:value-type="float" office:value="0.000594422625981349">
            <text:p>0.0005944226</text:p>
          </table:table-cell>
          <table:table-cell table:formula="of:=[.C743]*[.$G$8]" office:value-type="float" office:value="1765435.19916461">
            <text:p>1765435</text:p>
          </table:table-cell>
          <table:table-cell table:style-name="ce1" table:formula="of:=[.D743]/2" office:value-type="float" office:value="882717.599582304">
            <text:p>882718</text:p>
          </table:table-cell>
          <table:table-cell table:number-columns-repeated="5"/>
        </table:table-row>
        <table:table-row table:style-name="ro1">
          <table:table-cell office:value-type="float" office:value="742">
            <text:p>742</text:p>
          </table:table-cell>
          <table:table-cell table:formula="of:=[.A744]^-0.5" office:value-type="float" office:value="0.0367111549107176">
            <text:p>0.0367111549</text:p>
          </table:table-cell>
          <table:table-cell table:formula="of:=[.B744]/[.$B$1003]" office:value-type="float" office:value="0.000594021936602496">
            <text:p>0.0005940219</text:p>
          </table:table-cell>
          <table:table-cell table:formula="of:=[.C744]*[.$G$8]" office:value-type="float" office:value="1764245.15170941">
            <text:p>1764245</text:p>
          </table:table-cell>
          <table:table-cell table:style-name="ce1" table:formula="of:=[.D744]/2" office:value-type="float" office:value="882122.575854707">
            <text:p>882123</text:p>
          </table:table-cell>
          <table:table-cell table:number-columns-repeated="5"/>
        </table:table-row>
        <table:table-row table:style-name="ro1">
          <table:table-cell office:value-type="float" office:value="743">
            <text:p>743</text:p>
          </table:table-cell>
          <table:table-cell table:formula="of:=[.A745]^-0.5" office:value-type="float" office:value="0.0366864419123526">
            <text:p>0.0366864419</text:p>
          </table:table-cell>
          <table:table-cell table:formula="of:=[.B745]/[.$B$1003]" office:value-type="float" office:value="0.000593622056424831">
            <text:p>0.0005936221</text:p>
          </table:table-cell>
          <table:table-cell table:formula="of:=[.C745]*[.$G$8]" office:value-type="float" office:value="1763057.50758175">
            <text:p>1763058</text:p>
          </table:table-cell>
          <table:table-cell table:style-name="ce1" table:formula="of:=[.D745]/2" office:value-type="float" office:value="881528.753790874">
            <text:p>881529</text:p>
          </table:table-cell>
          <table:table-cell table:number-columns-repeated="5"/>
        </table:table-row>
        <table:table-row table:style-name="ro1">
          <table:table-cell office:value-type="float" office:value="744">
            <text:p>744</text:p>
          </table:table-cell>
          <table:table-cell table:formula="of:=[.A746]^-0.5" office:value-type="float" office:value="0.0366617787553383">
            <text:p>0.0366617788</text:p>
          </table:table-cell>
          <table:table-cell table:formula="of:=[.B746]/[.$B$1003]" office:value-type="float" office:value="0.000593222982728348">
            <text:p>0.000593223</text:p>
          </table:table-cell>
          <table:table-cell table:formula="of:=[.C746]*[.$G$8]" office:value-type="float" office:value="1761872.25870319">
            <text:p>1761872</text:p>
          </table:table-cell>
          <table:table-cell table:style-name="ce1" table:formula="of:=[.D746]/2" office:value-type="float" office:value="880936.129351596">
            <text:p>880936</text:p>
          </table:table-cell>
          <table:table-cell table:number-columns-repeated="5"/>
        </table:table-row>
        <table:table-row table:style-name="ro1">
          <table:table-cell office:value-type="float" office:value="745">
            <text:p>745</text:p>
          </table:table-cell>
          <table:table-cell table:formula="of:=[.A747]^-0.5" office:value-type="float" office:value="0.0366371652723656">
            <text:p>0.0366371653</text:p>
          </table:table-cell>
          <table:table-cell table:formula="of:=[.B747]/[.$B$1003]" office:value-type="float" office:value="0.000592824712805825">
            <text:p>0.0005928247</text:p>
          </table:table-cell>
          <table:table-cell table:formula="of:=[.C747]*[.$G$8]" office:value-type="float" office:value="1760689.3970333">
            <text:p>1760689</text:p>
          </table:table-cell>
          <table:table-cell table:style-name="ce1" table:formula="of:=[.D747]/2" office:value-type="float" office:value="880344.69851665">
            <text:p>880345</text:p>
          </table:table-cell>
          <table:table-cell table:number-columns-repeated="5"/>
        </table:table-row>
        <table:table-row table:style-name="ro1">
          <table:table-cell office:value-type="float" office:value="746">
            <text:p>746</text:p>
          </table:table-cell>
          <table:table-cell table:formula="of:=[.A748]^-0.5" office:value-type="float" office:value="0.0366126012969106">
            <text:p>0.0366126013</text:p>
          </table:table-cell>
          <table:table-cell table:formula="of:=[.B748]/[.$B$1003]" office:value-type="float" office:value="0.000592427243962747">
            <text:p>0.0005924272</text:p>
          </table:table-cell>
          <table:table-cell table:formula="of:=[.C748]*[.$G$8]" office:value-type="float" office:value="1759508.91456936">
            <text:p>1759509</text:p>
          </table:table-cell>
          <table:table-cell table:style-name="ce1" table:formula="of:=[.D748]/2" office:value-type="float" office:value="879754.45728468">
            <text:p>879754</text:p>
          </table:table-cell>
          <table:table-cell table:number-columns-repeated="5"/>
        </table:table-row>
        <table:table-row table:style-name="ro1">
          <table:table-cell office:value-type="float" office:value="747">
            <text:p>747</text:p>
          </table:table-cell>
          <table:table-cell table:formula="of:=[.A749]^-0.5" office:value-type="float" office:value="0.0365880866632301">
            <text:p>0.0365880867</text:p>
          </table:table-cell>
          <table:table-cell table:formula="of:=[.B749]/[.$B$1003]" office:value-type="float" office:value="0.000592030573517227">
            <text:p>0.0005920306</text:p>
          </table:table-cell>
          <table:table-cell table:formula="of:=[.C749]*[.$G$8]" office:value-type="float" office:value="1758330.80334616">
            <text:p>1758331</text:p>
          </table:table-cell>
          <table:table-cell table:style-name="ce1" table:formula="of:=[.D749]/2" office:value-type="float" office:value="879165.401673082">
            <text:p>879165</text:p>
          </table:table-cell>
          <table:table-cell table:number-columns-repeated="5"/>
        </table:table-row>
        <table:table-row table:style-name="ro1">
          <table:table-cell office:value-type="float" office:value="748">
            <text:p>748</text:p>
          </table:table-cell>
          <table:table-cell table:formula="of:=[.A750]^-0.5" office:value-type="float" office:value="0.0365636212063565">
            <text:p>0.0365636212</text:p>
          </table:table-cell>
          <table:table-cell table:formula="of:=[.B750]/[.$B$1003]" office:value-type="float" office:value="0.000591634698799931">
            <text:p>0.0005916347</text:p>
          </table:table-cell>
          <table:table-cell table:formula="of:=[.C750]*[.$G$8]" office:value-type="float" office:value="1757155.05543579">
            <text:p>1757155</text:p>
          </table:table-cell>
          <table:table-cell table:style-name="ce1" table:formula="of:=[.D750]/2" office:value-type="float" office:value="878577.527717897">
            <text:p>878578</text:p>
          </table:table-cell>
          <table:table-cell table:number-columns-repeated="5"/>
        </table:table-row>
        <table:table-row table:style-name="ro1">
          <table:table-cell office:value-type="float" office:value="749">
            <text:p>749</text:p>
          </table:table-cell>
          <table:table-cell table:formula="of:=[.A751]^-0.5" office:value-type="float" office:value="0.0365392047620935">
            <text:p>0.0365392048</text:p>
          </table:table-cell>
          <table:table-cell table:formula="of:=[.B751]/[.$B$1003]" office:value-type="float" office:value="0.000591239617154002">
            <text:p>0.0005912396</text:p>
          </table:table-cell>
          <table:table-cell table:formula="of:=[.C751]*[.$G$8]" office:value-type="float" office:value="1755981.66294738">
            <text:p>1755982</text:p>
          </table:table-cell>
          <table:table-cell table:style-name="ce1" table:formula="of:=[.D751]/2" office:value-type="float" office:value="877990.831473693">
            <text:p>877991</text:p>
          </table:table-cell>
          <table:table-cell table:number-columns-repeated="5"/>
        </table:table-row>
        <table:table-row table:style-name="ro1">
          <table:table-cell office:value-type="float" office:value="750">
            <text:p>750</text:p>
          </table:table-cell>
          <table:table-cell table:formula="of:=[.A752]^-0.5" office:value-type="float" office:value="0.0365148371670111">
            <text:p>0.0365148372</text:p>
          </table:table-cell>
          <table:table-cell table:formula="of:=[.B752]/[.$B$1003]" office:value-type="float" office:value="0.000590845325934986">
            <text:p>0.0005908453</text:p>
          </table:table-cell>
          <table:table-cell table:formula="of:=[.C752]*[.$G$8]" office:value-type="float" office:value="1754810.61802691">
            <text:p>1754811</text:p>
          </table:table-cell>
          <table:table-cell table:style-name="ce1" table:formula="of:=[.D752]/2" office:value-type="float" office:value="877405.309013455">
            <text:p>877405</text:p>
          </table:table-cell>
          <table:table-cell table:number-columns-repeated="5"/>
        </table:table-row>
        <table:table-row table:style-name="ro1">
          <table:table-cell office:value-type="float" office:value="751">
            <text:p>751</text:p>
          </table:table-cell>
          <table:table-cell table:formula="of:=[.A753]^-0.5" office:value-type="float" office:value="0.0364905182584413">
            <text:p>0.0364905183</text:p>
          </table:table-cell>
          <table:table-cell table:formula="of:=[.B753]/[.$B$1003]" office:value-type="float" office:value="0.000590451822510761">
            <text:p>0.0005904518</text:p>
          </table:table-cell>
          <table:table-cell table:formula="of:=[.C753]*[.$G$8]" office:value-type="float" office:value="1753641.91285696">
            <text:p>1753642</text:p>
          </table:table-cell>
          <table:table-cell table:style-name="ce1" table:formula="of:=[.D753]/2" office:value-type="float" office:value="876820.95642848">
            <text:p>876821</text:p>
          </table:table-cell>
          <table:table-cell table:number-columns-repeated="5"/>
        </table:table-row>
        <table:table-row table:style-name="ro1">
          <table:table-cell office:value-type="float" office:value="752">
            <text:p>752</text:p>
          </table:table-cell>
          <table:table-cell table:formula="of:=[.A754]^-0.5" office:value-type="float" office:value="0.0364662478744736">
            <text:p>0.0364662479</text:p>
          </table:table-cell>
          <table:table-cell table:formula="of:=[.B754]/[.$B$1003]" office:value-type="float" office:value="0.000590059104261453">
            <text:p>0.0005900591</text:p>
          </table:table-cell>
          <table:table-cell table:formula="of:=[.C754]*[.$G$8]" office:value-type="float" office:value="1752475.53965652">
            <text:p>1752476</text:p>
          </table:table-cell>
          <table:table-cell table:style-name="ce1" table:formula="of:=[.D754]/2" office:value-type="float" office:value="876237.769828258">
            <text:p>876238</text:p>
          </table:table-cell>
          <table:table-cell table:number-columns-repeated="5"/>
        </table:table-row>
        <table:table-row table:style-name="ro1">
          <table:table-cell office:value-type="float" office:value="753">
            <text:p>753</text:p>
          </table:table-cell>
          <table:table-cell table:formula="of:=[.A755]^-0.5" office:value-type="float" office:value="0.0364420258539502">
            <text:p>0.0364420259</text:p>
          </table:table-cell>
          <table:table-cell table:formula="of:=[.B755]/[.$B$1003]" office:value-type="float" office:value="0.000589667168579376">
            <text:p>0.0005896672</text:p>
          </table:table-cell>
          <table:table-cell table:formula="of:=[.C755]*[.$G$8]" office:value-type="float" office:value="1751311.49068075">
            <text:p>1751311</text:p>
          </table:table-cell>
          <table:table-cell table:style-name="ce1" table:formula="of:=[.D755]/2" office:value-type="float" office:value="875655.745340374">
            <text:p>875656</text:p>
          </table:table-cell>
          <table:table-cell table:number-columns-repeated="5"/>
        </table:table-row>
        <table:table-row table:style-name="ro1">
          <table:table-cell office:value-type="float" office:value="754">
            <text:p>754</text:p>
          </table:table-cell>
          <table:table-cell table:formula="of:=[.A756]^-0.5" office:value-type="float" office:value="0.0364178520364615">
            <text:p>0.036417852</text:p>
          </table:table-cell>
          <table:table-cell table:formula="of:=[.B756]/[.$B$1003]" office:value-type="float" office:value="0.000589276012868949">
            <text:p>0.000589276</text:p>
          </table:table-cell>
          <table:table-cell table:formula="of:=[.C756]*[.$G$8]" office:value-type="float" office:value="1750149.75822078">
            <text:p>1750150</text:p>
          </table:table-cell>
          <table:table-cell table:style-name="ce1" table:formula="of:=[.D756]/2" office:value-type="float" office:value="875074.879110389">
            <text:p>875075</text:p>
          </table:table-cell>
          <table:table-cell table:number-columns-repeated="5"/>
        </table:table-row>
        <table:table-row table:style-name="ro1">
          <table:table-cell office:value-type="float" office:value="755">
            <text:p>755</text:p>
          </table:table-cell>
          <table:table-cell table:formula="of:=[.A757]^-0.5" office:value-type="float" office:value="0.0363937262623419">
            <text:p>0.0363937263</text:p>
          </table:table-cell>
          <table:table-cell table:formula="of:=[.B757]/[.$B$1003]" office:value-type="float" office:value="0.000588885634546628">
            <text:p>0.0005888856</text:p>
          </table:table-cell>
          <table:table-cell table:formula="of:=[.C757]*[.$G$8]" office:value-type="float" office:value="1748990.33460348">
            <text:p>1748990</text:p>
          </table:table-cell>
          <table:table-cell table:style-name="ce1" table:formula="of:=[.D757]/2" office:value-type="float" office:value="874495.167301742">
            <text:p>874495</text:p>
          </table:table-cell>
          <table:table-cell table:number-columns-repeated="5"/>
        </table:table-row>
        <table:table-row table:style-name="ro1">
          <table:table-cell office:value-type="float" office:value="756">
            <text:p>756</text:p>
          </table:table-cell>
          <table:table-cell table:formula="of:=[.A758]^-0.5" office:value-type="float" office:value="0.0363696483726654">
            <text:p>0.0363696484</text:p>
          </table:table-cell>
          <table:table-cell table:formula="of:=[.B758]/[.$B$1003]" office:value-type="float" office:value="0.000588496031040834">
            <text:p>0.000588496</text:p>
          </table:table-cell>
          <table:table-cell table:formula="of:=[.C758]*[.$G$8]" office:value-type="float" office:value="1747833.21219128">
            <text:p>1747833</text:p>
          </table:table-cell>
          <table:table-cell table:style-name="ce1" table:formula="of:=[.D758]/2" office:value-type="float" office:value="873916.606095638">
            <text:p>873917</text:p>
          </table:table-cell>
          <table:table-cell table:number-columns-repeated="5"/>
        </table:table-row>
        <table:table-row table:style-name="ro1">
          <table:table-cell office:value-type="float" office:value="757">
            <text:p>757</text:p>
          </table:table-cell>
          <table:table-cell table:formula="of:=[.A759]^-0.5" office:value-type="float" office:value="0.0363456182092407">
            <text:p>0.0363456182</text:p>
          </table:table-cell>
          <table:table-cell table:formula="of:=[.B759]/[.$B$1003]" office:value-type="float" office:value="0.000588107199791881">
            <text:p>0.0005881072</text:p>
          </table:table-cell>
          <table:table-cell table:formula="of:=[.C759]*[.$G$8]" office:value-type="float" office:value="1746678.38338189">
            <text:p>1746678</text:p>
          </table:table-cell>
          <table:table-cell table:style-name="ce1" table:formula="of:=[.D759]/2" office:value-type="float" office:value="873339.191690944">
            <text:p>873339</text:p>
          </table:table-cell>
          <table:table-cell table:number-columns-repeated="5"/>
        </table:table-row>
        <table:table-row table:style-name="ro1">
          <table:table-cell office:value-type="float" office:value="758">
            <text:p>758</text:p>
          </table:table-cell>
          <table:table-cell table:formula="of:=[.A760]^-0.5" office:value-type="float" office:value="0.0363216356146074">
            <text:p>0.0363216356</text:p>
          </table:table-cell>
          <table:table-cell table:formula="of:=[.B760]/[.$B$1003]" office:value-type="float" office:value="0.000587719138251909">
            <text:p>0.0005877191</text:p>
          </table:table-cell>
          <table:table-cell table:formula="of:=[.C760]*[.$G$8]" office:value-type="float" office:value="1745525.84060817">
            <text:p>1745526</text:p>
          </table:table-cell>
          <table:table-cell table:style-name="ce1" table:formula="of:=[.D760]/2" office:value-type="float" office:value="872762.920304085">
            <text:p>872763</text:p>
          </table:table-cell>
          <table:table-cell table:number-columns-repeated="5"/>
        </table:table-row>
        <table:table-row table:style-name="ro1">
          <table:table-cell office:value-type="float" office:value="759">
            <text:p>759</text:p>
          </table:table-cell>
          <table:table-cell table:formula="of:=[.A761]^-0.5" office:value-type="float" office:value="0.0362977004320314">
            <text:p>0.0362977004</text:p>
          </table:table-cell>
          <table:table-cell table:formula="of:=[.B761]/[.$B$1003]" office:value-type="float" office:value="0.000587331843884807">
            <text:p>0.0005873318</text:p>
          </table:table-cell>
          <table:table-cell table:formula="of:=[.C761]*[.$G$8]" office:value-type="float" office:value="1744375.57633788">
            <text:p>1744376</text:p>
          </table:table-cell>
          <table:table-cell table:style-name="ce1" table:formula="of:=[.D761]/2" office:value-type="float" office:value="872187.788168938">
            <text:p>872188</text:p>
          </table:table-cell>
          <table:table-cell table:number-columns-repeated="5"/>
        </table:table-row>
        <table:table-row table:style-name="ro1">
          <table:table-cell office:value-type="float" office:value="760">
            <text:p>760</text:p>
          </table:table-cell>
          <table:table-cell table:formula="of:=[.A762]^-0.5" office:value-type="float" office:value="0.0362738125055006">
            <text:p>0.0362738125</text:p>
          </table:table-cell>
          <table:table-cell table:formula="of:=[.B762]/[.$B$1003]" office:value-type="float" office:value="0.000586945314166149">
            <text:p>0.0005869453</text:p>
          </table:table-cell>
          <table:table-cell table:formula="of:=[.C762]*[.$G$8]" office:value-type="float" office:value="1743227.58307346">
            <text:p>1743228</text:p>
          </table:table-cell>
          <table:table-cell table:style-name="ce1" table:formula="of:=[.D762]/2" office:value-type="float" office:value="871613.791536731">
            <text:p>871614</text:p>
          </table:table-cell>
          <table:table-cell table:number-columns-repeated="5"/>
        </table:table-row>
        <table:table-row table:style-name="ro1">
          <table:table-cell office:value-type="float" office:value="761">
            <text:p>761</text:p>
          </table:table-cell>
          <table:table-cell table:formula="of:=[.A763]^-0.5" office:value-type="float" office:value="0.0362499716797207">
            <text:p>0.0362499717</text:p>
          </table:table-cell>
          <table:table-cell table:formula="of:=[.B763]/[.$B$1003]" office:value-type="float" office:value="0.000586559546583123">
            <text:p>0.0005865595</text:p>
          </table:table-cell>
          <table:table-cell table:formula="of:=[.C763]*[.$G$8]" office:value-type="float" office:value="1742081.85335188">
            <text:p>1742082</text:p>
          </table:table-cell>
          <table:table-cell table:style-name="ce1" table:formula="of:=[.D763]/2" office:value-type="float" office:value="871040.926675938">
            <text:p>871041</text:p>
          </table:table-cell>
          <table:table-cell table:number-columns-repeated="5"/>
        </table:table-row>
        <table:table-row table:style-name="ro1">
          <table:table-cell office:value-type="float" office:value="762">
            <text:p>762</text:p>
          </table:table-cell>
          <table:table-cell table:formula="of:=[.A764]^-0.5" office:value-type="float" office:value="0.0362261778001109">
            <text:p>0.0362261778</text:p>
          </table:table-cell>
          <table:table-cell table:formula="of:=[.B764]/[.$B$1003]" office:value-type="float" office:value="0.000586174538634464">
            <text:p>0.0005861745</text:p>
          </table:table-cell>
          <table:table-cell table:formula="of:=[.C764]*[.$G$8]" office:value-type="float" office:value="1740938.37974436">
            <text:p>1740938</text:p>
          </table:table-cell>
          <table:table-cell table:style-name="ce1" table:formula="of:=[.D764]/2" office:value-type="float" office:value="870469.18987218">
            <text:p>870469</text:p>
          </table:table-cell>
          <table:table-cell table:number-columns-repeated="5"/>
        </table:table-row>
        <table:table-row table:style-name="ro1">
          <table:table-cell office:value-type="float" office:value="763">
            <text:p>763</text:p>
          </table:table-cell>
          <table:table-cell table:formula="of:=[.A765]^-0.5" office:value-type="float" office:value="0.0362024307127998">
            <text:p>0.0362024307</text:p>
          </table:table-cell>
          <table:table-cell table:formula="of:=[.B765]/[.$B$1003]" office:value-type="float" office:value="0.000585790287830383">
            <text:p>0.0005857903</text:p>
          </table:table-cell>
          <table:table-cell table:formula="of:=[.C765]*[.$G$8]" office:value-type="float" office:value="1739797.15485624">
            <text:p>1739797</text:p>
          </table:table-cell>
          <table:table-cell table:style-name="ce1" table:formula="of:=[.D765]/2" office:value-type="float" office:value="869898.577428119">
            <text:p>869899</text:p>
          </table:table-cell>
          <table:table-cell table:number-columns-repeated="5"/>
        </table:table-row>
        <table:table-row table:style-name="ro1">
          <table:table-cell office:value-type="float" office:value="764">
            <text:p>764</text:p>
          </table:table-cell>
          <table:table-cell table:formula="of:=[.A766]^-0.5" office:value-type="float" office:value="0.0361787302646211">
            <text:p>0.0361787303</text:p>
          </table:table-cell>
          <table:table-cell table:formula="of:=[.B766]/[.$B$1003]" office:value-type="float" office:value="0.0005854067916925">
            <text:p>0.0005854068</text:p>
          </table:table-cell>
          <table:table-cell table:formula="of:=[.C766]*[.$G$8]" office:value-type="float" office:value="1738658.17132672">
            <text:p>1738658</text:p>
          </table:table-cell>
          <table:table-cell table:style-name="ce1" table:formula="of:=[.D766]/2" office:value-type="float" office:value="869329.085663362">
            <text:p>869329</text:p>
          </table:table-cell>
          <table:table-cell table:number-columns-repeated="5"/>
        </table:table-row>
        <table:table-row table:style-name="ro1">
          <table:table-cell office:value-type="float" office:value="765">
            <text:p>765</text:p>
          </table:table-cell>
          <table:table-cell table:formula="of:=[.A767]^-0.5" office:value-type="float" office:value="0.0361550763031094">
            <text:p>0.0361550763</text:p>
          </table:table-cell>
          <table:table-cell table:formula="of:=[.B767]/[.$B$1003]" office:value-type="float" office:value="0.000585024047753779">
            <text:p>0.000585024</text:p>
          </table:table-cell>
          <table:table-cell table:formula="of:=[.C767]*[.$G$8]" office:value-type="float" office:value="1737521.42182872">
            <text:p>1737521</text:p>
          </table:table-cell>
          <table:table-cell table:style-name="ce1" table:formula="of:=[.D767]/2" office:value-type="float" office:value="868760.710914362">
            <text:p>868761</text:p>
          </table:table-cell>
          <table:table-cell table:number-columns-repeated="5"/>
        </table:table-row>
        <table:table-row table:style-name="ro1">
          <table:table-cell office:value-type="float" office:value="766">
            <text:p>766</text:p>
          </table:table-cell>
          <table:table-cell table:formula="of:=[.A768]^-0.5" office:value-type="float" office:value="0.0361314686764962">
            <text:p>0.0361314687</text:p>
          </table:table-cell>
          <table:table-cell table:formula="of:=[.B768]/[.$B$1003]" office:value-type="float" office:value="0.000584642053558461">
            <text:p>0.0005846421</text:p>
          </table:table-cell>
          <table:table-cell table:formula="of:=[.C768]*[.$G$8]" office:value-type="float" office:value="1736386.89906863">
            <text:p>1736387</text:p>
          </table:table-cell>
          <table:table-cell table:style-name="ce1" table:formula="of:=[.D768]/2" office:value-type="float" office:value="868193.449534314">
            <text:p>868193</text:p>
          </table:table-cell>
          <table:table-cell table:number-columns-repeated="5"/>
        </table:table-row>
        <table:table-row table:style-name="ro1">
          <table:table-cell office:value-type="float" office:value="767">
            <text:p>767</text:p>
          </table:table-cell>
          <table:table-cell table:formula="of:=[.A769]^-0.5" office:value-type="float" office:value="0.0361079072337059">
            <text:p>0.0361079072</text:p>
          </table:table-cell>
          <table:table-cell table:formula="of:=[.B769]/[.$B$1003]" office:value-type="float" office:value="0.000584260806661994">
            <text:p>0.0005842608</text:p>
          </table:table-cell>
          <table:table-cell table:formula="of:=[.C769]*[.$G$8]" office:value-type="float" office:value="1735254.59578612">
            <text:p>1735255</text:p>
          </table:table-cell>
          <table:table-cell table:style-name="ce1" table:formula="of:=[.D769]/2" office:value-type="float" office:value="867627.297893061">
            <text:p>867627</text:p>
          </table:table-cell>
          <table:table-cell table:number-columns-repeated="5"/>
        </table:table-row>
        <table:table-row table:style-name="ro1">
          <table:table-cell office:value-type="float" office:value="768">
            <text:p>768</text:p>
          </table:table-cell>
          <table:table-cell table:formula="of:=[.A770]^-0.5" office:value-type="float" office:value="0.0360843918243516">
            <text:p>0.0360843918</text:p>
          </table:table-cell>
          <table:table-cell table:formula="of:=[.B770]/[.$B$1003]" office:value-type="float" office:value="0.000583880304630973">
            <text:p>0.0005838803</text:p>
          </table:table-cell>
          <table:table-cell table:formula="of:=[.C770]*[.$G$8]" office:value-type="float" office:value="1734124.50475399">
            <text:p>1734125</text:p>
          </table:table-cell>
          <table:table-cell table:style-name="ce1" table:formula="of:=[.D770]/2" office:value-type="float" office:value="867062.252376994">
            <text:p>867062</text:p>
          </table:table-cell>
          <table:table-cell table:number-columns-repeated="5"/>
        </table:table-row>
        <table:table-row table:style-name="ro1">
          <table:table-cell office:value-type="float" office:value="769">
            <text:p>769</text:p>
          </table:table-cell>
          <table:table-cell table:formula="of:=[.A771]^-0.5" office:value-type="float" office:value="0.0360609222987309">
            <text:p>0.0360609223</text:p>
          </table:table-cell>
          <table:table-cell table:formula="of:=[.B771]/[.$B$1003]" office:value-type="float" office:value="0.00058350054504307">
            <text:p>0.0005835005</text:p>
          </table:table-cell>
          <table:table-cell table:formula="of:=[.C771]*[.$G$8]" office:value-type="float" office:value="1732996.61877792">
            <text:p>1732997</text:p>
          </table:table-cell>
          <table:table-cell table:style-name="ce1" table:formula="of:=[.D771]/2" office:value-type="float" office:value="866498.309388959">
            <text:p>866498</text:p>
          </table:table-cell>
          <table:table-cell table:number-columns-repeated="5"/>
        </table:table-row>
        <table:table-row table:style-name="ro1">
          <table:table-cell office:value-type="float" office:value="770">
            <text:p>770</text:p>
          </table:table-cell>
          <table:table-cell table:formula="of:=[.A772]^-0.5" office:value-type="float" office:value="0.0360374985078224">
            <text:p>0.0360374985</text:p>
          </table:table-cell>
          <table:table-cell table:formula="of:=[.B772]/[.$B$1003]" office:value-type="float" office:value="0.000583121525486972">
            <text:p>0.0005831215</text:p>
          </table:table-cell>
          <table:table-cell table:formula="of:=[.C772]*[.$G$8]" office:value-type="float" office:value="1731870.93069631">
            <text:p>1731871</text:p>
          </table:table-cell>
          <table:table-cell table:style-name="ce1" table:formula="of:=[.D772]/2" office:value-type="float" office:value="865935.465348154">
            <text:p>865935</text:p>
          </table:table-cell>
          <table:table-cell table:number-columns-repeated="5"/>
        </table:table-row>
        <table:table-row table:style-name="ro1">
          <table:table-cell office:value-type="float" office:value="771">
            <text:p>771</text:p>
          </table:table-cell>
          <table:table-cell table:formula="of:=[.A773]^-0.5" office:value-type="float" office:value="0.036014120303281">
            <text:p>0.0360141203</text:p>
          </table:table-cell>
          <table:table-cell table:formula="of:=[.B773]/[.$B$1003]" office:value-type="float" office:value="0.000582743243562317">
            <text:p>0.0005827432</text:p>
          </table:table-cell>
          <table:table-cell table:formula="of:=[.C773]*[.$G$8]" office:value-type="float" office:value="1730747.43338008">
            <text:p>1730747</text:p>
          </table:table-cell>
          <table:table-cell table:style-name="ce1" table:formula="of:=[.D773]/2" office:value-type="float" office:value="865373.71669004">
            <text:p>865374</text:p>
          </table:table-cell>
          <table:table-cell table:number-columns-repeated="5"/>
        </table:table-row>
        <table:table-row table:style-name="ro1">
          <table:table-cell office:value-type="float" office:value="772">
            <text:p>772</text:p>
          </table:table-cell>
          <table:table-cell table:formula="of:=[.A774]^-0.5" office:value-type="float" office:value="0.0359907875374347">
            <text:p>0.0359907875</text:p>
          </table:table-cell>
          <table:table-cell table:formula="of:=[.B774]/[.$B$1003]" office:value-type="float" office:value="0.000582365696879626">
            <text:p>0.0005823657</text:p>
          </table:table-cell>
          <table:table-cell table:formula="of:=[.C774]*[.$G$8]" office:value-type="float" office:value="1729626.11973249">
            <text:p>1729626</text:p>
          </table:table-cell>
          <table:table-cell table:style-name="ce1" table:formula="of:=[.D774]/2" office:value-type="float" office:value="864813.059866244">
            <text:p>864813</text:p>
          </table:table-cell>
          <table:table-cell table:number-columns-repeated="5"/>
        </table:table-row>
        <table:table-row table:style-name="ro1">
          <table:table-cell office:value-type="float" office:value="773">
            <text:p>773</text:p>
          </table:table-cell>
          <table:table-cell table:formula="of:=[.A775]^-0.5" office:value-type="float" office:value="0.0359675000632803">
            <text:p>0.0359675001</text:p>
          </table:table-cell>
          <table:table-cell table:formula="of:=[.B775]/[.$B$1003]" office:value-type="float" office:value="0.000581988883060245">
            <text:p>0.0005819889</text:p>
          </table:table-cell>
          <table:table-cell table:formula="of:=[.C775]*[.$G$8]" office:value-type="float" office:value="1728506.98268893">
            <text:p>1728507</text:p>
          </table:table-cell>
          <table:table-cell table:style-name="ce1" table:formula="of:=[.D775]/2" office:value-type="float" office:value="864253.491344464">
            <text:p>864253</text:p>
          </table:table-cell>
          <table:table-cell table:number-columns-repeated="5"/>
        </table:table-row>
        <table:table-row table:style-name="ro1">
          <table:table-cell office:value-type="float" office:value="774">
            <text:p>774</text:p>
          </table:table-cell>
          <table:table-cell table:formula="of:=[.A776]^-0.5" office:value-type="float" office:value="0.0359442577344795">
            <text:p>0.0359442577</text:p>
          </table:table-cell>
          <table:table-cell table:formula="of:=[.B776]/[.$B$1003]" office:value-type="float" office:value="0.00058161279973628">
            <text:p>0.0005816128</text:p>
          </table:table-cell>
          <table:table-cell table:formula="of:=[.C776]*[.$G$8]" office:value-type="float" office:value="1727390.01521675">
            <text:p>1727390</text:p>
          </table:table-cell>
          <table:table-cell table:style-name="ce1" table:formula="of:=[.D776]/2" office:value-type="float" office:value="863695.007608376">
            <text:p>863695</text:p>
          </table:table-cell>
          <table:table-cell table:number-columns-repeated="5"/>
        </table:table-row>
        <table:table-row table:style-name="ro1">
          <table:table-cell office:value-type="float" office:value="775">
            <text:p>775</text:p>
          </table:table-cell>
          <table:table-cell table:formula="of:=[.A777]^-0.5" office:value-type="float" office:value="0.035921060405355">
            <text:p>0.0359210604</text:p>
          </table:table-cell>
          <table:table-cell table:formula="of:=[.B777]/[.$B$1003]" office:value-type="float" office:value="0.000581237444550532">
            <text:p>0.0005812374</text:p>
          </table:table-cell>
          <table:table-cell table:formula="of:=[.C777]*[.$G$8]" office:value-type="float" office:value="1726275.21031508">
            <text:p>1726275</text:p>
          </table:table-cell>
          <table:table-cell table:style-name="ce1" table:formula="of:=[.D777]/2" office:value-type="float" office:value="863137.60515754">
            <text:p>863138</text:p>
          </table:table-cell>
          <table:table-cell table:number-columns-repeated="5"/>
        </table:table-row>
        <table:table-row table:style-name="ro1">
          <table:table-cell office:value-type="float" office:value="776">
            <text:p>776</text:p>
          </table:table-cell>
          <table:table-cell table:formula="of:=[.A778]^-0.5" office:value-type="float" office:value="0.0358979079308869">
            <text:p>0.0358979079</text:p>
          </table:table-cell>
          <table:table-cell table:formula="of:=[.B778]/[.$B$1003]" office:value-type="float" office:value="0.000580862815156439">
            <text:p>0.0005808628</text:p>
          </table:table-cell>
          <table:table-cell table:formula="of:=[.C778]*[.$G$8]" office:value-type="float" office:value="1725162.56101462">
            <text:p>1725163</text:p>
          </table:table-cell>
          <table:table-cell table:style-name="ce1" table:formula="of:=[.D778]/2" office:value-type="float" office:value="862581.280507311">
            <text:p>862581</text:p>
          </table:table-cell>
          <table:table-cell table:number-columns-repeated="5"/>
        </table:table-row>
        <table:table-row table:style-name="ro1">
          <table:table-cell office:value-type="float" office:value="777">
            <text:p>777</text:p>
          </table:table-cell>
          <table:table-cell table:formula="of:=[.A779]^-0.5" office:value-type="float" office:value="0.0358748001667088">
            <text:p>0.0358748002</text:p>
          </table:table-cell>
          <table:table-cell table:formula="of:=[.B779]/[.$B$1003]" office:value-type="float" office:value="0.000580488909218011">
            <text:p>0.0005804889</text:p>
          </table:table-cell>
          <table:table-cell table:formula="of:=[.C779]*[.$G$8]" office:value-type="float" office:value="1724052.06037749">
            <text:p>1724052</text:p>
          </table:table-cell>
          <table:table-cell table:style-name="ce1" table:formula="of:=[.D779]/2" office:value-type="float" office:value="862026.030188746">
            <text:p>862026</text:p>
          </table:table-cell>
          <table:table-cell table:number-columns-repeated="5"/>
        </table:table-row>
        <table:table-row table:style-name="ro1">
          <table:table-cell office:value-type="float" office:value="778">
            <text:p>778</text:p>
          </table:table-cell>
          <table:table-cell table:formula="of:=[.A780]^-0.5" office:value-type="float" office:value="0.0358517369691037">
            <text:p>0.035851737</text:p>
          </table:table-cell>
          <table:table-cell table:formula="of:=[.B780]/[.$B$1003]" office:value-type="float" office:value="0.000580115724409772">
            <text:p>0.0005801157</text:p>
          </table:table-cell>
          <table:table-cell table:formula="of:=[.C780]*[.$G$8]" office:value-type="float" office:value="1722943.70149702">
            <text:p>1722944</text:p>
          </table:table-cell>
          <table:table-cell table:style-name="ce1" table:formula="of:=[.D780]/2" office:value-type="float" office:value="861471.850748512">
            <text:p>861472</text:p>
          </table:table-cell>
          <table:table-cell table:number-columns-repeated="5"/>
        </table:table-row>
        <table:table-row table:style-name="ro1">
          <table:table-cell office:value-type="float" office:value="779">
            <text:p>779</text:p>
          </table:table-cell>
          <table:table-cell table:formula="of:=[.A781]^-0.5" office:value-type="float" office:value="0.0358287181950009">
            <text:p>0.0358287182</text:p>
          </table:table-cell>
          <table:table-cell table:formula="of:=[.B781]/[.$B$1003]" office:value-type="float" office:value="0.000579743258416697">
            <text:p>0.0005797433</text:p>
          </table:table-cell>
          <table:table-cell table:formula="of:=[.C781]*[.$G$8]" office:value-type="float" office:value="1721837.47749759">
            <text:p>1721837</text:p>
          </table:table-cell>
          <table:table-cell table:style-name="ce1" table:formula="of:=[.D781]/2" office:value-type="float" office:value="860918.738748795">
            <text:p>860919</text:p>
          </table:table-cell>
          <table:table-cell table:number-columns-repeated="5"/>
        </table:table-row>
        <table:table-row table:style-name="ro1">
          <table:table-cell office:value-type="float" office:value="780">
            <text:p>780</text:p>
          </table:table-cell>
          <table:table-cell table:formula="of:=[.A782]^-0.5" office:value-type="float" office:value="0.0358057437019716">
            <text:p>0.0358057437</text:p>
          </table:table-cell>
          <table:table-cell table:formula="of:=[.B782]/[.$B$1003]" office:value-type="float" office:value="0.000579371508934151">
            <text:p>0.0005793715</text:p>
          </table:table-cell>
          <table:table-cell table:formula="of:=[.C782]*[.$G$8]" office:value-type="float" office:value="1720733.38153443">
            <text:p>1720733</text:p>
          </table:table-cell>
          <table:table-cell table:style-name="ce1" table:formula="of:=[.D782]/2" office:value-type="float" office:value="860366.690767214">
            <text:p>860367</text:p>
          </table:table-cell>
          <table:table-cell table:number-columns-repeated="5"/>
        </table:table-row>
        <table:table-row table:style-name="ro1">
          <table:table-cell office:value-type="float" office:value="781">
            <text:p>781</text:p>
          </table:table-cell>
          <table:table-cell table:formula="of:=[.A783]^-0.5" office:value-type="float" office:value="0.0357828133482257">
            <text:p>0.0357828133</text:p>
          </table:table-cell>
          <table:table-cell table:formula="of:=[.B783]/[.$B$1003]" office:value-type="float" office:value="0.000579000473667832">
            <text:p>0.0005790005</text:p>
          </table:table-cell>
          <table:table-cell table:formula="of:=[.C783]*[.$G$8]" office:value-type="float" office:value="1719631.40679346">
            <text:p>1719631</text:p>
          </table:table-cell>
          <table:table-cell table:style-name="ce1" table:formula="of:=[.D783]/2" office:value-type="float" office:value="859815.703396731">
            <text:p>859816</text:p>
          </table:table-cell>
          <table:table-cell table:number-columns-repeated="5"/>
        </table:table-row>
        <table:table-row table:style-name="ro1">
          <table:table-cell office:value-type="float" office:value="782">
            <text:p>782</text:p>
          </table:table-cell>
          <table:table-cell table:formula="of:=[.A784]^-0.5" office:value-type="float" office:value="0.0357599269926076">
            <text:p>0.035759927</text:p>
          </table:table-cell>
          <table:table-cell table:formula="of:=[.B784]/[.$B$1003]" office:value-type="float" office:value="0.00057863015033371">
            <text:p>0.0005786302</text:p>
          </table:table-cell>
          <table:table-cell table:formula="of:=[.C784]*[.$G$8]" office:value-type="float" office:value="1718531.54649112">
            <text:p>1718532</text:p>
          </table:table-cell>
          <table:table-cell table:style-name="ce1" table:formula="of:=[.D784]/2" office:value-type="float" office:value="859265.773245559">
            <text:p>859266</text:p>
          </table:table-cell>
          <table:table-cell table:number-columns-repeated="5"/>
        </table:table-row>
        <table:table-row table:style-name="ro1">
          <table:table-cell office:value-type="float" office:value="783">
            <text:p>783</text:p>
          </table:table-cell>
          <table:table-cell table:formula="of:=[.A785]^-0.5" office:value-type="float" office:value="0.0357370844945932">
            <text:p>0.0357370845</text:p>
          </table:table-cell>
          <table:table-cell table:formula="of:=[.B785]/[.$B$1003]" office:value-type="float" office:value="0.000578260536657966">
            <text:p>0.0005782605</text:p>
          </table:table-cell>
          <table:table-cell table:formula="of:=[.C785]*[.$G$8]" office:value-type="float" office:value="1717433.79387416">
            <text:p>1717434</text:p>
          </table:table-cell>
          <table:table-cell table:style-name="ce1" table:formula="of:=[.D785]/2" office:value-type="float" office:value="858716.896937079">
            <text:p>858717</text:p>
          </table:table-cell>
          <table:table-cell table:number-columns-repeated="5"/>
        </table:table-row>
        <table:table-row table:style-name="ro1">
          <table:table-cell office:value-type="float" office:value="784">
            <text:p>784</text:p>
          </table:table-cell>
          <table:table-cell table:formula="of:=[.A786]^-0.5" office:value-type="float" office:value="0.0357142857142857">
            <text:p>0.0357142857</text:p>
          </table:table-cell>
          <table:table-cell table:formula="of:=[.B786]/[.$B$1003]" office:value-type="float" office:value="0.000577891630376936">
            <text:p>0.0005778916</text:p>
          </table:table-cell>
          <table:table-cell table:formula="of:=[.C786]*[.$G$8]" office:value-type="float" office:value="1716338.1422195">
            <text:p>1716338</text:p>
          </table:table-cell>
          <table:table-cell table:style-name="ce1" table:formula="of:=[.D786]/2" office:value-type="float" office:value="858169.07110975">
            <text:p>858169</text:p>
          </table:table-cell>
          <table:table-cell table:number-columns-repeated="5"/>
        </table:table-row>
        <table:table-row table:style-name="ro1">
          <table:table-cell office:value-type="float" office:value="785">
            <text:p>785</text:p>
          </table:table-cell>
          <table:table-cell table:formula="of:=[.A787]^-0.5" office:value-type="float" office:value="0.0356915305124125">
            <text:p>0.0356915305</text:p>
          </table:table-cell>
          <table:table-cell table:formula="of:=[.B787]/[.$B$1003]" office:value-type="float" office:value="0.000577523429237054">
            <text:p>0.0005775234</text:p>
          </table:table-cell>
          <table:table-cell table:formula="of:=[.C787]*[.$G$8]" office:value-type="float" office:value="1715244.58483405">
            <text:p>1715245</text:p>
          </table:table-cell>
          <table:table-cell table:style-name="ce1" table:formula="of:=[.D787]/2" office:value-type="float" office:value="857622.292417025">
            <text:p>857622</text:p>
          </table:table-cell>
          <table:table-cell table:number-columns-repeated="5"/>
        </table:table-row>
        <table:table-row table:style-name="ro1">
          <table:table-cell office:value-type="float" office:value="786">
            <text:p>786</text:p>
          </table:table-cell>
          <table:table-cell table:formula="of:=[.A788]^-0.5" office:value-type="float" office:value="0.0356688187503211">
            <text:p>0.0356688188</text:p>
          </table:table-cell>
          <table:table-cell table:formula="of:=[.B788]/[.$B$1003]" office:value-type="float" office:value="0.00057715593099479">
            <text:p>0.0005771559</text:p>
          </table:table-cell>
          <table:table-cell table:formula="of:=[.C788]*[.$G$8]" office:value-type="float" office:value="1714153.11505453">
            <text:p>1714153</text:p>
          </table:table-cell>
          <table:table-cell table:style-name="ce1" table:formula="of:=[.D788]/2" office:value-type="float" office:value="857076.557527263">
            <text:p>857077</text:p>
          </table:table-cell>
          <table:table-cell table:number-columns-repeated="5"/>
        </table:table-row>
        <table:table-row table:style-name="ro1">
          <table:table-cell office:value-type="float" office:value="787">
            <text:p>787</text:p>
          </table:table-cell>
          <table:table-cell table:formula="of:=[.A789]^-0.5" office:value-type="float" office:value="0.035646150289976">
            <text:p>0.0356461503</text:p>
          </table:table-cell>
          <table:table-cell table:formula="of:=[.B789]/[.$B$1003]" office:value-type="float" office:value="0.000576789133416594">
            <text:p>0.0005767891</text:p>
          </table:table-cell>
          <table:table-cell table:formula="of:=[.C789]*[.$G$8]" office:value-type="float" office:value="1713063.72624728">
            <text:p>1713064</text:p>
          </table:table-cell>
          <table:table-cell table:style-name="ce1" table:formula="of:=[.D789]/2" office:value-type="float" office:value="856531.863123642">
            <text:p>856532</text:p>
          </table:table-cell>
          <table:table-cell table:number-columns-repeated="5"/>
        </table:table-row>
        <table:table-row table:style-name="ro1">
          <table:table-cell office:value-type="float" office:value="788">
            <text:p>788</text:p>
          </table:table-cell>
          <table:table-cell table:formula="of:=[.A790]^-0.5" office:value-type="float" office:value="0.0356235249939548">
            <text:p>0.035623525</text:p>
          </table:table-cell>
          <table:table-cell table:formula="of:=[.B790]/[.$B$1003]" office:value-type="float" office:value="0.000576423034278843">
            <text:p>0.000576423</text:p>
          </table:table-cell>
          <table:table-cell table:formula="of:=[.C790]*[.$G$8]" office:value-type="float" office:value="1711976.41180816">
            <text:p>1711976</text:p>
          </table:table-cell>
          <table:table-cell table:style-name="ce1" table:formula="of:=[.D790]/2" office:value-type="float" office:value="855988.205904081">
            <text:p>855988</text:p>
          </table:table-cell>
          <table:table-cell table:number-columns-repeated="5"/>
        </table:table-row>
        <table:table-row table:style-name="ro1">
          <table:table-cell office:value-type="float" office:value="789">
            <text:p>789</text:p>
          </table:table-cell>
          <table:table-cell table:formula="of:=[.A791]^-0.5" office:value-type="float" office:value="0.0356009427254452">
            <text:p>0.0356009427</text:p>
          </table:table-cell>
          <table:table-cell table:formula="of:=[.B791]/[.$B$1003]" office:value-type="float" office:value="0.000576057631367777">
            <text:p>0.0005760576</text:p>
          </table:table-cell>
          <table:table-cell table:formula="of:=[.C791]*[.$G$8]" office:value-type="float" office:value="1710891.1651623">
            <text:p>1710891</text:p>
          </table:table-cell>
          <table:table-cell table:style-name="ce1" table:formula="of:=[.D791]/2" office:value-type="float" office:value="855445.582581149">
            <text:p>855446</text:p>
          </table:table-cell>
          <table:table-cell table:number-columns-repeated="5"/>
        </table:table-row>
        <table:table-row table:style-name="ro1">
          <table:table-cell office:value-type="float" office:value="790">
            <text:p>790</text:p>
          </table:table-cell>
          <table:table-cell table:formula="of:=[.A792]^-0.5" office:value-type="float" office:value="0.035578403348241">
            <text:p>0.0355784033</text:p>
          </table:table-cell>
          <table:table-cell table:formula="of:=[.B792]/[.$B$1003]" office:value-type="float" office:value="0.000575692922479451">
            <text:p>0.0005756929</text:p>
          </table:table-cell>
          <table:table-cell table:formula="of:=[.C792]*[.$G$8]" office:value-type="float" office:value="1709807.97976397">
            <text:p>1709808</text:p>
          </table:table-cell>
          <table:table-cell table:style-name="ce1" table:formula="of:=[.D792]/2" office:value-type="float" office:value="854903.989881984">
            <text:p>854904</text:p>
          </table:table-cell>
          <table:table-cell table:number-columns-repeated="5"/>
        </table:table-row>
        <table:table-row table:style-name="ro1">
          <table:table-cell office:value-type="float" office:value="791">
            <text:p>791</text:p>
          </table:table-cell>
          <table:table-cell table:formula="of:=[.A793]^-0.5" office:value-type="float" office:value="0.0355559067267389">
            <text:p>0.0355559067</text:p>
          </table:table-cell>
          <table:table-cell table:formula="of:=[.B793]/[.$B$1003]" office:value-type="float" office:value="0.000575328905419672">
            <text:p>0.0005753289</text:p>
          </table:table-cell>
          <table:table-cell table:formula="of:=[.C793]*[.$G$8]" office:value-type="float" office:value="1708726.84909642">
            <text:p>1708727</text:p>
          </table:table-cell>
          <table:table-cell table:style-name="ce1" table:formula="of:=[.D793]/2" office:value-type="float" office:value="854363.424548212">
            <text:p>854363</text:p>
          </table:table-cell>
          <table:table-cell table:number-columns-repeated="5"/>
        </table:table-row>
        <table:table-row table:style-name="ro1">
          <table:table-cell office:value-type="float" office:value="792">
            <text:p>792</text:p>
          </table:table-cell>
          <table:table-cell table:formula="of:=[.A794]^-0.5" office:value-type="float" office:value="0.0355334527259351">
            <text:p>0.0355334527</text:p>
          </table:table-cell>
          <table:table-cell table:formula="of:=[.B794]/[.$B$1003]" office:value-type="float" office:value="0.000574965578003947">
            <text:p>0.0005749656</text:p>
          </table:table-cell>
          <table:table-cell table:formula="of:=[.C794]*[.$G$8]" office:value-type="float" office:value="1707647.76667172">
            <text:p>1707648</text:p>
          </table:table-cell>
          <table:table-cell table:style-name="ce1" table:formula="of:=[.D794]/2" office:value-type="float" office:value="853823.883335862">
            <text:p>853824</text:p>
          </table:table-cell>
          <table:table-cell table:number-columns-repeated="5"/>
        </table:table-row>
        <table:table-row table:style-name="ro1">
          <table:table-cell office:value-type="float" office:value="793">
            <text:p>793</text:p>
          </table:table-cell>
          <table:table-cell table:formula="of:=[.A795]^-0.5" office:value-type="float" office:value="0.0355110412114217">
            <text:p>0.0355110412</text:p>
          </table:table-cell>
          <table:table-cell table:formula="of:=[.B795]/[.$B$1003]" office:value-type="float" office:value="0.00057460293805743">
            <text:p>0.0005746029</text:p>
          </table:table-cell>
          <table:table-cell table:formula="of:=[.C795]*[.$G$8]" office:value-type="float" office:value="1706570.72603057">
            <text:p>1706571</text:p>
          </table:table-cell>
          <table:table-cell table:style-name="ce1" table:formula="of:=[.D795]/2" office:value-type="float" office:value="853285.363015284">
            <text:p>853285</text:p>
          </table:table-cell>
          <table:table-cell table:number-columns-repeated="5"/>
        </table:table-row>
        <table:table-row table:style-name="ro1">
          <table:table-cell office:value-type="float" office:value="794">
            <text:p>794</text:p>
          </table:table-cell>
          <table:table-cell table:formula="of:=[.A796]^-0.5" office:value-type="float" office:value="0.0354886720493838">
            <text:p>0.035488672</text:p>
          </table:table-cell>
          <table:table-cell table:formula="of:=[.B796]/[.$B$1003]" office:value-type="float" office:value="0.000574240983414863">
            <text:p>0.000574241</text:p>
          </table:table-cell>
          <table:table-cell table:formula="of:=[.C796]*[.$G$8]" office:value-type="float" office:value="1705495.72074214">
            <text:p>1705496</text:p>
          </table:table-cell>
          <table:table-cell table:style-name="ce1" table:formula="of:=[.D796]/2" office:value-type="float" office:value="852747.860371071">
            <text:p>852748</text:p>
          </table:table-cell>
          <table:table-cell table:number-columns-repeated="5"/>
        </table:table-row>
        <table:table-row table:style-name="ro1">
          <table:table-cell office:value-type="float" office:value="795">
            <text:p>795</text:p>
          </table:table-cell>
          <table:table-cell table:formula="of:=[.A797]^-0.5" office:value-type="float" office:value="0.0354663451065954">
            <text:p>0.0354663451</text:p>
          </table:table-cell>
          <table:table-cell table:formula="of:=[.B797]/[.$B$1003]" office:value-type="float" office:value="0.000573879711920522">
            <text:p>0.0005738797</text:p>
          </table:table-cell>
          <table:table-cell table:formula="of:=[.C797]*[.$G$8]" office:value-type="float" office:value="1704422.74440395">
            <text:p>1704423</text:p>
          </table:table-cell>
          <table:table-cell table:style-name="ce1" table:formula="of:=[.D797]/2" office:value-type="float" office:value="852211.372201975">
            <text:p>852211</text:p>
          </table:table-cell>
          <table:table-cell table:number-columns-repeated="5"/>
        </table:table-row>
        <table:table-row table:style-name="ro1">
          <table:table-cell office:value-type="float" office:value="796">
            <text:p>796</text:p>
          </table:table-cell>
          <table:table-cell table:formula="of:=[.A798]^-0.5" office:value-type="float" office:value="0.0354440602504168">
            <text:p>0.0354440603</text:p>
          </table:table-cell>
          <table:table-cell table:formula="of:=[.B798]/[.$B$1003]" office:value-type="float" office:value="0.000573519121428168">
            <text:p>0.0005735191</text:p>
          </table:table-cell>
          <table:table-cell table:formula="of:=[.C798]*[.$G$8]" office:value-type="float" office:value="1703351.79064166">
            <text:p>1703352</text:p>
          </table:table-cell>
          <table:table-cell table:style-name="ce1" table:formula="of:=[.D798]/2" office:value-type="float" office:value="851675.89532083">
            <text:p>851676</text:p>
          </table:table-cell>
          <table:table-cell table:number-columns-repeated="5"/>
        </table:table-row>
        <table:table-row table:style-name="ro1">
          <table:table-cell office:value-type="float" office:value="797">
            <text:p>797</text:p>
          </table:table-cell>
          <table:table-cell table:formula="of:=[.A799]^-0.5" office:value-type="float" office:value="0.0354218173487907">
            <text:p>0.0354218173</text:p>
          </table:table-cell>
          <table:table-cell table:formula="of:=[.B799]/[.$B$1003]" office:value-type="float" office:value="0.000573159209800988">
            <text:p>0.0005731592</text:p>
          </table:table-cell>
          <table:table-cell table:formula="of:=[.C799]*[.$G$8]" office:value-type="float" office:value="1702282.85310893">
            <text:p>1702283</text:p>
          </table:table-cell>
          <table:table-cell table:style-name="ce1" table:formula="of:=[.D799]/2" office:value-type="float" office:value="851141.426554467">
            <text:p>851141</text:p>
          </table:table-cell>
          <table:table-cell table:number-columns-repeated="5"/>
        </table:table-row>
        <table:table-row table:style-name="ro1">
          <table:table-cell office:value-type="float" office:value="798">
            <text:p>798</text:p>
          </table:table-cell>
          <table:table-cell table:formula="of:=[.A800]^-0.5" office:value-type="float" office:value="0.0353996162702394">
            <text:p>0.0353996163</text:p>
          </table:table-cell>
          <table:table-cell table:formula="of:=[.B800]/[.$B$1003]" office:value-type="float" office:value="0.000572799974911544">
            <text:p>0.0005728</text:p>
          </table:table-cell>
          <table:table-cell table:formula="of:=[.C800]*[.$G$8]" office:value-type="float" office:value="1701215.92548729">
            <text:p>1701216</text:p>
          </table:table-cell>
          <table:table-cell table:style-name="ce1" table:formula="of:=[.D800]/2" office:value-type="float" office:value="850607.962743644">
            <text:p>850608</text:p>
          </table:table-cell>
          <table:table-cell table:number-columns-repeated="5"/>
        </table:table-row>
        <table:table-row table:style-name="ro1">
          <table:table-cell office:value-type="float" office:value="799">
            <text:p>799</text:p>
          </table:table-cell>
          <table:table-cell table:formula="of:=[.A801]^-0.5" office:value-type="float" office:value="0.0353774568838612">
            <text:p>0.0353774569</text:p>
          </table:table-cell>
          <table:table-cell table:formula="of:=[.B801]/[.$B$1003]" office:value-type="float" office:value="0.000572441414641722">
            <text:p>0.0005724414</text:p>
          </table:table-cell>
          <table:table-cell table:formula="of:=[.C801]*[.$G$8]" office:value-type="float" office:value="1700151.00148591">
            <text:p>1700151</text:p>
          </table:table-cell>
          <table:table-cell table:style-name="ce1" table:formula="of:=[.D801]/2" office:value-type="float" office:value="850075.500742957">
            <text:p>850076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table:formula="of:=[.A802]^-0.5" office:value-type="float" office:value="0.0353553390593274">
            <text:p>0.0353553391</text:p>
          </table:table-cell>
          <table:table-cell table:formula="of:=[.B802]/[.$B$1003]" office:value-type="float" office:value="0.000572083526882674">
            <text:p>0.0005720835</text:p>
          </table:table-cell>
          <table:table-cell table:formula="of:=[.C802]*[.$G$8]" office:value-type="float" office:value="1699088.07484154">
            <text:p>1699088</text:p>
          </table:table-cell>
          <table:table-cell table:style-name="ce1" table:formula="of:=[.D802]/2" office:value-type="float" office:value="849544.037420771">
            <text:p>849544</text:p>
          </table:table-cell>
          <table:table-cell table:number-columns-repeated="5"/>
        </table:table-row>
        <table:table-row table:style-name="ro1">
          <table:table-cell office:value-type="float" office:value="801">
            <text:p>801</text:p>
          </table:table-cell>
          <table:table-cell table:formula="of:=[.A803]^-0.5" office:value-type="float" office:value="0.0353332626668787">
            <text:p>0.0353332627</text:p>
          </table:table-cell>
          <table:table-cell table:formula="of:=[.B803]/[.$B$1003]" office:value-type="float" office:value="0.000571726309534773">
            <text:p>0.0005717263</text:p>
          </table:table-cell>
          <table:table-cell table:formula="of:=[.C803]*[.$G$8]" office:value-type="float" office:value="1698027.13931828">
            <text:p>1698027</text:p>
          </table:table-cell>
          <table:table-cell table:style-name="ce1" table:formula="of:=[.D803]/2" office:value-type="float" office:value="849013.569659138">
            <text:p>849014</text:p>
          </table:table-cell>
          <table:table-cell table:number-columns-repeated="5"/>
        </table:table-row>
        <table:table-row table:style-name="ro1">
          <table:table-cell office:value-type="float" office:value="802">
            <text:p>802</text:p>
          </table:table-cell>
          <table:table-cell table:formula="of:=[.A804]^-0.5" office:value-type="float" office:value="0.0353112275773224">
            <text:p>0.0353112276</text:p>
          </table:table-cell>
          <table:table-cell table:formula="of:=[.B804]/[.$B$1003]" office:value-type="float" office:value="0.000571369760507557">
            <text:p>0.0005713698</text:p>
          </table:table-cell>
          <table:table-cell table:formula="of:=[.C804]*[.$G$8]" office:value-type="float" office:value="1696968.18870744">
            <text:p>1696968</text:p>
          </table:table-cell>
          <table:table-cell table:style-name="ce1" table:formula="of:=[.D804]/2" office:value-type="float" office:value="848484.094353722">
            <text:p>848484</text:p>
          </table:table-cell>
          <table:table-cell table:number-columns-repeated="5"/>
        </table:table-row>
        <table:table-row table:style-name="ro1">
          <table:table-cell office:value-type="float" office:value="803">
            <text:p>803</text:p>
          </table:table-cell>
          <table:table-cell table:formula="of:=[.A805]^-0.5" office:value-type="float" office:value="0.0352892336620293">
            <text:p>0.0352892337</text:p>
          </table:table-cell>
          <table:table-cell table:formula="of:=[.B805]/[.$B$1003]" office:value-type="float" office:value="0.000571013877719677">
            <text:p>0.0005710139</text:p>
          </table:table-cell>
          <table:table-cell table:formula="of:=[.C805]*[.$G$8]" office:value-type="float" office:value="1695911.21682744">
            <text:p>1695911</text:p>
          </table:table-cell>
          <table:table-cell table:style-name="ce1" table:formula="of:=[.D805]/2" office:value-type="float" office:value="847955.608413721">
            <text:p>847956</text:p>
          </table:table-cell>
          <table:table-cell table:number-columns-repeated="5"/>
        </table:table-row>
        <table:table-row table:style-name="ro1">
          <table:table-cell office:value-type="float" office:value="804">
            <text:p>804</text:p>
          </table:table-cell>
          <table:table-cell table:formula="of:=[.A806]^-0.5" office:value-type="float" office:value="0.0352672807929299">
            <text:p>0.0352672808</text:p>
          </table:table-cell>
          <table:table-cell table:formula="of:=[.B806]/[.$B$1003]" office:value-type="float" office:value="0.000570658659098849">
            <text:p>0.0005706587</text:p>
          </table:table-cell>
          <table:table-cell table:formula="of:=[.C806]*[.$G$8]" office:value-type="float" office:value="1694856.21752358">
            <text:p>1694856</text:p>
          </table:table-cell>
          <table:table-cell table:style-name="ce1" table:formula="of:=[.D806]/2" office:value-type="float" office:value="847428.108761791">
            <text:p>847428</text:p>
          </table:table-cell>
          <table:table-cell table:number-columns-repeated="5"/>
        </table:table-row>
        <table:table-row table:style-name="ro1">
          <table:table-cell office:value-type="float" office:value="805">
            <text:p>805</text:p>
          </table:table-cell>
          <table:table-cell table:formula="of:=[.A807]^-0.5" office:value-type="float" office:value="0.0352453688425121">
            <text:p>0.0352453688</text:p>
          </table:table-cell>
          <table:table-cell table:formula="of:=[.B807]/[.$B$1003]" office:value-type="float" office:value="0.000570304102581801">
            <text:p>0.0005703041</text:p>
          </table:table-cell>
          <table:table-cell table:formula="of:=[.C807]*[.$G$8]" office:value-type="float" office:value="1693803.18466795">
            <text:p>1693803</text:p>
          </table:table-cell>
          <table:table-cell table:style-name="ce1" table:formula="of:=[.D807]/2" office:value-type="float" office:value="846901.592333975">
            <text:p>846902</text:p>
          </table:table-cell>
          <table:table-cell table:number-columns-repeated="5"/>
        </table:table-row>
        <table:table-row table:style-name="ro1">
          <table:table-cell office:value-type="float" office:value="806">
            <text:p>806</text:p>
          </table:table-cell>
          <table:table-cell table:formula="of:=[.A808]^-0.5" office:value-type="float" office:value="0.0352234976838173">
            <text:p>0.0352234977</text:p>
          </table:table-cell>
          <table:table-cell table:formula="of:=[.B808]/[.$B$1003]" office:value-type="float" office:value="0.000569950206114224">
            <text:p>0.0005699502</text:p>
          </table:table-cell>
          <table:table-cell table:formula="of:=[.C808]*[.$G$8]" office:value-type="float" office:value="1692752.11215925">
            <text:p>1692752</text:p>
          </table:table-cell>
          <table:table-cell table:style-name="ce1" table:formula="of:=[.D808]/2" office:value-type="float" office:value="846376.056079623">
            <text:p>846376</text:p>
          </table:table-cell>
          <table:table-cell table:number-columns-repeated="5"/>
        </table:table-row>
        <table:table-row table:style-name="ro1">
          <table:table-cell office:value-type="float" office:value="807">
            <text:p>807</text:p>
          </table:table-cell>
          <table:table-cell table:formula="of:=[.A809]^-0.5" office:value-type="float" office:value="0.0352016671904381">
            <text:p>0.0352016672</text:p>
          </table:table-cell>
          <table:table-cell table:formula="of:=[.B809]/[.$B$1003]" office:value-type="float" office:value="0.000569596967650721">
            <text:p>0.000569597</text:p>
          </table:table-cell>
          <table:table-cell table:formula="of:=[.C809]*[.$G$8]" office:value-type="float" office:value="1691702.99392264">
            <text:p>1691703</text:p>
          </table:table-cell>
          <table:table-cell table:style-name="ce1" table:formula="of:=[.D809]/2" office:value-type="float" office:value="845851.496961321">
            <text:p>845851</text:p>
          </table:table-cell>
          <table:table-cell table:number-columns-repeated="5"/>
        </table:table-row>
        <table:table-row table:style-name="ro1">
          <table:table-cell office:value-type="float" office:value="808">
            <text:p>808</text:p>
          </table:table-cell>
          <table:table-cell table:formula="of:=[.A810]^-0.5" office:value-type="float" office:value="0.0351798772365146">
            <text:p>0.0351798772</text:p>
          </table:table-cell>
          <table:table-cell table:formula="of:=[.B810]/[.$B$1003]" office:value-type="float" office:value="0.000569244385154757">
            <text:p>0.0005692444</text:p>
          </table:table-cell>
          <table:table-cell table:formula="of:=[.C810]*[.$G$8]" office:value-type="float" office:value="1690655.82390963">
            <text:p>1690656</text:p>
          </table:table-cell>
          <table:table-cell table:style-name="ce1" table:formula="of:=[.D810]/2" office:value-type="float" office:value="845327.911954814">
            <text:p>845328</text:p>
          </table:table-cell>
          <table:table-cell table:number-columns-repeated="5"/>
        </table:table-row>
        <table:table-row table:style-name="ro1">
          <table:table-cell office:value-type="float" office:value="809">
            <text:p>809</text:p>
          </table:table-cell>
          <table:table-cell table:formula="of:=[.A811]^-0.5" office:value-type="float" office:value="0.0351581276967315">
            <text:p>0.0351581277</text:p>
          </table:table-cell>
          <table:table-cell table:formula="of:=[.B811]/[.$B$1003]" office:value-type="float" office:value="0.000568892456598611">
            <text:p>0.0005688925</text:p>
          </table:table-cell>
          <table:table-cell table:formula="of:=[.C811]*[.$G$8]" office:value-type="float" office:value="1689610.59609788">
            <text:p>1689611</text:p>
          </table:table-cell>
          <table:table-cell table:style-name="ce1" table:formula="of:=[.D811]/2" office:value-type="float" office:value="844805.298048937">
            <text:p>844805</text:p>
          </table:table-cell>
          <table:table-cell table:number-columns-repeated="5"/>
        </table:table-row>
        <table:table-row table:style-name="ro1">
          <table:table-cell office:value-type="float" office:value="810">
            <text:p>810</text:p>
          </table:table-cell>
          <table:table-cell table:formula="of:=[.A812]^-0.5" office:value-type="float" office:value="0.0351364184463153">
            <text:p>0.0351364184</text:p>
          </table:table-cell>
          <table:table-cell table:formula="of:=[.B812]/[.$B$1003]" office:value-type="float" office:value="0.000568541179963328">
            <text:p>0.0005685412</text:p>
          </table:table-cell>
          <table:table-cell table:formula="of:=[.C812]*[.$G$8]" office:value-type="float" office:value="1688567.30449108">
            <text:p>1688567</text:p>
          </table:table-cell>
          <table:table-cell table:style-name="ce1" table:formula="of:=[.D812]/2" office:value-type="float" office:value="844283.652245542">
            <text:p>844284</text:p>
          </table:table-cell>
          <table:table-cell table:number-columns-repeated="5"/>
        </table:table-row>
        <table:table-row table:style-name="ro1">
          <table:table-cell office:value-type="float" office:value="811">
            <text:p>811</text:p>
          </table:table-cell>
          <table:table-cell table:formula="of:=[.A813]^-0.5" office:value-type="float" office:value="0.0351147493610312">
            <text:p>0.0351147494</text:p>
          </table:table-cell>
          <table:table-cell table:formula="of:=[.B813]/[.$B$1003]" office:value-type="float" office:value="0.000568190553238666">
            <text:p>0.0005681906</text:p>
          </table:table-cell>
          <table:table-cell table:formula="of:=[.C813]*[.$G$8]" office:value-type="float" office:value="1687525.94311884">
            <text:p>1687526</text:p>
          </table:table-cell>
          <table:table-cell table:style-name="ce1" table:formula="of:=[.D813]/2" office:value-type="float" office:value="843762.971559419">
            <text:p>843763</text:p>
          </table:table-cell>
          <table:table-cell table:number-columns-repeated="5"/>
        </table:table-row>
        <table:table-row table:style-name="ro1">
          <table:table-cell office:value-type="float" office:value="812">
            <text:p>812</text:p>
          </table:table-cell>
          <table:table-cell table:formula="of:=[.A814]^-0.5" office:value-type="float" office:value="0.0350931203171798">
            <text:p>0.0350931203</text:p>
          </table:table-cell>
          <table:table-cell table:formula="of:=[.B814]/[.$B$1003]" office:value-type="float" office:value="0.000567840574423053">
            <text:p>0.0005678406</text:p>
          </table:table-cell>
          <table:table-cell table:formula="of:=[.C814]*[.$G$8]" office:value-type="float" office:value="1686486.50603647">
            <text:p>1686487</text:p>
          </table:table-cell>
          <table:table-cell table:style-name="ce1" table:formula="of:=[.D814]/2" office:value-type="float" office:value="843243.253018233">
            <text:p>843243</text:p>
          </table:table-cell>
          <table:table-cell table:number-columns-repeated="5"/>
        </table:table-row>
        <table:table-row table:style-name="ro1">
          <table:table-cell office:value-type="float" office:value="813">
            <text:p>813</text:p>
          </table:table-cell>
          <table:table-cell table:formula="of:=[.A815]^-0.5" office:value-type="float" office:value="0.0350715311915947">
            <text:p>0.0350715312</text:p>
          </table:table-cell>
          <table:table-cell table:formula="of:=[.B815]/[.$B$1003]" office:value-type="float" office:value="0.000567491241523535">
            <text:p>0.0005674912</text:p>
          </table:table-cell>
          <table:table-cell table:formula="of:=[.C815]*[.$G$8]" office:value-type="float" office:value="1685448.9873249">
            <text:p>1685449</text:p>
          </table:table-cell>
          <table:table-cell table:style-name="ce1" table:formula="of:=[.D815]/2" office:value-type="float" office:value="842724.493662449">
            <text:p>842724</text:p>
          </table:table-cell>
          <table:table-cell table:number-columns-repeated="5"/>
        </table:table-row>
        <table:table-row table:style-name="ro1">
          <table:table-cell office:value-type="float" office:value="814">
            <text:p>814</text:p>
          </table:table-cell>
          <table:table-cell table:formula="of:=[.A816]^-0.5" office:value-type="float" office:value="0.0350499818616391">
            <text:p>0.0350499819</text:p>
          </table:table-cell>
          <table:table-cell table:formula="of:=[.B816]/[.$B$1003]" office:value-type="float" office:value="0.00056714255255573">
            <text:p>0.0005671426</text:p>
          </table:table-cell>
          <table:table-cell table:formula="of:=[.C816]*[.$G$8]" office:value-type="float" office:value="1684413.38109052">
            <text:p>1684413</text:p>
          </table:table-cell>
          <table:table-cell table:style-name="ce1" table:formula="of:=[.D816]/2" office:value-type="float" office:value="842206.690545259">
            <text:p>842207</text:p>
          </table:table-cell>
          <table:table-cell table:number-columns-repeated="5"/>
        </table:table-row>
        <table:table-row table:style-name="ro1">
          <table:table-cell office:value-type="float" office:value="815">
            <text:p>815</text:p>
          </table:table-cell>
          <table:table-cell table:formula="of:=[.A817]^-0.5" office:value-type="float" office:value="0.0350284722052029">
            <text:p>0.0350284722</text:p>
          </table:table-cell>
          <table:table-cell table:formula="of:=[.B817]/[.$B$1003]" office:value-type="float" office:value="0.000566794505543782">
            <text:p>0.0005667945</text:p>
          </table:table-cell>
          <table:table-cell table:formula="of:=[.C817]*[.$G$8]" office:value-type="float" office:value="1683379.68146503">
            <text:p>1683380</text:p>
          </table:table-cell>
          <table:table-cell table:style-name="ce1" table:formula="of:=[.D817]/2" office:value-type="float" office:value="841689.840732516">
            <text:p>841690</text:p>
          </table:table-cell>
          <table:table-cell table:number-columns-repeated="5"/>
        </table:table-row>
        <table:table-row table:style-name="ro1">
          <table:table-cell office:value-type="float" office:value="816">
            <text:p>816</text:p>
          </table:table-cell>
          <table:table-cell table:formula="of:=[.A818]^-0.5" office:value-type="float" office:value="0.0350070021007002">
            <text:p>0.0350070021</text:p>
          </table:table-cell>
          <table:table-cell table:formula="of:=[.B818]/[.$B$1003]" office:value-type="float" office:value="0.00056644709852031">
            <text:p>0.0005664471</text:p>
          </table:table-cell>
          <table:table-cell table:formula="of:=[.C818]*[.$G$8]" office:value-type="float" office:value="1682347.88260532">
            <text:p>1682348</text:p>
          </table:table-cell>
          <table:table-cell table:style-name="ce1" table:formula="of:=[.D818]/2" office:value-type="float" office:value="841173.94130266">
            <text:p>841174</text:p>
          </table:table-cell>
          <table:table-cell table:number-columns-repeated="5"/>
        </table:table-row>
        <table:table-row table:style-name="ro1">
          <table:table-cell office:value-type="float" office:value="817">
            <text:p>817</text:p>
          </table:table-cell>
          <table:table-cell table:formula="of:=[.A819]^-0.5" office:value-type="float" office:value="0.034985571427066">
            <text:p>0.0349855714</text:p>
          </table:table-cell>
          <table:table-cell table:formula="of:=[.B819]/[.$B$1003]" office:value-type="float" office:value="0.000566100329526366">
            <text:p>0.0005661003</text:p>
          </table:table-cell>
          <table:table-cell table:formula="of:=[.C819]*[.$G$8]" office:value-type="float" office:value="1681317.97869331">
            <text:p>1681318</text:p>
          </table:table-cell>
          <table:table-cell table:style-name="ce1" table:formula="of:=[.D819]/2" office:value-type="float" office:value="840658.989346653">
            <text:p>840659</text:p>
          </table:table-cell>
          <table:table-cell table:number-columns-repeated="5"/>
        </table:table-row>
        <table:table-row table:style-name="ro1">
          <table:table-cell office:value-type="float" office:value="818">
            <text:p>818</text:p>
          </table:table-cell>
          <table:table-cell table:formula="of:=[.A820]^-0.5" office:value-type="float" office:value="0.0349641800637533">
            <text:p>0.0349641801</text:p>
          </table:table-cell>
          <table:table-cell table:formula="of:=[.B820]/[.$B$1003]" office:value-type="float" office:value="0.000565754196611384">
            <text:p>0.0005657542</text:p>
          </table:table-cell>
          <table:table-cell table:formula="of:=[.C820]*[.$G$8]" office:value-type="float" office:value="1680289.96393581">
            <text:p>1680290</text:p>
          </table:table-cell>
          <table:table-cell table:style-name="ce1" table:formula="of:=[.D820]/2" office:value-type="float" office:value="840144.981967906">
            <text:p>840145</text:p>
          </table:table-cell>
          <table:table-cell table:number-columns-repeated="5"/>
        </table:table-row>
        <table:table-row table:style-name="ro1">
          <table:table-cell office:value-type="float" office:value="819">
            <text:p>819</text:p>
          </table:table-cell>
          <table:table-cell table:formula="of:=[.A821]^-0.5" office:value-type="float" office:value="0.0349428278907306">
            <text:p>0.0349428279</text:p>
          </table:table-cell>
          <table:table-cell table:formula="of:=[.B821]/[.$B$1003]" office:value-type="float" office:value="0.00056540869783314">
            <text:p>0.0005654087</text:p>
          </table:table-cell>
          <table:table-cell table:formula="of:=[.C821]*[.$G$8]" office:value-type="float" office:value="1679263.83256443">
            <text:p>1679264</text:p>
          </table:table-cell>
          <table:table-cell table:style-name="ce1" table:formula="of:=[.D821]/2" office:value-type="float" office:value="839631.916282213">
            <text:p>839632</text:p>
          </table:table-cell>
          <table:table-cell table:number-columns-repeated="5"/>
        </table:table-row>
        <table:table-row table:style-name="ro1">
          <table:table-cell office:value-type="float" office:value="820">
            <text:p>820</text:p>
          </table:table-cell>
          <table:table-cell table:formula="of:=[.A822]^-0.5" office:value-type="float" office:value="0.0349215147884789">
            <text:p>0.0349215148</text:p>
          </table:table-cell>
          <table:table-cell table:formula="of:=[.B822]/[.$B$1003]" office:value-type="float" office:value="0.000565063831257698">
            <text:p>0.0005650638</text:p>
          </table:table-cell>
          <table:table-cell table:formula="of:=[.C822]*[.$G$8]" office:value-type="float" office:value="1678239.57883536">
            <text:p>1678240</text:p>
          </table:table-cell>
          <table:table-cell table:style-name="ce1" table:formula="of:=[.D822]/2" office:value-type="float" office:value="839119.789417682">
            <text:p>839120</text:p>
          </table:table-cell>
          <table:table-cell table:number-columns-repeated="5"/>
        </table:table-row>
        <table:table-row table:style-name="ro1">
          <table:table-cell office:value-type="float" office:value="821">
            <text:p>821</text:p>
          </table:table-cell>
          <table:table-cell table:formula="of:=[.A823]^-0.5" office:value-type="float" office:value="0.0349002406379888">
            <text:p>0.0349002406</text:p>
          </table:table-cell>
          <table:table-cell table:formula="of:=[.B823]/[.$B$1003]" office:value-type="float" office:value="0.000564719594959373">
            <text:p>0.0005647196</text:p>
          </table:table-cell>
          <table:table-cell table:formula="of:=[.C823]*[.$G$8]" office:value-type="float" office:value="1677217.19702934">
            <text:p>1677217</text:p>
          </table:table-cell>
          <table:table-cell table:style-name="ce1" table:formula="of:=[.D823]/2" office:value-type="float" office:value="838608.598514669">
            <text:p>838609</text:p>
          </table:table-cell>
          <table:table-cell table:number-columns-repeated="5"/>
        </table:table-row>
        <table:table-row table:style-name="ro1">
          <table:table-cell office:value-type="float" office:value="822">
            <text:p>822</text:p>
          </table:table-cell>
          <table:table-cell table:formula="of:=[.A824]^-0.5" office:value-type="float" office:value="0.0348790053207578">
            <text:p>0.0348790053</text:p>
          </table:table-cell>
          <table:table-cell table:formula="of:=[.B824]/[.$B$1003]" office:value-type="float" office:value="0.000564375987020679">
            <text:p>0.000564376</text:p>
          </table:table-cell>
          <table:table-cell table:formula="of:=[.C824]*[.$G$8]" office:value-type="float" office:value="1676196.68145142">
            <text:p>1676197</text:p>
          </table:table-cell>
          <table:table-cell table:style-name="ce1" table:formula="of:=[.D824]/2" office:value-type="float" office:value="838098.340725709">
            <text:p>838098</text:p>
          </table:table-cell>
          <table:table-cell table:number-columns-repeated="5"/>
        </table:table-row>
        <table:table-row table:style-name="ro1">
          <table:table-cell office:value-type="float" office:value="823">
            <text:p>823</text:p>
          </table:table-cell>
          <table:table-cell table:formula="of:=[.A825]^-0.5" office:value-type="float" office:value="0.0348578087187875">
            <text:p>0.0348578087</text:p>
          </table:table-cell>
          <table:table-cell table:formula="of:=[.B825]/[.$B$1003]" office:value-type="float" office:value="0.00056403300553229">
            <text:p>0.000564033</text:p>
          </table:table-cell>
          <table:table-cell table:formula="of:=[.C825]*[.$G$8]" office:value-type="float" office:value="1675178.0264309">
            <text:p>1675178</text:p>
          </table:table-cell>
          <table:table-cell table:style-name="ce1" table:formula="of:=[.D825]/2" office:value-type="float" office:value="837589.01321545">
            <text:p>837589</text:p>
          </table:table-cell>
          <table:table-cell table:number-columns-repeated="5"/>
        </table:table-row>
        <table:table-row table:style-name="ro1">
          <table:table-cell office:value-type="float" office:value="824">
            <text:p>824</text:p>
          </table:table-cell>
          <table:table-cell table:formula="of:=[.A826]^-0.5" office:value-type="float" office:value="0.0348366507145809">
            <text:p>0.0348366507</text:p>
          </table:table-cell>
          <table:table-cell table:formula="of:=[.B826]/[.$B$1003]" office:value-type="float" office:value="0.000563690648592988">
            <text:p>0.0005636906</text:p>
          </table:table-cell>
          <table:table-cell table:formula="of:=[.C826]*[.$G$8]" office:value-type="float" office:value="1674161.22632117">
            <text:p>1674161</text:p>
          </table:table-cell>
          <table:table-cell table:style-name="ce1" table:formula="of:=[.D826]/2" office:value-type="float" office:value="837080.613160587">
            <text:p>837081</text:p>
          </table:table-cell>
          <table:table-cell table:number-columns-repeated="5"/>
        </table:table-row>
        <table:table-row table:style-name="ro1">
          <table:table-cell office:value-type="float" office:value="825">
            <text:p>825</text:p>
          </table:table-cell>
          <table:table-cell table:formula="of:=[.A827]^-0.5" office:value-type="float" office:value="0.0348155311911396">
            <text:p>0.0348155312</text:p>
          </table:table-cell>
          <table:table-cell table:formula="of:=[.B827]/[.$B$1003]" office:value-type="float" office:value="0.000563348914309628">
            <text:p>0.0005633489</text:p>
          </table:table-cell>
          <table:table-cell table:formula="of:=[.C827]*[.$G$8]" office:value-type="float" office:value="1673146.2754996">
            <text:p>1673146</text:p>
          </table:table-cell>
          <table:table-cell table:style-name="ce1" table:formula="of:=[.D827]/2" office:value-type="float" office:value="836573.137749798">
            <text:p>836573</text:p>
          </table:table-cell>
          <table:table-cell table:number-columns-repeated="5"/>
        </table:table-row>
        <table:table-row table:style-name="ro1">
          <table:table-cell office:value-type="float" office:value="826">
            <text:p>826</text:p>
          </table:table-cell>
          <table:table-cell table:formula="of:=[.A828]^-0.5" office:value-type="float" office:value="0.034794450031961">
            <text:p>0.03479445</text:p>
          </table:table-cell>
          <table:table-cell table:formula="of:=[.B828]/[.$B$1003]" office:value-type="float" office:value="0.000563007800797087">
            <text:p>0.0005630078</text:p>
          </table:table-cell>
          <table:table-cell table:formula="of:=[.C828]*[.$G$8]" office:value-type="float" office:value="1672133.16836735">
            <text:p>1672133</text:p>
          </table:table-cell>
          <table:table-cell table:style-name="ce1" table:formula="of:=[.D828]/2" office:value-type="float" office:value="836066.584183674">
            <text:p>836067</text:p>
          </table:table-cell>
          <table:table-cell table:number-columns-repeated="5"/>
        </table:table-row>
        <table:table-row table:style-name="ro1">
          <table:table-cell office:value-type="float" office:value="827">
            <text:p>827</text:p>
          </table:table-cell>
          <table:table-cell table:formula="of:=[.A829]^-0.5" office:value-type="float" office:value="0.034773407121036">
            <text:p>0.0347734071</text:p>
          </table:table-cell>
          <table:table-cell table:formula="of:=[.B829]/[.$B$1003]" office:value-type="float" office:value="0.000562667306178222">
            <text:p>0.0005626673</text:p>
          </table:table-cell>
          <table:table-cell table:formula="of:=[.C829]*[.$G$8]" office:value-type="float" office:value="1671121.89934932">
            <text:p>1671122</text:p>
          </table:table-cell>
          <table:table-cell table:style-name="ce1" table:formula="of:=[.D829]/2" office:value-type="float" office:value="835560.949674659">
            <text:p>835561</text:p>
          </table:table-cell>
          <table:table-cell table:number-columns-repeated="5"/>
        </table:table-row>
        <table:table-row table:style-name="ro1">
          <table:table-cell office:value-type="float" office:value="828">
            <text:p>828</text:p>
          </table:table-cell>
          <table:table-cell table:formula="of:=[.A830]^-0.5" office:value-type="float" office:value="0.0347524023428458">
            <text:p>0.0347524023</text:p>
          </table:table-cell>
          <table:table-cell table:formula="of:=[.B830]/[.$B$1003]" office:value-type="float" office:value="0.000562327428583828">
            <text:p>0.0005623274</text:p>
          </table:table-cell>
          <table:table-cell table:formula="of:=[.C830]*[.$G$8]" office:value-type="float" office:value="1670112.46289397">
            <text:p>1670112</text:p>
          </table:table-cell>
          <table:table-cell table:style-name="ce1" table:formula="of:=[.D830]/2" office:value-type="float" office:value="835056.231446984">
            <text:p>835056</text:p>
          </table:table-cell>
          <table:table-cell table:number-columns-repeated="5"/>
        </table:table-row>
        <table:table-row table:style-name="ro1">
          <table:table-cell office:value-type="float" office:value="829">
            <text:p>829</text:p>
          </table:table-cell>
          <table:table-cell table:formula="of:=[.A831]^-0.5" office:value-type="float" office:value="0.0347314355823594">
            <text:p>0.0347314356</text:p>
          </table:table-cell>
          <table:table-cell table:formula="of:=[.B831]/[.$B$1003]" office:value-type="float" office:value="0.000561988166152594">
            <text:p>0.0005619882</text:p>
          </table:table-cell>
          <table:table-cell table:formula="of:=[.C831]*[.$G$8]" office:value-type="float" office:value="1669104.8534732">
            <text:p>1669105</text:p>
          </table:table-cell>
          <table:table-cell table:style-name="ce1" table:formula="of:=[.D831]/2" office:value-type="float" office:value="834552.426736602">
            <text:p>834552</text:p>
          </table:table-cell>
          <table:table-cell table:number-columns-repeated="5"/>
        </table:table-row>
        <table:table-row table:style-name="ro1">
          <table:table-cell office:value-type="float" office:value="830">
            <text:p>830</text:p>
          </table:table-cell>
          <table:table-cell table:formula="of:=[.A832]^-0.5" office:value-type="float" office:value="0.0347105067250312">
            <text:p>0.0347105067</text:p>
          </table:table-cell>
          <table:table-cell table:formula="of:=[.B832]/[.$B$1003]" office:value-type="float" office:value="0.00056164951703106">
            <text:p>0.0005616495</text:p>
          </table:table-cell>
          <table:table-cell table:formula="of:=[.C832]*[.$G$8]" office:value-type="float" office:value="1668099.06558225">
            <text:p>1668099</text:p>
          </table:table-cell>
          <table:table-cell table:style-name="ce1" table:formula="of:=[.D832]/2" office:value-type="float" office:value="834049.532791124">
            <text:p>834050</text:p>
          </table:table-cell>
          <table:table-cell table:number-columns-repeated="5"/>
        </table:table-row>
        <table:table-row table:style-name="ro1">
          <table:table-cell office:value-type="float" office:value="831">
            <text:p>831</text:p>
          </table:table-cell>
          <table:table-cell table:formula="of:=[.A833]^-0.5" office:value-type="float" office:value="0.034689615656798">
            <text:p>0.0346896157</text:p>
          </table:table-cell>
          <table:table-cell table:formula="of:=[.B833]/[.$B$1003]" office:value-type="float" office:value="0.000561311479373576">
            <text:p>0.0005613115</text:p>
          </table:table-cell>
          <table:table-cell table:formula="of:=[.C833]*[.$G$8]" office:value-type="float" office:value="1667095.09373952">
            <text:p>1667095</text:p>
          </table:table-cell>
          <table:table-cell table:style-name="ce1" table:formula="of:=[.D833]/2" office:value-type="float" office:value="833547.546869761">
            <text:p>833548</text:p>
          </table:table-cell>
          <table:table-cell table:number-columns-repeated="5"/>
        </table:table-row>
        <table:table-row table:style-name="ro1">
          <table:table-cell office:value-type="float" office:value="832">
            <text:p>832</text:p>
          </table:table-cell>
          <table:table-cell table:formula="of:=[.A834]^-0.5" office:value-type="float" office:value="0.0346687622640768">
            <text:p>0.0346687623</text:p>
          </table:table-cell>
          <table:table-cell table:formula="of:=[.B834]/[.$B$1003]" office:value-type="float" office:value="0.000560974051342257">
            <text:p>0.0005609741</text:p>
          </table:table-cell>
          <table:table-cell table:formula="of:=[.C834]*[.$G$8]" office:value-type="float" office:value="1666092.9324865">
            <text:p>1666093</text:p>
          </table:table-cell>
          <table:table-cell table:style-name="ce1" table:formula="of:=[.D834]/2" office:value-type="float" office:value="833046.466243252">
            <text:p>833046</text:p>
          </table:table-cell>
          <table:table-cell table:number-columns-repeated="5"/>
        </table:table-row>
        <table:table-row table:style-name="ro1">
          <table:table-cell office:value-type="float" office:value="833">
            <text:p>833</text:p>
          </table:table-cell>
          <table:table-cell table:formula="of:=[.A835]^-0.5" office:value-type="float" office:value="0.0346479464337619">
            <text:p>0.0346479464</text:p>
          </table:table-cell>
          <table:table-cell table:formula="of:=[.B835]/[.$B$1003]" office:value-type="float" office:value="0.000560637231106943">
            <text:p>0.0005606372</text:p>
          </table:table-cell>
          <table:table-cell table:formula="of:=[.C835]*[.$G$8]" office:value-type="float" office:value="1665092.57638762">
            <text:p>1665093</text:p>
          </table:table-cell>
          <table:table-cell table:style-name="ce1" table:formula="of:=[.D835]/2" office:value-type="float" office:value="832546.28819381">
            <text:p>832546</text:p>
          </table:table-cell>
          <table:table-cell table:number-columns-repeated="5"/>
        </table:table-row>
        <table:table-row table:style-name="ro1">
          <table:table-cell office:value-type="float" office:value="834">
            <text:p>834</text:p>
          </table:table-cell>
          <table:table-cell table:formula="of:=[.A836]^-0.5" office:value-type="float" office:value="0.0346271680532222">
            <text:p>0.0346271681</text:p>
          </table:table-cell>
          <table:table-cell table:formula="of:=[.B836]/[.$B$1003]" office:value-type="float" office:value="0.000560301016845156">
            <text:p>0.000560301</text:p>
          </table:table-cell>
          <table:table-cell table:formula="of:=[.C836]*[.$G$8]" office:value-type="float" office:value="1664094.02003011">
            <text:p>1664094</text:p>
          </table:table-cell>
          <table:table-cell table:style-name="ce1" table:formula="of:=[.D836]/2" office:value-type="float" office:value="832047.010015057">
            <text:p>832047</text:p>
          </table:table-cell>
          <table:table-cell table:number-columns-repeated="5"/>
        </table:table-row>
        <table:table-row table:style-name="ro1">
          <table:table-cell office:value-type="float" office:value="835">
            <text:p>835</text:p>
          </table:table-cell>
          <table:table-cell table:formula="of:=[.A837]^-0.5" office:value-type="float" office:value="0.0346064270102991">
            <text:p>0.034606427</text:p>
          </table:table-cell>
          <table:table-cell table:formula="of:=[.B837]/[.$B$1003]" office:value-type="float" office:value="0.000559965406742062">
            <text:p>0.0005599654</text:p>
          </table:table-cell>
          <table:table-cell table:formula="of:=[.C837]*[.$G$8]" office:value-type="float" office:value="1663097.25802392">
            <text:p>1663097</text:p>
          </table:table-cell>
          <table:table-cell table:style-name="ce1" table:formula="of:=[.D837]/2" office:value-type="float" office:value="831548.629011962">
            <text:p>831549</text:p>
          </table:table-cell>
          <table:table-cell table:number-columns-repeated="5"/>
        </table:table-row>
        <table:table-row table:style-name="ro1">
          <table:table-cell office:value-type="float" office:value="836">
            <text:p>836</text:p>
          </table:table-cell>
          <table:table-cell table:formula="of:=[.A838]^-0.5" office:value-type="float" office:value="0.0345857231933037">
            <text:p>0.0345857232</text:p>
          </table:table-cell>
          <table:table-cell table:formula="of:=[.B838]/[.$B$1003]" office:value-type="float" office:value="0.000559630398990424">
            <text:p>0.0005596304</text:p>
          </table:table-cell>
          <table:table-cell table:formula="of:=[.C838]*[.$G$8]" office:value-type="float" office:value="1662102.28500156">
            <text:p>1662102</text:p>
          </table:table-cell>
          <table:table-cell table:style-name="ce1" table:formula="of:=[.D838]/2" office:value-type="float" office:value="831051.142500779">
            <text:p>831051</text:p>
          </table:table-cell>
          <table:table-cell table:number-columns-repeated="5"/>
        </table:table-row>
        <table:table-row table:style-name="ro1">
          <table:table-cell office:value-type="float" office:value="837">
            <text:p>837</text:p>
          </table:table-cell>
          <table:table-cell table:formula="of:=[.A839]^-0.5" office:value-type="float" office:value="0.0345650564910142">
            <text:p>0.0345650565</text:p>
          </table:table-cell>
          <table:table-cell table:formula="of:=[.B839]/[.$B$1003]" office:value-type="float" office:value="0.000559295991790566">
            <text:p>0.000559296</text:p>
          </table:table-cell>
          <table:table-cell table:formula="of:=[.C839]*[.$G$8]" office:value-type="float" office:value="1661109.09561798">
            <text:p>1661109</text:p>
          </table:table-cell>
          <table:table-cell table:style-name="ce1" table:formula="of:=[.D839]/2" office:value-type="float" office:value="830554.547808991">
            <text:p>830555</text:p>
          </table:table-cell>
          <table:table-cell table:number-columns-repeated="5"/>
        </table:table-row>
        <table:table-row table:style-name="ro1">
          <table:table-cell office:value-type="float" office:value="838">
            <text:p>838</text:p>
          </table:table-cell>
          <table:table-cell table:formula="of:=[.A840]^-0.5" office:value-type="float" office:value="0.0345444267926733">
            <text:p>0.0345444268</text:p>
          </table:table-cell>
          <table:table-cell table:formula="of:=[.B840]/[.$B$1003]" office:value-type="float" office:value="0.000558962183350332">
            <text:p>0.0005589622</text:p>
          </table:table-cell>
          <table:table-cell table:formula="of:=[.C840]*[.$G$8]" office:value-type="float" office:value="1660117.68455049">
            <text:p>1660118</text:p>
          </table:table-cell>
          <table:table-cell table:style-name="ce1" table:formula="of:=[.D840]/2" office:value-type="float" office:value="830058.842275243">
            <text:p>830059</text:p>
          </table:table-cell>
          <table:table-cell table:number-columns-repeated="5"/>
        </table:table-row>
        <table:table-row table:style-name="ro1">
          <table:table-cell office:value-type="float" office:value="839">
            <text:p>839</text:p>
          </table:table-cell>
          <table:table-cell table:formula="of:=[.A841]^-0.5" office:value-type="float" office:value="0.0345238339879863">
            <text:p>0.034523834</text:p>
          </table:table-cell>
          <table:table-cell table:formula="of:=[.B841]/[.$B$1003]" office:value-type="float" office:value="0.000558628971885042">
            <text:p>0.000558629</text:p>
          </table:table-cell>
          <table:table-cell table:formula="of:=[.C841]*[.$G$8]" office:value-type="float" office:value="1659128.04649857">
            <text:p>1659128</text:p>
          </table:table-cell>
          <table:table-cell table:style-name="ce1" table:formula="of:=[.D841]/2" office:value-type="float" office:value="829564.023249287">
            <text:p>829564</text:p>
          </table:table-cell>
          <table:table-cell table:number-columns-repeated="5"/>
        </table:table-row>
        <table:table-row table:style-name="ro1">
          <table:table-cell office:value-type="float" office:value="840">
            <text:p>840</text:p>
          </table:table-cell>
          <table:table-cell table:formula="of:=[.A842]^-0.5" office:value-type="float" office:value="0.0345032779671177">
            <text:p>0.034503278</text:p>
          </table:table-cell>
          <table:table-cell table:formula="of:=[.B842]/[.$B$1003]" office:value-type="float" office:value="0.000558296355617456">
            <text:p>0.0005582964</text:p>
          </table:table-cell>
          <table:table-cell table:formula="of:=[.C842]*[.$G$8]" office:value-type="float" office:value="1658140.17618384">
            <text:p>1658140</text:p>
          </table:table-cell>
          <table:table-cell table:style-name="ce1" table:formula="of:=[.D842]/2" office:value-type="float" office:value="829070.088091922">
            <text:p>829070</text:p>
          </table:table-cell>
          <table:table-cell table:number-columns-repeated="5"/>
        </table:table-row>
        <table:table-row table:style-name="ro1">
          <table:table-cell office:value-type="float" office:value="841">
            <text:p>841</text:p>
          </table:table-cell>
          <table:table-cell table:formula="of:=[.A843]^-0.5" office:value-type="float" office:value="0.0344827586206897">
            <text:p>0.0344827586</text:p>
          </table:table-cell>
          <table:table-cell table:formula="of:=[.B843]/[.$B$1003]" office:value-type="float" office:value="0.000557964332777731">
            <text:p>0.0005579643</text:p>
          </table:table-cell>
          <table:table-cell table:formula="of:=[.C843]*[.$G$8]" office:value-type="float" office:value="1657154.06834986">
            <text:p>1657154</text:p>
          </table:table-cell>
          <table:table-cell table:style-name="ce1" table:formula="of:=[.D843]/2" office:value-type="float" office:value="828577.034174931">
            <text:p>828577</text:p>
          </table:table-cell>
          <table:table-cell table:number-columns-repeated="5"/>
        </table:table-row>
        <table:table-row table:style-name="ro1">
          <table:table-cell office:value-type="float" office:value="842">
            <text:p>842</text:p>
          </table:table-cell>
          <table:table-cell table:formula="of:=[.A844]^-0.5" office:value-type="float" office:value="0.0344622758397789">
            <text:p>0.0344622758</text:p>
          </table:table-cell>
          <table:table-cell table:formula="of:=[.B844]/[.$B$1003]" office:value-type="float" office:value="0.000557632901603386">
            <text:p>0.0005576329</text:p>
          </table:table-cell>
          <table:table-cell table:formula="of:=[.C844]*[.$G$8]" office:value-type="float" office:value="1656169.71776206">
            <text:p>1656170</text:p>
          </table:table-cell>
          <table:table-cell table:style-name="ce1" table:formula="of:=[.D844]/2" office:value-type="float" office:value="828084.858881029">
            <text:p>828085</text:p>
          </table:table-cell>
          <table:table-cell table:number-columns-repeated="5"/>
        </table:table-row>
        <table:table-row table:style-name="ro1">
          <table:table-cell office:value-type="float" office:value="843">
            <text:p>843</text:p>
          </table:table-cell>
          <table:table-cell table:formula="of:=[.A845]^-0.5" office:value-type="float" office:value="0.0344418295159145">
            <text:p>0.0344418295</text:p>
          </table:table-cell>
          <table:table-cell table:formula="of:=[.B845]/[.$B$1003]" office:value-type="float" office:value="0.000557302060339257">
            <text:p>0.0005573021</text:p>
          </table:table-cell>
          <table:table-cell table:formula="of:=[.C845]*[.$G$8]" office:value-type="float" office:value="1655187.11920759">
            <text:p>1655187</text:p>
          </table:table-cell>
          <table:table-cell table:style-name="ce1" table:formula="of:=[.D845]/2" office:value-type="float" office:value="827593.559603797">
            <text:p>827594</text:p>
          </table:table-cell>
          <table:table-cell table:number-columns-repeated="5"/>
        </table:table-row>
        <table:table-row table:style-name="ro1">
          <table:table-cell office:value-type="float" office:value="844">
            <text:p>844</text:p>
          </table:table-cell>
          <table:table-cell table:formula="of:=[.A846]^-0.5" office:value-type="float" office:value="0.0344214195410757">
            <text:p>0.0344214195</text:p>
          </table:table-cell>
          <table:table-cell table:formula="of:=[.B846]/[.$B$1003]" office:value-type="float" office:value="0.000556971807237462">
            <text:p>0.0005569718</text:p>
          </table:table-cell>
          <table:table-cell table:formula="of:=[.C846]*[.$G$8]" office:value-type="float" office:value="1654206.26749526">
            <text:p>1654206</text:p>
          </table:table-cell>
          <table:table-cell table:style-name="ce1" table:formula="of:=[.D846]/2" office:value-type="float" office:value="827103.133747631">
            <text:p>827103</text:p>
          </table:table-cell>
          <table:table-cell table:number-columns-repeated="5"/>
        </table:table-row>
        <table:table-row table:style-name="ro1">
          <table:table-cell office:value-type="float" office:value="845">
            <text:p>845</text:p>
          </table:table-cell>
          <table:table-cell table:formula="of:=[.A847]^-0.5" office:value-type="float" office:value="0.0344010458076891">
            <text:p>0.0344010458</text:p>
          </table:table-cell>
          <table:table-cell table:formula="of:=[.B847]/[.$B$1003]" office:value-type="float" office:value="0.000556642140557359">
            <text:p>0.0005566421</text:p>
          </table:table-cell>
          <table:table-cell table:formula="of:=[.C847]*[.$G$8]" office:value-type="float" office:value="1653227.15745536">
            <text:p>1653227</text:p>
          </table:table-cell>
          <table:table-cell table:style-name="ce1" table:formula="of:=[.D847]/2" office:value-type="float" office:value="826613.578727678">
            <text:p>826614</text:p>
          </table:table-cell>
          <table:table-cell table:number-columns-repeated="5"/>
        </table:table-row>
        <table:table-row table:style-name="ro1">
          <table:table-cell office:value-type="float" office:value="846">
            <text:p>846</text:p>
          </table:table-cell>
          <table:table-cell table:formula="of:=[.A848]^-0.5" office:value-type="float" office:value="0.0343807082086264">
            <text:p>0.0343807082</text:p>
          </table:table-cell>
          <table:table-cell table:formula="of:=[.B848]/[.$B$1003]" office:value-type="float" office:value="0.000556313058565512">
            <text:p>0.0005563131</text:p>
          </table:table-cell>
          <table:table-cell table:formula="of:=[.C848]*[.$G$8]" office:value-type="float" office:value="1652249.78393957">
            <text:p>1652250</text:p>
          </table:table-cell>
          <table:table-cell table:style-name="ce1" table:formula="of:=[.D848]/2" office:value-type="float" office:value="826124.891969785">
            <text:p>826125</text:p>
          </table:table-cell>
          <table:table-cell table:number-columns-repeated="5"/>
        </table:table-row>
        <table:table-row table:style-name="ro1">
          <table:table-cell office:value-type="float" office:value="847">
            <text:p>847</text:p>
          </table:table-cell>
          <table:table-cell table:formula="of:=[.A849]^-0.5" office:value-type="float" office:value="0.0343604066372025">
            <text:p>0.0343604066</text:p>
          </table:table-cell>
          <table:table-cell table:formula="of:=[.B849]/[.$B$1003]" office:value-type="float" office:value="0.000555984559535648">
            <text:p>0.0005559846</text:p>
          </table:table-cell>
          <table:table-cell table:formula="of:=[.C849]*[.$G$8]" office:value-type="float" office:value="1651274.14182088">
            <text:p>1651274</text:p>
          </table:table-cell>
          <table:table-cell table:style-name="ce1" table:formula="of:=[.D849]/2" office:value-type="float" office:value="825637.070910438">
            <text:p>825637</text:p>
          </table:table-cell>
          <table:table-cell table:number-columns-repeated="5"/>
        </table:table-row>
        <table:table-row table:style-name="ro1">
          <table:table-cell office:value-type="float" office:value="848">
            <text:p>848</text:p>
          </table:table-cell>
          <table:table-cell table:formula="of:=[.A850]^-0.5" office:value-type="float" office:value="0.0343401409871723">
            <text:p>0.034340141</text:p>
          </table:table-cell>
          <table:table-cell table:formula="of:=[.B850]/[.$B$1003]" office:value-type="float" office:value="0.000555656641748623">
            <text:p>0.0005556566</text:p>
          </table:table-cell>
          <table:table-cell table:formula="of:=[.C850]*[.$G$8]" office:value-type="float" office:value="1650300.22599341">
            <text:p>1650300</text:p>
          </table:table-cell>
          <table:table-cell table:style-name="ce1" table:formula="of:=[.D850]/2" office:value-type="float" office:value="825150.112996706">
            <text:p>825150</text:p>
          </table:table-cell>
          <table:table-cell table:number-columns-repeated="5"/>
        </table:table-row>
        <table:table-row table:style-name="ro1">
          <table:table-cell office:value-type="float" office:value="849">
            <text:p>849</text:p>
          </table:table-cell>
          <table:table-cell table:formula="of:=[.A851]^-0.5" office:value-type="float" office:value="0.034319911152729">
            <text:p>0.0343199112</text:p>
          </table:table-cell>
          <table:table-cell table:formula="of:=[.B851]/[.$B$1003]" office:value-type="float" office:value="0.000555329303492381">
            <text:p>0.0005553293</text:p>
          </table:table-cell>
          <table:table-cell table:formula="of:=[.C851]*[.$G$8]" office:value-type="float" office:value="1649328.03137237">
            <text:p>1649328</text:p>
          </table:table-cell>
          <table:table-cell table:style-name="ce1" table:formula="of:=[.D851]/2" office:value-type="float" office:value="824664.015686185">
            <text:p>824664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table:formula="of:=[.A852]^-0.5" office:value-type="float" office:value="0.0342997170285018">
            <text:p>0.034299717</text:p>
          </table:table-cell>
          <table:table-cell table:formula="of:=[.B852]/[.$B$1003]" office:value-type="float" office:value="0.000555002543061917">
            <text:p>0.0005550025</text:p>
          </table:table-cell>
          <table:table-cell table:formula="of:=[.C852]*[.$G$8]" office:value-type="float" office:value="1648357.55289389">
            <text:p>1648358</text:p>
          </table:table-cell>
          <table:table-cell table:style-name="ce1" table:formula="of:=[.D852]/2" office:value-type="float" office:value="824178.776446946">
            <text:p>824179</text:p>
          </table:table-cell>
          <table:table-cell table:number-columns-repeated="5"/>
        </table:table-row>
        <table:table-row table:style-name="ro1">
          <table:table-cell office:value-type="float" office:value="851">
            <text:p>851</text:p>
          </table:table-cell>
          <table:table-cell table:formula="of:=[.A853]^-0.5" office:value-type="float" office:value="0.034279558509553">
            <text:p>0.0342795585</text:p>
          </table:table-cell>
          <table:table-cell table:formula="of:=[.B853]/[.$B$1003]" office:value-type="float" office:value="0.000554676358759241">
            <text:p>0.0005546764</text:p>
          </table:table-cell>
          <table:table-cell table:formula="of:=[.C853]*[.$G$8]" office:value-type="float" office:value="1647388.78551495">
            <text:p>1647389</text:p>
          </table:table-cell>
          <table:table-cell table:style-name="ce1" table:formula="of:=[.D853]/2" office:value-type="float" office:value="823694.392757473">
            <text:p>823694</text:p>
          </table:table-cell>
          <table:table-cell table:number-columns-repeated="5"/>
        </table:table-row>
        <table:table-row table:style-name="ro1">
          <table:table-cell office:value-type="float" office:value="852">
            <text:p>852</text:p>
          </table:table-cell>
          <table:table-cell table:formula="of:=[.A854]^-0.5" office:value-type="float" office:value="0.0342594354913766">
            <text:p>0.0342594355</text:p>
          </table:table-cell>
          <table:table-cell table:formula="of:=[.B854]/[.$B$1003]" office:value-type="float" office:value="0.000554350748893342">
            <text:p>0.0005543507</text:p>
          </table:table-cell>
          <table:table-cell table:formula="of:=[.C854]*[.$G$8]" office:value-type="float" office:value="1646421.72421323">
            <text:p>1646422</text:p>
          </table:table-cell>
          <table:table-cell table:style-name="ce1" table:formula="of:=[.D854]/2" office:value-type="float" office:value="823210.862106613">
            <text:p>823211</text:p>
          </table:table-cell>
          <table:table-cell table:number-columns-repeated="5"/>
        </table:table-row>
        <table:table-row table:style-name="ro1">
          <table:table-cell office:value-type="float" office:value="853">
            <text:p>853</text:p>
          </table:table-cell>
          <table:table-cell table:formula="of:=[.A855]^-0.5" office:value-type="float" office:value="0.034239347869895">
            <text:p>0.0342393479</text:p>
          </table:table-cell>
          <table:table-cell table:formula="of:=[.B855]/[.$B$1003]" office:value-type="float" office:value="0.000554025711780148">
            <text:p>0.0005540257</text:p>
          </table:table-cell>
          <table:table-cell table:formula="of:=[.C855]*[.$G$8]" office:value-type="float" office:value="1645456.36398704">
            <text:p>1645456</text:p>
          </table:table-cell>
          <table:table-cell table:style-name="ce1" table:formula="of:=[.D855]/2" office:value-type="float" office:value="822728.18199352">
            <text:p>822728</text:p>
          </table:table-cell>
          <table:table-cell table:number-columns-repeated="5"/>
        </table:table-row>
        <table:table-row table:style-name="ro1">
          <table:table-cell office:value-type="float" office:value="854">
            <text:p>854</text:p>
          </table:table-cell>
          <table:table-cell table:formula="of:=[.A856]^-0.5" office:value-type="float" office:value="0.0342192955414577">
            <text:p>0.0342192955</text:p>
          </table:table-cell>
          <table:table-cell table:formula="of:=[.B856]/[.$B$1003]" office:value-type="float" office:value="0.000553701245742491">
            <text:p>0.0005537012</text:p>
          </table:table-cell>
          <table:table-cell table:formula="of:=[.C856]*[.$G$8]" office:value-type="float" office:value="1644492.6998552">
            <text:p>1644493</text:p>
          </table:table-cell>
          <table:table-cell table:style-name="ce1" table:formula="of:=[.D856]/2" office:value-type="float" office:value="822246.349927599">
            <text:p>822246</text:p>
          </table:table-cell>
          <table:table-cell table:number-columns-repeated="5"/>
        </table:table-row>
        <table:table-row table:style-name="ro1">
          <table:table-cell office:value-type="float" office:value="855">
            <text:p>855</text:p>
          </table:table-cell>
          <table:table-cell table:formula="of:=[.A857]^-0.5" office:value-type="float" office:value="0.0341992784028385">
            <text:p>0.0341992784</text:p>
          </table:table-cell>
          <table:table-cell table:formula="of:=[.B857]/[.$B$1003]" office:value-type="float" office:value="0.00055337734911007">
            <text:p>0.0005533773</text:p>
          </table:table-cell>
          <table:table-cell table:formula="of:=[.C857]*[.$G$8]" office:value-type="float" office:value="1643530.72685691">
            <text:p>1643531</text:p>
          </table:table-cell>
          <table:table-cell table:style-name="ce1" table:formula="of:=[.D857]/2" office:value-type="float" office:value="821765.363428454">
            <text:p>821765</text:p>
          </table:table-cell>
          <table:table-cell table:number-columns-repeated="5"/>
        </table:table-row>
        <table:table-row table:style-name="ro1">
          <table:table-cell office:value-type="float" office:value="856">
            <text:p>856</text:p>
          </table:table-cell>
          <table:table-cell table:formula="of:=[.A858]^-0.5" office:value-type="float" office:value="0.0341792963512332">
            <text:p>0.0341792964</text:p>
          </table:table-cell>
          <table:table-cell table:formula="of:=[.B858]/[.$B$1003]" office:value-type="float" office:value="0.000553054020219417">
            <text:p>0.000553054</text:p>
          </table:table-cell>
          <table:table-cell table:formula="of:=[.C858]*[.$G$8]" office:value-type="float" office:value="1642570.44005167">
            <text:p>1642570</text:p>
          </table:table-cell>
          <table:table-cell table:style-name="ce1" table:formula="of:=[.D858]/2" office:value-type="float" office:value="821285.220025834">
            <text:p>821285</text:p>
          </table:table-cell>
          <table:table-cell table:number-columns-repeated="5"/>
        </table:table-row>
        <table:table-row table:style-name="ro1">
          <table:table-cell office:value-type="float" office:value="857">
            <text:p>857</text:p>
          </table:table-cell>
          <table:table-cell table:formula="of:=[.A859]^-0.5" office:value-type="float" office:value="0.0341593492842578">
            <text:p>0.0341593493</text:p>
          </table:table-cell>
          <table:table-cell table:formula="of:=[.B859]/[.$B$1003]" office:value-type="float" office:value="0.000552731257413858">
            <text:p>0.0005527313</text:p>
          </table:table-cell>
          <table:table-cell table:formula="of:=[.C859]*[.$G$8]" office:value-type="float" office:value="1641611.83451916">
            <text:p>1641612</text:p>
          </table:table-cell>
          <table:table-cell table:style-name="ce1" table:formula="of:=[.D859]/2" office:value-type="float" office:value="820805.91725958">
            <text:p>820806</text:p>
          </table:table-cell>
          <table:table-cell table:number-columns-repeated="5"/>
        </table:table-row>
        <table:table-row table:style-name="ro1">
          <table:table-cell office:value-type="float" office:value="858">
            <text:p>858</text:p>
          </table:table-cell>
          <table:table-cell table:formula="of:=[.A860]^-0.5" office:value-type="float" office:value="0.0341394370999459">
            <text:p>0.0341394371</text:p>
          </table:table-cell>
          <table:table-cell table:formula="of:=[.B860]/[.$B$1003]" office:value-type="float" office:value="0.000552409059043481">
            <text:p>0.0005524091</text:p>
          </table:table-cell>
          <table:table-cell table:formula="of:=[.C860]*[.$G$8]" office:value-type="float" office:value="1640654.90535914">
            <text:p>1640655</text:p>
          </table:table-cell>
          <table:table-cell table:style-name="ce1" table:formula="of:=[.D860]/2" office:value-type="float" office:value="820327.45267957">
            <text:p>820327</text:p>
          </table:table-cell>
          <table:table-cell table:number-columns-repeated="5"/>
        </table:table-row>
        <table:table-row table:style-name="ro1">
          <table:table-cell office:value-type="float" office:value="859">
            <text:p>859</text:p>
          </table:table-cell>
          <table:table-cell table:formula="of:=[.A861]^-0.5" office:value-type="float" office:value="0.034119559696747">
            <text:p>0.0341195597</text:p>
          </table:table-cell>
          <table:table-cell table:formula="of:=[.B861]/[.$B$1003]" office:value-type="float" office:value="0.000552087423465097">
            <text:p>0.0005520874</text:p>
          </table:table-cell>
          <table:table-cell table:formula="of:=[.C861]*[.$G$8]" office:value-type="float" office:value="1639699.64769134">
            <text:p>1639700</text:p>
          </table:table-cell>
          <table:table-cell table:style-name="ce1" table:formula="of:=[.D861]/2" office:value-type="float" office:value="819849.82384567">
            <text:p>819850</text:p>
          </table:table-cell>
          <table:table-cell table:number-columns-repeated="5"/>
        </table:table-row>
        <table:table-row table:style-name="ro1">
          <table:table-cell office:value-type="float" office:value="860">
            <text:p>860</text:p>
          </table:table-cell>
          <table:table-cell table:formula="of:=[.A862]^-0.5" office:value-type="float" office:value="0.0340997169735237">
            <text:p>0.034099717</text:p>
          </table:table-cell>
          <table:table-cell table:formula="of:=[.B862]/[.$B$1003]" office:value-type="float" office:value="0.000551766349042207">
            <text:p>0.0005517663</text:p>
          </table:table-cell>
          <table:table-cell table:formula="of:=[.C862]*[.$G$8]" office:value-type="float" office:value="1638746.05665535">
            <text:p>1638746</text:p>
          </table:table-cell>
          <table:table-cell table:style-name="ce1" table:formula="of:=[.D862]/2" office:value-type="float" office:value="819373.028327677">
            <text:p>819373</text:p>
          </table:table-cell>
          <table:table-cell table:number-columns-repeated="5"/>
        </table:table-row>
        <table:table-row table:style-name="ro1">
          <table:table-cell office:value-type="float" office:value="861">
            <text:p>861</text:p>
          </table:table-cell>
          <table:table-cell table:formula="of:=[.A863]^-0.5" office:value-type="float" office:value="0.0340799088295498">
            <text:p>0.0340799088</text:p>
          </table:table-cell>
          <table:table-cell table:formula="of:=[.B863]/[.$B$1003]" office:value-type="float" office:value="0.000551445834144965">
            <text:p>0.0005514458</text:p>
          </table:table-cell>
          <table:table-cell table:formula="of:=[.C863]*[.$G$8]" office:value-type="float" office:value="1637794.12741055">
            <text:p>1637794</text:p>
          </table:table-cell>
          <table:table-cell table:style-name="ce1" table:formula="of:=[.D863]/2" office:value-type="float" office:value="818897.063705274">
            <text:p>818897</text:p>
          </table:table-cell>
          <table:table-cell table:number-columns-repeated="5"/>
        </table:table-row>
        <table:table-row table:style-name="ro1">
          <table:table-cell office:value-type="float" office:value="862">
            <text:p>862</text:p>
          </table:table-cell>
          <table:table-cell table:formula="of:=[.A864]^-0.5" office:value-type="float" office:value="0.0340601351645086">
            <text:p>0.0340601352</text:p>
          </table:table-cell>
          <table:table-cell table:formula="of:=[.B864]/[.$B$1003]" office:value-type="float" office:value="0.000551125877150147">
            <text:p>0.0005511259</text:p>
          </table:table-cell>
          <table:table-cell table:formula="of:=[.C864]*[.$G$8]" office:value-type="float" office:value="1636843.85513594">
            <text:p>1636844</text:p>
          </table:table-cell>
          <table:table-cell table:style-name="ce1" table:formula="of:=[.D864]/2" office:value-type="float" office:value="818421.927567968">
            <text:p>818422</text:p>
          </table:table-cell>
          <table:table-cell table:number-columns-repeated="5"/>
        </table:table-row>
        <table:table-row table:style-name="ro1">
          <table:table-cell office:value-type="float" office:value="863">
            <text:p>863</text:p>
          </table:table-cell>
          <table:table-cell table:formula="of:=[.A865]^-0.5" office:value-type="float" office:value="0.0340403958784899">
            <text:p>0.0340403959</text:p>
          </table:table-cell>
          <table:table-cell table:formula="of:=[.B865]/[.$B$1003]" office:value-type="float" office:value="0.000550806476441112">
            <text:p>0.0005508065</text:p>
          </table:table-cell>
          <table:table-cell table:formula="of:=[.C865]*[.$G$8]" office:value-type="float" office:value="1635895.2350301">
            <text:p>1635895</text:p>
          </table:table-cell>
          <table:table-cell table:style-name="ce1" table:formula="of:=[.D865]/2" office:value-type="float" office:value="817947.617515051">
            <text:p>817948</text:p>
          </table:table-cell>
          <table:table-cell table:number-columns-repeated="5"/>
        </table:table-row>
        <table:table-row table:style-name="ro1">
          <table:table-cell office:value-type="float" office:value="864">
            <text:p>864</text:p>
          </table:table-cell>
          <table:table-cell table:formula="of:=[.A866]^-0.5" office:value-type="float" office:value="0.0340206908719886">
            <text:p>0.0340206909</text:p>
          </table:table-cell>
          <table:table-cell table:formula="of:=[.B866]/[.$B$1003]" office:value-type="float" office:value="0.000550487630407771">
            <text:p>0.0005504876</text:p>
          </table:table-cell>
          <table:table-cell table:formula="of:=[.C866]*[.$G$8]" office:value-type="float" office:value="1634948.26231108">
            <text:p>1634948</text:p>
          </table:table-cell>
          <table:table-cell table:style-name="ce1" table:formula="of:=[.D866]/2" office:value-type="float" office:value="817474.131155539">
            <text:p>817474</text:p>
          </table:table-cell>
          <table:table-cell table:number-columns-repeated="5"/>
        </table:table-row>
        <table:table-row table:style-name="ro1">
          <table:table-cell office:value-type="float" office:value="865">
            <text:p>865</text:p>
          </table:table-cell>
          <table:table-cell table:formula="of:=[.A867]^-0.5" office:value-type="float" office:value="0.0340010200459023">
            <text:p>0.03400102</text:p>
          </table:table-cell>
          <table:table-cell table:formula="of:=[.B867]/[.$B$1003]" office:value-type="float" office:value="0.00055016933744655">
            <text:p>0.0005501693</text:p>
          </table:table-cell>
          <table:table-cell table:formula="of:=[.C867]*[.$G$8]" office:value-type="float" office:value="1634002.93221625">
            <text:p>1634003</text:p>
          </table:table-cell>
          <table:table-cell table:style-name="ce1" table:formula="of:=[.D867]/2" office:value-type="float" office:value="817001.466108127">
            <text:p>817001</text:p>
          </table:table-cell>
          <table:table-cell table:number-columns-repeated="5"/>
        </table:table-row>
        <table:table-row table:style-name="ro1">
          <table:table-cell office:value-type="float" office:value="866">
            <text:p>866</text:p>
          </table:table-cell>
          <table:table-cell table:formula="of:=[.A868]^-0.5" office:value-type="float" office:value="0.0339813833015292">
            <text:p>0.0339813833</text:p>
          </table:table-cell>
          <table:table-cell table:formula="of:=[.B868]/[.$B$1003]" office:value-type="float" office:value="0.000549851595960361">
            <text:p>0.0005498516</text:p>
          </table:table-cell>
          <table:table-cell table:formula="of:=[.C868]*[.$G$8]" office:value-type="float" office:value="1633059.24000227">
            <text:p>1633059</text:p>
          </table:table-cell>
          <table:table-cell table:style-name="ce1" table:formula="of:=[.D868]/2" office:value-type="float" office:value="816529.620001136">
            <text:p>816530</text:p>
          </table:table-cell>
          <table:table-cell table:number-columns-repeated="5"/>
        </table:table-row>
        <table:table-row table:style-name="ro1">
          <table:table-cell office:value-type="float" office:value="867">
            <text:p>867</text:p>
          </table:table-cell>
          <table:table-cell table:formula="of:=[.A869]^-0.5" office:value-type="float" office:value="0.0339617805405662">
            <text:p>0.0339617805</text:p>
          </table:table-cell>
          <table:table-cell table:formula="of:=[.B869]/[.$B$1003]" office:value-type="float" office:value="0.000549534404358563">
            <text:p>0.0005495344</text:p>
          </table:table-cell>
          <table:table-cell table:formula="of:=[.C869]*[.$G$8]" office:value-type="float" office:value="1632117.18094493">
            <text:p>1632117</text:p>
          </table:table-cell>
          <table:table-cell table:style-name="ce1" table:formula="of:=[.D869]/2" office:value-type="float" office:value="816058.590472465">
            <text:p>816059</text:p>
          </table:table-cell>
          <table:table-cell table:number-columns-repeated="5"/>
        </table:table-row>
        <table:table-row table:style-name="ro1">
          <table:table-cell office:value-type="float" office:value="868">
            <text:p>868</text:p>
          </table:table-cell>
          <table:table-cell table:formula="of:=[.A870]^-0.5" office:value-type="float" office:value="0.0339422116651065">
            <text:p>0.0339422117</text:p>
          </table:table-cell>
          <table:table-cell table:formula="of:=[.B870]/[.$B$1003]" office:value-type="float" office:value="0.000549217761056929">
            <text:p>0.0005492178</text:p>
          </table:table-cell>
          <table:table-cell table:formula="of:=[.C870]*[.$G$8]" office:value-type="float" office:value="1631176.75033908">
            <text:p>1631177</text:p>
          </table:table-cell>
          <table:table-cell table:style-name="ce1" table:formula="of:=[.D870]/2" office:value-type="float" office:value="815588.37516954">
            <text:p>815588</text:p>
          </table:table-cell>
          <table:table-cell table:number-columns-repeated="5"/>
        </table:table-row>
        <table:table-row table:style-name="ro1">
          <table:table-cell office:value-type="float" office:value="869">
            <text:p>869</text:p>
          </table:table-cell>
          <table:table-cell table:formula="of:=[.A871]^-0.5" office:value-type="float" office:value="0.0339226765776379">
            <text:p>0.0339226766</text:p>
          </table:table-cell>
          <table:table-cell table:formula="of:=[.B871]/[.$B$1003]" office:value-type="float" office:value="0.000548901664477619">
            <text:p>0.0005489017</text:p>
          </table:table-cell>
          <table:table-cell table:formula="of:=[.C871]*[.$G$8]" office:value-type="float" office:value="1630237.94349853">
            <text:p>1630238</text:p>
          </table:table-cell>
          <table:table-cell table:style-name="ce1" table:formula="of:=[.D871]/2" office:value-type="float" office:value="815118.971749264">
            <text:p>815119</text:p>
          </table:table-cell>
          <table:table-cell table:number-columns-repeated="5"/>
        </table:table-row>
        <table:table-row table:style-name="ro1">
          <table:table-cell office:value-type="float" office:value="870">
            <text:p>870</text:p>
          </table:table-cell>
          <table:table-cell table:formula="of:=[.A872]^-0.5" office:value-type="float" office:value="0.0339031751810405">
            <text:p>0.0339031752</text:p>
          </table:table-cell>
          <table:table-cell table:formula="of:=[.B872]/[.$B$1003]" office:value-type="float" office:value="0.000548586113049139">
            <text:p>0.0005485861</text:p>
          </table:table-cell>
          <table:table-cell table:formula="of:=[.C872]*[.$G$8]" office:value-type="float" office:value="1629300.75575594">
            <text:p>1629301</text:p>
          </table:table-cell>
          <table:table-cell table:style-name="ce1" table:formula="of:=[.D872]/2" office:value-type="float" office:value="814650.377877971">
            <text:p>814650</text:p>
          </table:table-cell>
          <table:table-cell table:number-columns-repeated="5"/>
        </table:table-row>
        <table:table-row table:style-name="ro1">
          <table:table-cell office:value-type="float" office:value="871">
            <text:p>871</text:p>
          </table:table-cell>
          <table:table-cell table:formula="of:=[.A873]^-0.5" office:value-type="float" office:value="0.0338837073785849">
            <text:p>0.0338837074</text:p>
          </table:table-cell>
          <table:table-cell table:formula="of:=[.B873]/[.$B$1003]" office:value-type="float" office:value="0.000548271105206312">
            <text:p>0.0005482711</text:p>
          </table:table-cell>
          <table:table-cell table:formula="of:=[.C873]*[.$G$8]" office:value-type="float" office:value="1628365.18246275">
            <text:p>1628365</text:p>
          </table:table-cell>
          <table:table-cell table:style-name="ce1" table:formula="of:=[.D873]/2" office:value-type="float" office:value="814182.591231373">
            <text:p>814183</text:p>
          </table:table-cell>
          <table:table-cell table:number-columns-repeated="5"/>
        </table:table-row>
        <table:table-row table:style-name="ro1">
          <table:table-cell office:value-type="float" office:value="872">
            <text:p>872</text:p>
          </table:table-cell>
          <table:table-cell table:formula="of:=[.A874]^-0.5" office:value-type="float" office:value="0.0338642730739298">
            <text:p>0.0338642731</text:p>
          </table:table-cell>
          <table:table-cell table:formula="of:=[.B874]/[.$B$1003]" office:value-type="float" office:value="0.000547956639390246">
            <text:p>0.0005479566</text:p>
          </table:table-cell>
          <table:table-cell table:formula="of:=[.C874]*[.$G$8]" office:value-type="float" office:value="1627431.21898903">
            <text:p>1627431</text:p>
          </table:table-cell>
          <table:table-cell table:style-name="ce1" table:formula="of:=[.D874]/2" office:value-type="float" office:value="813715.609494516">
            <text:p>813716</text:p>
          </table:table-cell>
          <table:table-cell table:number-columns-repeated="5"/>
        </table:table-row>
        <table:table-row table:style-name="ro1">
          <table:table-cell office:value-type="float" office:value="873">
            <text:p>873</text:p>
          </table:table-cell>
          <table:table-cell table:formula="of:=[.A875]^-0.5" office:value-type="float" office:value="0.0338448721711206">
            <text:p>0.0338448722</text:p>
          </table:table-cell>
          <table:table-cell table:formula="of:=[.B875]/[.$B$1003]" office:value-type="float" office:value="0.000547642714048301">
            <text:p>0.0005476427</text:p>
          </table:table-cell>
          <table:table-cell table:formula="of:=[.C875]*[.$G$8]" office:value-type="float" office:value="1626498.86072345">
            <text:p>1626499</text:p>
          </table:table-cell>
          <table:table-cell table:style-name="ce1" table:formula="of:=[.D875]/2" office:value-type="float" office:value="813249.430361727">
            <text:p>813249</text:p>
          </table:table-cell>
          <table:table-cell table:number-columns-repeated="5"/>
        </table:table-row>
        <table:table-row table:style-name="ro1">
          <table:table-cell office:value-type="float" office:value="874">
            <text:p>874</text:p>
          </table:table-cell>
          <table:table-cell table:formula="of:=[.A876]^-0.5" office:value-type="float" office:value="0.0338255045745869">
            <text:p>0.0338255046</text:p>
          </table:table-cell>
          <table:table-cell table:formula="of:=[.B876]/[.$B$1003]" office:value-type="float" office:value="0.000547329327634055">
            <text:p>0.0005473293</text:p>
          </table:table-cell>
          <table:table-cell table:formula="of:=[.C876]*[.$G$8]" office:value-type="float" office:value="1625568.10307314">
            <text:p>1625568</text:p>
          </table:table-cell>
          <table:table-cell table:style-name="ce1" table:formula="of:=[.D876]/2" office:value-type="float" office:value="812784.051536572">
            <text:p>812784</text:p>
          </table:table-cell>
          <table:table-cell table:number-columns-repeated="5"/>
        </table:table-row>
        <table:table-row table:style-name="ro1">
          <table:table-cell office:value-type="float" office:value="875">
            <text:p>875</text:p>
          </table:table-cell>
          <table:table-cell table:formula="of:=[.A877]^-0.5" office:value-type="float" office:value="0.0338061701891407">
            <text:p>0.0338061702</text:p>
          </table:table-cell>
          <table:table-cell table:formula="of:=[.B877]/[.$B$1003]" office:value-type="float" office:value="0.000547016478607275">
            <text:p>0.0005470165</text:p>
          </table:table-cell>
          <table:table-cell table:formula="of:=[.C877]*[.$G$8]" office:value-type="float" office:value="1624638.94146361">
            <text:p>1624639</text:p>
          </table:table-cell>
          <table:table-cell table:style-name="ce1" table:formula="of:=[.D877]/2" office:value-type="float" office:value="812319.470731803">
            <text:p>812319</text:p>
          </table:table-cell>
          <table:table-cell table:number-columns-repeated="5"/>
        </table:table-row>
        <table:table-row table:style-name="ro1">
          <table:table-cell office:value-type="float" office:value="876">
            <text:p>876</text:p>
          </table:table-cell>
          <table:table-cell table:formula="of:=[.A878]^-0.5" office:value-type="float" office:value="0.0337868689199743">
            <text:p>0.0337868689</text:p>
          </table:table-cell>
          <table:table-cell table:formula="of:=[.B878]/[.$B$1003]" office:value-type="float" office:value="0.000546704165433882">
            <text:p>0.0005467042</text:p>
          </table:table-cell>
          <table:table-cell table:formula="of:=[.C878]*[.$G$8]" office:value-type="float" office:value="1623711.37133863">
            <text:p>1623711</text:p>
          </table:table-cell>
          <table:table-cell table:style-name="ce1" table:formula="of:=[.D878]/2" office:value-type="float" office:value="811855.685669315">
            <text:p>811856</text:p>
          </table:table-cell>
          <table:table-cell table:number-columns-repeated="5"/>
        </table:table-row>
        <table:table-row table:style-name="ro1">
          <table:table-cell office:value-type="float" office:value="877">
            <text:p>877</text:p>
          </table:table-cell>
          <table:table-cell table:formula="of:=[.A879]^-0.5" office:value-type="float" office:value="0.0337676006726587">
            <text:p>0.0337676007</text:p>
          </table:table-cell>
          <table:table-cell table:formula="of:=[.B879]/[.$B$1003]" office:value-type="float" office:value="0.000546392386585922">
            <text:p>0.0005463924</text:p>
          </table:table-cell>
          <table:table-cell table:formula="of:=[.C879]*[.$G$8]" office:value-type="float" office:value="1622785.38816019">
            <text:p>1622785</text:p>
          </table:table-cell>
          <table:table-cell table:style-name="ce1" table:formula="of:=[.D879]/2" office:value-type="float" office:value="811392.694080094">
            <text:p>811393</text:p>
          </table:table-cell>
          <table:table-cell table:number-columns-repeated="5"/>
        </table:table-row>
        <table:table-row table:style-name="ro1">
          <table:table-cell office:value-type="float" office:value="878">
            <text:p>878</text:p>
          </table:table-cell>
          <table:table-cell table:formula="of:=[.A880]^-0.5" office:value-type="float" office:value="0.0337483653531413">
            <text:p>0.0337483654</text:p>
          </table:table-cell>
          <table:table-cell table:formula="of:=[.B880]/[.$B$1003]" office:value-type="float" office:value="0.000546081140541534">
            <text:p>0.0005460811</text:p>
          </table:table-cell>
          <table:table-cell table:formula="of:=[.C880]*[.$G$8]" office:value-type="float" office:value="1621860.98740836">
            <text:p>1621861</text:p>
          </table:table-cell>
          <table:table-cell table:style-name="ce1" table:formula="of:=[.D880]/2" office:value-type="float" office:value="810930.493704178">
            <text:p>810930</text:p>
          </table:table-cell>
          <table:table-cell table:number-columns-repeated="5"/>
        </table:table-row>
        <table:table-row table:style-name="ro1">
          <table:table-cell office:value-type="float" office:value="879">
            <text:p>879</text:p>
          </table:table-cell>
          <table:table-cell table:formula="of:=[.A881]^-0.5" office:value-type="float" office:value="0.0337291628677442">
            <text:p>0.0337291629</text:p>
          </table:table-cell>
          <table:table-cell table:formula="of:=[.B881]/[.$B$1003]" office:value-type="float" office:value="0.000545770425784918">
            <text:p>0.0005457704</text:p>
          </table:table-cell>
          <table:table-cell table:formula="of:=[.C881]*[.$G$8]" office:value-type="float" office:value="1620938.16458121">
            <text:p>1620938</text:p>
          </table:table-cell>
          <table:table-cell table:style-name="ce1" table:formula="of:=[.D881]/2" office:value-type="float" office:value="810469.082290603">
            <text:p>810469</text:p>
          </table:table-cell>
          <table:table-cell table:number-columns-repeated="5"/>
        </table:table-row>
        <table:table-row table:style-name="ro1">
          <table:table-cell office:value-type="float" office:value="880">
            <text:p>880</text:p>
          </table:table-cell>
          <table:table-cell table:formula="of:=[.A882]^-0.5" office:value-type="float" office:value="0.0337099931231621">
            <text:p>0.0337099931</text:p>
          </table:table-cell>
          <table:table-cell table:formula="of:=[.B882]/[.$B$1003]" office:value-type="float" office:value="0.000545460240806305">
            <text:p>0.0005454602</text:p>
          </table:table-cell>
          <table:table-cell table:formula="of:=[.C882]*[.$G$8]" office:value-type="float" office:value="1620016.91519473">
            <text:p>1620017</text:p>
          </table:table-cell>
          <table:table-cell table:style-name="ce1" table:formula="of:=[.D882]/2" office:value-type="float" office:value="810008.457597363">
            <text:p>810008</text:p>
          </table:table-cell>
          <table:table-cell table:number-columns-repeated="5"/>
        </table:table-row>
        <table:table-row table:style-name="ro1">
          <table:table-cell office:value-type="float" office:value="881">
            <text:p>881</text:p>
          </table:table-cell>
          <table:table-cell table:formula="of:=[.A883]^-0.5" office:value-type="float" office:value="0.0336908560264605">
            <text:p>0.033690856</text:p>
          </table:table-cell>
          <table:table-cell table:formula="of:=[.B883]/[.$B$1003]" office:value-type="float" office:value="0.000545150584101924">
            <text:p>0.0005451506</text:p>
          </table:table-cell>
          <table:table-cell table:formula="of:=[.C883]*[.$G$8]" office:value-type="float" office:value="1619097.23478271">
            <text:p>1619097</text:p>
          </table:table-cell>
          <table:table-cell table:style-name="ce1" table:formula="of:=[.D883]/2" office:value-type="float" office:value="809548.617391357">
            <text:p>809549</text:p>
          </table:table-cell>
          <table:table-cell table:number-columns-repeated="5"/>
        </table:table-row>
        <table:table-row table:style-name="ro1">
          <table:table-cell office:value-type="float" office:value="882">
            <text:p>882</text:p>
          </table:table-cell>
          <table:table-cell table:formula="of:=[.A884]^-0.5" office:value-type="float" office:value="0.0336717514850737">
            <text:p>0.0336717515</text:p>
          </table:table-cell>
          <table:table-cell table:formula="of:=[.B884]/[.$B$1003]" office:value-type="float" office:value="0.000544841454173975">
            <text:p>0.0005448415</text:p>
          </table:table-cell>
          <table:table-cell table:formula="of:=[.C884]*[.$G$8]" office:value-type="float" office:value="1618179.11889671">
            <text:p>1618179</text:p>
          </table:table-cell>
          <table:table-cell table:style-name="ce1" table:formula="of:=[.D884]/2" office:value-type="float" office:value="809089.559448353">
            <text:p>809090</text:p>
          </table:table-cell>
          <table:table-cell table:number-columns-repeated="5"/>
        </table:table-row>
        <table:table-row table:style-name="ro1">
          <table:table-cell office:value-type="float" office:value="883">
            <text:p>883</text:p>
          </table:table-cell>
          <table:table-cell table:formula="of:=[.A885]^-0.5" office:value-type="float" office:value="0.0336526794068032">
            <text:p>0.0336526794</text:p>
          </table:table-cell>
          <table:table-cell table:formula="of:=[.B885]/[.$B$1003]" office:value-type="float" office:value="0.000544532849530596">
            <text:p>0.0005445328</text:p>
          </table:table-cell>
          <table:table-cell table:formula="of:=[.C885]*[.$G$8]" office:value-type="float" office:value="1617262.56310587">
            <text:p>1617263</text:p>
          </table:table-cell>
          <table:table-cell table:style-name="ce1" table:formula="of:=[.D885]/2" office:value-type="float" office:value="808631.281552935">
            <text:p>808631</text:p>
          </table:table-cell>
          <table:table-cell table:number-columns-repeated="5"/>
        </table:table-row>
        <table:table-row table:style-name="ro1">
          <table:table-cell office:value-type="float" office:value="884">
            <text:p>884</text:p>
          </table:table-cell>
          <table:table-cell table:formula="of:=[.A886]^-0.5" office:value-type="float" office:value="0.0336336396998156">
            <text:p>0.0336336397</text:p>
          </table:table-cell>
          <table:table-cell table:formula="of:=[.B886]/[.$B$1003]" office:value-type="float" office:value="0.000544224768685833">
            <text:p>0.0005442248</text:p>
          </table:table-cell>
          <table:table-cell table:formula="of:=[.C886]*[.$G$8]" office:value-type="float" office:value="1616347.56299692">
            <text:p>1616348</text:p>
          </table:table-cell>
          <table:table-cell table:style-name="ce1" table:formula="of:=[.D886]/2" office:value-type="float" office:value="808173.781498462">
            <text:p>808174</text:p>
          </table:table-cell>
          <table:table-cell table:number-columns-repeated="5"/>
        </table:table-row>
        <table:table-row table:style-name="ro1">
          <table:table-cell office:value-type="float" office:value="885">
            <text:p>885</text:p>
          </table:table-cell>
          <table:table-cell table:formula="of:=[.A887]^-0.5" office:value-type="float" office:value="0.0336146322726407">
            <text:p>0.0336146323</text:p>
          </table:table-cell>
          <table:table-cell table:formula="of:=[.B887]/[.$B$1003]" office:value-type="float" office:value="0.000543917210159611">
            <text:p>0.0005439172</text:p>
          </table:table-cell>
          <table:table-cell table:formula="of:=[.C887]*[.$G$8]" office:value-type="float" office:value="1615434.11417404">
            <text:p>1615434</text:p>
          </table:table-cell>
          <table:table-cell table:style-name="ce1" table:formula="of:=[.D887]/2" office:value-type="float" office:value="807717.057087022">
            <text:p>807717</text:p>
          </table:table-cell>
          <table:table-cell table:number-columns-repeated="5"/>
        </table:table-row>
        <table:table-row table:style-name="ro1">
          <table:table-cell office:value-type="float" office:value="886">
            <text:p>886</text:p>
          </table:table-cell>
          <table:table-cell table:formula="of:=[.A888]^-0.5" office:value-type="float" office:value="0.0335956570341698">
            <text:p>0.033595657</text:p>
          </table:table-cell>
          <table:table-cell table:formula="of:=[.B888]/[.$B$1003]" office:value-type="float" office:value="0.000543610172477701">
            <text:p>0.0005436102</text:p>
          </table:table-cell>
          <table:table-cell table:formula="of:=[.C888]*[.$G$8]" office:value-type="float" office:value="1614522.21225877">
            <text:p>1614522</text:p>
          </table:table-cell>
          <table:table-cell table:style-name="ce1" table:formula="of:=[.D888]/2" office:value-type="float" office:value="807261.106129387">
            <text:p>807261</text:p>
          </table:table-cell>
          <table:table-cell table:number-columns-repeated="5"/>
        </table:table-row>
        <table:table-row table:style-name="ro1">
          <table:table-cell office:value-type="float" office:value="887">
            <text:p>887</text:p>
          </table:table-cell>
          <table:table-cell table:formula="of:=[.A889]^-0.5" office:value-type="float" office:value="0.0335767138936537">
            <text:p>0.0335767139</text:p>
          </table:table-cell>
          <table:table-cell table:formula="of:=[.B889]/[.$B$1003]" office:value-type="float" office:value="0.000543303654171698">
            <text:p>0.0005433037</text:p>
          </table:table-cell>
          <table:table-cell table:formula="of:=[.C889]*[.$G$8]" office:value-type="float" office:value="1613611.85288994">
            <text:p>1613612</text:p>
          </table:table-cell>
          <table:table-cell table:style-name="ce1" table:formula="of:=[.D889]/2" office:value-type="float" office:value="806805.926444971">
            <text:p>806806</text:p>
          </table:table-cell>
          <table:table-cell table:number-columns-repeated="5"/>
        </table:table-row>
        <table:table-row table:style-name="ro1">
          <table:table-cell office:value-type="float" office:value="888">
            <text:p>888</text:p>
          </table:table-cell>
          <table:table-cell table:formula="of:=[.A890]^-0.5" office:value-type="float" office:value="0.0335578027607012">
            <text:p>0.0335578028</text:p>
          </table:table-cell>
          <table:table-cell table:formula="of:=[.B890]/[.$B$1003]" office:value-type="float" office:value="0.00054299765377898">
            <text:p>0.0005429977</text:p>
          </table:table-cell>
          <table:table-cell table:formula="of:=[.C890]*[.$G$8]" office:value-type="float" office:value="1612703.03172357">
            <text:p>1612703</text:p>
          </table:table-cell>
          <table:table-cell table:style-name="ce1" table:formula="of:=[.D890]/2" office:value-type="float" office:value="806351.515861785">
            <text:p>806352</text:p>
          </table:table-cell>
          <table:table-cell table:number-columns-repeated="5"/>
        </table:table-row>
        <table:table-row table:style-name="ro1">
          <table:table-cell office:value-type="float" office:value="889">
            <text:p>889</text:p>
          </table:table-cell>
          <table:table-cell table:formula="of:=[.A891]^-0.5" office:value-type="float" office:value="0.0335389235452769">
            <text:p>0.0335389235</text:p>
          </table:table-cell>
          <table:table-cell table:formula="of:=[.B891]/[.$B$1003]" office:value-type="float" office:value="0.000542692169842689">
            <text:p>0.0005426922</text:p>
          </table:table-cell>
          <table:table-cell table:formula="of:=[.C891]*[.$G$8]" office:value-type="float" office:value="1611795.74443279">
            <text:p>1611796</text:p>
          </table:table-cell>
          <table:table-cell table:style-name="ce1" table:formula="of:=[.D891]/2" office:value-type="float" office:value="805897.872216394">
            <text:p>805898</text:p>
          </table:table-cell>
          <table:table-cell table:number-columns-repeated="5"/>
        </table:table-row>
        <table:table-row table:style-name="ro1">
          <table:table-cell office:value-type="float" office:value="890">
            <text:p>890</text:p>
          </table:table-cell>
          <table:table-cell table:formula="of:=[.A892]^-0.5" office:value-type="float" office:value="0.0335200761576995">
            <text:p>0.0335200762</text:p>
          </table:table-cell>
          <table:table-cell table:formula="of:=[.B892]/[.$B$1003]" office:value-type="float" office:value="0.000542387200911698">
            <text:p>0.0005423872</text:p>
          </table:table-cell>
          <table:table-cell table:formula="of:=[.C892]*[.$G$8]" office:value-type="float" office:value="1610889.98670774">
            <text:p>1610890</text:p>
          </table:table-cell>
          <table:table-cell table:style-name="ce1" table:formula="of:=[.D892]/2" office:value-type="float" office:value="805444.993353871">
            <text:p>805445</text:p>
          </table:table-cell>
          <table:table-cell table:number-columns-repeated="5"/>
        </table:table-row>
        <table:table-row table:style-name="ro1">
          <table:table-cell office:value-type="float" office:value="891">
            <text:p>891</text:p>
          </table:table-cell>
          <table:table-cell table:formula="of:=[.A893]^-0.5" office:value-type="float" office:value="0.0335012605086404">
            <text:p>0.0335012605</text:p>
          </table:table-cell>
          <table:table-cell table:formula="of:=[.B893]/[.$B$1003]" office:value-type="float" office:value="0.000542082745540579">
            <text:p>0.0005420827</text:p>
          </table:table-cell>
          <table:table-cell table:formula="of:=[.C893]*[.$G$8]" office:value-type="float" office:value="1609985.75425552">
            <text:p>1609986</text:p>
          </table:table-cell>
          <table:table-cell table:style-name="ce1" table:formula="of:=[.D893]/2" office:value-type="float" office:value="804992.877127759">
            <text:p>804993</text:p>
          </table:table-cell>
          <table:table-cell table:number-columns-repeated="5"/>
        </table:table-row>
        <table:table-row table:style-name="ro1">
          <table:table-cell office:value-type="float" office:value="892">
            <text:p>892</text:p>
          </table:table-cell>
          <table:table-cell table:formula="of:=[.A894]^-0.5" office:value-type="float" office:value="0.0334824765091212">
            <text:p>0.0334824765</text:p>
          </table:table-cell>
          <table:table-cell table:formula="of:=[.B894]/[.$B$1003]" office:value-type="float" office:value="0.000541778802289579">
            <text:p>0.0005417788</text:p>
          </table:table-cell>
          <table:table-cell table:formula="of:=[.C894]*[.$G$8]" office:value-type="float" office:value="1609083.04280005">
            <text:p>1609083</text:p>
          </table:table-cell>
          <table:table-cell table:style-name="ce1" table:formula="of:=[.D894]/2" office:value-type="float" office:value="804541.521400025">
            <text:p>804542</text:p>
          </table:table-cell>
          <table:table-cell table:number-columns-repeated="5"/>
        </table:table-row>
        <table:table-row table:style-name="ro1">
          <table:table-cell office:value-type="float" office:value="893">
            <text:p>893</text:p>
          </table:table-cell>
          <table:table-cell table:formula="of:=[.A895]^-0.5" office:value-type="float" office:value="0.0334637240705127">
            <text:p>0.0334637241</text:p>
          </table:table-cell>
          <table:table-cell table:formula="of:=[.B895]/[.$B$1003]" office:value-type="float" office:value="0.000541475369724591">
            <text:p>0.0005414754</text:p>
          </table:table-cell>
          <table:table-cell table:formula="of:=[.C895]*[.$G$8]" office:value-type="float" office:value="1608181.84808203">
            <text:p>1608182</text:p>
          </table:table-cell>
          <table:table-cell table:style-name="ce1" table:formula="of:=[.D895]/2" office:value-type="float" office:value="804090.924041017">
            <text:p>804091</text:p>
          </table:table-cell>
          <table:table-cell table:number-columns-repeated="5"/>
        </table:table-row>
        <table:table-row table:style-name="ro1">
          <table:table-cell office:value-type="float" office:value="894">
            <text:p>894</text:p>
          </table:table-cell>
          <table:table-cell table:formula="of:=[.A896]^-0.5" office:value-type="float" office:value="0.0334450031045326">
            <text:p>0.0334450031</text:p>
          </table:table-cell>
          <table:table-cell table:formula="of:=[.B896]/[.$B$1003]" office:value-type="float" office:value="0.00054117244641712">
            <text:p>0.0005411724</text:p>
          </table:table-cell>
          <table:table-cell table:formula="of:=[.C896]*[.$G$8]" office:value-type="float" office:value="1607282.16585885">
            <text:p>1607282</text:p>
          </table:table-cell>
          <table:table-cell table:style-name="ce1" table:formula="of:=[.D896]/2" office:value-type="float" office:value="803641.082929424">
            <text:p>803641</text:p>
          </table:table-cell>
          <table:table-cell table:number-columns-repeated="5"/>
        </table:table-row>
        <table:table-row table:style-name="ro1">
          <table:table-cell office:value-type="float" office:value="895">
            <text:p>895</text:p>
          </table:table-cell>
          <table:table-cell table:formula="of:=[.A897]^-0.5" office:value-type="float" office:value="0.0334263135232438">
            <text:p>0.0334263135</text:p>
          </table:table-cell>
          <table:table-cell table:formula="of:=[.B897]/[.$B$1003]" office:value-type="float" office:value="0.000540870030944263">
            <text:p>0.00054087</text:p>
          </table:table-cell>
          <table:table-cell table:formula="of:=[.C897]*[.$G$8]" office:value-type="float" office:value="1606383.99190446">
            <text:p>1606384</text:p>
          </table:table-cell>
          <table:table-cell table:style-name="ce1" table:formula="of:=[.D897]/2" office:value-type="float" office:value="803191.995952231">
            <text:p>803192</text:p>
          </table:table-cell>
          <table:table-cell table:number-columns-repeated="5"/>
        </table:table-row>
        <table:table-row table:style-name="ro1">
          <table:table-cell office:value-type="float" office:value="896">
            <text:p>896</text:p>
          </table:table-cell>
          <table:table-cell table:formula="of:=[.A898]^-0.5" office:value-type="float" office:value="0.033407655239053">
            <text:p>0.0334076552</text:p>
          </table:table-cell>
          <table:table-cell table:formula="of:=[.B898]/[.$B$1003]" office:value-type="float" office:value="0.000540568121888675">
            <text:p>0.0005405681</text:p>
          </table:table-cell>
          <table:table-cell table:formula="of:=[.C898]*[.$G$8]" office:value-type="float" office:value="1605487.32200936">
            <text:p>1605487</text:p>
          </table:table-cell>
          <table:table-cell table:style-name="ce1" table:formula="of:=[.D898]/2" office:value-type="float" office:value="802743.661004682">
            <text:p>802744</text:p>
          </table:table-cell>
          <table:table-cell table:number-columns-repeated="5"/>
        </table:table-row>
        <table:table-row table:style-name="ro1">
          <table:table-cell office:value-type="float" office:value="897">
            <text:p>897</text:p>
          </table:table-cell>
          <table:table-cell table:formula="of:=[.A899]^-0.5" office:value-type="float" office:value="0.0333890281647089">
            <text:p>0.0333890282</text:p>
          </table:table-cell>
          <table:table-cell table:formula="of:=[.B899]/[.$B$1003]" office:value-type="float" office:value="0.000540266717838542">
            <text:p>0.0005402667</text:p>
          </table:table-cell>
          <table:table-cell table:formula="of:=[.C899]*[.$G$8]" office:value-type="float" office:value="1604592.15198047">
            <text:p>1604592</text:p>
          </table:table-cell>
          <table:table-cell table:style-name="ce1" table:formula="of:=[.D899]/2" office:value-type="float" office:value="802296.075990235">
            <text:p>802296</text:p>
          </table:table-cell>
          <table:table-cell table:number-columns-repeated="5"/>
        </table:table-row>
        <table:table-row table:style-name="ro1">
          <table:table-cell office:value-type="float" office:value="898">
            <text:p>898</text:p>
          </table:table-cell>
          <table:table-cell table:formula="of:=[.A900]^-0.5" office:value-type="float" office:value="0.0333704322133">
            <text:p>0.0333704322</text:p>
          </table:table-cell>
          <table:table-cell table:formula="of:=[.B900]/[.$B$1003]" office:value-type="float" office:value="0.000539965817387555">
            <text:p>0.0005399658</text:p>
          </table:table-cell>
          <table:table-cell table:formula="of:=[.C900]*[.$G$8]" office:value-type="float" office:value="1603698.47764104">
            <text:p>1603698</text:p>
          </table:table-cell>
          <table:table-cell table:style-name="ce1" table:formula="of:=[.D900]/2" office:value-type="float" office:value="801849.238820519">
            <text:p>801849</text:p>
          </table:table-cell>
          <table:table-cell table:number-columns-repeated="5"/>
        </table:table-row>
        <table:table-row table:style-name="ro1">
          <table:table-cell office:value-type="float" office:value="899">
            <text:p>899</text:p>
          </table:table-cell>
          <table:table-cell table:formula="of:=[.A901]^-0.5" office:value-type="float" office:value="0.0333518672982535">
            <text:p>0.0333518673</text:p>
          </table:table-cell>
          <table:table-cell table:formula="of:=[.B901]/[.$B$1003]" office:value-type="float" office:value="0.000539665419134882">
            <text:p>0.0005396654</text:p>
          </table:table-cell>
          <table:table-cell table:formula="of:=[.C901]*[.$G$8]" office:value-type="float" office:value="1602806.2948306">
            <text:p>1602806</text:p>
          </table:table-cell>
          <table:table-cell table:style-name="ce1" table:formula="of:=[.D901]/2" office:value-type="float" office:value="801403.1474153">
            <text:p>801403</text:p>
          </table:table-cell>
          <table:table-cell table:number-columns-repeated="5"/>
        </table:table-row>
        <table:table-row table:style-name="ro1">
          <table:table-cell office:value-type="float" office:value="900">
            <text:p>900</text:p>
          </table:table-cell>
          <table:table-cell table:formula="of:=[.A902]^-0.5" office:value-type="float" office:value="0.0333333333333333">
            <text:p>0.0333333333</text:p>
          </table:table-cell>
          <table:table-cell table:formula="of:=[.B902]/[.$B$1003]" office:value-type="float" office:value="0.00053936552168514">
            <text:p>0.0005393655</text:p>
          </table:table-cell>
          <table:table-cell table:formula="of:=[.C902]*[.$G$8]" office:value-type="float" office:value="1601915.59940487">
            <text:p>1601916</text:p>
          </table:table-cell>
          <table:table-cell table:style-name="ce1" table:formula="of:=[.D902]/2" office:value-type="float" office:value="800957.799702434">
            <text:p>800958</text:p>
          </table:table-cell>
          <table:table-cell table:number-columns-repeated="5"/>
        </table:table-row>
        <table:table-row table:style-name="ro1">
          <table:table-cell office:value-type="float" office:value="901">
            <text:p>901</text:p>
          </table:table-cell>
          <table:table-cell table:formula="of:=[.A903]^-0.5" office:value-type="float" office:value="0.0333148302326385">
            <text:p>0.0333148302</text:p>
          </table:table-cell>
          <table:table-cell table:formula="of:=[.B903]/[.$B$1003]" office:value-type="float" office:value="0.000539066123648368">
            <text:p>0.0005390661</text:p>
          </table:table-cell>
          <table:table-cell table:formula="of:=[.C903]*[.$G$8]" office:value-type="float" office:value="1601026.38723565">
            <text:p>1601026</text:p>
          </table:table-cell>
          <table:table-cell table:style-name="ce1" table:formula="of:=[.D903]/2" office:value-type="float" office:value="800513.193617827">
            <text:p>800513</text:p>
          </table:table-cell>
          <table:table-cell table:number-columns-repeated="5"/>
        </table:table-row>
        <table:table-row table:style-name="ro1">
          <table:table-cell office:value-type="float" office:value="902">
            <text:p>902</text:p>
          </table:table-cell>
          <table:table-cell table:formula="of:=[.A904]^-0.5" office:value-type="float" office:value="0.0332963579106013">
            <text:p>0.0332963579</text:p>
          </table:table-cell>
          <table:table-cell table:formula="of:=[.B904]/[.$B$1003]" office:value-type="float" office:value="0.000538767223639999">
            <text:p>0.0005387672</text:p>
          </table:table-cell>
          <table:table-cell table:formula="of:=[.C904]*[.$G$8]" office:value-type="float" office:value="1600138.6542108">
            <text:p>1600139</text:p>
          </table:table-cell>
          <table:table-cell table:style-name="ce1" table:formula="of:=[.D904]/2" office:value-type="float" office:value="800069.327105399">
            <text:p>800069</text:p>
          </table:table-cell>
          <table:table-cell table:number-columns-repeated="5"/>
        </table:table-row>
        <table:table-row table:style-name="ro1">
          <table:table-cell office:value-type="float" office:value="903">
            <text:p>903</text:p>
          </table:table-cell>
          <table:table-cell table:formula="of:=[.A905]^-0.5" office:value-type="float" office:value="0.0332779162819861">
            <text:p>0.0332779163</text:p>
          </table:table-cell>
          <table:table-cell table:formula="of:=[.B905]/[.$B$1003]" office:value-type="float" office:value="0.000538468820280836">
            <text:p>0.0005384688</text:p>
          </table:table-cell>
          <table:table-cell table:formula="of:=[.C905]*[.$G$8]" office:value-type="float" office:value="1599252.39623408">
            <text:p>1599252</text:p>
          </table:table-cell>
          <table:table-cell table:style-name="ce1" table:formula="of:=[.D905]/2" office:value-type="float" office:value="799626.198117041">
            <text:p>799626</text:p>
          </table:table-cell>
          <table:table-cell table:number-columns-repeated="5"/>
        </table:table-row>
        <table:table-row table:style-name="ro1">
          <table:table-cell office:value-type="float" office:value="904">
            <text:p>904</text:p>
          </table:table-cell>
          <table:table-cell table:formula="of:=[.A906]^-0.5" office:value-type="float" office:value="0.033259505261887">
            <text:p>0.0332595053</text:p>
          </table:table-cell>
          <table:table-cell table:formula="of:=[.B906]/[.$B$1003]" office:value-type="float" office:value="0.00053817091219702">
            <text:p>0.0005381709</text:p>
          </table:table-cell>
          <table:table-cell table:formula="of:=[.C906]*[.$G$8]" office:value-type="float" office:value="1598367.60922515">
            <text:p>1598368</text:p>
          </table:table-cell>
          <table:table-cell table:style-name="ce1" table:formula="of:=[.D906]/2" office:value-type="float" office:value="799183.804612575">
            <text:p>799184</text:p>
          </table:table-cell>
          <table:table-cell table:number-columns-repeated="5"/>
        </table:table-row>
        <table:table-row table:style-name="ro1">
          <table:table-cell office:value-type="float" office:value="905">
            <text:p>905</text:p>
          </table:table-cell>
          <table:table-cell table:formula="of:=[.A907]^-0.5" office:value-type="float" office:value="0.0332411247657267">
            <text:p>0.0332411248</text:p>
          </table:table-cell>
          <table:table-cell table:formula="of:=[.B907]/[.$B$1003]" office:value-type="float" office:value="0.00053787349802001">
            <text:p>0.0005378735</text:p>
          </table:table-cell>
          <table:table-cell table:formula="of:=[.C907]*[.$G$8]" office:value-type="float" office:value="1597484.28911943">
            <text:p>1597484</text:p>
          </table:table-cell>
          <table:table-cell table:style-name="ce1" table:formula="of:=[.D907]/2" office:value-type="float" office:value="798742.144559715">
            <text:p>798742</text:p>
          </table:table-cell>
          <table:table-cell table:number-columns-repeated="5"/>
        </table:table-row>
        <table:table-row table:style-name="ro1">
          <table:table-cell office:value-type="float" office:value="906">
            <text:p>906</text:p>
          </table:table-cell>
          <table:table-cell table:formula="of:=[.A908]^-0.5" office:value-type="float" office:value="0.0332227747092548">
            <text:p>0.0332227747</text:p>
          </table:table-cell>
          <table:table-cell table:formula="of:=[.B908]/[.$B$1003]" office:value-type="float" office:value="0.000537576576386553">
            <text:p>0.0005375766</text:p>
          </table:table-cell>
          <table:table-cell table:formula="of:=[.C908]*[.$G$8]" office:value-type="float" office:value="1596602.43186806">
            <text:p>1596602</text:p>
          </table:table-cell>
          <table:table-cell table:style-name="ce1" table:formula="of:=[.D908]/2" office:value-type="float" office:value="798301.215934031">
            <text:p>798301</text:p>
          </table:table-cell>
          <table:table-cell table:number-columns-repeated="5"/>
        </table:table-row>
        <table:table-row table:style-name="ro1">
          <table:table-cell office:value-type="float" office:value="907">
            <text:p>907</text:p>
          </table:table-cell>
          <table:table-cell table:formula="of:=[.A909]^-0.5" office:value-type="float" office:value="0.033204455008546">
            <text:p>0.033204455</text:p>
          </table:table-cell>
          <table:table-cell table:formula="of:=[.B909]/[.$B$1003]" office:value-type="float" office:value="0.000537280145938655">
            <text:p>0.0005372801</text:p>
          </table:table-cell>
          <table:table-cell table:formula="of:=[.C909]*[.$G$8]" office:value-type="float" office:value="1595722.03343781">
            <text:p>1595722</text:p>
          </table:table-cell>
          <table:table-cell table:style-name="ce1" table:formula="of:=[.D909]/2" office:value-type="float" office:value="797861.016718903">
            <text:p>797861</text:p>
          </table:table-cell>
          <table:table-cell table:number-columns-repeated="5"/>
        </table:table-row>
        <table:table-row table:style-name="ro1">
          <table:table-cell office:value-type="float" office:value="908">
            <text:p>908</text:p>
          </table:table-cell>
          <table:table-cell table:formula="of:=[.A910]^-0.5" office:value-type="float" office:value="0.0331861655799986">
            <text:p>0.0331861656</text:p>
          </table:table-cell>
          <table:table-cell table:formula="of:=[.B910]/[.$B$1003]" office:value-type="float" office:value="0.000536984205323562">
            <text:p>0.0005369842</text:p>
          </table:table-cell>
          <table:table-cell table:formula="of:=[.C910]*[.$G$8]" office:value-type="float" office:value="1594843.08981098">
            <text:p>1594843</text:p>
          </table:table-cell>
          <table:table-cell table:style-name="ce1" table:formula="of:=[.D910]/2" office:value-type="float" office:value="797421.544905489">
            <text:p>797422</text:p>
          </table:table-cell>
          <table:table-cell table:number-columns-repeated="5"/>
        </table:table-row>
        <table:table-row table:style-name="ro1">
          <table:table-cell office:value-type="float" office:value="909">
            <text:p>909</text:p>
          </table:table-cell>
          <table:table-cell table:formula="of:=[.A911]^-0.5" office:value-type="float" office:value="0.033167906340333">
            <text:p>0.0331679063</text:p>
          </table:table-cell>
          <table:table-cell table:formula="of:=[.B911]/[.$B$1003]" office:value-type="float" office:value="0.000536688753193727">
            <text:p>0.0005366888</text:p>
          </table:table-cell>
          <table:table-cell table:formula="of:=[.C911]*[.$G$8]" office:value-type="float" office:value="1593965.59698537">
            <text:p>1593966</text:p>
          </table:table-cell>
          <table:table-cell table:style-name="ce1" table:formula="of:=[.D911]/2" office:value-type="float" office:value="796982.798492685">
            <text:p>796983</text:p>
          </table:table-cell>
          <table:table-cell table:number-columns-repeated="5"/>
        </table:table-row>
        <table:table-row table:style-name="ro1">
          <table:table-cell office:value-type="float" office:value="910">
            <text:p>910</text:p>
          </table:table-cell>
          <table:table-cell table:formula="of:=[.A912]^-0.5" office:value-type="float" office:value="0.0331496772065898">
            <text:p>0.0331496772</text:p>
          </table:table-cell>
          <table:table-cell table:formula="of:=[.B912]/[.$B$1003]" office:value-type="float" office:value="0.000536393788206789">
            <text:p>0.0005363938</text:p>
          </table:table-cell>
          <table:table-cell table:formula="of:=[.C912]*[.$G$8]" office:value-type="float" office:value="1593089.55097416">
            <text:p>1593090</text:p>
          </table:table-cell>
          <table:table-cell table:style-name="ce1" table:formula="of:=[.D912]/2" office:value-type="float" office:value="796544.775487082">
            <text:p>796545</text:p>
          </table:table-cell>
          <table:table-cell table:number-columns-repeated="5"/>
        </table:table-row>
        <table:table-row table:style-name="ro1">
          <table:table-cell office:value-type="float" office:value="911">
            <text:p>911</text:p>
          </table:table-cell>
          <table:table-cell table:formula="of:=[.A913]^-0.5" office:value-type="float" office:value="0.0331314780961286">
            <text:p>0.0331314781</text:p>
          </table:table-cell>
          <table:table-cell table:formula="of:=[.B913]/[.$B$1003]" office:value-type="float" office:value="0.000536099309025546">
            <text:p>0.0005360993</text:p>
          </table:table-cell>
          <table:table-cell table:formula="of:=[.C913]*[.$G$8]" office:value-type="float" office:value="1592214.94780587">
            <text:p>1592215</text:p>
          </table:table-cell>
          <table:table-cell table:style-name="ce1" table:formula="of:=[.D913]/2" office:value-type="float" office:value="796107.473902936">
            <text:p>796107</text:p>
          </table:table-cell>
          <table:table-cell table:number-columns-repeated="5"/>
        </table:table-row>
        <table:table-row table:style-name="ro1">
          <table:table-cell office:value-type="float" office:value="912">
            <text:p>912</text:p>
          </table:table-cell>
          <table:table-cell table:formula="of:=[.A914]^-0.5" office:value-type="float" office:value="0.0331133089266261">
            <text:p>0.0331133089</text:p>
          </table:table-cell>
          <table:table-cell table:formula="of:=[.B914]/[.$B$1003]" office:value-type="float" office:value="0.000535805314317927">
            <text:p>0.0005358053</text:p>
          </table:table-cell>
          <table:table-cell table:formula="of:=[.C914]*[.$G$8]" office:value-type="float" office:value="1591341.78352424">
            <text:p>1591342</text:p>
          </table:table-cell>
          <table:table-cell table:style-name="ce1" table:formula="of:=[.D914]/2" office:value-type="float" office:value="795670.891762122">
            <text:p>795671</text:p>
          </table:table-cell>
          <table:table-cell table:number-columns-repeated="5"/>
        </table:table-row>
        <table:table-row table:style-name="ro1">
          <table:table-cell office:value-type="float" office:value="913">
            <text:p>913</text:p>
          </table:table-cell>
          <table:table-cell table:formula="of:=[.A915]^-0.5" office:value-type="float" office:value="0.0330951696160748">
            <text:p>0.0330951696</text:p>
          </table:table-cell>
          <table:table-cell table:formula="of:=[.B915]/[.$B$1003]" office:value-type="float" office:value="0.000535511802756971">
            <text:p>0.0005355118</text:p>
          </table:table-cell>
          <table:table-cell table:formula="of:=[.C915]*[.$G$8]" office:value-type="float" office:value="1590470.0541882">
            <text:p>1590470</text:p>
          </table:table-cell>
          <table:table-cell table:style-name="ce1" table:formula="of:=[.D915]/2" office:value-type="float" office:value="795235.027094102">
            <text:p>795235</text:p>
          </table:table-cell>
          <table:table-cell table:number-columns-repeated="5"/>
        </table:table-row>
        <table:table-row table:style-name="ro1">
          <table:table-cell office:value-type="float" office:value="914">
            <text:p>914</text:p>
          </table:table-cell>
          <table:table-cell table:formula="of:=[.A916]^-0.5" office:value-type="float" office:value="0.0330770600827811">
            <text:p>0.0330770601</text:p>
          </table:table-cell>
          <table:table-cell table:formula="of:=[.B916]/[.$B$1003]" office:value-type="float" office:value="0.000535218773020799">
            <text:p>0.0005352188</text:p>
          </table:table-cell>
          <table:table-cell table:formula="of:=[.C916]*[.$G$8]" office:value-type="float" office:value="1589599.75587177">
            <text:p>1589600</text:p>
          </table:table-cell>
          <table:table-cell table:style-name="ce1" table:formula="of:=[.D916]/2" office:value-type="float" office:value="794799.877935887">
            <text:p>794800</text:p>
          </table:table-cell>
          <table:table-cell table:number-columns-repeated="5"/>
        </table:table-row>
        <table:table-row table:style-name="ro1">
          <table:table-cell office:value-type="float" office:value="915">
            <text:p>915</text:p>
          </table:table-cell>
          <table:table-cell table:formula="of:=[.A917]^-0.5" office:value-type="float" office:value="0.0330589802453643">
            <text:p>0.0330589802</text:p>
          </table:table-cell>
          <table:table-cell table:formula="of:=[.B917]/[.$B$1003]" office:value-type="float" office:value="0.00053492622379259">
            <text:p>0.0005349262</text:p>
          </table:table-cell>
          <table:table-cell table:formula="of:=[.C917]*[.$G$8]" office:value-type="float" office:value="1588730.88466399">
            <text:p>1588731</text:p>
          </table:table-cell>
          <table:table-cell table:style-name="ce1" table:formula="of:=[.D917]/2" office:value-type="float" office:value="794365.442331997">
            <text:p>794365</text:p>
          </table:table-cell>
          <table:table-cell table:number-columns-repeated="5"/>
        </table:table-row>
        <table:table-row table:style-name="ro1">
          <table:table-cell office:value-type="float" office:value="916">
            <text:p>916</text:p>
          </table:table-cell>
          <table:table-cell table:formula="of:=[.A918]^-0.5" office:value-type="float" office:value="0.0330409300227545">
            <text:p>0.03304093</text:p>
          </table:table-cell>
          <table:table-cell table:formula="of:=[.B918]/[.$B$1003]" office:value-type="float" office:value="0.000534634153760556">
            <text:p>0.0005346342</text:p>
          </table:table-cell>
          <table:table-cell table:formula="of:=[.C918]*[.$G$8]" office:value-type="float" office:value="1587863.43666885">
            <text:p>1587863</text:p>
          </table:table-cell>
          <table:table-cell table:style-name="ce1" table:formula="of:=[.D918]/2" office:value-type="float" office:value="793931.718334425">
            <text:p>793932</text:p>
          </table:table-cell>
          <table:table-cell table:number-columns-repeated="5"/>
        </table:table-row>
        <table:table-row table:style-name="ro1">
          <table:table-cell office:value-type="float" office:value="917">
            <text:p>917</text:p>
          </table:table-cell>
          <table:table-cell table:formula="of:=[.A919]^-0.5" office:value-type="float" office:value="0.0330229093341913">
            <text:p>0.0330229093</text:p>
          </table:table-cell>
          <table:table-cell table:formula="of:=[.B919]/[.$B$1003]" office:value-type="float" office:value="0.000534342561617916">
            <text:p>0.0005343426</text:p>
          </table:table-cell>
          <table:table-cell table:formula="of:=[.C919]*[.$G$8]" office:value-type="float" office:value="1586997.40800521">
            <text:p>1586997</text:p>
          </table:table-cell>
          <table:table-cell table:style-name="ce1" table:formula="of:=[.D919]/2" office:value-type="float" office:value="793498.704002605">
            <text:p>793499</text:p>
          </table:table-cell>
          <table:table-cell table:number-columns-repeated="5"/>
        </table:table-row>
        <table:table-row table:style-name="ro1">
          <table:table-cell office:value-type="float" office:value="918">
            <text:p>918</text:p>
          </table:table-cell>
          <table:table-cell table:formula="of:=[.A920]^-0.5" office:value-type="float" office:value="0.0330049180992225">
            <text:p>0.0330049181</text:p>
          </table:table-cell>
          <table:table-cell table:formula="of:=[.B920]/[.$B$1003]" office:value-type="float" office:value="0.000534051446062874">
            <text:p>0.0005340514</text:p>
          </table:table-cell>
          <table:table-cell table:formula="of:=[.C920]*[.$G$8]" office:value-type="float" office:value="1586132.79480674">
            <text:p>1586133</text:p>
          </table:table-cell>
          <table:table-cell table:style-name="ce1" table:formula="of:=[.D920]/2" office:value-type="float" office:value="793066.397403368">
            <text:p>793066</text:p>
          </table:table-cell>
          <table:table-cell table:number-columns-repeated="5"/>
        </table:table-row>
        <table:table-row table:style-name="ro1">
          <table:table-cell office:value-type="float" office:value="919">
            <text:p>919</text:p>
          </table:table-cell>
          <table:table-cell table:formula="of:=[.A921]^-0.5" office:value-type="float" office:value="0.0329869562377021">
            <text:p>0.0329869562</text:p>
          </table:table-cell>
          <table:table-cell table:formula="of:=[.B921]/[.$B$1003]" office:value-type="float" office:value="0.000533760805798593">
            <text:p>0.0005337608</text:p>
          </table:table-cell>
          <table:table-cell table:formula="of:=[.C921]*[.$G$8]" office:value-type="float" office:value="1585269.59322182">
            <text:p>1585270</text:p>
          </table:table-cell>
          <table:table-cell table:style-name="ce1" table:formula="of:=[.D921]/2" office:value-type="float" office:value="792634.79661091">
            <text:p>792635</text:p>
          </table:table-cell>
          <table:table-cell table:number-columns-repeated="5"/>
        </table:table-row>
        <table:table-row table:style-name="ro1">
          <table:table-cell office:value-type="float" office:value="920">
            <text:p>920</text:p>
          </table:table-cell>
          <table:table-cell table:formula="of:=[.A922]^-0.5" office:value-type="float" office:value="0.0329690236697893">
            <text:p>0.0329690237</text:p>
          </table:table-cell>
          <table:table-cell table:formula="of:=[.B922]/[.$B$1003]" office:value-type="float" office:value="0.00053347063953317">
            <text:p>0.0005334706</text:p>
          </table:table-cell>
          <table:table-cell table:formula="of:=[.C922]*[.$G$8]" office:value-type="float" office:value="1584407.79941352">
            <text:p>1584408</text:p>
          </table:table-cell>
          <table:table-cell table:style-name="ce1" table:formula="of:=[.D922]/2" office:value-type="float" office:value="792203.899706758">
            <text:p>792204</text:p>
          </table:table-cell>
          <table:table-cell table:number-columns-repeated="5"/>
        </table:table-row>
        <table:table-row table:style-name="ro1">
          <table:table-cell office:value-type="float" office:value="921">
            <text:p>921</text:p>
          </table:table-cell>
          <table:table-cell table:formula="of:=[.A923]^-0.5" office:value-type="float" office:value="0.0329511203159468">
            <text:p>0.0329511203</text:p>
          </table:table-cell>
          <table:table-cell table:formula="of:=[.B923]/[.$B$1003]" office:value-type="float" office:value="0.000533180945979615">
            <text:p>0.0005331809</text:p>
          </table:table-cell>
          <table:table-cell table:formula="of:=[.C923]*[.$G$8]" office:value-type="float" office:value="1583547.40955946">
            <text:p>1583547</text:p>
          </table:table-cell>
          <table:table-cell table:style-name="ce1" table:formula="of:=[.D923]/2" office:value-type="float" office:value="791773.704779728">
            <text:p>791774</text:p>
          </table:table-cell>
          <table:table-cell table:number-columns-repeated="5"/>
        </table:table-row>
        <table:table-row table:style-name="ro1">
          <table:table-cell office:value-type="float" office:value="922">
            <text:p>922</text:p>
          </table:table-cell>
          <table:table-cell table:formula="of:=[.A924]^-0.5" office:value-type="float" office:value="0.0329332460969392">
            <text:p>0.0329332461</text:p>
          </table:table-cell>
          <table:table-cell table:formula="of:=[.B924]/[.$B$1003]" office:value-type="float" office:value="0.000532891723855822">
            <text:p>0.0005328917</text:p>
          </table:table-cell>
          <table:table-cell table:formula="of:=[.C924]*[.$G$8]" office:value-type="float" office:value="1582688.41985179">
            <text:p>1582688</text:p>
          </table:table-cell>
          <table:table-cell table:style-name="ce1" table:formula="of:=[.D924]/2" office:value-type="float" office:value="791344.209925896">
            <text:p>791344</text:p>
          </table:table-cell>
          <table:table-cell table:number-columns-repeated="5"/>
        </table:table-row>
        <table:table-row table:style-name="ro1">
          <table:table-cell office:value-type="float" office:value="923">
            <text:p>923</text:p>
          </table:table-cell>
          <table:table-cell table:formula="of:=[.A925]^-0.5" office:value-type="float" office:value="0.0329154009338317">
            <text:p>0.0329154009</text:p>
          </table:table-cell>
          <table:table-cell table:formula="of:=[.B925]/[.$B$1003]" office:value-type="float" office:value="0.00053260297188455">
            <text:p>0.000532603</text:p>
          </table:table-cell>
          <table:table-cell table:formula="of:=[.C925]*[.$G$8]" office:value-type="float" office:value="1581830.82649711">
            <text:p>1581831</text:p>
          </table:table-cell>
          <table:table-cell table:style-name="ce1" table:formula="of:=[.D925]/2" office:value-type="float" office:value="790915.413248557">
            <text:p>790915</text:p>
          </table:table-cell>
          <table:table-cell table:number-columns-repeated="5"/>
        </table:table-row>
        <table:table-row table:style-name="ro1">
          <table:table-cell office:value-type="float" office:value="924">
            <text:p>924</text:p>
          </table:table-cell>
          <table:table-cell table:formula="of:=[.A926]^-0.5" office:value-type="float" office:value="0.0328975847479884">
            <text:p>0.0328975847</text:p>
          </table:table-cell>
          <table:table-cell table:formula="of:=[.B926]/[.$B$1003]" office:value-type="float" office:value="0.000532314688793397">
            <text:p>0.0005323147</text:p>
          </table:table-cell>
          <table:table-cell table:formula="of:=[.C926]*[.$G$8]" office:value-type="float" office:value="1580974.62571639">
            <text:p>1580975</text:p>
          </table:table-cell>
          <table:table-cell table:style-name="ce1" table:formula="of:=[.D926]/2" office:value-type="float" office:value="790487.312858195">
            <text:p>790487</text:p>
          </table:table-cell>
          <table:table-cell table:number-columns-repeated="5"/>
        </table:table-row>
        <table:table-row table:style-name="ro1">
          <table:table-cell office:value-type="float" office:value="925">
            <text:p>925</text:p>
          </table:table-cell>
          <table:table-cell table:formula="of:=[.A927]^-0.5" office:value-type="float" office:value="0.0328797974610715">
            <text:p>0.0328797975</text:p>
          </table:table-cell>
          <table:table-cell table:formula="of:=[.B927]/[.$B$1003]" office:value-type="float" office:value="0.000532026873314777">
            <text:p>0.0005320269</text:p>
          </table:table-cell>
          <table:table-cell table:formula="of:=[.C927]*[.$G$8]" office:value-type="float" office:value="1580119.81374489">
            <text:p>1580120</text:p>
          </table:table-cell>
          <table:table-cell table:style-name="ce1" table:formula="of:=[.D927]/2" office:value-type="float" office:value="790059.906872444">
            <text:p>790060</text:p>
          </table:table-cell>
          <table:table-cell table:number-columns-repeated="5"/>
        </table:table-row>
        <table:table-row table:style-name="ro1">
          <table:table-cell office:value-type="float" office:value="926">
            <text:p>926</text:p>
          </table:table-cell>
          <table:table-cell table:formula="of:=[.A928]^-0.5" office:value-type="float" office:value="0.0328620389950387">
            <text:p>0.032862039</text:p>
          </table:table-cell>
          <table:table-cell table:formula="of:=[.B928]/[.$B$1003]" office:value-type="float" office:value="0.000531739524185895">
            <text:p>0.0005317395</text:p>
          </table:table-cell>
          <table:table-cell table:formula="of:=[.C928]*[.$G$8]" office:value-type="float" office:value="1579266.38683211">
            <text:p>1579266</text:p>
          </table:table-cell>
          <table:table-cell table:style-name="ce1" table:formula="of:=[.D928]/2" office:value-type="float" office:value="789633.193416054">
            <text:p>789633</text:p>
          </table:table-cell>
          <table:table-cell table:number-columns-repeated="5"/>
        </table:table-row>
        <table:table-row table:style-name="ro1">
          <table:table-cell office:value-type="float" office:value="927">
            <text:p>927</text:p>
          </table:table-cell>
          <table:table-cell table:formula="of:=[.A929]^-0.5" office:value-type="float" office:value="0.0328443092721431">
            <text:p>0.0328443093</text:p>
          </table:table-cell>
          <table:table-cell table:formula="of:=[.B929]/[.$B$1003]" office:value-type="float" office:value="0.000531452640148727">
            <text:p>0.0005314526</text:p>
          </table:table-cell>
          <table:table-cell table:formula="of:=[.C929]*[.$G$8]" office:value-type="float" office:value="1578414.34124172">
            <text:p>1578414</text:p>
          </table:table-cell>
          <table:table-cell table:style-name="ce1" table:formula="of:=[.D929]/2" office:value-type="float" office:value="789207.170620859">
            <text:p>789207</text:p>
          </table:table-cell>
          <table:table-cell table:number-columns-repeated="5"/>
        </table:table-row>
        <table:table-row table:style-name="ro1">
          <table:table-cell office:value-type="float" office:value="928">
            <text:p>928</text:p>
          </table:table-cell>
          <table:table-cell table:formula="of:=[.A930]^-0.5" office:value-type="float" office:value="0.0328266082149306">
            <text:p>0.0328266082</text:p>
          </table:table-cell>
          <table:table-cell table:formula="of:=[.B930]/[.$B$1003]" office:value-type="float" office:value="0.000531166219949993">
            <text:p>0.0005311662</text:p>
          </table:table-cell>
          <table:table-cell table:formula="of:=[.C930]*[.$G$8]" office:value-type="float" office:value="1577563.67325148">
            <text:p>1577564</text:p>
          </table:table-cell>
          <table:table-cell table:style-name="ce1" table:formula="of:=[.D930]/2" office:value-type="float" office:value="788781.83662574">
            <text:p>788782</text:p>
          </table:table-cell>
          <table:table-cell table:number-columns-repeated="5"/>
        </table:table-row>
        <table:table-row table:style-name="ro1">
          <table:table-cell office:value-type="float" office:value="929">
            <text:p>929</text:p>
          </table:table-cell>
          <table:table-cell table:formula="of:=[.A931]^-0.5" office:value-type="float" office:value="0.0328089357462393">
            <text:p>0.0328089357</text:p>
          </table:table-cell>
          <table:table-cell table:formula="of:=[.B931]/[.$B$1003]" office:value-type="float" office:value="0.000530880262341139">
            <text:p>0.0005308803</text:p>
          </table:table-cell>
          <table:table-cell table:formula="of:=[.C931]*[.$G$8]" office:value-type="float" office:value="1576714.37915318">
            <text:p>1576714</text:p>
          </table:table-cell>
          <table:table-cell table:style-name="ce1" table:formula="of:=[.D931]/2" office:value-type="float" office:value="788357.189576591">
            <text:p>788357</text:p>
          </table:table-cell>
          <table:table-cell table:number-columns-repeated="5"/>
        </table:table-row>
        <table:table-row table:style-name="ro1">
          <table:table-cell office:value-type="float" office:value="930">
            <text:p>930</text:p>
          </table:table-cell>
          <table:table-cell table:formula="of:=[.A932]^-0.5" office:value-type="float" office:value="0.0327912917891976">
            <text:p>0.0327912918</text:p>
          </table:table-cell>
          <table:table-cell table:formula="of:=[.B932]/[.$B$1003]" office:value-type="float" office:value="0.000530594766078307">
            <text:p>0.0005305948</text:p>
          </table:table-cell>
          <table:table-cell table:formula="of:=[.C932]*[.$G$8]" office:value-type="float" office:value="1575866.45525257">
            <text:p>1575866</text:p>
          </table:table-cell>
          <table:table-cell table:style-name="ce1" table:formula="of:=[.D932]/2" office:value-type="float" office:value="787933.227626287">
            <text:p>787933</text:p>
          </table:table-cell>
          <table:table-cell table:number-columns-repeated="5"/>
        </table:table-row>
        <table:table-row table:style-name="ro1">
          <table:table-cell office:value-type="float" office:value="931">
            <text:p>931</text:p>
          </table:table-cell>
          <table:table-cell table:formula="of:=[.A933]^-0.5" office:value-type="float" office:value="0.0327736762672231">
            <text:p>0.0327736763</text:p>
          </table:table-cell>
          <table:table-cell table:formula="of:=[.B933]/[.$B$1003]" office:value-type="float" office:value="0.000530309729922321">
            <text:p>0.0005303097</text:p>
          </table:table-cell>
          <table:table-cell table:formula="of:=[.C933]*[.$G$8]" office:value-type="float" office:value="1575019.89786929">
            <text:p>1575020</text:p>
          </table:table-cell>
          <table:table-cell table:style-name="ce1" table:formula="of:=[.D933]/2" office:value-type="float" office:value="787509.948934647">
            <text:p>787510</text:p>
          </table:table-cell>
          <table:table-cell table:number-columns-repeated="5"/>
        </table:table-row>
        <table:table-row table:style-name="ro1">
          <table:table-cell office:value-type="float" office:value="932">
            <text:p>932</text:p>
          </table:table-cell>
          <table:table-cell table:formula="of:=[.A934]^-0.5" office:value-type="float" office:value="0.0327560891040209">
            <text:p>0.0327560891</text:p>
          </table:table-cell>
          <table:table-cell table:formula="of:=[.B934]/[.$B$1003]" office:value-type="float" office:value="0.000530025152638656">
            <text:p>0.0005300252</text:p>
          </table:table-cell>
          <table:table-cell table:formula="of:=[.C934]*[.$G$8]" office:value-type="float" office:value="1574174.70333681">
            <text:p>1574175</text:p>
          </table:table-cell>
          <table:table-cell table:style-name="ce1" table:formula="of:=[.D934]/2" office:value-type="float" office:value="787087.351668404">
            <text:p>787087</text:p>
          </table:table-cell>
          <table:table-cell table:number-columns-repeated="5"/>
        </table:table-row>
        <table:table-row table:style-name="ro1">
          <table:table-cell office:value-type="float" office:value="933">
            <text:p>933</text:p>
          </table:table-cell>
          <table:table-cell table:formula="of:=[.A935]^-0.5" office:value-type="float" office:value="0.0327385302235826">
            <text:p>0.0327385302</text:p>
          </table:table-cell>
          <table:table-cell table:formula="of:=[.B935]/[.$B$1003]" office:value-type="float" office:value="0.00052974103299742">
            <text:p>0.000529741</text:p>
          </table:table-cell>
          <table:table-cell table:formula="of:=[.C935]*[.$G$8]" office:value-type="float" office:value="1573330.86800234">
            <text:p>1573331</text:p>
          </table:table-cell>
          <table:table-cell table:style-name="ce1" table:formula="of:=[.D935]/2" office:value-type="float" office:value="786665.434001169">
            <text:p>786665</text:p>
          </table:table-cell>
          <table:table-cell table:number-columns-repeated="5"/>
        </table:table-row>
        <table:table-row table:style-name="ro1">
          <table:table-cell office:value-type="float" office:value="934">
            <text:p>934</text:p>
          </table:table-cell>
          <table:table-cell table:formula="of:=[.A936]^-0.5" office:value-type="float" office:value="0.0327209995501844">
            <text:p>0.0327209996</text:p>
          </table:table-cell>
          <table:table-cell table:formula="of:=[.B936]/[.$B$1003]" office:value-type="float" office:value="0.000529457369773334">
            <text:p>0.0005294574</text:p>
          </table:table-cell>
          <table:table-cell table:formula="of:=[.C936]*[.$G$8]" office:value-type="float" office:value="1572488.3882268">
            <text:p>1572488</text:p>
          </table:table-cell>
          <table:table-cell table:style-name="ce1" table:formula="of:=[.D936]/2" office:value-type="float" office:value="786244.194113401">
            <text:p>786244</text:p>
          </table:table-cell>
          <table:table-cell table:number-columns-repeated="5"/>
        </table:table-row>
        <table:table-row table:style-name="ro1">
          <table:table-cell office:value-type="float" office:value="935">
            <text:p>935</text:p>
          </table:table-cell>
          <table:table-cell table:formula="of:=[.A937]^-0.5" office:value-type="float" office:value="0.0327034970083864">
            <text:p>0.032703497</text:p>
          </table:table-cell>
          <table:table-cell table:formula="of:=[.B937]/[.$B$1003]" office:value-type="float" office:value="0.000529174161745703">
            <text:p>0.0005291742</text:p>
          </table:table-cell>
          <table:table-cell table:formula="of:=[.C937]*[.$G$8]" office:value-type="float" office:value="1571647.26038474">
            <text:p>1571647</text:p>
          </table:table-cell>
          <table:table-cell table:style-name="ce1" table:formula="of:=[.D937]/2" office:value-type="float" office:value="785823.630192369">
            <text:p>785824</text:p>
          </table:table-cell>
          <table:table-cell table:number-columns-repeated="5"/>
        </table:table-row>
        <table:table-row table:style-name="ro1">
          <table:table-cell office:value-type="float" office:value="936">
            <text:p>936</text:p>
          </table:table-cell>
          <table:table-cell table:formula="of:=[.A938]^-0.5" office:value-type="float" office:value="0.0326860225230307">
            <text:p>0.0326860225</text:p>
          </table:table-cell>
          <table:table-cell table:formula="of:=[.B938]/[.$B$1003]" office:value-type="float" office:value="0.000528891407698401">
            <text:p>0.0005288914</text:p>
          </table:table-cell>
          <table:table-cell table:formula="of:=[.C938]*[.$G$8]" office:value-type="float" office:value="1570807.48086425">
            <text:p>1570807</text:p>
          </table:table-cell>
          <table:table-cell table:style-name="ce1" table:formula="of:=[.D938]/2" office:value-type="float" office:value="785403.740432125">
            <text:p>785404</text:p>
          </table:table-cell>
          <table:table-cell table:number-columns-repeated="5"/>
        </table:table-row>
        <table:table-row table:style-name="ro1">
          <table:table-cell office:value-type="float" office:value="937">
            <text:p>937</text:p>
          </table:table-cell>
          <table:table-cell table:formula="of:=[.A939]^-0.5" office:value-type="float" office:value="0.0326685760192401">
            <text:p>0.032668576</text:p>
          </table:table-cell>
          <table:table-cell table:formula="of:=[.B939]/[.$B$1003]" office:value-type="float" office:value="0.000528609106419842">
            <text:p>0.0005286091</text:p>
          </table:table-cell>
          <table:table-cell table:formula="of:=[.C939]*[.$G$8]" office:value-type="float" office:value="1569969.04606693">
            <text:p>1569969</text:p>
          </table:table-cell>
          <table:table-cell table:style-name="ce1" table:formula="of:=[.D939]/2" office:value-type="float" office:value="784984.523033466">
            <text:p>784985</text:p>
          </table:table-cell>
          <table:table-cell table:number-columns-repeated="5"/>
        </table:table-row>
        <table:table-row table:style-name="ro1">
          <table:table-cell office:value-type="float" office:value="938">
            <text:p>938</text:p>
          </table:table-cell>
          <table:table-cell table:formula="of:=[.A940]^-0.5" office:value-type="float" office:value="0.032651157422417">
            <text:p>0.0326511574</text:p>
          </table:table-cell>
          <table:table-cell table:formula="of:=[.B940]/[.$B$1003]" office:value-type="float" office:value="0.000528327256702967">
            <text:p>0.0005283273</text:p>
          </table:table-cell>
          <table:table-cell table:formula="of:=[.C940]*[.$G$8]" office:value-type="float" office:value="1569131.95240781">
            <text:p>1569132</text:p>
          </table:table-cell>
          <table:table-cell table:style-name="ce1" table:formula="of:=[.D940]/2" office:value-type="float" office:value="784565.976203906">
            <text:p>784566</text:p>
          </table:table-cell>
          <table:table-cell table:number-columns-repeated="5"/>
        </table:table-row>
        <table:table-row table:style-name="ro1">
          <table:table-cell office:value-type="float" office:value="939">
            <text:p>939</text:p>
          </table:table-cell>
          <table:table-cell table:formula="of:=[.A941]^-0.5" office:value-type="float" office:value="0.0326337666582419">
            <text:p>0.0326337667</text:p>
          </table:table-cell>
          <table:table-cell table:formula="of:=[.B941]/[.$B$1003]" office:value-type="float" office:value="0.000528045857345213">
            <text:p>0.0005280459</text:p>
          </table:table-cell>
          <table:table-cell table:formula="of:=[.C941]*[.$G$8]" office:value-type="float" office:value="1568296.19631528">
            <text:p>1568296</text:p>
          </table:table-cell>
          <table:table-cell table:style-name="ce1" table:formula="of:=[.D941]/2" office:value-type="float" office:value="784148.098157641">
            <text:p>784148</text:p>
          </table:table-cell>
          <table:table-cell table:number-columns-repeated="5"/>
        </table:table-row>
        <table:table-row table:style-name="ro1">
          <table:table-cell office:value-type="float" office:value="940">
            <text:p>940</text:p>
          </table:table-cell>
          <table:table-cell table:formula="of:=[.A942]^-0.5" office:value-type="float" office:value="0.0326164036526721">
            <text:p>0.0326164037</text:p>
          </table:table-cell>
          <table:table-cell table:formula="of:=[.B942]/[.$B$1003]" office:value-type="float" office:value="0.000527764907148498">
            <text:p>0.0005277649</text:p>
          </table:table-cell>
          <table:table-cell table:formula="of:=[.C942]*[.$G$8]" office:value-type="float" office:value="1567461.77423104">
            <text:p>1567462</text:p>
          </table:table-cell>
          <table:table-cell table:style-name="ce1" table:formula="of:=[.D942]/2" office:value-type="float" office:value="783730.88711552">
            <text:p>783731</text:p>
          </table:table-cell>
          <table:table-cell table:number-columns-repeated="5"/>
        </table:table-row>
        <table:table-row table:style-name="ro1">
          <table:table-cell office:value-type="float" office:value="941">
            <text:p>941</text:p>
          </table:table-cell>
          <table:table-cell table:formula="of:=[.A943]^-0.5" office:value-type="float" office:value="0.0325990683319404">
            <text:p>0.0325990683</text:p>
          </table:table-cell>
          <table:table-cell table:formula="of:=[.B943]/[.$B$1003]" office:value-type="float" office:value="0.000527484404919198">
            <text:p>0.0005274844</text:p>
          </table:table-cell>
          <table:table-cell table:formula="of:=[.C943]*[.$G$8]" office:value-type="float" office:value="1566628.68261002">
            <text:p>1566629</text:p>
          </table:table-cell>
          <table:table-cell table:style-name="ce1" table:formula="of:=[.D943]/2" office:value-type="float" office:value="783314.341305009">
            <text:p>783314</text:p>
          </table:table-cell>
          <table:table-cell table:number-columns-repeated="5"/>
        </table:table-row>
        <table:table-row table:style-name="ro1">
          <table:table-cell office:value-type="float" office:value="942">
            <text:p>942</text:p>
          </table:table-cell>
          <table:table-cell table:formula="of:=[.A944]^-0.5" office:value-type="float" office:value="0.0325817606225537">
            <text:p>0.0325817606</text:p>
          </table:table-cell>
          <table:table-cell table:formula="of:=[.B944]/[.$B$1003]" office:value-type="float" office:value="0.000527204349468122">
            <text:p>0.0005272043</text:p>
          </table:table-cell>
          <table:table-cell table:formula="of:=[.C944]*[.$G$8]" office:value-type="float" office:value="1565796.91792032">
            <text:p>1565797</text:p>
          </table:table-cell>
          <table:table-cell table:style-name="ce1" table:formula="of:=[.D944]/2" office:value-type="float" office:value="782898.458960161">
            <text:p>782898</text:p>
          </table:table-cell>
          <table:table-cell table:number-columns-repeated="5"/>
        </table:table-row>
        <table:table-row table:style-name="ro1">
          <table:table-cell office:value-type="float" office:value="943">
            <text:p>943</text:p>
          </table:table-cell>
          <table:table-cell table:formula="of:=[.A945]^-0.5" office:value-type="float" office:value="0.0325644804512918">
            <text:p>0.0325644805</text:p>
          </table:table-cell>
          <table:table-cell table:formula="of:=[.B945]/[.$B$1003]" office:value-type="float" office:value="0.000526924739610497">
            <text:p>0.0005269247</text:p>
          </table:table-cell>
          <table:table-cell table:formula="of:=[.C945]*[.$G$8]" office:value-type="float" office:value="1564966.47664318">
            <text:p>1564966</text:p>
          </table:table-cell>
          <table:table-cell table:style-name="ce1" table:formula="of:=[.D945]/2" office:value-type="float" office:value="782483.238321588">
            <text:p>782483</text:p>
          </table:table-cell>
          <table:table-cell table:number-columns-repeated="5"/>
        </table:table-row>
        <table:table-row table:style-name="ro1">
          <table:table-cell office:value-type="float" office:value="944">
            <text:p>944</text:p>
          </table:table-cell>
          <table:table-cell table:formula="of:=[.A946]^-0.5" office:value-type="float" office:value="0.032547227745206">
            <text:p>0.0325472277</text:p>
          </table:table-cell>
          <table:table-cell table:formula="of:=[.B946]/[.$B$1003]" office:value-type="float" office:value="0.000526645574165943">
            <text:p>0.0005266456</text:p>
          </table:table-cell>
          <table:table-cell table:formula="of:=[.C946]*[.$G$8]" office:value-type="float" office:value="1564137.35527285">
            <text:p>1564137</text:p>
          </table:table-cell>
          <table:table-cell table:style-name="ce1" table:formula="of:=[.D946]/2" office:value-type="float" office:value="782068.677636425">
            <text:p>782069</text:p>
          </table:table-cell>
          <table:table-cell table:number-columns-repeated="5"/>
        </table:table-row>
        <table:table-row table:style-name="ro1">
          <table:table-cell office:value-type="float" office:value="945">
            <text:p>945</text:p>
          </table:table-cell>
          <table:table-cell table:formula="of:=[.A947]^-0.5" office:value-type="float" office:value="0.0325300024316178">
            <text:p>0.0325300024</text:p>
          </table:table-cell>
          <table:table-cell table:formula="of:=[.B947]/[.$B$1003]" office:value-type="float" office:value="0.000526366851958452">
            <text:p>0.0005263669</text:p>
          </table:table-cell>
          <table:table-cell table:formula="of:=[.C947]*[.$G$8]" office:value-type="float" office:value="1563309.5503166">
            <text:p>1563310</text:p>
          </table:table-cell>
          <table:table-cell table:style-name="ce1" table:formula="of:=[.D947]/2" office:value-type="float" office:value="781654.775158301">
            <text:p>781655</text:p>
          </table:table-cell>
          <table:table-cell table:number-columns-repeated="5"/>
        </table:table-row>
        <table:table-row table:style-name="ro1">
          <table:table-cell office:value-type="float" office:value="946">
            <text:p>946</text:p>
          </table:table-cell>
          <table:table-cell table:formula="of:=[.A948]^-0.5" office:value-type="float" office:value="0.0325128044381178">
            <text:p>0.0325128044</text:p>
          </table:table-cell>
          <table:table-cell table:formula="of:=[.B948]/[.$B$1003]" office:value-type="float" office:value="0.00052608857181637">
            <text:p>0.0005260886</text:p>
          </table:table-cell>
          <table:table-cell table:formula="of:=[.C948]*[.$G$8]" office:value-type="float" office:value="1562483.05829462">
            <text:p>1562483</text:p>
          </table:table-cell>
          <table:table-cell table:style-name="ce1" table:formula="of:=[.D948]/2" office:value-type="float" office:value="781241.529147309">
            <text:p>781242</text:p>
          </table:table-cell>
          <table:table-cell table:number-columns-repeated="5"/>
        </table:table-row>
        <table:table-row table:style-name="ro1">
          <table:table-cell office:value-type="float" office:value="947">
            <text:p>947</text:p>
          </table:table-cell>
          <table:table-cell table:formula="of:=[.A949]^-0.5" office:value-type="float" office:value="0.0324956336925641">
            <text:p>0.0324956337</text:p>
          </table:table-cell>
          <table:table-cell table:formula="of:=[.B949]/[.$B$1003]" office:value-type="float" office:value="0.000525810732572372">
            <text:p>0.0005258107</text:p>
          </table:table-cell>
          <table:table-cell table:formula="of:=[.C949]*[.$G$8]" office:value-type="float" office:value="1561657.87573995">
            <text:p>1561658</text:p>
          </table:table-cell>
          <table:table-cell table:style-name="ce1" table:formula="of:=[.D949]/2" office:value-type="float" office:value="780828.937869973">
            <text:p>780829</text:p>
          </table:table-cell>
          <table:table-cell table:number-columns-repeated="5"/>
        </table:table-row>
        <table:table-row table:style-name="ro1">
          <table:table-cell office:value-type="float" office:value="948">
            <text:p>948</text:p>
          </table:table-cell>
          <table:table-cell table:formula="of:=[.A950]^-0.5" office:value-type="float" office:value="0.0324784901230815">
            <text:p>0.0324784901</text:p>
          </table:table-cell>
          <table:table-cell table:formula="of:=[.B950]/[.$B$1003]" office:value-type="float" office:value="0.000525533333063447">
            <text:p>0.0005255333</text:p>
          </table:table-cell>
          <table:table-cell table:formula="of:=[.C950]*[.$G$8]" office:value-type="float" office:value="1560833.99919844">
            <text:p>1560834</text:p>
          </table:table-cell>
          <table:table-cell table:style-name="ce1" table:formula="of:=[.D950]/2" office:value-type="float" office:value="780416.999599218">
            <text:p>780417</text:p>
          </table:table-cell>
          <table:table-cell table:number-columns-repeated="5"/>
        </table:table-row>
        <table:table-row table:style-name="ro1">
          <table:table-cell office:value-type="float" office:value="949">
            <text:p>949</text:p>
          </table:table-cell>
          <table:table-cell table:formula="of:=[.A951]^-0.5" office:value-type="float" office:value="0.0324613736580598">
            <text:p>0.0324613737</text:p>
          </table:table-cell>
          <table:table-cell table:formula="of:=[.B951]/[.$B$1003]" office:value-type="float" office:value="0.000525256372130871">
            <text:p>0.0005252564</text:p>
          </table:table-cell>
          <table:table-cell table:formula="of:=[.C951]*[.$G$8]" office:value-type="float" office:value="1560011.42522869">
            <text:p>1560011</text:p>
          </table:table-cell>
          <table:table-cell table:style-name="ce1" table:formula="of:=[.D951]/2" office:value-type="float" office:value="780005.712614343">
            <text:p>780006</text:p>
          </table:table-cell>
          <table:table-cell table:number-columns-repeated="5"/>
        </table:table-row>
        <table:table-row table:style-name="ro1">
          <table:table-cell office:value-type="float" office:value="950">
            <text:p>950</text:p>
          </table:table-cell>
          <table:table-cell table:formula="of:=[.A952]^-0.5" office:value-type="float" office:value="0.0324442842261525">
            <text:p>0.0324442842</text:p>
          </table:table-cell>
          <table:table-cell table:formula="of:=[.B952]/[.$B$1003]" office:value-type="float" office:value="0.000524979848620192">
            <text:p>0.0005249798</text:p>
          </table:table-cell>
          <table:table-cell table:formula="of:=[.C952]*[.$G$8]" office:value-type="float" office:value="1559190.15040197">
            <text:p>1559190</text:p>
          </table:table-cell>
          <table:table-cell table:style-name="ce1" table:formula="of:=[.D952]/2" office:value-type="float" office:value="779595.075200985">
            <text:p>779595</text:p>
          </table:table-cell>
          <table:table-cell table:number-columns-repeated="5"/>
        </table:table-row>
        <table:table-row table:style-name="ro1">
          <table:table-cell office:value-type="float" office:value="951">
            <text:p>951</text:p>
          </table:table-cell>
          <table:table-cell table:formula="of:=[.A953]^-0.5" office:value-type="float" office:value="0.0324272217562761">
            <text:p>0.0324272218</text:p>
          </table:table-cell>
          <table:table-cell table:formula="of:=[.B953]/[.$B$1003]" office:value-type="float" office:value="0.000524703761381208">
            <text:p>0.0005247038</text:p>
          </table:table-cell>
          <table:table-cell table:formula="of:=[.C953]*[.$G$8]" office:value-type="float" office:value="1558370.17130219">
            <text:p>1558370</text:p>
          </table:table-cell>
          <table:table-cell table:style-name="ce1" table:formula="of:=[.D953]/2" office:value-type="float" office:value="779185.085651093">
            <text:p>779185</text:p>
          </table:table-cell>
          <table:table-cell table:number-columns-repeated="5"/>
        </table:table-row>
        <table:table-row table:style-name="ro1">
          <table:table-cell office:value-type="float" office:value="952">
            <text:p>952</text:p>
          </table:table-cell>
          <table:table-cell table:formula="of:=[.A954]^-0.5" office:value-type="float" office:value="0.0324101861776082">
            <text:p>0.0324101862</text:p>
          </table:table-cell>
          <table:table-cell table:formula="of:=[.B954]/[.$B$1003]" office:value-type="float" office:value="0.000524428109267946">
            <text:p>0.0005244281</text:p>
          </table:table-cell>
          <table:table-cell table:formula="of:=[.C954]*[.$G$8]" office:value-type="float" office:value="1557551.4845258">
            <text:p>1557551</text:p>
          </table:table-cell>
          <table:table-cell table:style-name="ce1" table:formula="of:=[.D954]/2" office:value-type="float" office:value="778775.742262899">
            <text:p>778776</text:p>
          </table:table-cell>
          <table:table-cell table:number-columns-repeated="5"/>
        </table:table-row>
        <table:table-row table:style-name="ro1">
          <table:table-cell office:value-type="float" office:value="953">
            <text:p>953</text:p>
          </table:table-cell>
          <table:table-cell table:formula="of:=[.A955]^-0.5" office:value-type="float" office:value="0.0323931774195868">
            <text:p>0.0323931774</text:p>
          </table:table-cell>
          <table:table-cell table:formula="of:=[.B955]/[.$B$1003]" office:value-type="float" office:value="0.000524152891138643">
            <text:p>0.0005241529</text:p>
          </table:table-cell>
          <table:table-cell table:formula="of:=[.C955]*[.$G$8]" office:value-type="float" office:value="1556734.08668177">
            <text:p>1556734</text:p>
          </table:table-cell>
          <table:table-cell table:style-name="ce1" table:formula="of:=[.D955]/2" office:value-type="float" office:value="778367.043340885">
            <text:p>778367</text:p>
          </table:table-cell>
          <table:table-cell table:number-columns-repeated="5"/>
        </table:table-row>
        <table:table-row table:style-name="ro1">
          <table:table-cell office:value-type="float" office:value="954">
            <text:p>954</text:p>
          </table:table-cell>
          <table:table-cell table:formula="of:=[.A956]^-0.5" office:value-type="float" office:value="0.0323761954119088">
            <text:p>0.0323761954</text:p>
          </table:table-cell>
          <table:table-cell table:formula="of:=[.B956]/[.$B$1003]" office:value-type="float" office:value="0.000523878105855727">
            <text:p>0.0005238781</text:p>
          </table:table-cell>
          <table:table-cell table:formula="of:=[.C956]*[.$G$8]" office:value-type="float" office:value="1555917.97439151">
            <text:p>1555918</text:p>
          </table:table-cell>
          <table:table-cell table:style-name="ce1" table:formula="of:=[.D956]/2" office:value-type="float" office:value="777958.987195755">
            <text:p>777959</text:p>
          </table:table-cell>
          <table:table-cell table:number-columns-repeated="5"/>
        </table:table-row>
        <table:table-row table:style-name="ro1">
          <table:table-cell office:value-type="float" office:value="955">
            <text:p>955</text:p>
          </table:table-cell>
          <table:table-cell table:formula="of:=[.A957]^-0.5" office:value-type="float" office:value="0.0323592400845287">
            <text:p>0.0323592401</text:p>
          </table:table-cell>
          <table:table-cell table:formula="of:=[.B957]/[.$B$1003]" office:value-type="float" office:value="0.000523603752285796">
            <text:p>0.0005236038</text:p>
          </table:table-cell>
          <table:table-cell table:formula="of:=[.C957]*[.$G$8]" office:value-type="float" office:value="1555103.14428881">
            <text:p>1555103</text:p>
          </table:table-cell>
          <table:table-cell table:style-name="ce1" table:formula="of:=[.D957]/2" office:value-type="float" office:value="777551.572144407">
            <text:p>777552</text:p>
          </table:table-cell>
          <table:table-cell table:number-columns-repeated="5"/>
        </table:table-row>
        <table:table-row table:style-name="ro1">
          <table:table-cell office:value-type="float" office:value="956">
            <text:p>956</text:p>
          </table:table-cell>
          <table:table-cell table:formula="of:=[.A958]^-0.5" office:value-type="float" office:value="0.0323423113676575">
            <text:p>0.0323423114</text:p>
          </table:table-cell>
          <table:table-cell table:formula="of:=[.B958]/[.$B$1003]" office:value-type="float" office:value="0.000523329829299596">
            <text:p>0.0005233298</text:p>
          </table:table-cell>
          <table:table-cell table:formula="of:=[.C958]*[.$G$8]" office:value-type="float" office:value="1554289.5930198">
            <text:p>1554290</text:p>
          </table:table-cell>
          <table:table-cell table:style-name="ce1" table:formula="of:=[.D958]/2" office:value-type="float" office:value="777144.7965099">
            <text:p>777145</text:p>
          </table:table-cell>
          <table:table-cell table:number-columns-repeated="5"/>
        </table:table-row>
        <table:table-row table:style-name="ro1">
          <table:table-cell office:value-type="float" office:value="957">
            <text:p>957</text:p>
          </table:table-cell>
          <table:table-cell table:formula="of:=[.A959]^-0.5" office:value-type="float" office:value="0.0323254091917618">
            <text:p>0.0323254092</text:p>
          </table:table-cell>
          <table:table-cell table:formula="of:=[.B959]/[.$B$1003]" office:value-type="float" office:value="0.000523056335772007">
            <text:p>0.0005230563</text:p>
          </table:table-cell>
          <table:table-cell table:formula="of:=[.C959]*[.$G$8]" office:value-type="float" office:value="1553477.31724286">
            <text:p>1553477</text:p>
          </table:table-cell>
          <table:table-cell table:style-name="ce1" table:formula="of:=[.D959]/2" office:value-type="float" office:value="776738.65862143">
            <text:p>776739</text:p>
          </table:table-cell>
          <table:table-cell table:number-columns-repeated="5"/>
        </table:table-row>
        <table:table-row table:style-name="ro1">
          <table:table-cell office:value-type="float" office:value="958">
            <text:p>958</text:p>
          </table:table-cell>
          <table:table-cell table:formula="of:=[.A960]^-0.5" office:value-type="float" office:value="0.0323085334875619">
            <text:p>0.0323085335</text:p>
          </table:table-cell>
          <table:table-cell table:formula="of:=[.B960]/[.$B$1003]" office:value-type="float" office:value="0.00052278327058202">
            <text:p>0.0005227833</text:p>
          </table:table-cell>
          <table:table-cell table:formula="of:=[.C960]*[.$G$8]" office:value-type="float" office:value="1552666.3136286">
            <text:p>1552666</text:p>
          </table:table-cell>
          <table:table-cell table:style-name="ce1" table:formula="of:=[.D960]/2" office:value-type="float" office:value="776333.1568143">
            <text:p>776333</text:p>
          </table:table-cell>
          <table:table-cell table:number-columns-repeated="5"/>
        </table:table-row>
        <table:table-row table:style-name="ro1">
          <table:table-cell office:value-type="float" office:value="959">
            <text:p>959</text:p>
          </table:table-cell>
          <table:table-cell table:formula="of:=[.A961]^-0.5" office:value-type="float" office:value="0.0322916841860313">
            <text:p>0.0322916842</text:p>
          </table:table-cell>
          <table:table-cell table:formula="of:=[.B961]/[.$B$1003]" office:value-type="float" office:value="0.000522510632612718">
            <text:p>0.0005225106</text:p>
          </table:table-cell>
          <table:table-cell table:formula="of:=[.C961]*[.$G$8]" office:value-type="float" office:value="1551856.57885977">
            <text:p>1551857</text:p>
          </table:table-cell>
          <table:table-cell table:style-name="ce1" table:formula="of:=[.D961]/2" office:value-type="float" office:value="775928.289429886">
            <text:p>775928</text:p>
          </table:table-cell>
          <table:table-cell table:number-columns-repeated="5"/>
        </table:table-row>
        <table:table-row table:style-name="ro1">
          <table:table-cell office:value-type="float" office:value="960">
            <text:p>960</text:p>
          </table:table-cell>
          <table:table-cell table:formula="of:=[.A962]^-0.5" office:value-type="float" office:value="0.0322748612183951">
            <text:p>0.0322748612</text:p>
          </table:table-cell>
          <table:table-cell table:formula="of:=[.B962]/[.$B$1003]" office:value-type="float" office:value="0.000522238420751256">
            <text:p>0.0005222384</text:p>
          </table:table-cell>
          <table:table-cell table:formula="of:=[.C962]*[.$G$8]" office:value-type="float" office:value="1551048.10963123">
            <text:p>1551048</text:p>
          </table:table-cell>
          <table:table-cell table:style-name="ce1" table:formula="of:=[.D962]/2" office:value-type="float" office:value="775524.054815615">
            <text:p>775524</text:p>
          </table:table-cell>
          <table:table-cell table:number-columns-repeated="5"/>
        </table:table-row>
        <table:table-row table:style-name="ro1">
          <table:table-cell office:value-type="float" office:value="961">
            <text:p>961</text:p>
          </table:table-cell>
          <table:table-cell table:formula="of:=[.A963]^-0.5" office:value-type="float" office:value="0.032258064516129">
            <text:p>0.0322580645</text:p>
          </table:table-cell>
          <table:table-cell table:formula="of:=[.B963]/[.$B$1003]" office:value-type="float" office:value="0.000521966633888846">
            <text:p>0.0005219666</text:p>
          </table:table-cell>
          <table:table-cell table:formula="of:=[.C963]*[.$G$8]" office:value-type="float" office:value="1550240.90264987">
            <text:p>1550241</text:p>
          </table:table-cell>
          <table:table-cell table:style-name="ce1" table:formula="of:=[.D963]/2" office:value-type="float" office:value="775120.451324936">
            <text:p>775120</text:p>
          </table:table-cell>
          <table:table-cell table:number-columns-repeated="5"/>
        </table:table-row>
        <table:table-row table:style-name="ro1">
          <table:table-cell office:value-type="float" office:value="962">
            <text:p>962</text:p>
          </table:table-cell>
          <table:table-cell table:formula="of:=[.A964]^-0.5" office:value-type="float" office:value="0.032241294010958">
            <text:p>0.032241294</text:p>
          </table:table-cell>
          <table:table-cell table:formula="of:=[.B964]/[.$B$1003]" office:value-type="float" office:value="0.000521695270920731">
            <text:p>0.0005216953</text:p>
          </table:table-cell>
          <table:table-cell table:formula="of:=[.C964]*[.$G$8]" office:value-type="float" office:value="1549434.95463457">
            <text:p>1549435</text:p>
          </table:table-cell>
          <table:table-cell table:style-name="ce1" table:formula="of:=[.D964]/2" office:value-type="float" office:value="774717.477317286">
            <text:p>774717</text:p>
          </table:table-cell>
          <table:table-cell table:number-columns-repeated="5"/>
        </table:table-row>
        <table:table-row table:style-name="ro1">
          <table:table-cell office:value-type="float" office:value="963">
            <text:p>963</text:p>
          </table:table-cell>
          <table:table-cell table:formula="of:=[.A965]^-0.5" office:value-type="float" office:value="0.0322245496348554">
            <text:p>0.0322245496</text:p>
          </table:table-cell>
          <table:table-cell table:formula="of:=[.B965]/[.$B$1003]" office:value-type="float" office:value="0.000521424330746175">
            <text:p>0.0005214243</text:p>
          </table:table-cell>
          <table:table-cell table:formula="of:=[.C965]*[.$G$8]" office:value-type="float" office:value="1548630.26231614">
            <text:p>1548630</text:p>
          </table:table-cell>
          <table:table-cell table:style-name="ce1" table:formula="of:=[.D965]/2" office:value-type="float" office:value="774315.13115807">
            <text:p>774315</text:p>
          </table:table-cell>
          <table:table-cell table:number-columns-repeated="5"/>
        </table:table-row>
        <table:table-row table:style-name="ro1">
          <table:table-cell office:value-type="float" office:value="964">
            <text:p>964</text:p>
          </table:table-cell>
          <table:table-cell table:formula="of:=[.A966]^-0.5" office:value-type="float" office:value="0.0322078313200415">
            <text:p>0.0322078313</text:p>
          </table:table-cell>
          <table:table-cell table:formula="of:=[.B966]/[.$B$1003]" office:value-type="float" office:value="0.000521153812268436">
            <text:p>0.0005211538</text:p>
          </table:table-cell>
          <table:table-cell table:formula="of:=[.C966]*[.$G$8]" office:value-type="float" office:value="1547826.82243726">
            <text:p>1547827</text:p>
          </table:table-cell>
          <table:table-cell table:style-name="ce1" table:formula="of:=[.D966]/2" office:value-type="float" office:value="773913.411218628">
            <text:p>773913</text:p>
          </table:table-cell>
          <table:table-cell table:number-columns-repeated="5"/>
        </table:table-row>
        <table:table-row table:style-name="ro1">
          <table:table-cell office:value-type="float" office:value="965">
            <text:p>965</text:p>
          </table:table-cell>
          <table:table-cell table:formula="of:=[.A967]^-0.5" office:value-type="float" office:value="0.0321911389989825">
            <text:p>0.032191139</text:p>
          </table:table-cell>
          <table:table-cell table:formula="of:=[.B967]/[.$B$1003]" office:value-type="float" office:value="0.000520883714394752">
            <text:p>0.0005208837</text:p>
          </table:table-cell>
          <table:table-cell table:formula="of:=[.C967]*[.$G$8]" office:value-type="float" office:value="1547024.63175241">
            <text:p>1547025</text:p>
          </table:table-cell>
          <table:table-cell table:style-name="ce1" table:formula="of:=[.D967]/2" office:value-type="float" office:value="773512.315876207">
            <text:p>773512</text:p>
          </table:table-cell>
          <table:table-cell table:number-columns-repeated="5"/>
        </table:table-row>
        <table:table-row table:style-name="ro1">
          <table:table-cell office:value-type="float" office:value="966">
            <text:p>966</text:p>
          </table:table-cell>
          <table:table-cell table:formula="of:=[.A968]^-0.5" office:value-type="float" office:value="0.0321744726043893">
            <text:p>0.0321744726</text:p>
          </table:table-cell>
          <table:table-cell table:formula="of:=[.B968]/[.$B$1003]" office:value-type="float" office:value="0.000520614036036322">
            <text:p>0.000520614</text:p>
          </table:table-cell>
          <table:table-cell table:formula="of:=[.C968]*[.$G$8]" office:value-type="float" office:value="1546223.68702788">
            <text:p>1546224</text:p>
          </table:table-cell>
          <table:table-cell table:style-name="ce1" table:formula="of:=[.D968]/2" office:value-type="float" office:value="773111.843513938">
            <text:p>773112</text:p>
          </table:table-cell>
          <table:table-cell table:number-columns-repeated="5"/>
        </table:table-row>
        <table:table-row table:style-name="ro1">
          <table:table-cell office:value-type="float" office:value="967">
            <text:p>967</text:p>
          </table:table-cell>
          <table:table-cell table:formula="of:=[.A969]^-0.5" office:value-type="float" office:value="0.0321578320692166">
            <text:p>0.0321578321</text:p>
          </table:table-cell>
          <table:table-cell table:formula="of:=[.B969]/[.$B$1003]" office:value-type="float" office:value="0.000520344776108284">
            <text:p>0.0005203448</text:p>
          </table:table-cell>
          <table:table-cell table:formula="of:=[.C969]*[.$G$8]" office:value-type="float" office:value="1545423.9850416">
            <text:p>1545424</text:p>
          </table:table-cell>
          <table:table-cell table:style-name="ce1" table:formula="of:=[.D969]/2" office:value-type="float" office:value="772711.992520802">
            <text:p>772712</text:p>
          </table:table-cell>
          <table:table-cell table:number-columns-repeated="5"/>
        </table:table-row>
        <table:table-row table:style-name="ro1">
          <table:table-cell office:value-type="float" office:value="968">
            <text:p>968</text:p>
          </table:table-cell>
          <table:table-cell table:formula="of:=[.A970]^-0.5" office:value-type="float" office:value="0.0321412173266612">
            <text:p>0.0321412173</text:p>
          </table:table-cell>
          <table:table-cell table:formula="of:=[.B970]/[.$B$1003]" office:value-type="float" office:value="0.000520075933529704">
            <text:p>0.0005200759</text:p>
          </table:table-cell>
          <table:table-cell table:formula="of:=[.C970]*[.$G$8]" office:value-type="float" office:value="1544625.52258322">
            <text:p>1544626</text:p>
          </table:table-cell>
          <table:table-cell table:style-name="ce1" table:formula="of:=[.D970]/2" office:value-type="float" office:value="772312.76129161">
            <text:p>772313</text:p>
          </table:table-cell>
          <table:table-cell table:number-columns-repeated="5"/>
        </table:table-row>
        <table:table-row table:style-name="ro1">
          <table:table-cell office:value-type="float" office:value="969">
            <text:p>969</text:p>
          </table:table-cell>
          <table:table-cell table:formula="of:=[.A971]^-0.5" office:value-type="float" office:value="0.0321246283101618">
            <text:p>0.0321246283</text:p>
          </table:table-cell>
          <table:table-cell table:formula="of:=[.B971]/[.$B$1003]" office:value-type="float" office:value="0.000519807507223549">
            <text:p>0.0005198075</text:p>
          </table:table-cell>
          <table:table-cell table:formula="of:=[.C971]*[.$G$8]" office:value-type="float" office:value="1543828.29645394">
            <text:p>1543828</text:p>
          </table:table-cell>
          <table:table-cell table:style-name="ce1" table:formula="of:=[.D971]/2" office:value-type="float" office:value="771914.14822697">
            <text:p>771914</text:p>
          </table:table-cell>
          <table:table-cell table:number-columns-repeated="5"/>
        </table:table-row>
        <table:table-row table:style-name="ro1">
          <table:table-cell office:value-type="float" office:value="970">
            <text:p>970</text:p>
          </table:table-cell>
          <table:table-cell table:formula="of:=[.A972]^-0.5" office:value-type="float" office:value="0.0321080649533968">
            <text:p>0.032108065</text:p>
          </table:table-cell>
          <table:table-cell table:formula="of:=[.B972]/[.$B$1003]" office:value-type="float" office:value="0.000519539496116677">
            <text:p>0.0005195395</text:p>
          </table:table-cell>
          <table:table-cell table:formula="of:=[.C972]*[.$G$8]" office:value-type="float" office:value="1543032.30346653">
            <text:p>1543032</text:p>
          </table:table-cell>
          <table:table-cell table:style-name="ce1" table:formula="of:=[.D972]/2" office:value-type="float" office:value="771516.151733265">
            <text:p>771516</text:p>
          </table:table-cell>
          <table:table-cell table:number-columns-repeated="5"/>
        </table:table-row>
        <table:table-row table:style-name="ro1">
          <table:table-cell office:value-type="float" office:value="971">
            <text:p>971</text:p>
          </table:table-cell>
          <table:table-cell table:formula="of:=[.A973]^-0.5" office:value-type="float" office:value="0.032091527190284">
            <text:p>0.0320915272</text:p>
          </table:table-cell>
          <table:table-cell table:formula="of:=[.B973]/[.$B$1003]" office:value-type="float" office:value="0.000519271899139812">
            <text:p>0.0005192719</text:p>
          </table:table-cell>
          <table:table-cell table:formula="of:=[.C973]*[.$G$8]" office:value-type="float" office:value="1542237.54044524">
            <text:p>1542238</text:p>
          </table:table-cell>
          <table:table-cell table:style-name="ce1" table:formula="of:=[.D973]/2" office:value-type="float" office:value="771118.770222621">
            <text:p>771119</text:p>
          </table:table-cell>
          <table:table-cell table:number-columns-repeated="5"/>
        </table:table-row>
        <table:table-row table:style-name="ro1">
          <table:table-cell office:value-type="float" office:value="972">
            <text:p>972</text:p>
          </table:table-cell>
          <table:table-cell table:formula="of:=[.A974]^-0.5" office:value-type="float" office:value="0.0320750149549792">
            <text:p>0.032075015</text:p>
          </table:table-cell>
          <table:table-cell table:formula="of:=[.B974]/[.$B$1003]" office:value-type="float" office:value="0.000519004715227531">
            <text:p>0.0005190047</text:p>
          </table:table-cell>
          <table:table-cell table:formula="of:=[.C974]*[.$G$8]" office:value-type="float" office:value="1541444.00422577">
            <text:p>1541444</text:p>
          </table:table-cell>
          <table:table-cell table:style-name="ce1" table:formula="of:=[.D974]/2" office:value-type="float" office:value="770722.002112884">
            <text:p>770722</text:p>
          </table:table-cell>
          <table:table-cell table:number-columns-repeated="5"/>
        </table:table-row>
        <table:table-row table:style-name="ro1">
          <table:table-cell office:value-type="float" office:value="973">
            <text:p>973</text:p>
          </table:table-cell>
          <table:table-cell table:formula="of:=[.A975]^-0.5" office:value-type="float" office:value="0.0320585281818751">
            <text:p>0.0320585282</text:p>
          </table:table-cell>
          <table:table-cell table:formula="of:=[.B975]/[.$B$1003]" office:value-type="float" office:value="0.000518737943318245">
            <text:p>0.0005187379</text:p>
          </table:table-cell>
          <table:table-cell table:formula="of:=[.C975]*[.$G$8]" office:value-type="float" office:value="1540651.69165519">
            <text:p>1540652</text:p>
          </table:table-cell>
          <table:table-cell table:style-name="ce1" table:formula="of:=[.D975]/2" office:value-type="float" office:value="770325.845827594">
            <text:p>770326</text:p>
          </table:table-cell>
          <table:table-cell table:number-columns-repeated="5"/>
        </table:table-row>
        <table:table-row table:style-name="ro1">
          <table:table-cell office:value-type="float" office:value="974">
            <text:p>974</text:p>
          </table:table-cell>
          <table:table-cell table:formula="of:=[.A976]^-0.5" office:value-type="float" office:value="0.0320420668056001">
            <text:p>0.0320420668</text:p>
          </table:table-cell>
          <table:table-cell table:formula="of:=[.B976]/[.$B$1003]" office:value-type="float" office:value="0.000518471582354178">
            <text:p>0.0005184716</text:p>
          </table:table-cell>
          <table:table-cell table:formula="of:=[.C976]*[.$G$8]" office:value-type="float" office:value="1539860.59959191">
            <text:p>1539861</text:p>
          </table:table-cell>
          <table:table-cell table:style-name="ce1" table:formula="of:=[.D976]/2" office:value-type="float" office:value="769930.299795955">
            <text:p>769930</text:p>
          </table:table-cell>
          <table:table-cell table:number-columns-repeated="5"/>
        </table:table-row>
        <table:table-row table:style-name="ro1">
          <table:table-cell office:value-type="float" office:value="975">
            <text:p>975</text:p>
          </table:table-cell>
          <table:table-cell table:formula="of:=[.A977]^-0.5" office:value-type="float" office:value="0.0320256307610174">
            <text:p>0.0320256308</text:p>
          </table:table-cell>
          <table:table-cell table:formula="of:=[.B977]/[.$B$1003]" office:value-type="float" office:value="0.000518205631281355">
            <text:p>0.0005182056</text:p>
          </table:table-cell>
          <table:table-cell table:formula="of:=[.C977]*[.$G$8]" office:value-type="float" office:value="1539070.72490563">
            <text:p>1539071</text:p>
          </table:table-cell>
          <table:table-cell table:style-name="ce1" table:formula="of:=[.D977]/2" office:value-type="float" office:value="769535.362452813">
            <text:p>769535</text:p>
          </table:table-cell>
          <table:table-cell table:number-columns-repeated="5"/>
        </table:table-row>
        <table:table-row table:style-name="ro1">
          <table:table-cell office:value-type="float" office:value="976">
            <text:p>976</text:p>
          </table:table-cell>
          <table:table-cell table:formula="of:=[.A978]^-0.5" office:value-type="float" office:value="0.032009219983224">
            <text:p>0.03200922</text:p>
          </table:table-cell>
          <table:table-cell table:formula="of:=[.B978]/[.$B$1003]" office:value-type="float" office:value="0.000517940089049581">
            <text:p>0.0005179401</text:p>
          </table:table-cell>
          <table:table-cell table:formula="of:=[.C978]*[.$G$8]" office:value-type="float" office:value="1538282.06447726">
            <text:p>1538282</text:p>
          </table:table-cell>
          <table:table-cell table:style-name="ce1" table:formula="of:=[.D978]/2" office:value-type="float" office:value="769141.032238628">
            <text:p>769141</text:p>
          </table:table-cell>
          <table:table-cell table:number-columns-repeated="5"/>
        </table:table-row>
        <table:table-row table:style-name="ro1">
          <table:table-cell office:value-type="float" office:value="977">
            <text:p>977</text:p>
          </table:table-cell>
          <table:table-cell table:formula="of:=[.A979]^-0.5" office:value-type="float" office:value="0.0319928344075492">
            <text:p>0.0319928344</text:p>
          </table:table-cell>
          <table:table-cell table:formula="of:=[.B979]/[.$B$1003]" office:value-type="float" office:value="0.000517674954612423">
            <text:p>0.000517675</text:p>
          </table:table-cell>
          <table:table-cell table:formula="of:=[.C979]*[.$G$8]" office:value-type="float" office:value="1537494.61519889">
            <text:p>1537495</text:p>
          </table:table-cell>
          <table:table-cell table:style-name="ce1" table:formula="of:=[.D979]/2" office:value-type="float" office:value="768747.307599447">
            <text:p>768747</text:p>
          </table:table-cell>
          <table:table-cell table:number-columns-repeated="5"/>
        </table:table-row>
        <table:table-row table:style-name="ro1">
          <table:table-cell office:value-type="float" office:value="978">
            <text:p>978</text:p>
          </table:table-cell>
          <table:table-cell table:formula="of:=[.A980]^-0.5" office:value-type="float" office:value="0.031976473969554">
            <text:p>0.031976474</text:p>
          </table:table-cell>
          <table:table-cell table:formula="of:=[.B980]/[.$B$1003]" office:value-type="float" office:value="0.000517410226927194">
            <text:p>0.0005174102</text:p>
          </table:table-cell>
          <table:table-cell table:formula="of:=[.C980]*[.$G$8]" office:value-type="float" office:value="1536708.37397377">
            <text:p>1536708</text:p>
          </table:table-cell>
          <table:table-cell table:style-name="ce1" table:formula="of:=[.D980]/2" office:value-type="float" office:value="768354.186986883">
            <text:p>768354</text:p>
          </table:table-cell>
          <table:table-cell table:number-columns-repeated="5"/>
        </table:table-row>
        <table:table-row table:style-name="ro1">
          <table:table-cell office:value-type="float" office:value="979">
            <text:p>979</text:p>
          </table:table-cell>
          <table:table-cell table:formula="of:=[.A981]^-0.5" office:value-type="float" office:value="0.0319601386050297">
            <text:p>0.0319601386</text:p>
          </table:table-cell>
          <table:table-cell table:formula="of:=[.B981]/[.$B$1003]" office:value-type="float" office:value="0.000517145904954937">
            <text:p>0.0005171459</text:p>
          </table:table-cell>
          <table:table-cell table:formula="of:=[.C981]*[.$G$8]" office:value-type="float" office:value="1535923.33771616">
            <text:p>1535923</text:p>
          </table:table-cell>
          <table:table-cell table:style-name="ce1" table:formula="of:=[.D981]/2" office:value-type="float" office:value="767961.668858081">
            <text:p>767962</text:p>
          </table:table-cell>
          <table:table-cell table:number-columns-repeated="5"/>
        </table:table-row>
        <table:table-row table:style-name="ro1">
          <table:table-cell office:value-type="float" office:value="980">
            <text:p>980</text:p>
          </table:table-cell>
          <table:table-cell table:formula="of:=[.A982]^-0.5" office:value-type="float" office:value="0.031943828249997">
            <text:p>0.0319438282</text:p>
          </table:table-cell>
          <table:table-cell table:formula="of:=[.B982]/[.$B$1003]" office:value-type="float" office:value="0.000516881987660405">
            <text:p>0.000516882</text:p>
          </table:table-cell>
          <table:table-cell table:formula="of:=[.C982]*[.$G$8]" office:value-type="float" office:value="1535139.5033514">
            <text:p>1535140</text:p>
          </table:table-cell>
          <table:table-cell table:style-name="ce1" table:formula="of:=[.D982]/2" office:value-type="float" office:value="767569.751675701">
            <text:p>767570</text:p>
          </table:table-cell>
          <table:table-cell table:number-columns-repeated="5"/>
        </table:table-row>
        <table:table-row table:style-name="ro1">
          <table:table-cell office:value-type="float" office:value="981">
            <text:p>981</text:p>
          </table:table-cell>
          <table:table-cell table:formula="of:=[.A983]^-0.5" office:value-type="float" office:value="0.031927542840705">
            <text:p>0.0319275428</text:p>
          </table:table-cell>
          <table:table-cell table:formula="of:=[.B983]/[.$B$1003]" office:value-type="float" office:value="0.000516618474012046">
            <text:p>0.0005166185</text:p>
          </table:table-cell>
          <table:table-cell table:formula="of:=[.C983]*[.$G$8]" office:value-type="float" office:value="1534356.86781578">
            <text:p>1534357</text:p>
          </table:table-cell>
          <table:table-cell table:style-name="ce1" table:formula="of:=[.D983]/2" office:value-type="float" office:value="767178.433907889">
            <text:p>767178</text:p>
          </table:table-cell>
          <table:table-cell table:number-columns-repeated="5"/>
        </table:table-row>
        <table:table-row table:style-name="ro1">
          <table:table-cell office:value-type="float" office:value="982">
            <text:p>982</text:p>
          </table:table-cell>
          <table:table-cell table:formula="of:=[.A984]^-0.5" office:value-type="float" office:value="0.0319112823136301">
            <text:p>0.0319112823</text:p>
          </table:table-cell>
          <table:table-cell table:formula="of:=[.B984]/[.$B$1003]" office:value-type="float" office:value="0.000516355362981987">
            <text:p>0.0005163554</text:p>
          </table:table-cell>
          <table:table-cell table:formula="of:=[.C984]*[.$G$8]" office:value-type="float" office:value="1533575.4280565">
            <text:p>1533575</text:p>
          </table:table-cell>
          <table:table-cell table:style-name="ce1" table:formula="of:=[.D984]/2" office:value-type="float" office:value="766787.714028251">
            <text:p>766788</text:p>
          </table:table-cell>
          <table:table-cell table:number-columns-repeated="5"/>
        </table:table-row>
        <table:table-row table:style-name="ro1">
          <table:table-cell office:value-type="float" office:value="983">
            <text:p>983</text:p>
          </table:table-cell>
          <table:table-cell table:formula="of:=[.A985]^-0.5" office:value-type="float" office:value="0.0318950466054748">
            <text:p>0.0318950466</text:p>
          </table:table-cell>
          <table:table-cell table:formula="of:=[.B985]/[.$B$1003]" office:value-type="float" office:value="0.000516092653546014">
            <text:p>0.0005160927</text:p>
          </table:table-cell>
          <table:table-cell table:formula="of:=[.C985]*[.$G$8]" office:value-type="float" office:value="1532795.18103166">
            <text:p>1532795</text:p>
          </table:table-cell>
          <table:table-cell table:style-name="ce1" table:formula="of:=[.D985]/2" office:value-type="float" office:value="766397.590515831">
            <text:p>766398</text:p>
          </table:table-cell>
          <table:table-cell table:number-columns-repeated="5"/>
        </table:table-row>
        <table:table-row table:style-name="ro1">
          <table:table-cell office:value-type="float" office:value="984">
            <text:p>984</text:p>
          </table:table-cell>
          <table:table-cell table:formula="of:=[.A986]^-0.5" office:value-type="float" office:value="0.0318788356531669">
            <text:p>0.0318788357</text:p>
          </table:table-cell>
          <table:table-cell table:formula="of:=[.B986]/[.$B$1003]" office:value-type="float" office:value="0.000515830344683557">
            <text:p>0.0005158303</text:p>
          </table:table-cell>
          <table:table-cell table:formula="of:=[.C986]*[.$G$8]" office:value-type="float" office:value="1532016.12371016">
            <text:p>1532016</text:p>
          </table:table-cell>
          <table:table-cell table:style-name="ce1" table:formula="of:=[.D986]/2" office:value-type="float" office:value="766008.061855082">
            <text:p>766008</text:p>
          </table:table-cell>
          <table:table-cell table:number-columns-repeated="5"/>
        </table:table-row>
        <table:table-row table:style-name="ro1">
          <table:table-cell office:value-type="float" office:value="985">
            <text:p>985</text:p>
          </table:table-cell>
          <table:table-cell table:formula="of:=[.A987]^-0.5" office:value-type="float" office:value="0.0318626493938583">
            <text:p>0.0318626494</text:p>
          </table:table-cell>
          <table:table-cell table:formula="of:=[.B987]/[.$B$1003]" office:value-type="float" office:value="0.000515568435377673">
            <text:p>0.0005155684</text:p>
          </table:table-cell>
          <table:table-cell table:formula="of:=[.C987]*[.$G$8]" office:value-type="float" office:value="1531238.25307169">
            <text:p>1531238</text:p>
          </table:table-cell>
          <table:table-cell table:style-name="ce1" table:formula="of:=[.D987]/2" office:value-type="float" office:value="765619.126535845">
            <text:p>765619</text:p>
          </table:table-cell>
          <table:table-cell table:number-columns-repeated="5"/>
        </table:table-row>
        <table:table-row table:style-name="ro1">
          <table:table-cell office:value-type="float" office:value="986">
            <text:p>986</text:p>
          </table:table-cell>
          <table:table-cell table:formula="of:=[.A988]^-0.5" office:value-type="float" office:value="0.0318464877649241">
            <text:p>0.0318464878</text:p>
          </table:table-cell>
          <table:table-cell table:formula="of:=[.B988]/[.$B$1003]" office:value-type="float" office:value="0.000515306924615032">
            <text:p>0.0005153069</text:p>
          </table:table-cell>
          <table:table-cell table:formula="of:=[.C988]*[.$G$8]" office:value-type="float" office:value="1530461.56610664">
            <text:p>1530462</text:p>
          </table:table-cell>
          <table:table-cell table:style-name="ce1" table:formula="of:=[.D988]/2" office:value-type="float" office:value="765230.783053322">
            <text:p>765231</text:p>
          </table:table-cell>
          <table:table-cell table:number-columns-repeated="5"/>
        </table:table-row>
        <table:table-row table:style-name="ro1">
          <table:table-cell office:value-type="float" office:value="987">
            <text:p>987</text:p>
          </table:table-cell>
          <table:table-cell table:formula="of:=[.A989]^-0.5" office:value-type="float" office:value="0.0318303507039615">
            <text:p>0.0318303507</text:p>
          </table:table-cell>
          <table:table-cell table:formula="of:=[.B989]/[.$B$1003]" office:value-type="float" office:value="0.000515045811385895">
            <text:p>0.0005150458</text:p>
          </table:table-cell>
          <table:table-cell table:formula="of:=[.C989]*[.$G$8]" office:value-type="float" office:value="1529686.05981611">
            <text:p>1529686</text:p>
          </table:table-cell>
          <table:table-cell table:style-name="ce1" table:formula="of:=[.D989]/2" office:value-type="float" office:value="764843.029908055">
            <text:p>764843</text:p>
          </table:table-cell>
          <table:table-cell table:number-columns-repeated="5"/>
        </table:table-row>
        <table:table-row table:style-name="ro1">
          <table:table-cell office:value-type="float" office:value="988">
            <text:p>988</text:p>
          </table:table-cell>
          <table:table-cell table:formula="of:=[.A990]^-0.5" office:value-type="float" office:value="0.0318142381487889">
            <text:p>0.0318142381</text:p>
          </table:table-cell>
          <table:table-cell table:formula="of:=[.B990]/[.$B$1003]" office:value-type="float" office:value="0.000514785094684104">
            <text:p>0.0005147851</text:p>
          </table:table-cell>
          <table:table-cell table:formula="of:=[.C990]*[.$G$8]" office:value-type="float" office:value="1528911.73121179">
            <text:p>1528912</text:p>
          </table:table-cell>
          <table:table-cell table:style-name="ce1" table:formula="of:=[.D990]/2" office:value-type="float" office:value="764455.865605895">
            <text:p>764456</text:p>
          </table:table-cell>
          <table:table-cell table:number-columns-repeated="5"/>
        </table:table-row>
        <table:table-row table:style-name="ro1">
          <table:table-cell office:value-type="float" office:value="989">
            <text:p>989</text:p>
          </table:table-cell>
          <table:table-cell table:formula="of:=[.A991]^-0.5" office:value-type="float" office:value="0.0317981500374447">
            <text:p>0.03179815</text:p>
          </table:table-cell>
          <table:table-cell table:formula="of:=[.B991]/[.$B$1003]" office:value-type="float" office:value="0.000514524773507061">
            <text:p>0.0005145248</text:p>
          </table:table-cell>
          <table:table-cell table:formula="of:=[.C991]*[.$G$8]" office:value-type="float" office:value="1528138.57731597">
            <text:p>1528139</text:p>
          </table:table-cell>
          <table:table-cell table:style-name="ce1" table:formula="of:=[.D991]/2" office:value-type="float" office:value="764069.288657986">
            <text:p>764069</text:p>
          </table:table-cell>
          <table:table-cell table:number-columns-repeated="5"/>
        </table:table-row>
        <table:table-row table:style-name="ro1">
          <table:table-cell office:value-type="float" office:value="990">
            <text:p>990</text:p>
          </table:table-cell>
          <table:table-cell table:formula="of:=[.A992]^-0.5" office:value-type="float" office:value="0.0317820863081864">
            <text:p>0.0317820863</text:p>
          </table:table-cell>
          <table:table-cell table:formula="of:=[.B992]/[.$B$1003]" office:value-type="float" office:value="0.000514264846855714">
            <text:p>0.0005142648</text:p>
          </table:table-cell>
          <table:table-cell table:formula="of:=[.C992]*[.$G$8]" office:value-type="float" office:value="1527366.59516147">
            <text:p>1527367</text:p>
          </table:table-cell>
          <table:table-cell table:style-name="ce1" table:formula="of:=[.D992]/2" office:value-type="float" office:value="763683.297580735">
            <text:p>763683</text:p>
          </table:table-cell>
          <table:table-cell table:number-columns-repeated="5"/>
        </table:table-row>
        <table:table-row table:style-name="ro1">
          <table:table-cell office:value-type="float" office:value="991">
            <text:p>991</text:p>
          </table:table-cell>
          <table:table-cell table:formula="of:=[.A993]^-0.5" office:value-type="float" office:value="0.0317660468994898">
            <text:p>0.0317660469</text:p>
          </table:table-cell>
          <table:table-cell table:formula="of:=[.B993]/[.$B$1003]" office:value-type="float" office:value="0.000514005313734539">
            <text:p>0.0005140053</text:p>
          </table:table-cell>
          <table:table-cell table:formula="of:=[.C993]*[.$G$8]" office:value-type="float" office:value="1526595.78179158">
            <text:p>1526596</text:p>
          </table:table-cell>
          <table:table-cell table:style-name="ce1" table:formula="of:=[.D993]/2" office:value-type="float" office:value="763297.89089579">
            <text:p>763298</text:p>
          </table:table-cell>
          <table:table-cell table:number-columns-repeated="5"/>
        </table:table-row>
        <table:table-row table:style-name="ro1">
          <table:table-cell office:value-type="float" office:value="992">
            <text:p>992</text:p>
          </table:table-cell>
          <table:table-cell table:formula="of:=[.A994]^-0.5" office:value-type="float" office:value="0.0317500317500476">
            <text:p>0.0317500318</text:p>
          </table:table-cell>
          <table:table-cell table:formula="of:=[.B994]/[.$B$1003]" office:value-type="float" office:value="0.000513746173151526">
            <text:p>0.0005137462</text:p>
          </table:table-cell>
          <table:table-cell table:formula="of:=[.C994]*[.$G$8]" office:value-type="float" office:value="1525826.13426003">
            <text:p>1525826</text:p>
          </table:table-cell>
          <table:table-cell table:style-name="ce1" table:formula="of:=[.D994]/2" office:value-type="float" office:value="762913.067130017">
            <text:p>762913</text:p>
          </table:table-cell>
          <table:table-cell table:number-columns-repeated="5"/>
        </table:table-row>
        <table:table-row table:style-name="ro1">
          <table:table-cell office:value-type="float" office:value="993">
            <text:p>993</text:p>
          </table:table-cell>
          <table:table-cell table:formula="of:=[.A995]^-0.5" office:value-type="float" office:value="0.0317340407987688">
            <text:p>0.0317340408</text:p>
          </table:table-cell>
          <table:table-cell table:formula="of:=[.B995]/[.$B$1003]" office:value-type="float" office:value="0.000513487424118165">
            <text:p>0.0005134874</text:p>
          </table:table-cell>
          <table:table-cell table:formula="of:=[.C995]*[.$G$8]" office:value-type="float" office:value="1525057.64963095">
            <text:p>1525058</text:p>
          </table:table-cell>
          <table:table-cell table:style-name="ce1" table:formula="of:=[.D995]/2" office:value-type="float" office:value="762528.824815474">
            <text:p>762529</text:p>
          </table:table-cell>
          <table:table-cell table:number-columns-repeated="5"/>
        </table:table-row>
        <table:table-row table:style-name="ro1">
          <table:table-cell office:value-type="float" office:value="994">
            <text:p>994</text:p>
          </table:table-cell>
          <table:table-cell table:formula="of:=[.A996]^-0.5" office:value-type="float" office:value="0.0317180739847776">
            <text:p>0.031718074</text:p>
          </table:table-cell>
          <table:table-cell table:formula="of:=[.B996]/[.$B$1003]" office:value-type="float" office:value="0.000513229065649423">
            <text:p>0.0005132291</text:p>
          </table:table-cell>
          <table:table-cell table:formula="of:=[.C996]*[.$G$8]" office:value-type="float" office:value="1524290.32497879">
            <text:p>1524290</text:p>
          </table:table-cell>
          <table:table-cell table:style-name="ce1" table:formula="of:=[.D996]/2" office:value-type="float" office:value="762145.162489393">
            <text:p>762145</text:p>
          </table:table-cell>
          <table:table-cell table:number-columns-repeated="5"/>
        </table:table-row>
        <table:table-row table:style-name="ro1">
          <table:table-cell office:value-type="float" office:value="995">
            <text:p>995</text:p>
          </table:table-cell>
          <table:table-cell table:formula="of:=[.A997]^-0.5" office:value-type="float" office:value="0.0317021312474121">
            <text:p>0.0317021312</text:p>
          </table:table-cell>
          <table:table-cell table:formula="of:=[.B997]/[.$B$1003]" office:value-type="float" office:value="0.000512971096763736">
            <text:p>0.0005129711</text:p>
          </table:table-cell>
          <table:table-cell table:formula="of:=[.C997]*[.$G$8]" office:value-type="float" office:value="1523524.1573883">
            <text:p>1523524</text:p>
          </table:table-cell>
          <table:table-cell table:style-name="ce1" table:formula="of:=[.D997]/2" office:value-type="float" office:value="761762.078694148">
            <text:p>761762</text:p>
          </table:table-cell>
          <table:table-cell table:number-columns-repeated="5"/>
        </table:table-row>
        <table:table-row table:style-name="ro1">
          <table:table-cell office:value-type="float" office:value="996">
            <text:p>996</text:p>
          </table:table-cell>
          <table:table-cell table:formula="of:=[.A998]^-0.5" office:value-type="float" office:value="0.0316862125262239">
            <text:p>0.0316862125</text:p>
          </table:table-cell>
          <table:table-cell table:formula="of:=[.B998]/[.$B$1003]" office:value-type="float" office:value="0.00051271351648299">
            <text:p>0.0005127135</text:p>
          </table:table-cell>
          <table:table-cell table:formula="of:=[.C998]*[.$G$8]" office:value-type="float" office:value="1522759.14395448">
            <text:p>1522759</text:p>
          </table:table-cell>
          <table:table-cell table:style-name="ce1" table:formula="of:=[.D998]/2" office:value-type="float" office:value="761379.571977239">
            <text:p>761380</text:p>
          </table:table-cell>
          <table:table-cell table:number-columns-repeated="5"/>
        </table:table-row>
        <table:table-row table:style-name="ro1">
          <table:table-cell office:value-type="float" office:value="997">
            <text:p>997</text:p>
          </table:table-cell>
          <table:table-cell table:formula="of:=[.A999]^-0.5" office:value-type="float" office:value="0.0316703177609768">
            <text:p>0.0316703178</text:p>
          </table:table-cell>
          <table:table-cell table:formula="of:=[.B999]/[.$B$1003]" office:value-type="float" office:value="0.000512456323832503">
            <text:p>0.0005124563</text:p>
          </table:table-cell>
          <table:table-cell table:formula="of:=[.C999]*[.$G$8]" office:value-type="float" office:value="1521995.28178253">
            <text:p>1521995</text:p>
          </table:table-cell>
          <table:table-cell table:style-name="ce1" table:formula="of:=[.D999]/2" office:value-type="float" office:value="760997.640891267">
            <text:p>760998</text:p>
          </table:table-cell>
          <table:table-cell table:number-columns-repeated="5"/>
        </table:table-row>
        <table:table-row table:style-name="ro1">
          <table:table-cell office:value-type="float" office:value="998">
            <text:p>998</text:p>
          </table:table-cell>
          <table:table-cell table:formula="of:=[.A1000]^-0.5" office:value-type="float" office:value="0.0316544468916459">
            <text:p>0.0316544469</text:p>
          </table:table-cell>
          <table:table-cell table:formula="of:=[.B1000]/[.$B$1003]" office:value-type="float" office:value="0.000512199517841015">
            <text:p>0.0005121995</text:p>
          </table:table-cell>
          <table:table-cell table:formula="of:=[.C1000]*[.$G$8]" office:value-type="float" office:value="1521232.56798781">
            <text:p>1521233</text:p>
          </table:table-cell>
          <table:table-cell table:style-name="ce1" table:formula="of:=[.D1000]/2" office:value-type="float" office:value="760616.283993908">
            <text:p>760616</text:p>
          </table:table-cell>
          <table:table-cell table:number-columns-repeated="5"/>
        </table:table-row>
        <table:table-row table:style-name="ro1">
          <table:table-cell office:value-type="float" office:value="999">
            <text:p>999</text:p>
          </table:table-cell>
          <table:table-cell table:formula="of:=[.A1001]^-0.5" office:value-type="float" office:value="0.0316385998584166">
            <text:p>0.0316385999</text:p>
          </table:table-cell>
          <table:table-cell table:formula="of:=[.B1001]/[.$B$1003]" office:value-type="float" office:value="0.000511943097540669">
            <text:p>0.0005119431</text:p>
          </table:table-cell>
          <table:table-cell table:formula="of:=[.C1001]*[.$G$8]" office:value-type="float" office:value="1520470.99969579">
            <text:p>1520471</text:p>
          </table:table-cell>
          <table:table-cell table:style-name="ce1" table:formula="of:=[.D1001]/2" office:value-type="float" office:value="760235.499847893">
            <text:p>760235</text:p>
          </table:table-cell>
          <table:table-cell table:number-columns-repeated="5"/>
        </table:table-row>
        <table:table-row table:style-name="ro1">
          <table:table-cell office:value-type="float" office:value="1000">
            <text:p>1000</text:p>
          </table:table-cell>
          <table:table-cell table:formula="of:=[.A1002]^-0.5" office:value-type="float" office:value="0.0316227766016838">
            <text:p>0.0316227766</text:p>
          </table:table-cell>
          <table:table-cell table:formula="of:=[.B1002]/[.$B$1003]" office:value-type="float" office:value="0.000511687061966995">
            <text:p>0.0005116871</text:p>
          </table:table-cell>
          <table:table-cell table:formula="of:=[.C1002]*[.$G$8]" office:value-type="float" office:value="1519710.57404198">
            <text:p>1519711</text:p>
          </table:table-cell>
          <table:table-cell table:style-name="ce1" table:formula="of:=[.D1002]/2" office:value-type="float" office:value="759855.287020987">
            <text:p>759855</text:p>
          </table:table-cell>
          <table:table-cell table:number-columns-repeated="5"/>
        </table:table-row>
        <table:table-row table:style-name="ro1">
          <table:table-cell/>
          <table:table-cell table:formula="of:=SUM([.B3:.B1002])" office:value-type="float" office:value="61.8010087652432">
            <text:p>61.8010087652</text:p>
          </table:table-cell>
          <table:table-cell table:formula="of:=SUM([.C3:.C1002])" office:value-type="float" office:value="1">
            <text:p>1</text:p>
          </table:table-cell>
          <table:table-cell table:style-name="Default" table:formula="of:=SUM([.D3:.D1002])" office:value-type="float" office:value="2970000000">
            <text:p>2970000000</text:p>
          </table:table-cell>
          <table:table-cell table:formula="of:=SUM([.E3:.E1002])" office:value-type="float" office:value="1485000000">
            <text:p>1485000000</text:p>
          </table:table-cell>
          <table:table-cell table:number-columns-repeated="5"/>
        </table:table-row>
        <table:table-row table:style-name="ro1" table:number-rows-repeated="1047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5" number:min-integer-digits="1"/>
    </number:number-style>
    <number:percentage-style style:name="N107">
      <number:number number:decimal-places="3" number:min-integer-digits="1"/>
      <number:text>%</number:text>
    </number:percentage-style>
    <number:percentage-style style:name="N108">
      <number:number number:decimal-places="4" number:min-integer-digits="1"/>
      <number:text>%</number:text>
    </number:percentage-style>
    <number:percentage-style style:name="N109">
      <number:number number:decimal-places="5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percentage-style style:name="N111">
      <number:number number:decimal-places="1" number:min-integer-digits="1"/>
      <number:text>%</number:text>
    </number:percentage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2012-04-16</text:date>, <text:time>14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 </meta:initial-creator>
    <meta:creation-date>2012-04-16T14:06:48</meta:creation-date>
    <dc:date>2012-04-16T14:20:20</dc:date>
    <dc:creator>seb </dc:creator>
    <meta:editing-duration>PT13M33S</meta:editing-duration>
    <meta:editing-cycles>2</meta:editing-cycles>
    <meta:generator>LibreOffice/3.3$Unix LibreOffice_project/330m19$Build-301</meta:generator>
    <meta:document-statistic meta:table-count="3" meta:cell-count="5019" meta:object-count="0"/>
  </office:meta>
</office:document-meta>
</file>